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AnoIF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 reads</text:p>
          </table:table-cell>
          <table:table-cell office:value-type="string" calcext:value-type="string">
            <text:p>AIFN</text:p>
          </table:table-cell>
          <table:table-cell/>
          <table:table-cell office:value-type="string" calcext:value-type="string">
            <text:p>exp untreat</text:p>
          </table:table-cell>
          <table:table-cell office:value-type="string" calcext:value-type="string">
            <text:p>exp IFN</text:p>
          </table:table-cell>
          <table:table-cell office:value-type="string" calcext:value-type="string">
            <text:p>test untreat</text:p>
          </table:table-cell>
          <table:table-cell office:value-type="string" calcext:value-type="string">
            <text:p>test IF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table:formula="of:=SUM([.C2:.D2])" office:value-type="float" office:value="3975" calcext:value-type="float">
            <text:p>3975</text:p>
          </table:table-cell>
          <table:table-cell table:style-name="ce1" table:formula="of:=[.C2]*0.4375" office:value-type="float" office:value="819" calcext:value-type="float">
            <text:p>819</text:p>
          </table:table-cell>
          <table:table-cell table:style-name="ce1" table:formula="of:=[.D2]*0.5625" office:value-type="float" office:value="1182.9375" calcext:value-type="float">
            <text:p>1182.9375</text:p>
          </table:table-cell>
          <table:table-cell table:style-name="ce1" table:formula="of:=([.C2]-[.F2])^2/[.F2]" office:value-type="float" office:value="1353.85714285714" calcext:value-type="float">
            <text:p>1353.8571428572</text:p>
          </table:table-cell>
          <table:table-cell table:style-name="ce1" table:formula="of:=([.D2]-[.G2])^2/[.G2]" office:value-type="float" office:value="715.604166666667" calcext:value-type="float">
            <text:p>715.6041666667</text:p>
          </table:table-cell>
          <table:table-cell table:style-name="ce1" table:number-columns-repeated="2"/>
          <table:table-cell table:style-name="ce1" office:value-type="string" calcext:value-type="string">
            <text:p>TEST STAT 0.0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Homo_sapiens_Ala-AGC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:.D3])" office:value-type="float" office:value="1" calcext:value-type="float">
            <text:p>1</text:p>
          </table:table-cell>
          <table:table-cell table:formula="of:=[.C3]*0.4375" office:value-type="float" office:value="0.4375" calcext:value-type="float">
            <text:p>0.4375</text:p>
          </table:table-cell>
          <table:table-cell table:formula="of:=[.D3]*0.5625" office:value-type="float" office:value="0" calcext:value-type="float">
            <text:p>0</text:p>
          </table:table-cell>
          <table:table-cell table:formula="of:=([.C3]-[.F3])^2/[.F3]" office:value-type="float" office:value="0.723214285714286" calcext:value-type="float">
            <text:p>0.7232142857</text:p>
          </table:table-cell>
          <table:table-cell table:formula="of:=([.D3]-[.G3])^2/[.G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~55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omo_sapiens_Ala-AGC-1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383" calcext:value-type="float">
            <text:p>2383</text:p>
          </table:table-cell>
          <table:table-cell table:style-name="ce1" office:value-type="float" office:value="2825" calcext:value-type="float">
            <text:p>2825</text:p>
          </table:table-cell>
          <table:table-cell table:style-name="ce1" table:formula="of:=SUM([.C4:.D4])" office:value-type="float" office:value="5208" calcext:value-type="float">
            <text:p>5208</text:p>
          </table:table-cell>
          <table:table-cell table:style-name="ce1" table:formula="of:=[.C4]*0.4375" office:value-type="float" office:value="1042.5625" calcext:value-type="float">
            <text:p>1042.5625</text:p>
          </table:table-cell>
          <table:table-cell table:style-name="ce1" table:formula="of:=[.D4]*0.5625" office:value-type="float" office:value="1589.0625" calcext:value-type="float">
            <text:p>1589.0625</text:p>
          </table:table-cell>
          <table:table-cell table:style-name="ce1" table:formula="of:=([.C4]-[.F4])^2/[.F4]" office:value-type="float" office:value="1723.41964285714" calcext:value-type="float">
            <text:p>1723.4196428572</text:p>
          </table:table-cell>
          <table:table-cell table:style-name="ce1" table:formula="of:=([.D4]-[.G4])^2/[.G4]" office:value-type="float" office:value="961.284722222222" calcext:value-type="float">
            <text:p>961.284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12-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SUM([.C5:.D5])" office:value-type="float" office:value="30" calcext:value-type="float">
            <text:p>30</text:p>
          </table:table-cell>
          <table:table-cell table:formula="of:=[.C5]*0.4375" office:value-type="float" office:value="7" calcext:value-type="float">
            <text:p>7</text:p>
          </table:table-cell>
          <table:table-cell table:formula="of:=[.D5]*0.5625" office:value-type="float" office:value="7.875" calcext:value-type="float">
            <text:p>7.875</text:p>
          </table:table-cell>
          <table:table-cell table:formula="of:=([.C5]-[.F5])^2/[.F5]" office:value-type="float" office:value="11.5714285714286" calcext:value-type="float">
            <text:p>11.5714285714</text:p>
          </table:table-cell>
          <table:table-cell table:formula="of:=([.D5]-[.G5])^2/[.G5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2-2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SUM([.C6:.D6])" office:value-type="float" office:value="32" calcext:value-type="float">
            <text:p>32</text:p>
          </table:table-cell>
          <table:table-cell table:formula="of:=[.C6]*0.4375" office:value-type="float" office:value="6.125" calcext:value-type="float">
            <text:p>6.125</text:p>
          </table:table-cell>
          <table:table-cell table:formula="of:=[.D6]*0.5625" office:value-type="float" office:value="10.125" calcext:value-type="float">
            <text:p>10.125</text:p>
          </table:table-cell>
          <table:table-cell table:formula="of:=([.C6]-[.F6])^2/[.F6]" office:value-type="float" office:value="10.125" calcext:value-type="float">
            <text:p>10.125</text:p>
          </table:table-cell>
          <table:table-cell table:formula="of:=([.D6]-[.G6])^2/[.G6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2-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SUM([.C7:.D7])" office:value-type="float" office:value="32" calcext:value-type="float">
            <text:p>32</text:p>
          </table:table-cell>
          <table:table-cell table:formula="of:=[.C7]*0.4375" office:value-type="float" office:value="7.4375" calcext:value-type="float">
            <text:p>7.4375</text:p>
          </table:table-cell>
          <table:table-cell table:formula="of:=[.D7]*0.5625" office:value-type="float" office:value="8.4375" calcext:value-type="float">
            <text:p>8.4375</text:p>
          </table:table-cell>
          <table:table-cell table:formula="of:=([.C7]-[.F7])^2/[.F7]" office:value-type="float" office:value="12.2946428571429" calcext:value-type="float">
            <text:p>12.2946428571</text:p>
          </table:table-cell>
          <table:table-cell table:formula="of:=([.D7]-[.G7])^2/[.G7]" office:value-type="float" office:value="5.10416666666667" calcext:value-type="float">
            <text:p>5.10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3-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([.C8:.D8])" office:value-type="float" office:value="51" calcext:value-type="float">
            <text:p>51</text:p>
          </table:table-cell>
          <table:table-cell table:formula="of:=[.C8]*0.4375" office:value-type="float" office:value="10.5" calcext:value-type="float">
            <text:p>10.5</text:p>
          </table:table-cell>
          <table:table-cell table:formula="of:=[.D8]*0.5625" office:value-type="float" office:value="15.1875" calcext:value-type="float">
            <text:p>15.1875</text:p>
          </table:table-cell>
          <table:table-cell table:formula="of:=([.C8]-[.F8])^2/[.F8]" office:value-type="float" office:value="17.3571428571429" calcext:value-type="float">
            <text:p>17.3571428571</text:p>
          </table:table-cell>
          <table:table-cell table:formula="of:=([.D8]-[.G8])^2/[.G8]" office:value-type="float" office:value="9.1875" calcext:value-type="float">
            <text:p>9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3-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SUM([.C9:.D9])" office:value-type="float" office:value="30" calcext:value-type="float">
            <text:p>30</text:p>
          </table:table-cell>
          <table:table-cell table:formula="of:=[.C9]*0.4375" office:value-type="float" office:value="8.3125" calcext:value-type="float">
            <text:p>8.3125</text:p>
          </table:table-cell>
          <table:table-cell table:formula="of:=[.D9]*0.5625" office:value-type="float" office:value="6.1875" calcext:value-type="float">
            <text:p>6.1875</text:p>
          </table:table-cell>
          <table:table-cell table:formula="of:=([.C9]-[.F9])^2/[.F9]" office:value-type="float" office:value="13.7410714285714" calcext:value-type="float">
            <text:p>13.7410714286</text:p>
          </table:table-cell>
          <table:table-cell table:formula="of:=([.D9]-[.G9])^2/[.G9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4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0:.D10])" office:value-type="float" office:value="5" calcext:value-type="float">
            <text:p>5</text:p>
          </table:table-cell>
          <table:table-cell table:formula="of:=[.C10]*0.4375" office:value-type="float" office:value="1.75" calcext:value-type="float">
            <text:p>1.75</text:p>
          </table:table-cell>
          <table:table-cell table:formula="of:=[.D10]*0.5625" office:value-type="float" office:value="0.5625" calcext:value-type="float">
            <text:p>0.5625</text:p>
          </table:table-cell>
          <table:table-cell table:formula="of:=([.C10]-[.F10])^2/[.F10]" office:value-type="float" office:value="2.89285714285714" calcext:value-type="float">
            <text:p>2.8928571429</text:p>
          </table:table-cell>
          <table:table-cell table:formula="of:=([.D10]-[.G10])^2/[.G1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5-1</text:p>
          </table:table-cell>
          <table:table-cell office:value-type="float" office:value="73" calcext:value-type="float">
            <text:p>73</text:p>
          </table:table-cell>
          <table:table-cell office:value-type="float" office:value="882" calcext:value-type="float">
            <text:p>882</text:p>
          </table:table-cell>
          <table:table-cell office:value-type="float" office:value="1025" calcext:value-type="float">
            <text:p>1025</text:p>
          </table:table-cell>
          <table:table-cell table:formula="of:=SUM([.C11:.D11])" office:value-type="float" office:value="1907" calcext:value-type="float">
            <text:p>1907</text:p>
          </table:table-cell>
          <table:table-cell table:formula="of:=[.C11]*0.4375" office:value-type="float" office:value="385.875" calcext:value-type="float">
            <text:p>385.875</text:p>
          </table:table-cell>
          <table:table-cell table:formula="of:=[.D11]*0.5625" office:value-type="float" office:value="576.5625" calcext:value-type="float">
            <text:p>576.5625</text:p>
          </table:table-cell>
          <table:table-cell table:formula="of:=([.C11]-[.F11])^2/[.F11]" office:value-type="float" office:value="637.875" calcext:value-type="float">
            <text:p>637.875</text:p>
          </table:table-cell>
          <table:table-cell table:formula="of:=([.D11]-[.G11])^2/[.G11]" office:value-type="float" office:value="348.784722222222" calcext:value-type="float">
            <text:p>348.78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6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[.C12:.D12])" office:value-type="float" office:value="21" calcext:value-type="float">
            <text:p>21</text:p>
          </table:table-cell>
          <table:table-cell table:formula="of:=[.C12]*0.4375" office:value-type="float" office:value="3.9375" calcext:value-type="float">
            <text:p>3.9375</text:p>
          </table:table-cell>
          <table:table-cell table:formula="of:=[.D12]*0.5625" office:value-type="float" office:value="6.75" calcext:value-type="float">
            <text:p>6.75</text:p>
          </table:table-cell>
          <table:table-cell table:formula="of:=([.C12]-[.F12])^2/[.F12]" office:value-type="float" office:value="6.50892857142857" calcext:value-type="float">
            <text:p>6.5089285714</text:p>
          </table:table-cell>
          <table:table-cell table:formula="of:=([.D12]-[.G12])^2/[.G12]" office:value-type="float" office:value="4.08333333333333" calcext:value-type="float">
            <text:p>4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7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C13:.D13])" office:value-type="float" office:value="29" calcext:value-type="float">
            <text:p>29</text:p>
          </table:table-cell>
          <table:table-cell table:formula="of:=[.C13]*0.4375" office:value-type="float" office:value="4.375" calcext:value-type="float">
            <text:p>4.375</text:p>
          </table:table-cell>
          <table:table-cell table:formula="of:=[.D13]*0.5625" office:value-type="float" office:value="10.6875" calcext:value-type="float">
            <text:p>10.6875</text:p>
          </table:table-cell>
          <table:table-cell table:formula="of:=([.C13]-[.F13])^2/[.F13]" office:value-type="float" office:value="7.23214285714286" calcext:value-type="float">
            <text:p>7.2321428571</text:p>
          </table:table-cell>
          <table:table-cell table:formula="of:=([.D13]-[.G13])^2/[.G13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D14])" office:value-type="float" office:value="0" calcext:value-type="float">
            <text:p>0</text:p>
          </table:table-cell>
          <table:table-cell table:formula="of:=[.C14]*0.4375" office:value-type="float" office:value="0" calcext:value-type="float">
            <text:p>0</text:p>
          </table:table-cell>
          <table:table-cell table:formula="of:=[.D14]*0.5625" office:value-type="float" office:value="0" calcext:value-type="float">
            <text:p>0</text:p>
          </table:table-cell>
          <table:table-cell table:formula="of:=([.C14]-[.F14])^2/[.F14]" office:value-type="string" office:string-value="" calcext:value-type="error">
            <text:p>#DIV/0!</text:p>
          </table:table-cell>
          <table:table-cell table:formula="of:=([.D14]-[.G14])^2/[.G1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8-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:.D15])" office:value-type="float" office:value="0" calcext:value-type="float">
            <text:p>0</text:p>
          </table:table-cell>
          <table:table-cell table:formula="of:=[.C15]*0.4375" office:value-type="float" office:value="0" calcext:value-type="float">
            <text:p>0</text:p>
          </table:table-cell>
          <table:table-cell table:formula="of:=[.D15]*0.5625" office:value-type="float" office:value="0" calcext:value-type="float">
            <text:p>0</text:p>
          </table:table-cell>
          <table:table-cell table:formula="of:=([.C15]-[.F15])^2/[.F15]" office:value-type="string" office:string-value="" calcext:value-type="error">
            <text:p>#DIV/0!</text:p>
          </table:table-cell>
          <table:table-cell table:formula="of:=([.D15]-[.G15])^2/[.G1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19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SUM([.C16:.D16])" office:value-type="float" office:value="28" calcext:value-type="float">
            <text:p>28</text:p>
          </table:table-cell>
          <table:table-cell table:formula="of:=[.C16]*0.4375" office:value-type="float" office:value="5.25" calcext:value-type="float">
            <text:p>5.25</text:p>
          </table:table-cell>
          <table:table-cell table:formula="of:=[.D16]*0.5625" office:value-type="float" office:value="9" calcext:value-type="float">
            <text:p>9</text:p>
          </table:table-cell>
          <table:table-cell table:formula="of:=([.C16]-[.F16])^2/[.F16]" office:value-type="float" office:value="8.67857142857143" calcext:value-type="float">
            <text:p>8.6785714286</text:p>
          </table:table-cell>
          <table:table-cell table:formula="of:=([.D16]-[.G16])^2/[.G16]" office:value-type="float" office:value="5.44444444444444" calcext:value-type="float">
            <text:p>5.44444444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table:formula="of:=SUM([.C17:.D17])" office:value-type="float" office:value="7875" calcext:value-type="float">
            <text:p>7875</text:p>
          </table:table-cell>
          <table:table-cell table:style-name="ce1" table:formula="of:=[.C17]*0.4375" office:value-type="float" office:value="1520.3125" calcext:value-type="float">
            <text:p>1520.3125</text:p>
          </table:table-cell>
          <table:table-cell table:style-name="ce1" table:formula="of:=[.D17]*0.5625" office:value-type="float" office:value="2475" calcext:value-type="float">
            <text:p>2475</text:p>
          </table:table-cell>
          <table:table-cell table:style-name="ce1" table:formula="of:=([.C17]-[.F17])^2/[.F17]" office:value-type="float" office:value="2513.16964285714" calcext:value-type="float">
            <text:p>2513.1696428572</text:p>
          </table:table-cell>
          <table:table-cell table:style-name="ce1" table:formula="of:=([.D17]-[.G17])^2/[.G17]" office:value-type="float" office:value="1497.22222222222" calcext:value-type="float">
            <text:p>1497.2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AG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377" calcext:value-type="float">
            <text:p>3377</text:p>
          </table:table-cell>
          <table:table-cell table:style-name="ce1" office:value-type="float" office:value="4435" calcext:value-type="float">
            <text:p>4435</text:p>
          </table:table-cell>
          <table:table-cell table:style-name="ce1" table:formula="of:=SUM([.C18:.D18])" office:value-type="float" office:value="7812" calcext:value-type="float">
            <text:p>7812</text:p>
          </table:table-cell>
          <table:table-cell table:style-name="ce1" table:formula="of:=[.C18]*0.4375" office:value-type="float" office:value="1477.4375" calcext:value-type="float">
            <text:p>1477.4375</text:p>
          </table:table-cell>
          <table:table-cell table:style-name="ce1" table:formula="of:=[.D18]*0.5625" office:value-type="float" office:value="2494.6875" calcext:value-type="float">
            <text:p>2494.6875</text:p>
          </table:table-cell>
          <table:table-cell table:style-name="ce1" table:formula="of:=([.C18]-[.F18])^2/[.F18]" office:value-type="float" office:value="2442.29464285714" calcext:value-type="float">
            <text:p>2442.2946428572</text:p>
          </table:table-cell>
          <table:table-cell table:style-name="ce1" table:formula="of:=([.D18]-[.G18])^2/[.G18]" office:value-type="float" office:value="1509.13194444444" calcext:value-type="float">
            <text:p>1509.13194444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20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:.D19])" office:value-type="float" office:value="0" calcext:value-type="float">
            <text:p>0</text:p>
          </table:table-cell>
          <table:table-cell table:formula="of:=[.C19]*0.4375" office:value-type="float" office:value="0" calcext:value-type="float">
            <text:p>0</text:p>
          </table:table-cell>
          <table:table-cell table:formula="of:=[.D19]*0.5625" office:value-type="float" office:value="0" calcext:value-type="float">
            <text:p>0</text:p>
          </table:table-cell>
          <table:table-cell table:formula="of:=([.C19]-[.F19])^2/[.F19]" office:value-type="string" office:string-value="" calcext:value-type="error">
            <text:p>#DIV/0!</text:p>
          </table:table-cell>
          <table:table-cell table:formula="of:=([.D19]-[.G19])^2/[.G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2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:.D20])" office:value-type="float" office:value="0" calcext:value-type="float">
            <text:p>0</text:p>
          </table:table-cell>
          <table:table-cell table:formula="of:=[.C20]*0.4375" office:value-type="float" office:value="0" calcext:value-type="float">
            <text:p>0</text:p>
          </table:table-cell>
          <table:table-cell table:formula="of:=[.D20]*0.5625" office:value-type="float" office:value="0" calcext:value-type="float">
            <text:p>0</text:p>
          </table:table-cell>
          <table:table-cell table:formula="of:=([.C20]-[.F20])^2/[.F20]" office:value-type="string" office:string-value="" calcext:value-type="error">
            <text:p>#DIV/0!</text:p>
          </table:table-cell>
          <table:table-cell table:formula="of:=([.D20]-[.G20])^2/[.G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2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:.D21])" office:value-type="float" office:value="0" calcext:value-type="float">
            <text:p>0</text:p>
          </table:table-cell>
          <table:table-cell table:formula="of:=[.C21]*0.4375" office:value-type="float" office:value="0" calcext:value-type="float">
            <text:p>0</text:p>
          </table:table-cell>
          <table:table-cell table:formula="of:=[.D21]*0.5625" office:value-type="float" office:value="0" calcext:value-type="float">
            <text:p>0</text:p>
          </table:table-cell>
          <table:table-cell table:formula="of:=([.C21]-[.F21])^2/[.F21]" office:value-type="string" office:string-value="" calcext:value-type="error">
            <text:p>#DIV/0!</text:p>
          </table:table-cell>
          <table:table-cell table:formula="of:=([.D21]-[.G21])^2/[.G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2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:.D22])" office:value-type="float" office:value="0" calcext:value-type="float">
            <text:p>0</text:p>
          </table:table-cell>
          <table:table-cell table:formula="of:=[.C22]*0.4375" office:value-type="float" office:value="0" calcext:value-type="float">
            <text:p>0</text:p>
          </table:table-cell>
          <table:table-cell table:formula="of:=[.D22]*0.5625" office:value-type="float" office:value="0" calcext:value-type="float">
            <text:p>0</text:p>
          </table:table-cell>
          <table:table-cell table:formula="of:=([.C22]-[.F22])^2/[.F22]" office:value-type="string" office:string-value="" calcext:value-type="error">
            <text:p>#DIV/0!</text:p>
          </table:table-cell>
          <table:table-cell table:formula="of:=([.D22]-[.G22])^2/[.G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3-1</text:p>
          </table:table-cell>
          <table:table-cell office:value-type="float" office:value="72" calcext:value-type="float">
            <text:p>72</text:p>
          </table:table-cell>
          <table:table-cell office:value-type="float" office:value="538" calcext:value-type="float">
            <text:p>538</text:p>
          </table:table-cell>
          <table:table-cell office:value-type="float" office:value="610" calcext:value-type="float">
            <text:p>610</text:p>
          </table:table-cell>
          <table:table-cell table:formula="of:=SUM([.C23:.D23])" office:value-type="float" office:value="1148" calcext:value-type="float">
            <text:p>1148</text:p>
          </table:table-cell>
          <table:table-cell table:formula="of:=[.C23]*0.4375" office:value-type="float" office:value="235.375" calcext:value-type="float">
            <text:p>235.375</text:p>
          </table:table-cell>
          <table:table-cell table:formula="of:=[.D23]*0.5625" office:value-type="float" office:value="343.125" calcext:value-type="float">
            <text:p>343.125</text:p>
          </table:table-cell>
          <table:table-cell table:formula="of:=([.C23]-[.F23])^2/[.F23]" office:value-type="float" office:value="389.089285714286" calcext:value-type="float">
            <text:p>389.0892857143</text:p>
          </table:table-cell>
          <table:table-cell table:formula="of:=([.D23]-[.G23])^2/[.G23]" office:value-type="float" office:value="207.569444444444" calcext:value-type="float">
            <text:p>207.56944444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518" calcext:value-type="float">
            <text:p>16518</text:p>
          </table:table-cell>
          <table:table-cell table:style-name="ce1" office:value-type="float" office:value="21036" calcext:value-type="float">
            <text:p>21036</text:p>
          </table:table-cell>
          <table:table-cell table:style-name="ce1" table:formula="of:=SUM([.C24:.D24])" office:value-type="float" office:value="37554" calcext:value-type="float">
            <text:p>37554</text:p>
          </table:table-cell>
          <table:table-cell table:style-name="ce1" table:formula="of:=[.C24]*0.4375" office:value-type="float" office:value="7226.625" calcext:value-type="float">
            <text:p>7226.625</text:p>
          </table:table-cell>
          <table:table-cell table:style-name="ce1" table:formula="of:=[.D24]*0.5625" office:value-type="float" office:value="11832.75" calcext:value-type="float">
            <text:p>11832.75</text:p>
          </table:table-cell>
          <table:table-cell table:style-name="ce1" table:formula="of:=([.C24]-[.F24])^2/[.F24]" office:value-type="float" office:value="11946.0535714286" calcext:value-type="float">
            <text:p>11946.0535714286</text:p>
          </table:table-cell>
          <table:table-cell table:style-name="ce1" table:formula="of:=([.D24]-[.G24])^2/[.G24]" office:value-type="float" office:value="7158.08333333333" calcext:value-type="float">
            <text:p>7158.0833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AGC-5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584" calcext:value-type="float">
            <text:p>4584</text:p>
          </table:table-cell>
          <table:table-cell table:style-name="ce1" office:value-type="float" office:value="5391" calcext:value-type="float">
            <text:p>5391</text:p>
          </table:table-cell>
          <table:table-cell table:style-name="ce1" table:formula="of:=SUM([.C25:.D25])" office:value-type="float" office:value="9975" calcext:value-type="float">
            <text:p>9975</text:p>
          </table:table-cell>
          <table:table-cell table:style-name="ce1" table:formula="of:=[.C25]*0.4375" office:value-type="float" office:value="2005.5" calcext:value-type="float">
            <text:p>2005.5</text:p>
          </table:table-cell>
          <table:table-cell table:style-name="ce1" table:formula="of:=[.D25]*0.5625" office:value-type="float" office:value="3032.4375" calcext:value-type="float">
            <text:p>3032.4375</text:p>
          </table:table-cell>
          <table:table-cell table:style-name="ce1" table:formula="of:=([.C25]-[.F25])^2/[.F25]" office:value-type="float" office:value="3315.21428571429" calcext:value-type="float">
            <text:p>3315.2142857143</text:p>
          </table:table-cell>
          <table:table-cell table:style-name="ce1" table:formula="of:=([.D25]-[.G25])^2/[.G25]" office:value-type="float" office:value="1834.4375" calcext:value-type="float">
            <text:p>1834.437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6-1</text:p>
          </table:table-cell>
          <table:table-cell office:value-type="float" office:value="72" calcext:value-type="float">
            <text:p>72</text:p>
          </table:table-cell>
          <table:table-cell office:value-type="float" office:value="643" calcext:value-type="float">
            <text:p>643</text:p>
          </table:table-cell>
          <table:table-cell office:value-type="float" office:value="788" calcext:value-type="float">
            <text:p>788</text:p>
          </table:table-cell>
          <table:table-cell table:formula="of:=SUM([.C26:.D26])" office:value-type="float" office:value="1431" calcext:value-type="float">
            <text:p>1431</text:p>
          </table:table-cell>
          <table:table-cell table:formula="of:=[.C26]*0.4375" office:value-type="float" office:value="281.3125" calcext:value-type="float">
            <text:p>281.3125</text:p>
          </table:table-cell>
          <table:table-cell table:formula="of:=[.D26]*0.5625" office:value-type="float" office:value="443.25" calcext:value-type="float">
            <text:p>443.25</text:p>
          </table:table-cell>
          <table:table-cell table:formula="of:=([.C26]-[.F26])^2/[.F26]" office:value-type="float" office:value="465.026785714286" calcext:value-type="float">
            <text:p>465.0267857143</text:p>
          </table:table-cell>
          <table:table-cell table:formula="of:=([.D26]-[.G26])^2/[.G26]" office:value-type="float" office:value="268.138888888889" calcext:value-type="float">
            <text:p>268.138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SUM([.C27:.D27])" office:value-type="float" office:value="38" calcext:value-type="float">
            <text:p>38</text:p>
          </table:table-cell>
          <table:table-cell table:formula="of:=[.C27]*0.4375" office:value-type="float" office:value="8.3125" calcext:value-type="float">
            <text:p>8.3125</text:p>
          </table:table-cell>
          <table:table-cell table:formula="of:=[.D27]*0.5625" office:value-type="float" office:value="10.6875" calcext:value-type="float">
            <text:p>10.6875</text:p>
          </table:table-cell>
          <table:table-cell table:formula="of:=([.C27]-[.F27])^2/[.F27]" office:value-type="float" office:value="13.7410714285714" calcext:value-type="float">
            <text:p>13.7410714286</text:p>
          </table:table-cell>
          <table:table-cell table:formula="of:=([.D27]-[.G27])^2/[.G27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AGC-8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622" calcext:value-type="float">
            <text:p>3622</text:p>
          </table:table-cell>
          <table:table-cell table:style-name="ce1" office:value-type="float" office:value="6634" calcext:value-type="float">
            <text:p>6634</text:p>
          </table:table-cell>
          <table:table-cell table:style-name="ce1" table:formula="of:=SUM([.C28:.D28])" office:value-type="float" office:value="10256" calcext:value-type="float">
            <text:p>10256</text:p>
          </table:table-cell>
          <table:table-cell table:style-name="ce1" table:formula="of:=[.C28]*0.4375" office:value-type="float" office:value="1584.625" calcext:value-type="float">
            <text:p>1584.625</text:p>
          </table:table-cell>
          <table:table-cell table:style-name="ce1" table:formula="of:=[.D28]*0.5625" office:value-type="float" office:value="3731.625" calcext:value-type="float">
            <text:p>3731.625</text:p>
          </table:table-cell>
          <table:table-cell table:style-name="ce1" table:formula="of:=([.C28]-[.F28])^2/[.F28]" office:value-type="float" office:value="2619.48214285714" calcext:value-type="float">
            <text:p>2619.4821428572</text:p>
          </table:table-cell>
          <table:table-cell table:style-name="ce1" table:formula="of:=([.D28]-[.G28])^2/[.G28]" office:value-type="float" office:value="2257.40277777778" calcext:value-type="float">
            <text:p>2257.40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AGC-8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562" calcext:value-type="float">
            <text:p>3562</text:p>
          </table:table-cell>
          <table:table-cell table:style-name="ce1" office:value-type="float" office:value="6692" calcext:value-type="float">
            <text:p>6692</text:p>
          </table:table-cell>
          <table:table-cell table:style-name="ce1" table:formula="of:=SUM([.C29:.D29])" office:value-type="float" office:value="10254" calcext:value-type="float">
            <text:p>10254</text:p>
          </table:table-cell>
          <table:table-cell table:style-name="ce1" table:formula="of:=[.C29]*0.4375" office:value-type="float" office:value="1558.375" calcext:value-type="float">
            <text:p>1558.375</text:p>
          </table:table-cell>
          <table:table-cell table:style-name="ce1" table:formula="of:=[.D29]*0.5625" office:value-type="float" office:value="3764.25" calcext:value-type="float">
            <text:p>3764.25</text:p>
          </table:table-cell>
          <table:table-cell table:style-name="ce1" table:formula="of:=([.C29]-[.F29])^2/[.F29]" office:value-type="float" office:value="2576.08928571429" calcext:value-type="float">
            <text:p>2576.0892857143</text:p>
          </table:table-cell>
          <table:table-cell table:style-name="ce1" table:formula="of:=([.D29]-[.G29])^2/[.G29]" office:value-type="float" office:value="2277.13888888889" calcext:value-type="float">
            <text:p>2277.138888888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AGC-9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SUM([.C30:.D30])" office:value-type="float" office:value="81" calcext:value-type="float">
            <text:p>81</text:p>
          </table:table-cell>
          <table:table-cell table:formula="of:=[.C30]*0.4375" office:value-type="float" office:value="17.0625" calcext:value-type="float">
            <text:p>17.0625</text:p>
          </table:table-cell>
          <table:table-cell table:formula="of:=[.D30]*0.5625" office:value-type="float" office:value="23.625" calcext:value-type="float">
            <text:p>23.625</text:p>
          </table:table-cell>
          <table:table-cell table:formula="of:=([.C30]-[.F30])^2/[.F30]" office:value-type="float" office:value="28.2053571428571" calcext:value-type="float">
            <text:p>28.2053571429</text:p>
          </table:table-cell>
          <table:table-cell table:formula="of:=([.D30]-[.G30])^2/[.G30]" office:value-type="float" office:value="14.2916666666667" calcext:value-type="float">
            <text:p>14.29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AGC-9-2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formula="of:=SUM([.C31:.D31])" office:value-type="float" office:value="84" calcext:value-type="float">
            <text:p>84</text:p>
          </table:table-cell>
          <table:table-cell table:formula="of:=[.C31]*0.4375" office:value-type="float" office:value="20.125" calcext:value-type="float">
            <text:p>20.125</text:p>
          </table:table-cell>
          <table:table-cell table:formula="of:=[.D31]*0.5625" office:value-type="float" office:value="21.375" calcext:value-type="float">
            <text:p>21.375</text:p>
          </table:table-cell>
          <table:table-cell table:formula="of:=([.C31]-[.F31])^2/[.F31]" office:value-type="float" office:value="33.2678571428571" calcext:value-type="float">
            <text:p>33.2678571429</text:p>
          </table:table-cell>
          <table:table-cell table:formula="of:=([.D31]-[.G31])^2/[.G31]" office:value-type="float" office:value="12.9305555555556" calcext:value-type="float">
            <text:p>12.9305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CG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2491" calcext:value-type="float">
            <text:p>2491</text:p>
          </table:table-cell>
          <table:table-cell table:style-name="ce1" table:formula="of:=SUM([.C32:.D32])" office:value-type="float" office:value="4242" calcext:value-type="float">
            <text:p>4242</text:p>
          </table:table-cell>
          <table:table-cell table:style-name="ce1" table:formula="of:=[.C32]*0.4375" office:value-type="float" office:value="766.0625" calcext:value-type="float">
            <text:p>766.0625</text:p>
          </table:table-cell>
          <table:table-cell table:style-name="ce1" table:formula="of:=[.D32]*0.5625" office:value-type="float" office:value="1401.1875" calcext:value-type="float">
            <text:p>1401.1875</text:p>
          </table:table-cell>
          <table:table-cell table:style-name="ce1" table:formula="of:=([.C32]-[.F32])^2/[.F32]" office:value-type="float" office:value="1266.34821428571" calcext:value-type="float">
            <text:p>1266.3482142857</text:p>
          </table:table-cell>
          <table:table-cell table:style-name="ce1" table:formula="of:=([.D32]-[.G32])^2/[.G32]" office:value-type="float" office:value="847.631944444444" calcext:value-type="float">
            <text:p>847.631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CG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162" calcext:value-type="float">
            <text:p>5162</text:p>
          </table:table-cell>
          <table:table-cell table:style-name="ce1" office:value-type="float" office:value="7515" calcext:value-type="float">
            <text:p>7515</text:p>
          </table:table-cell>
          <table:table-cell table:style-name="ce1" table:formula="of:=SUM([.C33:.D33])" office:value-type="float" office:value="12677" calcext:value-type="float">
            <text:p>12677</text:p>
          </table:table-cell>
          <table:table-cell table:style-name="ce1" table:formula="of:=[.C33]*0.4375" office:value-type="float" office:value="2258.375" calcext:value-type="float">
            <text:p>2258.375</text:p>
          </table:table-cell>
          <table:table-cell table:style-name="ce1" table:formula="of:=[.D33]*0.5625" office:value-type="float" office:value="4227.1875" calcext:value-type="float">
            <text:p>4227.1875</text:p>
          </table:table-cell>
          <table:table-cell table:style-name="ce1" table:formula="of:=([.C33]-[.F33])^2/[.F33]" office:value-type="float" office:value="3733.23214285714" calcext:value-type="float">
            <text:p>3733.2321428572</text:p>
          </table:table-cell>
          <table:table-cell table:style-name="ce1" table:formula="of:=([.D33]-[.G33])^2/[.G33]" office:value-type="float" office:value="2557.1875" calcext:value-type="float">
            <text:p>2557.18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CGC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81" calcext:value-type="float">
            <text:p>2581</text:p>
          </table:table-cell>
          <table:table-cell table:style-name="ce1" office:value-type="float" office:value="3831" calcext:value-type="float">
            <text:p>3831</text:p>
          </table:table-cell>
          <table:table-cell table:style-name="ce1" table:formula="of:=SUM([.C34:.D34])" office:value-type="float" office:value="6412" calcext:value-type="float">
            <text:p>6412</text:p>
          </table:table-cell>
          <table:table-cell table:style-name="ce1" table:formula="of:=[.C34]*0.4375" office:value-type="float" office:value="1129.1875" calcext:value-type="float">
            <text:p>1129.1875</text:p>
          </table:table-cell>
          <table:table-cell table:style-name="ce1" table:formula="of:=[.D34]*0.5625" office:value-type="float" office:value="2154.9375" calcext:value-type="float">
            <text:p>2154.9375</text:p>
          </table:table-cell>
          <table:table-cell table:style-name="ce1" table:formula="of:=([.C34]-[.F34])^2/[.F34]" office:value-type="float" office:value="1866.61607142857" calcext:value-type="float">
            <text:p>1866.6160714286</text:p>
          </table:table-cell>
          <table:table-cell table:style-name="ce1" table:formula="of:=([.D34]-[.G34])^2/[.G34]" office:value-type="float" office:value="1303.60416666667" calcext:value-type="float">
            <text:p>1303.604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CG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20" calcext:value-type="float">
            <text:p>920</text:p>
          </table:table-cell>
          <table:table-cell table:style-name="ce1" table:formula="of:=SUM([.C35:.D35])" office:value-type="float" office:value="1736" calcext:value-type="float">
            <text:p>1736</text:p>
          </table:table-cell>
          <table:table-cell table:style-name="ce1" table:formula="of:=[.C35]*0.4375" office:value-type="float" office:value="357" calcext:value-type="float">
            <text:p>357</text:p>
          </table:table-cell>
          <table:table-cell table:style-name="ce1" table:formula="of:=[.D35]*0.5625" office:value-type="float" office:value="517.5" calcext:value-type="float">
            <text:p>517.5</text:p>
          </table:table-cell>
          <table:table-cell table:style-name="ce1" table:formula="of:=([.C35]-[.F35])^2/[.F35]" office:value-type="float" office:value="590.142857142857" calcext:value-type="float">
            <text:p>590.1428571429</text:p>
          </table:table-cell>
          <table:table-cell table:style-name="ce1" table:formula="of:=([.D35]-[.G35])^2/[.G35]" office:value-type="float" office:value="313.055555555556" calcext:value-type="float">
            <text:p>313.0555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CGC-5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36:.D36])" office:value-type="float" office:value="10" calcext:value-type="float">
            <text:p>10</text:p>
          </table:table-cell>
          <table:table-cell table:formula="of:=[.C36]*0.4375" office:value-type="float" office:value="2.1875" calcext:value-type="float">
            <text:p>2.1875</text:p>
          </table:table-cell>
          <table:table-cell table:formula="of:=[.D36]*0.5625" office:value-type="float" office:value="2.8125" calcext:value-type="float">
            <text:p>2.8125</text:p>
          </table:table-cell>
          <table:table-cell table:formula="of:=([.C36]-[.F36])^2/[.F36]" office:value-type="float" office:value="3.61607142857143" calcext:value-type="float">
            <text:p>3.6160714286</text:p>
          </table:table-cell>
          <table:table-cell table:formula="of:=([.D36]-[.G36])^2/[.G36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1-1</text:p>
          </table:table-cell>
          <table:table-cell office:value-type="float" office:value="72" calcext:value-type="float">
            <text:p>72</text:p>
          </table:table-cell>
          <table:table-cell office:value-type="float" office:value="427" calcext:value-type="float">
            <text:p>427</text:p>
          </table:table-cell>
          <table:table-cell office:value-type="float" office:value="474" calcext:value-type="float">
            <text:p>474</text:p>
          </table:table-cell>
          <table:table-cell table:formula="of:=SUM([.C37:.D37])" office:value-type="float" office:value="901" calcext:value-type="float">
            <text:p>901</text:p>
          </table:table-cell>
          <table:table-cell table:formula="of:=[.C37]*0.4375" office:value-type="float" office:value="186.8125" calcext:value-type="float">
            <text:p>186.8125</text:p>
          </table:table-cell>
          <table:table-cell table:formula="of:=[.D37]*0.5625" office:value-type="float" office:value="266.625" calcext:value-type="float">
            <text:p>266.625</text:p>
          </table:table-cell>
          <table:table-cell table:formula="of:=([.C37]-[.F37])^2/[.F37]" office:value-type="float" office:value="308.8125" calcext:value-type="float">
            <text:p>308.8125</text:p>
          </table:table-cell>
          <table:table-cell table:formula="of:=([.D37]-[.G37])^2/[.G37]" office:value-type="float" office:value="161.291666666667" calcext:value-type="float">
            <text:p>161.29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10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:.D38])" office:value-type="float" office:value="0" calcext:value-type="float">
            <text:p>0</text:p>
          </table:table-cell>
          <table:table-cell table:formula="of:=[.C38]*0.4375" office:value-type="float" office:value="0" calcext:value-type="float">
            <text:p>0</text:p>
          </table:table-cell>
          <table:table-cell table:formula="of:=[.D38]*0.5625" office:value-type="float" office:value="0" calcext:value-type="float">
            <text:p>0</text:p>
          </table:table-cell>
          <table:table-cell table:formula="of:=([.C38]-[.F38])^2/[.F38]" office:value-type="string" office:string-value="" calcext:value-type="error">
            <text:p>#DIV/0!</text:p>
          </table:table-cell>
          <table:table-cell table:formula="of:=([.D38]-[.G38])^2/[.G3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TG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513" calcext:value-type="float">
            <text:p>2513</text:p>
          </table:table-cell>
          <table:table-cell table:style-name="ce1" table:formula="of:=SUM([.C39:.D39])" office:value-type="float" office:value="4212" calcext:value-type="float">
            <text:p>4212</text:p>
          </table:table-cell>
          <table:table-cell table:style-name="ce1" table:formula="of:=[.C39]*0.4375" office:value-type="float" office:value="743.3125" calcext:value-type="float">
            <text:p>743.3125</text:p>
          </table:table-cell>
          <table:table-cell table:style-name="ce1" table:formula="of:=[.D39]*0.5625" office:value-type="float" office:value="1413.5625" calcext:value-type="float">
            <text:p>1413.5625</text:p>
          </table:table-cell>
          <table:table-cell table:style-name="ce1" table:formula="of:=([.C39]-[.F39])^2/[.F39]" office:value-type="float" office:value="1228.74107142857" calcext:value-type="float">
            <text:p>1228.7410714286</text:p>
          </table:table-cell>
          <table:table-cell table:style-name="ce1" table:formula="of:=([.D39]-[.G39])^2/[.G39]" office:value-type="float" office:value="855.118055555556" calcext:value-type="float">
            <text:p>855.118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TGC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67" calcext:value-type="float">
            <text:p>5567</text:p>
          </table:table-cell>
          <table:table-cell table:style-name="ce1" office:value-type="float" office:value="7788" calcext:value-type="float">
            <text:p>7788</text:p>
          </table:table-cell>
          <table:table-cell table:style-name="ce1" table:formula="of:=SUM([.C40:.D40])" office:value-type="float" office:value="13355" calcext:value-type="float">
            <text:p>13355</text:p>
          </table:table-cell>
          <table:table-cell table:style-name="ce1" table:formula="of:=[.C40]*0.4375" office:value-type="float" office:value="2435.5625" calcext:value-type="float">
            <text:p>2435.5625</text:p>
          </table:table-cell>
          <table:table-cell table:style-name="ce1" table:formula="of:=[.D40]*0.5625" office:value-type="float" office:value="4380.75" calcext:value-type="float">
            <text:p>4380.75</text:p>
          </table:table-cell>
          <table:table-cell table:style-name="ce1" table:formula="of:=([.C40]-[.F40])^2/[.F40]" office:value-type="float" office:value="4026.13392857143" calcext:value-type="float">
            <text:p>4026.1339285714</text:p>
          </table:table-cell>
          <table:table-cell table:style-name="ce1" table:formula="of:=([.D40]-[.G40])^2/[.G40]" office:value-type="float" office:value="2650.08333333333" calcext:value-type="float">
            <text:p>2650.0833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TGC-3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598" calcext:value-type="float">
            <text:p>5598</text:p>
          </table:table-cell>
          <table:table-cell table:style-name="ce1" office:value-type="float" office:value="7990" calcext:value-type="float">
            <text:p>7990</text:p>
          </table:table-cell>
          <table:table-cell table:style-name="ce1" table:formula="of:=SUM([.C41:.D41])" office:value-type="float" office:value="13588" calcext:value-type="float">
            <text:p>13588</text:p>
          </table:table-cell>
          <table:table-cell table:style-name="ce1" table:formula="of:=[.C41]*0.4375" office:value-type="float" office:value="2449.125" calcext:value-type="float">
            <text:p>2449.125</text:p>
          </table:table-cell>
          <table:table-cell table:style-name="ce1" table:formula="of:=[.D41]*0.5625" office:value-type="float" office:value="4494.375" calcext:value-type="float">
            <text:p>4494.375</text:p>
          </table:table-cell>
          <table:table-cell table:style-name="ce1" table:formula="of:=([.C41]-[.F41])^2/[.F41]" office:value-type="float" office:value="4048.55357142857" calcext:value-type="float">
            <text:p>4048.5535714286</text:p>
          </table:table-cell>
          <table:table-cell table:style-name="ce1" table:formula="of:=([.D41]-[.G41])^2/[.G41]" office:value-type="float" office:value="2718.81944444444" calcext:value-type="float">
            <text:p>2718.8194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la-TG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79" calcext:value-type="float">
            <text:p>4279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table:formula="of:=SUM([.C42:.D42])" office:value-type="float" office:value="8472" calcext:value-type="float">
            <text:p>8472</text:p>
          </table:table-cell>
          <table:table-cell table:style-name="ce1" table:formula="of:=[.C42]*0.4375" office:value-type="float" office:value="1872.0625" calcext:value-type="float">
            <text:p>1872.0625</text:p>
          </table:table-cell>
          <table:table-cell table:style-name="ce1" table:formula="of:=[.D42]*0.5625" office:value-type="float" office:value="2358.5625" calcext:value-type="float">
            <text:p>2358.5625</text:p>
          </table:table-cell>
          <table:table-cell table:style-name="ce1" table:formula="of:=([.C42]-[.F42])^2/[.F42]" office:value-type="float" office:value="3094.63392857143" calcext:value-type="float">
            <text:p>3094.6339285714</text:p>
          </table:table-cell>
          <table:table-cell table:style-name="ce1" table:formula="of:=([.D42]-[.G42])^2/[.G42]" office:value-type="float" office:value="1426.78472222222" calcext:value-type="float">
            <text:p>1426.784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TGC-5-1</text:p>
          </table:table-cell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605" calcext:value-type="float">
            <text:p>605</text:p>
          </table:table-cell>
          <table:table-cell table:formula="of:=SUM([.C43:.D43])" office:value-type="float" office:value="1151" calcext:value-type="float">
            <text:p>1151</text:p>
          </table:table-cell>
          <table:table-cell table:formula="of:=[.C43]*0.4375" office:value-type="float" office:value="238.875" calcext:value-type="float">
            <text:p>238.875</text:p>
          </table:table-cell>
          <table:table-cell table:formula="of:=[.D43]*0.5625" office:value-type="float" office:value="340.3125" calcext:value-type="float">
            <text:p>340.3125</text:p>
          </table:table-cell>
          <table:table-cell table:formula="of:=([.C43]-[.F43])^2/[.F43]" office:value-type="float" office:value="394.875" calcext:value-type="float">
            <text:p>394.875</text:p>
          </table:table-cell>
          <table:table-cell table:formula="of:=([.D43]-[.G43])^2/[.G43]" office:value-type="float" office:value="205.868055555556" calcext:value-type="float">
            <text:p>205.8680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la-TGC-6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902" calcext:value-type="float">
            <text:p>902</text:p>
          </table:table-cell>
          <table:table-cell table:style-name="ce1" table:formula="of:=SUM([.C44:.D44])" office:value-type="float" office:value="1827" calcext:value-type="float">
            <text:p>1827</text:p>
          </table:table-cell>
          <table:table-cell table:style-name="ce1" table:formula="of:=[.C44]*0.4375" office:value-type="float" office:value="404.6875" calcext:value-type="float">
            <text:p>404.6875</text:p>
          </table:table-cell>
          <table:table-cell table:style-name="ce1" table:formula="of:=[.D44]*0.5625" office:value-type="float" office:value="507.375" calcext:value-type="float">
            <text:p>507.375</text:p>
          </table:table-cell>
          <table:table-cell table:style-name="ce1" table:formula="of:=([.C44]-[.F44])^2/[.F44]" office:value-type="float" office:value="668.973214285714" calcext:value-type="float">
            <text:p>668.9732142857</text:p>
          </table:table-cell>
          <table:table-cell table:style-name="ce1" table:formula="of:=([.D44]-[.G44])^2/[.G44]" office:value-type="float" office:value="306.930555555556" calcext:value-type="float">
            <text:p>306.9305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la-TGC-7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D45])" office:value-type="float" office:value="0" calcext:value-type="float">
            <text:p>0</text:p>
          </table:table-cell>
          <table:table-cell table:formula="of:=[.C45]*0.4375" office:value-type="float" office:value="0" calcext:value-type="float">
            <text:p>0</text:p>
          </table:table-cell>
          <table:table-cell table:formula="of:=[.D45]*0.5625" office:value-type="float" office:value="0" calcext:value-type="float">
            <text:p>0</text:p>
          </table:table-cell>
          <table:table-cell table:formula="of:=([.C45]-[.F45])^2/[.F45]" office:value-type="string" office:string-value="" calcext:value-type="error">
            <text:p>#DIV/0!</text:p>
          </table:table-cell>
          <table:table-cell table:formula="of:=([.D45]-[.G45])^2/[.G4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6:.D46])" office:value-type="float" office:value="0" calcext:value-type="float">
            <text:p>0</text:p>
          </table:table-cell>
          <table:table-cell table:formula="of:=[.C46]*0.4375" office:value-type="float" office:value="0" calcext:value-type="float">
            <text:p>0</text:p>
          </table:table-cell>
          <table:table-cell table:formula="of:=[.D46]*0.5625" office:value-type="float" office:value="0" calcext:value-type="float">
            <text:p>0</text:p>
          </table:table-cell>
          <table:table-cell table:formula="of:=([.C46]-[.F46])^2/[.F46]" office:value-type="string" office:string-value="" calcext:value-type="error">
            <text:p>#DIV/0!</text:p>
          </table:table-cell>
          <table:table-cell table:formula="of:=([.D46]-[.G46])^2/[.G4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la-TGC-9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D47])" office:value-type="float" office:value="0" calcext:value-type="float">
            <text:p>0</text:p>
          </table:table-cell>
          <table:table-cell table:formula="of:=[.C47]*0.4375" office:value-type="float" office:value="0" calcext:value-type="float">
            <text:p>0</text:p>
          </table:table-cell>
          <table:table-cell table:formula="of:=[.D47]*0.5625" office:value-type="float" office:value="0" calcext:value-type="float">
            <text:p>0</text:p>
          </table:table-cell>
          <table:table-cell table:formula="of:=([.C47]-[.F47])^2/[.F47]" office:value-type="string" office:string-value="" calcext:value-type="error">
            <text:p>#DIV/0!</text:p>
          </table:table-cell>
          <table:table-cell table:formula="of:=([.D47]-[.G47])^2/[.G4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1-1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table:formula="of:=SUM([.C48:.D48])" office:value-type="float" office:value="343" calcext:value-type="float">
            <text:p>343</text:p>
          </table:table-cell>
          <table:table-cell table:formula="of:=[.C48]*0.4375" office:value-type="float" office:value="70" calcext:value-type="float">
            <text:p>70</text:p>
          </table:table-cell>
          <table:table-cell table:formula="of:=[.D48]*0.5625" office:value-type="float" office:value="102.9375" calcext:value-type="float">
            <text:p>102.9375</text:p>
          </table:table-cell>
          <table:table-cell table:formula="of:=([.C48]-[.F48])^2/[.F48]" office:value-type="float" office:value="115.714285714286" calcext:value-type="float">
            <text:p>115.7142857143</text:p>
          </table:table-cell>
          <table:table-cell table:formula="of:=([.D48]-[.G48])^2/[.G48]" office:value-type="float" office:value="62.2708333333333" calcext:value-type="float">
            <text:p>62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1-2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formula="of:=SUM([.C49:.D49])" office:value-type="float" office:value="336" calcext:value-type="float">
            <text:p>336</text:p>
          </table:table-cell>
          <table:table-cell table:formula="of:=[.C49]*0.4375" office:value-type="float" office:value="72.1875" calcext:value-type="float">
            <text:p>72.1875</text:p>
          </table:table-cell>
          <table:table-cell table:formula="of:=[.D49]*0.5625" office:value-type="float" office:value="96.1875" calcext:value-type="float">
            <text:p>96.1875</text:p>
          </table:table-cell>
          <table:table-cell table:formula="of:=([.C49]-[.F49])^2/[.F49]" office:value-type="float" office:value="119.330357142857" calcext:value-type="float">
            <text:p>119.3303571429</text:p>
          </table:table-cell>
          <table:table-cell table:formula="of:=([.D49]-[.G49])^2/[.G49]" office:value-type="float" office:value="58.1875" calcext:value-type="float">
            <text:p>58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1-3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formula="of:=SUM([.C50:.D50])" office:value-type="float" office:value="326" calcext:value-type="float">
            <text:p>326</text:p>
          </table:table-cell>
          <table:table-cell table:formula="of:=[.C50]*0.4375" office:value-type="float" office:value="66.5" calcext:value-type="float">
            <text:p>66.5</text:p>
          </table:table-cell>
          <table:table-cell table:formula="of:=[.D50]*0.5625" office:value-type="float" office:value="97.875" calcext:value-type="float">
            <text:p>97.875</text:p>
          </table:table-cell>
          <table:table-cell table:formula="of:=([.C50]-[.F50])^2/[.F50]" office:value-type="float" office:value="109.928571428571" calcext:value-type="float">
            <text:p>109.9285714286</text:p>
          </table:table-cell>
          <table:table-cell table:formula="of:=([.D50]-[.G50])^2/[.G50]" office:value-type="float" office:value="59.2083333333333" calcext:value-type="float">
            <text:p>59.20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1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SUM([.C51:.D51])" office:value-type="float" office:value="109" calcext:value-type="float">
            <text:p>109</text:p>
          </table:table-cell>
          <table:table-cell table:formula="of:=[.C51]*0.4375" office:value-type="float" office:value="22.75" calcext:value-type="float">
            <text:p>22.75</text:p>
          </table:table-cell>
          <table:table-cell table:formula="of:=[.D51]*0.5625" office:value-type="float" office:value="32.0625" calcext:value-type="float">
            <text:p>32.0625</text:p>
          </table:table-cell>
          <table:table-cell table:formula="of:=([.C51]-[.F51])^2/[.F51]" office:value-type="float" office:value="37.6071428571429" calcext:value-type="float">
            <text:p>37.6071428571</text:p>
          </table:table-cell>
          <table:table-cell table:formula="of:=([.D51]-[.G51])^2/[.G51]" office:value-type="float" office:value="19.3958333333333" calcext:value-type="float">
            <text:p>19.395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formula="of:=SUM([.C52:.D52])" office:value-type="float" office:value="107" calcext:value-type="float">
            <text:p>107</text:p>
          </table:table-cell>
          <table:table-cell table:formula="of:=[.C52]*0.4375" office:value-type="float" office:value="18.375" calcext:value-type="float">
            <text:p>18.375</text:p>
          </table:table-cell>
          <table:table-cell table:formula="of:=[.D52]*0.5625" office:value-type="float" office:value="36.5625" calcext:value-type="float">
            <text:p>36.5625</text:p>
          </table:table-cell>
          <table:table-cell table:formula="of:=([.C52]-[.F52])^2/[.F52]" office:value-type="float" office:value="30.375" calcext:value-type="float">
            <text:p>30.375</text:p>
          </table:table-cell>
          <table:table-cell table:formula="of:=([.D52]-[.G52])^2/[.G52]" office:value-type="float" office:value="22.1180555555556" calcext:value-type="float">
            <text:p>22.11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3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SUM([.C53:.D53])" office:value-type="float" office:value="141" calcext:value-type="float">
            <text:p>141</text:p>
          </table:table-cell>
          <table:table-cell table:formula="of:=[.C53]*0.4375" office:value-type="float" office:value="25.375" calcext:value-type="float">
            <text:p>25.375</text:p>
          </table:table-cell>
          <table:table-cell table:formula="of:=[.D53]*0.5625" office:value-type="float" office:value="46.6875" calcext:value-type="float">
            <text:p>46.6875</text:p>
          </table:table-cell>
          <table:table-cell table:formula="of:=([.C53]-[.F53])^2/[.F53]" office:value-type="float" office:value="41.9464285714286" calcext:value-type="float">
            <text:p>41.9464285714</text:p>
          </table:table-cell>
          <table:table-cell table:formula="of:=([.D53]-[.G53])^2/[.G53]" office:value-type="float" office:value="28.2430555555556" calcext:value-type="float">
            <text:p>28.2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ACG-2-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SUM([.C54:.D54])" office:value-type="float" office:value="131" calcext:value-type="float">
            <text:p>131</text:p>
          </table:table-cell>
          <table:table-cell table:formula="of:=[.C54]*0.4375" office:value-type="float" office:value="25.8125" calcext:value-type="float">
            <text:p>25.8125</text:p>
          </table:table-cell>
          <table:table-cell table:formula="of:=[.D54]*0.5625" office:value-type="float" office:value="40.5" calcext:value-type="float">
            <text:p>40.5</text:p>
          </table:table-cell>
          <table:table-cell table:formula="of:=([.C54]-[.F54])^2/[.F54]" office:value-type="float" office:value="42.6696428571429" calcext:value-type="float">
            <text:p>42.6696428571</text:p>
          </table:table-cell>
          <table:table-cell table:formula="of:=([.D54]-[.G54])^2/[.G54]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G-1-1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454" calcext:value-type="float">
            <text:p>454</text:p>
          </table:table-cell>
          <table:table-cell table:formula="of:=SUM([.C55:.D55])" office:value-type="float" office:value="800" calcext:value-type="float">
            <text:p>800</text:p>
          </table:table-cell>
          <table:table-cell table:formula="of:=[.C55]*0.4375" office:value-type="float" office:value="151.375" calcext:value-type="float">
            <text:p>151.375</text:p>
          </table:table-cell>
          <table:table-cell table:formula="of:=[.D55]*0.5625" office:value-type="float" office:value="255.375" calcext:value-type="float">
            <text:p>255.375</text:p>
          </table:table-cell>
          <table:table-cell table:formula="of:=([.C55]-[.F55])^2/[.F55]" office:value-type="float" office:value="250.232142857143" calcext:value-type="float">
            <text:p>250.2321428571</text:p>
          </table:table-cell>
          <table:table-cell table:formula="of:=([.D55]-[.G55])^2/[.G55]" office:value-type="float" office:value="154.486111111111" calcext:value-type="float">
            <text:p>154.48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G-1-2</text:p>
          </table:table-cell>
          <table:table-cell office:value-type="float" office:value="73" calcext:value-type="float">
            <text:p>73</text:p>
          </table:table-cell>
          <table:table-cell office:value-type="float" office:value="347" calcext:value-type="float">
            <text:p>347</text:p>
          </table:table-cell>
          <table:table-cell office:value-type="float" office:value="506" calcext:value-type="float">
            <text:p>506</text:p>
          </table:table-cell>
          <table:table-cell table:formula="of:=SUM([.C56:.D56])" office:value-type="float" office:value="853" calcext:value-type="float">
            <text:p>853</text:p>
          </table:table-cell>
          <table:table-cell table:formula="of:=[.C56]*0.4375" office:value-type="float" office:value="151.8125" calcext:value-type="float">
            <text:p>151.8125</text:p>
          </table:table-cell>
          <table:table-cell table:formula="of:=[.D56]*0.5625" office:value-type="float" office:value="284.625" calcext:value-type="float">
            <text:p>284.625</text:p>
          </table:table-cell>
          <table:table-cell table:formula="of:=([.C56]-[.F56])^2/[.F56]" office:value-type="float" office:value="250.955357142857" calcext:value-type="float">
            <text:p>250.9553571429</text:p>
          </table:table-cell>
          <table:table-cell table:formula="of:=([.D56]-[.G56])^2/[.G56]" office:value-type="float" office:value="172.180555555556" calcext:value-type="float">
            <text:p>172.1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G-1-3</text:p>
          </table:table-cell>
          <table:table-cell office:value-type="float" office:value="73" calcext:value-type="float">
            <text:p>73</text:p>
          </table:table-cell>
          <table:table-cell office:value-type="float" office:value="352" calcext:value-type="float">
            <text:p>352</text:p>
          </table:table-cell>
          <table:table-cell office:value-type="float" office:value="490" calcext:value-type="float">
            <text:p>490</text:p>
          </table:table-cell>
          <table:table-cell table:formula="of:=SUM([.C57:.D57])" office:value-type="float" office:value="842" calcext:value-type="float">
            <text:p>842</text:p>
          </table:table-cell>
          <table:table-cell table:formula="of:=[.C57]*0.4375" office:value-type="float" office:value="154" calcext:value-type="float">
            <text:p>154</text:p>
          </table:table-cell>
          <table:table-cell table:formula="of:=[.D57]*0.5625" office:value-type="float" office:value="275.625" calcext:value-type="float">
            <text:p>275.625</text:p>
          </table:table-cell>
          <table:table-cell table:formula="of:=([.C57]-[.F57])^2/[.F57]" office:value-type="float" office:value="254.571428571429" calcext:value-type="float">
            <text:p>254.5714285714</text:p>
          </table:table-cell>
          <table:table-cell table:formula="of:=([.D57]-[.G57])^2/[.G57]" office:value-type="float" office:value="166.736111111111" calcext:value-type="float">
            <text:p>166.73611111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rg-CCG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table:formula="of:=SUM([.C58:.D58])" office:value-type="float" office:value="2294" calcext:value-type="float">
            <text:p>2294</text:p>
          </table:table-cell>
          <table:table-cell table:style-name="ce1" table:formula="of:=[.C58]*0.4375" office:value-type="float" office:value="464.1875" calcext:value-type="float">
            <text:p>464.1875</text:p>
          </table:table-cell>
          <table:table-cell table:style-name="ce1" table:formula="of:=[.D58]*0.5625" office:value-type="float" office:value="693.5625" calcext:value-type="float">
            <text:p>693.5625</text:p>
          </table:table-cell>
          <table:table-cell table:style-name="ce1" table:formula="of:=([.C58]-[.F58])^2/[.F58]" office:value-type="float" office:value="767.330357142857" calcext:value-type="float">
            <text:p>767.3303571429</text:p>
          </table:table-cell>
          <table:table-cell table:style-name="ce1" table:formula="of:=([.D58]-[.G58])^2/[.G58]" office:value-type="float" office:value="419.5625" calcext:value-type="float">
            <text:p>419.56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rg-CCT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2228" calcext:value-type="float">
            <text:p>2228</text:p>
          </table:table-cell>
          <table:table-cell table:style-name="ce1" table:formula="of:=SUM([.C59:.D59])" office:value-type="float" office:value="4212" calcext:value-type="float">
            <text:p>4212</text:p>
          </table:table-cell>
          <table:table-cell table:style-name="ce1" table:formula="of:=[.C59]*0.4375" office:value-type="float" office:value="868" calcext:value-type="float">
            <text:p>868</text:p>
          </table:table-cell>
          <table:table-cell table:style-name="ce1" table:formula="of:=[.D59]*0.5625" office:value-type="float" office:value="1253.25" calcext:value-type="float">
            <text:p>1253.25</text:p>
          </table:table-cell>
          <table:table-cell table:style-name="ce1" table:formula="of:=([.C59]-[.F59])^2/[.F59]" office:value-type="float" office:value="1434.85714285714" calcext:value-type="float">
            <text:p>1434.8571428572</text:p>
          </table:table-cell>
          <table:table-cell table:style-name="ce1" table:formula="of:=([.D59]-[.G59])^2/[.G59]" office:value-type="float" office:value="758.138888888889" calcext:value-type="float">
            <text:p>758.138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rg-CCT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table:formula="of:=SUM([.C60:.D60])" office:value-type="float" office:value="3629" calcext:value-type="float">
            <text:p>3629</text:p>
          </table:table-cell>
          <table:table-cell table:style-name="ce1" table:formula="of:=[.C60]*0.4375" office:value-type="float" office:value="811.125" calcext:value-type="float">
            <text:p>811.125</text:p>
          </table:table-cell>
          <table:table-cell table:style-name="ce1" table:formula="of:=[.D60]*0.5625" office:value-type="float" office:value="998.4375" calcext:value-type="float">
            <text:p>998.4375</text:p>
          </table:table-cell>
          <table:table-cell table:style-name="ce1" table:formula="of:=([.C60]-[.F60])^2/[.F60]" office:value-type="float" office:value="1340.83928571429" calcext:value-type="float">
            <text:p>1340.8392857143</text:p>
          </table:table-cell>
          <table:table-cell table:style-name="ce1" table:formula="of:=([.D60]-[.G60])^2/[.G60]" office:value-type="float" office:value="603.993055555556" calcext:value-type="float">
            <text:p>603.9930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rg-CCT-3-1</text:p>
          </table:table-cell>
          <table:table-cell office:value-type="float" office:value="73" calcext:value-type="float">
            <text:p>73</text:p>
          </table:table-cell>
          <table:table-cell office:value-type="float" office:value="513" calcext:value-type="float">
            <text:p>513</text:p>
          </table:table-cell>
          <table:table-cell office:value-type="float" office:value="578" calcext:value-type="float">
            <text:p>578</text:p>
          </table:table-cell>
          <table:table-cell table:formula="of:=SUM([.C61:.D61])" office:value-type="float" office:value="1091" calcext:value-type="float">
            <text:p>1091</text:p>
          </table:table-cell>
          <table:table-cell table:formula="of:=[.C61]*0.4375" office:value-type="float" office:value="224.4375" calcext:value-type="float">
            <text:p>224.4375</text:p>
          </table:table-cell>
          <table:table-cell table:formula="of:=[.D61]*0.5625" office:value-type="float" office:value="325.125" calcext:value-type="float">
            <text:p>325.125</text:p>
          </table:table-cell>
          <table:table-cell table:formula="of:=([.C61]-[.F61])^2/[.F61]" office:value-type="float" office:value="371.008928571429" calcext:value-type="float">
            <text:p>371.0089285714</text:p>
          </table:table-cell>
          <table:table-cell table:formula="of:=([.D61]-[.G61])^2/[.G61]" office:value-type="float" office:value="196.680555555556" calcext:value-type="float">
            <text:p>196.6805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rg-CCT-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811" calcext:value-type="float">
            <text:p>8811</text:p>
          </table:table-cell>
          <table:table-cell table:style-name="ce1" office:value-type="float" office:value="10571" calcext:value-type="float">
            <text:p>10571</text:p>
          </table:table-cell>
          <table:table-cell table:style-name="ce1" table:formula="of:=SUM([.C62:.D62])" office:value-type="float" office:value="19382" calcext:value-type="float">
            <text:p>19382</text:p>
          </table:table-cell>
          <table:table-cell table:style-name="ce1" table:formula="of:=[.C62]*0.4375" office:value-type="float" office:value="3854.8125" calcext:value-type="float">
            <text:p>3854.8125</text:p>
          </table:table-cell>
          <table:table-cell table:style-name="ce1" table:formula="of:=[.D62]*0.5625" office:value-type="float" office:value="5946.1875" calcext:value-type="float">
            <text:p>5946.1875</text:p>
          </table:table-cell>
          <table:table-cell table:style-name="ce1" table:formula="of:=([.C62]-[.F62])^2/[.F62]" office:value-type="float" office:value="6372.24107142857" calcext:value-type="float">
            <text:p>6372.2410714286</text:p>
          </table:table-cell>
          <table:table-cell table:style-name="ce1" table:formula="of:=([.D62]-[.G62])^2/[.G62]" office:value-type="float" office:value="3597.07638888889" calcext:value-type="float">
            <text:p>3597.076388888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rg-CCT-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63:.D63])" office:value-type="float" office:value="5" calcext:value-type="float">
            <text:p>5</text:p>
          </table:table-cell>
          <table:table-cell table:formula="of:=[.C63]*0.4375" office:value-type="float" office:value="0.4375" calcext:value-type="float">
            <text:p>0.4375</text:p>
          </table:table-cell>
          <table:table-cell table:formula="of:=[.D63]*0.5625" office:value-type="float" office:value="2.25" calcext:value-type="float">
            <text:p>2.25</text:p>
          </table:table-cell>
          <table:table-cell table:formula="of:=([.C63]-[.F63])^2/[.F63]" office:value-type="float" office:value="0.723214285714286" calcext:value-type="float">
            <text:p>0.7232142857</text:p>
          </table:table-cell>
          <table:table-cell table:formula="of:=([.D63]-[.G63])^2/[.G63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4:.D64])" office:value-type="float" office:value="0" calcext:value-type="float">
            <text:p>0</text:p>
          </table:table-cell>
          <table:table-cell table:formula="of:=[.C64]*0.4375" office:value-type="float" office:value="0" calcext:value-type="float">
            <text:p>0</text:p>
          </table:table-cell>
          <table:table-cell table:formula="of:=[.D64]*0.5625" office:value-type="float" office:value="0" calcext:value-type="float">
            <text:p>0</text:p>
          </table:table-cell>
          <table:table-cell table:formula="of:=([.C64]-[.F64])^2/[.F64]" office:value-type="string" office:string-value="" calcext:value-type="error">
            <text:p>#DIV/0!</text:p>
          </table:table-cell>
          <table:table-cell table:formula="of:=([.D64]-[.G64])^2/[.G6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6-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5:.D65])" office:value-type="float" office:value="0" calcext:value-type="float">
            <text:p>0</text:p>
          </table:table-cell>
          <table:table-cell table:formula="of:=[.C65]*0.4375" office:value-type="float" office:value="0" calcext:value-type="float">
            <text:p>0</text:p>
          </table:table-cell>
          <table:table-cell table:formula="of:=[.D65]*0.5625" office:value-type="float" office:value="0" calcext:value-type="float">
            <text:p>0</text:p>
          </table:table-cell>
          <table:table-cell table:formula="of:=([.C65]-[.F65])^2/[.F65]" office:value-type="string" office:string-value="" calcext:value-type="error">
            <text:p>#DIV/0!</text:p>
          </table:table-cell>
          <table:table-cell table:formula="of:=([.D65]-[.G65])^2/[.G6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7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6:.D66])" office:value-type="float" office:value="0" calcext:value-type="float">
            <text:p>0</text:p>
          </table:table-cell>
          <table:table-cell table:formula="of:=[.C66]*0.4375" office:value-type="float" office:value="0" calcext:value-type="float">
            <text:p>0</text:p>
          </table:table-cell>
          <table:table-cell table:formula="of:=[.D66]*0.5625" office:value-type="float" office:value="0" calcext:value-type="float">
            <text:p>0</text:p>
          </table:table-cell>
          <table:table-cell table:formula="of:=([.C66]-[.F66])^2/[.F66]" office:value-type="string" office:string-value="" calcext:value-type="error">
            <text:p>#DIV/0!</text:p>
          </table:table-cell>
          <table:table-cell table:formula="of:=([.D66]-[.G66])^2/[.G6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7:.D67])" office:value-type="float" office:value="0" calcext:value-type="float">
            <text:p>0</text:p>
          </table:table-cell>
          <table:table-cell table:formula="of:=[.C67]*0.4375" office:value-type="float" office:value="0" calcext:value-type="float">
            <text:p>0</text:p>
          </table:table-cell>
          <table:table-cell table:formula="of:=[.D67]*0.5625" office:value-type="float" office:value="0" calcext:value-type="float">
            <text:p>0</text:p>
          </table:table-cell>
          <table:table-cell table:formula="of:=([.C67]-[.F67])^2/[.F67]" office:value-type="string" office:string-value="" calcext:value-type="error">
            <text:p>#DIV/0!</text:p>
          </table:table-cell>
          <table:table-cell table:formula="of:=([.D67]-[.G67])^2/[.G6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CCT-9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8:.D68])" office:value-type="float" office:value="0" calcext:value-type="float">
            <text:p>0</text:p>
          </table:table-cell>
          <table:table-cell table:formula="of:=[.C68]*0.4375" office:value-type="float" office:value="0" calcext:value-type="float">
            <text:p>0</text:p>
          </table:table-cell>
          <table:table-cell table:formula="of:=[.D68]*0.5625" office:value-type="float" office:value="0" calcext:value-type="float">
            <text:p>0</text:p>
          </table:table-cell>
          <table:table-cell table:formula="of:=([.C68]-[.F68])^2/[.F68]" office:value-type="string" office:string-value="" calcext:value-type="error">
            <text:p>#DIV/0!</text:p>
          </table:table-cell>
          <table:table-cell table:formula="of:=([.D68]-[.G68])^2/[.G6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1-1</text:p>
          </table:table-cell>
          <table:table-cell office:value-type="float" office:value="73" calcext:value-type="float">
            <text:p>73</text:p>
          </table:table-cell>
          <table:table-cell office:value-type="float" office:value="305" calcext:value-type="float">
            <text:p>305</text:p>
          </table:table-cell>
          <table:table-cell office:value-type="float" office:value="418" calcext:value-type="float">
            <text:p>418</text:p>
          </table:table-cell>
          <table:table-cell table:formula="of:=SUM([.C69:.D69])" office:value-type="float" office:value="723" calcext:value-type="float">
            <text:p>723</text:p>
          </table:table-cell>
          <table:table-cell table:formula="of:=[.C69]*0.4375" office:value-type="float" office:value="133.4375" calcext:value-type="float">
            <text:p>133.4375</text:p>
          </table:table-cell>
          <table:table-cell table:formula="of:=[.D69]*0.5625" office:value-type="float" office:value="235.125" calcext:value-type="float">
            <text:p>235.125</text:p>
          </table:table-cell>
          <table:table-cell table:formula="of:=([.C69]-[.F69])^2/[.F69]" office:value-type="float" office:value="220.580357142857" calcext:value-type="float">
            <text:p>220.5803571429</text:p>
          </table:table-cell>
          <table:table-cell table:formula="of:=([.D69]-[.G69])^2/[.G69]" office:value-type="float" office:value="142.236111111111" calcext:value-type="float">
            <text:p>142.2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2-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SUM([.C70:.D70])" office:value-type="float" office:value="112" calcext:value-type="float">
            <text:p>112</text:p>
          </table:table-cell>
          <table:table-cell table:formula="of:=[.C70]*0.4375" office:value-type="float" office:value="20.5625" calcext:value-type="float">
            <text:p>20.5625</text:p>
          </table:table-cell>
          <table:table-cell table:formula="of:=[.D70]*0.5625" office:value-type="float" office:value="36.5625" calcext:value-type="float">
            <text:p>36.5625</text:p>
          </table:table-cell>
          <table:table-cell table:formula="of:=([.C70]-[.F70])^2/[.F70]" office:value-type="float" office:value="33.9910714285714" calcext:value-type="float">
            <text:p>33.9910714286</text:p>
          </table:table-cell>
          <table:table-cell table:formula="of:=([.D70]-[.G70])^2/[.G70]" office:value-type="float" office:value="22.1180555555556" calcext:value-type="float">
            <text:p>22.1180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rg-TCG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854" calcext:value-type="float">
            <text:p>854</text:p>
          </table:table-cell>
          <table:table-cell table:style-name="ce1" table:formula="of:=SUM([.C71:.D71])" office:value-type="float" office:value="1452" calcext:value-type="float">
            <text:p>1452</text:p>
          </table:table-cell>
          <table:table-cell table:style-name="ce1" table:formula="of:=[.C71]*0.4375" office:value-type="float" office:value="261.625" calcext:value-type="float">
            <text:p>261.625</text:p>
          </table:table-cell>
          <table:table-cell table:style-name="ce1" table:formula="of:=[.D71]*0.5625" office:value-type="float" office:value="480.375" calcext:value-type="float">
            <text:p>480.375</text:p>
          </table:table-cell>
          <table:table-cell table:style-name="ce1" table:formula="of:=([.C71]-[.F71])^2/[.F71]" office:value-type="float" office:value="432.482142857143" calcext:value-type="float">
            <text:p>432.4821428571</text:p>
          </table:table-cell>
          <table:table-cell table:style-name="ce1" table:formula="of:=([.D71]-[.G71])^2/[.G71]" office:value-type="float" office:value="290.597222222222" calcext:value-type="float">
            <text:p>290.5972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rg-TCG-4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72:.D72])" office:value-type="float" office:value="14" calcext:value-type="float">
            <text:p>14</text:p>
          </table:table-cell>
          <table:table-cell table:formula="of:=[.C72]*0.4375" office:value-type="float" office:value="2.1875" calcext:value-type="float">
            <text:p>2.1875</text:p>
          </table:table-cell>
          <table:table-cell table:formula="of:=[.D72]*0.5625" office:value-type="float" office:value="5.0625" calcext:value-type="float">
            <text:p>5.0625</text:p>
          </table:table-cell>
          <table:table-cell table:formula="of:=([.C72]-[.F72])^2/[.F72]" office:value-type="float" office:value="3.61607142857143" calcext:value-type="float">
            <text:p>3.6160714286</text:p>
          </table:table-cell>
          <table:table-cell table:formula="of:=([.D72]-[.G72])^2/[.G72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5-1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table:formula="of:=SUM([.C73:.D73])" office:value-type="float" office:value="259" calcext:value-type="float">
            <text:p>259</text:p>
          </table:table-cell>
          <table:table-cell table:formula="of:=[.C73]*0.4375" office:value-type="float" office:value="49.4375" calcext:value-type="float">
            <text:p>49.4375</text:p>
          </table:table-cell>
          <table:table-cell table:formula="of:=[.D73]*0.5625" office:value-type="float" office:value="82.125" calcext:value-type="float">
            <text:p>82.125</text:p>
          </table:table-cell>
          <table:table-cell table:formula="of:=([.C73]-[.F73])^2/[.F73]" office:value-type="float" office:value="81.7232142857143" calcext:value-type="float">
            <text:p>81.7232142857</text:p>
          </table:table-cell>
          <table:table-cell table:formula="of:=([.D73]-[.G73])^2/[.G73]" office:value-type="float" office:value="49.6805555555556" calcext:value-type="float">
            <text:p>49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G-6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4:.D74])" office:value-type="float" office:value="0" calcext:value-type="float">
            <text:p>0</text:p>
          </table:table-cell>
          <table:table-cell table:formula="of:=[.C74]*0.4375" office:value-type="float" office:value="0" calcext:value-type="float">
            <text:p>0</text:p>
          </table:table-cell>
          <table:table-cell table:formula="of:=[.D74]*0.5625" office:value-type="float" office:value="0" calcext:value-type="float">
            <text:p>0</text:p>
          </table:table-cell>
          <table:table-cell table:formula="of:=([.C74]-[.F74])^2/[.F74]" office:value-type="string" office:string-value="" calcext:value-type="error">
            <text:p>#DIV/0!</text:p>
          </table:table-cell>
          <table:table-cell table:formula="of:=([.D74]-[.G74])^2/[.G7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1-1</text:p>
          </table:table-cell>
          <table:table-cell office:value-type="float" office:value="85" calcext:value-type="float">
            <text:p>85</text:p>
          </table:table-cell>
          <table:table-cell office:value-type="float" office:value="514" calcext:value-type="float">
            <text:p>514</text:p>
          </table:table-cell>
          <table:table-cell office:value-type="float" office:value="367" calcext:value-type="float">
            <text:p>367</text:p>
          </table:table-cell>
          <table:table-cell table:formula="of:=SUM([.C75:.D75])" office:value-type="float" office:value="881" calcext:value-type="float">
            <text:p>881</text:p>
          </table:table-cell>
          <table:table-cell table:formula="of:=[.C75]*0.4375" office:value-type="float" office:value="224.875" calcext:value-type="float">
            <text:p>224.875</text:p>
          </table:table-cell>
          <table:table-cell table:formula="of:=[.D75]*0.5625" office:value-type="float" office:value="206.4375" calcext:value-type="float">
            <text:p>206.4375</text:p>
          </table:table-cell>
          <table:table-cell table:formula="of:=([.C75]-[.F75])^2/[.F75]" office:value-type="float" office:value="371.732142857143" calcext:value-type="float">
            <text:p>371.7321428571</text:p>
          </table:table-cell>
          <table:table-cell table:formula="of:=([.D75]-[.G75])^2/[.G75]" office:value-type="float" office:value="124.881944444444" calcext:value-type="float">
            <text:p>124.8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2-1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table:formula="of:=SUM([.C76:.D76])" office:value-type="float" office:value="437" calcext:value-type="float">
            <text:p>437</text:p>
          </table:table-cell>
          <table:table-cell table:formula="of:=[.C76]*0.4375" office:value-type="float" office:value="109.8125" calcext:value-type="float">
            <text:p>109.8125</text:p>
          </table:table-cell>
          <table:table-cell table:formula="of:=[.D76]*0.5625" office:value-type="float" office:value="104.625" calcext:value-type="float">
            <text:p>104.625</text:p>
          </table:table-cell>
          <table:table-cell table:formula="of:=([.C76]-[.F76])^2/[.F76]" office:value-type="float" office:value="181.526785714286" calcext:value-type="float">
            <text:p>181.5267857143</text:p>
          </table:table-cell>
          <table:table-cell table:formula="of:=([.D76]-[.G76])^2/[.G76]" office:value-type="float" office:value="63.2916666666667" calcext:value-type="float">
            <text:p>63.29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3-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77:.D77])" office:value-type="float" office:value="8" calcext:value-type="float">
            <text:p>8</text:p>
          </table:table-cell>
          <table:table-cell table:formula="of:=[.C77]*0.4375" office:value-type="float" office:value="1.3125" calcext:value-type="float">
            <text:p>1.3125</text:p>
          </table:table-cell>
          <table:table-cell table:formula="of:=[.D77]*0.5625" office:value-type="float" office:value="2.8125" calcext:value-type="float">
            <text:p>2.8125</text:p>
          </table:table-cell>
          <table:table-cell table:formula="of:=([.C77]-[.F77])^2/[.F77]" office:value-type="float" office:value="2.16964285714286" calcext:value-type="float">
            <text:p>2.1696428571</text:p>
          </table:table-cell>
          <table:table-cell table:formula="of:=([.D77]-[.G77])^2/[.G77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3-2</text:p>
          </table:table-cell>
          <table:table-cell office:value-type="float" office:value="86" calcext:value-type="float">
            <text:p>86</text:p>
          </table:table-cell>
          <table:table-cell office:value-type="float" office:value="237" calcext:value-type="float">
            <text:p>237</text:p>
          </table:table-cell>
          <table:table-cell office:value-type="float" office:value="207" calcext:value-type="float">
            <text:p>207</text:p>
          </table:table-cell>
          <table:table-cell table:formula="of:=SUM([.C78:.D78])" office:value-type="float" office:value="444" calcext:value-type="float">
            <text:p>444</text:p>
          </table:table-cell>
          <table:table-cell table:formula="of:=[.C78]*0.4375" office:value-type="float" office:value="103.6875" calcext:value-type="float">
            <text:p>103.6875</text:p>
          </table:table-cell>
          <table:table-cell table:formula="of:=[.D78]*0.5625" office:value-type="float" office:value="116.4375" calcext:value-type="float">
            <text:p>116.4375</text:p>
          </table:table-cell>
          <table:table-cell table:formula="of:=([.C78]-[.F78])^2/[.F78]" office:value-type="float" office:value="171.401785714286" calcext:value-type="float">
            <text:p>171.4017857143</text:p>
          </table:table-cell>
          <table:table-cell table:formula="of:=([.D78]-[.G78])^2/[.G78]" office:value-type="float" office:value="70.4375" calcext:value-type="float">
            <text:p>7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4-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table:formula="of:=SUM([.C79:.D79])" office:value-type="float" office:value="266" calcext:value-type="float">
            <text:p>266</text:p>
          </table:table-cell>
          <table:table-cell table:formula="of:=[.C79]*0.4375" office:value-type="float" office:value="51.625" calcext:value-type="float">
            <text:p>51.625</text:p>
          </table:table-cell>
          <table:table-cell table:formula="of:=[.D79]*0.5625" office:value-type="float" office:value="83.25" calcext:value-type="float">
            <text:p>83.25</text:p>
          </table:table-cell>
          <table:table-cell table:formula="of:=([.C79]-[.F79])^2/[.F79]" office:value-type="float" office:value="85.3392857142857" calcext:value-type="float">
            <text:p>85.3392857143</text:p>
          </table:table-cell>
          <table:table-cell table:formula="of:=([.D79]-[.G79])^2/[.G79]" office:value-type="float" office:value="50.3611111111111" calcext:value-type="float">
            <text:p>50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rg-TCT-5-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80:.D80])" office:value-type="float" office:value="3" calcext:value-type="float">
            <text:p>3</text:p>
          </table:table-cell>
          <table:table-cell table:formula="of:=[.C80]*0.4375" office:value-type="float" office:value="0.4375" calcext:value-type="float">
            <text:p>0.4375</text:p>
          </table:table-cell>
          <table:table-cell table:formula="of:=[.D80]*0.5625" office:value-type="float" office:value="1.125" calcext:value-type="float">
            <text:p>1.125</text:p>
          </table:table-cell>
          <table:table-cell table:formula="of:=([.C80]-[.F80])^2/[.F80]" office:value-type="float" office:value="0.723214285714286" calcext:value-type="float">
            <text:p>0.7232142857</text:p>
          </table:table-cell>
          <table:table-cell table:formula="of:=([.D80]-[.G80])^2/[.G80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ATT-1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1:.D81])" office:value-type="float" office:value="0" calcext:value-type="float">
            <text:p>0</text:p>
          </table:table-cell>
          <table:table-cell table:formula="of:=[.C81]*0.4375" office:value-type="float" office:value="0" calcext:value-type="float">
            <text:p>0</text:p>
          </table:table-cell>
          <table:table-cell table:formula="of:=[.D81]*0.5625" office:value-type="float" office:value="0" calcext:value-type="float">
            <text:p>0</text:p>
          </table:table-cell>
          <table:table-cell table:formula="of:=([.C81]-[.F81])^2/[.F81]" office:value-type="string" office:string-value="" calcext:value-type="error">
            <text:p>#DIV/0!</text:p>
          </table:table-cell>
          <table:table-cell table:formula="of:=([.D81]-[.G81])^2/[.G8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ATT-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2:.D82])" office:value-type="float" office:value="0" calcext:value-type="float">
            <text:p>0</text:p>
          </table:table-cell>
          <table:table-cell table:formula="of:=[.C82]*0.4375" office:value-type="float" office:value="0" calcext:value-type="float">
            <text:p>0</text:p>
          </table:table-cell>
          <table:table-cell table:formula="of:=[.D82]*0.5625" office:value-type="float" office:value="0" calcext:value-type="float">
            <text:p>0</text:p>
          </table:table-cell>
          <table:table-cell table:formula="of:=([.C82]-[.F82])^2/[.F82]" office:value-type="string" office:string-value="" calcext:value-type="error">
            <text:p>#DIV/0!</text:p>
          </table:table-cell>
          <table:table-cell table:formula="of:=([.D82]-[.G82])^2/[.G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n-GTT-1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377" calcext:value-type="float">
            <text:p>1377</text:p>
          </table:table-cell>
          <table:table-cell table:style-name="ce1" office:value-type="float" office:value="1726" calcext:value-type="float">
            <text:p>1726</text:p>
          </table:table-cell>
          <table:table-cell table:style-name="ce1" table:formula="of:=SUM([.C83:.D83])" office:value-type="float" office:value="3103" calcext:value-type="float">
            <text:p>3103</text:p>
          </table:table-cell>
          <table:table-cell table:style-name="ce1" table:formula="of:=[.C83]*0.4375" office:value-type="float" office:value="602.4375" calcext:value-type="float">
            <text:p>602.4375</text:p>
          </table:table-cell>
          <table:table-cell table:style-name="ce1" table:formula="of:=[.D83]*0.5625" office:value-type="float" office:value="970.875" calcext:value-type="float">
            <text:p>970.875</text:p>
          </table:table-cell>
          <table:table-cell table:style-name="ce1" table:formula="of:=([.C83]-[.F83])^2/[.F83]" office:value-type="float" office:value="995.866071428572" calcext:value-type="float">
            <text:p>995.8660714286</text:p>
          </table:table-cell>
          <table:table-cell table:style-name="ce1" table:formula="of:=([.D83]-[.G83])^2/[.G83]" office:value-type="float" office:value="587.319444444444" calcext:value-type="float">
            <text:p>587.319444444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n-GTT-10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4:.D84])" office:value-type="float" office:value="1" calcext:value-type="float">
            <text:p>1</text:p>
          </table:table-cell>
          <table:table-cell table:formula="of:=[.C84]*0.4375" office:value-type="float" office:value="0" calcext:value-type="float">
            <text:p>0</text:p>
          </table:table-cell>
          <table:table-cell table:formula="of:=[.D84]*0.5625" office:value-type="float" office:value="0.5625" calcext:value-type="float">
            <text:p>0.5625</text:p>
          </table:table-cell>
          <table:table-cell table:formula="of:=([.C84]-[.F84])^2/[.F84]" office:value-type="string" office:string-value="" calcext:value-type="error">
            <text:p>#DIV/0!</text:p>
          </table:table-cell>
          <table:table-cell table:formula="of:=([.D84]-[.G84])^2/[.G84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1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85:.D85])" office:value-type="float" office:value="5" calcext:value-type="float">
            <text:p>5</text:p>
          </table:table-cell>
          <table:table-cell table:formula="of:=[.C85]*0.4375" office:value-type="float" office:value="1.3125" calcext:value-type="float">
            <text:p>1.3125</text:p>
          </table:table-cell>
          <table:table-cell table:formula="of:=[.D85]*0.5625" office:value-type="float" office:value="1.125" calcext:value-type="float">
            <text:p>1.125</text:p>
          </table:table-cell>
          <table:table-cell table:formula="of:=([.C85]-[.F85])^2/[.F85]" office:value-type="float" office:value="2.16964285714286" calcext:value-type="float">
            <text:p>2.1696428571</text:p>
          </table:table-cell>
          <table:table-cell table:formula="of:=([.D85]-[.G85])^2/[.G8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86:.D86])" office:value-type="float" office:value="4" calcext:value-type="float">
            <text:p>4</text:p>
          </table:table-cell>
          <table:table-cell table:formula="of:=[.C86]*0.4375" office:value-type="float" office:value="0.875" calcext:value-type="float">
            <text:p>0.875</text:p>
          </table:table-cell>
          <table:table-cell table:formula="of:=[.D86]*0.5625" office:value-type="float" office:value="1.125" calcext:value-type="float">
            <text:p>1.125</text:p>
          </table:table-cell>
          <table:table-cell table:formula="of:=([.C86]-[.F86])^2/[.F86]" office:value-type="float" office:value="1.44642857142857" calcext:value-type="float">
            <text:p>1.4464285714</text:p>
          </table:table-cell>
          <table:table-cell table:formula="of:=([.D86]-[.G86])^2/[.G86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2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7:.D87])" office:value-type="float" office:value="0" calcext:value-type="float">
            <text:p>0</text:p>
          </table:table-cell>
          <table:table-cell table:formula="of:=[.C87]*0.4375" office:value-type="float" office:value="0" calcext:value-type="float">
            <text:p>0</text:p>
          </table:table-cell>
          <table:table-cell table:formula="of:=[.D87]*0.5625" office:value-type="float" office:value="0" calcext:value-type="float">
            <text:p>0</text:p>
          </table:table-cell>
          <table:table-cell table:formula="of:=([.C87]-[.F87])^2/[.F87]" office:value-type="string" office:string-value="" calcext:value-type="error">
            <text:p>#DIV/0!</text:p>
          </table:table-cell>
          <table:table-cell table:formula="of:=([.D87]-[.G87])^2/[.G8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3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8:.D88])" office:value-type="float" office:value="0" calcext:value-type="float">
            <text:p>0</text:p>
          </table:table-cell>
          <table:table-cell table:formula="of:=[.C88]*0.4375" office:value-type="float" office:value="0" calcext:value-type="float">
            <text:p>0</text:p>
          </table:table-cell>
          <table:table-cell table:formula="of:=[.D88]*0.5625" office:value-type="float" office:value="0" calcext:value-type="float">
            <text:p>0</text:p>
          </table:table-cell>
          <table:table-cell table:formula="of:=([.C88]-[.F88])^2/[.F88]" office:value-type="string" office:string-value="" calcext:value-type="error">
            <text:p>#DIV/0!</text:p>
          </table:table-cell>
          <table:table-cell table:formula="of:=([.D88]-[.G88])^2/[.G8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4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89:.D89])" office:value-type="float" office:value="0" calcext:value-type="float">
            <text:p>0</text:p>
          </table:table-cell>
          <table:table-cell table:formula="of:=[.C89]*0.4375" office:value-type="float" office:value="0" calcext:value-type="float">
            <text:p>0</text:p>
          </table:table-cell>
          <table:table-cell table:formula="of:=[.D89]*0.5625" office:value-type="float" office:value="0" calcext:value-type="float">
            <text:p>0</text:p>
          </table:table-cell>
          <table:table-cell table:formula="of:=([.C89]-[.F89])^2/[.F89]" office:value-type="string" office:string-value="" calcext:value-type="error">
            <text:p>#DIV/0!</text:p>
          </table:table-cell>
          <table:table-cell table:formula="of:=([.D89]-[.G89])^2/[.G8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5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0:.D90])" office:value-type="float" office:value="0" calcext:value-type="float">
            <text:p>0</text:p>
          </table:table-cell>
          <table:table-cell table:formula="of:=[.C90]*0.4375" office:value-type="float" office:value="0" calcext:value-type="float">
            <text:p>0</text:p>
          </table:table-cell>
          <table:table-cell table:formula="of:=[.D90]*0.5625" office:value-type="float" office:value="0" calcext:value-type="float">
            <text:p>0</text:p>
          </table:table-cell>
          <table:table-cell table:formula="of:=([.C90]-[.F90])^2/[.F90]" office:value-type="string" office:string-value="" calcext:value-type="error">
            <text:p>#DIV/0!</text:p>
          </table:table-cell>
          <table:table-cell table:formula="of:=([.D90]-[.G90])^2/[.G9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1:.D91])" office:value-type="float" office:value="0" calcext:value-type="float">
            <text:p>0</text:p>
          </table:table-cell>
          <table:table-cell table:formula="of:=[.C91]*0.4375" office:value-type="float" office:value="0" calcext:value-type="float">
            <text:p>0</text:p>
          </table:table-cell>
          <table:table-cell table:formula="of:=[.D91]*0.5625" office:value-type="float" office:value="0" calcext:value-type="float">
            <text:p>0</text:p>
          </table:table-cell>
          <table:table-cell table:formula="of:=([.C91]-[.F91])^2/[.F91]" office:value-type="string" office:string-value="" calcext:value-type="error">
            <text:p>#DIV/0!</text:p>
          </table:table-cell>
          <table:table-cell table:formula="of:=([.D91]-[.G91])^2/[.G9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2:.D92])" office:value-type="float" office:value="0" calcext:value-type="float">
            <text:p>0</text:p>
          </table:table-cell>
          <table:table-cell table:formula="of:=[.C92]*0.4375" office:value-type="float" office:value="0" calcext:value-type="float">
            <text:p>0</text:p>
          </table:table-cell>
          <table:table-cell table:formula="of:=[.D92]*0.5625" office:value-type="float" office:value="0" calcext:value-type="float">
            <text:p>0</text:p>
          </table:table-cell>
          <table:table-cell table:formula="of:=([.C92]-[.F92])^2/[.F92]" office:value-type="string" office:string-value="" calcext:value-type="error">
            <text:p>#DIV/0!</text:p>
          </table:table-cell>
          <table:table-cell table:formula="of:=([.D92]-[.G92])^2/[.G9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3:.D93])" office:value-type="float" office:value="0" calcext:value-type="float">
            <text:p>0</text:p>
          </table:table-cell>
          <table:table-cell table:formula="of:=[.C93]*0.4375" office:value-type="float" office:value="0" calcext:value-type="float">
            <text:p>0</text:p>
          </table:table-cell>
          <table:table-cell table:formula="of:=[.D93]*0.5625" office:value-type="float" office:value="0" calcext:value-type="float">
            <text:p>0</text:p>
          </table:table-cell>
          <table:table-cell table:formula="of:=([.C93]-[.F93])^2/[.F93]" office:value-type="string" office:string-value="" calcext:value-type="error">
            <text:p>#DIV/0!</text:p>
          </table:table-cell>
          <table:table-cell table:formula="of:=([.D93]-[.G93])^2/[.G9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4:.D94])" office:value-type="float" office:value="0" calcext:value-type="float">
            <text:p>0</text:p>
          </table:table-cell>
          <table:table-cell table:formula="of:=[.C94]*0.4375" office:value-type="float" office:value="0" calcext:value-type="float">
            <text:p>0</text:p>
          </table:table-cell>
          <table:table-cell table:formula="of:=[.D94]*0.5625" office:value-type="float" office:value="0" calcext:value-type="float">
            <text:p>0</text:p>
          </table:table-cell>
          <table:table-cell table:formula="of:=([.C94]-[.F94])^2/[.F94]" office:value-type="string" office:string-value="" calcext:value-type="error">
            <text:p>#DIV/0!</text:p>
          </table:table-cell>
          <table:table-cell table:formula="of:=([.D94]-[.G94])^2/[.G9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6-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5:.D95])" office:value-type="float" office:value="0" calcext:value-type="float">
            <text:p>0</text:p>
          </table:table-cell>
          <table:table-cell table:formula="of:=[.C95]*0.4375" office:value-type="float" office:value="0" calcext:value-type="float">
            <text:p>0</text:p>
          </table:table-cell>
          <table:table-cell table:formula="of:=[.D95]*0.5625" office:value-type="float" office:value="0" calcext:value-type="float">
            <text:p>0</text:p>
          </table:table-cell>
          <table:table-cell table:formula="of:=([.C95]-[.F95])^2/[.F95]" office:value-type="string" office:string-value="" calcext:value-type="error">
            <text:p>#DIV/0!</text:p>
          </table:table-cell>
          <table:table-cell table:formula="of:=([.D95]-[.G95])^2/[.G9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7-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table:formula="of:=SUM([.C96:.D96])" office:value-type="float" office:value="195" calcext:value-type="float">
            <text:p>195</text:p>
          </table:table-cell>
          <table:table-cell table:formula="of:=[.C96]*0.4375" office:value-type="float" office:value="37.625" calcext:value-type="float">
            <text:p>37.625</text:p>
          </table:table-cell>
          <table:table-cell table:formula="of:=[.D96]*0.5625" office:value-type="float" office:value="61.3125" calcext:value-type="float">
            <text:p>61.3125</text:p>
          </table:table-cell>
          <table:table-cell table:formula="of:=([.C96]-[.F96])^2/[.F96]" office:value-type="float" office:value="62.1964285714286" calcext:value-type="float">
            <text:p>62.1964285714</text:p>
          </table:table-cell>
          <table:table-cell table:formula="of:=([.D96]-[.G96])^2/[.G96]" office:value-type="float" office:value="37.0902777777778" calcext:value-type="float">
            <text:p>37.0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8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7:.D97])" office:value-type="float" office:value="0" calcext:value-type="float">
            <text:p>0</text:p>
          </table:table-cell>
          <table:table-cell table:formula="of:=[.C97]*0.4375" office:value-type="float" office:value="0" calcext:value-type="float">
            <text:p>0</text:p>
          </table:table-cell>
          <table:table-cell table:formula="of:=[.D97]*0.5625" office:value-type="float" office:value="0" calcext:value-type="float">
            <text:p>0</text:p>
          </table:table-cell>
          <table:table-cell table:formula="of:=([.C97]-[.F97])^2/[.F97]" office:value-type="string" office:string-value="" calcext:value-type="error">
            <text:p>#DIV/0!</text:p>
          </table:table-cell>
          <table:table-cell table:formula="of:=([.D97]-[.G97])^2/[.G9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1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8:.D98])" office:value-type="float" office:value="1" calcext:value-type="float">
            <text:p>1</text:p>
          </table:table-cell>
          <table:table-cell table:formula="of:=[.C98]*0.4375" office:value-type="float" office:value="0" calcext:value-type="float">
            <text:p>0</text:p>
          </table:table-cell>
          <table:table-cell table:formula="of:=[.D98]*0.5625" office:value-type="float" office:value="0.5625" calcext:value-type="float">
            <text:p>0.5625</text:p>
          </table:table-cell>
          <table:table-cell table:formula="of:=([.C98]-[.F98])^2/[.F98]" office:value-type="string" office:string-value="" calcext:value-type="error">
            <text:p>#DIV/0!</text:p>
          </table:table-cell>
          <table:table-cell table:formula="of:=([.D98]-[.G98])^2/[.G98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n-GTT-2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1784" calcext:value-type="float">
            <text:p>1784</text:p>
          </table:table-cell>
          <table:table-cell table:style-name="ce1" table:formula="of:=SUM([.C99:.D99])" office:value-type="float" office:value="3236" calcext:value-type="float">
            <text:p>3236</text:p>
          </table:table-cell>
          <table:table-cell table:style-name="ce1" table:formula="of:=[.C99]*0.4375" office:value-type="float" office:value="635.25" calcext:value-type="float">
            <text:p>635.25</text:p>
          </table:table-cell>
          <table:table-cell table:style-name="ce1" table:formula="of:=[.D99]*0.5625" office:value-type="float" office:value="1003.5" calcext:value-type="float">
            <text:p>1003.5</text:p>
          </table:table-cell>
          <table:table-cell table:style-name="ce1" table:formula="of:=([.C99]-[.F99])^2/[.F99]" office:value-type="float" office:value="1050.10714285714" calcext:value-type="float">
            <text:p>1050.1071428572</text:p>
          </table:table-cell>
          <table:table-cell table:style-name="ce1" table:formula="of:=([.D99]-[.G99])^2/[.G99]" office:value-type="float" office:value="607.055555555556" calcext:value-type="float">
            <text:p>607.055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float" office:value="1877" calcext:value-type="float">
            <text:p>1877</text:p>
          </table:table-cell>
          <table:table-cell table:style-name="ce1" table:formula="of:=SUM([.C100:.D100])" office:value-type="float" office:value="3379" calcext:value-type="float">
            <text:p>3379</text:p>
          </table:table-cell>
          <table:table-cell table:style-name="ce1" table:formula="of:=[.C100]*0.4375" office:value-type="float" office:value="657.125" calcext:value-type="float">
            <text:p>657.125</text:p>
          </table:table-cell>
          <table:table-cell table:style-name="ce1" table:formula="of:=[.D100]*0.5625" office:value-type="float" office:value="1055.8125" calcext:value-type="float">
            <text:p>1055.8125</text:p>
          </table:table-cell>
          <table:table-cell table:style-name="ce1" table:formula="of:=([.C100]-[.F100])^2/[.F100]" office:value-type="float" office:value="1086.26785714286" calcext:value-type="float">
            <text:p>1086.2678571429</text:p>
          </table:table-cell>
          <table:table-cell table:style-name="ce1" table:formula="of:=([.D100]-[.G100])^2/[.G100]" office:value-type="float" office:value="638.701388888889" calcext:value-type="float">
            <text:p>638.7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table:formula="of:=SUM([.C101:.D101])" office:value-type="float" office:value="3197" calcext:value-type="float">
            <text:p>3197</text:p>
          </table:table-cell>
          <table:table-cell table:style-name="ce1" table:formula="of:=[.C101]*0.4375" office:value-type="float" office:value="626.0625" calcext:value-type="float">
            <text:p>626.0625</text:p>
          </table:table-cell>
          <table:table-cell table:style-name="ce1" table:formula="of:=[.D101]*0.5625" office:value-type="float" office:value="993.375" calcext:value-type="float">
            <text:p>993.375</text:p>
          </table:table-cell>
          <table:table-cell table:style-name="ce1" table:formula="of:=([.C101]-[.F101])^2/[.F101]" office:value-type="float" office:value="1034.91964285714" calcext:value-type="float">
            <text:p>1034.9196428572</text:p>
          </table:table-cell>
          <table:table-cell table:style-name="ce1" table:formula="of:=([.D101]-[.G101])^2/[.G101]" office:value-type="float" office:value="600.930555555556" calcext:value-type="float">
            <text:p>600.930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1790" calcext:value-type="float">
            <text:p>1790</text:p>
          </table:table-cell>
          <table:table-cell table:style-name="ce1" table:formula="of:=SUM([.C102:.D102])" office:value-type="float" office:value="3212" calcext:value-type="float">
            <text:p>3212</text:p>
          </table:table-cell>
          <table:table-cell table:style-name="ce1" table:formula="of:=[.C102]*0.4375" office:value-type="float" office:value="622.125" calcext:value-type="float">
            <text:p>622.125</text:p>
          </table:table-cell>
          <table:table-cell table:style-name="ce1" table:formula="of:=[.D102]*0.5625" office:value-type="float" office:value="1006.875" calcext:value-type="float">
            <text:p>1006.875</text:p>
          </table:table-cell>
          <table:table-cell table:style-name="ce1" table:formula="of:=([.C102]-[.F102])^2/[.F102]" office:value-type="float" office:value="1028.41071428571" calcext:value-type="float">
            <text:p>1028.4107142857</text:p>
          </table:table-cell>
          <table:table-cell table:style-name="ce1" table:formula="of:=([.D102]-[.G102])^2/[.G102]" office:value-type="float" office:value="609.097222222222" calcext:value-type="float">
            <text:p>609.097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757" calcext:value-type="float">
            <text:p>1757</text:p>
          </table:table-cell>
          <table:table-cell table:style-name="ce1" table:formula="of:=SUM([.C103:.D103])" office:value-type="float" office:value="3216" calcext:value-type="float">
            <text:p>3216</text:p>
          </table:table-cell>
          <table:table-cell table:style-name="ce1" table:formula="of:=[.C103]*0.4375" office:value-type="float" office:value="638.3125" calcext:value-type="float">
            <text:p>638.3125</text:p>
          </table:table-cell>
          <table:table-cell table:style-name="ce1" table:formula="of:=[.D103]*0.5625" office:value-type="float" office:value="988.3125" calcext:value-type="float">
            <text:p>988.3125</text:p>
          </table:table-cell>
          <table:table-cell table:style-name="ce1" table:formula="of:=([.C103]-[.F103])^2/[.F103]" office:value-type="float" office:value="1055.16964285714" calcext:value-type="float">
            <text:p>1055.1696428572</text:p>
          </table:table-cell>
          <table:table-cell table:style-name="ce1" table:formula="of:=([.D103]-[.G103])^2/[.G103]" office:value-type="float" office:value="597.868055555556" calcext:value-type="float">
            <text:p>597.868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2-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table:formula="of:=SUM([.C104:.D104])" office:value-type="float" office:value="3246" calcext:value-type="float">
            <text:p>3246</text:p>
          </table:table-cell>
          <table:table-cell table:style-name="ce1" table:formula="of:=[.C104]*0.4375" office:value-type="float" office:value="648.375" calcext:value-type="float">
            <text:p>648.375</text:p>
          </table:table-cell>
          <table:table-cell table:style-name="ce1" table:formula="of:=[.D104]*0.5625" office:value-type="float" office:value="992.25" calcext:value-type="float">
            <text:p>992.25</text:p>
          </table:table-cell>
          <table:table-cell table:style-name="ce1" table:formula="of:=([.C104]-[.F104])^2/[.F104]" office:value-type="float" office:value="1071.80357142857" calcext:value-type="float">
            <text:p>1071.8035714286</text:p>
          </table:table-cell>
          <table:table-cell table:style-name="ce1" table:formula="of:=([.D104]-[.G104])^2/[.G104]" office:value-type="float" office:value="600.25" calcext:value-type="float">
            <text:p>600.2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n-GTT-20-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05:.D105])" office:value-type="float" office:value="1" calcext:value-type="float">
            <text:p>1</text:p>
          </table:table-cell>
          <table:table-cell table:formula="of:=[.C105]*0.4375" office:value-type="float" office:value="0.4375" calcext:value-type="float">
            <text:p>0.4375</text:p>
          </table:table-cell>
          <table:table-cell table:formula="of:=[.D105]*0.5625" office:value-type="float" office:value="0" calcext:value-type="float">
            <text:p>0</text:p>
          </table:table-cell>
          <table:table-cell table:formula="of:=([.C105]-[.F105])^2/[.F105]" office:value-type="float" office:value="0.723214285714286" calcext:value-type="float">
            <text:p>0.7232142857</text:p>
          </table:table-cell>
          <table:table-cell table:formula="of:=([.D105]-[.G105])^2/[.G10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21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6:.D106])" office:value-type="float" office:value="0" calcext:value-type="float">
            <text:p>0</text:p>
          </table:table-cell>
          <table:table-cell table:formula="of:=[.C106]*0.4375" office:value-type="float" office:value="0" calcext:value-type="float">
            <text:p>0</text:p>
          </table:table-cell>
          <table:table-cell table:formula="of:=[.D106]*0.5625" office:value-type="float" office:value="0" calcext:value-type="float">
            <text:p>0</text:p>
          </table:table-cell>
          <table:table-cell table:formula="of:=([.C106]-[.F106])^2/[.F106]" office:value-type="string" office:string-value="" calcext:value-type="error">
            <text:p>#DIV/0!</text:p>
          </table:table-cell>
          <table:table-cell table:formula="of:=([.D106]-[.G106])^2/[.G10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22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7:.D107])" office:value-type="float" office:value="0" calcext:value-type="float">
            <text:p>0</text:p>
          </table:table-cell>
          <table:table-cell table:formula="of:=[.C107]*0.4375" office:value-type="float" office:value="0" calcext:value-type="float">
            <text:p>0</text:p>
          </table:table-cell>
          <table:table-cell table:formula="of:=[.D107]*0.5625" office:value-type="float" office:value="0" calcext:value-type="float">
            <text:p>0</text:p>
          </table:table-cell>
          <table:table-cell table:formula="of:=([.C107]-[.F107])^2/[.F107]" office:value-type="string" office:string-value="" calcext:value-type="error">
            <text:p>#DIV/0!</text:p>
          </table:table-cell>
          <table:table-cell table:formula="of:=([.D107]-[.G107])^2/[.G10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23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8:.D108])" office:value-type="float" office:value="0" calcext:value-type="float">
            <text:p>0</text:p>
          </table:table-cell>
          <table:table-cell table:formula="of:=[.C108]*0.4375" office:value-type="float" office:value="0" calcext:value-type="float">
            <text:p>0</text:p>
          </table:table-cell>
          <table:table-cell table:formula="of:=[.D108]*0.5625" office:value-type="float" office:value="0" calcext:value-type="float">
            <text:p>0</text:p>
          </table:table-cell>
          <table:table-cell table:formula="of:=([.C108]-[.F108])^2/[.F108]" office:value-type="string" office:string-value="" calcext:value-type="error">
            <text:p>#DIV/0!</text:p>
          </table:table-cell>
          <table:table-cell table:formula="of:=([.D108]-[.G108])^2/[.G10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n-GTT-3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763" calcext:value-type="float">
            <text:p>6763</text:p>
          </table:table-cell>
          <table:table-cell table:style-name="ce1" office:value-type="float" office:value="8005" calcext:value-type="float">
            <text:p>8005</text:p>
          </table:table-cell>
          <table:table-cell table:style-name="ce1" table:formula="of:=SUM([.C109:.D109])" office:value-type="float" office:value="14768" calcext:value-type="float">
            <text:p>14768</text:p>
          </table:table-cell>
          <table:table-cell table:style-name="ce1" table:formula="of:=[.C109]*0.4375" office:value-type="float" office:value="2958.8125" calcext:value-type="float">
            <text:p>2958.8125</text:p>
          </table:table-cell>
          <table:table-cell table:style-name="ce1" table:formula="of:=[.D109]*0.5625" office:value-type="float" office:value="4502.8125" calcext:value-type="float">
            <text:p>4502.8125</text:p>
          </table:table-cell>
          <table:table-cell table:style-name="ce1" table:formula="of:=([.C109]-[.F109])^2/[.F109]" office:value-type="float" office:value="4891.09821428572" calcext:value-type="float">
            <text:p>4891.0982142857</text:p>
          </table:table-cell>
          <table:table-cell table:style-name="ce1" table:formula="of:=([.D109]-[.G109])^2/[.G109]" office:value-type="float" office:value="2723.92361111111" calcext:value-type="float">
            <text:p>2723.923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n-GTT-3-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09" calcext:value-type="float">
            <text:p>6609</text:p>
          </table:table-cell>
          <table:table-cell table:style-name="ce1" office:value-type="float" office:value="7917" calcext:value-type="float">
            <text:p>7917</text:p>
          </table:table-cell>
          <table:table-cell table:style-name="ce1" table:formula="of:=SUM([.C110:.D110])" office:value-type="float" office:value="14526" calcext:value-type="float">
            <text:p>14526</text:p>
          </table:table-cell>
          <table:table-cell table:style-name="ce1" table:formula="of:=[.C110]*0.4375" office:value-type="float" office:value="2891.4375" calcext:value-type="float">
            <text:p>2891.4375</text:p>
          </table:table-cell>
          <table:table-cell table:style-name="ce1" table:formula="of:=[.D110]*0.5625" office:value-type="float" office:value="4453.3125" calcext:value-type="float">
            <text:p>4453.3125</text:p>
          </table:table-cell>
          <table:table-cell table:style-name="ce1" table:formula="of:=([.C110]-[.F110])^2/[.F110]" office:value-type="float" office:value="4779.72321428572" calcext:value-type="float">
            <text:p>4779.7232142857</text:p>
          </table:table-cell>
          <table:table-cell table:style-name="ce1" table:formula="of:=([.D110]-[.G110])^2/[.G110]" office:value-type="float" office:value="2693.97916666667" calcext:value-type="float">
            <text:p>2693.979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n-GTT-4-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table:formula="of:=SUM([.C111:.D111])" office:value-type="float" office:value="198" calcext:value-type="float">
            <text:p>198</text:p>
          </table:table-cell>
          <table:table-cell table:formula="of:=[.C111]*0.4375" office:value-type="float" office:value="39.8125" calcext:value-type="float">
            <text:p>39.8125</text:p>
          </table:table-cell>
          <table:table-cell table:formula="of:=[.D111]*0.5625" office:value-type="float" office:value="60.1875" calcext:value-type="float">
            <text:p>60.1875</text:p>
          </table:table-cell>
          <table:table-cell table:formula="of:=([.C111]-[.F111])^2/[.F111]" office:value-type="float" office:value="65.8125" calcext:value-type="float">
            <text:p>65.8125</text:p>
          </table:table-cell>
          <table:table-cell table:formula="of:=([.D111]-[.G111])^2/[.G111]" office:value-type="float" office:value="36.4097222222222" calcext:value-type="float">
            <text:p>36.40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5-1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([.C112:.D112])" office:value-type="float" office:value="99" calcext:value-type="float">
            <text:p>99</text:p>
          </table:table-cell>
          <table:table-cell table:formula="of:=[.C112]*0.4375" office:value-type="float" office:value="21.875" calcext:value-type="float">
            <text:p>21.875</text:p>
          </table:table-cell>
          <table:table-cell table:formula="of:=[.D112]*0.5625" office:value-type="float" office:value="27.5625" calcext:value-type="float">
            <text:p>27.5625</text:p>
          </table:table-cell>
          <table:table-cell table:formula="of:=([.C112]-[.F112])^2/[.F112]" office:value-type="float" office:value="36.1607142857143" calcext:value-type="float">
            <text:p>36.1607142857</text:p>
          </table:table-cell>
          <table:table-cell table:formula="of:=([.D112]-[.G112])^2/[.G112]" office:value-type="float" office:value="16.6736111111111" calcext:value-type="float">
            <text:p>16.6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6-1</text:p>
          </table:table-cell>
          <table:table-cell office:value-type="float" office:value="74" calcext:value-type="float">
            <text:p>74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table:formula="of:=SUM([.C113:.D113])" office:value-type="float" office:value="796" calcext:value-type="float">
            <text:p>796</text:p>
          </table:table-cell>
          <table:table-cell table:formula="of:=[.C113]*0.4375" office:value-type="float" office:value="175.875" calcext:value-type="float">
            <text:p>175.875</text:p>
          </table:table-cell>
          <table:table-cell table:formula="of:=[.D113]*0.5625" office:value-type="float" office:value="221.625" calcext:value-type="float">
            <text:p>221.625</text:p>
          </table:table-cell>
          <table:table-cell table:formula="of:=([.C113]-[.F113])^2/[.F113]" office:value-type="float" office:value="290.732142857143" calcext:value-type="float">
            <text:p>290.7321428571</text:p>
          </table:table-cell>
          <table:table-cell table:formula="of:=([.D113]-[.G113])^2/[.G113]" office:value-type="float" office:value="134.069444444444" calcext:value-type="float">
            <text:p>134.069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7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C114:.D114])" office:value-type="float" office:value="11" calcext:value-type="float">
            <text:p>11</text:p>
          </table:table-cell>
          <table:table-cell table:formula="of:=[.C114]*0.4375" office:value-type="float" office:value="1.3125" calcext:value-type="float">
            <text:p>1.3125</text:p>
          </table:table-cell>
          <table:table-cell table:formula="of:=[.D114]*0.5625" office:value-type="float" office:value="4.5" calcext:value-type="float">
            <text:p>4.5</text:p>
          </table:table-cell>
          <table:table-cell table:formula="of:=([.C114]-[.F114])^2/[.F114]" office:value-type="float" office:value="2.16964285714286" calcext:value-type="float">
            <text:p>2.1696428571</text:p>
          </table:table-cell>
          <table:table-cell table:formula="of:=([.D114]-[.G114])^2/[.G114]" office:value-type="float" office:value="2.72222222222222" calcext:value-type="float">
            <text:p>2.7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8-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C115:.D115])" office:value-type="float" office:value="52" calcext:value-type="float">
            <text:p>52</text:p>
          </table:table-cell>
          <table:table-cell table:formula="of:=[.C115]*0.4375" office:value-type="float" office:value="13.125" calcext:value-type="float">
            <text:p>13.125</text:p>
          </table:table-cell>
          <table:table-cell table:formula="of:=[.D115]*0.5625" office:value-type="float" office:value="12.375" calcext:value-type="float">
            <text:p>12.375</text:p>
          </table:table-cell>
          <table:table-cell table:formula="of:=([.C115]-[.F115])^2/[.F115]" office:value-type="float" office:value="21.6964285714286" calcext:value-type="float">
            <text:p>21.6964285714</text:p>
          </table:table-cell>
          <table:table-cell table:formula="of:=([.D115]-[.G115])^2/[.G115]" office:value-type="float" office:value="7.48611111111111" calcext:value-type="float">
            <text:p>7.48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116:.D116])" office:value-type="float" office:value="3" calcext:value-type="float">
            <text:p>3</text:p>
          </table:table-cell>
          <table:table-cell table:formula="of:=[.C116]*0.4375" office:value-type="float" office:value="0" calcext:value-type="float">
            <text:p>0</text:p>
          </table:table-cell>
          <table:table-cell table:formula="of:=[.D116]*0.5625" office:value-type="float" office:value="1.6875" calcext:value-type="float">
            <text:p>1.6875</text:p>
          </table:table-cell>
          <table:table-cell table:formula="of:=([.C116]-[.F116])^2/[.F116]" office:value-type="string" office:string-value="" calcext:value-type="error">
            <text:p>#DIV/0!</text:p>
          </table:table-cell>
          <table:table-cell table:formula="of:=([.D116]-[.G116])^2/[.G116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n-GTT-9-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17:.D117])" office:value-type="float" office:value="5" calcext:value-type="float">
            <text:p>5</text:p>
          </table:table-cell>
          <table:table-cell table:formula="of:=[.C117]*0.4375" office:value-type="float" office:value="1.3125" calcext:value-type="float">
            <text:p>1.3125</text:p>
          </table:table-cell>
          <table:table-cell table:formula="of:=[.D117]*0.5625" office:value-type="float" office:value="1.125" calcext:value-type="float">
            <text:p>1.125</text:p>
          </table:table-cell>
          <table:table-cell table:formula="of:=([.C117]-[.F117])^2/[.F117]" office:value-type="float" office:value="2.16964285714286" calcext:value-type="float">
            <text:p>2.1696428571</text:p>
          </table:table-cell>
          <table:table-cell table:formula="of:=([.D117]-[.G117])^2/[.G117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1-1</text:p>
          </table:table-cell>
          <table:table-cell office:value-type="float" office:value="72" calcext:value-type="float">
            <text:p>72</text:p>
          </table:table-cell>
          <table:table-cell office:value-type="float" office:value="872" calcext:value-type="float">
            <text:p>872</text:p>
          </table:table-cell>
          <table:table-cell office:value-type="float" office:value="638" calcext:value-type="float">
            <text:p>638</text:p>
          </table:table-cell>
          <table:table-cell table:formula="of:=SUM([.C118:.D118])" office:value-type="float" office:value="1510" calcext:value-type="float">
            <text:p>1510</text:p>
          </table:table-cell>
          <table:table-cell table:formula="of:=[.C118]*0.4375" office:value-type="float" office:value="381.5" calcext:value-type="float">
            <text:p>381.5</text:p>
          </table:table-cell>
          <table:table-cell table:formula="of:=[.D118]*0.5625" office:value-type="float" office:value="358.875" calcext:value-type="float">
            <text:p>358.875</text:p>
          </table:table-cell>
          <table:table-cell table:formula="of:=([.C118]-[.F118])^2/[.F118]" office:value-type="float" office:value="630.642857142857" calcext:value-type="float">
            <text:p>630.6428571429</text:p>
          </table:table-cell>
          <table:table-cell table:formula="of:=([.D118]-[.G118])^2/[.G118]" office:value-type="float" office:value="217.097222222222" calcext:value-type="float">
            <text:p>217.0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10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9:.D119])" office:value-type="float" office:value="0" calcext:value-type="float">
            <text:p>0</text:p>
          </table:table-cell>
          <table:table-cell table:formula="of:=[.C119]*0.4375" office:value-type="float" office:value="0" calcext:value-type="float">
            <text:p>0</text:p>
          </table:table-cell>
          <table:table-cell table:formula="of:=[.D119]*0.5625" office:value-type="float" office:value="0" calcext:value-type="float">
            <text:p>0</text:p>
          </table:table-cell>
          <table:table-cell table:formula="of:=([.C119]-[.F119])^2/[.F119]" office:value-type="string" office:string-value="" calcext:value-type="error">
            <text:p>#DIV/0!</text:p>
          </table:table-cell>
          <table:table-cell table:formula="of:=([.D119]-[.G119])^2/[.G1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Asp-GT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703" calcext:value-type="float">
            <text:p>703</text:p>
          </table:table-cell>
          <table:table-cell table:style-name="ce1" table:formula="of:=SUM([.C120:.D120])" office:value-type="float" office:value="1672" calcext:value-type="float">
            <text:p>1672</text:p>
          </table:table-cell>
          <table:table-cell table:style-name="ce1" table:formula="of:=[.C120]*0.4375" office:value-type="float" office:value="423.9375" calcext:value-type="float">
            <text:p>423.9375</text:p>
          </table:table-cell>
          <table:table-cell table:style-name="ce1" table:formula="of:=[.D120]*0.5625" office:value-type="float" office:value="395.4375" calcext:value-type="float">
            <text:p>395.4375</text:p>
          </table:table-cell>
          <table:table-cell table:style-name="ce1" table:formula="of:=([.C120]-[.F120])^2/[.F120]" office:value-type="float" office:value="700.794642857143" calcext:value-type="float">
            <text:p>700.7946428571</text:p>
          </table:table-cell>
          <table:table-cell table:style-name="ce1" table:formula="of:=([.D120]-[.G120])^2/[.G120]" office:value-type="float" office:value="239.215277777778" calcext:value-type="float">
            <text:p>239.2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1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734" calcext:value-type="float">
            <text:p>734</text:p>
          </table:table-cell>
          <table:table-cell table:style-name="ce1" table:formula="of:=SUM([.C121:.D121])" office:value-type="float" office:value="1719" calcext:value-type="float">
            <text:p>1719</text:p>
          </table:table-cell>
          <table:table-cell table:style-name="ce1" table:formula="of:=[.C121]*0.4375" office:value-type="float" office:value="430.9375" calcext:value-type="float">
            <text:p>430.9375</text:p>
          </table:table-cell>
          <table:table-cell table:style-name="ce1" table:formula="of:=[.D121]*0.5625" office:value-type="float" office:value="412.875" calcext:value-type="float">
            <text:p>412.875</text:p>
          </table:table-cell>
          <table:table-cell table:style-name="ce1" table:formula="of:=([.C121]-[.F121])^2/[.F121]" office:value-type="float" office:value="712.366071428571" calcext:value-type="float">
            <text:p>712.3660714286</text:p>
          </table:table-cell>
          <table:table-cell table:style-name="ce1" table:formula="of:=([.D121]-[.G121])^2/[.G121]" office:value-type="float" office:value="249.763888888889" calcext:value-type="float">
            <text:p>249.7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1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703" calcext:value-type="float">
            <text:p>703</text:p>
          </table:table-cell>
          <table:table-cell table:style-name="ce1" table:formula="of:=SUM([.C122:.D122])" office:value-type="float" office:value="1638" calcext:value-type="float">
            <text:p>1638</text:p>
          </table:table-cell>
          <table:table-cell table:style-name="ce1" table:formula="of:=[.C122]*0.4375" office:value-type="float" office:value="409.0625" calcext:value-type="float">
            <text:p>409.0625</text:p>
          </table:table-cell>
          <table:table-cell table:style-name="ce1" table:formula="of:=[.D122]*0.5625" office:value-type="float" office:value="395.4375" calcext:value-type="float">
            <text:p>395.4375</text:p>
          </table:table-cell>
          <table:table-cell table:style-name="ce1" table:formula="of:=([.C122]-[.F122])^2/[.F122]" office:value-type="float" office:value="676.205357142857" calcext:value-type="float">
            <text:p>676.2053571429</text:p>
          </table:table-cell>
          <table:table-cell table:style-name="ce1" table:formula="of:=([.D122]-[.G122])^2/[.G122]" office:value-type="float" office:value="239.215277777778" calcext:value-type="float">
            <text:p>239.2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761" calcext:value-type="float">
            <text:p>761</text:p>
          </table:table-cell>
          <table:table-cell table:style-name="ce1" table:formula="of:=SUM([.C123:.D123])" office:value-type="float" office:value="1760" calcext:value-type="float">
            <text:p>1760</text:p>
          </table:table-cell>
          <table:table-cell table:style-name="ce1" table:formula="of:=[.C123]*0.4375" office:value-type="float" office:value="437.0625" calcext:value-type="float">
            <text:p>437.0625</text:p>
          </table:table-cell>
          <table:table-cell table:style-name="ce1" table:formula="of:=[.D123]*0.5625" office:value-type="float" office:value="428.0625" calcext:value-type="float">
            <text:p>428.0625</text:p>
          </table:table-cell>
          <table:table-cell table:style-name="ce1" table:formula="of:=([.C123]-[.F123])^2/[.F123]" office:value-type="float" office:value="722.491071428571" calcext:value-type="float">
            <text:p>722.4910714286</text:p>
          </table:table-cell>
          <table:table-cell table:style-name="ce1" table:formula="of:=([.D123]-[.G123])^2/[.G123]" office:value-type="float" office:value="258.951388888889" calcext:value-type="float">
            <text:p>258.95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724" calcext:value-type="float">
            <text:p>724</text:p>
          </table:table-cell>
          <table:table-cell table:style-name="ce1" table:formula="of:=SUM([.C124:.D124])" office:value-type="float" office:value="1684" calcext:value-type="float">
            <text:p>1684</text:p>
          </table:table-cell>
          <table:table-cell table:style-name="ce1" table:formula="of:=[.C124]*0.4375" office:value-type="float" office:value="420" calcext:value-type="float">
            <text:p>420</text:p>
          </table:table-cell>
          <table:table-cell table:style-name="ce1" table:formula="of:=[.D124]*0.5625" office:value-type="float" office:value="407.25" calcext:value-type="float">
            <text:p>407.25</text:p>
          </table:table-cell>
          <table:table-cell table:style-name="ce1" table:formula="of:=([.C124]-[.F124])^2/[.F124]" office:value-type="float" office:value="694.285714285714" calcext:value-type="float">
            <text:p>694.2857142857</text:p>
          </table:table-cell>
          <table:table-cell table:style-name="ce1" table:formula="of:=([.D124]-[.G124])^2/[.G124]" office:value-type="float" office:value="246.361111111111" calcext:value-type="float">
            <text:p>246.36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758" calcext:value-type="float">
            <text:p>758</text:p>
          </table:table-cell>
          <table:table-cell table:style-name="ce1" table:formula="of:=SUM([.C125:.D125])" office:value-type="float" office:value="1720" calcext:value-type="float">
            <text:p>1720</text:p>
          </table:table-cell>
          <table:table-cell table:style-name="ce1" table:formula="of:=[.C125]*0.4375" office:value-type="float" office:value="420.875" calcext:value-type="float">
            <text:p>420.875</text:p>
          </table:table-cell>
          <table:table-cell table:style-name="ce1" table:formula="of:=[.D125]*0.5625" office:value-type="float" office:value="426.375" calcext:value-type="float">
            <text:p>426.375</text:p>
          </table:table-cell>
          <table:table-cell table:style-name="ce1" table:formula="of:=([.C125]-[.F125])^2/[.F125]" office:value-type="float" office:value="695.732142857143" calcext:value-type="float">
            <text:p>695.7321428571</text:p>
          </table:table-cell>
          <table:table-cell table:style-name="ce1" table:formula="of:=([.D125]-[.G125])^2/[.G125]" office:value-type="float" office:value="257.930555555556" calcext:value-type="float">
            <text:p>257.930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751" calcext:value-type="float">
            <text:p>751</text:p>
          </table:table-cell>
          <table:table-cell table:style-name="ce1" table:formula="of:=SUM([.C126:.D126])" office:value-type="float" office:value="1739" calcext:value-type="float">
            <text:p>1739</text:p>
          </table:table-cell>
          <table:table-cell table:style-name="ce1" table:formula="of:=[.C126]*0.4375" office:value-type="float" office:value="432.25" calcext:value-type="float">
            <text:p>432.25</text:p>
          </table:table-cell>
          <table:table-cell table:style-name="ce1" table:formula="of:=[.D126]*0.5625" office:value-type="float" office:value="422.4375" calcext:value-type="float">
            <text:p>422.4375</text:p>
          </table:table-cell>
          <table:table-cell table:style-name="ce1" table:formula="of:=([.C126]-[.F126])^2/[.F126]" office:value-type="float" office:value="714.535714285714" calcext:value-type="float">
            <text:p>714.5357142857</text:p>
          </table:table-cell>
          <table:table-cell table:style-name="ce1" table:formula="of:=([.D126]-[.G126])^2/[.G126]" office:value-type="float" office:value="255.548611111111" calcext:value-type="float">
            <text:p>255.548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735" calcext:value-type="float">
            <text:p>735</text:p>
          </table:table-cell>
          <table:table-cell table:style-name="ce1" table:formula="of:=SUM([.C127:.D127])" office:value-type="float" office:value="1639" calcext:value-type="float">
            <text:p>1639</text:p>
          </table:table-cell>
          <table:table-cell table:style-name="ce1" table:formula="of:=[.C127]*0.4375" office:value-type="float" office:value="395.5" calcext:value-type="float">
            <text:p>395.5</text:p>
          </table:table-cell>
          <table:table-cell table:style-name="ce1" table:formula="of:=[.D127]*0.5625" office:value-type="float" office:value="413.4375" calcext:value-type="float">
            <text:p>413.4375</text:p>
          </table:table-cell>
          <table:table-cell table:style-name="ce1" table:formula="of:=([.C127]-[.F127])^2/[.F127]" office:value-type="float" office:value="653.785714285714" calcext:value-type="float">
            <text:p>653.7857142857</text:p>
          </table:table-cell>
          <table:table-cell table:style-name="ce1" table:formula="of:=([.D127]-[.G127])^2/[.G127]" office:value-type="float" office:value="250.104166666667" calcext:value-type="float">
            <text:p>250.104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formula="of:=SUM([.C128:.D128])" office:value-type="float" office:value="1705" calcext:value-type="float">
            <text:p>1705</text:p>
          </table:table-cell>
          <table:table-cell table:style-name="ce1" table:formula="of:=[.C128]*0.4375" office:value-type="float" office:value="438.8125" calcext:value-type="float">
            <text:p>438.8125</text:p>
          </table:table-cell>
          <table:table-cell table:style-name="ce1" table:formula="of:=[.D128]*0.5625" office:value-type="float" office:value="394.875" calcext:value-type="float">
            <text:p>394.875</text:p>
          </table:table-cell>
          <table:table-cell table:style-name="ce1" table:formula="of:=([.C128]-[.F128])^2/[.F128]" office:value-type="float" office:value="725.383928571429" calcext:value-type="float">
            <text:p>725.3839285714</text:p>
          </table:table-cell>
          <table:table-cell table:style-name="ce1" table:formula="of:=([.D128]-[.G128])^2/[.G128]" office:value-type="float" office:value="238.875" calcext:value-type="float">
            <text:p>238.8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formula="of:=SUM([.C129:.D129])" office:value-type="float" office:value="1681" calcext:value-type="float">
            <text:p>1681</text:p>
          </table:table-cell>
          <table:table-cell table:style-name="ce1" table:formula="of:=[.C129]*0.4375" office:value-type="float" office:value="422.625" calcext:value-type="float">
            <text:p>422.625</text:p>
          </table:table-cell>
          <table:table-cell table:style-name="ce1" table:formula="of:=[.D129]*0.5625" office:value-type="float" office:value="402.1875" calcext:value-type="float">
            <text:p>402.1875</text:p>
          </table:table-cell>
          <table:table-cell table:style-name="ce1" table:formula="of:=([.C129]-[.F129])^2/[.F129]" office:value-type="float" office:value="698.625" calcext:value-type="float">
            <text:p>698.625</text:p>
          </table:table-cell>
          <table:table-cell table:style-name="ce1" table:formula="of:=([.D129]-[.G129])^2/[.G129]" office:value-type="float" office:value="243.298611111111" calcext:value-type="float">
            <text:p>243.298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Asp-GTC-2-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733" calcext:value-type="float">
            <text:p>733</text:p>
          </table:table-cell>
          <table:table-cell table:style-name="ce1" table:formula="of:=SUM([.C130:.D130])" office:value-type="float" office:value="1703" calcext:value-type="float">
            <text:p>1703</text:p>
          </table:table-cell>
          <table:table-cell table:style-name="ce1" table:formula="of:=[.C130]*0.4375" office:value-type="float" office:value="424.375" calcext:value-type="float">
            <text:p>424.375</text:p>
          </table:table-cell>
          <table:table-cell table:style-name="ce1" table:formula="of:=[.D130]*0.5625" office:value-type="float" office:value="412.3125" calcext:value-type="float">
            <text:p>412.3125</text:p>
          </table:table-cell>
          <table:table-cell table:style-name="ce1" table:formula="of:=([.C130]-[.F130])^2/[.F130]" office:value-type="float" office:value="701.517857142857" calcext:value-type="float">
            <text:p>701.5178571429</text:p>
          </table:table-cell>
          <table:table-cell table:style-name="ce1" table:formula="of:=([.D130]-[.G130])^2/[.G130]" office:value-type="float" office:value="249.423611111111" calcext:value-type="float">
            <text:p>249.423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Asp-GTC-3-1</text:p>
          </table:table-cell>
          <table:table-cell table:number-columns-repeated="3" office:value-type="float" office:value="72" calcext:value-type="float">
            <text:p>72</text:p>
          </table:table-cell>
          <table:table-cell table:formula="of:=SUM([.C131:.D131])" office:value-type="float" office:value="144" calcext:value-type="float">
            <text:p>144</text:p>
          </table:table-cell>
          <table:table-cell table:formula="of:=[.C131]*0.4375" office:value-type="float" office:value="31.5" calcext:value-type="float">
            <text:p>31.5</text:p>
          </table:table-cell>
          <table:table-cell table:formula="of:=[.D131]*0.5625" office:value-type="float" office:value="40.5" calcext:value-type="float">
            <text:p>40.5</text:p>
          </table:table-cell>
          <table:table-cell table:formula="of:=([.C131]-[.F131])^2/[.F131]" office:value-type="float" office:value="52.0714285714286" calcext:value-type="float">
            <text:p>52.0714285714</text:p>
          </table:table-cell>
          <table:table-cell table:formula="of:=([.D131]-[.G131])^2/[.G131]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2:.D132])" office:value-type="float" office:value="0" calcext:value-type="float">
            <text:p>0</text:p>
          </table:table-cell>
          <table:table-cell table:formula="of:=[.C132]*0.4375" office:value-type="float" office:value="0" calcext:value-type="float">
            <text:p>0</text:p>
          </table:table-cell>
          <table:table-cell table:formula="of:=[.D132]*0.5625" office:value-type="float" office:value="0" calcext:value-type="float">
            <text:p>0</text:p>
          </table:table-cell>
          <table:table-cell table:formula="of:=([.C132]-[.F132])^2/[.F132]" office:value-type="string" office:string-value="" calcext:value-type="error">
            <text:p>#DIV/0!</text:p>
          </table:table-cell>
          <table:table-cell table:formula="of:=([.D132]-[.G132])^2/[.G13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3:.D133])" office:value-type="float" office:value="1" calcext:value-type="float">
            <text:p>1</text:p>
          </table:table-cell>
          <table:table-cell table:formula="of:=[.C133]*0.4375" office:value-type="float" office:value="0.4375" calcext:value-type="float">
            <text:p>0.4375</text:p>
          </table:table-cell>
          <table:table-cell table:formula="of:=[.D133]*0.5625" office:value-type="float" office:value="0" calcext:value-type="float">
            <text:p>0</text:p>
          </table:table-cell>
          <table:table-cell table:formula="of:=([.C133]-[.F133])^2/[.F133]" office:value-type="float" office:value="0.723214285714286" calcext:value-type="float">
            <text:p>0.7232142857</text:p>
          </table:table-cell>
          <table:table-cell table:formula="of:=([.D133]-[.G133])^2/[.G13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4:.D134])" office:value-type="float" office:value="0" calcext:value-type="float">
            <text:p>0</text:p>
          </table:table-cell>
          <table:table-cell table:formula="of:=[.C134]*0.4375" office:value-type="float" office:value="0" calcext:value-type="float">
            <text:p>0</text:p>
          </table:table-cell>
          <table:table-cell table:formula="of:=[.D134]*0.5625" office:value-type="float" office:value="0" calcext:value-type="float">
            <text:p>0</text:p>
          </table:table-cell>
          <table:table-cell table:formula="of:=([.C134]-[.F134])^2/[.F134]" office:value-type="string" office:string-value="" calcext:value-type="error">
            <text:p>#DIV/0!</text:p>
          </table:table-cell>
          <table:table-cell table:formula="of:=([.D134]-[.G134])^2/[.G13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35:.D135])" office:value-type="float" office:value="1" calcext:value-type="float">
            <text:p>1</text:p>
          </table:table-cell>
          <table:table-cell table:formula="of:=[.C135]*0.4375" office:value-type="float" office:value="0" calcext:value-type="float">
            <text:p>0</text:p>
          </table:table-cell>
          <table:table-cell table:formula="of:=[.D135]*0.5625" office:value-type="float" office:value="0.5625" calcext:value-type="float">
            <text:p>0.5625</text:p>
          </table:table-cell>
          <table:table-cell table:formula="of:=([.C135]-[.F135])^2/[.F135]" office:value-type="string" office:string-value="" calcext:value-type="error">
            <text:p>#DIV/0!</text:p>
          </table:table-cell>
          <table:table-cell table:formula="of:=([.D135]-[.G135])^2/[.G13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6:.D136])" office:value-type="float" office:value="0" calcext:value-type="float">
            <text:p>0</text:p>
          </table:table-cell>
          <table:table-cell table:formula="of:=[.C136]*0.4375" office:value-type="float" office:value="0" calcext:value-type="float">
            <text:p>0</text:p>
          </table:table-cell>
          <table:table-cell table:formula="of:=[.D136]*0.5625" office:value-type="float" office:value="0" calcext:value-type="float">
            <text:p>0</text:p>
          </table:table-cell>
          <table:table-cell table:formula="of:=([.C136]-[.F136])^2/[.F136]" office:value-type="string" office:string-value="" calcext:value-type="error">
            <text:p>#DIV/0!</text:p>
          </table:table-cell>
          <table:table-cell table:formula="of:=([.D136]-[.G136])^2/[.G13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Asp-GTC-9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7:.D137])" office:value-type="float" office:value="0" calcext:value-type="float">
            <text:p>0</text:p>
          </table:table-cell>
          <table:table-cell table:formula="of:=[.C137]*0.4375" office:value-type="float" office:value="0" calcext:value-type="float">
            <text:p>0</text:p>
          </table:table-cell>
          <table:table-cell table:formula="of:=[.D137]*0.5625" office:value-type="float" office:value="0" calcext:value-type="float">
            <text:p>0</text:p>
          </table:table-cell>
          <table:table-cell table:formula="of:=([.C137]-[.F137])^2/[.F137]" office:value-type="string" office:string-value="" calcext:value-type="error">
            <text:p>#DIV/0!</text:p>
          </table:table-cell>
          <table:table-cell table:formula="of:=([.D137]-[.G137])^2/[.G13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ACA-1-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38:.D138])" office:value-type="float" office:value="0" calcext:value-type="float">
            <text:p>0</text:p>
          </table:table-cell>
          <table:table-cell table:formula="of:=[.C138]*0.4375" office:value-type="float" office:value="0" calcext:value-type="float">
            <text:p>0</text:p>
          </table:table-cell>
          <table:table-cell table:formula="of:=[.D138]*0.5625" office:value-type="float" office:value="0" calcext:value-type="float">
            <text:p>0</text:p>
          </table:table-cell>
          <table:table-cell table:formula="of:=([.C138]-[.F138])^2/[.F138]" office:value-type="string" office:string-value="" calcext:value-type="error">
            <text:p>#DIV/0!</text:p>
          </table:table-cell>
          <table:table-cell table:formula="of:=([.D138]-[.G138])^2/[.G13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139:.D139])" office:value-type="float" office:value="6" calcext:value-type="float">
            <text:p>6</text:p>
          </table:table-cell>
          <table:table-cell table:formula="of:=[.C139]*0.4375" office:value-type="float" office:value="0.4375" calcext:value-type="float">
            <text:p>0.4375</text:p>
          </table:table-cell>
          <table:table-cell table:formula="of:=[.D139]*0.5625" office:value-type="float" office:value="2.8125" calcext:value-type="float">
            <text:p>2.8125</text:p>
          </table:table-cell>
          <table:table-cell table:formula="of:=([.C139]-[.F139])^2/[.F139]" office:value-type="float" office:value="0.723214285714286" calcext:value-type="float">
            <text:p>0.7232142857</text:p>
          </table:table-cell>
          <table:table-cell table:formula="of:=([.D139]-[.G139])^2/[.G139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0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40:.D140])" office:value-type="float" office:value="4" calcext:value-type="float">
            <text:p>4</text:p>
          </table:table-cell>
          <table:table-cell table:formula="of:=[.C140]*0.4375" office:value-type="float" office:value="0.4375" calcext:value-type="float">
            <text:p>0.4375</text:p>
          </table:table-cell>
          <table:table-cell table:formula="of:=[.D140]*0.5625" office:value-type="float" office:value="1.6875" calcext:value-type="float">
            <text:p>1.6875</text:p>
          </table:table-cell>
          <table:table-cell table:formula="of:=([.C140]-[.F140])^2/[.F140]" office:value-type="float" office:value="0.723214285714286" calcext:value-type="float">
            <text:p>0.7232142857</text:p>
          </table:table-cell>
          <table:table-cell table:formula="of:=([.D140]-[.G140])^2/[.G14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1-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SUM([.C141:.D141])" office:value-type="float" office:value="21" calcext:value-type="float">
            <text:p>21</text:p>
          </table:table-cell>
          <table:table-cell table:formula="of:=[.C141]*0.4375" office:value-type="float" office:value="5.6875" calcext:value-type="float">
            <text:p>5.6875</text:p>
          </table:table-cell>
          <table:table-cell table:formula="of:=[.D141]*0.5625" office:value-type="float" office:value="4.5" calcext:value-type="float">
            <text:p>4.5</text:p>
          </table:table-cell>
          <table:table-cell table:formula="of:=([.C141]-[.F141])^2/[.F141]" office:value-type="float" office:value="9.40178571428571" calcext:value-type="float">
            <text:p>9.4017857143</text:p>
          </table:table-cell>
          <table:table-cell table:formula="of:=([.D141]-[.G141])^2/[.G141]" office:value-type="float" office:value="2.72222222222222" calcext:value-type="float">
            <text:p>2.7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2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42:.D142])" office:value-type="float" office:value="9" calcext:value-type="float">
            <text:p>9</text:p>
          </table:table-cell>
          <table:table-cell table:formula="of:=[.C142]*0.4375" office:value-type="float" office:value="1.3125" calcext:value-type="float">
            <text:p>1.3125</text:p>
          </table:table-cell>
          <table:table-cell table:formula="of:=[.D142]*0.5625" office:value-type="float" office:value="3.375" calcext:value-type="float">
            <text:p>3.375</text:p>
          </table:table-cell>
          <table:table-cell table:formula="of:=([.C142]-[.F142])^2/[.F142]" office:value-type="float" office:value="2.16964285714286" calcext:value-type="float">
            <text:p>2.1696428571</text:p>
          </table:table-cell>
          <table:table-cell table:formula="of:=([.D142]-[.G142])^2/[.G142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3-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C143:.D143])" office:value-type="float" office:value="21" calcext:value-type="float">
            <text:p>21</text:p>
          </table:table-cell>
          <table:table-cell table:formula="of:=[.C143]*0.4375" office:value-type="float" office:value="5.25" calcext:value-type="float">
            <text:p>5.25</text:p>
          </table:table-cell>
          <table:table-cell table:formula="of:=[.D143]*0.5625" office:value-type="float" office:value="5.0625" calcext:value-type="float">
            <text:p>5.0625</text:p>
          </table:table-cell>
          <table:table-cell table:formula="of:=([.C143]-[.F143])^2/[.F143]" office:value-type="float" office:value="8.67857142857143" calcext:value-type="float">
            <text:p>8.6785714286</text:p>
          </table:table-cell>
          <table:table-cell table:formula="of:=([.D143]-[.G143])^2/[.G143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4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C144:.D144])" office:value-type="float" office:value="16" calcext:value-type="float">
            <text:p>16</text:p>
          </table:table-cell>
          <table:table-cell table:formula="of:=[.C144]*0.4375" office:value-type="float" office:value="3.0625" calcext:value-type="float">
            <text:p>3.0625</text:p>
          </table:table-cell>
          <table:table-cell table:formula="of:=[.D144]*0.5625" office:value-type="float" office:value="5.0625" calcext:value-type="float">
            <text:p>5.0625</text:p>
          </table:table-cell>
          <table:table-cell table:formula="of:=([.C144]-[.F144])^2/[.F144]" office:value-type="float" office:value="5.0625" calcext:value-type="float">
            <text:p>5.0625</text:p>
          </table:table-cell>
          <table:table-cell table:formula="of:=([.D144]-[.G144])^2/[.G144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5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145:.D145])" office:value-type="float" office:value="3" calcext:value-type="float">
            <text:p>3</text:p>
          </table:table-cell>
          <table:table-cell table:formula="of:=[.C145]*0.4375" office:value-type="float" office:value="1.3125" calcext:value-type="float">
            <text:p>1.3125</text:p>
          </table:table-cell>
          <table:table-cell table:formula="of:=[.D145]*0.5625" office:value-type="float" office:value="0" calcext:value-type="float">
            <text:p>0</text:p>
          </table:table-cell>
          <table:table-cell table:formula="of:=([.C145]-[.F145])^2/[.F145]" office:value-type="float" office:value="2.16964285714286" calcext:value-type="float">
            <text:p>2.1696428571</text:p>
          </table:table-cell>
          <table:table-cell table:formula="of:=([.D145]-[.G145])^2/[.G14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6:.D146])" office:value-type="float" office:value="0" calcext:value-type="float">
            <text:p>0</text:p>
          </table:table-cell>
          <table:table-cell table:formula="of:=[.C146]*0.4375" office:value-type="float" office:value="0" calcext:value-type="float">
            <text:p>0</text:p>
          </table:table-cell>
          <table:table-cell table:formula="of:=[.D146]*0.5625" office:value-type="float" office:value="0" calcext:value-type="float">
            <text:p>0</text:p>
          </table:table-cell>
          <table:table-cell table:formula="of:=([.C146]-[.F146])^2/[.F146]" office:value-type="string" office:string-value="" calcext:value-type="error">
            <text:p>#DIV/0!</text:p>
          </table:table-cell>
          <table:table-cell table:formula="of:=([.D146]-[.G146])^2/[.G14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47:.D147])" office:value-type="float" office:value="2" calcext:value-type="float">
            <text:p>2</text:p>
          </table:table-cell>
          <table:table-cell table:formula="of:=[.C147]*0.4375" office:value-type="float" office:value="0" calcext:value-type="float">
            <text:p>0</text:p>
          </table:table-cell>
          <table:table-cell table:formula="of:=[.D147]*0.5625" office:value-type="float" office:value="1.125" calcext:value-type="float">
            <text:p>1.125</text:p>
          </table:table-cell>
          <table:table-cell table:formula="of:=([.C147]-[.F147])^2/[.F147]" office:value-type="string" office:string-value="" calcext:value-type="error">
            <text:p>#DIV/0!</text:p>
          </table:table-cell>
          <table:table-cell table:formula="of:=([.D147]-[.G147])^2/[.G147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48:.D148])" office:value-type="float" office:value="4" calcext:value-type="float">
            <text:p>4</text:p>
          </table:table-cell>
          <table:table-cell table:formula="of:=[.C148]*0.4375" office:value-type="float" office:value="0.875" calcext:value-type="float">
            <text:p>0.875</text:p>
          </table:table-cell>
          <table:table-cell table:formula="of:=[.D148]*0.5625" office:value-type="float" office:value="1.125" calcext:value-type="float">
            <text:p>1.125</text:p>
          </table:table-cell>
          <table:table-cell table:formula="of:=([.C148]-[.F148])^2/[.F148]" office:value-type="float" office:value="1.44642857142857" calcext:value-type="float">
            <text:p>1.4464285714</text:p>
          </table:table-cell>
          <table:table-cell table:formula="of:=([.D148]-[.G148])^2/[.G148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19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149:.D149])" office:value-type="float" office:value="8" calcext:value-type="float">
            <text:p>8</text:p>
          </table:table-cell>
          <table:table-cell table:formula="of:=[.C149]*0.4375" office:value-type="float" office:value="2.1875" calcext:value-type="float">
            <text:p>2.1875</text:p>
          </table:table-cell>
          <table:table-cell table:formula="of:=[.D149]*0.5625" office:value-type="float" office:value="1.6875" calcext:value-type="float">
            <text:p>1.6875</text:p>
          </table:table-cell>
          <table:table-cell table:formula="of:=([.C149]-[.F149])^2/[.F149]" office:value-type="float" office:value="3.61607142857143" calcext:value-type="float">
            <text:p>3.6160714286</text:p>
          </table:table-cell>
          <table:table-cell table:formula="of:=([.D149]-[.G149])^2/[.G149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formula="of:=SUM([.C150:.D150])" office:value-type="float" office:value="132" calcext:value-type="float">
            <text:p>132</text:p>
          </table:table-cell>
          <table:table-cell table:formula="of:=[.C150]*0.4375" office:value-type="float" office:value="34.5625" calcext:value-type="float">
            <text:p>34.5625</text:p>
          </table:table-cell>
          <table:table-cell table:formula="of:=[.D150]*0.5625" office:value-type="float" office:value="29.8125" calcext:value-type="float">
            <text:p>29.8125</text:p>
          </table:table-cell>
          <table:table-cell table:formula="of:=([.C150]-[.F150])^2/[.F150]" office:value-type="float" office:value="57.1339285714286" calcext:value-type="float">
            <text:p>57.1339285714</text:p>
          </table:table-cell>
          <table:table-cell table:formula="of:=([.D150]-[.G150])^2/[.G150]" office:value-type="float" office:value="18.0347222222222" calcext:value-type="float">
            <text:p>18.03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SUM([.C151:.D151])" office:value-type="float" office:value="127" calcext:value-type="float">
            <text:p>127</text:p>
          </table:table-cell>
          <table:table-cell table:formula="of:=[.C151]*0.4375" office:value-type="float" office:value="26.6875" calcext:value-type="float">
            <text:p>26.6875</text:p>
          </table:table-cell>
          <table:table-cell table:formula="of:=[.D151]*0.5625" office:value-type="float" office:value="37.125" calcext:value-type="float">
            <text:p>37.125</text:p>
          </table:table-cell>
          <table:table-cell table:formula="of:=([.C151]-[.F151])^2/[.F151]" office:value-type="float" office:value="44.1160714285714" calcext:value-type="float">
            <text:p>44.1160714286</text:p>
          </table:table-cell>
          <table:table-cell table:formula="of:=([.D151]-[.G151])^2/[.G151]" office:value-type="float" office:value="22.4583333333333" calcext:value-type="float">
            <text:p>22.4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3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SUM([.C152:.D152])" office:value-type="float" office:value="117" calcext:value-type="float">
            <text:p>117</text:p>
          </table:table-cell>
          <table:table-cell table:formula="of:=[.C152]*0.4375" office:value-type="float" office:value="28.4375" calcext:value-type="float">
            <text:p>28.4375</text:p>
          </table:table-cell>
          <table:table-cell table:formula="of:=[.D152]*0.5625" office:value-type="float" office:value="29.25" calcext:value-type="float">
            <text:p>29.25</text:p>
          </table:table-cell>
          <table:table-cell table:formula="of:=([.C152]-[.F152])^2/[.F152]" office:value-type="float" office:value="47.0089285714286" calcext:value-type="float">
            <text:p>47.0089285714</text:p>
          </table:table-cell>
          <table:table-cell table:formula="of:=([.D152]-[.G152])^2/[.G152]" office:value-type="float" office:value="17.6944444444444" calcext:value-type="float">
            <text:p>17.69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-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formula="of:=SUM([.C153:.D153])" office:value-type="float" office:value="116" calcext:value-type="float">
            <text:p>116</text:p>
          </table:table-cell>
          <table:table-cell table:formula="of:=[.C153]*0.4375" office:value-type="float" office:value="28" calcext:value-type="float">
            <text:p>28</text:p>
          </table:table-cell>
          <table:table-cell table:formula="of:=[.D153]*0.5625" office:value-type="float" office:value="29.25" calcext:value-type="float">
            <text:p>29.25</text:p>
          </table:table-cell>
          <table:table-cell table:formula="of:=([.C153]-[.F153])^2/[.F153]" office:value-type="float" office:value="46.2857142857143" calcext:value-type="float">
            <text:p>46.2857142857</text:p>
          </table:table-cell>
          <table:table-cell table:formula="of:=([.D153]-[.G153])^2/[.G153]" office:value-type="float" office:value="17.6944444444444" calcext:value-type="float">
            <text:p>17.69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0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54:.D154])" office:value-type="float" office:value="5" calcext:value-type="float">
            <text:p>5</text:p>
          </table:table-cell>
          <table:table-cell table:formula="of:=[.C154]*0.4375" office:value-type="float" office:value="0.875" calcext:value-type="float">
            <text:p>0.875</text:p>
          </table:table-cell>
          <table:table-cell table:formula="of:=[.D154]*0.5625" office:value-type="float" office:value="1.6875" calcext:value-type="float">
            <text:p>1.6875</text:p>
          </table:table-cell>
          <table:table-cell table:formula="of:=([.C154]-[.F154])^2/[.F154]" office:value-type="float" office:value="1.44642857142857" calcext:value-type="float">
            <text:p>1.4464285714</text:p>
          </table:table-cell>
          <table:table-cell table:formula="of:=([.D154]-[.G154])^2/[.G154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1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5:.D155])" office:value-type="float" office:value="1" calcext:value-type="float">
            <text:p>1</text:p>
          </table:table-cell>
          <table:table-cell table:formula="of:=[.C155]*0.4375" office:value-type="float" office:value="0.4375" calcext:value-type="float">
            <text:p>0.4375</text:p>
          </table:table-cell>
          <table:table-cell table:formula="of:=[.D155]*0.5625" office:value-type="float" office:value="0" calcext:value-type="float">
            <text:p>0</text:p>
          </table:table-cell>
          <table:table-cell table:formula="of:=([.C155]-[.F155])^2/[.F155]" office:value-type="float" office:value="0.723214285714286" calcext:value-type="float">
            <text:p>0.7232142857</text:p>
          </table:table-cell>
          <table:table-cell table:formula="of:=([.D155]-[.G155])^2/[.G15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2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6:.D156])" office:value-type="float" office:value="0" calcext:value-type="float">
            <text:p>0</text:p>
          </table:table-cell>
          <table:table-cell table:formula="of:=[.C156]*0.4375" office:value-type="float" office:value="0" calcext:value-type="float">
            <text:p>0</text:p>
          </table:table-cell>
          <table:table-cell table:formula="of:=[.D156]*0.5625" office:value-type="float" office:value="0" calcext:value-type="float">
            <text:p>0</text:p>
          </table:table-cell>
          <table:table-cell table:formula="of:=([.C156]-[.F156])^2/[.F156]" office:value-type="string" office:string-value="" calcext:value-type="error">
            <text:p>#DIV/0!</text:p>
          </table:table-cell>
          <table:table-cell table:formula="of:=([.D156]-[.G156])^2/[.G1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7:.D157])" office:value-type="float" office:value="0" calcext:value-type="float">
            <text:p>0</text:p>
          </table:table-cell>
          <table:table-cell table:formula="of:=[.C157]*0.4375" office:value-type="float" office:value="0" calcext:value-type="float">
            <text:p>0</text:p>
          </table:table-cell>
          <table:table-cell table:formula="of:=[.D157]*0.5625" office:value-type="float" office:value="0" calcext:value-type="float">
            <text:p>0</text:p>
          </table:table-cell>
          <table:table-cell table:formula="of:=([.C157]-[.F157])^2/[.F157]" office:value-type="string" office:string-value="" calcext:value-type="error">
            <text:p>#DIV/0!</text:p>
          </table:table-cell>
          <table:table-cell table:formula="of:=([.D157]-[.G157])^2/[.G1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8:.D158])" office:value-type="float" office:value="0" calcext:value-type="float">
            <text:p>0</text:p>
          </table:table-cell>
          <table:table-cell table:formula="of:=[.C158]*0.4375" office:value-type="float" office:value="0" calcext:value-type="float">
            <text:p>0</text:p>
          </table:table-cell>
          <table:table-cell table:formula="of:=[.D158]*0.5625" office:value-type="float" office:value="0" calcext:value-type="float">
            <text:p>0</text:p>
          </table:table-cell>
          <table:table-cell table:formula="of:=([.C158]-[.F158])^2/[.F158]" office:value-type="string" office:string-value="" calcext:value-type="error">
            <text:p>#DIV/0!</text:p>
          </table:table-cell>
          <table:table-cell table:formula="of:=([.D158]-[.G158])^2/[.G15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2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9:.D159])" office:value-type="float" office:value="0" calcext:value-type="float">
            <text:p>0</text:p>
          </table:table-cell>
          <table:table-cell table:formula="of:=[.C159]*0.4375" office:value-type="float" office:value="0" calcext:value-type="float">
            <text:p>0</text:p>
          </table:table-cell>
          <table:table-cell table:formula="of:=[.D159]*0.5625" office:value-type="float" office:value="0" calcext:value-type="float">
            <text:p>0</text:p>
          </table:table-cell>
          <table:table-cell table:formula="of:=([.C159]-[.F159])^2/[.F159]" office:value-type="string" office:string-value="" calcext:value-type="error">
            <text:p>#DIV/0!</text:p>
          </table:table-cell>
          <table:table-cell table:formula="of:=([.D159]-[.G159])^2/[.G1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60:.D160])" office:value-type="float" office:value="1" calcext:value-type="float">
            <text:p>1</text:p>
          </table:table-cell>
          <table:table-cell table:formula="of:=[.C160]*0.4375" office:value-type="float" office:value="0.4375" calcext:value-type="float">
            <text:p>0.4375</text:p>
          </table:table-cell>
          <table:table-cell table:formula="of:=[.D160]*0.5625" office:value-type="float" office:value="0" calcext:value-type="float">
            <text:p>0</text:p>
          </table:table-cell>
          <table:table-cell table:formula="of:=([.C160]-[.F160])^2/[.F160]" office:value-type="float" office:value="0.723214285714286" calcext:value-type="float">
            <text:p>0.7232142857</text:p>
          </table:table-cell>
          <table:table-cell table:formula="of:=([.D160]-[.G160])^2/[.G16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4-1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SUM([.C161:.D161])" office:value-type="float" office:value="173" calcext:value-type="float">
            <text:p>173</text:p>
          </table:table-cell>
          <table:table-cell table:formula="of:=[.C161]*0.4375" office:value-type="float" office:value="36.75" calcext:value-type="float">
            <text:p>36.75</text:p>
          </table:table-cell>
          <table:table-cell table:formula="of:=[.D161]*0.5625" office:value-type="float" office:value="50.0625" calcext:value-type="float">
            <text:p>50.0625</text:p>
          </table:table-cell>
          <table:table-cell table:formula="of:=([.C161]-[.F161])^2/[.F161]" office:value-type="float" office:value="60.75" calcext:value-type="float">
            <text:p>60.75</text:p>
          </table:table-cell>
          <table:table-cell table:formula="of:=([.D161]-[.G161])^2/[.G161]" office:value-type="float" office:value="30.2847222222222" calcext:value-type="float">
            <text:p>30.28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5-1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SUM([.C162:.D162])" office:value-type="float" office:value="86" calcext:value-type="float">
            <text:p>86</text:p>
          </table:table-cell>
          <table:table-cell table:formula="of:=[.C162]*0.4375" office:value-type="float" office:value="20.5625" calcext:value-type="float">
            <text:p>20.5625</text:p>
          </table:table-cell>
          <table:table-cell table:formula="of:=[.D162]*0.5625" office:value-type="float" office:value="21.9375" calcext:value-type="float">
            <text:p>21.9375</text:p>
          </table:table-cell>
          <table:table-cell table:formula="of:=([.C162]-[.F162])^2/[.F162]" office:value-type="float" office:value="33.9910714285714" calcext:value-type="float">
            <text:p>33.9910714286</text:p>
          </table:table-cell>
          <table:table-cell table:formula="of:=([.D162]-[.G162])^2/[.G162]" office:value-type="float" office:value="13.2708333333333" calcext:value-type="float">
            <text:p>13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6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63:.D163])" office:value-type="float" office:value="8" calcext:value-type="float">
            <text:p>8</text:p>
          </table:table-cell>
          <table:table-cell table:formula="of:=[.C163]*0.4375" office:value-type="float" office:value="1.3125" calcext:value-type="float">
            <text:p>1.3125</text:p>
          </table:table-cell>
          <table:table-cell table:formula="of:=[.D163]*0.5625" office:value-type="float" office:value="2.8125" calcext:value-type="float">
            <text:p>2.8125</text:p>
          </table:table-cell>
          <table:table-cell table:formula="of:=([.C163]-[.F163])^2/[.F163]" office:value-type="float" office:value="2.16964285714286" calcext:value-type="float">
            <text:p>2.1696428571</text:p>
          </table:table-cell>
          <table:table-cell table:formula="of:=([.D163]-[.G163])^2/[.G163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7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164:.D164])" office:value-type="float" office:value="12" calcext:value-type="float">
            <text:p>12</text:p>
          </table:table-cell>
          <table:table-cell table:formula="of:=[.C164]*0.4375" office:value-type="float" office:value="2.625" calcext:value-type="float">
            <text:p>2.625</text:p>
          </table:table-cell>
          <table:table-cell table:formula="of:=[.D164]*0.5625" office:value-type="float" office:value="3.375" calcext:value-type="float">
            <text:p>3.375</text:p>
          </table:table-cell>
          <table:table-cell table:formula="of:=([.C164]-[.F164])^2/[.F164]" office:value-type="float" office:value="4.33928571428571" calcext:value-type="float">
            <text:p>4.3392857143</text:p>
          </table:table-cell>
          <table:table-cell table:formula="of:=([.D164]-[.G164])^2/[.G164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8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SUM([.C165:.D165])" office:value-type="float" office:value="21" calcext:value-type="float">
            <text:p>21</text:p>
          </table:table-cell>
          <table:table-cell table:formula="of:=[.C165]*0.4375" office:value-type="float" office:value="3.0625" calcext:value-type="float">
            <text:p>3.0625</text:p>
          </table:table-cell>
          <table:table-cell table:formula="of:=[.D165]*0.5625" office:value-type="float" office:value="7.875" calcext:value-type="float">
            <text:p>7.875</text:p>
          </table:table-cell>
          <table:table-cell table:formula="of:=([.C165]-[.F165])^2/[.F165]" office:value-type="float" office:value="5.0625" calcext:value-type="float">
            <text:p>5.0625</text:p>
          </table:table-cell>
          <table:table-cell table:formula="of:=([.D165]-[.G165])^2/[.G165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66:.D166])" office:value-type="float" office:value="7" calcext:value-type="float">
            <text:p>7</text:p>
          </table:table-cell>
          <table:table-cell table:formula="of:=[.C166]*0.4375" office:value-type="float" office:value="1.3125" calcext:value-type="float">
            <text:p>1.3125</text:p>
          </table:table-cell>
          <table:table-cell table:formula="of:=[.D166]*0.5625" office:value-type="float" office:value="2.25" calcext:value-type="float">
            <text:p>2.25</text:p>
          </table:table-cell>
          <table:table-cell table:formula="of:=([.C166]-[.F166])^2/[.F166]" office:value-type="float" office:value="2.16964285714286" calcext:value-type="float">
            <text:p>2.1696428571</text:p>
          </table:table-cell>
          <table:table-cell table:formula="of:=([.D166]-[.G166])^2/[.G166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67:.D167])" office:value-type="float" office:value="7" calcext:value-type="float">
            <text:p>7</text:p>
          </table:table-cell>
          <table:table-cell table:formula="of:=[.C167]*0.4375" office:value-type="float" office:value="1.3125" calcext:value-type="float">
            <text:p>1.3125</text:p>
          </table:table-cell>
          <table:table-cell table:formula="of:=[.D167]*0.5625" office:value-type="float" office:value="2.25" calcext:value-type="float">
            <text:p>2.25</text:p>
          </table:table-cell>
          <table:table-cell table:formula="of:=([.C167]-[.F167])^2/[.F167]" office:value-type="float" office:value="2.16964285714286" calcext:value-type="float">
            <text:p>2.1696428571</text:p>
          </table:table-cell>
          <table:table-cell table:formula="of:=([.D167]-[.G167])^2/[.G167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168:.D168])" office:value-type="float" office:value="8" calcext:value-type="float">
            <text:p>8</text:p>
          </table:table-cell>
          <table:table-cell table:formula="of:=[.C168]*0.4375" office:value-type="float" office:value="1.75" calcext:value-type="float">
            <text:p>1.75</text:p>
          </table:table-cell>
          <table:table-cell table:formula="of:=[.D168]*0.5625" office:value-type="float" office:value="2.25" calcext:value-type="float">
            <text:p>2.25</text:p>
          </table:table-cell>
          <table:table-cell table:formula="of:=([.C168]-[.F168])^2/[.F168]" office:value-type="float" office:value="2.89285714285714" calcext:value-type="float">
            <text:p>2.8928571429</text:p>
          </table:table-cell>
          <table:table-cell table:formula="of:=([.D168]-[.G168])^2/[.G168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Cys-GCA-9-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C169:.D169])" office:value-type="float" office:value="12" calcext:value-type="float">
            <text:p>12</text:p>
          </table:table-cell>
          <table:table-cell table:formula="of:=[.C169]*0.4375" office:value-type="float" office:value="3.5" calcext:value-type="float">
            <text:p>3.5</text:p>
          </table:table-cell>
          <table:table-cell table:formula="of:=[.D169]*0.5625" office:value-type="float" office:value="2.25" calcext:value-type="float">
            <text:p>2.25</text:p>
          </table:table-cell>
          <table:table-cell table:formula="of:=([.C169]-[.F169])^2/[.F169]" office:value-type="float" office:value="5.78571428571429" calcext:value-type="float">
            <text:p>5.7857142857</text:p>
          </table:table-cell>
          <table:table-cell table:formula="of:=([.D169]-[.G169])^2/[.G169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CTG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49" calcext:value-type="float">
            <text:p>3749</text:p>
          </table:table-cell>
          <table:table-cell table:style-name="ce1" office:value-type="float" office:value="4916" calcext:value-type="float">
            <text:p>4916</text:p>
          </table:table-cell>
          <table:table-cell table:style-name="ce1" table:formula="of:=SUM([.C170:.D170])" office:value-type="float" office:value="8665" calcext:value-type="float">
            <text:p>8665</text:p>
          </table:table-cell>
          <table:table-cell table:style-name="ce1" table:formula="of:=[.C170]*0.4375" office:value-type="float" office:value="1640.1875" calcext:value-type="float">
            <text:p>1640.1875</text:p>
          </table:table-cell>
          <table:table-cell table:style-name="ce1" table:formula="of:=[.D170]*0.5625" office:value-type="float" office:value="2765.25" calcext:value-type="float">
            <text:p>2765.25</text:p>
          </table:table-cell>
          <table:table-cell table:style-name="ce1" table:formula="of:=([.C170]-[.F170])^2/[.F170]" office:value-type="float" office:value="2711.33035714286" calcext:value-type="float">
            <text:p>2711.3303571429</text:p>
          </table:table-cell>
          <table:table-cell table:style-name="ce1" table:formula="of:=([.D170]-[.G170])^2/[.G170]" office:value-type="float" office:value="1672.80555555556" calcext:value-type="float">
            <text:p>1672.805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33" calcext:value-type="float">
            <text:p>3733</text:p>
          </table:table-cell>
          <table:table-cell table:style-name="ce1" office:value-type="float" office:value="4967" calcext:value-type="float">
            <text:p>4967</text:p>
          </table:table-cell>
          <table:table-cell table:style-name="ce1" table:formula="of:=SUM([.C171:.D171])" office:value-type="float" office:value="8700" calcext:value-type="float">
            <text:p>8700</text:p>
          </table:table-cell>
          <table:table-cell table:style-name="ce1" table:formula="of:=[.C171]*0.4375" office:value-type="float" office:value="1633.1875" calcext:value-type="float">
            <text:p>1633.1875</text:p>
          </table:table-cell>
          <table:table-cell table:style-name="ce1" table:formula="of:=[.D171]*0.5625" office:value-type="float" office:value="2793.9375" calcext:value-type="float">
            <text:p>2793.9375</text:p>
          </table:table-cell>
          <table:table-cell table:style-name="ce1" table:formula="of:=([.C171]-[.F171])^2/[.F171]" office:value-type="float" office:value="2699.75892857143" calcext:value-type="float">
            <text:p>2699.7589285714</text:p>
          </table:table-cell>
          <table:table-cell table:style-name="ce1" table:formula="of:=([.D171]-[.G171])^2/[.G171]" office:value-type="float" office:value="1690.15972222222" calcext:value-type="float">
            <text:p>1690.159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804" calcext:value-type="float">
            <text:p>3804</text:p>
          </table:table-cell>
          <table:table-cell table:style-name="ce1" office:value-type="float" office:value="4954" calcext:value-type="float">
            <text:p>4954</text:p>
          </table:table-cell>
          <table:table-cell table:style-name="ce1" table:formula="of:=SUM([.C172:.D172])" office:value-type="float" office:value="8758" calcext:value-type="float">
            <text:p>8758</text:p>
          </table:table-cell>
          <table:table-cell table:style-name="ce1" table:formula="of:=[.C172]*0.4375" office:value-type="float" office:value="1664.25" calcext:value-type="float">
            <text:p>1664.25</text:p>
          </table:table-cell>
          <table:table-cell table:style-name="ce1" table:formula="of:=[.D172]*0.5625" office:value-type="float" office:value="2786.625" calcext:value-type="float">
            <text:p>2786.625</text:p>
          </table:table-cell>
          <table:table-cell table:style-name="ce1" table:formula="of:=([.C172]-[.F172])^2/[.F172]" office:value-type="float" office:value="2751.10714285714" calcext:value-type="float">
            <text:p>2751.1071428572</text:p>
          </table:table-cell>
          <table:table-cell table:style-name="ce1" table:formula="of:=([.D172]-[.G172])^2/[.G172]" office:value-type="float" office:value="1685.73611111111" calcext:value-type="float">
            <text:p>1685.73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44" calcext:value-type="float">
            <text:p>3744</text:p>
          </table:table-cell>
          <table:table-cell table:style-name="ce1" office:value-type="float" office:value="4843" calcext:value-type="float">
            <text:p>4843</text:p>
          </table:table-cell>
          <table:table-cell table:style-name="ce1" table:formula="of:=SUM([.C173:.D173])" office:value-type="float" office:value="8587" calcext:value-type="float">
            <text:p>8587</text:p>
          </table:table-cell>
          <table:table-cell table:style-name="ce1" table:formula="of:=[.C173]*0.4375" office:value-type="float" office:value="1638" calcext:value-type="float">
            <text:p>1638</text:p>
          </table:table-cell>
          <table:table-cell table:style-name="ce1" table:formula="of:=[.D173]*0.5625" office:value-type="float" office:value="2724.1875" calcext:value-type="float">
            <text:p>2724.1875</text:p>
          </table:table-cell>
          <table:table-cell table:style-name="ce1" table:formula="of:=([.C173]-[.F173])^2/[.F173]" office:value-type="float" office:value="2707.71428571429" calcext:value-type="float">
            <text:p>2707.7142857143</text:p>
          </table:table-cell>
          <table:table-cell table:style-name="ce1" table:formula="of:=([.D173]-[.G173])^2/[.G173]" office:value-type="float" office:value="1647.96527777778" calcext:value-type="float">
            <text:p>1647.96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1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89" calcext:value-type="float">
            <text:p>3689</text:p>
          </table:table-cell>
          <table:table-cell table:style-name="ce1" office:value-type="float" office:value="4912" calcext:value-type="float">
            <text:p>4912</text:p>
          </table:table-cell>
          <table:table-cell table:style-name="ce1" table:formula="of:=SUM([.C174:.D174])" office:value-type="float" office:value="8601" calcext:value-type="float">
            <text:p>8601</text:p>
          </table:table-cell>
          <table:table-cell table:style-name="ce1" table:formula="of:=[.C174]*0.4375" office:value-type="float" office:value="1613.9375" calcext:value-type="float">
            <text:p>1613.9375</text:p>
          </table:table-cell>
          <table:table-cell table:style-name="ce1" table:formula="of:=[.D174]*0.5625" office:value-type="float" office:value="2763" calcext:value-type="float">
            <text:p>2763</text:p>
          </table:table-cell>
          <table:table-cell table:style-name="ce1" table:formula="of:=([.C174]-[.F174])^2/[.F174]" office:value-type="float" office:value="2667.9375" calcext:value-type="float">
            <text:p>2667.9375</text:p>
          </table:table-cell>
          <table:table-cell table:style-name="ce1" table:formula="of:=([.D174]-[.G174])^2/[.G174]" office:value-type="float" office:value="1671.44444444444" calcext:value-type="float">
            <text:p>1671.44444444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CTG-10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5:.D175])" office:value-type="float" office:value="0" calcext:value-type="float">
            <text:p>0</text:p>
          </table:table-cell>
          <table:table-cell table:formula="of:=[.C175]*0.4375" office:value-type="float" office:value="0" calcext:value-type="float">
            <text:p>0</text:p>
          </table:table-cell>
          <table:table-cell table:formula="of:=[.D175]*0.5625" office:value-type="float" office:value="0" calcext:value-type="float">
            <text:p>0</text:p>
          </table:table-cell>
          <table:table-cell table:formula="of:=([.C175]-[.F175])^2/[.F175]" office:value-type="string" office:string-value="" calcext:value-type="error">
            <text:p>#DIV/0!</text:p>
          </table:table-cell>
          <table:table-cell table:formula="of:=([.D175]-[.G175])^2/[.G17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1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6:.D176])" office:value-type="float" office:value="0" calcext:value-type="float">
            <text:p>0</text:p>
          </table:table-cell>
          <table:table-cell table:formula="of:=[.C176]*0.4375" office:value-type="float" office:value="0" calcext:value-type="float">
            <text:p>0</text:p>
          </table:table-cell>
          <table:table-cell table:formula="of:=[.D176]*0.5625" office:value-type="float" office:value="0" calcext:value-type="float">
            <text:p>0</text:p>
          </table:table-cell>
          <table:table-cell table:formula="of:=([.C176]-[.F176])^2/[.F176]" office:value-type="string" office:string-value="" calcext:value-type="error">
            <text:p>#DIV/0!</text:p>
          </table:table-cell>
          <table:table-cell table:formula="of:=([.D176]-[.G176])^2/[.G17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7:.D177])" office:value-type="float" office:value="0" calcext:value-type="float">
            <text:p>0</text:p>
          </table:table-cell>
          <table:table-cell table:formula="of:=[.C177]*0.4375" office:value-type="float" office:value="0" calcext:value-type="float">
            <text:p>0</text:p>
          </table:table-cell>
          <table:table-cell table:formula="of:=[.D177]*0.5625" office:value-type="float" office:value="0" calcext:value-type="float">
            <text:p>0</text:p>
          </table:table-cell>
          <table:table-cell table:formula="of:=([.C177]-[.F177])^2/[.F177]" office:value-type="string" office:string-value="" calcext:value-type="error">
            <text:p>#DIV/0!</text:p>
          </table:table-cell>
          <table:table-cell table:formula="of:=([.D177]-[.G177])^2/[.G17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8:.D178])" office:value-type="float" office:value="0" calcext:value-type="float">
            <text:p>0</text:p>
          </table:table-cell>
          <table:table-cell table:formula="of:=[.C178]*0.4375" office:value-type="float" office:value="0" calcext:value-type="float">
            <text:p>0</text:p>
          </table:table-cell>
          <table:table-cell table:formula="of:=[.D178]*0.5625" office:value-type="float" office:value="0" calcext:value-type="float">
            <text:p>0</text:p>
          </table:table-cell>
          <table:table-cell table:formula="of:=([.C178]-[.F178])^2/[.F178]" office:value-type="string" office:string-value="" calcext:value-type="error">
            <text:p>#DIV/0!</text:p>
          </table:table-cell>
          <table:table-cell table:formula="of:=([.D178]-[.G178])^2/[.G17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9:.D179])" office:value-type="float" office:value="0" calcext:value-type="float">
            <text:p>0</text:p>
          </table:table-cell>
          <table:table-cell table:formula="of:=[.C179]*0.4375" office:value-type="float" office:value="0" calcext:value-type="float">
            <text:p>0</text:p>
          </table:table-cell>
          <table:table-cell table:formula="of:=[.D179]*0.5625" office:value-type="float" office:value="0" calcext:value-type="float">
            <text:p>0</text:p>
          </table:table-cell>
          <table:table-cell table:formula="of:=([.C179]-[.F179])^2/[.F179]" office:value-type="string" office:string-value="" calcext:value-type="error">
            <text:p>#DIV/0!</text:p>
          </table:table-cell>
          <table:table-cell table:formula="of:=([.D179]-[.G179])^2/[.G17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0:.D180])" office:value-type="float" office:value="0" calcext:value-type="float">
            <text:p>0</text:p>
          </table:table-cell>
          <table:table-cell table:formula="of:=[.C180]*0.4375" office:value-type="float" office:value="0" calcext:value-type="float">
            <text:p>0</text:p>
          </table:table-cell>
          <table:table-cell table:formula="of:=[.D180]*0.5625" office:value-type="float" office:value="0" calcext:value-type="float">
            <text:p>0</text:p>
          </table:table-cell>
          <table:table-cell table:formula="of:=([.C180]-[.F180])^2/[.F180]" office:value-type="string" office:string-value="" calcext:value-type="error">
            <text:p>#DIV/0!</text:p>
          </table:table-cell>
          <table:table-cell table:formula="of:=([.D180]-[.G180])^2/[.G18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6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1:.D181])" office:value-type="float" office:value="0" calcext:value-type="float">
            <text:p>0</text:p>
          </table:table-cell>
          <table:table-cell table:formula="of:=[.C181]*0.4375" office:value-type="float" office:value="0" calcext:value-type="float">
            <text:p>0</text:p>
          </table:table-cell>
          <table:table-cell table:formula="of:=[.D181]*0.5625" office:value-type="float" office:value="0" calcext:value-type="float">
            <text:p>0</text:p>
          </table:table-cell>
          <table:table-cell table:formula="of:=([.C181]-[.F181])^2/[.F181]" office:value-type="string" office:string-value="" calcext:value-type="error">
            <text:p>#DIV/0!</text:p>
          </table:table-cell>
          <table:table-cell table:formula="of:=([.D181]-[.G181])^2/[.G18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7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2:.D182])" office:value-type="float" office:value="0" calcext:value-type="float">
            <text:p>0</text:p>
          </table:table-cell>
          <table:table-cell table:formula="of:=[.C182]*0.4375" office:value-type="float" office:value="0" calcext:value-type="float">
            <text:p>0</text:p>
          </table:table-cell>
          <table:table-cell table:formula="of:=[.D182]*0.5625" office:value-type="float" office:value="0" calcext:value-type="float">
            <text:p>0</text:p>
          </table:table-cell>
          <table:table-cell table:formula="of:=([.C182]-[.F182])^2/[.F182]" office:value-type="string" office:string-value="" calcext:value-type="error">
            <text:p>#DIV/0!</text:p>
          </table:table-cell>
          <table:table-cell table:formula="of:=([.D182]-[.G182])^2/[.G1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18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3:.D183])" office:value-type="float" office:value="0" calcext:value-type="float">
            <text:p>0</text:p>
          </table:table-cell>
          <table:table-cell table:formula="of:=[.C183]*0.4375" office:value-type="float" office:value="0" calcext:value-type="float">
            <text:p>0</text:p>
          </table:table-cell>
          <table:table-cell table:formula="of:=[.D183]*0.5625" office:value-type="float" office:value="0" calcext:value-type="float">
            <text:p>0</text:p>
          </table:table-cell>
          <table:table-cell table:formula="of:=([.C183]-[.F183])^2/[.F183]" office:value-type="string" office:string-value="" calcext:value-type="error">
            <text:p>#DIV/0!</text:p>
          </table:table-cell>
          <table:table-cell table:formula="of:=([.D183]-[.G183])^2/[.G18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CTG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481" calcext:value-type="float">
            <text:p>4481</text:p>
          </table:table-cell>
          <table:table-cell table:style-name="ce1" office:value-type="float" office:value="5782" calcext:value-type="float">
            <text:p>5782</text:p>
          </table:table-cell>
          <table:table-cell table:style-name="ce1" table:formula="of:=SUM([.C184:.D184])" office:value-type="float" office:value="10263" calcext:value-type="float">
            <text:p>10263</text:p>
          </table:table-cell>
          <table:table-cell table:style-name="ce1" table:formula="of:=[.C184]*0.4375" office:value-type="float" office:value="1960.4375" calcext:value-type="float">
            <text:p>1960.4375</text:p>
          </table:table-cell>
          <table:table-cell table:style-name="ce1" table:formula="of:=[.D184]*0.5625" office:value-type="float" office:value="3252.375" calcext:value-type="float">
            <text:p>3252.375</text:p>
          </table:table-cell>
          <table:table-cell table:style-name="ce1" table:formula="of:=([.C184]-[.F184])^2/[.F184]" office:value-type="float" office:value="3240.72321428571" calcext:value-type="float">
            <text:p>3240.7232142857</text:p>
          </table:table-cell>
          <table:table-cell table:style-name="ce1" table:formula="of:=([.D184]-[.G184])^2/[.G184]" office:value-type="float" office:value="1967.48611111111" calcext:value-type="float">
            <text:p>1967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92" calcext:value-type="float">
            <text:p>2792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table:formula="of:=SUM([.C185:.D185])" office:value-type="float" office:value="6224" calcext:value-type="float">
            <text:p>6224</text:p>
          </table:table-cell>
          <table:table-cell table:style-name="ce1" table:formula="of:=[.C185]*0.4375" office:value-type="float" office:value="1221.5" calcext:value-type="float">
            <text:p>1221.5</text:p>
          </table:table-cell>
          <table:table-cell table:style-name="ce1" table:formula="of:=[.D185]*0.5625" office:value-type="float" office:value="1930.5" calcext:value-type="float">
            <text:p>1930.5</text:p>
          </table:table-cell>
          <table:table-cell table:style-name="ce1" table:formula="of:=([.C185]-[.F185])^2/[.F185]" office:value-type="float" office:value="2019.21428571429" calcext:value-type="float">
            <text:p>2019.2142857143</text:p>
          </table:table-cell>
          <table:table-cell table:style-name="ce1" table:formula="of:=([.D185]-[.G185])^2/[.G185]" office:value-type="float" office:value="1167.83333333333" calcext:value-type="float">
            <text:p>1167.8333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3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47" calcext:value-type="float">
            <text:p>2747</text:p>
          </table:table-cell>
          <table:table-cell table:style-name="ce1" office:value-type="float" office:value="3427" calcext:value-type="float">
            <text:p>3427</text:p>
          </table:table-cell>
          <table:table-cell table:style-name="ce1" table:formula="of:=SUM([.C186:.D186])" office:value-type="float" office:value="6174" calcext:value-type="float">
            <text:p>6174</text:p>
          </table:table-cell>
          <table:table-cell table:style-name="ce1" table:formula="of:=[.C186]*0.4375" office:value-type="float" office:value="1201.8125" calcext:value-type="float">
            <text:p>1201.8125</text:p>
          </table:table-cell>
          <table:table-cell table:style-name="ce1" table:formula="of:=[.D186]*0.5625" office:value-type="float" office:value="1927.6875" calcext:value-type="float">
            <text:p>1927.6875</text:p>
          </table:table-cell>
          <table:table-cell table:style-name="ce1" table:formula="of:=([.C186]-[.F186])^2/[.F186]" office:value-type="float" office:value="1986.66964285714" calcext:value-type="float">
            <text:p>1986.6696428572</text:p>
          </table:table-cell>
          <table:table-cell table:style-name="ce1" table:formula="of:=([.D186]-[.G186])^2/[.G186]" office:value-type="float" office:value="1166.13194444444" calcext:value-type="float">
            <text:p>1166.1319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09" calcext:value-type="float">
            <text:p>1709</text:p>
          </table:table-cell>
          <table:table-cell table:style-name="ce1" office:value-type="float" office:value="2344" calcext:value-type="float">
            <text:p>2344</text:p>
          </table:table-cell>
          <table:table-cell table:style-name="ce1" table:formula="of:=SUM([.C187:.D187])" office:value-type="float" office:value="4053" calcext:value-type="float">
            <text:p>4053</text:p>
          </table:table-cell>
          <table:table-cell table:style-name="ce1" table:formula="of:=[.C187]*0.4375" office:value-type="float" office:value="747.6875" calcext:value-type="float">
            <text:p>747.6875</text:p>
          </table:table-cell>
          <table:table-cell table:style-name="ce1" table:formula="of:=[.D187]*0.5625" office:value-type="float" office:value="1318.5" calcext:value-type="float">
            <text:p>1318.5</text:p>
          </table:table-cell>
          <table:table-cell table:style-name="ce1" table:formula="of:=([.C187]-[.F187])^2/[.F187]" office:value-type="float" office:value="1235.97321428571" calcext:value-type="float">
            <text:p>1235.9732142857</text:p>
          </table:table-cell>
          <table:table-cell table:style-name="ce1" table:formula="of:=([.D187]-[.G187])^2/[.G187]" office:value-type="float" office:value="797.611111111111" calcext:value-type="float">
            <text:p>797.61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4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73" calcext:value-type="float">
            <text:p>1673</text:p>
          </table:table-cell>
          <table:table-cell table:style-name="ce1" office:value-type="float" office:value="2326" calcext:value-type="float">
            <text:p>2326</text:p>
          </table:table-cell>
          <table:table-cell table:style-name="ce1" table:formula="of:=SUM([.C188:.D188])" office:value-type="float" office:value="3999" calcext:value-type="float">
            <text:p>3999</text:p>
          </table:table-cell>
          <table:table-cell table:style-name="ce1" table:formula="of:=[.C188]*0.4375" office:value-type="float" office:value="731.9375" calcext:value-type="float">
            <text:p>731.9375</text:p>
          </table:table-cell>
          <table:table-cell table:style-name="ce1" table:formula="of:=[.D188]*0.5625" office:value-type="float" office:value="1308.375" calcext:value-type="float">
            <text:p>1308.375</text:p>
          </table:table-cell>
          <table:table-cell table:style-name="ce1" table:formula="of:=([.C188]-[.F188])^2/[.F188]" office:value-type="float" office:value="1209.9375" calcext:value-type="float">
            <text:p>1209.9375</text:p>
          </table:table-cell>
          <table:table-cell table:style-name="ce1" table:formula="of:=([.D188]-[.G188])^2/[.G188]" office:value-type="float" office:value="791.486111111111" calcext:value-type="float">
            <text:p>791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5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SUM([.C189:.D189])" office:value-type="float" office:value="30" calcext:value-type="float">
            <text:p>30</text:p>
          </table:table-cell>
          <table:table-cell table:style-name="ce1" table:formula="of:=[.C189]*0.4375" office:value-type="float" office:value="4.8125" calcext:value-type="float">
            <text:p>4.8125</text:p>
          </table:table-cell>
          <table:table-cell table:style-name="ce1" table:formula="of:=[.D189]*0.5625" office:value-type="float" office:value="10.6875" calcext:value-type="float">
            <text:p>10.6875</text:p>
          </table:table-cell>
          <table:table-cell table:style-name="ce1" table:formula="of:=([.C189]-[.F189])^2/[.F189]" office:value-type="float" office:value="7.95535714285714" calcext:value-type="float">
            <text:p>7.9553571429</text:p>
          </table:table-cell>
          <table:table-cell table:style-name="ce1" table:formula="of:=([.D189]-[.G189])^2/[.G189]" office:value-type="float" office:value="6.46527777777778" calcext:value-type="float">
            <text:p>6.46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CTG-6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table:formula="of:=SUM([.C190:.D190])" office:value-type="float" office:value="5186" calcext:value-type="float">
            <text:p>5186</text:p>
          </table:table-cell>
          <table:table-cell table:style-name="ce1" table:formula="of:=[.C190]*0.4375" office:value-type="float" office:value="864.5" calcext:value-type="float">
            <text:p>864.5</text:p>
          </table:table-cell>
          <table:table-cell table:style-name="ce1" table:formula="of:=[.D190]*0.5625" office:value-type="float" office:value="1805.625" calcext:value-type="float">
            <text:p>1805.625</text:p>
          </table:table-cell>
          <table:table-cell table:style-name="ce1" table:formula="of:=([.C190]-[.F190])^2/[.F190]" office:value-type="float" office:value="1429.07142857143" calcext:value-type="float">
            <text:p>1429.0714285714</text:p>
          </table:table-cell>
          <table:table-cell table:style-name="ce1" table:formula="of:=([.D190]-[.G190])^2/[.G190]" office:value-type="float" office:value="1092.29166666667" calcext:value-type="float">
            <text:p>1092.2916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CTG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91:.D191])" office:value-type="float" office:value="2" calcext:value-type="float">
            <text:p>2</text:p>
          </table:table-cell>
          <table:table-cell table:formula="of:=[.C191]*0.4375" office:value-type="float" office:value="0" calcext:value-type="float">
            <text:p>0</text:p>
          </table:table-cell>
          <table:table-cell table:formula="of:=[.D191]*0.5625" office:value-type="float" office:value="1.125" calcext:value-type="float">
            <text:p>1.125</text:p>
          </table:table-cell>
          <table:table-cell table:formula="of:=([.C191]-[.F191])^2/[.F191]" office:value-type="string" office:string-value="" calcext:value-type="error">
            <text:p>#DIV/0!</text:p>
          </table:table-cell>
          <table:table-cell table:formula="of:=([.D191]-[.G191])^2/[.G191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2:.D192])" office:value-type="float" office:value="0" calcext:value-type="float">
            <text:p>0</text:p>
          </table:table-cell>
          <table:table-cell table:formula="of:=[.C192]*0.4375" office:value-type="float" office:value="0" calcext:value-type="float">
            <text:p>0</text:p>
          </table:table-cell>
          <table:table-cell table:formula="of:=[.D192]*0.5625" office:value-type="float" office:value="0" calcext:value-type="float">
            <text:p>0</text:p>
          </table:table-cell>
          <table:table-cell table:formula="of:=([.C192]-[.F192])^2/[.F192]" office:value-type="string" office:string-value="" calcext:value-type="error">
            <text:p>#DIV/0!</text:p>
          </table:table-cell>
          <table:table-cell table:formula="of:=([.D192]-[.G192])^2/[.G19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8-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93:.D193])" office:value-type="float" office:value="1" calcext:value-type="float">
            <text:p>1</text:p>
          </table:table-cell>
          <table:table-cell table:formula="of:=[.C193]*0.4375" office:value-type="float" office:value="0.4375" calcext:value-type="float">
            <text:p>0.4375</text:p>
          </table:table-cell>
          <table:table-cell table:formula="of:=[.D193]*0.5625" office:value-type="float" office:value="0" calcext:value-type="float">
            <text:p>0</text:p>
          </table:table-cell>
          <table:table-cell table:formula="of:=([.C193]-[.F193])^2/[.F193]" office:value-type="float" office:value="0.723214285714286" calcext:value-type="float">
            <text:p>0.7232142857</text:p>
          </table:table-cell>
          <table:table-cell table:formula="of:=([.D193]-[.G193])^2/[.G19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CTG-9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C194:.D194])" office:value-type="float" office:value="13" calcext:value-type="float">
            <text:p>13</text:p>
          </table:table-cell>
          <table:table-cell table:formula="of:=[.C194]*0.4375" office:value-type="float" office:value="1.75" calcext:value-type="float">
            <text:p>1.75</text:p>
          </table:table-cell>
          <table:table-cell table:formula="of:=[.D194]*0.5625" office:value-type="float" office:value="5.0625" calcext:value-type="float">
            <text:p>5.0625</text:p>
          </table:table-cell>
          <table:table-cell table:formula="of:=([.C194]-[.F194])^2/[.F194]" office:value-type="float" office:value="2.89285714285714" calcext:value-type="float">
            <text:p>2.8928571429</text:p>
          </table:table-cell>
          <table:table-cell table:formula="of:=([.D194]-[.G194])^2/[.G194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TTG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table:formula="of:=SUM([.C195:.D195])" office:value-type="float" office:value="3649" calcext:value-type="float">
            <text:p>3649</text:p>
          </table:table-cell>
          <table:table-cell table:style-name="ce1" table:formula="of:=[.C195]*0.4375" office:value-type="float" office:value="709.1875" calcext:value-type="float">
            <text:p>709.1875</text:p>
          </table:table-cell>
          <table:table-cell table:style-name="ce1" table:formula="of:=[.D195]*0.5625" office:value-type="float" office:value="1140.75" calcext:value-type="float">
            <text:p>1140.75</text:p>
          </table:table-cell>
          <table:table-cell table:style-name="ce1" table:formula="of:=([.C195]-[.F195])^2/[.F195]" office:value-type="float" office:value="1172.33035714286" calcext:value-type="float">
            <text:p>1172.3303571429</text:p>
          </table:table-cell>
          <table:table-cell table:style-name="ce1" table:formula="of:=([.D195]-[.G195])^2/[.G195]" office:value-type="float" office:value="690.083333333333" calcext:value-type="float">
            <text:p>690.083333333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TTG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96:.D196])" office:value-type="float" office:value="0" calcext:value-type="float">
            <text:p>0</text:p>
          </table:table-cell>
          <table:table-cell table:formula="of:=[.C196]*0.4375" office:value-type="float" office:value="0" calcext:value-type="float">
            <text:p>0</text:p>
          </table:table-cell>
          <table:table-cell table:formula="of:=[.D196]*0.5625" office:value-type="float" office:value="0" calcext:value-type="float">
            <text:p>0</text:p>
          </table:table-cell>
          <table:table-cell table:formula="of:=([.C196]-[.F196])^2/[.F196]" office:value-type="string" office:string-value="" calcext:value-type="error">
            <text:p>#DIV/0!</text:p>
          </table:table-cell>
          <table:table-cell table:formula="of:=([.D196]-[.G196])^2/[.G19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379" calcext:value-type="float">
            <text:p>379</text:p>
          </table:table-cell>
          <table:table-cell office:value-type="float" office:value="518" calcext:value-type="float">
            <text:p>518</text:p>
          </table:table-cell>
          <table:table-cell table:formula="of:=SUM([.C197:.D197])" office:value-type="float" office:value="897" calcext:value-type="float">
            <text:p>897</text:p>
          </table:table-cell>
          <table:table-cell table:formula="of:=[.C197]*0.4375" office:value-type="float" office:value="165.8125" calcext:value-type="float">
            <text:p>165.8125</text:p>
          </table:table-cell>
          <table:table-cell table:formula="of:=[.D197]*0.5625" office:value-type="float" office:value="291.375" calcext:value-type="float">
            <text:p>291.375</text:p>
          </table:table-cell>
          <table:table-cell table:formula="of:=([.C197]-[.F197])^2/[.F197]" office:value-type="float" office:value="274.098214285714" calcext:value-type="float">
            <text:p>274.0982142857</text:p>
          </table:table-cell>
          <table:table-cell table:formula="of:=([.D197]-[.G197])^2/[.G197]" office:value-type="float" office:value="176.263888888889" calcext:value-type="float">
            <text:p>176.26388888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n-TTG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14" calcext:value-type="float">
            <text:p>151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table:formula="of:=SUM([.C198:.D198])" office:value-type="float" office:value="3504" calcext:value-type="float">
            <text:p>3504</text:p>
          </table:table-cell>
          <table:table-cell table:style-name="ce1" table:formula="of:=[.C198]*0.4375" office:value-type="float" office:value="662.375" calcext:value-type="float">
            <text:p>662.375</text:p>
          </table:table-cell>
          <table:table-cell table:style-name="ce1" table:formula="of:=[.D198]*0.5625" office:value-type="float" office:value="1119.375" calcext:value-type="float">
            <text:p>1119.375</text:p>
          </table:table-cell>
          <table:table-cell table:style-name="ce1" table:formula="of:=([.C198]-[.F198])^2/[.F198]" office:value-type="float" office:value="1094.94642857143" calcext:value-type="float">
            <text:p>1094.9464285714</text:p>
          </table:table-cell>
          <table:table-cell table:style-name="ce1" table:formula="of:=([.D198]-[.G198])^2/[.G198]" office:value-type="float" office:value="677.152777777778" calcext:value-type="float">
            <text:p>677.15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TTG-3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38" calcext:value-type="float">
            <text:p>1538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table:formula="of:=SUM([.C199:.D199])" office:value-type="float" office:value="3589" calcext:value-type="float">
            <text:p>3589</text:p>
          </table:table-cell>
          <table:table-cell table:style-name="ce1" table:formula="of:=[.C199]*0.4375" office:value-type="float" office:value="672.875" calcext:value-type="float">
            <text:p>672.875</text:p>
          </table:table-cell>
          <table:table-cell table:style-name="ce1" table:formula="of:=[.D199]*0.5625" office:value-type="float" office:value="1153.6875" calcext:value-type="float">
            <text:p>1153.6875</text:p>
          </table:table-cell>
          <table:table-cell table:style-name="ce1" table:formula="of:=([.C199]-[.F199])^2/[.F199]" office:value-type="float" office:value="1112.30357142857" calcext:value-type="float">
            <text:p>1112.3035714286</text:p>
          </table:table-cell>
          <table:table-cell table:style-name="ce1" table:formula="of:=([.D199]-[.G199])^2/[.G199]" office:value-type="float" office:value="697.909722222222" calcext:value-type="float">
            <text:p>697.909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n-TTG-3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76" calcext:value-type="float">
            <text:p>1576</text:p>
          </table:table-cell>
          <table:table-cell table:style-name="ce1" office:value-type="float" office:value="1946" calcext:value-type="float">
            <text:p>1946</text:p>
          </table:table-cell>
          <table:table-cell table:style-name="ce1" table:formula="of:=SUM([.C200:.D200])" office:value-type="float" office:value="3522" calcext:value-type="float">
            <text:p>3522</text:p>
          </table:table-cell>
          <table:table-cell table:style-name="ce1" table:formula="of:=[.C200]*0.4375" office:value-type="float" office:value="689.5" calcext:value-type="float">
            <text:p>689.5</text:p>
          </table:table-cell>
          <table:table-cell table:style-name="ce1" table:formula="of:=[.D200]*0.5625" office:value-type="float" office:value="1094.625" calcext:value-type="float">
            <text:p>1094.625</text:p>
          </table:table-cell>
          <table:table-cell table:style-name="ce1" table:formula="of:=([.C200]-[.F200])^2/[.F200]" office:value-type="float" office:value="1139.78571428571" calcext:value-type="float">
            <text:p>1139.7857142857</text:p>
          </table:table-cell>
          <table:table-cell table:style-name="ce1" table:formula="of:=([.D200]-[.G200])^2/[.G200]" office:value-type="float" office:value="662.180555555556" calcext:value-type="float">
            <text:p>662.180555555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201:.D201])" office:value-type="float" office:value="8" calcext:value-type="float">
            <text:p>8</text:p>
          </table:table-cell>
          <table:table-cell table:formula="of:=[.C201]*0.4375" office:value-type="float" office:value="2.1875" calcext:value-type="float">
            <text:p>2.1875</text:p>
          </table:table-cell>
          <table:table-cell table:formula="of:=[.D201]*0.5625" office:value-type="float" office:value="1.6875" calcext:value-type="float">
            <text:p>1.6875</text:p>
          </table:table-cell>
          <table:table-cell table:formula="of:=([.C201]-[.F201])^2/[.F201]" office:value-type="float" office:value="3.61607142857143" calcext:value-type="float">
            <text:p>3.6160714286</text:p>
          </table:table-cell>
          <table:table-cell table:formula="of:=([.D201]-[.G201])^2/[.G201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2:.D202])" office:value-type="float" office:value="0" calcext:value-type="float">
            <text:p>0</text:p>
          </table:table-cell>
          <table:table-cell table:formula="of:=[.C202]*0.4375" office:value-type="float" office:value="0" calcext:value-type="float">
            <text:p>0</text:p>
          </table:table-cell>
          <table:table-cell table:formula="of:=[.D202]*0.5625" office:value-type="float" office:value="0" calcext:value-type="float">
            <text:p>0</text:p>
          </table:table-cell>
          <table:table-cell table:formula="of:=([.C202]-[.F202])^2/[.F202]" office:value-type="string" office:string-value="" calcext:value-type="error">
            <text:p>#DIV/0!</text:p>
          </table:table-cell>
          <table:table-cell table:formula="of:=([.D202]-[.G202])^2/[.G20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6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3:.D203])" office:value-type="float" office:value="0" calcext:value-type="float">
            <text:p>0</text:p>
          </table:table-cell>
          <table:table-cell table:formula="of:=[.C203]*0.4375" office:value-type="float" office:value="0" calcext:value-type="float">
            <text:p>0</text:p>
          </table:table-cell>
          <table:table-cell table:formula="of:=[.D203]*0.5625" office:value-type="float" office:value="0" calcext:value-type="float">
            <text:p>0</text:p>
          </table:table-cell>
          <table:table-cell table:formula="of:=([.C203]-[.F203])^2/[.F203]" office:value-type="string" office:string-value="" calcext:value-type="error">
            <text:p>#DIV/0!</text:p>
          </table:table-cell>
          <table:table-cell table:formula="of:=([.D203]-[.G203])^2/[.G20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7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4:.D204])" office:value-type="float" office:value="0" calcext:value-type="float">
            <text:p>0</text:p>
          </table:table-cell>
          <table:table-cell table:formula="of:=[.C204]*0.4375" office:value-type="float" office:value="0" calcext:value-type="float">
            <text:p>0</text:p>
          </table:table-cell>
          <table:table-cell table:formula="of:=[.D204]*0.5625" office:value-type="float" office:value="0" calcext:value-type="float">
            <text:p>0</text:p>
          </table:table-cell>
          <table:table-cell table:formula="of:=([.C204]-[.F204])^2/[.F204]" office:value-type="string" office:string-value="" calcext:value-type="error">
            <text:p>#DIV/0!</text:p>
          </table:table-cell>
          <table:table-cell table:formula="of:=([.D204]-[.G204])^2/[.G20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5:.D205])" office:value-type="float" office:value="0" calcext:value-type="float">
            <text:p>0</text:p>
          </table:table-cell>
          <table:table-cell table:formula="of:=[.C205]*0.4375" office:value-type="float" office:value="0" calcext:value-type="float">
            <text:p>0</text:p>
          </table:table-cell>
          <table:table-cell table:formula="of:=[.D205]*0.5625" office:value-type="float" office:value="0" calcext:value-type="float">
            <text:p>0</text:p>
          </table:table-cell>
          <table:table-cell table:formula="of:=([.C205]-[.F205])^2/[.F205]" office:value-type="string" office:string-value="" calcext:value-type="error">
            <text:p>#DIV/0!</text:p>
          </table:table-cell>
          <table:table-cell table:formula="of:=([.D205]-[.G205])^2/[.G20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n-TTG-9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06:.D206])" office:value-type="float" office:value="0" calcext:value-type="float">
            <text:p>0</text:p>
          </table:table-cell>
          <table:table-cell table:formula="of:=[.C206]*0.4375" office:value-type="float" office:value="0" calcext:value-type="float">
            <text:p>0</text:p>
          </table:table-cell>
          <table:table-cell table:formula="of:=[.D206]*0.5625" office:value-type="float" office:value="0" calcext:value-type="float">
            <text:p>0</text:p>
          </table:table-cell>
          <table:table-cell table:formula="of:=([.C206]-[.F206])^2/[.F206]" office:value-type="string" office:string-value="" calcext:value-type="error">
            <text:p>#DIV/0!</text:p>
          </table:table-cell>
          <table:table-cell table:formula="of:=([.D206]-[.G206])^2/[.G20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CT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8510" calcext:value-type="float">
            <text:p>8510</text:p>
          </table:table-cell>
          <table:table-cell table:style-name="ce1" table:formula="of:=SUM([.C207:.D207])" office:value-type="float" office:value="13460" calcext:value-type="float">
            <text:p>13460</text:p>
          </table:table-cell>
          <table:table-cell table:style-name="ce1" table:formula="of:=[.C207]*0.4375" office:value-type="float" office:value="2165.625" calcext:value-type="float">
            <text:p>2165.625</text:p>
          </table:table-cell>
          <table:table-cell table:style-name="ce1" table:formula="of:=[.D207]*0.5625" office:value-type="float" office:value="4786.875" calcext:value-type="float">
            <text:p>4786.875</text:p>
          </table:table-cell>
          <table:table-cell table:style-name="ce1" table:formula="of:=([.C207]-[.F207])^2/[.F207]" office:value-type="float" office:value="3579.91071428571" calcext:value-type="float">
            <text:p>3579.9107142857</text:p>
          </table:table-cell>
          <table:table-cell table:style-name="ce1" table:formula="of:=([.D207]-[.G207])^2/[.G207]" office:value-type="float" office:value="2895.76388888889" calcext:value-type="float">
            <text:p>2895.7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779" calcext:value-type="float">
            <text:p>4779</text:p>
          </table:table-cell>
          <table:table-cell table:style-name="ce1" office:value-type="float" office:value="8493" calcext:value-type="float">
            <text:p>8493</text:p>
          </table:table-cell>
          <table:table-cell table:style-name="ce1" table:formula="of:=SUM([.C208:.D208])" office:value-type="float" office:value="13272" calcext:value-type="float">
            <text:p>13272</text:p>
          </table:table-cell>
          <table:table-cell table:style-name="ce1" table:formula="of:=[.C208]*0.4375" office:value-type="float" office:value="2090.8125" calcext:value-type="float">
            <text:p>2090.8125</text:p>
          </table:table-cell>
          <table:table-cell table:style-name="ce1" table:formula="of:=[.D208]*0.5625" office:value-type="float" office:value="4777.3125" calcext:value-type="float">
            <text:p>4777.3125</text:p>
          </table:table-cell>
          <table:table-cell table:style-name="ce1" table:formula="of:=([.C208]-[.F208])^2/[.F208]" office:value-type="float" office:value="3456.24107142857" calcext:value-type="float">
            <text:p>3456.2410714286</text:p>
          </table:table-cell>
          <table:table-cell table:style-name="ce1" table:formula="of:=([.D208]-[.G208])^2/[.G208]" office:value-type="float" office:value="2889.97916666667" calcext:value-type="float">
            <text:p>2889.979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30" calcext:value-type="float">
            <text:p>5030</text:p>
          </table:table-cell>
          <table:table-cell table:style-name="ce1" office:value-type="float" office:value="8572" calcext:value-type="float">
            <text:p>8572</text:p>
          </table:table-cell>
          <table:table-cell table:style-name="ce1" table:formula="of:=SUM([.C209:.D209])" office:value-type="float" office:value="13602" calcext:value-type="float">
            <text:p>13602</text:p>
          </table:table-cell>
          <table:table-cell table:style-name="ce1" table:formula="of:=[.C209]*0.4375" office:value-type="float" office:value="2200.625" calcext:value-type="float">
            <text:p>2200.625</text:p>
          </table:table-cell>
          <table:table-cell table:style-name="ce1" table:formula="of:=[.D209]*0.5625" office:value-type="float" office:value="4821.75" calcext:value-type="float">
            <text:p>4821.75</text:p>
          </table:table-cell>
          <table:table-cell table:style-name="ce1" table:formula="of:=([.C209]-[.F209])^2/[.F209]" office:value-type="float" office:value="3637.76785714286" calcext:value-type="float">
            <text:p>3637.7678571429</text:p>
          </table:table-cell>
          <table:table-cell table:style-name="ce1" table:formula="of:=([.D209]-[.G209])^2/[.G209]" office:value-type="float" office:value="2916.86111111111" calcext:value-type="float">
            <text:p>2916.86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53" calcext:value-type="float">
            <text:p>4953</text:p>
          </table:table-cell>
          <table:table-cell table:style-name="ce1" office:value-type="float" office:value="8477" calcext:value-type="float">
            <text:p>8477</text:p>
          </table:table-cell>
          <table:table-cell table:style-name="ce1" table:formula="of:=SUM([.C210:.D210])" office:value-type="float" office:value="13430" calcext:value-type="float">
            <text:p>13430</text:p>
          </table:table-cell>
          <table:table-cell table:style-name="ce1" table:formula="of:=[.C210]*0.4375" office:value-type="float" office:value="2166.9375" calcext:value-type="float">
            <text:p>2166.9375</text:p>
          </table:table-cell>
          <table:table-cell table:style-name="ce1" table:formula="of:=[.D210]*0.5625" office:value-type="float" office:value="4768.3125" calcext:value-type="float">
            <text:p>4768.3125</text:p>
          </table:table-cell>
          <table:table-cell table:style-name="ce1" table:formula="of:=([.C210]-[.F210])^2/[.F210]" office:value-type="float" office:value="3582.08035714286" calcext:value-type="float">
            <text:p>3582.0803571429</text:p>
          </table:table-cell>
          <table:table-cell table:style-name="ce1" table:formula="of:=([.D210]-[.G210])^2/[.G210]" office:value-type="float" office:value="2884.53472222222" calcext:value-type="float">
            <text:p>2884.53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97" calcext:value-type="float">
            <text:p>4997</text:p>
          </table:table-cell>
          <table:table-cell table:style-name="ce1" office:value-type="float" office:value="8582" calcext:value-type="float">
            <text:p>8582</text:p>
          </table:table-cell>
          <table:table-cell table:style-name="ce1" table:formula="of:=SUM([.C211:.D211])" office:value-type="float" office:value="13579" calcext:value-type="float">
            <text:p>13579</text:p>
          </table:table-cell>
          <table:table-cell table:style-name="ce1" table:formula="of:=[.C211]*0.4375" office:value-type="float" office:value="2186.1875" calcext:value-type="float">
            <text:p>2186.1875</text:p>
          </table:table-cell>
          <table:table-cell table:style-name="ce1" table:formula="of:=[.D211]*0.5625" office:value-type="float" office:value="4827.375" calcext:value-type="float">
            <text:p>4827.375</text:p>
          </table:table-cell>
          <table:table-cell table:style-name="ce1" table:formula="of:=([.C211]-[.F211])^2/[.F211]" office:value-type="float" office:value="3613.90178571429" calcext:value-type="float">
            <text:p>3613.9017857143</text:p>
          </table:table-cell>
          <table:table-cell table:style-name="ce1" table:formula="of:=([.D211]-[.G211])^2/[.G211]" office:value-type="float" office:value="2920.26388888889" calcext:value-type="float">
            <text:p>2920.2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34" calcext:value-type="float">
            <text:p>4934</text:p>
          </table:table-cell>
          <table:table-cell table:style-name="ce1" office:value-type="float" office:value="8337" calcext:value-type="float">
            <text:p>8337</text:p>
          </table:table-cell>
          <table:table-cell table:style-name="ce1" table:formula="of:=SUM([.C212:.D212])" office:value-type="float" office:value="13271" calcext:value-type="float">
            <text:p>13271</text:p>
          </table:table-cell>
          <table:table-cell table:style-name="ce1" table:formula="of:=[.C212]*0.4375" office:value-type="float" office:value="2158.625" calcext:value-type="float">
            <text:p>2158.625</text:p>
          </table:table-cell>
          <table:table-cell table:style-name="ce1" table:formula="of:=[.D212]*0.5625" office:value-type="float" office:value="4689.5625" calcext:value-type="float">
            <text:p>4689.5625</text:p>
          </table:table-cell>
          <table:table-cell table:style-name="ce1" table:formula="of:=([.C212]-[.F212])^2/[.F212]" office:value-type="float" office:value="3568.33928571429" calcext:value-type="float">
            <text:p>3568.3392857143</text:p>
          </table:table-cell>
          <table:table-cell table:style-name="ce1" table:formula="of:=([.D212]-[.G212])^2/[.G212]" office:value-type="float" office:value="2836.89583333333" calcext:value-type="float">
            <text:p>2836.895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CTC-1-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51" calcext:value-type="float">
            <text:p>5051</text:p>
          </table:table-cell>
          <table:table-cell table:style-name="ce1" office:value-type="float" office:value="8397" calcext:value-type="float">
            <text:p>8397</text:p>
          </table:table-cell>
          <table:table-cell table:style-name="ce1" table:formula="of:=SUM([.C213:.D213])" office:value-type="float" office:value="13448" calcext:value-type="float">
            <text:p>13448</text:p>
          </table:table-cell>
          <table:table-cell table:style-name="ce1" table:formula="of:=[.C213]*0.4375" office:value-type="float" office:value="2209.8125" calcext:value-type="float">
            <text:p>2209.8125</text:p>
          </table:table-cell>
          <table:table-cell table:style-name="ce1" table:formula="of:=[.D213]*0.5625" office:value-type="float" office:value="4723.3125" calcext:value-type="float">
            <text:p>4723.3125</text:p>
          </table:table-cell>
          <table:table-cell table:style-name="ce1" table:formula="of:=([.C213]-[.F213])^2/[.F213]" office:value-type="float" office:value="3652.95535714286" calcext:value-type="float">
            <text:p>3652.9553571429</text:p>
          </table:table-cell>
          <table:table-cell table:style-name="ce1" table:formula="of:=([.D213]-[.G213])^2/[.G213]" office:value-type="float" office:value="2857.3125" calcext:value-type="float">
            <text:p>2857.312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CTC-10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4:.D214])" office:value-type="float" office:value="0" calcext:value-type="float">
            <text:p>0</text:p>
          </table:table-cell>
          <table:table-cell table:formula="of:=[.C214]*0.4375" office:value-type="float" office:value="0" calcext:value-type="float">
            <text:p>0</text:p>
          </table:table-cell>
          <table:table-cell table:formula="of:=[.D214]*0.5625" office:value-type="float" office:value="0" calcext:value-type="float">
            <text:p>0</text:p>
          </table:table-cell>
          <table:table-cell table:formula="of:=([.C214]-[.F214])^2/[.F214]" office:value-type="string" office:string-value="" calcext:value-type="error">
            <text:p>#DIV/0!</text:p>
          </table:table-cell>
          <table:table-cell table:formula="of:=([.D214]-[.G214])^2/[.G21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1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5:.D215])" office:value-type="float" office:value="0" calcext:value-type="float">
            <text:p>0</text:p>
          </table:table-cell>
          <table:table-cell table:formula="of:=[.C215]*0.4375" office:value-type="float" office:value="0" calcext:value-type="float">
            <text:p>0</text:p>
          </table:table-cell>
          <table:table-cell table:formula="of:=[.D215]*0.5625" office:value-type="float" office:value="0" calcext:value-type="float">
            <text:p>0</text:p>
          </table:table-cell>
          <table:table-cell table:formula="of:=([.C215]-[.F215])^2/[.F215]" office:value-type="string" office:string-value="" calcext:value-type="error">
            <text:p>#DIV/0!</text:p>
          </table:table-cell>
          <table:table-cell table:formula="of:=([.D215]-[.G215])^2/[.G21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2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C216:.D216])" office:value-type="float" office:value="5" calcext:value-type="float">
            <text:p>5</text:p>
          </table:table-cell>
          <table:table-cell table:formula="of:=[.C216]*0.4375" office:value-type="float" office:value="0" calcext:value-type="float">
            <text:p>0</text:p>
          </table:table-cell>
          <table:table-cell table:formula="of:=[.D216]*0.5625" office:value-type="float" office:value="2.8125" calcext:value-type="float">
            <text:p>2.8125</text:p>
          </table:table-cell>
          <table:table-cell table:formula="of:=([.C216]-[.F216])^2/[.F216]" office:value-type="string" office:string-value="" calcext:value-type="error">
            <text:p>#DIV/0!</text:p>
          </table:table-cell>
          <table:table-cell table:formula="of:=([.D216]-[.G216])^2/[.G216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7:.D217])" office:value-type="float" office:value="1" calcext:value-type="float">
            <text:p>1</text:p>
          </table:table-cell>
          <table:table-cell table:formula="of:=[.C217]*0.4375" office:value-type="float" office:value="0" calcext:value-type="float">
            <text:p>0</text:p>
          </table:table-cell>
          <table:table-cell table:formula="of:=[.D217]*0.5625" office:value-type="float" office:value="0.5625" calcext:value-type="float">
            <text:p>0.5625</text:p>
          </table:table-cell>
          <table:table-cell table:formula="of:=([.C217]-[.F217])^2/[.F217]" office:value-type="string" office:string-value="" calcext:value-type="error">
            <text:p>#DIV/0!</text:p>
          </table:table-cell>
          <table:table-cell table:formula="of:=([.D217]-[.G217])^2/[.G21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4-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18:.D218])" office:value-type="float" office:value="0" calcext:value-type="float">
            <text:p>0</text:p>
          </table:table-cell>
          <table:table-cell table:formula="of:=[.C218]*0.4375" office:value-type="float" office:value="0" calcext:value-type="float">
            <text:p>0</text:p>
          </table:table-cell>
          <table:table-cell table:formula="of:=[.D218]*0.5625" office:value-type="float" office:value="0" calcext:value-type="float">
            <text:p>0</text:p>
          </table:table-cell>
          <table:table-cell table:formula="of:=([.C218]-[.F218])^2/[.F218]" office:value-type="string" office:string-value="" calcext:value-type="error">
            <text:p>#DIV/0!</text:p>
          </table:table-cell>
          <table:table-cell table:formula="of:=([.D218]-[.G218])^2/[.G21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19:.D219])" office:value-type="float" office:value="1" calcext:value-type="float">
            <text:p>1</text:p>
          </table:table-cell>
          <table:table-cell table:formula="of:=[.C219]*0.4375" office:value-type="float" office:value="0" calcext:value-type="float">
            <text:p>0</text:p>
          </table:table-cell>
          <table:table-cell table:formula="of:=[.D219]*0.5625" office:value-type="float" office:value="0.5625" calcext:value-type="float">
            <text:p>0.5625</text:p>
          </table:table-cell>
          <table:table-cell table:formula="of:=([.C219]-[.F219])^2/[.F219]" office:value-type="string" office:string-value="" calcext:value-type="error">
            <text:p>#DIV/0!</text:p>
          </table:table-cell>
          <table:table-cell table:formula="of:=([.D219]-[.G219])^2/[.G219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6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0:.D220])" office:value-type="float" office:value="0" calcext:value-type="float">
            <text:p>0</text:p>
          </table:table-cell>
          <table:table-cell table:formula="of:=[.C220]*0.4375" office:value-type="float" office:value="0" calcext:value-type="float">
            <text:p>0</text:p>
          </table:table-cell>
          <table:table-cell table:formula="of:=[.D220]*0.5625" office:value-type="float" office:value="0" calcext:value-type="float">
            <text:p>0</text:p>
          </table:table-cell>
          <table:table-cell table:formula="of:=([.C220]-[.F220])^2/[.F220]" office:value-type="string" office:string-value="" calcext:value-type="error">
            <text:p>#DIV/0!</text:p>
          </table:table-cell>
          <table:table-cell table:formula="of:=([.D220]-[.G220])^2/[.G2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7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1:.D221])" office:value-type="float" office:value="0" calcext:value-type="float">
            <text:p>0</text:p>
          </table:table-cell>
          <table:table-cell table:formula="of:=[.C221]*0.4375" office:value-type="float" office:value="0" calcext:value-type="float">
            <text:p>0</text:p>
          </table:table-cell>
          <table:table-cell table:formula="of:=[.D221]*0.5625" office:value-type="float" office:value="0" calcext:value-type="float">
            <text:p>0</text:p>
          </table:table-cell>
          <table:table-cell table:formula="of:=([.C221]-[.F221])^2/[.F221]" office:value-type="string" office:string-value="" calcext:value-type="error">
            <text:p>#DIV/0!</text:p>
          </table:table-cell>
          <table:table-cell table:formula="of:=([.D221]-[.G221])^2/[.G2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1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2:.D222])" office:value-type="float" office:value="0" calcext:value-type="float">
            <text:p>0</text:p>
          </table:table-cell>
          <table:table-cell table:formula="of:=[.C222]*0.4375" office:value-type="float" office:value="0" calcext:value-type="float">
            <text:p>0</text:p>
          </table:table-cell>
          <table:table-cell table:formula="of:=[.D222]*0.5625" office:value-type="float" office:value="0" calcext:value-type="float">
            <text:p>0</text:p>
          </table:table-cell>
          <table:table-cell table:formula="of:=([.C222]-[.F222])^2/[.F222]" office:value-type="string" office:string-value="" calcext:value-type="error">
            <text:p>#DIV/0!</text:p>
          </table:table-cell>
          <table:table-cell table:formula="of:=([.D222]-[.G222])^2/[.G2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2-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table:formula="of:=SUM([.C223:.D223])" office:value-type="float" office:value="187" calcext:value-type="float">
            <text:p>187</text:p>
          </table:table-cell>
          <table:table-cell table:formula="of:=[.C223]*0.4375" office:value-type="float" office:value="29.3125" calcext:value-type="float">
            <text:p>29.3125</text:p>
          </table:table-cell>
          <table:table-cell table:formula="of:=[.D223]*0.5625" office:value-type="float" office:value="67.5" calcext:value-type="float">
            <text:p>67.5</text:p>
          </table:table-cell>
          <table:table-cell table:formula="of:=([.C223]-[.F223])^2/[.F223]" office:value-type="float" office:value="48.4553571428572" calcext:value-type="float">
            <text:p>48.4553571429</text:p>
          </table:table-cell>
          <table:table-cell table:formula="of:=([.D223]-[.G223])^2/[.G223]" office:value-type="float" office:value="40.8333333333333" calcext:value-type="float">
            <text:p>40.83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3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4:.D224])" office:value-type="float" office:value="0" calcext:value-type="float">
            <text:p>0</text:p>
          </table:table-cell>
          <table:table-cell table:formula="of:=[.C224]*0.4375" office:value-type="float" office:value="0" calcext:value-type="float">
            <text:p>0</text:p>
          </table:table-cell>
          <table:table-cell table:formula="of:=[.D224]*0.5625" office:value-type="float" office:value="0" calcext:value-type="float">
            <text:p>0</text:p>
          </table:table-cell>
          <table:table-cell table:formula="of:=([.C224]-[.F224])^2/[.F224]" office:value-type="string" office:string-value="" calcext:value-type="error">
            <text:p>#DIV/0!</text:p>
          </table:table-cell>
          <table:table-cell table:formula="of:=([.D224]-[.G224])^2/[.G2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4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225:.D225])" office:value-type="float" office:value="5" calcext:value-type="float">
            <text:p>5</text:p>
          </table:table-cell>
          <table:table-cell table:formula="of:=[.C225]*0.4375" office:value-type="float" office:value="1.3125" calcext:value-type="float">
            <text:p>1.3125</text:p>
          </table:table-cell>
          <table:table-cell table:formula="of:=[.D225]*0.5625" office:value-type="float" office:value="1.125" calcext:value-type="float">
            <text:p>1.125</text:p>
          </table:table-cell>
          <table:table-cell table:formula="of:=([.C225]-[.F225])^2/[.F225]" office:value-type="float" office:value="2.16964285714286" calcext:value-type="float">
            <text:p>2.1696428571</text:p>
          </table:table-cell>
          <table:table-cell table:formula="of:=([.D225]-[.G225])^2/[.G22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5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6:.D226])" office:value-type="float" office:value="0" calcext:value-type="float">
            <text:p>0</text:p>
          </table:table-cell>
          <table:table-cell table:formula="of:=[.C226]*0.4375" office:value-type="float" office:value="0" calcext:value-type="float">
            <text:p>0</text:p>
          </table:table-cell>
          <table:table-cell table:formula="of:=[.D226]*0.5625" office:value-type="float" office:value="0" calcext:value-type="float">
            <text:p>0</text:p>
          </table:table-cell>
          <table:table-cell table:formula="of:=([.C226]-[.F226])^2/[.F226]" office:value-type="string" office:string-value="" calcext:value-type="error">
            <text:p>#DIV/0!</text:p>
          </table:table-cell>
          <table:table-cell table:formula="of:=([.D226]-[.G226])^2/[.G22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7:.D227])" office:value-type="float" office:value="0" calcext:value-type="float">
            <text:p>0</text:p>
          </table:table-cell>
          <table:table-cell table:formula="of:=[.C227]*0.4375" office:value-type="float" office:value="0" calcext:value-type="float">
            <text:p>0</text:p>
          </table:table-cell>
          <table:table-cell table:formula="of:=[.D227]*0.5625" office:value-type="float" office:value="0" calcext:value-type="float">
            <text:p>0</text:p>
          </table:table-cell>
          <table:table-cell table:formula="of:=([.C227]-[.F227])^2/[.F227]" office:value-type="string" office:string-value="" calcext:value-type="error">
            <text:p>#DIV/0!</text:p>
          </table:table-cell>
          <table:table-cell table:formula="of:=([.D227]-[.G227])^2/[.G22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8:.D228])" office:value-type="float" office:value="0" calcext:value-type="float">
            <text:p>0</text:p>
          </table:table-cell>
          <table:table-cell table:formula="of:=[.C228]*0.4375" office:value-type="float" office:value="0" calcext:value-type="float">
            <text:p>0</text:p>
          </table:table-cell>
          <table:table-cell table:formula="of:=[.D228]*0.5625" office:value-type="float" office:value="0" calcext:value-type="float">
            <text:p>0</text:p>
          </table:table-cell>
          <table:table-cell table:formula="of:=([.C228]-[.F228])^2/[.F228]" office:value-type="string" office:string-value="" calcext:value-type="error">
            <text:p>#DIV/0!</text:p>
          </table:table-cell>
          <table:table-cell table:formula="of:=([.D228]-[.G228])^2/[.G2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8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29:.D229])" office:value-type="float" office:value="0" calcext:value-type="float">
            <text:p>0</text:p>
          </table:table-cell>
          <table:table-cell table:formula="of:=[.C229]*0.4375" office:value-type="float" office:value="0" calcext:value-type="float">
            <text:p>0</text:p>
          </table:table-cell>
          <table:table-cell table:formula="of:=[.D229]*0.5625" office:value-type="float" office:value="0" calcext:value-type="float">
            <text:p>0</text:p>
          </table:table-cell>
          <table:table-cell table:formula="of:=([.C229]-[.F229])^2/[.F229]" office:value-type="string" office:string-value="" calcext:value-type="error">
            <text:p>#DIV/0!</text:p>
          </table:table-cell>
          <table:table-cell table:formula="of:=([.D229]-[.G229])^2/[.G22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CTC-9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30:.D230])" office:value-type="float" office:value="4" calcext:value-type="float">
            <text:p>4</text:p>
          </table:table-cell>
          <table:table-cell table:formula="of:=[.C230]*0.4375" office:value-type="float" office:value="1.3125" calcext:value-type="float">
            <text:p>1.3125</text:p>
          </table:table-cell>
          <table:table-cell table:formula="of:=[.D230]*0.5625" office:value-type="float" office:value="0.5625" calcext:value-type="float">
            <text:p>0.5625</text:p>
          </table:table-cell>
          <table:table-cell table:formula="of:=([.C230]-[.F230])^2/[.F230]" office:value-type="float" office:value="2.16964285714286" calcext:value-type="float">
            <text:p>2.1696428571</text:p>
          </table:table-cell>
          <table:table-cell table:formula="of:=([.D230]-[.G230])^2/[.G23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TT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49" calcext:value-type="float">
            <text:p>3249</text:p>
          </table:table-cell>
          <table:table-cell table:style-name="ce1" office:value-type="float" office:value="3579" calcext:value-type="float">
            <text:p>3579</text:p>
          </table:table-cell>
          <table:table-cell table:style-name="ce1" table:formula="of:=SUM([.C231:.D231])" office:value-type="float" office:value="6828" calcext:value-type="float">
            <text:p>6828</text:p>
          </table:table-cell>
          <table:table-cell table:style-name="ce1" table:formula="of:=[.C231]*0.4375" office:value-type="float" office:value="1421.4375" calcext:value-type="float">
            <text:p>1421.4375</text:p>
          </table:table-cell>
          <table:table-cell table:style-name="ce1" table:formula="of:=[.D231]*0.5625" office:value-type="float" office:value="2013.1875" calcext:value-type="float">
            <text:p>2013.1875</text:p>
          </table:table-cell>
          <table:table-cell table:style-name="ce1" table:formula="of:=([.C231]-[.F231])^2/[.F231]" office:value-type="float" office:value="2349.72321428571" calcext:value-type="float">
            <text:p>2349.7232142857</text:p>
          </table:table-cell>
          <table:table-cell table:style-name="ce1" table:formula="of:=([.D231]-[.G231])^2/[.G231]" office:value-type="float" office:value="1217.85416666667" calcext:value-type="float">
            <text:p>1217.854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TTC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04" calcext:value-type="float">
            <text:p>3204</text:p>
          </table:table-cell>
          <table:table-cell table:style-name="ce1" office:value-type="float" office:value="3513" calcext:value-type="float">
            <text:p>3513</text:p>
          </table:table-cell>
          <table:table-cell table:style-name="ce1" table:formula="of:=SUM([.C232:.D232])" office:value-type="float" office:value="6717" calcext:value-type="float">
            <text:p>6717</text:p>
          </table:table-cell>
          <table:table-cell table:style-name="ce1" table:formula="of:=[.C232]*0.4375" office:value-type="float" office:value="1401.75" calcext:value-type="float">
            <text:p>1401.75</text:p>
          </table:table-cell>
          <table:table-cell table:style-name="ce1" table:formula="of:=[.D232]*0.5625" office:value-type="float" office:value="1976.0625" calcext:value-type="float">
            <text:p>1976.0625</text:p>
          </table:table-cell>
          <table:table-cell table:style-name="ce1" table:formula="of:=([.C232]-[.F232])^2/[.F232]" office:value-type="float" office:value="2317.17857142857" calcext:value-type="float">
            <text:p>2317.1785714286</text:p>
          </table:table-cell>
          <table:table-cell table:style-name="ce1" table:formula="of:=([.D232]-[.G232])^2/[.G232]" office:value-type="float" office:value="1195.39583333333" calcext:value-type="float">
            <text:p>1195.395833333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TTC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33:.D233])" office:value-type="float" office:value="1" calcext:value-type="float">
            <text:p>1</text:p>
          </table:table-cell>
          <table:table-cell table:formula="of:=[.C233]*0.4375" office:value-type="float" office:value="0.4375" calcext:value-type="float">
            <text:p>0.4375</text:p>
          </table:table-cell>
          <table:table-cell table:formula="of:=[.D233]*0.5625" office:value-type="float" office:value="0" calcext:value-type="float">
            <text:p>0</text:p>
          </table:table-cell>
          <table:table-cell table:formula="of:=([.C233]-[.F233])^2/[.F233]" office:value-type="float" office:value="0.723214285714286" calcext:value-type="float">
            <text:p>0.7232142857</text:p>
          </table:table-cell>
          <table:table-cell table:formula="of:=([.D233]-[.G233])^2/[.G23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1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4:.D234])" office:value-type="float" office:value="0" calcext:value-type="float">
            <text:p>0</text:p>
          </table:table-cell>
          <table:table-cell table:formula="of:=[.C234]*0.4375" office:value-type="float" office:value="0" calcext:value-type="float">
            <text:p>0</text:p>
          </table:table-cell>
          <table:table-cell table:formula="of:=[.D234]*0.5625" office:value-type="float" office:value="0" calcext:value-type="float">
            <text:p>0</text:p>
          </table:table-cell>
          <table:table-cell table:formula="of:=([.C234]-[.F234])^2/[.F234]" office:value-type="string" office:string-value="" calcext:value-type="error">
            <text:p>#DIV/0!</text:p>
          </table:table-cell>
          <table:table-cell table:formula="of:=([.D234]-[.G234])^2/[.G23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2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5:.D235])" office:value-type="float" office:value="0" calcext:value-type="float">
            <text:p>0</text:p>
          </table:table-cell>
          <table:table-cell table:formula="of:=[.C235]*0.4375" office:value-type="float" office:value="0" calcext:value-type="float">
            <text:p>0</text:p>
          </table:table-cell>
          <table:table-cell table:formula="of:=[.D235]*0.5625" office:value-type="float" office:value="0" calcext:value-type="float">
            <text:p>0</text:p>
          </table:table-cell>
          <table:table-cell table:formula="of:=([.C235]-[.F235])^2/[.F235]" office:value-type="string" office:string-value="" calcext:value-type="error">
            <text:p>#DIV/0!</text:p>
          </table:table-cell>
          <table:table-cell table:formula="of:=([.D235]-[.G235])^2/[.G23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3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6:.D236])" office:value-type="float" office:value="0" calcext:value-type="float">
            <text:p>0</text:p>
          </table:table-cell>
          <table:table-cell table:formula="of:=[.C236]*0.4375" office:value-type="float" office:value="0" calcext:value-type="float">
            <text:p>0</text:p>
          </table:table-cell>
          <table:table-cell table:formula="of:=[.D236]*0.5625" office:value-type="float" office:value="0" calcext:value-type="float">
            <text:p>0</text:p>
          </table:table-cell>
          <table:table-cell table:formula="of:=([.C236]-[.F236])^2/[.F236]" office:value-type="string" office:string-value="" calcext:value-type="error">
            <text:p>#DIV/0!</text:p>
          </table:table-cell>
          <table:table-cell table:formula="of:=([.D236]-[.G236])^2/[.G23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7:.D237])" office:value-type="float" office:value="0" calcext:value-type="float">
            <text:p>0</text:p>
          </table:table-cell>
          <table:table-cell table:formula="of:=[.C237]*0.4375" office:value-type="float" office:value="0" calcext:value-type="float">
            <text:p>0</text:p>
          </table:table-cell>
          <table:table-cell table:formula="of:=[.D237]*0.5625" office:value-type="float" office:value="0" calcext:value-type="float">
            <text:p>0</text:p>
          </table:table-cell>
          <table:table-cell table:formula="of:=([.C237]-[.F237])^2/[.F237]" office:value-type="string" office:string-value="" calcext:value-type="error">
            <text:p>#DIV/0!</text:p>
          </table:table-cell>
          <table:table-cell table:formula="of:=([.D237]-[.G237])^2/[.G23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5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8:.D238])" office:value-type="float" office:value="0" calcext:value-type="float">
            <text:p>0</text:p>
          </table:table-cell>
          <table:table-cell table:formula="of:=[.C238]*0.4375" office:value-type="float" office:value="0" calcext:value-type="float">
            <text:p>0</text:p>
          </table:table-cell>
          <table:table-cell table:formula="of:=[.D238]*0.5625" office:value-type="float" office:value="0" calcext:value-type="float">
            <text:p>0</text:p>
          </table:table-cell>
          <table:table-cell table:formula="of:=([.C238]-[.F238])^2/[.F238]" office:value-type="string" office:string-value="" calcext:value-type="error">
            <text:p>#DIV/0!</text:p>
          </table:table-cell>
          <table:table-cell table:formula="of:=([.D238]-[.G238])^2/[.G23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16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9:.D239])" office:value-type="float" office:value="0" calcext:value-type="float">
            <text:p>0</text:p>
          </table:table-cell>
          <table:table-cell table:formula="of:=[.C239]*0.4375" office:value-type="float" office:value="0" calcext:value-type="float">
            <text:p>0</text:p>
          </table:table-cell>
          <table:table-cell table:formula="of:=[.D239]*0.5625" office:value-type="float" office:value="0" calcext:value-type="float">
            <text:p>0</text:p>
          </table:table-cell>
          <table:table-cell table:formula="of:=([.C239]-[.F239])^2/[.F239]" office:value-type="string" office:string-value="" calcext:value-type="error">
            <text:p>#DIV/0!</text:p>
          </table:table-cell>
          <table:table-cell table:formula="of:=([.D239]-[.G239])^2/[.G23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TT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66" calcext:value-type="float">
            <text:p>2766</text:p>
          </table:table-cell>
          <table:table-cell table:style-name="ce1" office:value-type="float" office:value="3589" calcext:value-type="float">
            <text:p>3589</text:p>
          </table:table-cell>
          <table:table-cell table:style-name="ce1" table:formula="of:=SUM([.C240:.D240])" office:value-type="float" office:value="6355" calcext:value-type="float">
            <text:p>6355</text:p>
          </table:table-cell>
          <table:table-cell table:style-name="ce1" table:formula="of:=[.C240]*0.4375" office:value-type="float" office:value="1210.125" calcext:value-type="float">
            <text:p>1210.125</text:p>
          </table:table-cell>
          <table:table-cell table:style-name="ce1" table:formula="of:=[.D240]*0.5625" office:value-type="float" office:value="2018.8125" calcext:value-type="float">
            <text:p>2018.8125</text:p>
          </table:table-cell>
          <table:table-cell table:style-name="ce1" table:formula="of:=([.C240]-[.F240])^2/[.F240]" office:value-type="float" office:value="2000.41071428571" calcext:value-type="float">
            <text:p>2000.4107142857</text:p>
          </table:table-cell>
          <table:table-cell table:style-name="ce1" table:formula="of:=([.D240]-[.G240])^2/[.G240]" office:value-type="float" office:value="1221.25694444444" calcext:value-type="float">
            <text:p>1221.2569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TT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734" calcext:value-type="float">
            <text:p>2734</text:p>
          </table:table-cell>
          <table:table-cell table:style-name="ce1" office:value-type="float" office:value="3505" calcext:value-type="float">
            <text:p>3505</text:p>
          </table:table-cell>
          <table:table-cell table:style-name="ce1" table:formula="of:=SUM([.C241:.D241])" office:value-type="float" office:value="6239" calcext:value-type="float">
            <text:p>6239</text:p>
          </table:table-cell>
          <table:table-cell table:style-name="ce1" table:formula="of:=[.C241]*0.4375" office:value-type="float" office:value="1196.125" calcext:value-type="float">
            <text:p>1196.125</text:p>
          </table:table-cell>
          <table:table-cell table:style-name="ce1" table:formula="of:=[.D241]*0.5625" office:value-type="float" office:value="1971.5625" calcext:value-type="float">
            <text:p>1971.5625</text:p>
          </table:table-cell>
          <table:table-cell table:style-name="ce1" table:formula="of:=([.C241]-[.F241])^2/[.F241]" office:value-type="float" office:value="1977.26785714286" calcext:value-type="float">
            <text:p>1977.2678571429</text:p>
          </table:table-cell>
          <table:table-cell table:style-name="ce1" table:formula="of:=([.D241]-[.G241])^2/[.G241]" office:value-type="float" office:value="1192.67361111111" calcext:value-type="float">
            <text:p>1192.673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TTC-3-1</text:p>
          </table:table-cell>
          <table:table-cell office:value-type="float" office:value="72" calcext:value-type="float">
            <text:p>72</text:p>
          </table:table-cell>
          <table:table-cell office:value-type="float" office:value="488" calcext:value-type="float">
            <text:p>488</text:p>
          </table:table-cell>
          <table:table-cell office:value-type="float" office:value="713" calcext:value-type="float">
            <text:p>713</text:p>
          </table:table-cell>
          <table:table-cell table:formula="of:=SUM([.C242:.D242])" office:value-type="float" office:value="1201" calcext:value-type="float">
            <text:p>1201</text:p>
          </table:table-cell>
          <table:table-cell table:formula="of:=[.C242]*0.4375" office:value-type="float" office:value="213.5" calcext:value-type="float">
            <text:p>213.5</text:p>
          </table:table-cell>
          <table:table-cell table:formula="of:=[.D242]*0.5625" office:value-type="float" office:value="401.0625" calcext:value-type="float">
            <text:p>401.0625</text:p>
          </table:table-cell>
          <table:table-cell table:formula="of:=([.C242]-[.F242])^2/[.F242]" office:value-type="float" office:value="352.928571428571" calcext:value-type="float">
            <text:p>352.9285714286</text:p>
          </table:table-cell>
          <table:table-cell table:formula="of:=([.D242]-[.G242])^2/[.G242]" office:value-type="float" office:value="242.618055555556" calcext:value-type="float">
            <text:p>242.61805555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u-TTC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2526" calcext:value-type="float">
            <text:p>2526</text:p>
          </table:table-cell>
          <table:table-cell table:style-name="ce1" table:formula="of:=SUM([.C243:.D243])" office:value-type="float" office:value="4286" calcext:value-type="float">
            <text:p>4286</text:p>
          </table:table-cell>
          <table:table-cell table:style-name="ce1" table:formula="of:=[.C243]*0.4375" office:value-type="float" office:value="770" calcext:value-type="float">
            <text:p>770</text:p>
          </table:table-cell>
          <table:table-cell table:style-name="ce1" table:formula="of:=[.D243]*0.5625" office:value-type="float" office:value="1420.875" calcext:value-type="float">
            <text:p>1420.875</text:p>
          </table:table-cell>
          <table:table-cell table:style-name="ce1" table:formula="of:=([.C243]-[.F243])^2/[.F243]" office:value-type="float" office:value="1272.85714285714" calcext:value-type="float">
            <text:p>1272.8571428572</text:p>
          </table:table-cell>
          <table:table-cell table:style-name="ce1" table:formula="of:=([.D243]-[.G243])^2/[.G243]" office:value-type="float" office:value="859.541666666667" calcext:value-type="float">
            <text:p>859.541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u-TTC-4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99" calcext:value-type="float">
            <text:p>1699</text:p>
          </table:table-cell>
          <table:table-cell table:style-name="ce1" office:value-type="float" office:value="2546" calcext:value-type="float">
            <text:p>2546</text:p>
          </table:table-cell>
          <table:table-cell table:style-name="ce1" table:formula="of:=SUM([.C244:.D244])" office:value-type="float" office:value="4245" calcext:value-type="float">
            <text:p>4245</text:p>
          </table:table-cell>
          <table:table-cell table:style-name="ce1" table:formula="of:=[.C244]*0.4375" office:value-type="float" office:value="743.3125" calcext:value-type="float">
            <text:p>743.3125</text:p>
          </table:table-cell>
          <table:table-cell table:style-name="ce1" table:formula="of:=[.D244]*0.5625" office:value-type="float" office:value="1432.125" calcext:value-type="float">
            <text:p>1432.125</text:p>
          </table:table-cell>
          <table:table-cell table:style-name="ce1" table:formula="of:=([.C244]-[.F244])^2/[.F244]" office:value-type="float" office:value="1228.74107142857" calcext:value-type="float">
            <text:p>1228.7410714286</text:p>
          </table:table-cell>
          <table:table-cell table:style-name="ce1" table:formula="of:=([.D244]-[.G244])^2/[.G244]" office:value-type="float" office:value="866.347222222222" calcext:value-type="float">
            <text:p>866.3472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u-TTC-5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245:.D245])" office:value-type="float" office:value="14" calcext:value-type="float">
            <text:p>14</text:p>
          </table:table-cell>
          <table:table-cell table:formula="of:=[.C245]*0.4375" office:value-type="float" office:value="3.9375" calcext:value-type="float">
            <text:p>3.9375</text:p>
          </table:table-cell>
          <table:table-cell table:formula="of:=[.D245]*0.5625" office:value-type="float" office:value="2.8125" calcext:value-type="float">
            <text:p>2.8125</text:p>
          </table:table-cell>
          <table:table-cell table:formula="of:=([.C245]-[.F245])^2/[.F245]" office:value-type="float" office:value="6.50892857142857" calcext:value-type="float">
            <text:p>6.5089285714</text:p>
          </table:table-cell>
          <table:table-cell table:formula="of:=([.D245]-[.G245])^2/[.G245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6:.D246])" office:value-type="float" office:value="0" calcext:value-type="float">
            <text:p>0</text:p>
          </table:table-cell>
          <table:table-cell table:formula="of:=[.C246]*0.4375" office:value-type="float" office:value="0" calcext:value-type="float">
            <text:p>0</text:p>
          </table:table-cell>
          <table:table-cell table:formula="of:=[.D246]*0.5625" office:value-type="float" office:value="0" calcext:value-type="float">
            <text:p>0</text:p>
          </table:table-cell>
          <table:table-cell table:formula="of:=([.C246]-[.F246])^2/[.F246]" office:value-type="string" office:string-value="" calcext:value-type="error">
            <text:p>#DIV/0!</text:p>
          </table:table-cell>
          <table:table-cell table:formula="of:=([.D246]-[.G246])^2/[.G24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7:.D247])" office:value-type="float" office:value="0" calcext:value-type="float">
            <text:p>0</text:p>
          </table:table-cell>
          <table:table-cell table:formula="of:=[.C247]*0.4375" office:value-type="float" office:value="0" calcext:value-type="float">
            <text:p>0</text:p>
          </table:table-cell>
          <table:table-cell table:formula="of:=[.D247]*0.5625" office:value-type="float" office:value="0" calcext:value-type="float">
            <text:p>0</text:p>
          </table:table-cell>
          <table:table-cell table:formula="of:=([.C247]-[.F247])^2/[.F247]" office:value-type="string" office:string-value="" calcext:value-type="error">
            <text:p>#DIV/0!</text:p>
          </table:table-cell>
          <table:table-cell table:formula="of:=([.D247]-[.G247])^2/[.G24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8:.D248])" office:value-type="float" office:value="0" calcext:value-type="float">
            <text:p>0</text:p>
          </table:table-cell>
          <table:table-cell table:formula="of:=[.C248]*0.4375" office:value-type="float" office:value="0" calcext:value-type="float">
            <text:p>0</text:p>
          </table:table-cell>
          <table:table-cell table:formula="of:=[.D248]*0.5625" office:value-type="float" office:value="0" calcext:value-type="float">
            <text:p>0</text:p>
          </table:table-cell>
          <table:table-cell table:formula="of:=([.C248]-[.F248])^2/[.F248]" office:value-type="string" office:string-value="" calcext:value-type="error">
            <text:p>#DIV/0!</text:p>
          </table:table-cell>
          <table:table-cell table:formula="of:=([.D248]-[.G248])^2/[.G24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u-TTC-9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49:.D249])" office:value-type="float" office:value="1" calcext:value-type="float">
            <text:p>1</text:p>
          </table:table-cell>
          <table:table-cell table:formula="of:=[.C249]*0.4375" office:value-type="float" office:value="0.4375" calcext:value-type="float">
            <text:p>0.4375</text:p>
          </table:table-cell>
          <table:table-cell table:formula="of:=[.D249]*0.5625" office:value-type="float" office:value="0" calcext:value-type="float">
            <text:p>0</text:p>
          </table:table-cell>
          <table:table-cell table:formula="of:=([.C249]-[.F249])^2/[.F249]" office:value-type="float" office:value="0.723214285714286" calcext:value-type="float">
            <text:p>0.7232142857</text:p>
          </table:table-cell>
          <table:table-cell table:formula="of:=([.D249]-[.G249])^2/[.G24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y-CCC-1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table:formula="of:=SUM([.C250:.D250])" office:value-type="float" office:value="2526" calcext:value-type="float">
            <text:p>2526</text:p>
          </table:table-cell>
          <table:table-cell table:style-name="ce1" table:formula="of:=[.C250]*0.4375" office:value-type="float" office:value="523.6875" calcext:value-type="float">
            <text:p>523.6875</text:p>
          </table:table-cell>
          <table:table-cell table:style-name="ce1" table:formula="of:=[.D250]*0.5625" office:value-type="float" office:value="747.5625" calcext:value-type="float">
            <text:p>747.5625</text:p>
          </table:table-cell>
          <table:table-cell table:style-name="ce1" table:formula="of:=([.C250]-[.F250])^2/[.F250]" office:value-type="float" office:value="865.6875" calcext:value-type="float">
            <text:p>865.6875</text:p>
          </table:table-cell>
          <table:table-cell table:style-name="ce1" table:formula="of:=([.D250]-[.G250])^2/[.G250]" office:value-type="float" office:value="452.229166666667" calcext:value-type="float">
            <text:p>452.2291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CCC-1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table:formula="of:=SUM([.C251:.D251])" office:value-type="float" office:value="2426" calcext:value-type="float">
            <text:p>2426</text:p>
          </table:table-cell>
          <table:table-cell table:style-name="ce1" table:formula="of:=[.C251]*0.4375" office:value-type="float" office:value="497.4375" calcext:value-type="float">
            <text:p>497.4375</text:p>
          </table:table-cell>
          <table:table-cell table:style-name="ce1" table:formula="of:=[.D251]*0.5625" office:value-type="float" office:value="725.0625" calcext:value-type="float">
            <text:p>725.0625</text:p>
          </table:table-cell>
          <table:table-cell table:style-name="ce1" table:formula="of:=([.C251]-[.F251])^2/[.F251]" office:value-type="float" office:value="822.294642857143" calcext:value-type="float">
            <text:p>822.2946428571</text:p>
          </table:table-cell>
          <table:table-cell table:style-name="ce1" table:formula="of:=([.D251]-[.G251])^2/[.G251]" office:value-type="float" office:value="438.618055555556" calcext:value-type="float">
            <text:p>438.618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CCC-2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397" calcext:value-type="float">
            <text:p>10397</text:p>
          </table:table-cell>
          <table:table-cell table:style-name="ce1" office:value-type="float" office:value="13447" calcext:value-type="float">
            <text:p>13447</text:p>
          </table:table-cell>
          <table:table-cell table:style-name="ce1" table:formula="of:=SUM([.C252:.D252])" office:value-type="float" office:value="23844" calcext:value-type="float">
            <text:p>23844</text:p>
          </table:table-cell>
          <table:table-cell table:style-name="ce1" table:formula="of:=[.C252]*0.4375" office:value-type="float" office:value="4548.6875" calcext:value-type="float">
            <text:p>4548.6875</text:p>
          </table:table-cell>
          <table:table-cell table:style-name="ce1" table:formula="of:=[.D252]*0.5625" office:value-type="float" office:value="7563.9375" calcext:value-type="float">
            <text:p>7563.9375</text:p>
          </table:table-cell>
          <table:table-cell table:style-name="ce1" table:formula="of:=([.C252]-[.F252])^2/[.F252]" office:value-type="float" office:value="7519.25892857143" calcext:value-type="float">
            <text:p>7519.2589285714</text:p>
          </table:table-cell>
          <table:table-cell table:style-name="ce1" table:formula="of:=([.D252]-[.G252])^2/[.G252]" office:value-type="float" office:value="4575.71527777778" calcext:value-type="float">
            <text:p>4575.7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CCC-2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0258" calcext:value-type="float">
            <text:p>10258</text:p>
          </table:table-cell>
          <table:table-cell table:style-name="ce1" office:value-type="float" office:value="13519" calcext:value-type="float">
            <text:p>13519</text:p>
          </table:table-cell>
          <table:table-cell table:style-name="ce1" table:formula="of:=SUM([.C253:.D253])" office:value-type="float" office:value="23777" calcext:value-type="float">
            <text:p>23777</text:p>
          </table:table-cell>
          <table:table-cell table:style-name="ce1" table:formula="of:=[.C253]*0.4375" office:value-type="float" office:value="4487.875" calcext:value-type="float">
            <text:p>4487.875</text:p>
          </table:table-cell>
          <table:table-cell table:style-name="ce1" table:formula="of:=[.D253]*0.5625" office:value-type="float" office:value="7604.4375" calcext:value-type="float">
            <text:p>7604.4375</text:p>
          </table:table-cell>
          <table:table-cell table:style-name="ce1" table:formula="of:=([.C253]-[.F253])^2/[.F253]" office:value-type="float" office:value="7418.73214285714" calcext:value-type="float">
            <text:p>7418.7321428572</text:p>
          </table:table-cell>
          <table:table-cell table:style-name="ce1" table:formula="of:=([.D253]-[.G253])^2/[.G253]" office:value-type="float" office:value="4600.21527777778" calcext:value-type="float">
            <text:p>4600.215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y-CCC-3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4:.D254])" office:value-type="float" office:value="1" calcext:value-type="float">
            <text:p>1</text:p>
          </table:table-cell>
          <table:table-cell table:formula="of:=[.C254]*0.4375" office:value-type="float" office:value="0.4375" calcext:value-type="float">
            <text:p>0.4375</text:p>
          </table:table-cell>
          <table:table-cell table:formula="of:=[.D254]*0.5625" office:value-type="float" office:value="0" calcext:value-type="float">
            <text:p>0</text:p>
          </table:table-cell>
          <table:table-cell table:formula="of:=([.C254]-[.F254])^2/[.F254]" office:value-type="float" office:value="0.723214285714286" calcext:value-type="float">
            <text:p>0.7232142857</text:p>
          </table:table-cell>
          <table:table-cell table:formula="of:=([.D254]-[.G254])^2/[.G25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4-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table:formula="of:=SUM([.C255:.D255])" office:value-type="float" office:value="183" calcext:value-type="float">
            <text:p>183</text:p>
          </table:table-cell>
          <table:table-cell table:formula="of:=[.C255]*0.4375" office:value-type="float" office:value="17.0625" calcext:value-type="float">
            <text:p>17.0625</text:p>
          </table:table-cell>
          <table:table-cell table:formula="of:=[.D255]*0.5625" office:value-type="float" office:value="81" calcext:value-type="float">
            <text:p>81</text:p>
          </table:table-cell>
          <table:table-cell table:formula="of:=([.C255]-[.F255])^2/[.F255]" office:value-type="float" office:value="28.2053571428571" calcext:value-type="float">
            <text:p>28.2053571429</text:p>
          </table:table-cell>
          <table:table-cell table:formula="of:=([.D255]-[.G255])^2/[.G255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5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56:.D256])" office:value-type="float" office:value="1" calcext:value-type="float">
            <text:p>1</text:p>
          </table:table-cell>
          <table:table-cell table:formula="of:=[.C256]*0.4375" office:value-type="float" office:value="0.4375" calcext:value-type="float">
            <text:p>0.4375</text:p>
          </table:table-cell>
          <table:table-cell table:formula="of:=[.D256]*0.5625" office:value-type="float" office:value="0" calcext:value-type="float">
            <text:p>0</text:p>
          </table:table-cell>
          <table:table-cell table:formula="of:=([.C256]-[.F256])^2/[.F256]" office:value-type="float" office:value="0.723214285714286" calcext:value-type="float">
            <text:p>0.7232142857</text:p>
          </table:table-cell>
          <table:table-cell table:formula="of:=([.D256]-[.G256])^2/[.G2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57:.D257])" office:value-type="float" office:value="1" calcext:value-type="float">
            <text:p>1</text:p>
          </table:table-cell>
          <table:table-cell table:formula="of:=[.C257]*0.4375" office:value-type="float" office:value="0" calcext:value-type="float">
            <text:p>0</text:p>
          </table:table-cell>
          <table:table-cell table:formula="of:=[.D257]*0.5625" office:value-type="float" office:value="0.5625" calcext:value-type="float">
            <text:p>0.5625</text:p>
          </table:table-cell>
          <table:table-cell table:formula="of:=([.C257]-[.F257])^2/[.F257]" office:value-type="string" office:string-value="" calcext:value-type="error">
            <text:p>#DIV/0!</text:p>
          </table:table-cell>
          <table:table-cell table:formula="of:=([.D257]-[.G257])^2/[.G25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7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258:.D258])" office:value-type="float" office:value="17" calcext:value-type="float">
            <text:p>17</text:p>
          </table:table-cell>
          <table:table-cell table:formula="of:=[.C258]*0.4375" office:value-type="float" office:value="3.0625" calcext:value-type="float">
            <text:p>3.0625</text:p>
          </table:table-cell>
          <table:table-cell table:formula="of:=[.D258]*0.5625" office:value-type="float" office:value="5.625" calcext:value-type="float">
            <text:p>5.625</text:p>
          </table:table-cell>
          <table:table-cell table:formula="of:=([.C258]-[.F258])^2/[.F258]" office:value-type="float" office:value="5.0625" calcext:value-type="float">
            <text:p>5.0625</text:p>
          </table:table-cell>
          <table:table-cell table:formula="of:=([.D258]-[.G258])^2/[.G258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CCC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59:.D259])" office:value-type="float" office:value="0" calcext:value-type="float">
            <text:p>0</text:p>
          </table:table-cell>
          <table:table-cell table:formula="of:=[.C259]*0.4375" office:value-type="float" office:value="0" calcext:value-type="float">
            <text:p>0</text:p>
          </table:table-cell>
          <table:table-cell table:formula="of:=[.D259]*0.5625" office:value-type="float" office:value="0" calcext:value-type="float">
            <text:p>0</text:p>
          </table:table-cell>
          <table:table-cell table:formula="of:=([.C259]-[.F259])^2/[.F259]" office:value-type="string" office:string-value="" calcext:value-type="error">
            <text:p>#DIV/0!</text:p>
          </table:table-cell>
          <table:table-cell table:formula="of:=([.D259]-[.G259])^2/[.G2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y-GCC-1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table:formula="of:=SUM([.C260:.D260])" office:value-type="float" office:value="5413" calcext:value-type="float">
            <text:p>5413</text:p>
          </table:table-cell>
          <table:table-cell table:style-name="ce1" table:formula="of:=[.C260]*0.4375" office:value-type="float" office:value="985.6875" calcext:value-type="float">
            <text:p>985.6875</text:p>
          </table:table-cell>
          <table:table-cell table:style-name="ce1" table:formula="of:=[.D260]*0.5625" office:value-type="float" office:value="1777.5" calcext:value-type="float">
            <text:p>1777.5</text:p>
          </table:table-cell>
          <table:table-cell table:style-name="ce1" table:formula="of:=([.C260]-[.F260])^2/[.F260]" office:value-type="float" office:value="1629.40178571429" calcext:value-type="float">
            <text:p>1629.4017857143</text:p>
          </table:table-cell>
          <table:table-cell table:style-name="ce1" table:formula="of:=([.D260]-[.G260])^2/[.G260]" office:value-type="float" office:value="1075.27777777778" calcext:value-type="float">
            <text:p>1075.277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63" calcext:value-type="float">
            <text:p>2263</text:p>
          </table:table-cell>
          <table:table-cell table:style-name="ce1" office:value-type="float" office:value="3143" calcext:value-type="float">
            <text:p>3143</text:p>
          </table:table-cell>
          <table:table-cell table:style-name="ce1" table:formula="of:=SUM([.C261:.D261])" office:value-type="float" office:value="5406" calcext:value-type="float">
            <text:p>5406</text:p>
          </table:table-cell>
          <table:table-cell table:style-name="ce1" table:formula="of:=[.C261]*0.4375" office:value-type="float" office:value="990.0625" calcext:value-type="float">
            <text:p>990.0625</text:p>
          </table:table-cell>
          <table:table-cell table:style-name="ce1" table:formula="of:=[.D261]*0.5625" office:value-type="float" office:value="1767.9375" calcext:value-type="float">
            <text:p>1767.9375</text:p>
          </table:table-cell>
          <table:table-cell table:style-name="ce1" table:formula="of:=([.C261]-[.F261])^2/[.F261]" office:value-type="float" office:value="1636.63392857143" calcext:value-type="float">
            <text:p>1636.6339285714</text:p>
          </table:table-cell>
          <table:table-cell table:style-name="ce1" table:formula="of:=([.D261]-[.G261])^2/[.G261]" office:value-type="float" office:value="1069.49305555556" calcext:value-type="float">
            <text:p>1069.493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41" calcext:value-type="float">
            <text:p>2241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table:formula="of:=SUM([.C262:.D262])" office:value-type="float" office:value="5287" calcext:value-type="float">
            <text:p>5287</text:p>
          </table:table-cell>
          <table:table-cell table:style-name="ce1" table:formula="of:=[.C262]*0.4375" office:value-type="float" office:value="980.4375" calcext:value-type="float">
            <text:p>980.4375</text:p>
          </table:table-cell>
          <table:table-cell table:style-name="ce1" table:formula="of:=[.D262]*0.5625" office:value-type="float" office:value="1713.375" calcext:value-type="float">
            <text:p>1713.375</text:p>
          </table:table-cell>
          <table:table-cell table:style-name="ce1" table:formula="of:=([.C262]-[.F262])^2/[.F262]" office:value-type="float" office:value="1620.72321428571" calcext:value-type="float">
            <text:p>1620.7232142857</text:p>
          </table:table-cell>
          <table:table-cell table:style-name="ce1" table:formula="of:=([.D262]-[.G262])^2/[.G262]" office:value-type="float" office:value="1036.48611111111" calcext:value-type="float">
            <text:p>1036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90" calcext:value-type="float">
            <text:p>2290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table:formula="of:=SUM([.C263:.D263])" office:value-type="float" office:value="5447" calcext:value-type="float">
            <text:p>5447</text:p>
          </table:table-cell>
          <table:table-cell table:style-name="ce1" table:formula="of:=[.C263]*0.4375" office:value-type="float" office:value="1001.875" calcext:value-type="float">
            <text:p>1001.875</text:p>
          </table:table-cell>
          <table:table-cell table:style-name="ce1" table:formula="of:=[.D263]*0.5625" office:value-type="float" office:value="1775.8125" calcext:value-type="float">
            <text:p>1775.8125</text:p>
          </table:table-cell>
          <table:table-cell table:style-name="ce1" table:formula="of:=([.C263]-[.F263])^2/[.F263]" office:value-type="float" office:value="1656.16071428571" calcext:value-type="float">
            <text:p>1656.1607142857</text:p>
          </table:table-cell>
          <table:table-cell table:style-name="ce1" table:formula="of:=([.D263]-[.G263])^2/[.G263]" office:value-type="float" office:value="1074.25694444444" calcext:value-type="float">
            <text:p>1074.2569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1-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table:formula="of:=SUM([.C264:.D264])" office:value-type="float" office:value="5423" calcext:value-type="float">
            <text:p>5423</text:p>
          </table:table-cell>
          <table:table-cell table:style-name="ce1" table:formula="of:=[.C264]*0.4375" office:value-type="float" office:value="1007.5625" calcext:value-type="float">
            <text:p>1007.5625</text:p>
          </table:table-cell>
          <table:table-cell table:style-name="ce1" table:formula="of:=[.D264]*0.5625" office:value-type="float" office:value="1755" calcext:value-type="float">
            <text:p>1755</text:p>
          </table:table-cell>
          <table:table-cell table:style-name="ce1" table:formula="of:=([.C264]-[.F264])^2/[.F264]" office:value-type="float" office:value="1665.5625" calcext:value-type="float">
            <text:p>1665.5625</text:p>
          </table:table-cell>
          <table:table-cell table:style-name="ce1" table:formula="of:=([.D264]-[.G264])^2/[.G264]" office:value-type="float" office:value="1061.66666666667" calcext:value-type="float">
            <text:p>1061.666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96" calcext:value-type="float">
            <text:p>4196</text:p>
          </table:table-cell>
          <table:table-cell table:style-name="ce1" office:value-type="float" office:value="5837" calcext:value-type="float">
            <text:p>5837</text:p>
          </table:table-cell>
          <table:table-cell table:style-name="ce1" table:formula="of:=SUM([.C265:.D265])" office:value-type="float" office:value="10033" calcext:value-type="float">
            <text:p>10033</text:p>
          </table:table-cell>
          <table:table-cell table:style-name="ce1" table:formula="of:=[.C265]*0.4375" office:value-type="float" office:value="1835.75" calcext:value-type="float">
            <text:p>1835.75</text:p>
          </table:table-cell>
          <table:table-cell table:style-name="ce1" table:formula="of:=[.D265]*0.5625" office:value-type="float" office:value="3283.3125" calcext:value-type="float">
            <text:p>3283.3125</text:p>
          </table:table-cell>
          <table:table-cell table:style-name="ce1" table:formula="of:=([.C265]-[.F265])^2/[.F265]" office:value-type="float" office:value="3034.60714285714" calcext:value-type="float">
            <text:p>3034.6071428572</text:p>
          </table:table-cell>
          <table:table-cell table:style-name="ce1" table:formula="of:=([.D265]-[.G265])^2/[.G265]" office:value-type="float" office:value="1986.20138888889" calcext:value-type="float">
            <text:p>1986.2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23" calcext:value-type="float">
            <text:p>4223</text:p>
          </table:table-cell>
          <table:table-cell table:style-name="ce1" office:value-type="float" office:value="5902" calcext:value-type="float">
            <text:p>5902</text:p>
          </table:table-cell>
          <table:table-cell table:style-name="ce1" table:formula="of:=SUM([.C266:.D266])" office:value-type="float" office:value="10125" calcext:value-type="float">
            <text:p>10125</text:p>
          </table:table-cell>
          <table:table-cell table:style-name="ce1" table:formula="of:=[.C266]*0.4375" office:value-type="float" office:value="1847.5625" calcext:value-type="float">
            <text:p>1847.5625</text:p>
          </table:table-cell>
          <table:table-cell table:style-name="ce1" table:formula="of:=[.D266]*0.5625" office:value-type="float" office:value="3319.875" calcext:value-type="float">
            <text:p>3319.875</text:p>
          </table:table-cell>
          <table:table-cell table:style-name="ce1" table:formula="of:=([.C266]-[.F266])^2/[.F266]" office:value-type="float" office:value="3054.13392857143" calcext:value-type="float">
            <text:p>3054.1339285714</text:p>
          </table:table-cell>
          <table:table-cell table:style-name="ce1" table:formula="of:=([.D266]-[.G266])^2/[.G266]" office:value-type="float" office:value="2008.31944444444" calcext:value-type="float">
            <text:p>2008.319444444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35" calcext:value-type="float">
            <text:p>4135</text:p>
          </table:table-cell>
          <table:table-cell table:style-name="ce1" office:value-type="float" office:value="5989" calcext:value-type="float">
            <text:p>5989</text:p>
          </table:table-cell>
          <table:table-cell table:style-name="ce1" table:formula="of:=SUM([.C267:.D267])" office:value-type="float" office:value="10124" calcext:value-type="float">
            <text:p>10124</text:p>
          </table:table-cell>
          <table:table-cell table:style-name="ce1" table:formula="of:=[.C267]*0.4375" office:value-type="float" office:value="1809.0625" calcext:value-type="float">
            <text:p>1809.0625</text:p>
          </table:table-cell>
          <table:table-cell table:style-name="ce1" table:formula="of:=[.D267]*0.5625" office:value-type="float" office:value="3368.8125" calcext:value-type="float">
            <text:p>3368.8125</text:p>
          </table:table-cell>
          <table:table-cell table:style-name="ce1" table:formula="of:=([.C267]-[.F267])^2/[.F267]" office:value-type="float" office:value="2990.49107142857" calcext:value-type="float">
            <text:p>2990.4910714286</text:p>
          </table:table-cell>
          <table:table-cell table:style-name="ce1" table:formula="of:=([.D267]-[.G267])^2/[.G267]" office:value-type="float" office:value="2037.92361111111" calcext:value-type="float">
            <text:p>2037.923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61" calcext:value-type="float">
            <text:p>4161</text:p>
          </table:table-cell>
          <table:table-cell table:style-name="ce1" office:value-type="float" office:value="5813" calcext:value-type="float">
            <text:p>5813</text:p>
          </table:table-cell>
          <table:table-cell table:style-name="ce1" table:formula="of:=SUM([.C268:.D268])" office:value-type="float" office:value="9974" calcext:value-type="float">
            <text:p>9974</text:p>
          </table:table-cell>
          <table:table-cell table:style-name="ce1" table:formula="of:=[.C268]*0.4375" office:value-type="float" office:value="1820.4375" calcext:value-type="float">
            <text:p>1820.4375</text:p>
          </table:table-cell>
          <table:table-cell table:style-name="ce1" table:formula="of:=[.D268]*0.5625" office:value-type="float" office:value="3269.8125" calcext:value-type="float">
            <text:p>3269.8125</text:p>
          </table:table-cell>
          <table:table-cell table:style-name="ce1" table:formula="of:=([.C268]-[.F268])^2/[.F268]" office:value-type="float" office:value="3009.29464285714" calcext:value-type="float">
            <text:p>3009.2946428572</text:p>
          </table:table-cell>
          <table:table-cell table:style-name="ce1" table:formula="of:=([.D268]-[.G268])^2/[.G268]" office:value-type="float" office:value="1978.03472222222" calcext:value-type="float">
            <text:p>1978.03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office:value-type="float" office:value="5977" calcext:value-type="float">
            <text:p>5977</text:p>
          </table:table-cell>
          <table:table-cell table:style-name="ce1" table:formula="of:=SUM([.C269:.D269])" office:value-type="float" office:value="10105" calcext:value-type="float">
            <text:p>10105</text:p>
          </table:table-cell>
          <table:table-cell table:style-name="ce1" table:formula="of:=[.C269]*0.4375" office:value-type="float" office:value="1806" calcext:value-type="float">
            <text:p>1806</text:p>
          </table:table-cell>
          <table:table-cell table:style-name="ce1" table:formula="of:=[.D269]*0.5625" office:value-type="float" office:value="3362.0625" calcext:value-type="float">
            <text:p>3362.0625</text:p>
          </table:table-cell>
          <table:table-cell table:style-name="ce1" table:formula="of:=([.C269]-[.F269])^2/[.F269]" office:value-type="float" office:value="2985.42857142857" calcext:value-type="float">
            <text:p>2985.4285714286</text:p>
          </table:table-cell>
          <table:table-cell table:style-name="ce1" table:formula="of:=([.D269]-[.G269])^2/[.G269]" office:value-type="float" office:value="2033.84027777778" calcext:value-type="float">
            <text:p>2033.840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GCC-2-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09" calcext:value-type="float">
            <text:p>4209</text:p>
          </table:table-cell>
          <table:table-cell table:style-name="ce1" office:value-type="float" office:value="6003" calcext:value-type="float">
            <text:p>6003</text:p>
          </table:table-cell>
          <table:table-cell table:style-name="ce1" table:formula="of:=SUM([.C270:.D270])" office:value-type="float" office:value="10212" calcext:value-type="float">
            <text:p>10212</text:p>
          </table:table-cell>
          <table:table-cell table:style-name="ce1" table:formula="of:=[.C270]*0.4375" office:value-type="float" office:value="1841.4375" calcext:value-type="float">
            <text:p>1841.4375</text:p>
          </table:table-cell>
          <table:table-cell table:style-name="ce1" table:formula="of:=[.D270]*0.5625" office:value-type="float" office:value="3376.6875" calcext:value-type="float">
            <text:p>3376.6875</text:p>
          </table:table-cell>
          <table:table-cell table:style-name="ce1" table:formula="of:=([.C270]-[.F270])^2/[.F270]" office:value-type="float" office:value="3044.00892857143" calcext:value-type="float">
            <text:p>3044.0089285714</text:p>
          </table:table-cell>
          <table:table-cell table:style-name="ce1" table:formula="of:=([.D270]-[.G270])^2/[.G270]" office:value-type="float" office:value="2042.6875" calcext:value-type="float">
            <text:p>2042.687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y-GCC-3-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SUM([.C271:.D271])" office:value-type="float" office:value="47" calcext:value-type="float">
            <text:p>47</text:p>
          </table:table-cell>
          <table:table-cell table:formula="of:=[.C271]*0.4375" office:value-type="float" office:value="9.625" calcext:value-type="float">
            <text:p>9.625</text:p>
          </table:table-cell>
          <table:table-cell table:formula="of:=[.D271]*0.5625" office:value-type="float" office:value="14.0625" calcext:value-type="float">
            <text:p>14.0625</text:p>
          </table:table-cell>
          <table:table-cell table:formula="of:=([.C271]-[.F271])^2/[.F271]" office:value-type="float" office:value="15.9107142857143" calcext:value-type="float">
            <text:p>15.9107142857</text:p>
          </table:table-cell>
          <table:table-cell table:formula="of:=([.D271]-[.G271])^2/[.G271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GCC-4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272:.D272])" office:value-type="float" office:value="5" calcext:value-type="float">
            <text:p>5</text:p>
          </table:table-cell>
          <table:table-cell table:formula="of:=[.C272]*0.4375" office:value-type="float" office:value="0.4375" calcext:value-type="float">
            <text:p>0.4375</text:p>
          </table:table-cell>
          <table:table-cell table:formula="of:=[.D272]*0.5625" office:value-type="float" office:value="2.25" calcext:value-type="float">
            <text:p>2.25</text:p>
          </table:table-cell>
          <table:table-cell table:formula="of:=([.C272]-[.F272])^2/[.F272]" office:value-type="float" office:value="0.723214285714286" calcext:value-type="float">
            <text:p>0.7232142857</text:p>
          </table:table-cell>
          <table:table-cell table:formula="of:=([.D272]-[.G272])^2/[.G272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GCC-5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273:.D273])" office:value-type="float" office:value="12" calcext:value-type="float">
            <text:p>12</text:p>
          </table:table-cell>
          <table:table-cell table:formula="of:=[.C273]*0.4375" office:value-type="float" office:value="2.625" calcext:value-type="float">
            <text:p>2.625</text:p>
          </table:table-cell>
          <table:table-cell table:formula="of:=[.D273]*0.5625" office:value-type="float" office:value="3.375" calcext:value-type="float">
            <text:p>3.375</text:p>
          </table:table-cell>
          <table:table-cell table:formula="of:=([.C273]-[.F273])^2/[.F273]" office:value-type="float" office:value="4.33928571428571" calcext:value-type="float">
            <text:p>4.3392857143</text:p>
          </table:table-cell>
          <table:table-cell table:formula="of:=([.D273]-[.G273])^2/[.G273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GCC-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74:.D274])" office:value-type="float" office:value="0" calcext:value-type="float">
            <text:p>0</text:p>
          </table:table-cell>
          <table:table-cell table:formula="of:=[.C274]*0.4375" office:value-type="float" office:value="0" calcext:value-type="float">
            <text:p>0</text:p>
          </table:table-cell>
          <table:table-cell table:formula="of:=[.D274]*0.5625" office:value-type="float" office:value="0" calcext:value-type="float">
            <text:p>0</text:p>
          </table:table-cell>
          <table:table-cell table:formula="of:=([.C274]-[.F274])^2/[.F274]" office:value-type="string" office:string-value="" calcext:value-type="error">
            <text:p>#DIV/0!</text:p>
          </table:table-cell>
          <table:table-cell table:formula="of:=([.D274]-[.G274])^2/[.G27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Gly-TCC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994" calcext:value-type="float">
            <text:p>2994</text:p>
          </table:table-cell>
          <table:table-cell table:style-name="ce1" office:value-type="float" office:value="3104" calcext:value-type="float">
            <text:p>3104</text:p>
          </table:table-cell>
          <table:table-cell table:style-name="ce1" table:formula="of:=SUM([.C275:.D275])" office:value-type="float" office:value="6098" calcext:value-type="float">
            <text:p>6098</text:p>
          </table:table-cell>
          <table:table-cell table:style-name="ce1" table:formula="of:=[.C275]*0.4375" office:value-type="float" office:value="1309.875" calcext:value-type="float">
            <text:p>1309.875</text:p>
          </table:table-cell>
          <table:table-cell table:style-name="ce1" table:formula="of:=[.D275]*0.5625" office:value-type="float" office:value="1746" calcext:value-type="float">
            <text:p>1746</text:p>
          </table:table-cell>
          <table:table-cell table:style-name="ce1" table:formula="of:=([.C275]-[.F275])^2/[.F275]" office:value-type="float" office:value="2165.30357142857" calcext:value-type="float">
            <text:p>2165.3035714286</text:p>
          </table:table-cell>
          <table:table-cell table:style-name="ce1" table:formula="of:=([.D275]-[.G275])^2/[.G275]" office:value-type="float" office:value="1056.22222222222" calcext:value-type="float">
            <text:p>1056.2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table:formula="of:=SUM([.C276:.D276])" office:value-type="float" office:value="3854" calcext:value-type="float">
            <text:p>3854</text:p>
          </table:table-cell>
          <table:table-cell table:style-name="ce1" table:formula="of:=[.C276]*0.4375" office:value-type="float" office:value="878.5" calcext:value-type="float">
            <text:p>878.5</text:p>
          </table:table-cell>
          <table:table-cell table:style-name="ce1" table:formula="of:=[.D276]*0.5625" office:value-type="float" office:value="1038.375" calcext:value-type="float">
            <text:p>1038.375</text:p>
          </table:table-cell>
          <table:table-cell table:style-name="ce1" table:formula="of:=([.C276]-[.F276])^2/[.F276]" office:value-type="float" office:value="1452.21428571429" calcext:value-type="float">
            <text:p>1452.2142857143</text:p>
          </table:table-cell>
          <table:table-cell table:style-name="ce1" table:formula="of:=([.D276]-[.G276])^2/[.G276]" office:value-type="float" office:value="628.152777777778" calcext:value-type="float">
            <text:p>628.15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table:formula="of:=SUM([.C277:.D277])" office:value-type="float" office:value="3958" calcext:value-type="float">
            <text:p>3958</text:p>
          </table:table-cell>
          <table:table-cell table:style-name="ce1" table:formula="of:=[.C277]*0.4375" office:value-type="float" office:value="882" calcext:value-type="float">
            <text:p>882</text:p>
          </table:table-cell>
          <table:table-cell table:style-name="ce1" table:formula="of:=[.D277]*0.5625" office:value-type="float" office:value="1092.375" calcext:value-type="float">
            <text:p>1092.375</text:p>
          </table:table-cell>
          <table:table-cell table:style-name="ce1" table:formula="of:=([.C277]-[.F277])^2/[.F277]" office:value-type="float" office:value="1458" calcext:value-type="float">
            <text:p>1458</text:p>
          </table:table-cell>
          <table:table-cell table:style-name="ce1" table:formula="of:=([.D277]-[.G277])^2/[.G277]" office:value-type="float" office:value="660.819444444445" calcext:value-type="float">
            <text:p>660.81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table:formula="of:=SUM([.C278:.D278])" office:value-type="float" office:value="3830" calcext:value-type="float">
            <text:p>3830</text:p>
          </table:table-cell>
          <table:table-cell table:style-name="ce1" table:formula="of:=[.C278]*0.4375" office:value-type="float" office:value="871.0625" calcext:value-type="float">
            <text:p>871.0625</text:p>
          </table:table-cell>
          <table:table-cell table:style-name="ce1" table:formula="of:=[.D278]*0.5625" office:value-type="float" office:value="1034.4375" calcext:value-type="float">
            <text:p>1034.4375</text:p>
          </table:table-cell>
          <table:table-cell table:style-name="ce1" table:formula="of:=([.C278]-[.F278])^2/[.F278]" office:value-type="float" office:value="1439.91964285714" calcext:value-type="float">
            <text:p>1439.9196428572</text:p>
          </table:table-cell>
          <table:table-cell table:style-name="ce1" table:formula="of:=([.D278]-[.G278])^2/[.G278]" office:value-type="float" office:value="625.770833333333" calcext:value-type="float">
            <text:p>625.770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918" calcext:value-type="float">
            <text:p>1918</text:p>
          </table:table-cell>
          <table:table-cell table:style-name="ce1" table:formula="of:=SUM([.C279:.D279])" office:value-type="float" office:value="3924" calcext:value-type="float">
            <text:p>3924</text:p>
          </table:table-cell>
          <table:table-cell table:style-name="ce1" table:formula="of:=[.C279]*0.4375" office:value-type="float" office:value="877.625" calcext:value-type="float">
            <text:p>877.625</text:p>
          </table:table-cell>
          <table:table-cell table:style-name="ce1" table:formula="of:=[.D279]*0.5625" office:value-type="float" office:value="1078.875" calcext:value-type="float">
            <text:p>1078.875</text:p>
          </table:table-cell>
          <table:table-cell table:style-name="ce1" table:formula="of:=([.C279]-[.F279])^2/[.F279]" office:value-type="float" office:value="1450.76785714286" calcext:value-type="float">
            <text:p>1450.7678571429</text:p>
          </table:table-cell>
          <table:table-cell table:style-name="ce1" table:formula="of:=([.D279]-[.G279])^2/[.G279]" office:value-type="float" office:value="652.652777777778" calcext:value-type="float">
            <text:p>652.652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876" calcext:value-type="float">
            <text:p>1876</text:p>
          </table:table-cell>
          <table:table-cell table:style-name="ce1" table:formula="of:=SUM([.C280:.D280])" office:value-type="float" office:value="3882" calcext:value-type="float">
            <text:p>3882</text:p>
          </table:table-cell>
          <table:table-cell table:style-name="ce1" table:formula="of:=[.C280]*0.4375" office:value-type="float" office:value="877.625" calcext:value-type="float">
            <text:p>877.625</text:p>
          </table:table-cell>
          <table:table-cell table:style-name="ce1" table:formula="of:=[.D280]*0.5625" office:value-type="float" office:value="1055.25" calcext:value-type="float">
            <text:p>1055.25</text:p>
          </table:table-cell>
          <table:table-cell table:style-name="ce1" table:formula="of:=([.C280]-[.F280])^2/[.F280]" office:value-type="float" office:value="1450.76785714286" calcext:value-type="float">
            <text:p>1450.7678571429</text:p>
          </table:table-cell>
          <table:table-cell table:style-name="ce1" table:formula="of:=([.D280]-[.G280])^2/[.G280]" office:value-type="float" office:value="638.361111111111" calcext:value-type="float">
            <text:p>638.361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2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057" calcext:value-type="float">
            <text:p>2057</text:p>
          </table:table-cell>
          <table:table-cell table:style-name="ce1" office:value-type="float" office:value="1927" calcext:value-type="float">
            <text:p>1927</text:p>
          </table:table-cell>
          <table:table-cell table:style-name="ce1" table:formula="of:=SUM([.C281:.D281])" office:value-type="float" office:value="3984" calcext:value-type="float">
            <text:p>3984</text:p>
          </table:table-cell>
          <table:table-cell table:style-name="ce1" table:formula="of:=[.C281]*0.4375" office:value-type="float" office:value="899.9375" calcext:value-type="float">
            <text:p>899.9375</text:p>
          </table:table-cell>
          <table:table-cell table:style-name="ce1" table:formula="of:=[.D281]*0.5625" office:value-type="float" office:value="1083.9375" calcext:value-type="float">
            <text:p>1083.9375</text:p>
          </table:table-cell>
          <table:table-cell table:style-name="ce1" table:formula="of:=([.C281]-[.F281])^2/[.F281]" office:value-type="float" office:value="1487.65178571429" calcext:value-type="float">
            <text:p>1487.6517857143</text:p>
          </table:table-cell>
          <table:table-cell table:style-name="ce1" table:formula="of:=([.D281]-[.G281])^2/[.G281]" office:value-type="float" office:value="655.715277777778" calcext:value-type="float">
            <text:p>655.7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Gly-TCC-3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26" calcext:value-type="float">
            <text:p>4926</text:p>
          </table:table-cell>
          <table:table-cell table:style-name="ce1" office:value-type="float" office:value="4963" calcext:value-type="float">
            <text:p>4963</text:p>
          </table:table-cell>
          <table:table-cell table:style-name="ce1" table:formula="of:=SUM([.C282:.D282])" office:value-type="float" office:value="9889" calcext:value-type="float">
            <text:p>9889</text:p>
          </table:table-cell>
          <table:table-cell table:style-name="ce1" table:formula="of:=[.C282]*0.4375" office:value-type="float" office:value="2155.125" calcext:value-type="float">
            <text:p>2155.125</text:p>
          </table:table-cell>
          <table:table-cell table:style-name="ce1" table:formula="of:=[.D282]*0.5625" office:value-type="float" office:value="2791.6875" calcext:value-type="float">
            <text:p>2791.6875</text:p>
          </table:table-cell>
          <table:table-cell table:style-name="ce1" table:formula="of:=([.C282]-[.F282])^2/[.F282]" office:value-type="float" office:value="3562.55357142857" calcext:value-type="float">
            <text:p>3562.5535714286</text:p>
          </table:table-cell>
          <table:table-cell table:style-name="ce1" table:formula="of:=([.D282]-[.G282])^2/[.G282]" office:value-type="float" office:value="1688.79861111111" calcext:value-type="float">
            <text:p>1688.798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Gly-TCC-4-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SUM([.C283:.D283])" office:value-type="float" office:value="48" calcext:value-type="float">
            <text:p>48</text:p>
          </table:table-cell>
          <table:table-cell table:formula="of:=[.C283]*0.4375" office:value-type="float" office:value="9.1875" calcext:value-type="float">
            <text:p>9.1875</text:p>
          </table:table-cell>
          <table:table-cell table:formula="of:=[.D283]*0.5625" office:value-type="float" office:value="15.1875" calcext:value-type="float">
            <text:p>15.1875</text:p>
          </table:table-cell>
          <table:table-cell table:formula="of:=([.C283]-[.F283])^2/[.F283]" office:value-type="float" office:value="15.1875" calcext:value-type="float">
            <text:p>15.1875</text:p>
          </table:table-cell>
          <table:table-cell table:formula="of:=([.D283]-[.G283])^2/[.G283]" office:value-type="float" office:value="9.1875" calcext:value-type="float">
            <text:p>9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TCC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4:.D284])" office:value-type="float" office:value="1" calcext:value-type="float">
            <text:p>1</text:p>
          </table:table-cell>
          <table:table-cell table:formula="of:=[.C284]*0.4375" office:value-type="float" office:value="0" calcext:value-type="float">
            <text:p>0</text:p>
          </table:table-cell>
          <table:table-cell table:formula="of:=[.D284]*0.5625" office:value-type="float" office:value="0.5625" calcext:value-type="float">
            <text:p>0.5625</text:p>
          </table:table-cell>
          <table:table-cell table:formula="of:=([.C284]-[.F284])^2/[.F284]" office:value-type="string" office:string-value="" calcext:value-type="error">
            <text:p>#DIV/0!</text:p>
          </table:table-cell>
          <table:table-cell table:formula="of:=([.D284]-[.G284])^2/[.G284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Gly-TCC-6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285:.D285])" office:value-type="float" office:value="3" calcext:value-type="float">
            <text:p>3</text:p>
          </table:table-cell>
          <table:table-cell table:formula="of:=[.C285]*0.4375" office:value-type="float" office:value="0.875" calcext:value-type="float">
            <text:p>0.875</text:p>
          </table:table-cell>
          <table:table-cell table:formula="of:=[.D285]*0.5625" office:value-type="float" office:value="0.5625" calcext:value-type="float">
            <text:p>0.5625</text:p>
          </table:table-cell>
          <table:table-cell table:formula="of:=([.C285]-[.F285])^2/[.F285]" office:value-type="float" office:value="1.44642857142857" calcext:value-type="float">
            <text:p>1.4464285714</text:p>
          </table:table-cell>
          <table:table-cell table:formula="of:=([.D285]-[.G285])^2/[.G28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His-GTG-1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29" calcext:value-type="float">
            <text:p>1629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table:formula="of:=SUM([.C286:.D286])" office:value-type="float" office:value="3401" calcext:value-type="float">
            <text:p>3401</text:p>
          </table:table-cell>
          <table:table-cell table:style-name="ce1" table:formula="of:=[.C286]*0.4375" office:value-type="float" office:value="712.6875" calcext:value-type="float">
            <text:p>712.6875</text:p>
          </table:table-cell>
          <table:table-cell table:style-name="ce1" table:formula="of:=[.D286]*0.5625" office:value-type="float" office:value="996.75" calcext:value-type="float">
            <text:p>996.75</text:p>
          </table:table-cell>
          <table:table-cell table:style-name="ce1" table:formula="of:=([.C286]-[.F286])^2/[.F286]" office:value-type="float" office:value="1178.11607142857" calcext:value-type="float">
            <text:p>1178.1160714286</text:p>
          </table:table-cell>
          <table:table-cell table:style-name="ce1" table:formula="of:=([.D286]-[.G286])^2/[.G286]" office:value-type="float" office:value="602.972222222222" calcext:value-type="float">
            <text:p>602.97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47" calcext:value-type="float">
            <text:p>1547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table:formula="of:=SUM([.C287:.D287])" office:value-type="float" office:value="3327" calcext:value-type="float">
            <text:p>3327</text:p>
          </table:table-cell>
          <table:table-cell table:style-name="ce1" table:formula="of:=[.C287]*0.4375" office:value-type="float" office:value="676.8125" calcext:value-type="float">
            <text:p>676.8125</text:p>
          </table:table-cell>
          <table:table-cell table:style-name="ce1" table:formula="of:=[.D287]*0.5625" office:value-type="float" office:value="1001.25" calcext:value-type="float">
            <text:p>1001.25</text:p>
          </table:table-cell>
          <table:table-cell table:style-name="ce1" table:formula="of:=([.C287]-[.F287])^2/[.F287]" office:value-type="float" office:value="1118.8125" calcext:value-type="float">
            <text:p>1118.8125</text:p>
          </table:table-cell>
          <table:table-cell table:style-name="ce1" table:formula="of:=([.D287]-[.G287])^2/[.G287]" office:value-type="float" office:value="605.694444444444" calcext:value-type="float">
            <text:p>605.694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1885" calcext:value-type="float">
            <text:p>1885</text:p>
          </table:table-cell>
          <table:table-cell table:style-name="ce1" table:formula="of:=SUM([.C288:.D288])" office:value-type="float" office:value="3516" calcext:value-type="float">
            <text:p>3516</text:p>
          </table:table-cell>
          <table:table-cell table:style-name="ce1" table:formula="of:=[.C288]*0.4375" office:value-type="float" office:value="713.5625" calcext:value-type="float">
            <text:p>713.5625</text:p>
          </table:table-cell>
          <table:table-cell table:style-name="ce1" table:formula="of:=[.D288]*0.5625" office:value-type="float" office:value="1060.3125" calcext:value-type="float">
            <text:p>1060.3125</text:p>
          </table:table-cell>
          <table:table-cell table:style-name="ce1" table:formula="of:=([.C288]-[.F288])^2/[.F288]" office:value-type="float" office:value="1179.5625" calcext:value-type="float">
            <text:p>1179.5625</text:p>
          </table:table-cell>
          <table:table-cell table:style-name="ce1" table:formula="of:=([.D288]-[.G288])^2/[.G288]" office:value-type="float" office:value="641.423611111111" calcext:value-type="float">
            <text:p>641.423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table:formula="of:=SUM([.C289:.D289])" office:value-type="float" office:value="3426" calcext:value-type="float">
            <text:p>3426</text:p>
          </table:table-cell>
          <table:table-cell table:style-name="ce1" table:formula="of:=[.C289]*0.4375" office:value-type="float" office:value="703.9375" calcext:value-type="float">
            <text:p>703.9375</text:p>
          </table:table-cell>
          <table:table-cell table:style-name="ce1" table:formula="of:=[.D289]*0.5625" office:value-type="float" office:value="1022.0625" calcext:value-type="float">
            <text:p>1022.0625</text:p>
          </table:table-cell>
          <table:table-cell table:style-name="ce1" table:formula="of:=([.C289]-[.F289])^2/[.F289]" office:value-type="float" office:value="1163.65178571429" calcext:value-type="float">
            <text:p>1163.6517857143</text:p>
          </table:table-cell>
          <table:table-cell table:style-name="ce1" table:formula="of:=([.D289]-[.G289])^2/[.G289]" office:value-type="float" office:value="618.284722222222" calcext:value-type="float">
            <text:p>618.28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48" calcext:value-type="float">
            <text:p>1648</text:p>
          </table:table-cell>
          <table:table-cell table:style-name="ce1" office:value-type="float" office:value="1808" calcext:value-type="float">
            <text:p>1808</text:p>
          </table:table-cell>
          <table:table-cell table:style-name="ce1" table:formula="of:=SUM([.C290:.D290])" office:value-type="float" office:value="3456" calcext:value-type="float">
            <text:p>3456</text:p>
          </table:table-cell>
          <table:table-cell table:style-name="ce1" table:formula="of:=[.C290]*0.4375" office:value-type="float" office:value="721" calcext:value-type="float">
            <text:p>721</text:p>
          </table:table-cell>
          <table:table-cell table:style-name="ce1" table:formula="of:=[.D290]*0.5625" office:value-type="float" office:value="1017" calcext:value-type="float">
            <text:p>1017</text:p>
          </table:table-cell>
          <table:table-cell table:style-name="ce1" table:formula="of:=([.C290]-[.F290])^2/[.F290]" office:value-type="float" office:value="1191.85714285714" calcext:value-type="float">
            <text:p>1191.8571428572</text:p>
          </table:table-cell>
          <table:table-cell table:style-name="ce1" table:formula="of:=([.D290]-[.G290])^2/[.G290]" office:value-type="float" office:value="615.222222222222" calcext:value-type="float">
            <text:p>615.2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table:formula="of:=SUM([.C291:.D291])" office:value-type="float" office:value="3317" calcext:value-type="float">
            <text:p>3317</text:p>
          </table:table-cell>
          <table:table-cell table:style-name="ce1" table:formula="of:=[.C291]*0.4375" office:value-type="float" office:value="668.5" calcext:value-type="float">
            <text:p>668.5</text:p>
          </table:table-cell>
          <table:table-cell table:style-name="ce1" table:formula="of:=[.D291]*0.5625" office:value-type="float" office:value="1006.3125" calcext:value-type="float">
            <text:p>1006.3125</text:p>
          </table:table-cell>
          <table:table-cell table:style-name="ce1" table:formula="of:=([.C291]-[.F291])^2/[.F291]" office:value-type="float" office:value="1105.07142857143" calcext:value-type="float">
            <text:p>1105.0714285714</text:p>
          </table:table-cell>
          <table:table-cell table:style-name="ce1" table:formula="of:=([.D291]-[.G291])^2/[.G291]" office:value-type="float" office:value="608.756944444444" calcext:value-type="float">
            <text:p>608.756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float" office:value="1759" calcext:value-type="float">
            <text:p>1759</text:p>
          </table:table-cell>
          <table:table-cell table:style-name="ce1" table:formula="of:=SUM([.C292:.D292])" office:value-type="float" office:value="3340" calcext:value-type="float">
            <text:p>3340</text:p>
          </table:table-cell>
          <table:table-cell table:style-name="ce1" table:formula="of:=[.C292]*0.4375" office:value-type="float" office:value="691.6875" calcext:value-type="float">
            <text:p>691.6875</text:p>
          </table:table-cell>
          <table:table-cell table:style-name="ce1" table:formula="of:=[.D292]*0.5625" office:value-type="float" office:value="989.4375" calcext:value-type="float">
            <text:p>989.4375</text:p>
          </table:table-cell>
          <table:table-cell table:style-name="ce1" table:formula="of:=([.C292]-[.F292])^2/[.F292]" office:value-type="float" office:value="1143.40178571429" calcext:value-type="float">
            <text:p>1143.4017857143</text:p>
          </table:table-cell>
          <table:table-cell table:style-name="ce1" table:formula="of:=([.D292]-[.G292])^2/[.G292]" office:value-type="float" office:value="598.548611111111" calcext:value-type="float">
            <text:p>598.5486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10" calcext:value-type="float">
            <text:p>1510</text:p>
          </table:table-cell>
          <table:table-cell table:style-name="ce1" office:value-type="float" office:value="1742" calcext:value-type="float">
            <text:p>1742</text:p>
          </table:table-cell>
          <table:table-cell table:style-name="ce1" table:formula="of:=SUM([.C293:.D293])" office:value-type="float" office:value="3252" calcext:value-type="float">
            <text:p>3252</text:p>
          </table:table-cell>
          <table:table-cell table:style-name="ce1" table:formula="of:=[.C293]*0.4375" office:value-type="float" office:value="660.625" calcext:value-type="float">
            <text:p>660.625</text:p>
          </table:table-cell>
          <table:table-cell table:style-name="ce1" table:formula="of:=[.D293]*0.5625" office:value-type="float" office:value="979.875" calcext:value-type="float">
            <text:p>979.875</text:p>
          </table:table-cell>
          <table:table-cell table:style-name="ce1" table:formula="of:=([.C293]-[.F293])^2/[.F293]" office:value-type="float" office:value="1092.05357142857" calcext:value-type="float">
            <text:p>1092.0535714286</text:p>
          </table:table-cell>
          <table:table-cell table:style-name="ce1" table:formula="of:=([.D293]-[.G293])^2/[.G293]" office:value-type="float" office:value="592.763888888889" calcext:value-type="float">
            <text:p>592.7638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His-GTG-1-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46" calcext:value-type="float">
            <text:p>1546</text:p>
          </table:table-cell>
          <table:table-cell table:style-name="ce1" office:value-type="float" office:value="1709" calcext:value-type="float">
            <text:p>1709</text:p>
          </table:table-cell>
          <table:table-cell table:style-name="ce1" table:formula="of:=SUM([.C294:.D294])" office:value-type="float" office:value="3255" calcext:value-type="float">
            <text:p>3255</text:p>
          </table:table-cell>
          <table:table-cell table:style-name="ce1" table:formula="of:=[.C294]*0.4375" office:value-type="float" office:value="676.375" calcext:value-type="float">
            <text:p>676.375</text:p>
          </table:table-cell>
          <table:table-cell table:style-name="ce1" table:formula="of:=[.D294]*0.5625" office:value-type="float" office:value="961.3125" calcext:value-type="float">
            <text:p>961.3125</text:p>
          </table:table-cell>
          <table:table-cell table:style-name="ce1" table:formula="of:=([.C294]-[.F294])^2/[.F294]" office:value-type="float" office:value="1118.08928571429" calcext:value-type="float">
            <text:p>1118.0892857143</text:p>
          </table:table-cell>
          <table:table-cell table:style-name="ce1" table:formula="of:=([.D294]-[.G294])^2/[.G294]" office:value-type="float" office:value="581.534722222222" calcext:value-type="float">
            <text:p>581.534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His-GTG-2-1</text:p>
          </table:table-cell>
          <table:table-cell office:value-type="float" office:value="72" calcext:value-type="float">
            <text:p>72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table:formula="of:=SUM([.C295:.D295])" office:value-type="float" office:value="483" calcext:value-type="float">
            <text:p>483</text:p>
          </table:table-cell>
          <table:table-cell table:formula="of:=[.C295]*0.4375" office:value-type="float" office:value="100.1875" calcext:value-type="float">
            <text:p>100.1875</text:p>
          </table:table-cell>
          <table:table-cell table:formula="of:=[.D295]*0.5625" office:value-type="float" office:value="142.875" calcext:value-type="float">
            <text:p>142.875</text:p>
          </table:table-cell>
          <table:table-cell table:formula="of:=([.C295]-[.F295])^2/[.F295]" office:value-type="float" office:value="165.616071428571" calcext:value-type="float">
            <text:p>165.6160714286</text:p>
          </table:table-cell>
          <table:table-cell table:formula="of:=([.D295]-[.G295])^2/[.G295]" office:value-type="float" office:value="86.4305555555556" calcext:value-type="float">
            <text:p>86.43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His-GTG-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6:.D296])" office:value-type="float" office:value="1" calcext:value-type="float">
            <text:p>1</text:p>
          </table:table-cell>
          <table:table-cell table:formula="of:=[.C296]*0.4375" office:value-type="float" office:value="0.4375" calcext:value-type="float">
            <text:p>0.4375</text:p>
          </table:table-cell>
          <table:table-cell table:formula="of:=[.D296]*0.5625" office:value-type="float" office:value="0" calcext:value-type="float">
            <text:p>0</text:p>
          </table:table-cell>
          <table:table-cell table:formula="of:=([.C296]-[.F296])^2/[.F296]" office:value-type="float" office:value="0.723214285714286" calcext:value-type="float">
            <text:p>0.7232142857</text:p>
          </table:table-cell>
          <table:table-cell table:formula="of:=([.D296]-[.G296])^2/[.G29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-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SUM([.C297:.D297])" office:value-type="float" office:value="84" calcext:value-type="float">
            <text:p>84</text:p>
          </table:table-cell>
          <table:table-cell table:formula="of:=[.C297]*0.4375" office:value-type="float" office:value="19.25" calcext:value-type="float">
            <text:p>19.25</text:p>
          </table:table-cell>
          <table:table-cell table:formula="of:=[.D297]*0.5625" office:value-type="float" office:value="22.5" calcext:value-type="float">
            <text:p>22.5</text:p>
          </table:table-cell>
          <table:table-cell table:formula="of:=([.C297]-[.F297])^2/[.F297]" office:value-type="float" office:value="31.8214285714286" calcext:value-type="float">
            <text:p>31.8214285714</text:p>
          </table:table-cell>
          <table:table-cell table:formula="of:=([.D297]-[.G297])^2/[.G297]" office:value-type="float" office:value="13.6111111111111" calcext:value-type="float">
            <text:p>13.61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0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8:.D298])" office:value-type="float" office:value="0" calcext:value-type="float">
            <text:p>0</text:p>
          </table:table-cell>
          <table:table-cell table:formula="of:=[.C298]*0.4375" office:value-type="float" office:value="0" calcext:value-type="float">
            <text:p>0</text:p>
          </table:table-cell>
          <table:table-cell table:formula="of:=[.D298]*0.5625" office:value-type="float" office:value="0" calcext:value-type="float">
            <text:p>0</text:p>
          </table:table-cell>
          <table:table-cell table:formula="of:=([.C298]-[.F298])^2/[.F298]" office:value-type="string" office:string-value="" calcext:value-type="error">
            <text:p>#DIV/0!</text:p>
          </table:table-cell>
          <table:table-cell table:formula="of:=([.D298]-[.G298])^2/[.G29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1-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99:.D299])" office:value-type="float" office:value="0" calcext:value-type="float">
            <text:p>0</text:p>
          </table:table-cell>
          <table:table-cell table:formula="of:=[.C299]*0.4375" office:value-type="float" office:value="0" calcext:value-type="float">
            <text:p>0</text:p>
          </table:table-cell>
          <table:table-cell table:formula="of:=[.D299]*0.5625" office:value-type="float" office:value="0" calcext:value-type="float">
            <text:p>0</text:p>
          </table:table-cell>
          <table:table-cell table:formula="of:=([.C299]-[.F299])^2/[.F299]" office:value-type="string" office:string-value="" calcext:value-type="error">
            <text:p>#DIV/0!</text:p>
          </table:table-cell>
          <table:table-cell table:formula="of:=([.D299]-[.G299])^2/[.G29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12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0:.D300])" office:value-type="float" office:value="0" calcext:value-type="float">
            <text:p>0</text:p>
          </table:table-cell>
          <table:table-cell table:formula="of:=[.C300]*0.4375" office:value-type="float" office:value="0" calcext:value-type="float">
            <text:p>0</text:p>
          </table:table-cell>
          <table:table-cell table:formula="of:=[.D300]*0.5625" office:value-type="float" office:value="0" calcext:value-type="float">
            <text:p>0</text:p>
          </table:table-cell>
          <table:table-cell table:formula="of:=([.C300]-[.F300])^2/[.F300]" office:value-type="string" office:string-value="" calcext:value-type="error">
            <text:p>#DIV/0!</text:p>
          </table:table-cell>
          <table:table-cell table:formula="of:=([.D300]-[.G300])^2/[.G30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2-1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294" calcext:value-type="float">
            <text:p>294</text:p>
          </table:table-cell>
          <table:table-cell table:formula="of:=SUM([.C301:.D301])" office:value-type="float" office:value="519" calcext:value-type="float">
            <text:p>519</text:p>
          </table:table-cell>
          <table:table-cell table:formula="of:=[.C301]*0.4375" office:value-type="float" office:value="98.4375" calcext:value-type="float">
            <text:p>98.4375</text:p>
          </table:table-cell>
          <table:table-cell table:formula="of:=[.D301]*0.5625" office:value-type="float" office:value="165.375" calcext:value-type="float">
            <text:p>165.375</text:p>
          </table:table-cell>
          <table:table-cell table:formula="of:=([.C301]-[.F301])^2/[.F301]" office:value-type="float" office:value="162.723214285714" calcext:value-type="float">
            <text:p>162.7232142857</text:p>
          </table:table-cell>
          <table:table-cell table:formula="of:=([.D301]-[.G301])^2/[.G301]" office:value-type="float" office:value="100.041666666667" calcext:value-type="float">
            <text:p>100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3-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formula="of:=SUM([.C302:.D302])" office:value-type="float" office:value="176" calcext:value-type="float">
            <text:p>176</text:p>
          </table:table-cell>
          <table:table-cell table:formula="of:=[.C302]*0.4375" office:value-type="float" office:value="30.625" calcext:value-type="float">
            <text:p>30.625</text:p>
          </table:table-cell>
          <table:table-cell table:formula="of:=[.D302]*0.5625" office:value-type="float" office:value="59.625" calcext:value-type="float">
            <text:p>59.625</text:p>
          </table:table-cell>
          <table:table-cell table:formula="of:=([.C302]-[.F302])^2/[.F302]" office:value-type="float" office:value="50.625" calcext:value-type="float">
            <text:p>50.625</text:p>
          </table:table-cell>
          <table:table-cell table:formula="of:=([.D302]-[.G302])^2/[.G302]" office:value-type="float" office:value="36.0694444444444" calcext:value-type="float">
            <text:p>36.06944444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Ile-AAT-4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898" calcext:value-type="float">
            <text:p>898</text:p>
          </table:table-cell>
          <table:table-cell table:style-name="ce1" table:formula="of:=SUM([.C303:.D303])" office:value-type="float" office:value="1707" calcext:value-type="float">
            <text:p>1707</text:p>
          </table:table-cell>
          <table:table-cell table:style-name="ce1" table:formula="of:=[.C303]*0.4375" office:value-type="float" office:value="353.9375" calcext:value-type="float">
            <text:p>353.9375</text:p>
          </table:table-cell>
          <table:table-cell table:style-name="ce1" table:formula="of:=[.D303]*0.5625" office:value-type="float" office:value="505.125" calcext:value-type="float">
            <text:p>505.125</text:p>
          </table:table-cell>
          <table:table-cell table:style-name="ce1" table:formula="of:=([.C303]-[.F303])^2/[.F303]" office:value-type="float" office:value="585.080357142857" calcext:value-type="float">
            <text:p>585.0803571429</text:p>
          </table:table-cell>
          <table:table-cell table:style-name="ce1" table:formula="of:=([.D303]-[.G303])^2/[.G303]" office:value-type="float" office:value="305.569444444444" calcext:value-type="float">
            <text:p>305.56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698" calcext:value-type="float">
            <text:p>1698</text:p>
          </table:table-cell>
          <table:table-cell table:style-name="ce1" table:formula="of:=SUM([.C304:.D304])" office:value-type="float" office:value="3314" calcext:value-type="float">
            <text:p>3314</text:p>
          </table:table-cell>
          <table:table-cell table:style-name="ce1" table:formula="of:=[.C304]*0.4375" office:value-type="float" office:value="707" calcext:value-type="float">
            <text:p>707</text:p>
          </table:table-cell>
          <table:table-cell table:style-name="ce1" table:formula="of:=[.D304]*0.5625" office:value-type="float" office:value="955.125" calcext:value-type="float">
            <text:p>955.125</text:p>
          </table:table-cell>
          <table:table-cell table:style-name="ce1" table:formula="of:=([.C304]-[.F304])^2/[.F304]" office:value-type="float" office:value="1168.71428571429" calcext:value-type="float">
            <text:p>1168.7142857143</text:p>
          </table:table-cell>
          <table:table-cell table:style-name="ce1" table:formula="of:=([.D304]-[.G304])^2/[.G304]" office:value-type="float" office:value="577.791666666667" calcext:value-type="float">
            <text:p>577.791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table:formula="of:=SUM([.C305:.D305])" office:value-type="float" office:value="3437" calcext:value-type="float">
            <text:p>3437</text:p>
          </table:table-cell>
          <table:table-cell table:style-name="ce1" table:formula="of:=[.C305]*0.4375" office:value-type="float" office:value="707.875" calcext:value-type="float">
            <text:p>707.875</text:p>
          </table:table-cell>
          <table:table-cell table:style-name="ce1" table:formula="of:=[.D305]*0.5625" office:value-type="float" office:value="1023.1875" calcext:value-type="float">
            <text:p>1023.1875</text:p>
          </table:table-cell>
          <table:table-cell table:style-name="ce1" table:formula="of:=([.C305]-[.F305])^2/[.F305]" office:value-type="float" office:value="1170.16071428571" calcext:value-type="float">
            <text:p>1170.1607142857</text:p>
          </table:table-cell>
          <table:table-cell table:style-name="ce1" table:formula="of:=([.D305]-[.G305])^2/[.G305]" office:value-type="float" office:value="618.965277777778" calcext:value-type="float">
            <text:p>618.96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1807" calcext:value-type="float">
            <text:p>1807</text:p>
          </table:table-cell>
          <table:table-cell table:style-name="ce1" table:formula="of:=SUM([.C306:.D306])" office:value-type="float" office:value="3363" calcext:value-type="float">
            <text:p>3363</text:p>
          </table:table-cell>
          <table:table-cell table:style-name="ce1" table:formula="of:=[.C306]*0.4375" office:value-type="float" office:value="680.75" calcext:value-type="float">
            <text:p>680.75</text:p>
          </table:table-cell>
          <table:table-cell table:style-name="ce1" table:formula="of:=[.D306]*0.5625" office:value-type="float" office:value="1016.4375" calcext:value-type="float">
            <text:p>1016.4375</text:p>
          </table:table-cell>
          <table:table-cell table:style-name="ce1" table:formula="of:=([.C306]-[.F306])^2/[.F306]" office:value-type="float" office:value="1125.32142857143" calcext:value-type="float">
            <text:p>1125.3214285714</text:p>
          </table:table-cell>
          <table:table-cell table:style-name="ce1" table:formula="of:=([.D306]-[.G306])^2/[.G306]" office:value-type="float" office:value="614.881944444444" calcext:value-type="float">
            <text:p>614.881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17" calcext:value-type="float">
            <text:p>1717</text:p>
          </table:table-cell>
          <table:table-cell table:style-name="ce1" table:formula="of:=SUM([.C307:.D307])" office:value-type="float" office:value="3317" calcext:value-type="float">
            <text:p>3317</text:p>
          </table:table-cell>
          <table:table-cell table:style-name="ce1" table:formula="of:=[.C307]*0.4375" office:value-type="float" office:value="700" calcext:value-type="float">
            <text:p>700</text:p>
          </table:table-cell>
          <table:table-cell table:style-name="ce1" table:formula="of:=[.D307]*0.5625" office:value-type="float" office:value="965.8125" calcext:value-type="float">
            <text:p>965.8125</text:p>
          </table:table-cell>
          <table:table-cell table:style-name="ce1" table:formula="of:=([.C307]-[.F307])^2/[.F307]" office:value-type="float" office:value="1157.14285714286" calcext:value-type="float">
            <text:p>1157.1428571429</text:p>
          </table:table-cell>
          <table:table-cell table:style-name="ce1" table:formula="of:=([.D307]-[.G307])^2/[.G307]" office:value-type="float" office:value="584.256944444445" calcext:value-type="float">
            <text:p>584.256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Ile-AAT-5-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65" calcext:value-type="float">
            <text:p>1765</text:p>
          </table:table-cell>
          <table:table-cell table:style-name="ce1" table:formula="of:=SUM([.C308:.D308])" office:value-type="float" office:value="3265" calcext:value-type="float">
            <text:p>3265</text:p>
          </table:table-cell>
          <table:table-cell table:style-name="ce1" table:formula="of:=[.C308]*0.4375" office:value-type="float" office:value="656.25" calcext:value-type="float">
            <text:p>656.25</text:p>
          </table:table-cell>
          <table:table-cell table:style-name="ce1" table:formula="of:=[.D308]*0.5625" office:value-type="float" office:value="992.8125" calcext:value-type="float">
            <text:p>992.8125</text:p>
          </table:table-cell>
          <table:table-cell table:style-name="ce1" table:formula="of:=([.C308]-[.F308])^2/[.F308]" office:value-type="float" office:value="1084.82142857143" calcext:value-type="float">
            <text:p>1084.8214285714</text:p>
          </table:table-cell>
          <table:table-cell table:style-name="ce1" table:formula="of:=([.D308]-[.G308])^2/[.G308]" office:value-type="float" office:value="600.590277777778" calcext:value-type="float">
            <text:p>600.59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Ile-AAT-6-1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649" calcext:value-type="float">
            <text:p>649</text:p>
          </table:table-cell>
          <table:table-cell table:formula="of:=SUM([.C309:.D309])" office:value-type="float" office:value="1177" calcext:value-type="float">
            <text:p>1177</text:p>
          </table:table-cell>
          <table:table-cell table:formula="of:=[.C309]*0.4375" office:value-type="float" office:value="231" calcext:value-type="float">
            <text:p>231</text:p>
          </table:table-cell>
          <table:table-cell table:formula="of:=[.D309]*0.5625" office:value-type="float" office:value="365.0625" calcext:value-type="float">
            <text:p>365.0625</text:p>
          </table:table-cell>
          <table:table-cell table:formula="of:=([.C309]-[.F309])^2/[.F309]" office:value-type="float" office:value="381.857142857143" calcext:value-type="float">
            <text:p>381.8571428571</text:p>
          </table:table-cell>
          <table:table-cell table:formula="of:=([.D309]-[.G309])^2/[.G309]" office:value-type="float" office:value="220.840277777778" calcext:value-type="float">
            <text:p>220.8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7-1</text:p>
          </table:table-cell>
          <table:table-cell office:value-type="float" office:value="74" calcext:value-type="float">
            <text:p>74</text:p>
          </table:table-cell>
          <table:table-cell office:value-type="float" office:value="311" calcext:value-type="float">
            <text:p>311</text:p>
          </table:table-cell>
          <table:table-cell office:value-type="float" office:value="404" calcext:value-type="float">
            <text:p>404</text:p>
          </table:table-cell>
          <table:table-cell table:formula="of:=SUM([.C310:.D310])" office:value-type="float" office:value="715" calcext:value-type="float">
            <text:p>715</text:p>
          </table:table-cell>
          <table:table-cell table:formula="of:=[.C310]*0.4375" office:value-type="float" office:value="136.0625" calcext:value-type="float">
            <text:p>136.0625</text:p>
          </table:table-cell>
          <table:table-cell table:formula="of:=[.D310]*0.5625" office:value-type="float" office:value="227.25" calcext:value-type="float">
            <text:p>227.25</text:p>
          </table:table-cell>
          <table:table-cell table:formula="of:=([.C310]-[.F310])^2/[.F310]" office:value-type="float" office:value="224.919642857143" calcext:value-type="float">
            <text:p>224.9196428571</text:p>
          </table:table-cell>
          <table:table-cell table:formula="of:=([.D310]-[.G310])^2/[.G310]" office:value-type="float" office:value="137.472222222222" calcext:value-type="float">
            <text:p>137.47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7-2</text:p>
          </table:table-cell>
          <table:table-cell office:value-type="float" office:value="74" calcext:value-type="float">
            <text:p>74</text:p>
          </table:table-cell>
          <table:table-cell office:value-type="float" office:value="291" calcext:value-type="float">
            <text:p>291</text:p>
          </table:table-cell>
          <table:table-cell office:value-type="float" office:value="409" calcext:value-type="float">
            <text:p>409</text:p>
          </table:table-cell>
          <table:table-cell table:formula="of:=SUM([.C311:.D311])" office:value-type="float" office:value="700" calcext:value-type="float">
            <text:p>700</text:p>
          </table:table-cell>
          <table:table-cell table:formula="of:=[.C311]*0.4375" office:value-type="float" office:value="127.3125" calcext:value-type="float">
            <text:p>127.3125</text:p>
          </table:table-cell>
          <table:table-cell table:formula="of:=[.D311]*0.5625" office:value-type="float" office:value="230.0625" calcext:value-type="float">
            <text:p>230.0625</text:p>
          </table:table-cell>
          <table:table-cell table:formula="of:=([.C311]-[.F311])^2/[.F311]" office:value-type="float" office:value="210.455357142857" calcext:value-type="float">
            <text:p>210.4553571429</text:p>
          </table:table-cell>
          <table:table-cell table:formula="of:=([.D311]-[.G311])^2/[.G311]" office:value-type="float" office:value="139.173611111111" calcext:value-type="float">
            <text:p>139.1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8-1</text:p>
          </table:table-cell>
          <table:table-cell office:value-type="float" office:value="74" calcext:value-type="float">
            <text:p>74</text:p>
          </table:table-cell>
          <table:table-cell office:value-type="float" office:value="671" calcext:value-type="float">
            <text:p>671</text:p>
          </table:table-cell>
          <table:table-cell office:value-type="float" office:value="776" calcext:value-type="float">
            <text:p>776</text:p>
          </table:table-cell>
          <table:table-cell table:formula="of:=SUM([.C312:.D312])" office:value-type="float" office:value="1447" calcext:value-type="float">
            <text:p>1447</text:p>
          </table:table-cell>
          <table:table-cell table:formula="of:=[.C312]*0.4375" office:value-type="float" office:value="293.5625" calcext:value-type="float">
            <text:p>293.5625</text:p>
          </table:table-cell>
          <table:table-cell table:formula="of:=[.D312]*0.5625" office:value-type="float" office:value="436.5" calcext:value-type="float">
            <text:p>436.5</text:p>
          </table:table-cell>
          <table:table-cell table:formula="of:=([.C312]-[.F312])^2/[.F312]" office:value-type="float" office:value="485.276785714286" calcext:value-type="float">
            <text:p>485.2767857143</text:p>
          </table:table-cell>
          <table:table-cell table:formula="of:=([.D312]-[.G312])^2/[.G312]" office:value-type="float" office:value="264.055555555556" calcext:value-type="float">
            <text:p>264.0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AAT-9-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C313:.D313])" office:value-type="float" office:value="23" calcext:value-type="float">
            <text:p>23</text:p>
          </table:table-cell>
          <table:table-cell table:formula="of:=[.C313]*0.4375" office:value-type="float" office:value="4.375" calcext:value-type="float">
            <text:p>4.375</text:p>
          </table:table-cell>
          <table:table-cell table:formula="of:=[.D313]*0.5625" office:value-type="float" office:value="7.3125" calcext:value-type="float">
            <text:p>7.3125</text:p>
          </table:table-cell>
          <table:table-cell table:formula="of:=([.C313]-[.F313])^2/[.F313]" office:value-type="float" office:value="7.23214285714286" calcext:value-type="float">
            <text:p>7.2321428571</text:p>
          </table:table-cell>
          <table:table-cell table:formula="of:=([.D313]-[.G313])^2/[.G313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GAT-1-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SUM([.C314:.D314])" office:value-type="float" office:value="26" calcext:value-type="float">
            <text:p>26</text:p>
          </table:table-cell>
          <table:table-cell table:formula="of:=[.C314]*0.4375" office:value-type="float" office:value="6.125" calcext:value-type="float">
            <text:p>6.125</text:p>
          </table:table-cell>
          <table:table-cell table:formula="of:=[.D314]*0.5625" office:value-type="float" office:value="6.75" calcext:value-type="float">
            <text:p>6.75</text:p>
          </table:table-cell>
          <table:table-cell table:formula="of:=([.C314]-[.F314])^2/[.F314]" office:value-type="float" office:value="10.125" calcext:value-type="float">
            <text:p>10.125</text:p>
          </table:table-cell>
          <table:table-cell table:formula="of:=([.D314]-[.G314])^2/[.G314]" office:value-type="float" office:value="4.08333333333333" calcext:value-type="float">
            <text:p>4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GAT-1-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C315:.D315])" office:value-type="float" office:value="25" calcext:value-type="float">
            <text:p>25</text:p>
          </table:table-cell>
          <table:table-cell table:formula="of:=[.C315]*0.4375" office:value-type="float" office:value="6.125" calcext:value-type="float">
            <text:p>6.125</text:p>
          </table:table-cell>
          <table:table-cell table:formula="of:=[.D315]*0.5625" office:value-type="float" office:value="6.1875" calcext:value-type="float">
            <text:p>6.1875</text:p>
          </table:table-cell>
          <table:table-cell table:formula="of:=([.C315]-[.F315])^2/[.F315]" office:value-type="float" office:value="10.125" calcext:value-type="float">
            <text:p>10.125</text:p>
          </table:table-cell>
          <table:table-cell table:formula="of:=([.D315]-[.G315])^2/[.G315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GAT-1-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C316:.D316])" office:value-type="float" office:value="22" calcext:value-type="float">
            <text:p>22</text:p>
          </table:table-cell>
          <table:table-cell table:formula="of:=[.C316]*0.4375" office:value-type="float" office:value="3.9375" calcext:value-type="float">
            <text:p>3.9375</text:p>
          </table:table-cell>
          <table:table-cell table:formula="of:=[.D316]*0.5625" office:value-type="float" office:value="7.3125" calcext:value-type="float">
            <text:p>7.3125</text:p>
          </table:table-cell>
          <table:table-cell table:formula="of:=([.C316]-[.F316])^2/[.F316]" office:value-type="float" office:value="6.50892857142857" calcext:value-type="float">
            <text:p>6.5089285714</text:p>
          </table:table-cell>
          <table:table-cell table:formula="of:=([.D316]-[.G316])^2/[.G316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1-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formula="of:=SUM([.C317:.D317])" office:value-type="float" office:value="103" calcext:value-type="float">
            <text:p>103</text:p>
          </table:table-cell>
          <table:table-cell table:formula="of:=[.C317]*0.4375" office:value-type="float" office:value="18.375" calcext:value-type="float">
            <text:p>18.375</text:p>
          </table:table-cell>
          <table:table-cell table:formula="of:=[.D317]*0.5625" office:value-type="float" office:value="34.3125" calcext:value-type="float">
            <text:p>34.3125</text:p>
          </table:table-cell>
          <table:table-cell table:formula="of:=([.C317]-[.F317])^2/[.F317]" office:value-type="float" office:value="30.375" calcext:value-type="float">
            <text:p>30.375</text:p>
          </table:table-cell>
          <table:table-cell table:formula="of:=([.D317]-[.G317])^2/[.G317]" office:value-type="float" office:value="20.7569444444444" calcext:value-type="float">
            <text:p>20.75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2-1</text:p>
          </table:table-cell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249" calcext:value-type="float">
            <text:p>249</text:p>
          </table:table-cell>
          <table:table-cell table:formula="of:=SUM([.C318:.D318])" office:value-type="float" office:value="433" calcext:value-type="float">
            <text:p>433</text:p>
          </table:table-cell>
          <table:table-cell table:formula="of:=[.C318]*0.4375" office:value-type="float" office:value="80.5" calcext:value-type="float">
            <text:p>80.5</text:p>
          </table:table-cell>
          <table:table-cell table:formula="of:=[.D318]*0.5625" office:value-type="float" office:value="140.0625" calcext:value-type="float">
            <text:p>140.0625</text:p>
          </table:table-cell>
          <table:table-cell table:formula="of:=([.C318]-[.F318])^2/[.F318]" office:value-type="float" office:value="133.071428571429" calcext:value-type="float">
            <text:p>133.0714285714</text:p>
          </table:table-cell>
          <table:table-cell table:formula="of:=([.D318]-[.G318])^2/[.G318]" office:value-type="float" office:value="84.7291666666667" calcext:value-type="float">
            <text:p>84.729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2-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319:.D319])" office:value-type="float" office:value="7" calcext:value-type="float">
            <text:p>7</text:p>
          </table:table-cell>
          <table:table-cell table:formula="of:=[.C319]*0.4375" office:value-type="float" office:value="0.4375" calcext:value-type="float">
            <text:p>0.4375</text:p>
          </table:table-cell>
          <table:table-cell table:formula="of:=[.D319]*0.5625" office:value-type="float" office:value="3.375" calcext:value-type="float">
            <text:p>3.375</text:p>
          </table:table-cell>
          <table:table-cell table:formula="of:=([.C319]-[.F319])^2/[.F319]" office:value-type="float" office:value="0.723214285714286" calcext:value-type="float">
            <text:p>0.7232142857</text:p>
          </table:table-cell>
          <table:table-cell table:formula="of:=([.D319]-[.G319])^2/[.G319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2-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320:.D320])" office:value-type="float" office:value="3" calcext:value-type="float">
            <text:p>3</text:p>
          </table:table-cell>
          <table:table-cell table:formula="of:=[.C320]*0.4375" office:value-type="float" office:value="0" calcext:value-type="float">
            <text:p>0</text:p>
          </table:table-cell>
          <table:table-cell table:formula="of:=[.D320]*0.5625" office:value-type="float" office:value="1.6875" calcext:value-type="float">
            <text:p>1.6875</text:p>
          </table:table-cell>
          <table:table-cell table:formula="of:=([.C320]-[.F320])^2/[.F320]" office:value-type="string" office:string-value="" calcext:value-type="error">
            <text:p>#DIV/0!</text:p>
          </table:table-cell>
          <table:table-cell table:formula="of:=([.D320]-[.G320])^2/[.G32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Ile-TAT-3-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321:.D321])" office:value-type="float" office:value="17" calcext:value-type="float">
            <text:p>17</text:p>
          </table:table-cell>
          <table:table-cell table:formula="of:=[.C321]*0.4375" office:value-type="float" office:value="3.0625" calcext:value-type="float">
            <text:p>3.0625</text:p>
          </table:table-cell>
          <table:table-cell table:formula="of:=[.D321]*0.5625" office:value-type="float" office:value="5.625" calcext:value-type="float">
            <text:p>5.625</text:p>
          </table:table-cell>
          <table:table-cell table:formula="of:=([.C321]-[.F321])^2/[.F321]" office:value-type="float" office:value="5.0625" calcext:value-type="float">
            <text:p>5.0625</text:p>
          </table:table-cell>
          <table:table-cell table:formula="of:=([.D321]-[.G321])^2/[.G321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1-1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formula="of:=SUM([.C322:.D322])" office:value-type="float" office:value="162" calcext:value-type="float">
            <text:p>162</text:p>
          </table:table-cell>
          <table:table-cell table:formula="of:=[.C322]*0.4375" office:value-type="float" office:value="42.4375" calcext:value-type="float">
            <text:p>42.4375</text:p>
          </table:table-cell>
          <table:table-cell table:formula="of:=[.D322]*0.5625" office:value-type="float" office:value="36.5625" calcext:value-type="float">
            <text:p>36.5625</text:p>
          </table:table-cell>
          <table:table-cell table:formula="of:=([.C322]-[.F322])^2/[.F322]" office:value-type="float" office:value="70.1517857142857" calcext:value-type="float">
            <text:p>70.1517857143</text:p>
          </table:table-cell>
          <table:table-cell table:formula="of:=([.D322]-[.G322])^2/[.G322]" office:value-type="float" office:value="22.1180555555556" calcext:value-type="float">
            <text:p>22.11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1-2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table:formula="of:=SUM([.C323:.D323])" office:value-type="float" office:value="182" calcext:value-type="float">
            <text:p>182</text:p>
          </table:table-cell>
          <table:table-cell table:formula="of:=[.C323]*0.4375" office:value-type="float" office:value="51.625" calcext:value-type="float">
            <text:p>51.625</text:p>
          </table:table-cell>
          <table:table-cell table:formula="of:=[.D323]*0.5625" office:value-type="float" office:value="36" calcext:value-type="float">
            <text:p>36</text:p>
          </table:table-cell>
          <table:table-cell table:formula="of:=([.C323]-[.F323])^2/[.F323]" office:value-type="float" office:value="85.3392857142857" calcext:value-type="float">
            <text:p>85.3392857143</text:p>
          </table:table-cell>
          <table:table-cell table:formula="of:=([.D323]-[.G323])^2/[.G323]" office:value-type="float" office:value="21.7777777777778" calcext:value-type="float">
            <text:p>21.77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1-3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table:formula="of:=SUM([.C324:.D324])" office:value-type="float" office:value="167" calcext:value-type="float">
            <text:p>167</text:p>
          </table:table-cell>
          <table:table-cell table:formula="of:=[.C324]*0.4375" office:value-type="float" office:value="48.125" calcext:value-type="float">
            <text:p>48.125</text:p>
          </table:table-cell>
          <table:table-cell table:formula="of:=[.D324]*0.5625" office:value-type="float" office:value="32.0625" calcext:value-type="float">
            <text:p>32.0625</text:p>
          </table:table-cell>
          <table:table-cell table:formula="of:=([.C324]-[.F324])^2/[.F324]" office:value-type="float" office:value="79.5535714285714" calcext:value-type="float">
            <text:p>79.5535714286</text:p>
          </table:table-cell>
          <table:table-cell table:formula="of:=([.D324]-[.G324])^2/[.G324]" office:value-type="float" office:value="19.3958333333333" calcext:value-type="float">
            <text:p>19.395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1</text:p>
          </table:table-cell>
          <table:table-cell office:value-type="float" office:value="82" calcext:value-type="float">
            <text:p>82</text:p>
          </table:table-cell>
          <table:table-cell office:value-type="float" office:value="610" calcext:value-type="float">
            <text:p>610</text:p>
          </table:table-cell>
          <table:table-cell office:value-type="float" office:value="491" calcext:value-type="float">
            <text:p>491</text:p>
          </table:table-cell>
          <table:table-cell table:formula="of:=SUM([.C325:.D325])" office:value-type="float" office:value="1101" calcext:value-type="float">
            <text:p>1101</text:p>
          </table:table-cell>
          <table:table-cell table:formula="of:=[.C325]*0.4375" office:value-type="float" office:value="266.875" calcext:value-type="float">
            <text:p>266.875</text:p>
          </table:table-cell>
          <table:table-cell table:formula="of:=[.D325]*0.5625" office:value-type="float" office:value="276.1875" calcext:value-type="float">
            <text:p>276.1875</text:p>
          </table:table-cell>
          <table:table-cell table:formula="of:=([.C325]-[.F325])^2/[.F325]" office:value-type="float" office:value="441.160714285714" calcext:value-type="float">
            <text:p>441.1607142857</text:p>
          </table:table-cell>
          <table:table-cell table:formula="of:=([.D325]-[.G325])^2/[.G325]" office:value-type="float" office:value="167.076388888889" calcext:value-type="float">
            <text:p>167.076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2</text:p>
          </table:table-cell>
          <table:table-cell office:value-type="float" office:value="82" calcext:value-type="float">
            <text:p>82</text:p>
          </table:table-cell>
          <table:table-cell office:value-type="float" office:value="608" calcext:value-type="float">
            <text:p>608</text:p>
          </table:table-cell>
          <table:table-cell office:value-type="float" office:value="506" calcext:value-type="float">
            <text:p>506</text:p>
          </table:table-cell>
          <table:table-cell table:formula="of:=SUM([.C326:.D326])" office:value-type="float" office:value="1114" calcext:value-type="float">
            <text:p>1114</text:p>
          </table:table-cell>
          <table:table-cell table:formula="of:=[.C326]*0.4375" office:value-type="float" office:value="266" calcext:value-type="float">
            <text:p>266</text:p>
          </table:table-cell>
          <table:table-cell table:formula="of:=[.D326]*0.5625" office:value-type="float" office:value="284.625" calcext:value-type="float">
            <text:p>284.625</text:p>
          </table:table-cell>
          <table:table-cell table:formula="of:=([.C326]-[.F326])^2/[.F326]" office:value-type="float" office:value="439.714285714286" calcext:value-type="float">
            <text:p>439.7142857143</text:p>
          </table:table-cell>
          <table:table-cell table:formula="of:=([.D326]-[.G326])^2/[.G326]" office:value-type="float" office:value="172.180555555556" calcext:value-type="float">
            <text:p>172.1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3</text:p>
          </table:table-cell>
          <table:table-cell office:value-type="float" office:value="82" calcext:value-type="float">
            <text:p>82</text:p>
          </table:table-cell>
          <table:table-cell office:value-type="float" office:value="585" calcext:value-type="float">
            <text:p>585</text:p>
          </table:table-cell>
          <table:table-cell office:value-type="float" office:value="437" calcext:value-type="float">
            <text:p>437</text:p>
          </table:table-cell>
          <table:table-cell table:formula="of:=SUM([.C327:.D327])" office:value-type="float" office:value="1022" calcext:value-type="float">
            <text:p>1022</text:p>
          </table:table-cell>
          <table:table-cell table:formula="of:=[.C327]*0.4375" office:value-type="float" office:value="255.9375" calcext:value-type="float">
            <text:p>255.9375</text:p>
          </table:table-cell>
          <table:table-cell table:formula="of:=[.D327]*0.5625" office:value-type="float" office:value="245.8125" calcext:value-type="float">
            <text:p>245.8125</text:p>
          </table:table-cell>
          <table:table-cell table:formula="of:=([.C327]-[.F327])^2/[.F327]" office:value-type="float" office:value="423.080357142857" calcext:value-type="float">
            <text:p>423.0803571429</text:p>
          </table:table-cell>
          <table:table-cell table:formula="of:=([.D327]-[.G327])^2/[.G327]" office:value-type="float" office:value="148.701388888889" calcext:value-type="float">
            <text:p>148.7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2-4</text:p>
          </table:table-cell>
          <table:table-cell office:value-type="float" office:value="82" calcext:value-type="float">
            <text:p>82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table:formula="of:=SUM([.C328:.D328])" office:value-type="float" office:value="1065" calcext:value-type="float">
            <text:p>1065</text:p>
          </table:table-cell>
          <table:table-cell table:formula="of:=[.C328]*0.4375" office:value-type="float" office:value="266.4375" calcext:value-type="float">
            <text:p>266.4375</text:p>
          </table:table-cell>
          <table:table-cell table:formula="of:=[.D328]*0.5625" office:value-type="float" office:value="256.5" calcext:value-type="float">
            <text:p>256.5</text:p>
          </table:table-cell>
          <table:table-cell table:formula="of:=([.C328]-[.F328])^2/[.F328]" office:value-type="float" office:value="440.4375" calcext:value-type="float">
            <text:p>440.4375</text:p>
          </table:table-cell>
          <table:table-cell table:formula="of:=([.D328]-[.G328])^2/[.G328]" office:value-type="float" office:value="155.166666666667" calcext:value-type="float">
            <text:p>155.16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3-1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C329:.D329])" office:value-type="float" office:value="20" calcext:value-type="float">
            <text:p>20</text:p>
          </table:table-cell>
          <table:table-cell table:formula="of:=[.C329]*0.4375" office:value-type="float" office:value="4.8125" calcext:value-type="float">
            <text:p>4.8125</text:p>
          </table:table-cell>
          <table:table-cell table:formula="of:=[.D329]*0.5625" office:value-type="float" office:value="5.0625" calcext:value-type="float">
            <text:p>5.0625</text:p>
          </table:table-cell>
          <table:table-cell table:formula="of:=([.C329]-[.F329])^2/[.F329]" office:value-type="float" office:value="7.95535714285714" calcext:value-type="float">
            <text:p>7.9553571429</text:p>
          </table:table-cell>
          <table:table-cell table:formula="of:=([.D329]-[.G329])^2/[.G329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4-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330:.D330])" office:value-type="float" office:value="11" calcext:value-type="float">
            <text:p>11</text:p>
          </table:table-cell>
          <table:table-cell table:formula="of:=[.C330]*0.4375" office:value-type="float" office:value="2.1875" calcext:value-type="float">
            <text:p>2.1875</text:p>
          </table:table-cell>
          <table:table-cell table:formula="of:=[.D330]*0.5625" office:value-type="float" office:value="3.375" calcext:value-type="float">
            <text:p>3.375</text:p>
          </table:table-cell>
          <table:table-cell table:formula="of:=([.C330]-[.F330])^2/[.F330]" office:value-type="float" office:value="3.61607142857143" calcext:value-type="float">
            <text:p>3.6160714286</text:p>
          </table:table-cell>
          <table:table-cell table:formula="of:=([.D330]-[.G330])^2/[.G330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1:.D331])" office:value-type="float" office:value="0" calcext:value-type="float">
            <text:p>0</text:p>
          </table:table-cell>
          <table:table-cell table:formula="of:=[.C331]*0.4375" office:value-type="float" office:value="0" calcext:value-type="float">
            <text:p>0</text:p>
          </table:table-cell>
          <table:table-cell table:formula="of:=[.D331]*0.5625" office:value-type="float" office:value="0" calcext:value-type="float">
            <text:p>0</text:p>
          </table:table-cell>
          <table:table-cell table:formula="of:=([.C331]-[.F331])^2/[.F331]" office:value-type="string" office:string-value="" calcext:value-type="error">
            <text:p>#DIV/0!</text:p>
          </table:table-cell>
          <table:table-cell table:formula="of:=([.D331]-[.G331])^2/[.G33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6-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C332:.D332])" office:value-type="float" office:value="28" calcext:value-type="float">
            <text:p>28</text:p>
          </table:table-cell>
          <table:table-cell table:formula="of:=[.C332]*0.4375" office:value-type="float" office:value="8.75" calcext:value-type="float">
            <text:p>8.75</text:p>
          </table:table-cell>
          <table:table-cell table:formula="of:=[.D332]*0.5625" office:value-type="float" office:value="4.5" calcext:value-type="float">
            <text:p>4.5</text:p>
          </table:table-cell>
          <table:table-cell table:formula="of:=([.C332]-[.F332])^2/[.F332]" office:value-type="float" office:value="14.4642857142857" calcext:value-type="float">
            <text:p>14.4642857143</text:p>
          </table:table-cell>
          <table:table-cell table:formula="of:=([.D332]-[.G332])^2/[.G332]" office:value-type="float" office:value="2.72222222222222" calcext:value-type="float">
            <text:p>2.722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7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33:.D333])" office:value-type="float" office:value="0" calcext:value-type="float">
            <text:p>0</text:p>
          </table:table-cell>
          <table:table-cell table:formula="of:=[.C333]*0.4375" office:value-type="float" office:value="0" calcext:value-type="float">
            <text:p>0</text:p>
          </table:table-cell>
          <table:table-cell table:formula="of:=[.D333]*0.5625" office:value-type="float" office:value="0" calcext:value-type="float">
            <text:p>0</text:p>
          </table:table-cell>
          <table:table-cell table:formula="of:=([.C333]-[.F333])^2/[.F333]" office:value-type="string" office:string-value="" calcext:value-type="error">
            <text:p>#DIV/0!</text:p>
          </table:table-cell>
          <table:table-cell table:formula="of:=([.D333]-[.G333])^2/[.G33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AAG-8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34:.D334])" office:value-type="float" office:value="4" calcext:value-type="float">
            <text:p>4</text:p>
          </table:table-cell>
          <table:table-cell table:formula="of:=[.C334]*0.4375" office:value-type="float" office:value="0.4375" calcext:value-type="float">
            <text:p>0.4375</text:p>
          </table:table-cell>
          <table:table-cell table:formula="of:=[.D334]*0.5625" office:value-type="float" office:value="1.6875" calcext:value-type="float">
            <text:p>1.6875</text:p>
          </table:table-cell>
          <table:table-cell table:formula="of:=([.C334]-[.F334])^2/[.F334]" office:value-type="float" office:value="0.723214285714286" calcext:value-type="float">
            <text:p>0.7232142857</text:p>
          </table:table-cell>
          <table:table-cell table:formula="of:=([.D334]-[.G334])^2/[.G334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1-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table:formula="of:=SUM([.C335:.D335])" office:value-type="float" office:value="192" calcext:value-type="float">
            <text:p>192</text:p>
          </table:table-cell>
          <table:table-cell table:formula="of:=[.C335]*0.4375" office:value-type="float" office:value="64.3125" calcext:value-type="float">
            <text:p>64.3125</text:p>
          </table:table-cell>
          <table:table-cell table:formula="of:=[.D335]*0.5625" office:value-type="float" office:value="25.3125" calcext:value-type="float">
            <text:p>25.3125</text:p>
          </table:table-cell>
          <table:table-cell table:formula="of:=([.C335]-[.F335])^2/[.F335]" office:value-type="float" office:value="106.3125" calcext:value-type="float">
            <text:p>106.3125</text:p>
          </table:table-cell>
          <table:table-cell table:formula="of:=([.D335]-[.G335])^2/[.G335]" office:value-type="float" office:value="15.3125" calcext:value-type="float">
            <text:p>15.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1-2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table:formula="of:=SUM([.C336:.D336])" office:value-type="float" office:value="202" calcext:value-type="float">
            <text:p>202</text:p>
          </table:table-cell>
          <table:table-cell table:formula="of:=[.C336]*0.4375" office:value-type="float" office:value="64.3125" calcext:value-type="float">
            <text:p>64.3125</text:p>
          </table:table-cell>
          <table:table-cell table:formula="of:=[.D336]*0.5625" office:value-type="float" office:value="30.9375" calcext:value-type="float">
            <text:p>30.9375</text:p>
          </table:table-cell>
          <table:table-cell table:formula="of:=([.C336]-[.F336])^2/[.F336]" office:value-type="float" office:value="106.3125" calcext:value-type="float">
            <text:p>106.3125</text:p>
          </table:table-cell>
          <table:table-cell table:formula="of:=([.D336]-[.G336])^2/[.G336]" office:value-type="float" office:value="18.7152777777778" calcext:value-type="float">
            <text:p>18.71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2-1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SUM([.C337:.D337])" office:value-type="float" office:value="73" calcext:value-type="float">
            <text:p>73</text:p>
          </table:table-cell>
          <table:table-cell table:formula="of:=[.C337]*0.4375" office:value-type="float" office:value="21" calcext:value-type="float">
            <text:p>21</text:p>
          </table:table-cell>
          <table:table-cell table:formula="of:=[.D337]*0.5625" office:value-type="float" office:value="14.0625" calcext:value-type="float">
            <text:p>14.0625</text:p>
          </table:table-cell>
          <table:table-cell table:formula="of:=([.C337]-[.F337])^2/[.F337]" office:value-type="float" office:value="34.7142857142857" calcext:value-type="float">
            <text:p>34.7142857143</text:p>
          </table:table-cell>
          <table:table-cell table:formula="of:=([.D337]-[.G337])^2/[.G337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3-1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SUM([.C338:.D338])" office:value-type="float" office:value="81" calcext:value-type="float">
            <text:p>81</text:p>
          </table:table-cell>
          <table:table-cell table:formula="of:=[.C338]*0.4375" office:value-type="float" office:value="24.5" calcext:value-type="float">
            <text:p>24.5</text:p>
          </table:table-cell>
          <table:table-cell table:formula="of:=[.D338]*0.5625" office:value-type="float" office:value="14.0625" calcext:value-type="float">
            <text:p>14.0625</text:p>
          </table:table-cell>
          <table:table-cell table:formula="of:=([.C338]-[.F338])^2/[.F338]" office:value-type="float" office:value="40.5" calcext:value-type="float">
            <text:p>40.5</text:p>
          </table:table-cell>
          <table:table-cell table:formula="of:=([.D338]-[.G338])^2/[.G338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4-1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table:formula="of:=SUM([.C339:.D339])" office:value-type="float" office:value="248" calcext:value-type="float">
            <text:p>248</text:p>
          </table:table-cell>
          <table:table-cell table:formula="of:=[.C339]*0.4375" office:value-type="float" office:value="77" calcext:value-type="float">
            <text:p>77</text:p>
          </table:table-cell>
          <table:table-cell table:formula="of:=[.D339]*0.5625" office:value-type="float" office:value="40.5" calcext:value-type="float">
            <text:p>40.5</text:p>
          </table:table-cell>
          <table:table-cell table:formula="of:=([.C339]-[.F339])^2/[.F339]" office:value-type="float" office:value="127.285714285714" calcext:value-type="float">
            <text:p>127.2857142857</text:p>
          </table:table-cell>
          <table:table-cell table:formula="of:=([.D339]-[.G339])^2/[.G339]" office:value-type="float" office:value="24.5" calcext:value-type="float">
            <text:p>2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5-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C340:.D340])" office:value-type="float" office:value="23" calcext:value-type="float">
            <text:p>23</text:p>
          </table:table-cell>
          <table:table-cell table:formula="of:=[.C340]*0.4375" office:value-type="float" office:value="5.25" calcext:value-type="float">
            <text:p>5.25</text:p>
          </table:table-cell>
          <table:table-cell table:formula="of:=[.D340]*0.5625" office:value-type="float" office:value="6.1875" calcext:value-type="float">
            <text:p>6.1875</text:p>
          </table:table-cell>
          <table:table-cell table:formula="of:=([.C340]-[.F340])^2/[.F340]" office:value-type="float" office:value="8.67857142857143" calcext:value-type="float">
            <text:p>8.6785714286</text:p>
          </table:table-cell>
          <table:table-cell table:formula="of:=([.D340]-[.G340])^2/[.G340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6-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1:.D341])" office:value-type="float" office:value="0" calcext:value-type="float">
            <text:p>0</text:p>
          </table:table-cell>
          <table:table-cell table:formula="of:=[.C341]*0.4375" office:value-type="float" office:value="0" calcext:value-type="float">
            <text:p>0</text:p>
          </table:table-cell>
          <table:table-cell table:formula="of:=[.D341]*0.5625" office:value-type="float" office:value="0" calcext:value-type="float">
            <text:p>0</text:p>
          </table:table-cell>
          <table:table-cell table:formula="of:=([.C341]-[.F341])^2/[.F341]" office:value-type="string" office:string-value="" calcext:value-type="error">
            <text:p>#DIV/0!</text:p>
          </table:table-cell>
          <table:table-cell table:formula="of:=([.D341]-[.G341])^2/[.G34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A-7-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2:.D342])" office:value-type="float" office:value="0" calcext:value-type="float">
            <text:p>0</text:p>
          </table:table-cell>
          <table:table-cell table:formula="of:=[.C342]*0.4375" office:value-type="float" office:value="0" calcext:value-type="float">
            <text:p>0</text:p>
          </table:table-cell>
          <table:table-cell table:formula="of:=[.D342]*0.5625" office:value-type="float" office:value="0" calcext:value-type="float">
            <text:p>0</text:p>
          </table:table-cell>
          <table:table-cell table:formula="of:=([.C342]-[.F342])^2/[.F342]" office:value-type="string" office:string-value="" calcext:value-type="error">
            <text:p>#DIV/0!</text:p>
          </table:table-cell>
          <table:table-cell table:formula="of:=([.D342]-[.G342])^2/[.G34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1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SUM([.C343:.D343])" office:value-type="float" office:value="61" calcext:value-type="float">
            <text:p>61</text:p>
          </table:table-cell>
          <table:table-cell table:formula="of:=[.C343]*0.4375" office:value-type="float" office:value="15.75" calcext:value-type="float">
            <text:p>15.75</text:p>
          </table:table-cell>
          <table:table-cell table:formula="of:=[.D343]*0.5625" office:value-type="float" office:value="14.0625" calcext:value-type="float">
            <text:p>14.0625</text:p>
          </table:table-cell>
          <table:table-cell table:formula="of:=([.C343]-[.F343])^2/[.F343]" office:value-type="float" office:value="26.0357142857143" calcext:value-type="float">
            <text:p>26.0357142857</text:p>
          </table:table-cell>
          <table:table-cell table:formula="of:=([.D343]-[.G343])^2/[.G343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SUM([.C344:.D344])" office:value-type="float" office:value="63" calcext:value-type="float">
            <text:p>63</text:p>
          </table:table-cell>
          <table:table-cell table:formula="of:=[.C344]*0.4375" office:value-type="float" office:value="18.8125" calcext:value-type="float">
            <text:p>18.8125</text:p>
          </table:table-cell>
          <table:table-cell table:formula="of:=[.D344]*0.5625" office:value-type="float" office:value="11.25" calcext:value-type="float">
            <text:p>11.25</text:p>
          </table:table-cell>
          <table:table-cell table:formula="of:=([.C344]-[.F344])^2/[.F344]" office:value-type="float" office:value="31.0982142857143" calcext:value-type="float">
            <text:p>31.0982142857</text:p>
          </table:table-cell>
          <table:table-cell table:formula="of:=([.D344]-[.G344])^2/[.G344]" office:value-type="float" office:value="6.80555555555556" calcext:value-type="float">
            <text:p>6.8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3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SUM([.C345:.D345])" office:value-type="float" office:value="57" calcext:value-type="float">
            <text:p>57</text:p>
          </table:table-cell>
          <table:table-cell table:formula="of:=[.C345]*0.4375" office:value-type="float" office:value="14" calcext:value-type="float">
            <text:p>14</text:p>
          </table:table-cell>
          <table:table-cell table:formula="of:=[.D345]*0.5625" office:value-type="float" office:value="14.0625" calcext:value-type="float">
            <text:p>14.0625</text:p>
          </table:table-cell>
          <table:table-cell table:formula="of:=([.C345]-[.F345])^2/[.F345]" office:value-type="float" office:value="23.1428571428571" calcext:value-type="float">
            <text:p>23.1428571429</text:p>
          </table:table-cell>
          <table:table-cell table:formula="of:=([.D345]-[.G345])^2/[.G345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4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SUM([.C346:.D346])" office:value-type="float" office:value="52" calcext:value-type="float">
            <text:p>52</text:p>
          </table:table-cell>
          <table:table-cell table:formula="of:=[.C346]*0.4375" office:value-type="float" office:value="12.25" calcext:value-type="float">
            <text:p>12.25</text:p>
          </table:table-cell>
          <table:table-cell table:formula="of:=[.D346]*0.5625" office:value-type="float" office:value="13.5" calcext:value-type="float">
            <text:p>13.5</text:p>
          </table:table-cell>
          <table:table-cell table:formula="of:=([.C346]-[.F346])^2/[.F346]" office:value-type="float" office:value="20.25" calcext:value-type="float">
            <text:p>20.25</text:p>
          </table:table-cell>
          <table:table-cell table:formula="of:=([.D346]-[.G346])^2/[.G346]" office:value-type="float" office:value="8.16666666666667" calcext:value-type="float">
            <text:p>8.16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5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SUM([.C347:.D347])" office:value-type="float" office:value="51" calcext:value-type="float">
            <text:p>51</text:p>
          </table:table-cell>
          <table:table-cell table:formula="of:=[.C347]*0.4375" office:value-type="float" office:value="14" calcext:value-type="float">
            <text:p>14</text:p>
          </table:table-cell>
          <table:table-cell table:formula="of:=[.D347]*0.5625" office:value-type="float" office:value="10.6875" calcext:value-type="float">
            <text:p>10.6875</text:p>
          </table:table-cell>
          <table:table-cell table:formula="of:=([.C347]-[.F347])^2/[.F347]" office:value-type="float" office:value="23.1428571428571" calcext:value-type="float">
            <text:p>23.1428571429</text:p>
          </table:table-cell>
          <table:table-cell table:formula="of:=([.D347]-[.G347])^2/[.G347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SUM([.C348:.D348])" office:value-type="float" office:value="60" calcext:value-type="float">
            <text:p>60</text:p>
          </table:table-cell>
          <table:table-cell table:formula="of:=[.C348]*0.4375" office:value-type="float" office:value="18.375" calcext:value-type="float">
            <text:p>18.375</text:p>
          </table:table-cell>
          <table:table-cell table:formula="of:=[.D348]*0.5625" office:value-type="float" office:value="10.125" calcext:value-type="float">
            <text:p>10.125</text:p>
          </table:table-cell>
          <table:table-cell table:formula="of:=([.C348]-[.F348])^2/[.F348]" office:value-type="float" office:value="30.375" calcext:value-type="float">
            <text:p>30.375</text:p>
          </table:table-cell>
          <table:table-cell table:formula="of:=([.D348]-[.G348])^2/[.G348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1-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SUM([.C349:.D349])" office:value-type="float" office:value="54" calcext:value-type="float">
            <text:p>54</text:p>
          </table:table-cell>
          <table:table-cell table:formula="of:=[.C349]*0.4375" office:value-type="float" office:value="15.75" calcext:value-type="float">
            <text:p>15.75</text:p>
          </table:table-cell>
          <table:table-cell table:formula="of:=[.D349]*0.5625" office:value-type="float" office:value="10.125" calcext:value-type="float">
            <text:p>10.125</text:p>
          </table:table-cell>
          <table:table-cell table:formula="of:=([.C349]-[.F349])^2/[.F349]" office:value-type="float" office:value="26.0357142857143" calcext:value-type="float">
            <text:p>26.0357142857</text:p>
          </table:table-cell>
          <table:table-cell table:formula="of:=([.D349]-[.G349])^2/[.G349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2-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SUM([.C350:.D350])" office:value-type="float" office:value="99" calcext:value-type="float">
            <text:p>99</text:p>
          </table:table-cell>
          <table:table-cell table:formula="of:=[.C350]*0.4375" office:value-type="float" office:value="26.6875" calcext:value-type="float">
            <text:p>26.6875</text:p>
          </table:table-cell>
          <table:table-cell table:formula="of:=[.D350]*0.5625" office:value-type="float" office:value="21.375" calcext:value-type="float">
            <text:p>21.375</text:p>
          </table:table-cell>
          <table:table-cell table:formula="of:=([.C350]-[.F350])^2/[.F350]" office:value-type="float" office:value="44.1160714285714" calcext:value-type="float">
            <text:p>44.1160714286</text:p>
          </table:table-cell>
          <table:table-cell table:formula="of:=([.D350]-[.G350])^2/[.G350]" office:value-type="float" office:value="12.9305555555556" calcext:value-type="float">
            <text:p>12.93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2-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formula="of:=SUM([.C351:.D351])" office:value-type="float" office:value="80" calcext:value-type="float">
            <text:p>80</text:p>
          </table:table-cell>
          <table:table-cell table:formula="of:=[.C351]*0.4375" office:value-type="float" office:value="18.8125" calcext:value-type="float">
            <text:p>18.8125</text:p>
          </table:table-cell>
          <table:table-cell table:formula="of:=[.D351]*0.5625" office:value-type="float" office:value="20.8125" calcext:value-type="float">
            <text:p>20.8125</text:p>
          </table:table-cell>
          <table:table-cell table:formula="of:=([.C351]-[.F351])^2/[.F351]" office:value-type="float" office:value="31.0982142857143" calcext:value-type="float">
            <text:p>31.0982142857</text:p>
          </table:table-cell>
          <table:table-cell table:formula="of:=([.D351]-[.G351])^2/[.G351]" office:value-type="float" office:value="12.5902777777778" calcext:value-type="float">
            <text:p>12.5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CAG-3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2:.D352])" office:value-type="float" office:value="0" calcext:value-type="float">
            <text:p>0</text:p>
          </table:table-cell>
          <table:table-cell table:formula="of:=[.C352]*0.4375" office:value-type="float" office:value="0" calcext:value-type="float">
            <text:p>0</text:p>
          </table:table-cell>
          <table:table-cell table:formula="of:=[.D352]*0.5625" office:value-type="float" office:value="0" calcext:value-type="float">
            <text:p>0</text:p>
          </table:table-cell>
          <table:table-cell table:formula="of:=([.C352]-[.F352])^2/[.F352]" office:value-type="string" office:string-value="" calcext:value-type="error">
            <text:p>#DIV/0!</text:p>
          </table:table-cell>
          <table:table-cell table:formula="of:=([.D352]-[.G352])^2/[.G35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1-1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C353:.D353])" office:value-type="float" office:value="23" calcext:value-type="float">
            <text:p>23</text:p>
          </table:table-cell>
          <table:table-cell table:formula="of:=[.C353]*0.4375" office:value-type="float" office:value="7" calcext:value-type="float">
            <text:p>7</text:p>
          </table:table-cell>
          <table:table-cell table:formula="of:=[.D353]*0.5625" office:value-type="float" office:value="3.9375" calcext:value-type="float">
            <text:p>3.9375</text:p>
          </table:table-cell>
          <table:table-cell table:formula="of:=([.C353]-[.F353])^2/[.F353]" office:value-type="float" office:value="11.5714285714286" calcext:value-type="float">
            <text:p>11.5714285714</text:p>
          </table:table-cell>
          <table:table-cell table:formula="of:=([.D353]-[.G353])^2/[.G353]" office:value-type="float" office:value="2.38194444444444" calcext:value-type="float">
            <text:p>2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2-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354:.D354])" office:value-type="float" office:value="2" calcext:value-type="float">
            <text:p>2</text:p>
          </table:table-cell>
          <table:table-cell table:formula="of:=[.C354]*0.4375" office:value-type="float" office:value="0.875" calcext:value-type="float">
            <text:p>0.875</text:p>
          </table:table-cell>
          <table:table-cell table:formula="of:=[.D354]*0.5625" office:value-type="float" office:value="0" calcext:value-type="float">
            <text:p>0</text:p>
          </table:table-cell>
          <table:table-cell table:formula="of:=([.C354]-[.F354])^2/[.F354]" office:value-type="float" office:value="1.44642857142857" calcext:value-type="float">
            <text:p>1.4464285714</text:p>
          </table:table-cell>
          <table:table-cell table:formula="of:=([.D354]-[.G354])^2/[.G35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3-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C355:.D355])" office:value-type="float" office:value="13" calcext:value-type="float">
            <text:p>13</text:p>
          </table:table-cell>
          <table:table-cell table:formula="of:=[.C355]*0.4375" office:value-type="float" office:value="4.8125" calcext:value-type="float">
            <text:p>4.8125</text:p>
          </table:table-cell>
          <table:table-cell table:formula="of:=[.D355]*0.5625" office:value-type="float" office:value="1.125" calcext:value-type="float">
            <text:p>1.125</text:p>
          </table:table-cell>
          <table:table-cell table:formula="of:=([.C355]-[.F355])^2/[.F355]" office:value-type="float" office:value="7.95535714285714" calcext:value-type="float">
            <text:p>7.9553571429</text:p>
          </table:table-cell>
          <table:table-cell table:formula="of:=([.D355]-[.G355])^2/[.G35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4-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6:.D356])" office:value-type="float" office:value="0" calcext:value-type="float">
            <text:p>0</text:p>
          </table:table-cell>
          <table:table-cell table:formula="of:=[.C356]*0.4375" office:value-type="float" office:value="0" calcext:value-type="float">
            <text:p>0</text:p>
          </table:table-cell>
          <table:table-cell table:formula="of:=[.D356]*0.5625" office:value-type="float" office:value="0" calcext:value-type="float">
            <text:p>0</text:p>
          </table:table-cell>
          <table:table-cell table:formula="of:=([.C356]-[.F356])^2/[.F356]" office:value-type="string" office:string-value="" calcext:value-type="error">
            <text:p>#DIV/0!</text:p>
          </table:table-cell>
          <table:table-cell table:formula="of:=([.D356]-[.G356])^2/[.G3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A-5-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7:.D357])" office:value-type="float" office:value="0" calcext:value-type="float">
            <text:p>0</text:p>
          </table:table-cell>
          <table:table-cell table:formula="of:=[.C357]*0.4375" office:value-type="float" office:value="0" calcext:value-type="float">
            <text:p>0</text:p>
          </table:table-cell>
          <table:table-cell table:formula="of:=[.D357]*0.5625" office:value-type="float" office:value="0" calcext:value-type="float">
            <text:p>0</text:p>
          </table:table-cell>
          <table:table-cell table:formula="of:=([.C357]-[.F357])^2/[.F357]" office:value-type="string" office:string-value="" calcext:value-type="error">
            <text:p>#DIV/0!</text:p>
          </table:table-cell>
          <table:table-cell table:formula="of:=([.D357]-[.G357])^2/[.G3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1-1</text:p>
          </table:table-cell>
          <table:table-cell office:value-type="float" office:value="82" calcext:value-type="float">
            <text:p>82</text:p>
          </table:table-cell>
          <table:table-cell office:value-type="float" office:value="408" calcext:value-type="float">
            <text:p>408</text:p>
          </table:table-cell>
          <table:table-cell office:value-type="float" office:value="222" calcext:value-type="float">
            <text:p>222</text:p>
          </table:table-cell>
          <table:table-cell table:formula="of:=SUM([.C358:.D358])" office:value-type="float" office:value="630" calcext:value-type="float">
            <text:p>630</text:p>
          </table:table-cell>
          <table:table-cell table:formula="of:=[.C358]*0.4375" office:value-type="float" office:value="178.5" calcext:value-type="float">
            <text:p>178.5</text:p>
          </table:table-cell>
          <table:table-cell table:formula="of:=[.D358]*0.5625" office:value-type="float" office:value="124.875" calcext:value-type="float">
            <text:p>124.875</text:p>
          </table:table-cell>
          <table:table-cell table:formula="of:=([.C358]-[.F358])^2/[.F358]" office:value-type="float" office:value="295.071428571429" calcext:value-type="float">
            <text:p>295.0714285714</text:p>
          </table:table-cell>
          <table:table-cell table:formula="of:=([.D358]-[.G358])^2/[.G358]" office:value-type="float" office:value="75.5416666666667" calcext:value-type="float">
            <text:p>75.5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2-1</text:p>
          </table:table-cell>
          <table:table-cell office:value-type="float" office:value="82" calcext:value-type="float">
            <text:p>82</text:p>
          </table:table-cell>
          <table:table-cell office:value-type="float" office:value="508" calcext:value-type="float">
            <text:p>508</text:p>
          </table:table-cell>
          <table:table-cell office:value-type="float" office:value="367" calcext:value-type="float">
            <text:p>367</text:p>
          </table:table-cell>
          <table:table-cell table:formula="of:=SUM([.C359:.D359])" office:value-type="float" office:value="875" calcext:value-type="float">
            <text:p>875</text:p>
          </table:table-cell>
          <table:table-cell table:formula="of:=[.C359]*0.4375" office:value-type="float" office:value="222.25" calcext:value-type="float">
            <text:p>222.25</text:p>
          </table:table-cell>
          <table:table-cell table:formula="of:=[.D359]*0.5625" office:value-type="float" office:value="206.4375" calcext:value-type="float">
            <text:p>206.4375</text:p>
          </table:table-cell>
          <table:table-cell table:formula="of:=([.C359]-[.F359])^2/[.F359]" office:value-type="float" office:value="367.392857142857" calcext:value-type="float">
            <text:p>367.3928571429</text:p>
          </table:table-cell>
          <table:table-cell table:formula="of:=([.D359]-[.G359])^2/[.G359]" office:value-type="float" office:value="124.881944444444" calcext:value-type="float">
            <text:p>124.8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3-1</text:p>
          </table:table-cell>
          <table:table-cell office:value-type="float" office:value="82" calcext:value-type="float">
            <text:p>82</text:p>
          </table:table-cell>
          <table:table-cell office:value-type="float" office:value="722" calcext:value-type="float">
            <text:p>722</text:p>
          </table:table-cell>
          <table:table-cell office:value-type="float" office:value="398" calcext:value-type="float">
            <text:p>398</text:p>
          </table:table-cell>
          <table:table-cell table:formula="of:=SUM([.C360:.D360])" office:value-type="float" office:value="1120" calcext:value-type="float">
            <text:p>1120</text:p>
          </table:table-cell>
          <table:table-cell table:formula="of:=[.C360]*0.4375" office:value-type="float" office:value="315.875" calcext:value-type="float">
            <text:p>315.875</text:p>
          </table:table-cell>
          <table:table-cell table:formula="of:=[.D360]*0.5625" office:value-type="float" office:value="223.875" calcext:value-type="float">
            <text:p>223.875</text:p>
          </table:table-cell>
          <table:table-cell table:formula="of:=([.C360]-[.F360])^2/[.F360]" office:value-type="float" office:value="522.160714285714" calcext:value-type="float">
            <text:p>522.1607142857</text:p>
          </table:table-cell>
          <table:table-cell table:formula="of:=([.D360]-[.G360])^2/[.G360]" office:value-type="float" office:value="135.430555555556" calcext:value-type="float">
            <text:p>135.43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eu-TAG-4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61:.D361])" office:value-type="float" office:value="3" calcext:value-type="float">
            <text:p>3</text:p>
          </table:table-cell>
          <table:table-cell table:formula="of:=[.C361]*0.4375" office:value-type="float" office:value="0.875" calcext:value-type="float">
            <text:p>0.875</text:p>
          </table:table-cell>
          <table:table-cell table:formula="of:=[.D361]*0.5625" office:value-type="float" office:value="0.5625" calcext:value-type="float">
            <text:p>0.5625</text:p>
          </table:table-cell>
          <table:table-cell table:formula="of:=([.C361]-[.F361])^2/[.F361]" office:value-type="float" office:value="1.44642857142857" calcext:value-type="float">
            <text:p>1.4464285714</text:p>
          </table:table-cell>
          <table:table-cell table:formula="of:=([.D361]-[.G361])^2/[.G361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CTT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508" calcext:value-type="float">
            <text:p>7508</text:p>
          </table:table-cell>
          <table:table-cell table:style-name="ce1" office:value-type="float" office:value="8981" calcext:value-type="float">
            <text:p>8981</text:p>
          </table:table-cell>
          <table:table-cell table:style-name="ce1" table:formula="of:=SUM([.C362:.D362])" office:value-type="float" office:value="16489" calcext:value-type="float">
            <text:p>16489</text:p>
          </table:table-cell>
          <table:table-cell table:style-name="ce1" table:formula="of:=[.C362]*0.4375" office:value-type="float" office:value="3284.75" calcext:value-type="float">
            <text:p>3284.75</text:p>
          </table:table-cell>
          <table:table-cell table:style-name="ce1" table:formula="of:=[.D362]*0.5625" office:value-type="float" office:value="5051.8125" calcext:value-type="float">
            <text:p>5051.8125</text:p>
          </table:table-cell>
          <table:table-cell table:style-name="ce1" table:formula="of:=([.C362]-[.F362])^2/[.F362]" office:value-type="float" office:value="5429.89285714286" calcext:value-type="float">
            <text:p>5429.8928571429</text:p>
          </table:table-cell>
          <table:table-cell table:style-name="ce1" table:formula="of:=([.D362]-[.G362])^2/[.G362]" office:value-type="float" office:value="3056.03472222222" calcext:value-type="float">
            <text:p>3056.03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24" calcext:value-type="float">
            <text:p>7624</text:p>
          </table:table-cell>
          <table:table-cell table:style-name="ce1" office:value-type="float" office:value="8821" calcext:value-type="float">
            <text:p>8821</text:p>
          </table:table-cell>
          <table:table-cell table:style-name="ce1" table:formula="of:=SUM([.C363:.D363])" office:value-type="float" office:value="16445" calcext:value-type="float">
            <text:p>16445</text:p>
          </table:table-cell>
          <table:table-cell table:style-name="ce1" table:formula="of:=[.C363]*0.4375" office:value-type="float" office:value="3335.5" calcext:value-type="float">
            <text:p>3335.5</text:p>
          </table:table-cell>
          <table:table-cell table:style-name="ce1" table:formula="of:=[.D363]*0.5625" office:value-type="float" office:value="4961.8125" calcext:value-type="float">
            <text:p>4961.8125</text:p>
          </table:table-cell>
          <table:table-cell table:style-name="ce1" table:formula="of:=([.C363]-[.F363])^2/[.F363]" office:value-type="float" office:value="5513.78571428571" calcext:value-type="float">
            <text:p>5513.7857142857</text:p>
          </table:table-cell>
          <table:table-cell table:style-name="ce1" table:formula="of:=([.D363]-[.G363])^2/[.G363]" office:value-type="float" office:value="3001.59027777778" calcext:value-type="float">
            <text:p>3001.59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CTT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364:.D364])" office:value-type="float" office:value="6" calcext:value-type="float">
            <text:p>6</text:p>
          </table:table-cell>
          <table:table-cell table:formula="of:=[.C364]*0.4375" office:value-type="float" office:value="1.3125" calcext:value-type="float">
            <text:p>1.3125</text:p>
          </table:table-cell>
          <table:table-cell table:formula="of:=[.D364]*0.5625" office:value-type="float" office:value="1.6875" calcext:value-type="float">
            <text:p>1.6875</text:p>
          </table:table-cell>
          <table:table-cell table:formula="of:=([.C364]-[.F364])^2/[.F364]" office:value-type="float" office:value="2.16964285714286" calcext:value-type="float">
            <text:p>2.1696428571</text:p>
          </table:table-cell>
          <table:table-cell table:formula="of:=([.D364]-[.G364])^2/[.G364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1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365:.D365])" office:value-type="float" office:value="5" calcext:value-type="float">
            <text:p>5</text:p>
          </table:table-cell>
          <table:table-cell table:formula="of:=[.C365]*0.4375" office:value-type="float" office:value="1.3125" calcext:value-type="float">
            <text:p>1.3125</text:p>
          </table:table-cell>
          <table:table-cell table:formula="of:=[.D365]*0.5625" office:value-type="float" office:value="1.125" calcext:value-type="float">
            <text:p>1.125</text:p>
          </table:table-cell>
          <table:table-cell table:formula="of:=([.C365]-[.F365])^2/[.F365]" office:value-type="float" office:value="2.16964285714286" calcext:value-type="float">
            <text:p>2.1696428571</text:p>
          </table:table-cell>
          <table:table-cell table:formula="of:=([.D365]-[.G365])^2/[.G36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6:.D366])" office:value-type="float" office:value="0" calcext:value-type="float">
            <text:p>0</text:p>
          </table:table-cell>
          <table:table-cell table:formula="of:=[.C366]*0.4375" office:value-type="float" office:value="0" calcext:value-type="float">
            <text:p>0</text:p>
          </table:table-cell>
          <table:table-cell table:formula="of:=[.D366]*0.5625" office:value-type="float" office:value="0" calcext:value-type="float">
            <text:p>0</text:p>
          </table:table-cell>
          <table:table-cell table:formula="of:=([.C366]-[.F366])^2/[.F366]" office:value-type="string" office:string-value="" calcext:value-type="error">
            <text:p>#DIV/0!</text:p>
          </table:table-cell>
          <table:table-cell table:formula="of:=([.D366]-[.G366])^2/[.G36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3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7:.D367])" office:value-type="float" office:value="0" calcext:value-type="float">
            <text:p>0</text:p>
          </table:table-cell>
          <table:table-cell table:formula="of:=[.C367]*0.4375" office:value-type="float" office:value="0" calcext:value-type="float">
            <text:p>0</text:p>
          </table:table-cell>
          <table:table-cell table:formula="of:=[.D367]*0.5625" office:value-type="float" office:value="0" calcext:value-type="float">
            <text:p>0</text:p>
          </table:table-cell>
          <table:table-cell table:formula="of:=([.C367]-[.F367])^2/[.F367]" office:value-type="string" office:string-value="" calcext:value-type="error">
            <text:p>#DIV/0!</text:p>
          </table:table-cell>
          <table:table-cell table:formula="of:=([.D367]-[.G367])^2/[.G36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4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68:.D368])" office:value-type="float" office:value="0" calcext:value-type="float">
            <text:p>0</text:p>
          </table:table-cell>
          <table:table-cell table:formula="of:=[.C368]*0.4375" office:value-type="float" office:value="0" calcext:value-type="float">
            <text:p>0</text:p>
          </table:table-cell>
          <table:table-cell table:formula="of:=[.D368]*0.5625" office:value-type="float" office:value="0" calcext:value-type="float">
            <text:p>0</text:p>
          </table:table-cell>
          <table:table-cell table:formula="of:=([.C368]-[.F368])^2/[.F368]" office:value-type="string" office:string-value="" calcext:value-type="error">
            <text:p>#DIV/0!</text:p>
          </table:table-cell>
          <table:table-cell table:formula="of:=([.D368]-[.G368])^2/[.G36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9:.D369])" office:value-type="float" office:value="1" calcext:value-type="float">
            <text:p>1</text:p>
          </table:table-cell>
          <table:table-cell table:formula="of:=[.C369]*0.4375" office:value-type="float" office:value="0.4375" calcext:value-type="float">
            <text:p>0.4375</text:p>
          </table:table-cell>
          <table:table-cell table:formula="of:=[.D369]*0.5625" office:value-type="float" office:value="0" calcext:value-type="float">
            <text:p>0</text:p>
          </table:table-cell>
          <table:table-cell table:formula="of:=([.C369]-[.F369])^2/[.F369]" office:value-type="float" office:value="0.723214285714286" calcext:value-type="float">
            <text:p>0.7232142857</text:p>
          </table:table-cell>
          <table:table-cell table:formula="of:=([.D369]-[.G369])^2/[.G36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1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370:.D370])" office:value-type="float" office:value="3" calcext:value-type="float">
            <text:p>3</text:p>
          </table:table-cell>
          <table:table-cell table:formula="of:=[.C370]*0.4375" office:value-type="float" office:value="0" calcext:value-type="float">
            <text:p>0</text:p>
          </table:table-cell>
          <table:table-cell table:formula="of:=[.D370]*0.5625" office:value-type="float" office:value="1.6875" calcext:value-type="float">
            <text:p>1.6875</text:p>
          </table:table-cell>
          <table:table-cell table:formula="of:=([.C370]-[.F370])^2/[.F370]" office:value-type="string" office:string-value="" calcext:value-type="error">
            <text:p>#DIV/0!</text:p>
          </table:table-cell>
          <table:table-cell table:formula="of:=([.D370]-[.G370])^2/[.G37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CTT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2853" calcext:value-type="float">
            <text:p>2853</text:p>
          </table:table-cell>
          <table:table-cell table:style-name="ce1" table:formula="of:=SUM([.C371:.D371])" office:value-type="float" office:value="4999" calcext:value-type="float">
            <text:p>4999</text:p>
          </table:table-cell>
          <table:table-cell table:style-name="ce1" table:formula="of:=[.C371]*0.4375" office:value-type="float" office:value="938.875" calcext:value-type="float">
            <text:p>938.875</text:p>
          </table:table-cell>
          <table:table-cell table:style-name="ce1" table:formula="of:=[.D371]*0.5625" office:value-type="float" office:value="1604.8125" calcext:value-type="float">
            <text:p>1604.8125</text:p>
          </table:table-cell>
          <table:table-cell table:style-name="ce1" table:formula="of:=([.C371]-[.F371])^2/[.F371]" office:value-type="float" office:value="1552.01785714286" calcext:value-type="float">
            <text:p>1552.0178571429</text:p>
          </table:table-cell>
          <table:table-cell table:style-name="ce1" table:formula="of:=([.D371]-[.G371])^2/[.G371]" office:value-type="float" office:value="970.8125" calcext:value-type="float">
            <text:p>970.81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68" calcext:value-type="float">
            <text:p>2168</text:p>
          </table:table-cell>
          <table:table-cell table:style-name="ce1" office:value-type="float" office:value="2872" calcext:value-type="float">
            <text:p>2872</text:p>
          </table:table-cell>
          <table:table-cell table:style-name="ce1" table:formula="of:=SUM([.C372:.D372])" office:value-type="float" office:value="5040" calcext:value-type="float">
            <text:p>5040</text:p>
          </table:table-cell>
          <table:table-cell table:style-name="ce1" table:formula="of:=[.C372]*0.4375" office:value-type="float" office:value="948.5" calcext:value-type="float">
            <text:p>948.5</text:p>
          </table:table-cell>
          <table:table-cell table:style-name="ce1" table:formula="of:=[.D372]*0.5625" office:value-type="float" office:value="1615.5" calcext:value-type="float">
            <text:p>1615.5</text:p>
          </table:table-cell>
          <table:table-cell table:style-name="ce1" table:formula="of:=([.C372]-[.F372])^2/[.F372]" office:value-type="float" office:value="1567.92857142857" calcext:value-type="float">
            <text:p>1567.9285714286</text:p>
          </table:table-cell>
          <table:table-cell table:style-name="ce1" table:formula="of:=([.D372]-[.G372])^2/[.G372]" office:value-type="float" office:value="977.277777777778" calcext:value-type="float">
            <text:p>977.2777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float" office:value="2744" calcext:value-type="float">
            <text:p>2744</text:p>
          </table:table-cell>
          <table:table-cell table:style-name="ce1" table:formula="of:=SUM([.C373:.D373])" office:value-type="float" office:value="4940" calcext:value-type="float">
            <text:p>4940</text:p>
          </table:table-cell>
          <table:table-cell table:style-name="ce1" table:formula="of:=[.C373]*0.4375" office:value-type="float" office:value="960.75" calcext:value-type="float">
            <text:p>960.75</text:p>
          </table:table-cell>
          <table:table-cell table:style-name="ce1" table:formula="of:=[.D373]*0.5625" office:value-type="float" office:value="1543.5" calcext:value-type="float">
            <text:p>1543.5</text:p>
          </table:table-cell>
          <table:table-cell table:style-name="ce1" table:formula="of:=([.C373]-[.F373])^2/[.F373]" office:value-type="float" office:value="1588.17857142857" calcext:value-type="float">
            <text:p>1588.1785714286</text:p>
          </table:table-cell>
          <table:table-cell table:style-name="ce1" table:formula="of:=([.D373]-[.G373])^2/[.G373]" office:value-type="float" office:value="933.722222222222" calcext:value-type="float">
            <text:p>933.7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232" calcext:value-type="float">
            <text:p>2232</text:p>
          </table:table-cell>
          <table:table-cell table:style-name="ce1" office:value-type="float" office:value="2833" calcext:value-type="float">
            <text:p>2833</text:p>
          </table:table-cell>
          <table:table-cell table:style-name="ce1" table:formula="of:=SUM([.C374:.D374])" office:value-type="float" office:value="5065" calcext:value-type="float">
            <text:p>5065</text:p>
          </table:table-cell>
          <table:table-cell table:style-name="ce1" table:formula="of:=[.C374]*0.4375" office:value-type="float" office:value="976.5" calcext:value-type="float">
            <text:p>976.5</text:p>
          </table:table-cell>
          <table:table-cell table:style-name="ce1" table:formula="of:=[.D374]*0.5625" office:value-type="float" office:value="1593.5625" calcext:value-type="float">
            <text:p>1593.5625</text:p>
          </table:table-cell>
          <table:table-cell table:style-name="ce1" table:formula="of:=([.C374]-[.F374])^2/[.F374]" office:value-type="float" office:value="1614.21428571429" calcext:value-type="float">
            <text:p>1614.2142857143</text:p>
          </table:table-cell>
          <table:table-cell table:style-name="ce1" table:formula="of:=([.D374]-[.G374])^2/[.G374]" office:value-type="float" office:value="964.006944444444" calcext:value-type="float">
            <text:p>964.0069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CTT-2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69" calcext:value-type="float">
            <text:p>2169</text:p>
          </table:table-cell>
          <table:table-cell table:style-name="ce1" office:value-type="float" office:value="2895" calcext:value-type="float">
            <text:p>2895</text:p>
          </table:table-cell>
          <table:table-cell table:style-name="ce1" table:formula="of:=SUM([.C375:.D375])" office:value-type="float" office:value="5064" calcext:value-type="float">
            <text:p>5064</text:p>
          </table:table-cell>
          <table:table-cell table:style-name="ce1" table:formula="of:=[.C375]*0.4375" office:value-type="float" office:value="948.9375" calcext:value-type="float">
            <text:p>948.9375</text:p>
          </table:table-cell>
          <table:table-cell table:style-name="ce1" table:formula="of:=[.D375]*0.5625" office:value-type="float" office:value="1628.4375" calcext:value-type="float">
            <text:p>1628.4375</text:p>
          </table:table-cell>
          <table:table-cell table:style-name="ce1" table:formula="of:=([.C375]-[.F375])^2/[.F375]" office:value-type="float" office:value="1568.65178571429" calcext:value-type="float">
            <text:p>1568.6517857143</text:p>
          </table:table-cell>
          <table:table-cell table:style-name="ce1" table:formula="of:=([.D375]-[.G375])^2/[.G375]" office:value-type="float" office:value="985.104166666667" calcext:value-type="float">
            <text:p>985.104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CTT-3-1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SUM([.C376:.D376])" office:value-type="float" office:value="81" calcext:value-type="float">
            <text:p>81</text:p>
          </table:table-cell>
          <table:table-cell table:formula="of:=[.C376]*0.4375" office:value-type="float" office:value="12.25" calcext:value-type="float">
            <text:p>12.25</text:p>
          </table:table-cell>
          <table:table-cell table:formula="of:=[.D376]*0.5625" office:value-type="float" office:value="29.8125" calcext:value-type="float">
            <text:p>29.8125</text:p>
          </table:table-cell>
          <table:table-cell table:formula="of:=([.C376]-[.F376])^2/[.F376]" office:value-type="float" office:value="20.25" calcext:value-type="float">
            <text:p>20.25</text:p>
          </table:table-cell>
          <table:table-cell table:formula="of:=([.D376]-[.G376])^2/[.G376]" office:value-type="float" office:value="18.0347222222222" calcext:value-type="float">
            <text:p>18.03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4-1</text:p>
          </table:table-cell>
          <table:table-cell office:value-type="float" office:value="73" calcext:value-type="float">
            <text:p>73</text:p>
          </table:table-cell>
          <table:table-cell office:value-type="float" office:value="614" calcext:value-type="float">
            <text:p>614</text:p>
          </table:table-cell>
          <table:table-cell office:value-type="float" office:value="903" calcext:value-type="float">
            <text:p>903</text:p>
          </table:table-cell>
          <table:table-cell table:formula="of:=SUM([.C377:.D377])" office:value-type="float" office:value="1517" calcext:value-type="float">
            <text:p>1517</text:p>
          </table:table-cell>
          <table:table-cell table:formula="of:=[.C377]*0.4375" office:value-type="float" office:value="268.625" calcext:value-type="float">
            <text:p>268.625</text:p>
          </table:table-cell>
          <table:table-cell table:formula="of:=[.D377]*0.5625" office:value-type="float" office:value="507.9375" calcext:value-type="float">
            <text:p>507.9375</text:p>
          </table:table-cell>
          <table:table-cell table:formula="of:=([.C377]-[.F377])^2/[.F377]" office:value-type="float" office:value="444.053571428572" calcext:value-type="float">
            <text:p>444.0535714286</text:p>
          </table:table-cell>
          <table:table-cell table:formula="of:=([.D377]-[.G377])^2/[.G377]" office:value-type="float" office:value="307.270833333333" calcext:value-type="float">
            <text:p>307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5-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[.C378:.D378])" office:value-type="float" office:value="25" calcext:value-type="float">
            <text:p>25</text:p>
          </table:table-cell>
          <table:table-cell table:formula="of:=[.C378]*0.4375" office:value-type="float" office:value="4.8125" calcext:value-type="float">
            <text:p>4.8125</text:p>
          </table:table-cell>
          <table:table-cell table:formula="of:=[.D378]*0.5625" office:value-type="float" office:value="7.875" calcext:value-type="float">
            <text:p>7.875</text:p>
          </table:table-cell>
          <table:table-cell table:formula="of:=([.C378]-[.F378])^2/[.F378]" office:value-type="float" office:value="7.95535714285714" calcext:value-type="float">
            <text:p>7.9553571429</text:p>
          </table:table-cell>
          <table:table-cell table:formula="of:=([.D378]-[.G378])^2/[.G378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9:.D379])" office:value-type="float" office:value="1" calcext:value-type="float">
            <text:p>1</text:p>
          </table:table-cell>
          <table:table-cell table:formula="of:=[.C379]*0.4375" office:value-type="float" office:value="0" calcext:value-type="float">
            <text:p>0</text:p>
          </table:table-cell>
          <table:table-cell table:formula="of:=[.D379]*0.5625" office:value-type="float" office:value="0.5625" calcext:value-type="float">
            <text:p>0.5625</text:p>
          </table:table-cell>
          <table:table-cell table:formula="of:=([.C379]-[.F379])^2/[.F379]" office:value-type="string" office:string-value="" calcext:value-type="error">
            <text:p>#DIV/0!</text:p>
          </table:table-cell>
          <table:table-cell table:formula="of:=([.D379]-[.G379])^2/[.G379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80:.D380])" office:value-type="float" office:value="2" calcext:value-type="float">
            <text:p>2</text:p>
          </table:table-cell>
          <table:table-cell table:formula="of:=[.C380]*0.4375" office:value-type="float" office:value="0" calcext:value-type="float">
            <text:p>0</text:p>
          </table:table-cell>
          <table:table-cell table:formula="of:=[.D380]*0.5625" office:value-type="float" office:value="1.125" calcext:value-type="float">
            <text:p>1.125</text:p>
          </table:table-cell>
          <table:table-cell table:formula="of:=([.C380]-[.F380])^2/[.F380]" office:value-type="string" office:string-value="" calcext:value-type="error">
            <text:p>#DIV/0!</text:p>
          </table:table-cell>
          <table:table-cell table:formula="of:=([.D380]-[.G380])^2/[.G380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8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81:.D381])" office:value-type="float" office:value="3" calcext:value-type="float">
            <text:p>3</text:p>
          </table:table-cell>
          <table:table-cell table:formula="of:=[.C381]*0.4375" office:value-type="float" office:value="0.4375" calcext:value-type="float">
            <text:p>0.4375</text:p>
          </table:table-cell>
          <table:table-cell table:formula="of:=[.D381]*0.5625" office:value-type="float" office:value="1.125" calcext:value-type="float">
            <text:p>1.125</text:p>
          </table:table-cell>
          <table:table-cell table:formula="of:=([.C381]-[.F381])^2/[.F381]" office:value-type="float" office:value="0.723214285714286" calcext:value-type="float">
            <text:p>0.7232142857</text:p>
          </table:table-cell>
          <table:table-cell table:formula="of:=([.D381]-[.G381])^2/[.G381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CTT-9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2:.D382])" office:value-type="float" office:value="0" calcext:value-type="float">
            <text:p>0</text:p>
          </table:table-cell>
          <table:table-cell table:formula="of:=[.C382]*0.4375" office:value-type="float" office:value="0" calcext:value-type="float">
            <text:p>0</text:p>
          </table:table-cell>
          <table:table-cell table:formula="of:=[.D382]*0.5625" office:value-type="float" office:value="0" calcext:value-type="float">
            <text:p>0</text:p>
          </table:table-cell>
          <table:table-cell table:formula="of:=([.C382]-[.F382])^2/[.F382]" office:value-type="string" office:string-value="" calcext:value-type="error">
            <text:p>#DIV/0!</text:p>
          </table:table-cell>
          <table:table-cell table:formula="of:=([.D382]-[.G382])^2/[.G3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-1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table:formula="of:=SUM([.C383:.D383])" office:value-type="float" office:value="282" calcext:value-type="float">
            <text:p>282</text:p>
          </table:table-cell>
          <table:table-cell table:formula="of:=[.C383]*0.4375" office:value-type="float" office:value="51.625" calcext:value-type="float">
            <text:p>51.625</text:p>
          </table:table-cell>
          <table:table-cell table:formula="of:=[.D383]*0.5625" office:value-type="float" office:value="92.25" calcext:value-type="float">
            <text:p>92.25</text:p>
          </table:table-cell>
          <table:table-cell table:formula="of:=([.C383]-[.F383])^2/[.F383]" office:value-type="float" office:value="85.3392857142857" calcext:value-type="float">
            <text:p>85.3392857143</text:p>
          </table:table-cell>
          <table:table-cell table:formula="of:=([.D383]-[.G383])^2/[.G383]" office:value-type="float" office:value="55.8055555555556" calcext:value-type="float">
            <text:p>55.8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4:.D384])" office:value-type="float" office:value="0" calcext:value-type="float">
            <text:p>0</text:p>
          </table:table-cell>
          <table:table-cell table:formula="of:=[.C384]*0.4375" office:value-type="float" office:value="0" calcext:value-type="float">
            <text:p>0</text:p>
          </table:table-cell>
          <table:table-cell table:formula="of:=[.D384]*0.5625" office:value-type="float" office:value="0" calcext:value-type="float">
            <text:p>0</text:p>
          </table:table-cell>
          <table:table-cell table:formula="of:=([.C384]-[.F384])^2/[.F384]" office:value-type="string" office:string-value="" calcext:value-type="error">
            <text:p>#DIV/0!</text:p>
          </table:table-cell>
          <table:table-cell table:formula="of:=([.D384]-[.G384])^2/[.G38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1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C385:.D385])" office:value-type="float" office:value="10" calcext:value-type="float">
            <text:p>10</text:p>
          </table:table-cell>
          <table:table-cell table:formula="of:=[.C385]*0.4375" office:value-type="float" office:value="1.3125" calcext:value-type="float">
            <text:p>1.3125</text:p>
          </table:table-cell>
          <table:table-cell table:formula="of:=[.D385]*0.5625" office:value-type="float" office:value="3.9375" calcext:value-type="float">
            <text:p>3.9375</text:p>
          </table:table-cell>
          <table:table-cell table:formula="of:=([.C385]-[.F385])^2/[.F385]" office:value-type="float" office:value="2.16964285714286" calcext:value-type="float">
            <text:p>2.1696428571</text:p>
          </table:table-cell>
          <table:table-cell table:formula="of:=([.D385]-[.G385])^2/[.G385]" office:value-type="float" office:value="2.38194444444444" calcext:value-type="float">
            <text:p>2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6:.D386])" office:value-type="float" office:value="0" calcext:value-type="float">
            <text:p>0</text:p>
          </table:table-cell>
          <table:table-cell table:formula="of:=[.C386]*0.4375" office:value-type="float" office:value="0" calcext:value-type="float">
            <text:p>0</text:p>
          </table:table-cell>
          <table:table-cell table:formula="of:=[.D386]*0.5625" office:value-type="float" office:value="0" calcext:value-type="float">
            <text:p>0</text:p>
          </table:table-cell>
          <table:table-cell table:formula="of:=([.C386]-[.F386])^2/[.F386]" office:value-type="string" office:string-value="" calcext:value-type="error">
            <text:p>#DIV/0!</text:p>
          </table:table-cell>
          <table:table-cell table:formula="of:=([.D386]-[.G386])^2/[.G38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3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7:.D387])" office:value-type="float" office:value="0" calcext:value-type="float">
            <text:p>0</text:p>
          </table:table-cell>
          <table:table-cell table:formula="of:=[.C387]*0.4375" office:value-type="float" office:value="0" calcext:value-type="float">
            <text:p>0</text:p>
          </table:table-cell>
          <table:table-cell table:formula="of:=[.D387]*0.5625" office:value-type="float" office:value="0" calcext:value-type="float">
            <text:p>0</text:p>
          </table:table-cell>
          <table:table-cell table:formula="of:=([.C387]-[.F387])^2/[.F387]" office:value-type="string" office:string-value="" calcext:value-type="error">
            <text:p>#DIV/0!</text:p>
          </table:table-cell>
          <table:table-cell table:formula="of:=([.D387]-[.G387])^2/[.G38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TTT-1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table:formula="of:=SUM([.C388:.D388])" office:value-type="float" office:value="2939" calcext:value-type="float">
            <text:p>2939</text:p>
          </table:table-cell>
          <table:table-cell table:style-name="ce1" table:formula="of:=[.C388]*0.4375" office:value-type="float" office:value="515.375" calcext:value-type="float">
            <text:p>515.375</text:p>
          </table:table-cell>
          <table:table-cell table:style-name="ce1" table:formula="of:=[.D388]*0.5625" office:value-type="float" office:value="990.5625" calcext:value-type="float">
            <text:p>990.5625</text:p>
          </table:table-cell>
          <table:table-cell table:style-name="ce1" table:formula="of:=([.C388]-[.F388])^2/[.F388]" office:value-type="float" office:value="851.946428571429" calcext:value-type="float">
            <text:p>851.9464285714</text:p>
          </table:table-cell>
          <table:table-cell table:style-name="ce1" table:formula="of:=([.D388]-[.G388])^2/[.G388]" office:value-type="float" office:value="599.229166666667" calcext:value-type="float">
            <text:p>599.229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TTT-1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89:.D389])" office:value-type="float" office:value="0" calcext:value-type="float">
            <text:p>0</text:p>
          </table:table-cell>
          <table:table-cell table:formula="of:=[.C389]*0.4375" office:value-type="float" office:value="0" calcext:value-type="float">
            <text:p>0</text:p>
          </table:table-cell>
          <table:table-cell table:formula="of:=[.D389]*0.5625" office:value-type="float" office:value="0" calcext:value-type="float">
            <text:p>0</text:p>
          </table:table-cell>
          <table:table-cell table:formula="of:=([.C389]-[.F389])^2/[.F389]" office:value-type="string" office:string-value="" calcext:value-type="error">
            <text:p>#DIV/0!</text:p>
          </table:table-cell>
          <table:table-cell table:formula="of:=([.D389]-[.G389])^2/[.G38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6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0:.D390])" office:value-type="float" office:value="0" calcext:value-type="float">
            <text:p>0</text:p>
          </table:table-cell>
          <table:table-cell table:formula="of:=[.C390]*0.4375" office:value-type="float" office:value="0" calcext:value-type="float">
            <text:p>0</text:p>
          </table:table-cell>
          <table:table-cell table:formula="of:=[.D390]*0.5625" office:value-type="float" office:value="0" calcext:value-type="float">
            <text:p>0</text:p>
          </table:table-cell>
          <table:table-cell table:formula="of:=([.C390]-[.F390])^2/[.F390]" office:value-type="string" office:string-value="" calcext:value-type="error">
            <text:p>#DIV/0!</text:p>
          </table:table-cell>
          <table:table-cell table:formula="of:=([.D390]-[.G390])^2/[.G39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17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1:.D391])" office:value-type="float" office:value="0" calcext:value-type="float">
            <text:p>0</text:p>
          </table:table-cell>
          <table:table-cell table:formula="of:=[.C391]*0.4375" office:value-type="float" office:value="0" calcext:value-type="float">
            <text:p>0</text:p>
          </table:table-cell>
          <table:table-cell table:formula="of:=[.D391]*0.5625" office:value-type="float" office:value="0" calcext:value-type="float">
            <text:p>0</text:p>
          </table:table-cell>
          <table:table-cell table:formula="of:=([.C391]-[.F391])^2/[.F391]" office:value-type="string" office:string-value="" calcext:value-type="error">
            <text:p>#DIV/0!</text:p>
          </table:table-cell>
          <table:table-cell table:formula="of:=([.D391]-[.G391])^2/[.G39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2-1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office:value-type="float" office:value="215" calcext:value-type="float">
            <text:p>215</text:p>
          </table:table-cell>
          <table:table-cell table:formula="of:=SUM([.C392:.D392])" office:value-type="float" office:value="372" calcext:value-type="float">
            <text:p>372</text:p>
          </table:table-cell>
          <table:table-cell table:formula="of:=[.C392]*0.4375" office:value-type="float" office:value="68.6875" calcext:value-type="float">
            <text:p>68.6875</text:p>
          </table:table-cell>
          <table:table-cell table:formula="of:=[.D392]*0.5625" office:value-type="float" office:value="120.9375" calcext:value-type="float">
            <text:p>120.9375</text:p>
          </table:table-cell>
          <table:table-cell table:formula="of:=([.C392]-[.F392])^2/[.F392]" office:value-type="float" office:value="113.544642857143" calcext:value-type="float">
            <text:p>113.5446428571</text:p>
          </table:table-cell>
          <table:table-cell table:formula="of:=([.D392]-[.G392])^2/[.G392]" office:value-type="float" office:value="73.1597222222222" calcext:value-type="float">
            <text:p>73.15972222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Lys-TTT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1805" calcext:value-type="float">
            <text:p>1805</text:p>
          </table:table-cell>
          <table:table-cell table:style-name="ce1" table:formula="of:=SUM([.C393:.D393])" office:value-type="float" office:value="3269" calcext:value-type="float">
            <text:p>3269</text:p>
          </table:table-cell>
          <table:table-cell table:style-name="ce1" table:formula="of:=[.C393]*0.4375" office:value-type="float" office:value="640.5" calcext:value-type="float">
            <text:p>640.5</text:p>
          </table:table-cell>
          <table:table-cell table:style-name="ce1" table:formula="of:=[.D393]*0.5625" office:value-type="float" office:value="1015.3125" calcext:value-type="float">
            <text:p>1015.3125</text:p>
          </table:table-cell>
          <table:table-cell table:style-name="ce1" table:formula="of:=([.C393]-[.F393])^2/[.F393]" office:value-type="float" office:value="1058.78571428571" calcext:value-type="float">
            <text:p>1058.7857142857</text:p>
          </table:table-cell>
          <table:table-cell table:style-name="ce1" table:formula="of:=([.D393]-[.G393])^2/[.G393]" office:value-type="float" office:value="614.201388888889" calcext:value-type="float">
            <text:p>614.2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1785" calcext:value-type="float">
            <text:p>1785</text:p>
          </table:table-cell>
          <table:table-cell table:style-name="ce1" table:formula="of:=SUM([.C394:.D394])" office:value-type="float" office:value="3214" calcext:value-type="float">
            <text:p>3214</text:p>
          </table:table-cell>
          <table:table-cell table:style-name="ce1" table:formula="of:=[.C394]*0.4375" office:value-type="float" office:value="625.1875" calcext:value-type="float">
            <text:p>625.1875</text:p>
          </table:table-cell>
          <table:table-cell table:style-name="ce1" table:formula="of:=[.D394]*0.5625" office:value-type="float" office:value="1004.0625" calcext:value-type="float">
            <text:p>1004.0625</text:p>
          </table:table-cell>
          <table:table-cell table:style-name="ce1" table:formula="of:=([.C394]-[.F394])^2/[.F394]" office:value-type="float" office:value="1033.47321428571" calcext:value-type="float">
            <text:p>1033.4732142857</text:p>
          </table:table-cell>
          <table:table-cell table:style-name="ce1" table:formula="of:=([.D394]-[.G394])^2/[.G394]" office:value-type="float" office:value="607.395833333333" calcext:value-type="float">
            <text:p>607.395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23" calcext:value-type="float">
            <text:p>1523</text:p>
          </table:table-cell>
          <table:table-cell table:style-name="ce1" office:value-type="float" office:value="1895" calcext:value-type="float">
            <text:p>1895</text:p>
          </table:table-cell>
          <table:table-cell table:style-name="ce1" table:formula="of:=SUM([.C395:.D395])" office:value-type="float" office:value="3418" calcext:value-type="float">
            <text:p>3418</text:p>
          </table:table-cell>
          <table:table-cell table:style-name="ce1" table:formula="of:=[.C395]*0.4375" office:value-type="float" office:value="666.3125" calcext:value-type="float">
            <text:p>666.3125</text:p>
          </table:table-cell>
          <table:table-cell table:style-name="ce1" table:formula="of:=[.D395]*0.5625" office:value-type="float" office:value="1065.9375" calcext:value-type="float">
            <text:p>1065.9375</text:p>
          </table:table-cell>
          <table:table-cell table:style-name="ce1" table:formula="of:=([.C395]-[.F395])^2/[.F395]" office:value-type="float" office:value="1101.45535714286" calcext:value-type="float">
            <text:p>1101.4553571429</text:p>
          </table:table-cell>
          <table:table-cell table:style-name="ce1" table:formula="of:=([.D395]-[.G395])^2/[.G395]" office:value-type="float" office:value="644.826388888889" calcext:value-type="float">
            <text:p>644.82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86" calcext:value-type="float">
            <text:p>1486</text:p>
          </table:table-cell>
          <table:table-cell table:style-name="ce1" office:value-type="float" office:value="1908" calcext:value-type="float">
            <text:p>1908</text:p>
          </table:table-cell>
          <table:table-cell table:style-name="ce1" table:formula="of:=SUM([.C396:.D396])" office:value-type="float" office:value="3394" calcext:value-type="float">
            <text:p>3394</text:p>
          </table:table-cell>
          <table:table-cell table:style-name="ce1" table:formula="of:=[.C396]*0.4375" office:value-type="float" office:value="650.125" calcext:value-type="float">
            <text:p>650.125</text:p>
          </table:table-cell>
          <table:table-cell table:style-name="ce1" table:formula="of:=[.D396]*0.5625" office:value-type="float" office:value="1073.25" calcext:value-type="float">
            <text:p>1073.25</text:p>
          </table:table-cell>
          <table:table-cell table:style-name="ce1" table:formula="of:=([.C396]-[.F396])^2/[.F396]" office:value-type="float" office:value="1074.69642857143" calcext:value-type="float">
            <text:p>1074.6964285714</text:p>
          </table:table-cell>
          <table:table-cell table:style-name="ce1" table:formula="of:=([.D396]-[.G396])^2/[.G396]" office:value-type="float" office:value="649.25" calcext:value-type="float">
            <text:p>649.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Lys-TTT-3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18" calcext:value-type="float">
            <text:p>1518</text:p>
          </table:table-cell>
          <table:table-cell table:style-name="ce1" office:value-type="float" office:value="1912" calcext:value-type="float">
            <text:p>1912</text:p>
          </table:table-cell>
          <table:table-cell table:style-name="ce1" table:formula="of:=SUM([.C397:.D397])" office:value-type="float" office:value="3430" calcext:value-type="float">
            <text:p>3430</text:p>
          </table:table-cell>
          <table:table-cell table:style-name="ce1" table:formula="of:=[.C397]*0.4375" office:value-type="float" office:value="664.125" calcext:value-type="float">
            <text:p>664.125</text:p>
          </table:table-cell>
          <table:table-cell table:style-name="ce1" table:formula="of:=[.D397]*0.5625" office:value-type="float" office:value="1075.5" calcext:value-type="float">
            <text:p>1075.5</text:p>
          </table:table-cell>
          <table:table-cell table:style-name="ce1" table:formula="of:=([.C397]-[.F397])^2/[.F397]" office:value-type="float" office:value="1097.83928571429" calcext:value-type="float">
            <text:p>1097.8392857143</text:p>
          </table:table-cell>
          <table:table-cell table:style-name="ce1" table:formula="of:=([.D397]-[.G397])^2/[.G397]" office:value-type="float" office:value="650.611111111111" calcext:value-type="float">
            <text:p>650.6111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Lys-TTT-4-1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table:formula="of:=SUM([.C398:.D398])" office:value-type="float" office:value="344" calcext:value-type="float">
            <text:p>344</text:p>
          </table:table-cell>
          <table:table-cell table:formula="of:=[.C398]*0.4375" office:value-type="float" office:value="72.625" calcext:value-type="float">
            <text:p>72.625</text:p>
          </table:table-cell>
          <table:table-cell table:formula="of:=[.D398]*0.5625" office:value-type="float" office:value="100.125" calcext:value-type="float">
            <text:p>100.125</text:p>
          </table:table-cell>
          <table:table-cell table:formula="of:=([.C398]-[.F398])^2/[.F398]" office:value-type="float" office:value="120.053571428571" calcext:value-type="float">
            <text:p>120.0535714286</text:p>
          </table:table-cell>
          <table:table-cell table:formula="of:=([.D398]-[.G398])^2/[.G398]" office:value-type="float" office:value="60.5694444444444" calcext:value-type="float">
            <text:p>60.569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5-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SUM([.C399:.D399])" office:value-type="float" office:value="268" calcext:value-type="float">
            <text:p>268</text:p>
          </table:table-cell>
          <table:table-cell table:formula="of:=[.C399]*0.4375" office:value-type="float" office:value="57.3125" calcext:value-type="float">
            <text:p>57.3125</text:p>
          </table:table-cell>
          <table:table-cell table:formula="of:=[.D399]*0.5625" office:value-type="float" office:value="77.0625" calcext:value-type="float">
            <text:p>77.0625</text:p>
          </table:table-cell>
          <table:table-cell table:formula="of:=([.C399]-[.F399])^2/[.F399]" office:value-type="float" office:value="94.7410714285714" calcext:value-type="float">
            <text:p>94.7410714286</text:p>
          </table:table-cell>
          <table:table-cell table:formula="of:=([.D399]-[.G399])^2/[.G399]" office:value-type="float" office:value="46.6180555555556" calcext:value-type="float">
            <text:p>46.61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6-1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SUM([.C400:.D400])" office:value-type="float" office:value="89" calcext:value-type="float">
            <text:p>89</text:p>
          </table:table-cell>
          <table:table-cell table:formula="of:=[.C400]*0.4375" office:value-type="float" office:value="14" calcext:value-type="float">
            <text:p>14</text:p>
          </table:table-cell>
          <table:table-cell table:formula="of:=[.D400]*0.5625" office:value-type="float" office:value="32.0625" calcext:value-type="float">
            <text:p>32.0625</text:p>
          </table:table-cell>
          <table:table-cell table:formula="of:=([.C400]-[.F400])^2/[.F400]" office:value-type="float" office:value="23.1428571428571" calcext:value-type="float">
            <text:p>23.1428571429</text:p>
          </table:table-cell>
          <table:table-cell table:formula="of:=([.D400]-[.G400])^2/[.G400]" office:value-type="float" office:value="19.3958333333333" calcext:value-type="float">
            <text:p>19.395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01:.D401])" office:value-type="float" office:value="3" calcext:value-type="float">
            <text:p>3</text:p>
          </table:table-cell>
          <table:table-cell table:formula="of:=[.C401]*0.4375" office:value-type="float" office:value="0" calcext:value-type="float">
            <text:p>0</text:p>
          </table:table-cell>
          <table:table-cell table:formula="of:=[.D401]*0.5625" office:value-type="float" office:value="1.6875" calcext:value-type="float">
            <text:p>1.6875</text:p>
          </table:table-cell>
          <table:table-cell table:formula="of:=([.C401]-[.F401])^2/[.F401]" office:value-type="string" office:string-value="" calcext:value-type="error">
            <text:p>#DIV/0!</text:p>
          </table:table-cell>
          <table:table-cell table:formula="of:=([.D401]-[.G401])^2/[.G401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8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02:.D402])" office:value-type="float" office:value="2" calcext:value-type="float">
            <text:p>2</text:p>
          </table:table-cell>
          <table:table-cell table:formula="of:=[.C402]*0.4375" office:value-type="float" office:value="0.4375" calcext:value-type="float">
            <text:p>0.4375</text:p>
          </table:table-cell>
          <table:table-cell table:formula="of:=[.D402]*0.5625" office:value-type="float" office:value="0.5625" calcext:value-type="float">
            <text:p>0.5625</text:p>
          </table:table-cell>
          <table:table-cell table:formula="of:=([.C402]-[.F402])^2/[.F402]" office:value-type="float" office:value="0.723214285714286" calcext:value-type="float">
            <text:p>0.7232142857</text:p>
          </table:table-cell>
          <table:table-cell table:formula="of:=([.D402]-[.G402])^2/[.G402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Lys-TTT-9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03:.D403])" office:value-type="float" office:value="3" calcext:value-type="float">
            <text:p>3</text:p>
          </table:table-cell>
          <table:table-cell table:formula="of:=[.C403]*0.4375" office:value-type="float" office:value="0" calcext:value-type="float">
            <text:p>0</text:p>
          </table:table-cell>
          <table:table-cell table:formula="of:=[.D403]*0.5625" office:value-type="float" office:value="1.6875" calcext:value-type="float">
            <text:p>1.6875</text:p>
          </table:table-cell>
          <table:table-cell table:formula="of:=([.C403]-[.F403])^2/[.F403]" office:value-type="string" office:string-value="" calcext:value-type="error">
            <text:p>#DIV/0!</text:p>
          </table:table-cell>
          <table:table-cell table:formula="of:=([.D403]-[.G403])^2/[.G403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1-1</text:p>
          </table:table-cell>
          <table:table-cell office:value-type="float" office:value="73" calcext:value-type="float">
            <text:p>73</text:p>
          </table:table-cell>
          <table:table-cell office:value-type="float" office:value="1134" calcext:value-type="float">
            <text:p>1134</text:p>
          </table:table-cell>
          <table:table-cell office:value-type="float" office:value="1428" calcext:value-type="float">
            <text:p>1428</text:p>
          </table:table-cell>
          <table:table-cell table:formula="of:=SUM([.C404:.D404])" office:value-type="float" office:value="2562" calcext:value-type="float">
            <text:p>2562</text:p>
          </table:table-cell>
          <table:table-cell table:formula="of:=[.C404]*0.4375" office:value-type="float" office:value="496.125" calcext:value-type="float">
            <text:p>496.125</text:p>
          </table:table-cell>
          <table:table-cell table:formula="of:=[.D404]*0.5625" office:value-type="float" office:value="803.25" calcext:value-type="float">
            <text:p>803.25</text:p>
          </table:table-cell>
          <table:table-cell table:formula="of:=([.C404]-[.F404])^2/[.F404]" office:value-type="float" office:value="820.125" calcext:value-type="float">
            <text:p>820.125</text:p>
          </table:table-cell>
          <table:table-cell table:formula="of:=([.D404]-[.G404])^2/[.G404]" office:value-type="float" office:value="485.916666666667" calcext:value-type="float">
            <text:p>485.91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2-1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603" calcext:value-type="float">
            <text:p>603</text:p>
          </table:table-cell>
          <table:table-cell table:formula="of:=SUM([.C405:.D405])" office:value-type="float" office:value="1043" calcext:value-type="float">
            <text:p>1043</text:p>
          </table:table-cell>
          <table:table-cell table:formula="of:=[.C405]*0.4375" office:value-type="float" office:value="192.5" calcext:value-type="float">
            <text:p>192.5</text:p>
          </table:table-cell>
          <table:table-cell table:formula="of:=[.D405]*0.5625" office:value-type="float" office:value="339.1875" calcext:value-type="float">
            <text:p>339.1875</text:p>
          </table:table-cell>
          <table:table-cell table:formula="of:=([.C405]-[.F405])^2/[.F405]" office:value-type="float" office:value="318.214285714286" calcext:value-type="float">
            <text:p>318.2142857143</text:p>
          </table:table-cell>
          <table:table-cell table:formula="of:=([.D405]-[.G405])^2/[.G405]" office:value-type="float" office:value="205.1875" calcext:value-type="float">
            <text:p>205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3-1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257" calcext:value-type="float">
            <text:p>257</text:p>
          </table:table-cell>
          <table:table-cell table:formula="of:=SUM([.C406:.D406])" office:value-type="float" office:value="454" calcext:value-type="float">
            <text:p>454</text:p>
          </table:table-cell>
          <table:table-cell table:formula="of:=[.C406]*0.4375" office:value-type="float" office:value="86.1875" calcext:value-type="float">
            <text:p>86.1875</text:p>
          </table:table-cell>
          <table:table-cell table:formula="of:=[.D406]*0.5625" office:value-type="float" office:value="144.5625" calcext:value-type="float">
            <text:p>144.5625</text:p>
          </table:table-cell>
          <table:table-cell table:formula="of:=([.C406]-[.F406])^2/[.F406]" office:value-type="float" office:value="142.473214285714" calcext:value-type="float">
            <text:p>142.4732142857</text:p>
          </table:table-cell>
          <table:table-cell table:formula="of:=([.D406]-[.G406])^2/[.G406]" office:value-type="float" office:value="87.4513888888889" calcext:value-type="float">
            <text:p>87.45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3-2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235" calcext:value-type="float">
            <text:p>235</text:p>
          </table:table-cell>
          <table:table-cell table:formula="of:=SUM([.C407:.D407])" office:value-type="float" office:value="427" calcext:value-type="float">
            <text:p>427</text:p>
          </table:table-cell>
          <table:table-cell table:formula="of:=[.C407]*0.4375" office:value-type="float" office:value="84" calcext:value-type="float">
            <text:p>84</text:p>
          </table:table-cell>
          <table:table-cell table:formula="of:=[.D407]*0.5625" office:value-type="float" office:value="132.1875" calcext:value-type="float">
            <text:p>132.1875</text:p>
          </table:table-cell>
          <table:table-cell table:formula="of:=([.C407]-[.F407])^2/[.F407]" office:value-type="float" office:value="138.857142857143" calcext:value-type="float">
            <text:p>138.8571428571</text:p>
          </table:table-cell>
          <table:table-cell table:formula="of:=([.D407]-[.G407])^2/[.G407]" office:value-type="float" office:value="79.9652777777778" calcext:value-type="float">
            <text:p>79.9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4-1</text:p>
          </table:table-cell>
          <table:table-cell office:value-type="float" office:value="73" calcext:value-type="float">
            <text:p>73</text:p>
          </table:table-cell>
          <table:table-cell office:value-type="float" office:value="321" calcext:value-type="float">
            <text:p>321</text:p>
          </table:table-cell>
          <table:table-cell office:value-type="float" office:value="421" calcext:value-type="float">
            <text:p>421</text:p>
          </table:table-cell>
          <table:table-cell table:formula="of:=SUM([.C408:.D408])" office:value-type="float" office:value="742" calcext:value-type="float">
            <text:p>742</text:p>
          </table:table-cell>
          <table:table-cell table:formula="of:=[.C408]*0.4375" office:value-type="float" office:value="140.4375" calcext:value-type="float">
            <text:p>140.4375</text:p>
          </table:table-cell>
          <table:table-cell table:formula="of:=[.D408]*0.5625" office:value-type="float" office:value="236.8125" calcext:value-type="float">
            <text:p>236.8125</text:p>
          </table:table-cell>
          <table:table-cell table:formula="of:=([.C408]-[.F408])^2/[.F408]" office:value-type="float" office:value="232.151785714286" calcext:value-type="float">
            <text:p>232.1517857143</text:p>
          </table:table-cell>
          <table:table-cell table:formula="of:=([.D408]-[.G408])^2/[.G408]" office:value-type="float" office:value="143.256944444444" calcext:value-type="float">
            <text:p>143.25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4-2</text:p>
          </table:table-cell>
          <table:table-cell office:value-type="float" office:value="73" calcext:value-type="float">
            <text:p>73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formula="of:=SUM([.C409:.D409])" office:value-type="float" office:value="685" calcext:value-type="float">
            <text:p>685</text:p>
          </table:table-cell>
          <table:table-cell table:formula="of:=[.C409]*0.4375" office:value-type="float" office:value="142.1875" calcext:value-type="float">
            <text:p>142.1875</text:p>
          </table:table-cell>
          <table:table-cell table:formula="of:=[.D409]*0.5625" office:value-type="float" office:value="202.5" calcext:value-type="float">
            <text:p>202.5</text:p>
          </table:table-cell>
          <table:table-cell table:formula="of:=([.C409]-[.F409])^2/[.F409]" office:value-type="float" office:value="235.044642857143" calcext:value-type="float">
            <text:p>235.0446428571</text:p>
          </table:table-cell>
          <table:table-cell table:formula="of:=([.D409]-[.G409])^2/[.G409]" office:value-type="float" office:value="122.5" calcext:value-type="float">
            <text:p>12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4-3</text:p>
          </table:table-cell>
          <table:table-cell office:value-type="float" office:value="73" calcext:value-type="float">
            <text:p>73</text:p>
          </table:table-cell>
          <table:table-cell office:value-type="float" office:value="276" calcext:value-type="float">
            <text:p>276</text:p>
          </table:table-cell>
          <table:table-cell office:value-type="float" office:value="346" calcext:value-type="float">
            <text:p>346</text:p>
          </table:table-cell>
          <table:table-cell table:formula="of:=SUM([.C410:.D410])" office:value-type="float" office:value="622" calcext:value-type="float">
            <text:p>622</text:p>
          </table:table-cell>
          <table:table-cell table:formula="of:=[.C410]*0.4375" office:value-type="float" office:value="120.75" calcext:value-type="float">
            <text:p>120.75</text:p>
          </table:table-cell>
          <table:table-cell table:formula="of:=[.D410]*0.5625" office:value-type="float" office:value="194.625" calcext:value-type="float">
            <text:p>194.625</text:p>
          </table:table-cell>
          <table:table-cell table:formula="of:=([.C410]-[.F410])^2/[.F410]" office:value-type="float" office:value="199.607142857143" calcext:value-type="float">
            <text:p>199.6071428571</text:p>
          </table:table-cell>
          <table:table-cell table:formula="of:=([.D410]-[.G410])^2/[.G410]" office:value-type="float" office:value="117.736111111111" calcext:value-type="float">
            <text:p>117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Met-CAT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411:.D411])" office:value-type="float" office:value="12" calcext:value-type="float">
            <text:p>12</text:p>
          </table:table-cell>
          <table:table-cell table:formula="of:=[.C411]*0.4375" office:value-type="float" office:value="2.625" calcext:value-type="float">
            <text:p>2.625</text:p>
          </table:table-cell>
          <table:table-cell table:formula="of:=[.D411]*0.5625" office:value-type="float" office:value="3.375" calcext:value-type="float">
            <text:p>3.375</text:p>
          </table:table-cell>
          <table:table-cell table:formula="of:=([.C411]-[.F411])^2/[.F411]" office:value-type="float" office:value="4.33928571428571" calcext:value-type="float">
            <text:p>4.3392857143</text:p>
          </table:table-cell>
          <table:table-cell table:formula="of:=([.D411]-[.G411])^2/[.G411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Met-CAT-6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178" calcext:value-type="float">
            <text:p>5178</text:p>
          </table:table-cell>
          <table:table-cell table:style-name="ce1" office:value-type="float" office:value="5595" calcext:value-type="float">
            <text:p>5595</text:p>
          </table:table-cell>
          <table:table-cell table:style-name="ce1" table:formula="of:=SUM([.C412:.D412])" office:value-type="float" office:value="10773" calcext:value-type="float">
            <text:p>10773</text:p>
          </table:table-cell>
          <table:table-cell table:style-name="ce1" table:formula="of:=[.C412]*0.4375" office:value-type="float" office:value="2265.375" calcext:value-type="float">
            <text:p>2265.375</text:p>
          </table:table-cell>
          <table:table-cell table:style-name="ce1" table:formula="of:=[.D412]*0.5625" office:value-type="float" office:value="3147.1875" calcext:value-type="float">
            <text:p>3147.1875</text:p>
          </table:table-cell>
          <table:table-cell table:style-name="ce1" table:formula="of:=([.C412]-[.F412])^2/[.F412]" office:value-type="float" office:value="3744.80357142857" calcext:value-type="float">
            <text:p>3744.8035714286</text:p>
          </table:table-cell>
          <table:table-cell table:style-name="ce1" table:formula="of:=([.D412]-[.G412])^2/[.G412]" office:value-type="float" office:value="1903.85416666667" calcext:value-type="float">
            <text:p>1903.8541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Met-CAT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13:.D413])" office:value-type="float" office:value="2" calcext:value-type="float">
            <text:p>2</text:p>
          </table:table-cell>
          <table:table-cell table:formula="of:=[.C413]*0.4375" office:value-type="float" office:value="0" calcext:value-type="float">
            <text:p>0</text:p>
          </table:table-cell>
          <table:table-cell table:formula="of:=[.D413]*0.5625" office:value-type="float" office:value="1.125" calcext:value-type="float">
            <text:p>1.125</text:p>
          </table:table-cell>
          <table:table-cell table:formula="of:=([.C413]-[.F413])^2/[.F413]" office:value-type="string" office:string-value="" calcext:value-type="error">
            <text:p>#DIV/0!</text:p>
          </table:table-cell>
          <table:table-cell table:formula="of:=([.D413]-[.G413])^2/[.G413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SUM([.C414:.D414])" office:value-type="float" office:value="83" calcext:value-type="float">
            <text:p>83</text:p>
          </table:table-cell>
          <table:table-cell table:formula="of:=[.C414]*0.4375" office:value-type="float" office:value="10.0625" calcext:value-type="float">
            <text:p>10.0625</text:p>
          </table:table-cell>
          <table:table-cell table:formula="of:=[.D414]*0.5625" office:value-type="float" office:value="33.75" calcext:value-type="float">
            <text:p>33.75</text:p>
          </table:table-cell>
          <table:table-cell table:formula="of:=([.C414]-[.F414])^2/[.F414]" office:value-type="float" office:value="16.6339285714286" calcext:value-type="float">
            <text:p>16.6339285714</text:p>
          </table:table-cell>
          <table:table-cell table:formula="of:=([.D414]-[.G414])^2/[.G414]" office:value-type="float" office:value="20.4166666666667" calcext:value-type="float">
            <text:p>20.41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2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SUM([.C415:.D415])" office:value-type="float" office:value="91" calcext:value-type="float">
            <text:p>91</text:p>
          </table:table-cell>
          <table:table-cell table:formula="of:=[.C415]*0.4375" office:value-type="float" office:value="14.4375" calcext:value-type="float">
            <text:p>14.4375</text:p>
          </table:table-cell>
          <table:table-cell table:formula="of:=[.D415]*0.5625" office:value-type="float" office:value="32.625" calcext:value-type="float">
            <text:p>32.625</text:p>
          </table:table-cell>
          <table:table-cell table:formula="of:=([.C415]-[.F415])^2/[.F415]" office:value-type="float" office:value="23.8660714285714" calcext:value-type="float">
            <text:p>23.8660714286</text:p>
          </table:table-cell>
          <table:table-cell table:formula="of:=([.D415]-[.G415])^2/[.G415]" office:value-type="float" office:value="19.7361111111111" calcext:value-type="float">
            <text:p>19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3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SUM([.C416:.D416])" office:value-type="float" office:value="90" calcext:value-type="float">
            <text:p>90</text:p>
          </table:table-cell>
          <table:table-cell table:formula="of:=[.C416]*0.4375" office:value-type="float" office:value="15.75" calcext:value-type="float">
            <text:p>15.75</text:p>
          </table:table-cell>
          <table:table-cell table:formula="of:=[.D416]*0.5625" office:value-type="float" office:value="30.375" calcext:value-type="float">
            <text:p>30.375</text:p>
          </table:table-cell>
          <table:table-cell table:formula="of:=([.C416]-[.F416])^2/[.F416]" office:value-type="float" office:value="26.0357142857143" calcext:value-type="float">
            <text:p>26.0357142857</text:p>
          </table:table-cell>
          <table:table-cell table:formula="of:=([.D416]-[.G416])^2/[.G416]" office:value-type="float" office:value="18.375" calcext:value-type="float">
            <text:p>18.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4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formula="of:=SUM([.C417:.D417])" office:value-type="float" office:value="96" calcext:value-type="float">
            <text:p>96</text:p>
          </table:table-cell>
          <table:table-cell table:formula="of:=[.C417]*0.4375" office:value-type="float" office:value="16.625" calcext:value-type="float">
            <text:p>16.625</text:p>
          </table:table-cell>
          <table:table-cell table:formula="of:=[.D417]*0.5625" office:value-type="float" office:value="32.625" calcext:value-type="float">
            <text:p>32.625</text:p>
          </table:table-cell>
          <table:table-cell table:formula="of:=([.C417]-[.F417])^2/[.F417]" office:value-type="float" office:value="27.4821428571429" calcext:value-type="float">
            <text:p>27.4821428571</text:p>
          </table:table-cell>
          <table:table-cell table:formula="of:=([.D417]-[.G417])^2/[.G417]" office:value-type="float" office:value="19.7361111111111" calcext:value-type="float">
            <text:p>19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5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SUM([.C418:.D418])" office:value-type="float" office:value="80" calcext:value-type="float">
            <text:p>80</text:p>
          </table:table-cell>
          <table:table-cell table:formula="of:=[.C418]*0.4375" office:value-type="float" office:value="15.3125" calcext:value-type="float">
            <text:p>15.3125</text:p>
          </table:table-cell>
          <table:table-cell table:formula="of:=[.D418]*0.5625" office:value-type="float" office:value="25.3125" calcext:value-type="float">
            <text:p>25.3125</text:p>
          </table:table-cell>
          <table:table-cell table:formula="of:=([.C418]-[.F418])^2/[.F418]" office:value-type="float" office:value="25.3125" calcext:value-type="float">
            <text:p>25.3125</text:p>
          </table:table-cell>
          <table:table-cell table:formula="of:=([.D418]-[.G418])^2/[.G418]" office:value-type="float" office:value="15.3125" calcext:value-type="float">
            <text:p>15.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-6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SUM([.C419:.D419])" office:value-type="float" office:value="68" calcext:value-type="float">
            <text:p>68</text:p>
          </table:table-cell>
          <table:table-cell table:formula="of:=[.C419]*0.4375" office:value-type="float" office:value="8.3125" calcext:value-type="float">
            <text:p>8.3125</text:p>
          </table:table-cell>
          <table:table-cell table:formula="of:=[.D419]*0.5625" office:value-type="float" office:value="27.5625" calcext:value-type="float">
            <text:p>27.5625</text:p>
          </table:table-cell>
          <table:table-cell table:formula="of:=([.C419]-[.F419])^2/[.F419]" office:value-type="float" office:value="13.7410714285714" calcext:value-type="float">
            <text:p>13.7410714286</text:p>
          </table:table-cell>
          <table:table-cell table:formula="of:=([.D419]-[.G419])^2/[.G419]" office:value-type="float" office:value="16.6736111111111" calcext:value-type="float">
            <text:p>16.6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0-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C420:.D420])" office:value-type="float" office:value="23" calcext:value-type="float">
            <text:p>23</text:p>
          </table:table-cell>
          <table:table-cell table:formula="of:=[.C420]*0.4375" office:value-type="float" office:value="7" calcext:value-type="float">
            <text:p>7</text:p>
          </table:table-cell>
          <table:table-cell table:formula="of:=[.D420]*0.5625" office:value-type="float" office:value="3.9375" calcext:value-type="float">
            <text:p>3.9375</text:p>
          </table:table-cell>
          <table:table-cell table:formula="of:=([.C420]-[.F420])^2/[.F420]" office:value-type="float" office:value="11.5714285714286" calcext:value-type="float">
            <text:p>11.5714285714</text:p>
          </table:table-cell>
          <table:table-cell table:formula="of:=([.D420]-[.G420])^2/[.G420]" office:value-type="float" office:value="2.38194444444444" calcext:value-type="float">
            <text:p>2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1:.D421])" office:value-type="float" office:value="0" calcext:value-type="float">
            <text:p>0</text:p>
          </table:table-cell>
          <table:table-cell table:formula="of:=[.C421]*0.4375" office:value-type="float" office:value="0" calcext:value-type="float">
            <text:p>0</text:p>
          </table:table-cell>
          <table:table-cell table:formula="of:=[.D421]*0.5625" office:value-type="float" office:value="0" calcext:value-type="float">
            <text:p>0</text:p>
          </table:table-cell>
          <table:table-cell table:formula="of:=([.C421]-[.F421])^2/[.F421]" office:value-type="string" office:string-value="" calcext:value-type="error">
            <text:p>#DIV/0!</text:p>
          </table:table-cell>
          <table:table-cell table:formula="of:=([.D421]-[.G421])^2/[.G4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2:.D422])" office:value-type="float" office:value="0" calcext:value-type="float">
            <text:p>0</text:p>
          </table:table-cell>
          <table:table-cell table:formula="of:=[.C422]*0.4375" office:value-type="float" office:value="0" calcext:value-type="float">
            <text:p>0</text:p>
          </table:table-cell>
          <table:table-cell table:formula="of:=[.D422]*0.5625" office:value-type="float" office:value="0" calcext:value-type="float">
            <text:p>0</text:p>
          </table:table-cell>
          <table:table-cell table:formula="of:=([.C422]-[.F422])^2/[.F422]" office:value-type="string" office:string-value="" calcext:value-type="error">
            <text:p>#DIV/0!</text:p>
          </table:table-cell>
          <table:table-cell table:formula="of:=([.D422]-[.G422])^2/[.G4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2-1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SUM([.C423:.D423])" office:value-type="float" office:value="59" calcext:value-type="float">
            <text:p>59</text:p>
          </table:table-cell>
          <table:table-cell table:formula="of:=[.C423]*0.4375" office:value-type="float" office:value="8.75" calcext:value-type="float">
            <text:p>8.75</text:p>
          </table:table-cell>
          <table:table-cell table:formula="of:=[.D423]*0.5625" office:value-type="float" office:value="21.9375" calcext:value-type="float">
            <text:p>21.9375</text:p>
          </table:table-cell>
          <table:table-cell table:formula="of:=([.C423]-[.F423])^2/[.F423]" office:value-type="float" office:value="14.4642857142857" calcext:value-type="float">
            <text:p>14.4642857143</text:p>
          </table:table-cell>
          <table:table-cell table:formula="of:=([.D423]-[.G423])^2/[.G423]" office:value-type="float" office:value="13.2708333333333" calcext:value-type="float">
            <text:p>13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3-1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SUM([.C424:.D424])" office:value-type="float" office:value="70" calcext:value-type="float">
            <text:p>70</text:p>
          </table:table-cell>
          <table:table-cell table:formula="of:=[.C424]*0.4375" office:value-type="float" office:value="13.5625" calcext:value-type="float">
            <text:p>13.5625</text:p>
          </table:table-cell>
          <table:table-cell table:formula="of:=[.D424]*0.5625" office:value-type="float" office:value="21.9375" calcext:value-type="float">
            <text:p>21.9375</text:p>
          </table:table-cell>
          <table:table-cell table:formula="of:=([.C424]-[.F424])^2/[.F424]" office:value-type="float" office:value="22.4196428571429" calcext:value-type="float">
            <text:p>22.4196428571</text:p>
          </table:table-cell>
          <table:table-cell table:formula="of:=([.D424]-[.G424])^2/[.G424]" office:value-type="float" office:value="13.2708333333333" calcext:value-type="float">
            <text:p>13.27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4-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25:.D425])" office:value-type="float" office:value="5" calcext:value-type="float">
            <text:p>5</text:p>
          </table:table-cell>
          <table:table-cell table:formula="of:=[.C425]*0.4375" office:value-type="float" office:value="1.75" calcext:value-type="float">
            <text:p>1.75</text:p>
          </table:table-cell>
          <table:table-cell table:formula="of:=[.D425]*0.5625" office:value-type="float" office:value="0.5625" calcext:value-type="float">
            <text:p>0.5625</text:p>
          </table:table-cell>
          <table:table-cell table:formula="of:=([.C425]-[.F425])^2/[.F425]" office:value-type="float" office:value="2.89285714285714" calcext:value-type="float">
            <text:p>2.8928571429</text:p>
          </table:table-cell>
          <table:table-cell table:formula="of:=([.D425]-[.G425])^2/[.G42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5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6:.D426])" office:value-type="float" office:value="0" calcext:value-type="float">
            <text:p>0</text:p>
          </table:table-cell>
          <table:table-cell table:formula="of:=[.C426]*0.4375" office:value-type="float" office:value="0" calcext:value-type="float">
            <text:p>0</text:p>
          </table:table-cell>
          <table:table-cell table:formula="of:=[.D426]*0.5625" office:value-type="float" office:value="0" calcext:value-type="float">
            <text:p>0</text:p>
          </table:table-cell>
          <table:table-cell table:formula="of:=([.C426]-[.F426])^2/[.F426]" office:value-type="string" office:string-value="" calcext:value-type="error">
            <text:p>#DIV/0!</text:p>
          </table:table-cell>
          <table:table-cell table:formula="of:=([.D426]-[.G426])^2/[.G42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6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7:.D427])" office:value-type="float" office:value="0" calcext:value-type="float">
            <text:p>0</text:p>
          </table:table-cell>
          <table:table-cell table:formula="of:=[.C427]*0.4375" office:value-type="float" office:value="0" calcext:value-type="float">
            <text:p>0</text:p>
          </table:table-cell>
          <table:table-cell table:formula="of:=[.D427]*0.5625" office:value-type="float" office:value="0" calcext:value-type="float">
            <text:p>0</text:p>
          </table:table-cell>
          <table:table-cell table:formula="of:=([.C427]-[.F427])^2/[.F427]" office:value-type="string" office:string-value="" calcext:value-type="error">
            <text:p>#DIV/0!</text:p>
          </table:table-cell>
          <table:table-cell table:formula="of:=([.D427]-[.G427])^2/[.G42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7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8:.D428])" office:value-type="float" office:value="0" calcext:value-type="float">
            <text:p>0</text:p>
          </table:table-cell>
          <table:table-cell table:formula="of:=[.C428]*0.4375" office:value-type="float" office:value="0" calcext:value-type="float">
            <text:p>0</text:p>
          </table:table-cell>
          <table:table-cell table:formula="of:=[.D428]*0.5625" office:value-type="float" office:value="0" calcext:value-type="float">
            <text:p>0</text:p>
          </table:table-cell>
          <table:table-cell table:formula="of:=([.C428]-[.F428])^2/[.F428]" office:value-type="string" office:string-value="" calcext:value-type="error">
            <text:p>#DIV/0!</text:p>
          </table:table-cell>
          <table:table-cell table:formula="of:=([.D428]-[.G428])^2/[.G4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8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429:.D429])" office:value-type="float" office:value="8" calcext:value-type="float">
            <text:p>8</text:p>
          </table:table-cell>
          <table:table-cell table:formula="of:=[.C429]*0.4375" office:value-type="float" office:value="2.1875" calcext:value-type="float">
            <text:p>2.1875</text:p>
          </table:table-cell>
          <table:table-cell table:formula="of:=[.D429]*0.5625" office:value-type="float" office:value="1.6875" calcext:value-type="float">
            <text:p>1.6875</text:p>
          </table:table-cell>
          <table:table-cell table:formula="of:=([.C429]-[.F429])^2/[.F429]" office:value-type="float" office:value="3.61607142857143" calcext:value-type="float">
            <text:p>3.6160714286</text:p>
          </table:table-cell>
          <table:table-cell table:formula="of:=([.D429]-[.G429])^2/[.G429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he-GAA-9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C430:.D430])" office:value-type="float" office:value="22" calcext:value-type="float">
            <text:p>22</text:p>
          </table:table-cell>
          <table:table-cell table:formula="of:=[.C430]*0.4375" office:value-type="float" office:value="3.9375" calcext:value-type="float">
            <text:p>3.9375</text:p>
          </table:table-cell>
          <table:table-cell table:formula="of:=[.D430]*0.5625" office:value-type="float" office:value="7.3125" calcext:value-type="float">
            <text:p>7.3125</text:p>
          </table:table-cell>
          <table:table-cell table:formula="of:=([.C430]-[.F430])^2/[.F430]" office:value-type="float" office:value="6.50892857142857" calcext:value-type="float">
            <text:p>6.5089285714</text:p>
          </table:table-cell>
          <table:table-cell table:formula="of:=([.D430]-[.G430])^2/[.G430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1-1</text:p>
          </table:table-cell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table:formula="of:=SUM([.C431:.D431])" office:value-type="float" office:value="453" calcext:value-type="float">
            <text:p>453</text:p>
          </table:table-cell>
          <table:table-cell table:formula="of:=[.C431]*0.4375" office:value-type="float" office:value="98.4375" calcext:value-type="float">
            <text:p>98.4375</text:p>
          </table:table-cell>
          <table:table-cell table:formula="of:=[.D431]*0.5625" office:value-type="float" office:value="128.25" calcext:value-type="float">
            <text:p>128.25</text:p>
          </table:table-cell>
          <table:table-cell table:formula="of:=([.C431]-[.F431])^2/[.F431]" office:value-type="float" office:value="162.723214285714" calcext:value-type="float">
            <text:p>162.7232142857</text:p>
          </table:table-cell>
          <table:table-cell table:formula="of:=([.D431]-[.G431])^2/[.G431]" office:value-type="float" office:value="77.5833333333333" calcext:value-type="float">
            <text:p>77.5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1</text:p>
          </table:table-cell>
          <table:table-cell office:value-type="float" office:value="72" calcext:value-type="float">
            <text:p>72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table:formula="of:=SUM([.C432:.D432])" office:value-type="float" office:value="510" calcext:value-type="float">
            <text:p>510</text:p>
          </table:table-cell>
          <table:table-cell table:formula="of:=[.C432]*0.4375" office:value-type="float" office:value="113.3125" calcext:value-type="float">
            <text:p>113.3125</text:p>
          </table:table-cell>
          <table:table-cell table:formula="of:=[.D432]*0.5625" office:value-type="float" office:value="141.1875" calcext:value-type="float">
            <text:p>141.1875</text:p>
          </table:table-cell>
          <table:table-cell table:formula="of:=([.C432]-[.F432])^2/[.F432]" office:value-type="float" office:value="187.3125" calcext:value-type="float">
            <text:p>187.3125</text:p>
          </table:table-cell>
          <table:table-cell table:formula="of:=([.D432]-[.G432])^2/[.G432]" office:value-type="float" office:value="85.4097222222222" calcext:value-type="float">
            <text:p>85.40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2</text:p>
          </table:table-cell>
          <table:table-cell office:value-type="float" office:value="72" calcext:value-type="float">
            <text:p>72</text:p>
          </table:table-cell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  <table:table-cell table:formula="of:=SUM([.C433:.D433])" office:value-type="float" office:value="453" calcext:value-type="float">
            <text:p>453</text:p>
          </table:table-cell>
          <table:table-cell table:formula="of:=[.C433]*0.4375" office:value-type="float" office:value="103.25" calcext:value-type="float">
            <text:p>103.25</text:p>
          </table:table-cell>
          <table:table-cell table:formula="of:=[.D433]*0.5625" office:value-type="float" office:value="122.0625" calcext:value-type="float">
            <text:p>122.0625</text:p>
          </table:table-cell>
          <table:table-cell table:formula="of:=([.C433]-[.F433])^2/[.F433]" office:value-type="float" office:value="170.678571428571" calcext:value-type="float">
            <text:p>170.6785714286</text:p>
          </table:table-cell>
          <table:table-cell table:formula="of:=([.D433]-[.G433])^2/[.G433]" office:value-type="float" office:value="73.8402777777778" calcext:value-type="float">
            <text:p>73.8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3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table:formula="of:=SUM([.C434:.D434])" office:value-type="float" office:value="436" calcext:value-type="float">
            <text:p>436</text:p>
          </table:table-cell>
          <table:table-cell table:formula="of:=[.C434]*0.4375" office:value-type="float" office:value="106.75" calcext:value-type="float">
            <text:p>106.75</text:p>
          </table:table-cell>
          <table:table-cell table:formula="of:=[.D434]*0.5625" office:value-type="float" office:value="108" calcext:value-type="float">
            <text:p>108</text:p>
          </table:table-cell>
          <table:table-cell table:formula="of:=([.C434]-[.F434])^2/[.F434]" office:value-type="float" office:value="176.464285714286" calcext:value-type="float">
            <text:p>176.4642857143</text:p>
          </table:table-cell>
          <table:table-cell table:formula="of:=([.D434]-[.G434])^2/[.G434]" office:value-type="float" office:value="65.3333333333333" calcext:value-type="float">
            <text:p>65.33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4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84" calcext:value-type="float">
            <text:p>284</text:p>
          </table:table-cell>
          <table:table-cell table:formula="of:=SUM([.C435:.D435])" office:value-type="float" office:value="493" calcext:value-type="float">
            <text:p>493</text:p>
          </table:table-cell>
          <table:table-cell table:formula="of:=[.C435]*0.4375" office:value-type="float" office:value="91.4375" calcext:value-type="float">
            <text:p>91.4375</text:p>
          </table:table-cell>
          <table:table-cell table:formula="of:=[.D435]*0.5625" office:value-type="float" office:value="159.75" calcext:value-type="float">
            <text:p>159.75</text:p>
          </table:table-cell>
          <table:table-cell table:formula="of:=([.C435]-[.F435])^2/[.F435]" office:value-type="float" office:value="151.151785714286" calcext:value-type="float">
            <text:p>151.1517857143</text:p>
          </table:table-cell>
          <table:table-cell table:formula="of:=([.D435]-[.G435])^2/[.G435]" office:value-type="float" office:value="96.6388888888889" calcext:value-type="float">
            <text:p>96.638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5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206" calcext:value-type="float">
            <text:p>206</text:p>
          </table:table-cell>
          <table:table-cell table:formula="of:=SUM([.C436:.D436])" office:value-type="float" office:value="446" calcext:value-type="float">
            <text:p>446</text:p>
          </table:table-cell>
          <table:table-cell table:formula="of:=[.C436]*0.4375" office:value-type="float" office:value="105" calcext:value-type="float">
            <text:p>105</text:p>
          </table:table-cell>
          <table:table-cell table:formula="of:=[.D436]*0.5625" office:value-type="float" office:value="115.875" calcext:value-type="float">
            <text:p>115.875</text:p>
          </table:table-cell>
          <table:table-cell table:formula="of:=([.C436]-[.F436])^2/[.F436]" office:value-type="float" office:value="173.571428571429" calcext:value-type="float">
            <text:p>173.5714285714</text:p>
          </table:table-cell>
          <table:table-cell table:formula="of:=([.D436]-[.G436])^2/[.G436]" office:value-type="float" office:value="70.0972222222222" calcext:value-type="float">
            <text:p>70.0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6</text:p>
          </table:table-cell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table:formula="of:=SUM([.C437:.D437])" office:value-type="float" office:value="442" calcext:value-type="float">
            <text:p>442</text:p>
          </table:table-cell>
          <table:table-cell table:formula="of:=[.C437]*0.4375" office:value-type="float" office:value="97.125" calcext:value-type="float">
            <text:p>97.125</text:p>
          </table:table-cell>
          <table:table-cell table:formula="of:=[.D437]*0.5625" office:value-type="float" office:value="123.75" calcext:value-type="float">
            <text:p>123.75</text:p>
          </table:table-cell>
          <table:table-cell table:formula="of:=([.C437]-[.F437])^2/[.F437]" office:value-type="float" office:value="160.553571428571" calcext:value-type="float">
            <text:p>160.5535714286</text:p>
          </table:table-cell>
          <table:table-cell table:formula="of:=([.D437]-[.G437])^2/[.G437]" office:value-type="float" office:value="74.8611111111111" calcext:value-type="float">
            <text:p>74.8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7</text:p>
          </table:table-cell>
          <table:table-cell office:value-type="float" office:value="72" calcext:value-type="float">
            <text:p>72</text:p>
          </table:table-cell>
          <table:table-cell office:value-type="float" office:value="243" calcext:value-type="float">
            <text:p>243</text:p>
          </table:table-cell>
          <table:table-cell office:value-type="float" office:value="215" calcext:value-type="float">
            <text:p>215</text:p>
          </table:table-cell>
          <table:table-cell table:formula="of:=SUM([.C438:.D438])" office:value-type="float" office:value="458" calcext:value-type="float">
            <text:p>458</text:p>
          </table:table-cell>
          <table:table-cell table:formula="of:=[.C438]*0.4375" office:value-type="float" office:value="106.3125" calcext:value-type="float">
            <text:p>106.3125</text:p>
          </table:table-cell>
          <table:table-cell table:formula="of:=[.D438]*0.5625" office:value-type="float" office:value="120.9375" calcext:value-type="float">
            <text:p>120.9375</text:p>
          </table:table-cell>
          <table:table-cell table:formula="of:=([.C438]-[.F438])^2/[.F438]" office:value-type="float" office:value="175.741071428571" calcext:value-type="float">
            <text:p>175.7410714286</text:p>
          </table:table-cell>
          <table:table-cell table:formula="of:=([.D438]-[.G438])^2/[.G438]" office:value-type="float" office:value="73.1597222222222" calcext:value-type="float">
            <text:p>73.15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2-8</text:p>
          </table:table-cell>
          <table:table-cell office:value-type="float" office:value="72" calcext:value-type="float">
            <text:p>72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table:formula="of:=SUM([.C439:.D439])" office:value-type="float" office:value="478" calcext:value-type="float">
            <text:p>478</text:p>
          </table:table-cell>
          <table:table-cell table:formula="of:=[.C439]*0.4375" office:value-type="float" office:value="107.625" calcext:value-type="float">
            <text:p>107.625</text:p>
          </table:table-cell>
          <table:table-cell table:formula="of:=[.D439]*0.5625" office:value-type="float" office:value="130.5" calcext:value-type="float">
            <text:p>130.5</text:p>
          </table:table-cell>
          <table:table-cell table:formula="of:=([.C439]-[.F439])^2/[.F439]" office:value-type="float" office:value="177.910714285714" calcext:value-type="float">
            <text:p>177.9107142857</text:p>
          </table:table-cell>
          <table:table-cell table:formula="of:=([.D439]-[.G439])^2/[.G439]" office:value-type="float" office:value="78.9444444444444" calcext:value-type="float">
            <text:p>78.94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3-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40:.D440])" office:value-type="float" office:value="2" calcext:value-type="float">
            <text:p>2</text:p>
          </table:table-cell>
          <table:table-cell table:formula="of:=[.C440]*0.4375" office:value-type="float" office:value="0.875" calcext:value-type="float">
            <text:p>0.875</text:p>
          </table:table-cell>
          <table:table-cell table:formula="of:=[.D440]*0.5625" office:value-type="float" office:value="0" calcext:value-type="float">
            <text:p>0</text:p>
          </table:table-cell>
          <table:table-cell table:formula="of:=([.C440]-[.F440])^2/[.F440]" office:value-type="float" office:value="1.44642857142857" calcext:value-type="float">
            <text:p>1.4464285714</text:p>
          </table:table-cell>
          <table:table-cell table:formula="of:=([.D440]-[.G440])^2/[.G44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4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1:.D441])" office:value-type="float" office:value="0" calcext:value-type="float">
            <text:p>0</text:p>
          </table:table-cell>
          <table:table-cell table:formula="of:=[.C441]*0.4375" office:value-type="float" office:value="0" calcext:value-type="float">
            <text:p>0</text:p>
          </table:table-cell>
          <table:table-cell table:formula="of:=[.D441]*0.5625" office:value-type="float" office:value="0" calcext:value-type="float">
            <text:p>0</text:p>
          </table:table-cell>
          <table:table-cell table:formula="of:=([.C441]-[.F441])^2/[.F441]" office:value-type="string" office:string-value="" calcext:value-type="error">
            <text:p>#DIV/0!</text:p>
          </table:table-cell>
          <table:table-cell table:formula="of:=([.D441]-[.G441])^2/[.G44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5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2:.D442])" office:value-type="float" office:value="0" calcext:value-type="float">
            <text:p>0</text:p>
          </table:table-cell>
          <table:table-cell table:formula="of:=[.C442]*0.4375" office:value-type="float" office:value="0" calcext:value-type="float">
            <text:p>0</text:p>
          </table:table-cell>
          <table:table-cell table:formula="of:=[.D442]*0.5625" office:value-type="float" office:value="0" calcext:value-type="float">
            <text:p>0</text:p>
          </table:table-cell>
          <table:table-cell table:formula="of:=([.C442]-[.F442])^2/[.F442]" office:value-type="string" office:string-value="" calcext:value-type="error">
            <text:p>#DIV/0!</text:p>
          </table:table-cell>
          <table:table-cell table:formula="of:=([.D442]-[.G442])^2/[.G44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AGG-6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3:.D443])" office:value-type="float" office:value="0" calcext:value-type="float">
            <text:p>0</text:p>
          </table:table-cell>
          <table:table-cell table:formula="of:=[.C443]*0.4375" office:value-type="float" office:value="0" calcext:value-type="float">
            <text:p>0</text:p>
          </table:table-cell>
          <table:table-cell table:formula="of:=[.D443]*0.5625" office:value-type="float" office:value="0" calcext:value-type="float">
            <text:p>0</text:p>
          </table:table-cell>
          <table:table-cell table:formula="of:=([.C443]-[.F443])^2/[.F443]" office:value-type="string" office:string-value="" calcext:value-type="error">
            <text:p>#DIV/0!</text:p>
          </table:table-cell>
          <table:table-cell table:formula="of:=([.D443]-[.G443])^2/[.G44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1-1</text:p>
          </table:table-cell>
          <table:table-cell office:value-type="float" office:value="72" calcext:value-type="float">
            <text:p>72</text:p>
          </table:table-cell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  <table:table-cell table:formula="of:=SUM([.C444:.D444])" office:value-type="float" office:value="598" calcext:value-type="float">
            <text:p>598</text:p>
          </table:table-cell>
          <table:table-cell table:formula="of:=[.C444]*0.4375" office:value-type="float" office:value="140" calcext:value-type="float">
            <text:p>140</text:p>
          </table:table-cell>
          <table:table-cell table:formula="of:=[.D444]*0.5625" office:value-type="float" office:value="156.375" calcext:value-type="float">
            <text:p>156.375</text:p>
          </table:table-cell>
          <table:table-cell table:formula="of:=([.C444]-[.F444])^2/[.F444]" office:value-type="float" office:value="231.428571428571" calcext:value-type="float">
            <text:p>231.4285714286</text:p>
          </table:table-cell>
          <table:table-cell table:formula="of:=([.D444]-[.G444])^2/[.G444]" office:value-type="float" office:value="94.5972222222222" calcext:value-type="float">
            <text:p>94.5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1-2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303" calcext:value-type="float">
            <text:p>303</text:p>
          </table:table-cell>
          <table:table-cell table:formula="of:=SUM([.C445:.D445])" office:value-type="float" office:value="636" calcext:value-type="float">
            <text:p>636</text:p>
          </table:table-cell>
          <table:table-cell table:formula="of:=[.C445]*0.4375" office:value-type="float" office:value="145.6875" calcext:value-type="float">
            <text:p>145.6875</text:p>
          </table:table-cell>
          <table:table-cell table:formula="of:=[.D445]*0.5625" office:value-type="float" office:value="170.4375" calcext:value-type="float">
            <text:p>170.4375</text:p>
          </table:table-cell>
          <table:table-cell table:formula="of:=([.C445]-[.F445])^2/[.F445]" office:value-type="float" office:value="240.830357142857" calcext:value-type="float">
            <text:p>240.8303571429</text:p>
          </table:table-cell>
          <table:table-cell table:formula="of:=([.D445]-[.G445])^2/[.G445]" office:value-type="float" office:value="103.104166666667" calcext:value-type="float">
            <text:p>103.10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1-3</text:p>
          </table:table-cell>
          <table:table-cell office:value-type="float" office:value="72" calcext:value-type="float">
            <text:p>72</text:p>
          </table:table-cell>
          <table:table-cell office:value-type="float" office:value="335" calcext:value-type="float">
            <text:p>335</text:p>
          </table:table-cell>
          <table:table-cell office:value-type="float" office:value="310" calcext:value-type="float">
            <text:p>310</text:p>
          </table:table-cell>
          <table:table-cell table:formula="of:=SUM([.C446:.D446])" office:value-type="float" office:value="645" calcext:value-type="float">
            <text:p>645</text:p>
          </table:table-cell>
          <table:table-cell table:formula="of:=[.C446]*0.4375" office:value-type="float" office:value="146.5625" calcext:value-type="float">
            <text:p>146.5625</text:p>
          </table:table-cell>
          <table:table-cell table:formula="of:=[.D446]*0.5625" office:value-type="float" office:value="174.375" calcext:value-type="float">
            <text:p>174.375</text:p>
          </table:table-cell>
          <table:table-cell table:formula="of:=([.C446]-[.F446])^2/[.F446]" office:value-type="float" office:value="242.276785714286" calcext:value-type="float">
            <text:p>242.2767857143</text:p>
          </table:table-cell>
          <table:table-cell table:formula="of:=([.D446]-[.G446])^2/[.G446]" office:value-type="float" office:value="105.486111111111" calcext:value-type="float">
            <text:p>105.48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CGG-2-1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formula="of:=SUM([.C447:.D447])" office:value-type="float" office:value="232" calcext:value-type="float">
            <text:p>232</text:p>
          </table:table-cell>
          <table:table-cell table:formula="of:=[.C447]*0.4375" office:value-type="float" office:value="48.5625" calcext:value-type="float">
            <text:p>48.5625</text:p>
          </table:table-cell>
          <table:table-cell table:formula="of:=[.D447]*0.5625" office:value-type="float" office:value="68.0625" calcext:value-type="float">
            <text:p>68.0625</text:p>
          </table:table-cell>
          <table:table-cell table:formula="of:=([.C447]-[.F447])^2/[.F447]" office:value-type="float" office:value="80.2767857142857" calcext:value-type="float">
            <text:p>80.2767857143</text:p>
          </table:table-cell>
          <table:table-cell table:formula="of:=([.D447]-[.G447])^2/[.G447]" office:value-type="float" office:value="41.1736111111111" calcext:value-type="float">
            <text:p>41.1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GGG-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8:.D448])" office:value-type="float" office:value="0" calcext:value-type="float">
            <text:p>0</text:p>
          </table:table-cell>
          <table:table-cell table:formula="of:=[.C448]*0.4375" office:value-type="float" office:value="0" calcext:value-type="float">
            <text:p>0</text:p>
          </table:table-cell>
          <table:table-cell table:formula="of:=[.D448]*0.5625" office:value-type="float" office:value="0" calcext:value-type="float">
            <text:p>0</text:p>
          </table:table-cell>
          <table:table-cell table:formula="of:=([.C448]-[.F448])^2/[.F448]" office:value-type="string" office:string-value="" calcext:value-type="error">
            <text:p>#DIV/0!</text:p>
          </table:table-cell>
          <table:table-cell table:formula="of:=([.D448]-[.G448])^2/[.G44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table:formula="of:=SUM([.C449:.D449])" office:value-type="float" office:value="461" calcext:value-type="float">
            <text:p>461</text:p>
          </table:table-cell>
          <table:table-cell table:formula="of:=[.C449]*0.4375" office:value-type="float" office:value="105" calcext:value-type="float">
            <text:p>105</text:p>
          </table:table-cell>
          <table:table-cell table:formula="of:=[.D449]*0.5625" office:value-type="float" office:value="124.3125" calcext:value-type="float">
            <text:p>124.3125</text:p>
          </table:table-cell>
          <table:table-cell table:formula="of:=([.C449]-[.F449])^2/[.F449]" office:value-type="float" office:value="173.571428571429" calcext:value-type="float">
            <text:p>173.5714285714</text:p>
          </table:table-cell>
          <table:table-cell table:formula="of:=([.D449]-[.G449])^2/[.G449]" office:value-type="float" office:value="75.2013888888889" calcext:value-type="float">
            <text:p>75.2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2-1</text:p>
          </table:table-cell>
          <table:table-cell office:value-type="float" office:value="72" calcext:value-type="float">
            <text:p>72</text:p>
          </table:table-cell>
          <table:table-cell office:value-type="float" office:value="399" calcext:value-type="float">
            <text:p>399</text:p>
          </table:table-cell>
          <table:table-cell office:value-type="float" office:value="378" calcext:value-type="float">
            <text:p>378</text:p>
          </table:table-cell>
          <table:table-cell table:formula="of:=SUM([.C450:.D450])" office:value-type="float" office:value="777" calcext:value-type="float">
            <text:p>777</text:p>
          </table:table-cell>
          <table:table-cell table:formula="of:=[.C450]*0.4375" office:value-type="float" office:value="174.5625" calcext:value-type="float">
            <text:p>174.5625</text:p>
          </table:table-cell>
          <table:table-cell table:formula="of:=[.D450]*0.5625" office:value-type="float" office:value="212.625" calcext:value-type="float">
            <text:p>212.625</text:p>
          </table:table-cell>
          <table:table-cell table:formula="of:=([.C450]-[.F450])^2/[.F450]" office:value-type="float" office:value="288.5625" calcext:value-type="float">
            <text:p>288.5625</text:p>
          </table:table-cell>
          <table:table-cell table:formula="of:=([.D450]-[.G450])^2/[.G450]" office:value-type="float" office:value="128.625" calcext:value-type="float">
            <text:p>128.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1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table:formula="of:=SUM([.C451:.D451])" office:value-type="float" office:value="582" calcext:value-type="float">
            <text:p>582</text:p>
          </table:table-cell>
          <table:table-cell table:formula="of:=[.C451]*0.4375" office:value-type="float" office:value="128.625" calcext:value-type="float">
            <text:p>128.625</text:p>
          </table:table-cell>
          <table:table-cell table:formula="of:=[.D451]*0.5625" office:value-type="float" office:value="162" calcext:value-type="float">
            <text:p>162</text:p>
          </table:table-cell>
          <table:table-cell table:formula="of:=([.C451]-[.F451])^2/[.F451]" office:value-type="float" office:value="212.625" calcext:value-type="float">
            <text:p>212.625</text:p>
          </table:table-cell>
          <table:table-cell table:formula="of:=([.D451]-[.G451])^2/[.G451]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2</text:p>
          </table:table-cell>
          <table:table-cell office:value-type="float" office:value="72" calcext:value-type="float">
            <text:p>72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table:formula="of:=SUM([.C452:.D452])" office:value-type="float" office:value="560" calcext:value-type="float">
            <text:p>560</text:p>
          </table:table-cell>
          <table:table-cell table:formula="of:=[.C452]*0.4375" office:value-type="float" office:value="127.75" calcext:value-type="float">
            <text:p>127.75</text:p>
          </table:table-cell>
          <table:table-cell table:formula="of:=[.D452]*0.5625" office:value-type="float" office:value="150.75" calcext:value-type="float">
            <text:p>150.75</text:p>
          </table:table-cell>
          <table:table-cell table:formula="of:=([.C452]-[.F452])^2/[.F452]" office:value-type="float" office:value="211.178571428571" calcext:value-type="float">
            <text:p>211.1785714286</text:p>
          </table:table-cell>
          <table:table-cell table:formula="of:=([.D452]-[.G452])^2/[.G452]" office:value-type="float" office:value="91.1944444444444" calcext:value-type="float">
            <text:p>91.19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3</text:p>
          </table:table-cell>
          <table:table-cell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office:value-type="float" office:value="274" calcext:value-type="float">
            <text:p>274</text:p>
          </table:table-cell>
          <table:table-cell table:formula="of:=SUM([.C453:.D453])" office:value-type="float" office:value="602" calcext:value-type="float">
            <text:p>602</text:p>
          </table:table-cell>
          <table:table-cell table:formula="of:=[.C453]*0.4375" office:value-type="float" office:value="143.5" calcext:value-type="float">
            <text:p>143.5</text:p>
          </table:table-cell>
          <table:table-cell table:formula="of:=[.D453]*0.5625" office:value-type="float" office:value="154.125" calcext:value-type="float">
            <text:p>154.125</text:p>
          </table:table-cell>
          <table:table-cell table:formula="of:=([.C453]-[.F453])^2/[.F453]" office:value-type="float" office:value="237.214285714286" calcext:value-type="float">
            <text:p>237.2142857143</text:p>
          </table:table-cell>
          <table:table-cell table:formula="of:=([.D453]-[.G453])^2/[.G453]" office:value-type="float" office:value="93.2361111111111" calcext:value-type="float">
            <text:p>93.2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4</text:p>
          </table:table-cell>
          <table:table-cell office:value-type="float" office:value="72" calcext:value-type="float">
            <text:p>7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table:formula="of:=SUM([.C454:.D454])" office:value-type="float" office:value="623" calcext:value-type="float">
            <text:p>623</text:p>
          </table:table-cell>
          <table:table-cell table:formula="of:=[.C454]*0.4375" office:value-type="float" office:value="141.75" calcext:value-type="float">
            <text:p>141.75</text:p>
          </table:table-cell>
          <table:table-cell table:formula="of:=[.D454]*0.5625" office:value-type="float" office:value="168.1875" calcext:value-type="float">
            <text:p>168.1875</text:p>
          </table:table-cell>
          <table:table-cell table:formula="of:=([.C454]-[.F454])^2/[.F454]" office:value-type="float" office:value="234.321428571429" calcext:value-type="float">
            <text:p>234.3214285714</text:p>
          </table:table-cell>
          <table:table-cell table:formula="of:=([.D454]-[.G454])^2/[.G454]" office:value-type="float" office:value="101.743055555556" calcext:value-type="float">
            <text:p>101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3-5</text:p>
          </table:table-cell>
          <table:table-cell office:value-type="float" office:value="72" calcext:value-type="float">
            <text:p>72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table:formula="of:=SUM([.C455:.D455])" office:value-type="float" office:value="611" calcext:value-type="float">
            <text:p>611</text:p>
          </table:table-cell>
          <table:table-cell table:formula="of:=[.C455]*0.4375" office:value-type="float" office:value="143.9375" calcext:value-type="float">
            <text:p>143.9375</text:p>
          </table:table-cell>
          <table:table-cell table:formula="of:=[.D455]*0.5625" office:value-type="float" office:value="158.625" calcext:value-type="float">
            <text:p>158.625</text:p>
          </table:table-cell>
          <table:table-cell table:formula="of:=([.C455]-[.F455])^2/[.F455]" office:value-type="float" office:value="237.9375" calcext:value-type="float">
            <text:p>237.9375</text:p>
          </table:table-cell>
          <table:table-cell table:formula="of:=([.D455]-[.G455])^2/[.G455]" office:value-type="float" office:value="95.9583333333333" calcext:value-type="float">
            <text:p>95.9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4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56:.D456])" office:value-type="float" office:value="1" calcext:value-type="float">
            <text:p>1</text:p>
          </table:table-cell>
          <table:table-cell table:formula="of:=[.C456]*0.4375" office:value-type="float" office:value="0.4375" calcext:value-type="float">
            <text:p>0.4375</text:p>
          </table:table-cell>
          <table:table-cell table:formula="of:=[.D456]*0.5625" office:value-type="float" office:value="0" calcext:value-type="float">
            <text:p>0</text:p>
          </table:table-cell>
          <table:table-cell table:formula="of:=([.C456]-[.F456])^2/[.F456]" office:value-type="float" office:value="0.723214285714286" calcext:value-type="float">
            <text:p>0.7232142857</text:p>
          </table:table-cell>
          <table:table-cell table:formula="of:=([.D456]-[.G456])^2/[.G4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Pro-TGG-5-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7:.D457])" office:value-type="float" office:value="0" calcext:value-type="float">
            <text:p>0</text:p>
          </table:table-cell>
          <table:table-cell table:formula="of:=[.C457]*0.4375" office:value-type="float" office:value="0" calcext:value-type="float">
            <text:p>0</text:p>
          </table:table-cell>
          <table:table-cell table:formula="of:=[.D457]*0.5625" office:value-type="float" office:value="0" calcext:value-type="float">
            <text:p>0</text:p>
          </table:table-cell>
          <table:table-cell table:formula="of:=([.C457]-[.F457])^2/[.F457]" office:value-type="string" office:string-value="" calcext:value-type="error">
            <text:p>#DIV/0!</text:p>
          </table:table-cell>
          <table:table-cell table:formula="of:=([.D457]-[.G457])^2/[.G4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C-TCA-1-1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SUM([.C458:.D458])" office:value-type="float" office:value="49" calcext:value-type="float">
            <text:p>49</text:p>
          </table:table-cell>
          <table:table-cell table:formula="of:=[.C458]*0.4375" office:value-type="float" office:value="14.875" calcext:value-type="float">
            <text:p>14.875</text:p>
          </table:table-cell>
          <table:table-cell table:formula="of:=[.D458]*0.5625" office:value-type="float" office:value="8.4375" calcext:value-type="float">
            <text:p>8.4375</text:p>
          </table:table-cell>
          <table:table-cell table:formula="of:=([.C458]-[.F458])^2/[.F458]" office:value-type="float" office:value="24.5892857142857" calcext:value-type="float">
            <text:p>24.5892857143</text:p>
          </table:table-cell>
          <table:table-cell table:formula="of:=([.D458]-[.G458])^2/[.G458]" office:value-type="float" office:value="5.10416666666667" calcext:value-type="float">
            <text:p>5.1041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C-TCA-2-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59:.D459])" office:value-type="float" office:value="1" calcext:value-type="float">
            <text:p>1</text:p>
          </table:table-cell>
          <table:table-cell table:formula="of:=[.C459]*0.4375" office:value-type="float" office:value="0.4375" calcext:value-type="float">
            <text:p>0.4375</text:p>
          </table:table-cell>
          <table:table-cell table:formula="of:=[.D459]*0.5625" office:value-type="float" office:value="0" calcext:value-type="float">
            <text:p>0</text:p>
          </table:table-cell>
          <table:table-cell table:formula="of:=([.C459]-[.F459])^2/[.F459]" office:value-type="float" office:value="0.723214285714286" calcext:value-type="float">
            <text:p>0.7232142857</text:p>
          </table:table-cell>
          <table:table-cell table:formula="of:=([.D459]-[.G459])^2/[.G4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C-TCA-3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460:.D460])" office:value-type="float" office:value="4" calcext:value-type="float">
            <text:p>4</text:p>
          </table:table-cell>
          <table:table-cell table:formula="of:=[.C460]*0.4375" office:value-type="float" office:value="0.4375" calcext:value-type="float">
            <text:p>0.4375</text:p>
          </table:table-cell>
          <table:table-cell table:formula="of:=[.D460]*0.5625" office:value-type="float" office:value="1.6875" calcext:value-type="float">
            <text:p>1.6875</text:p>
          </table:table-cell>
          <table:table-cell table:formula="of:=([.C460]-[.F460])^2/[.F460]" office:value-type="float" office:value="0.723214285714286" calcext:value-type="float">
            <text:p>0.7232142857</text:p>
          </table:table-cell>
          <table:table-cell table:formula="of:=([.D460]-[.G460])^2/[.G460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CT-1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461:.D461])" office:value-type="float" office:value="3" calcext:value-type="float">
            <text:p>3</text:p>
          </table:table-cell>
          <table:table-cell table:formula="of:=[.C461]*0.4375" office:value-type="float" office:value="1.3125" calcext:value-type="float">
            <text:p>1.3125</text:p>
          </table:table-cell>
          <table:table-cell table:formula="of:=[.D461]*0.5625" office:value-type="float" office:value="0" calcext:value-type="float">
            <text:p>0</text:p>
          </table:table-cell>
          <table:table-cell table:formula="of:=([.C461]-[.F461])^2/[.F461]" office:value-type="float" office:value="2.16964285714286" calcext:value-type="float">
            <text:p>2.1696428571</text:p>
          </table:table-cell>
          <table:table-cell table:formula="of:=([.D461]-[.G461])^2/[.G46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1-1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SUM([.C462:.D462])" office:value-type="float" office:value="82" calcext:value-type="float">
            <text:p>82</text:p>
          </table:table-cell>
          <table:table-cell table:formula="of:=[.C462]*0.4375" office:value-type="float" office:value="24.9375" calcext:value-type="float">
            <text:p>24.9375</text:p>
          </table:table-cell>
          <table:table-cell table:formula="of:=[.D462]*0.5625" office:value-type="float" office:value="14.0625" calcext:value-type="float">
            <text:p>14.0625</text:p>
          </table:table-cell>
          <table:table-cell table:formula="of:=([.C462]-[.F462])^2/[.F462]" office:value-type="float" office:value="41.2232142857143" calcext:value-type="float">
            <text:p>41.2232142857</text:p>
          </table:table-cell>
          <table:table-cell table:formula="of:=([.D462]-[.G462])^2/[.G462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1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SUM([.C463:.D463])" office:value-type="float" office:value="38" calcext:value-type="float">
            <text:p>38</text:p>
          </table:table-cell>
          <table:table-cell table:formula="of:=[.C463]*0.4375" office:value-type="float" office:value="10.5" calcext:value-type="float">
            <text:p>10.5</text:p>
          </table:table-cell>
          <table:table-cell table:formula="of:=[.D463]*0.5625" office:value-type="float" office:value="7.875" calcext:value-type="float">
            <text:p>7.875</text:p>
          </table:table-cell>
          <table:table-cell table:formula="of:=([.C463]-[.F463])^2/[.F463]" office:value-type="float" office:value="17.3571428571429" calcext:value-type="float">
            <text:p>17.3571428571</text:p>
          </table:table-cell>
          <table:table-cell table:formula="of:=([.D463]-[.G463])^2/[.G463]" office:value-type="float" office:value="4.76388888888889" calcext:value-type="float">
            <text:p>4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2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SUM([.C464:.D464])" office:value-type="float" office:value="27" calcext:value-type="float">
            <text:p>27</text:p>
          </table:table-cell>
          <table:table-cell table:formula="of:=[.C464]*0.4375" office:value-type="float" office:value="10.0625" calcext:value-type="float">
            <text:p>10.0625</text:p>
          </table:table-cell>
          <table:table-cell table:formula="of:=[.D464]*0.5625" office:value-type="float" office:value="2.25" calcext:value-type="float">
            <text:p>2.25</text:p>
          </table:table-cell>
          <table:table-cell table:formula="of:=([.C464]-[.F464])^2/[.F464]" office:value-type="float" office:value="16.6339285714286" calcext:value-type="float">
            <text:p>16.6339285714</text:p>
          </table:table-cell>
          <table:table-cell table:formula="of:=([.D464]-[.G464])^2/[.G464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3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SUM([.C465:.D465])" office:value-type="float" office:value="35" calcext:value-type="float">
            <text:p>35</text:p>
          </table:table-cell>
          <table:table-cell table:formula="of:=[.C465]*0.4375" office:value-type="float" office:value="10.9375" calcext:value-type="float">
            <text:p>10.9375</text:p>
          </table:table-cell>
          <table:table-cell table:formula="of:=[.D465]*0.5625" office:value-type="float" office:value="5.625" calcext:value-type="float">
            <text:p>5.625</text:p>
          </table:table-cell>
          <table:table-cell table:formula="of:=([.C465]-[.F465])^2/[.F465]" office:value-type="float" office:value="18.0803571428571" calcext:value-type="float">
            <text:p>18.0803571429</text:p>
          </table:table-cell>
          <table:table-cell table:formula="of:=([.D465]-[.G465])^2/[.G465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C466:.D466])" office:value-type="float" office:value="28" calcext:value-type="float">
            <text:p>28</text:p>
          </table:table-cell>
          <table:table-cell table:formula="of:=[.C466]*0.4375" office:value-type="float" office:value="7.875" calcext:value-type="float">
            <text:p>7.875</text:p>
          </table:table-cell>
          <table:table-cell table:formula="of:=[.D466]*0.5625" office:value-type="float" office:value="5.625" calcext:value-type="float">
            <text:p>5.625</text:p>
          </table:table-cell>
          <table:table-cell table:formula="of:=([.C466]-[.F466])^2/[.F466]" office:value-type="float" office:value="13.0178571428571" calcext:value-type="float">
            <text:p>13.0178571429</text:p>
          </table:table-cell>
          <table:table-cell table:formula="of:=([.D466]-[.G466])^2/[.G466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SUM([.C467:.D467])" office:value-type="float" office:value="31" calcext:value-type="float">
            <text:p>31</text:p>
          </table:table-cell>
          <table:table-cell table:formula="of:=[.C467]*0.4375" office:value-type="float" office:value="7.875" calcext:value-type="float">
            <text:p>7.875</text:p>
          </table:table-cell>
          <table:table-cell table:formula="of:=[.D467]*0.5625" office:value-type="float" office:value="7.3125" calcext:value-type="float">
            <text:p>7.3125</text:p>
          </table:table-cell>
          <table:table-cell table:formula="of:=([.C467]-[.F467])^2/[.F467]" office:value-type="float" office:value="13.0178571428571" calcext:value-type="float">
            <text:p>13.0178571429</text:p>
          </table:table-cell>
          <table:table-cell table:formula="of:=([.D467]-[.G467])^2/[.G467]" office:value-type="float" office:value="4.42361111111111" calcext:value-type="float">
            <text:p>4.4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2-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SUM([.C468:.D468])" office:value-type="float" office:value="32" calcext:value-type="float">
            <text:p>32</text:p>
          </table:table-cell>
          <table:table-cell table:formula="of:=[.C468]*0.4375" office:value-type="float" office:value="6.5625" calcext:value-type="float">
            <text:p>6.5625</text:p>
          </table:table-cell>
          <table:table-cell table:formula="of:=[.D468]*0.5625" office:value-type="float" office:value="9.5625" calcext:value-type="float">
            <text:p>9.5625</text:p>
          </table:table-cell>
          <table:table-cell table:formula="of:=([.C468]-[.F468])^2/[.F468]" office:value-type="float" office:value="10.8482142857143" calcext:value-type="float">
            <text:p>10.8482142857</text:p>
          </table:table-cell>
          <table:table-cell table:formula="of:=([.D468]-[.G468])^2/[.G468]" office:value-type="float" office:value="5.78472222222222" calcext:value-type="float">
            <text:p>5.784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3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C469:.D469])" office:value-type="float" office:value="18" calcext:value-type="float">
            <text:p>18</text:p>
          </table:table-cell>
          <table:table-cell table:formula="of:=[.C469]*0.4375" office:value-type="float" office:value="3.9375" calcext:value-type="float">
            <text:p>3.9375</text:p>
          </table:table-cell>
          <table:table-cell table:formula="of:=[.D469]*0.5625" office:value-type="float" office:value="5.0625" calcext:value-type="float">
            <text:p>5.0625</text:p>
          </table:table-cell>
          <table:table-cell table:formula="of:=([.C469]-[.F469])^2/[.F469]" office:value-type="float" office:value="6.50892857142857" calcext:value-type="float">
            <text:p>6.5089285714</text:p>
          </table:table-cell>
          <table:table-cell table:formula="of:=([.D469]-[.G469])^2/[.G469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4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70:.D470])" office:value-type="float" office:value="3" calcext:value-type="float">
            <text:p>3</text:p>
          </table:table-cell>
          <table:table-cell table:formula="of:=[.C470]*0.4375" office:value-type="float" office:value="0.875" calcext:value-type="float">
            <text:p>0.875</text:p>
          </table:table-cell>
          <table:table-cell table:formula="of:=[.D470]*0.5625" office:value-type="float" office:value="0.5625" calcext:value-type="float">
            <text:p>0.5625</text:p>
          </table:table-cell>
          <table:table-cell table:formula="of:=([.C470]-[.F470])^2/[.F470]" office:value-type="float" office:value="1.44642857142857" calcext:value-type="float">
            <text:p>1.4464285714</text:p>
          </table:table-cell>
          <table:table-cell table:formula="of:=([.D470]-[.G470])^2/[.G47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71:.D471])" office:value-type="float" office:value="1" calcext:value-type="float">
            <text:p>1</text:p>
          </table:table-cell>
          <table:table-cell table:formula="of:=[.C471]*0.4375" office:value-type="float" office:value="0.4375" calcext:value-type="float">
            <text:p>0.4375</text:p>
          </table:table-cell>
          <table:table-cell table:formula="of:=[.D471]*0.5625" office:value-type="float" office:value="0" calcext:value-type="float">
            <text:p>0</text:p>
          </table:table-cell>
          <table:table-cell table:formula="of:=([.C471]-[.F471])^2/[.F471]" office:value-type="float" office:value="0.723214285714286" calcext:value-type="float">
            <text:p>0.7232142857</text:p>
          </table:table-cell>
          <table:table-cell table:formula="of:=([.D471]-[.G471])^2/[.G47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6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2:.D472])" office:value-type="float" office:value="0" calcext:value-type="float">
            <text:p>0</text:p>
          </table:table-cell>
          <table:table-cell table:formula="of:=[.C472]*0.4375" office:value-type="float" office:value="0" calcext:value-type="float">
            <text:p>0</text:p>
          </table:table-cell>
          <table:table-cell table:formula="of:=[.D472]*0.5625" office:value-type="float" office:value="0" calcext:value-type="float">
            <text:p>0</text:p>
          </table:table-cell>
          <table:table-cell table:formula="of:=([.C472]-[.F472])^2/[.F472]" office:value-type="string" office:string-value="" calcext:value-type="error">
            <text:p>#DIV/0!</text:p>
          </table:table-cell>
          <table:table-cell table:formula="of:=([.D472]-[.G472])^2/[.G47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AGA-7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3:.D473])" office:value-type="float" office:value="0" calcext:value-type="float">
            <text:p>0</text:p>
          </table:table-cell>
          <table:table-cell table:formula="of:=[.C473]*0.4375" office:value-type="float" office:value="0" calcext:value-type="float">
            <text:p>0</text:p>
          </table:table-cell>
          <table:table-cell table:formula="of:=[.D473]*0.5625" office:value-type="float" office:value="0" calcext:value-type="float">
            <text:p>0</text:p>
          </table:table-cell>
          <table:table-cell table:formula="of:=([.C473]-[.F473])^2/[.F473]" office:value-type="string" office:string-value="" calcext:value-type="error">
            <text:p>#DIV/0!</text:p>
          </table:table-cell>
          <table:table-cell table:formula="of:=([.D473]-[.G473])^2/[.G47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1-1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SUM([.C474:.D474])" office:value-type="float" office:value="64" calcext:value-type="float">
            <text:p>64</text:p>
          </table:table-cell>
          <table:table-cell table:formula="of:=[.C474]*0.4375" office:value-type="float" office:value="20.125" calcext:value-type="float">
            <text:p>20.125</text:p>
          </table:table-cell>
          <table:table-cell table:formula="of:=[.D474]*0.5625" office:value-type="float" office:value="10.125" calcext:value-type="float">
            <text:p>10.125</text:p>
          </table:table-cell>
          <table:table-cell table:formula="of:=([.C474]-[.F474])^2/[.F474]" office:value-type="float" office:value="33.2678571428571" calcext:value-type="float">
            <text:p>33.2678571429</text:p>
          </table:table-cell>
          <table:table-cell table:formula="of:=([.D474]-[.G474])^2/[.G474]" office:value-type="float" office:value="6.125" calcext:value-type="float">
            <text:p>6.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2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475:.D475])" office:value-type="float" office:value="5" calcext:value-type="float">
            <text:p>5</text:p>
          </table:table-cell>
          <table:table-cell table:formula="of:=[.C475]*0.4375" office:value-type="float" office:value="0.875" calcext:value-type="float">
            <text:p>0.875</text:p>
          </table:table-cell>
          <table:table-cell table:formula="of:=[.D475]*0.5625" office:value-type="float" office:value="1.6875" calcext:value-type="float">
            <text:p>1.6875</text:p>
          </table:table-cell>
          <table:table-cell table:formula="of:=([.C475]-[.F475])^2/[.F475]" office:value-type="float" office:value="1.44642857142857" calcext:value-type="float">
            <text:p>1.4464285714</text:p>
          </table:table-cell>
          <table:table-cell table:formula="of:=([.D475]-[.G475])^2/[.G475]" office:value-type="float" office:value="1.02083333333333" calcext:value-type="float">
            <text:p>1.0208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3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76:.D476])" office:value-type="float" office:value="2" calcext:value-type="float">
            <text:p>2</text:p>
          </table:table-cell>
          <table:table-cell table:formula="of:=[.C476]*0.4375" office:value-type="float" office:value="0.875" calcext:value-type="float">
            <text:p>0.875</text:p>
          </table:table-cell>
          <table:table-cell table:formula="of:=[.D476]*0.5625" office:value-type="float" office:value="0" calcext:value-type="float">
            <text:p>0</text:p>
          </table:table-cell>
          <table:table-cell table:formula="of:=([.C476]-[.F476])^2/[.F476]" office:value-type="float" office:value="1.44642857142857" calcext:value-type="float">
            <text:p>1.4464285714</text:p>
          </table:table-cell>
          <table:table-cell table:formula="of:=([.D476]-[.G476])^2/[.G47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CGA-4-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formula="of:=SUM([.C477:.D477])" office:value-type="float" office:value="126" calcext:value-type="float">
            <text:p>126</text:p>
          </table:table-cell>
          <table:table-cell table:formula="of:=[.C477]*0.4375" office:value-type="float" office:value="35" calcext:value-type="float">
            <text:p>35</text:p>
          </table:table-cell>
          <table:table-cell table:formula="of:=[.D477]*0.5625" office:value-type="float" office:value="25.875" calcext:value-type="float">
            <text:p>25.875</text:p>
          </table:table-cell>
          <table:table-cell table:formula="of:=([.C477]-[.F477])^2/[.F477]" office:value-type="float" office:value="57.8571428571429" calcext:value-type="float">
            <text:p>57.8571428571</text:p>
          </table:table-cell>
          <table:table-cell table:formula="of:=([.D477]-[.G477])^2/[.G477]" office:value-type="float" office:value="15.6527777777778" calcext:value-type="float">
            <text:p>15.65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1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478:.D478])" office:value-type="float" office:value="2" calcext:value-type="float">
            <text:p>2</text:p>
          </table:table-cell>
          <table:table-cell table:formula="of:=[.C478]*0.4375" office:value-type="float" office:value="0.4375" calcext:value-type="float">
            <text:p>0.4375</text:p>
          </table:table-cell>
          <table:table-cell table:formula="of:=[.D478]*0.5625" office:value-type="float" office:value="0.5625" calcext:value-type="float">
            <text:p>0.5625</text:p>
          </table:table-cell>
          <table:table-cell table:formula="of:=([.C478]-[.F478])^2/[.F478]" office:value-type="float" office:value="0.723214285714286" calcext:value-type="float">
            <text:p>0.7232142857</text:p>
          </table:table-cell>
          <table:table-cell table:formula="of:=([.D478]-[.G478])^2/[.G478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2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479:.D479])" office:value-type="float" office:value="7" calcext:value-type="float">
            <text:p>7</text:p>
          </table:table-cell>
          <table:table-cell table:formula="of:=[.C479]*0.4375" office:value-type="float" office:value="2.625" calcext:value-type="float">
            <text:p>2.625</text:p>
          </table:table-cell>
          <table:table-cell table:formula="of:=[.D479]*0.5625" office:value-type="float" office:value="0.5625" calcext:value-type="float">
            <text:p>0.5625</text:p>
          </table:table-cell>
          <table:table-cell table:formula="of:=([.C479]-[.F479])^2/[.F479]" office:value-type="float" office:value="4.33928571428571" calcext:value-type="float">
            <text:p>4.3392857143</text:p>
          </table:table-cell>
          <table:table-cell table:formula="of:=([.D479]-[.G479])^2/[.G479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3-1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SUM([.C480:.D480])" office:value-type="float" office:value="255" calcext:value-type="float">
            <text:p>255</text:p>
          </table:table-cell>
          <table:table-cell table:formula="of:=[.C480]*0.4375" office:value-type="float" office:value="74.375" calcext:value-type="float">
            <text:p>74.375</text:p>
          </table:table-cell>
          <table:table-cell table:formula="of:=[.D480]*0.5625" office:value-type="float" office:value="47.8125" calcext:value-type="float">
            <text:p>47.8125</text:p>
          </table:table-cell>
          <table:table-cell table:formula="of:=([.C480]-[.F480])^2/[.F480]" office:value-type="float" office:value="122.946428571429" calcext:value-type="float">
            <text:p>122.9464285714</text:p>
          </table:table-cell>
          <table:table-cell table:formula="of:=([.D480]-[.G480])^2/[.G480]" office:value-type="float" office:value="28.9236111111111" calcext:value-type="float">
            <text:p>28.92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4-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481:.D481])" office:value-type="float" office:value="7" calcext:value-type="float">
            <text:p>7</text:p>
          </table:table-cell>
          <table:table-cell table:formula="of:=[.C481]*0.4375" office:value-type="float" office:value="1.3125" calcext:value-type="float">
            <text:p>1.3125</text:p>
          </table:table-cell>
          <table:table-cell table:formula="of:=[.D481]*0.5625" office:value-type="float" office:value="2.25" calcext:value-type="float">
            <text:p>2.25</text:p>
          </table:table-cell>
          <table:table-cell table:formula="of:=([.C481]-[.F481])^2/[.F481]" office:value-type="float" office:value="2.16964285714286" calcext:value-type="float">
            <text:p>2.1696428571</text:p>
          </table:table-cell>
          <table:table-cell table:formula="of:=([.D481]-[.G481])^2/[.G481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4-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482:.D482])" office:value-type="float" office:value="7" calcext:value-type="float">
            <text:p>7</text:p>
          </table:table-cell>
          <table:table-cell table:formula="of:=[.C482]*0.4375" office:value-type="float" office:value="1.3125" calcext:value-type="float">
            <text:p>1.3125</text:p>
          </table:table-cell>
          <table:table-cell table:formula="of:=[.D482]*0.5625" office:value-type="float" office:value="2.25" calcext:value-type="float">
            <text:p>2.25</text:p>
          </table:table-cell>
          <table:table-cell table:formula="of:=([.C482]-[.F482])^2/[.F482]" office:value-type="float" office:value="2.16964285714286" calcext:value-type="float">
            <text:p>2.1696428571</text:p>
          </table:table-cell>
          <table:table-cell table:formula="of:=([.D482]-[.G482])^2/[.G482]" office:value-type="float" office:value="1.36111111111111" calcext:value-type="float">
            <text:p>1.36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4-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C483:.D483])" office:value-type="float" office:value="9" calcext:value-type="float">
            <text:p>9</text:p>
          </table:table-cell>
          <table:table-cell table:formula="of:=[.C483]*0.4375" office:value-type="float" office:value="3.0625" calcext:value-type="float">
            <text:p>3.0625</text:p>
          </table:table-cell>
          <table:table-cell table:formula="of:=[.D483]*0.5625" office:value-type="float" office:value="1.125" calcext:value-type="float">
            <text:p>1.125</text:p>
          </table:table-cell>
          <table:table-cell table:formula="of:=([.C483]-[.F483])^2/[.F483]" office:value-type="float" office:value="5.0625" calcext:value-type="float">
            <text:p>5.0625</text:p>
          </table:table-cell>
          <table:table-cell table:formula="of:=([.D483]-[.G483])^2/[.G483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5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84:.D484])" office:value-type="float" office:value="2" calcext:value-type="float">
            <text:p>2</text:p>
          </table:table-cell>
          <table:table-cell table:formula="of:=[.C484]*0.4375" office:value-type="float" office:value="0" calcext:value-type="float">
            <text:p>0</text:p>
          </table:table-cell>
          <table:table-cell table:formula="of:=[.D484]*0.5625" office:value-type="float" office:value="1.125" calcext:value-type="float">
            <text:p>1.125</text:p>
          </table:table-cell>
          <table:table-cell table:formula="of:=([.C484]-[.F484])^2/[.F484]" office:value-type="string" office:string-value="" calcext:value-type="error">
            <text:p>#DIV/0!</text:p>
          </table:table-cell>
          <table:table-cell table:formula="of:=([.D484]-[.G484])^2/[.G484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GCT-6-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485:.D485])" office:value-type="float" office:value="3" calcext:value-type="float">
            <text:p>3</text:p>
          </table:table-cell>
          <table:table-cell table:formula="of:=[.C485]*0.4375" office:value-type="float" office:value="0.4375" calcext:value-type="float">
            <text:p>0.4375</text:p>
          </table:table-cell>
          <table:table-cell table:formula="of:=[.D485]*0.5625" office:value-type="float" office:value="1.125" calcext:value-type="float">
            <text:p>1.125</text:p>
          </table:table-cell>
          <table:table-cell table:formula="of:=([.C485]-[.F485])^2/[.F485]" office:value-type="float" office:value="0.723214285714286" calcext:value-type="float">
            <text:p>0.7232142857</text:p>
          </table:table-cell>
          <table:table-cell table:formula="of:=([.D485]-[.G485])^2/[.G485]" office:value-type="float" office:value="0.680555555555556" calcext:value-type="float">
            <text:p>0.680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1-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SUM([.C486:.D486])" office:value-type="float" office:value="54" calcext:value-type="float">
            <text:p>54</text:p>
          </table:table-cell>
          <table:table-cell table:formula="of:=[.C486]*0.4375" office:value-type="float" office:value="12.6875" calcext:value-type="float">
            <text:p>12.6875</text:p>
          </table:table-cell>
          <table:table-cell table:formula="of:=[.D486]*0.5625" office:value-type="float" office:value="14.0625" calcext:value-type="float">
            <text:p>14.0625</text:p>
          </table:table-cell>
          <table:table-cell table:formula="of:=([.C486]-[.F486])^2/[.F486]" office:value-type="float" office:value="20.9732142857143" calcext:value-type="float">
            <text:p>20.9732142857</text:p>
          </table:table-cell>
          <table:table-cell table:formula="of:=([.D486]-[.G486])^2/[.G486]" office:value-type="float" office:value="8.50694444444444" calcext:value-type="float">
            <text:p>8.50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2-1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table:formula="of:=SUM([.C487:.D487])" office:value-type="float" office:value="164" calcext:value-type="float">
            <text:p>164</text:p>
          </table:table-cell>
          <table:table-cell table:formula="of:=[.C487]*0.4375" office:value-type="float" office:value="45.0625" calcext:value-type="float">
            <text:p>45.0625</text:p>
          </table:table-cell>
          <table:table-cell table:formula="of:=[.D487]*0.5625" office:value-type="float" office:value="34.3125" calcext:value-type="float">
            <text:p>34.3125</text:p>
          </table:table-cell>
          <table:table-cell table:formula="of:=([.C487]-[.F487])^2/[.F487]" office:value-type="float" office:value="74.4910714285714" calcext:value-type="float">
            <text:p>74.4910714286</text:p>
          </table:table-cell>
          <table:table-cell table:formula="of:=([.D487]-[.G487])^2/[.G487]" office:value-type="float" office:value="20.7569444444444" calcext:value-type="float">
            <text:p>20.756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3-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SUM([.C488:.D488])" office:value-type="float" office:value="57" calcext:value-type="float">
            <text:p>57</text:p>
          </table:table-cell>
          <table:table-cell table:formula="of:=[.C488]*0.4375" office:value-type="float" office:value="16.1875" calcext:value-type="float">
            <text:p>16.1875</text:p>
          </table:table-cell>
          <table:table-cell table:formula="of:=[.D488]*0.5625" office:value-type="float" office:value="11.25" calcext:value-type="float">
            <text:p>11.25</text:p>
          </table:table-cell>
          <table:table-cell table:formula="of:=([.C488]-[.F488])^2/[.F488]" office:value-type="float" office:value="26.7589285714286" calcext:value-type="float">
            <text:p>26.7589285714</text:p>
          </table:table-cell>
          <table:table-cell table:formula="of:=([.D488]-[.G488])^2/[.G488]" office:value-type="float" office:value="6.80555555555556" calcext:value-type="float">
            <text:p>6.8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Ser-TGA-4-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SUM([.C489:.D489])" office:value-type="float" office:value="19" calcext:value-type="float">
            <text:p>19</text:p>
          </table:table-cell>
          <table:table-cell table:formula="of:=[.C489]*0.4375" office:value-type="float" office:value="5.6875" calcext:value-type="float">
            <text:p>5.6875</text:p>
          </table:table-cell>
          <table:table-cell table:formula="of:=[.D489]*0.5625" office:value-type="float" office:value="3.375" calcext:value-type="float">
            <text:p>3.375</text:p>
          </table:table-cell>
          <table:table-cell table:formula="of:=([.C489]-[.F489])^2/[.F489]" office:value-type="float" office:value="9.40178571428571" calcext:value-type="float">
            <text:p>9.4017857143</text:p>
          </table:table-cell>
          <table:table-cell table:formula="of:=([.D489]-[.G489])^2/[.G489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1-1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office:value-type="float" office:value="439" calcext:value-type="float">
            <text:p>439</text:p>
          </table:table-cell>
          <table:table-cell table:formula="of:=SUM([.C490:.D490])" office:value-type="float" office:value="758" calcext:value-type="float">
            <text:p>758</text:p>
          </table:table-cell>
          <table:table-cell table:formula="of:=[.C490]*0.4375" office:value-type="float" office:value="139.5625" calcext:value-type="float">
            <text:p>139.5625</text:p>
          </table:table-cell>
          <table:table-cell table:formula="of:=[.D490]*0.5625" office:value-type="float" office:value="246.9375" calcext:value-type="float">
            <text:p>246.9375</text:p>
          </table:table-cell>
          <table:table-cell table:formula="of:=([.C490]-[.F490])^2/[.F490]" office:value-type="float" office:value="230.705357142857" calcext:value-type="float">
            <text:p>230.7053571429</text:p>
          </table:table-cell>
          <table:table-cell table:formula="of:=([.D490]-[.G490])^2/[.G490]" office:value-type="float" office:value="149.381944444444" calcext:value-type="float">
            <text:p>149.38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1-2</text:p>
          </table:table-cell>
          <table:table-cell office:value-type="float" office:value="74" calcext:value-type="float">
            <text:p>74</text:p>
          </table:table-cell>
          <table:table-cell office:value-type="float" office:value="336" calcext:value-type="float">
            <text:p>336</text:p>
          </table:table-cell>
          <table:table-cell office:value-type="float" office:value="502" calcext:value-type="float">
            <text:p>502</text:p>
          </table:table-cell>
          <table:table-cell table:formula="of:=SUM([.C491:.D491])" office:value-type="float" office:value="838" calcext:value-type="float">
            <text:p>838</text:p>
          </table:table-cell>
          <table:table-cell table:formula="of:=[.C491]*0.4375" office:value-type="float" office:value="147" calcext:value-type="float">
            <text:p>147</text:p>
          </table:table-cell>
          <table:table-cell table:formula="of:=[.D491]*0.5625" office:value-type="float" office:value="282.375" calcext:value-type="float">
            <text:p>282.375</text:p>
          </table:table-cell>
          <table:table-cell table:formula="of:=([.C491]-[.F491])^2/[.F491]" office:value-type="float" office:value="243" calcext:value-type="float">
            <text:p>243</text:p>
          </table:table-cell>
          <table:table-cell table:formula="of:=([.D491]-[.G491])^2/[.G491]" office:value-type="float" office:value="170.819444444444" calcext:value-type="float">
            <text:p>170.819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1-3</text:p>
          </table:table-cell>
          <table:table-cell office:value-type="float" office:value="74" calcext:value-type="float">
            <text:p>74</text:p>
          </table:table-cell>
          <table:table-cell office:value-type="float" office:value="327" calcext:value-type="float">
            <text:p>327</text:p>
          </table:table-cell>
          <table:table-cell office:value-type="float" office:value="458" calcext:value-type="float">
            <text:p>458</text:p>
          </table:table-cell>
          <table:table-cell table:formula="of:=SUM([.C492:.D492])" office:value-type="float" office:value="785" calcext:value-type="float">
            <text:p>785</text:p>
          </table:table-cell>
          <table:table-cell table:formula="of:=[.C492]*0.4375" office:value-type="float" office:value="143.0625" calcext:value-type="float">
            <text:p>143.0625</text:p>
          </table:table-cell>
          <table:table-cell table:formula="of:=[.D492]*0.5625" office:value-type="float" office:value="257.625" calcext:value-type="float">
            <text:p>257.625</text:p>
          </table:table-cell>
          <table:table-cell table:formula="of:=([.C492]-[.F492])^2/[.F492]" office:value-type="float" office:value="236.491071428571" calcext:value-type="float">
            <text:p>236.4910714286</text:p>
          </table:table-cell>
          <table:table-cell table:formula="of:=([.D492]-[.G492])^2/[.G492]" office:value-type="float" office:value="155.847222222222" calcext:value-type="float">
            <text:p>155.84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2-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formula="of:=SUM([.C493:.D493])" office:value-type="float" office:value="148" calcext:value-type="float">
            <text:p>148</text:p>
          </table:table-cell>
          <table:table-cell table:formula="of:=[.C493]*0.4375" office:value-type="float" office:value="24.5" calcext:value-type="float">
            <text:p>24.5</text:p>
          </table:table-cell>
          <table:table-cell table:formula="of:=[.D493]*0.5625" office:value-type="float" office:value="51.75" calcext:value-type="float">
            <text:p>51.75</text:p>
          </table:table-cell>
          <table:table-cell table:formula="of:=([.C493]-[.F493])^2/[.F493]" office:value-type="float" office:value="40.5" calcext:value-type="float">
            <text:p>40.5</text:p>
          </table:table-cell>
          <table:table-cell table:formula="of:=([.D493]-[.G493])^2/[.G493]" office:value-type="float" office:value="31.3055555555556" calcext:value-type="float">
            <text:p>31.3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2-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formula="of:=SUM([.C494:.D494])" office:value-type="float" office:value="138" calcext:value-type="float">
            <text:p>138</text:p>
          </table:table-cell>
          <table:table-cell table:formula="of:=[.C494]*0.4375" office:value-type="float" office:value="26.6875" calcext:value-type="float">
            <text:p>26.6875</text:p>
          </table:table-cell>
          <table:table-cell table:formula="of:=[.D494]*0.5625" office:value-type="float" office:value="43.3125" calcext:value-type="float">
            <text:p>43.3125</text:p>
          </table:table-cell>
          <table:table-cell table:formula="of:=([.C494]-[.F494])^2/[.F494]" office:value-type="float" office:value="44.1160714285714" calcext:value-type="float">
            <text:p>44.1160714286</text:p>
          </table:table-cell>
          <table:table-cell table:formula="of:=([.D494]-[.G494])^2/[.G494]" office:value-type="float" office:value="26.2013888888889" calcext:value-type="float">
            <text:p>26.2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3-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table:formula="of:=SUM([.C495:.D495])" office:value-type="float" office:value="176" calcext:value-type="float">
            <text:p>176</text:p>
          </table:table-cell>
          <table:table-cell table:formula="of:=[.C495]*0.4375" office:value-type="float" office:value="29.3125" calcext:value-type="float">
            <text:p>29.3125</text:p>
          </table:table-cell>
          <table:table-cell table:formula="of:=[.D495]*0.5625" office:value-type="float" office:value="61.3125" calcext:value-type="float">
            <text:p>61.3125</text:p>
          </table:table-cell>
          <table:table-cell table:formula="of:=([.C495]-[.F495])^2/[.F495]" office:value-type="float" office:value="48.4553571428572" calcext:value-type="float">
            <text:p>48.4553571429</text:p>
          </table:table-cell>
          <table:table-cell table:formula="of:=([.D495]-[.G495])^2/[.G495]" office:value-type="float" office:value="37.0902777777778" calcext:value-type="float">
            <text:p>37.0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4-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table:formula="of:=SUM([.C496:.D496])" office:value-type="float" office:value="193" calcext:value-type="float">
            <text:p>193</text:p>
          </table:table-cell>
          <table:table-cell table:formula="of:=[.C496]*0.4375" office:value-type="float" office:value="28.4375" calcext:value-type="float">
            <text:p>28.4375</text:p>
          </table:table-cell>
          <table:table-cell table:formula="of:=[.D496]*0.5625" office:value-type="float" office:value="72" calcext:value-type="float">
            <text:p>72</text:p>
          </table:table-cell>
          <table:table-cell table:formula="of:=([.C496]-[.F496])^2/[.F496]" office:value-type="float" office:value="47.0089285714286" calcext:value-type="float">
            <text:p>47.0089285714</text:p>
          </table:table-cell>
          <table:table-cell table:formula="of:=([.D496]-[.G496])^2/[.G496]" office:value-type="float" office:value="43.5555555555556" calcext:value-type="float">
            <text:p>43.5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5-1</text:p>
          </table:table-cell>
          <table:table-cell office:value-type="float" office:value="74" calcext:value-type="float">
            <text:p>74</text:p>
          </table:table-cell>
          <table:table-cell office:value-type="float" office:value="285" calcext:value-type="float">
            <text:p>285</text:p>
          </table:table-cell>
          <table:table-cell office:value-type="float" office:value="371" calcext:value-type="float">
            <text:p>371</text:p>
          </table:table-cell>
          <table:table-cell table:formula="of:=SUM([.C497:.D497])" office:value-type="float" office:value="656" calcext:value-type="float">
            <text:p>656</text:p>
          </table:table-cell>
          <table:table-cell table:formula="of:=[.C497]*0.4375" office:value-type="float" office:value="124.6875" calcext:value-type="float">
            <text:p>124.6875</text:p>
          </table:table-cell>
          <table:table-cell table:formula="of:=[.D497]*0.5625" office:value-type="float" office:value="208.6875" calcext:value-type="float">
            <text:p>208.6875</text:p>
          </table:table-cell>
          <table:table-cell table:formula="of:=([.C497]-[.F497])^2/[.F497]" office:value-type="float" office:value="206.116071428571" calcext:value-type="float">
            <text:p>206.1160714286</text:p>
          </table:table-cell>
          <table:table-cell table:formula="of:=([.D497]-[.G497])^2/[.G497]" office:value-type="float" office:value="126.243055555556" calcext:value-type="float">
            <text:p>126.2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6-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.C498:.D498])" office:value-type="float" office:value="170" calcext:value-type="float">
            <text:p>170</text:p>
          </table:table-cell>
          <table:table-cell table:formula="of:=[.C498]*0.4375" office:value-type="float" office:value="30.625" calcext:value-type="float">
            <text:p>30.625</text:p>
          </table:table-cell>
          <table:table-cell table:formula="of:=[.D498]*0.5625" office:value-type="float" office:value="56.25" calcext:value-type="float">
            <text:p>56.25</text:p>
          </table:table-cell>
          <table:table-cell table:formula="of:=([.C498]-[.F498])^2/[.F498]" office:value-type="float" office:value="50.625" calcext:value-type="float">
            <text:p>50.625</text:p>
          </table:table-cell>
          <table:table-cell table:formula="of:=([.D498]-[.G498])^2/[.G498]" office:value-type="float" office:value="34.0277777777778" calcext:value-type="float">
            <text:p>34.02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AGT-7-1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table:formula="of:=SUM([.C499:.D499])" office:value-type="float" office:value="272" calcext:value-type="float">
            <text:p>272</text:p>
          </table:table-cell>
          <table:table-cell table:formula="of:=[.C499]*0.4375" office:value-type="float" office:value="49.875" calcext:value-type="float">
            <text:p>49.875</text:p>
          </table:table-cell>
          <table:table-cell table:formula="of:=[.D499]*0.5625" office:value-type="float" office:value="88.875" calcext:value-type="float">
            <text:p>88.875</text:p>
          </table:table-cell>
          <table:table-cell table:formula="of:=([.C499]-[.F499])^2/[.F499]" office:value-type="float" office:value="82.4464285714286" calcext:value-type="float">
            <text:p>82.4464285714</text:p>
          </table:table-cell>
          <table:table-cell table:formula="of:=([.D499]-[.G499])^2/[.G499]" office:value-type="float" office:value="53.7638888888889" calcext:value-type="float">
            <text:p>53.76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CGT-1-1</text:p>
          </table:table-cell>
          <table:table-cell office:value-type="float" office:value="74" calcext:value-type="float">
            <text:p>74</text:p>
          </table:table-cell>
          <table:table-cell office:value-type="float" office:value="365" calcext:value-type="float">
            <text:p>365</text:p>
          </table:table-cell>
          <table:table-cell office:value-type="float" office:value="432" calcext:value-type="float">
            <text:p>432</text:p>
          </table:table-cell>
          <table:table-cell table:formula="of:=SUM([.C500:.D500])" office:value-type="float" office:value="797" calcext:value-type="float">
            <text:p>797</text:p>
          </table:table-cell>
          <table:table-cell table:formula="of:=[.C500]*0.4375" office:value-type="float" office:value="159.6875" calcext:value-type="float">
            <text:p>159.6875</text:p>
          </table:table-cell>
          <table:table-cell table:formula="of:=[.D500]*0.5625" office:value-type="float" office:value="243" calcext:value-type="float">
            <text:p>243</text:p>
          </table:table-cell>
          <table:table-cell table:formula="of:=([.C500]-[.F500])^2/[.F500]" office:value-type="float" office:value="263.973214285714" calcext:value-type="float">
            <text:p>263.9732142857</text:p>
          </table:table-cell>
          <table:table-cell table:formula="of:=([.D500]-[.G500])^2/[.G500]"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Thr-CGT-2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27" calcext:value-type="float">
            <text:p>2427</text:p>
          </table:table-cell>
          <table:table-cell table:style-name="ce1" office:value-type="float" office:value="3084" calcext:value-type="float">
            <text:p>3084</text:p>
          </table:table-cell>
          <table:table-cell table:style-name="ce1" table:formula="of:=SUM([.C501:.D501])" office:value-type="float" office:value="5511" calcext:value-type="float">
            <text:p>5511</text:p>
          </table:table-cell>
          <table:table-cell table:style-name="ce1" table:formula="of:=[.C501]*0.4375" office:value-type="float" office:value="1061.8125" calcext:value-type="float">
            <text:p>1061.8125</text:p>
          </table:table-cell>
          <table:table-cell table:style-name="ce1" table:formula="of:=[.D501]*0.5625" office:value-type="float" office:value="1734.75" calcext:value-type="float">
            <text:p>1734.75</text:p>
          </table:table-cell>
          <table:table-cell table:style-name="ce1" table:formula="of:=([.C501]-[.F501])^2/[.F501]" office:value-type="float" office:value="1755.24107142857" calcext:value-type="float">
            <text:p>1755.2410714286</text:p>
          </table:table-cell>
          <table:table-cell table:style-name="ce1" table:formula="of:=([.D501]-[.G501])^2/[.G501]" office:value-type="float" office:value="1049.41666666667" calcext:value-type="float">
            <text:p>1049.416666666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Thr-CGT-3-1</text:p>
          </table:table-cell>
          <table:table-cell office:value-type="float" office:value="74" calcext:value-type="float">
            <text:p>74</text:p>
          </table:table-cell>
          <table:table-cell office:value-type="float" office:value="741" calcext:value-type="float">
            <text:p>741</text:p>
          </table:table-cell>
          <table:table-cell office:value-type="float" office:value="897" calcext:value-type="float">
            <text:p>897</text:p>
          </table:table-cell>
          <table:table-cell table:formula="of:=SUM([.C502:.D502])" office:value-type="float" office:value="1638" calcext:value-type="float">
            <text:p>1638</text:p>
          </table:table-cell>
          <table:table-cell table:formula="of:=[.C502]*0.4375" office:value-type="float" office:value="324.1875" calcext:value-type="float">
            <text:p>324.1875</text:p>
          </table:table-cell>
          <table:table-cell table:formula="of:=[.D502]*0.5625" office:value-type="float" office:value="504.5625" calcext:value-type="float">
            <text:p>504.5625</text:p>
          </table:table-cell>
          <table:table-cell table:formula="of:=([.C502]-[.F502])^2/[.F502]" office:value-type="float" office:value="535.901785714286" calcext:value-type="float">
            <text:p>535.9017857143</text:p>
          </table:table-cell>
          <table:table-cell table:formula="of:=([.D502]-[.G502])^2/[.G502]" office:value-type="float" office:value="305.229166666667" calcext:value-type="float">
            <text:p>305.2291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Thr-CGT-4-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2425" calcext:value-type="float">
            <text:p>2425</text:p>
          </table:table-cell>
          <table:table-cell table:style-name="ce1" table:formula="of:=SUM([.C503:.D503])" office:value-type="float" office:value="4398" calcext:value-type="float">
            <text:p>4398</text:p>
          </table:table-cell>
          <table:table-cell table:style-name="ce1" table:formula="of:=[.C503]*0.4375" office:value-type="float" office:value="863.1875" calcext:value-type="float">
            <text:p>863.1875</text:p>
          </table:table-cell>
          <table:table-cell table:style-name="ce1" table:formula="of:=[.D503]*0.5625" office:value-type="float" office:value="1364.0625" calcext:value-type="float">
            <text:p>1364.0625</text:p>
          </table:table-cell>
          <table:table-cell table:style-name="ce1" table:formula="of:=([.C503]-[.F503])^2/[.F503]" office:value-type="float" office:value="1426.90178571429" calcext:value-type="float">
            <text:p>1426.9017857143</text:p>
          </table:table-cell>
          <table:table-cell table:style-name="ce1" table:formula="of:=([.D503]-[.G503])^2/[.G503]" office:value-type="float" office:value="825.173611111111" calcext:value-type="float">
            <text:p>825.17361111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Thr-CGT-5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4:.D504])" office:value-type="float" office:value="0" calcext:value-type="float">
            <text:p>0</text:p>
          </table:table-cell>
          <table:table-cell table:formula="of:=[.C504]*0.4375" office:value-type="float" office:value="0" calcext:value-type="float">
            <text:p>0</text:p>
          </table:table-cell>
          <table:table-cell table:formula="of:=[.D504]*0.5625" office:value-type="float" office:value="0" calcext:value-type="float">
            <text:p>0</text:p>
          </table:table-cell>
          <table:table-cell table:formula="of:=([.C504]-[.F504])^2/[.F504]" office:value-type="string" office:string-value="" calcext:value-type="error">
            <text:p>#DIV/0!</text:p>
          </table:table-cell>
          <table:table-cell table:formula="of:=([.D504]-[.G504])^2/[.G50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hr-CGT-6-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505:.D505])" office:value-type="float" office:value="11" calcext:value-type="float">
            <text:p>11</text:p>
          </table:table-cell>
          <table:table-cell table:formula="of:=[.C505]*0.4375" office:value-type="float" office:value="2.625" calcext:value-type="float">
            <text:p>2.625</text:p>
          </table:table-cell>
          <table:table-cell table:formula="of:=[.D505]*0.5625" office:value-type="float" office:value="2.8125" calcext:value-type="float">
            <text:p>2.8125</text:p>
          </table:table-cell>
          <table:table-cell table:formula="of:=([.C505]-[.F505])^2/[.F505]" office:value-type="float" office:value="4.33928571428571" calcext:value-type="float">
            <text:p>4.3392857143</text:p>
          </table:table-cell>
          <table:table-cell table:formula="of:=([.D505]-[.G505])^2/[.G505]" office:value-type="float" office:value="1.70138888888889" calcext:value-type="float">
            <text:p>1.701388888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Thr-TGT-1-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5638" calcext:value-type="float">
            <text:p>5638</text:p>
          </table:table-cell>
          <table:table-cell table:style-name="ce1" table:formula="of:=SUM([.C506:.D506])" office:value-type="float" office:value="10328" calcext:value-type="float">
            <text:p>10328</text:p>
          </table:table-cell>
          <table:table-cell table:style-name="ce1" table:formula="of:=[.C506]*0.4375" office:value-type="float" office:value="2051.875" calcext:value-type="float">
            <text:p>2051.875</text:p>
          </table:table-cell>
          <table:table-cell table:style-name="ce1" table:formula="of:=[.D506]*0.5625" office:value-type="float" office:value="3171.375" calcext:value-type="float">
            <text:p>3171.375</text:p>
          </table:table-cell>
          <table:table-cell table:style-name="ce1" table:formula="of:=([.C506]-[.F506])^2/[.F506]" office:value-type="float" office:value="3391.875" calcext:value-type="float">
            <text:p>3391.875</text:p>
          </table:table-cell>
          <table:table-cell table:style-name="ce1" table:formula="of:=([.D506]-[.G506])^2/[.G506]" office:value-type="float" office:value="1918.48611111111" calcext:value-type="float">
            <text:p>1918.486111111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table:formula="of:=SUM([.C507:.D507])" office:value-type="float" office:value="3409" calcext:value-type="float">
            <text:p>3409</text:p>
          </table:table-cell>
          <table:table-cell table:style-name="ce1" table:formula="of:=[.C507]*0.4375" office:value-type="float" office:value="513.625" calcext:value-type="float">
            <text:p>513.625</text:p>
          </table:table-cell>
          <table:table-cell table:style-name="ce1" table:formula="of:=[.D507]*0.5625" office:value-type="float" office:value="1257.1875" calcext:value-type="float">
            <text:p>1257.1875</text:p>
          </table:table-cell>
          <table:table-cell table:style-name="ce1" table:formula="of:=([.C507]-[.F507])^2/[.F507]" office:value-type="float" office:value="849.053571428571" calcext:value-type="float">
            <text:p>849.0535714286</text:p>
          </table:table-cell>
          <table:table-cell table:style-name="ce1" table:formula="of:=([.D507]-[.G507])^2/[.G507]" office:value-type="float" office:value="760.520833333333" calcext:value-type="float">
            <text:p>760.520833333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table:formula="of:=SUM([.C508:.D508])" office:value-type="float" office:value="3131" calcext:value-type="float">
            <text:p>3131</text:p>
          </table:table-cell>
          <table:table-cell table:style-name="ce1" table:formula="of:=[.C508]*0.4375" office:value-type="float" office:value="540.3125" calcext:value-type="float">
            <text:p>540.3125</text:p>
          </table:table-cell>
          <table:table-cell table:style-name="ce1" table:formula="of:=[.D508]*0.5625" office:value-type="float" office:value="1066.5" calcext:value-type="float">
            <text:p>1066.5</text:p>
          </table:table-cell>
          <table:table-cell table:style-name="ce1" table:formula="of:=([.C508]-[.F508])^2/[.F508]" office:value-type="float" office:value="893.169642857143" calcext:value-type="float">
            <text:p>893.1696428571</text:p>
          </table:table-cell>
          <table:table-cell table:style-name="ce1" table:formula="of:=([.D508]-[.G508])^2/[.G508]" office:value-type="float" office:value="645.166666666667" calcext:value-type="float">
            <text:p>645.166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501" calcext:value-type="float">
            <text:p>2501</text:p>
          </table:table-cell>
          <table:table-cell table:style-name="ce1" office:value-type="float" office:value="3656" calcext:value-type="float">
            <text:p>3656</text:p>
          </table:table-cell>
          <table:table-cell table:style-name="ce1" table:formula="of:=SUM([.C509:.D509])" office:value-type="float" office:value="6157" calcext:value-type="float">
            <text:p>6157</text:p>
          </table:table-cell>
          <table:table-cell table:style-name="ce1" table:formula="of:=[.C509]*0.4375" office:value-type="float" office:value="1094.1875" calcext:value-type="float">
            <text:p>1094.1875</text:p>
          </table:table-cell>
          <table:table-cell table:style-name="ce1" table:formula="of:=[.D509]*0.5625" office:value-type="float" office:value="2056.5" calcext:value-type="float">
            <text:p>2056.5</text:p>
          </table:table-cell>
          <table:table-cell table:style-name="ce1" table:formula="of:=([.C509]-[.F509])^2/[.F509]" office:value-type="float" office:value="1808.75892857143" calcext:value-type="float">
            <text:p>1808.7589285714</text:p>
          </table:table-cell>
          <table:table-cell table:style-name="ce1" table:formula="of:=([.D509]-[.G509])^2/[.G509]" office:value-type="float" office:value="1244.05555555556" calcext:value-type="float">
            <text:p>1244.0555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Thr-TGT-5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97" calcext:value-type="float">
            <text:p>2497</text:p>
          </table:table-cell>
          <table:table-cell table:style-name="ce1" office:value-type="float" office:value="3671" calcext:value-type="float">
            <text:p>3671</text:p>
          </table:table-cell>
          <table:table-cell table:style-name="ce1" table:formula="of:=SUM([.C510:.D510])" office:value-type="float" office:value="6168" calcext:value-type="float">
            <text:p>6168</text:p>
          </table:table-cell>
          <table:table-cell table:style-name="ce1" table:formula="of:=[.C510]*0.4375" office:value-type="float" office:value="1092.4375" calcext:value-type="float">
            <text:p>1092.4375</text:p>
          </table:table-cell>
          <table:table-cell table:style-name="ce1" table:formula="of:=[.D510]*0.5625" office:value-type="float" office:value="2064.9375" calcext:value-type="float">
            <text:p>2064.9375</text:p>
          </table:table-cell>
          <table:table-cell table:style-name="ce1" table:formula="of:=([.C510]-[.F510])^2/[.F510]" office:value-type="float" office:value="1805.86607142857" calcext:value-type="float">
            <text:p>1805.8660714286</text:p>
          </table:table-cell>
          <table:table-cell table:style-name="ce1" table:formula="of:=([.D510]-[.G510])^2/[.G510]" office:value-type="float" office:value="1249.15972222222" calcext:value-type="float">
            <text:p>1249.15972222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Thr-TGT-6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511:.D511])" office:value-type="float" office:value="18" calcext:value-type="float">
            <text:p>18</text:p>
          </table:table-cell>
          <table:table-cell table:formula="of:=[.C511]*0.4375" office:value-type="float" office:value="3.0625" calcext:value-type="float">
            <text:p>3.0625</text:p>
          </table:table-cell>
          <table:table-cell table:formula="of:=[.D511]*0.5625" office:value-type="float" office:value="6.1875" calcext:value-type="float">
            <text:p>6.1875</text:p>
          </table:table-cell>
          <table:table-cell table:formula="of:=([.C511]-[.F511])^2/[.F511]" office:value-type="float" office:value="5.0625" calcext:value-type="float">
            <text:p>5.0625</text:p>
          </table:table-cell>
          <table:table-cell table:formula="of:=([.D511]-[.G511])^2/[.G511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1-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SUM([.C512:.D512])" office:value-type="float" office:value="100" calcext:value-type="float">
            <text:p>100</text:p>
          </table:table-cell>
          <table:table-cell table:formula="of:=[.C512]*0.4375" office:value-type="float" office:value="18.375" calcext:value-type="float">
            <text:p>18.375</text:p>
          </table:table-cell>
          <table:table-cell table:formula="of:=[.D512]*0.5625" office:value-type="float" office:value="32.625" calcext:value-type="float">
            <text:p>32.625</text:p>
          </table:table-cell>
          <table:table-cell table:formula="of:=([.C512]-[.F512])^2/[.F512]" office:value-type="float" office:value="30.375" calcext:value-type="float">
            <text:p>30.375</text:p>
          </table:table-cell>
          <table:table-cell table:formula="of:=([.D512]-[.G512])^2/[.G512]" office:value-type="float" office:value="19.7361111111111" calcext:value-type="float">
            <text:p>19.736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2-1</text:p>
          </table:table-cell>
          <table:table-cell office:value-type="float" office:value="72" calcext:value-type="float">
            <text:p>72</text:p>
          </table:table-cell>
          <table:table-cell office:value-type="float" office:value="326" calcext:value-type="float">
            <text:p>326</text:p>
          </table:table-cell>
          <table:table-cell office:value-type="float" office:value="469" calcext:value-type="float">
            <text:p>469</text:p>
          </table:table-cell>
          <table:table-cell table:formula="of:=SUM([.C513:.D513])" office:value-type="float" office:value="795" calcext:value-type="float">
            <text:p>795</text:p>
          </table:table-cell>
          <table:table-cell table:formula="of:=[.C513]*0.4375" office:value-type="float" office:value="142.625" calcext:value-type="float">
            <text:p>142.625</text:p>
          </table:table-cell>
          <table:table-cell table:formula="of:=[.D513]*0.5625" office:value-type="float" office:value="263.8125" calcext:value-type="float">
            <text:p>263.8125</text:p>
          </table:table-cell>
          <table:table-cell table:formula="of:=([.C513]-[.F513])^2/[.F513]" office:value-type="float" office:value="235.767857142857" calcext:value-type="float">
            <text:p>235.7678571429</text:p>
          </table:table-cell>
          <table:table-cell table:formula="of:=([.D513]-[.G513])^2/[.G513]" office:value-type="float" office:value="159.590277777778" calcext:value-type="float">
            <text:p>159.59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3-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SUM([.C514:.D514])" office:value-type="float" office:value="86" calcext:value-type="float">
            <text:p>86</text:p>
          </table:table-cell>
          <table:table-cell table:formula="of:=[.C514]*0.4375" office:value-type="float" office:value="15.75" calcext:value-type="float">
            <text:p>15.75</text:p>
          </table:table-cell>
          <table:table-cell table:formula="of:=[.D514]*0.5625" office:value-type="float" office:value="28.125" calcext:value-type="float">
            <text:p>28.125</text:p>
          </table:table-cell>
          <table:table-cell table:formula="of:=([.C514]-[.F514])^2/[.F514]" office:value-type="float" office:value="26.0357142857143" calcext:value-type="float">
            <text:p>26.0357142857</text:p>
          </table:table-cell>
          <table:table-cell table:formula="of:=([.D514]-[.G514])^2/[.G514]" office:value-type="float" office:value="17.0138888888889" calcext:value-type="float">
            <text:p>17.013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3-2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SUM([.C515:.D515])" office:value-type="float" office:value="65" calcext:value-type="float">
            <text:p>65</text:p>
          </table:table-cell>
          <table:table-cell table:formula="of:=[.C515]*0.4375" office:value-type="float" office:value="7.4375" calcext:value-type="float">
            <text:p>7.4375</text:p>
          </table:table-cell>
          <table:table-cell table:formula="of:=[.D515]*0.5625" office:value-type="float" office:value="27" calcext:value-type="float">
            <text:p>27</text:p>
          </table:table-cell>
          <table:table-cell table:formula="of:=([.C515]-[.F515])^2/[.F515]" office:value-type="float" office:value="12.2946428571429" calcext:value-type="float">
            <text:p>12.2946428571</text:p>
          </table:table-cell>
          <table:table-cell table:formula="of:=([.D515]-[.G515])^2/[.G515]" office:value-type="float" office:value="16.3333333333333" calcext:value-type="float">
            <text:p>16.33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3-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SUM([.C516:.D516])" office:value-type="float" office:value="84" calcext:value-type="float">
            <text:p>84</text:p>
          </table:table-cell>
          <table:table-cell table:formula="of:=[.C516]*0.4375" office:value-type="float" office:value="12.25" calcext:value-type="float">
            <text:p>12.25</text:p>
          </table:table-cell>
          <table:table-cell table:formula="of:=[.D516]*0.5625" office:value-type="float" office:value="31.5" calcext:value-type="float">
            <text:p>31.5</text:p>
          </table:table-cell>
          <table:table-cell table:formula="of:=([.C516]-[.F516])^2/[.F516]" office:value-type="float" office:value="20.25" calcext:value-type="float">
            <text:p>20.25</text:p>
          </table:table-cell>
          <table:table-cell table:formula="of:=([.D516]-[.G516])^2/[.G516]" office:value-type="float" office:value="19.0555555555556" calcext:value-type="float">
            <text:p>19.0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4-1</text:p>
          </table:table-cell>
          <table:table-cell office:value-type="float" office:value="72" calcext:value-type="float">
            <text:p>72</text:p>
          </table:table-cell>
          <table:table-cell office:value-type="float" office:value="218" calcext:value-type="float">
            <text:p>218</text:p>
          </table:table-cell>
          <table:table-cell office:value-type="float" office:value="287" calcext:value-type="float">
            <text:p>287</text:p>
          </table:table-cell>
          <table:table-cell table:formula="of:=SUM([.C517:.D517])" office:value-type="float" office:value="505" calcext:value-type="float">
            <text:p>505</text:p>
          </table:table-cell>
          <table:table-cell table:formula="of:=[.C517]*0.4375" office:value-type="float" office:value="95.375" calcext:value-type="float">
            <text:p>95.375</text:p>
          </table:table-cell>
          <table:table-cell table:formula="of:=[.D517]*0.5625" office:value-type="float" office:value="161.4375" calcext:value-type="float">
            <text:p>161.4375</text:p>
          </table:table-cell>
          <table:table-cell table:formula="of:=([.C517]-[.F517])^2/[.F517]" office:value-type="float" office:value="157.660714285714" calcext:value-type="float">
            <text:p>157.6607142857</text:p>
          </table:table-cell>
          <table:table-cell table:formula="of:=([.D517]-[.G517])^2/[.G517]" office:value-type="float" office:value="97.6597222222222" calcext:value-type="float">
            <text:p>97.6597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5-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SUM([.C518:.D518])" office:value-type="float" office:value="55" calcext:value-type="float">
            <text:p>55</text:p>
          </table:table-cell>
          <table:table-cell table:formula="of:=[.C518]*0.4375" office:value-type="float" office:value="10.0625" calcext:value-type="float">
            <text:p>10.0625</text:p>
          </table:table-cell>
          <table:table-cell table:formula="of:=[.D518]*0.5625" office:value-type="float" office:value="18" calcext:value-type="float">
            <text:p>18</text:p>
          </table:table-cell>
          <table:table-cell table:formula="of:=([.C518]-[.F518])^2/[.F518]" office:value-type="float" office:value="16.6339285714286" calcext:value-type="float">
            <text:p>16.6339285714</text:p>
          </table:table-cell>
          <table:table-cell table:formula="of:=([.D518]-[.G518])^2/[.G518]" office:value-type="float" office:value="10.8888888888889" calcext:value-type="float">
            <text:p>10.8888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6-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9:.D519])" office:value-type="float" office:value="0" calcext:value-type="float">
            <text:p>0</text:p>
          </table:table-cell>
          <table:table-cell table:formula="of:=[.C519]*0.4375" office:value-type="float" office:value="0" calcext:value-type="float">
            <text:p>0</text:p>
          </table:table-cell>
          <table:table-cell table:formula="of:=[.D519]*0.5625" office:value-type="float" office:value="0" calcext:value-type="float">
            <text:p>0</text:p>
          </table:table-cell>
          <table:table-cell table:formula="of:=([.C519]-[.F519])^2/[.F519]" office:value-type="string" office:string-value="" calcext:value-type="error">
            <text:p>#DIV/0!</text:p>
          </table:table-cell>
          <table:table-cell table:formula="of:=([.D519]-[.G519])^2/[.G5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rp-CCA-7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0:.D520])" office:value-type="float" office:value="0" calcext:value-type="float">
            <text:p>0</text:p>
          </table:table-cell>
          <table:table-cell table:formula="of:=[.C520]*0.4375" office:value-type="float" office:value="0" calcext:value-type="float">
            <text:p>0</text:p>
          </table:table-cell>
          <table:table-cell table:formula="of:=[.D520]*0.5625" office:value-type="float" office:value="0" calcext:value-type="float">
            <text:p>0</text:p>
          </table:table-cell>
          <table:table-cell table:formula="of:=([.C520]-[.F520])^2/[.F520]" office:value-type="string" office:string-value="" calcext:value-type="error">
            <text:p>#DIV/0!</text:p>
          </table:table-cell>
          <table:table-cell table:formula="of:=([.D520]-[.G520])^2/[.G5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ATA-1-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21:.D521])" office:value-type="float" office:value="1" calcext:value-type="float">
            <text:p>1</text:p>
          </table:table-cell>
          <table:table-cell table:formula="of:=[.C521]*0.4375" office:value-type="float" office:value="0.4375" calcext:value-type="float">
            <text:p>0.4375</text:p>
          </table:table-cell>
          <table:table-cell table:formula="of:=[.D521]*0.5625" office:value-type="float" office:value="0" calcext:value-type="float">
            <text:p>0</text:p>
          </table:table-cell>
          <table:table-cell table:formula="of:=([.C521]-[.F521])^2/[.F521]" office:value-type="float" office:value="0.723214285714286" calcext:value-type="float">
            <text:p>0.7232142857</text:p>
          </table:table-cell>
          <table:table-cell table:formula="of:=([.D521]-[.G521])^2/[.G5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-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C522:.D522])" office:value-type="float" office:value="55" calcext:value-type="float">
            <text:p>55</text:p>
          </table:table-cell>
          <table:table-cell table:formula="of:=[.C522]*0.4375" office:value-type="float" office:value="5.25" calcext:value-type="float">
            <text:p>5.25</text:p>
          </table:table-cell>
          <table:table-cell table:formula="of:=[.D522]*0.5625" office:value-type="float" office:value="24.1875" calcext:value-type="float">
            <text:p>24.1875</text:p>
          </table:table-cell>
          <table:table-cell table:formula="of:=([.C522]-[.F522])^2/[.F522]" office:value-type="float" office:value="8.67857142857143" calcext:value-type="float">
            <text:p>8.6785714286</text:p>
          </table:table-cell>
          <table:table-cell table:formula="of:=([.D522]-[.G522])^2/[.G522]" office:value-type="float" office:value="14.6319444444444" calcext:value-type="float">
            <text:p>14.6319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3:.D523])" office:value-type="float" office:value="0" calcext:value-type="float">
            <text:p>0</text:p>
          </table:table-cell>
          <table:table-cell table:formula="of:=[.C523]*0.4375" office:value-type="float" office:value="0" calcext:value-type="float">
            <text:p>0</text:p>
          </table:table-cell>
          <table:table-cell table:formula="of:=[.D523]*0.5625" office:value-type="float" office:value="0" calcext:value-type="float">
            <text:p>0</text:p>
          </table:table-cell>
          <table:table-cell table:formula="of:=([.C523]-[.F523])^2/[.F523]" office:value-type="string" office:string-value="" calcext:value-type="error">
            <text:p>#DIV/0!</text:p>
          </table:table-cell>
          <table:table-cell table:formula="of:=([.D523]-[.G523])^2/[.G52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1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4:.D524])" office:value-type="float" office:value="0" calcext:value-type="float">
            <text:p>0</text:p>
          </table:table-cell>
          <table:table-cell table:formula="of:=[.C524]*0.4375" office:value-type="float" office:value="0" calcext:value-type="float">
            <text:p>0</text:p>
          </table:table-cell>
          <table:table-cell table:formula="of:=[.D524]*0.5625" office:value-type="float" office:value="0" calcext:value-type="float">
            <text:p>0</text:p>
          </table:table-cell>
          <table:table-cell table:formula="of:=([.C524]-[.F524])^2/[.F524]" office:value-type="string" office:string-value="" calcext:value-type="error">
            <text:p>#DIV/0!</text:p>
          </table:table-cell>
          <table:table-cell table:formula="of:=([.D524]-[.G524])^2/[.G5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12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5:.D525])" office:value-type="float" office:value="0" calcext:value-type="float">
            <text:p>0</text:p>
          </table:table-cell>
          <table:table-cell table:formula="of:=[.C525]*0.4375" office:value-type="float" office:value="0" calcext:value-type="float">
            <text:p>0</text:p>
          </table:table-cell>
          <table:table-cell table:formula="of:=[.D525]*0.5625" office:value-type="float" office:value="0" calcext:value-type="float">
            <text:p>0</text:p>
          </table:table-cell>
          <table:table-cell table:formula="of:=([.C525]-[.F525])^2/[.F525]" office:value-type="string" office:string-value="" calcext:value-type="error">
            <text:p>#DIV/0!</text:p>
          </table:table-cell>
          <table:table-cell table:formula="of:=([.D525]-[.G525])^2/[.G52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2-1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SUM([.C526:.D526])" office:value-type="float" office:value="79" calcext:value-type="float">
            <text:p>79</text:p>
          </table:table-cell>
          <table:table-cell table:formula="of:=[.C526]*0.4375" office:value-type="float" office:value="13.125" calcext:value-type="float">
            <text:p>13.125</text:p>
          </table:table-cell>
          <table:table-cell table:formula="of:=[.D526]*0.5625" office:value-type="float" office:value="27.5625" calcext:value-type="float">
            <text:p>27.5625</text:p>
          </table:table-cell>
          <table:table-cell table:formula="of:=([.C526]-[.F526])^2/[.F526]" office:value-type="float" office:value="21.6964285714286" calcext:value-type="float">
            <text:p>21.6964285714</text:p>
          </table:table-cell>
          <table:table-cell table:formula="of:=([.D526]-[.G526])^2/[.G526]" office:value-type="float" office:value="16.6736111111111" calcext:value-type="float">
            <text:p>16.673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3-1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SUM([.C527:.D527])" office:value-type="float" office:value="81" calcext:value-type="float">
            <text:p>81</text:p>
          </table:table-cell>
          <table:table-cell table:formula="of:=[.C527]*0.4375" office:value-type="float" office:value="9.1875" calcext:value-type="float">
            <text:p>9.1875</text:p>
          </table:table-cell>
          <table:table-cell table:formula="of:=[.D527]*0.5625" office:value-type="float" office:value="33.75" calcext:value-type="float">
            <text:p>33.75</text:p>
          </table:table-cell>
          <table:table-cell table:formula="of:=([.C527]-[.F527])^2/[.F527]" office:value-type="float" office:value="15.1875" calcext:value-type="float">
            <text:p>15.1875</text:p>
          </table:table-cell>
          <table:table-cell table:formula="of:=([.D527]-[.G527])^2/[.G527]" office:value-type="float" office:value="20.4166666666667" calcext:value-type="float">
            <text:p>20.416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4-1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SUM([.C528:.D528])" office:value-type="float" office:value="49" calcext:value-type="float">
            <text:p>49</text:p>
          </table:table-cell>
          <table:table-cell table:formula="of:=[.C528]*0.4375" office:value-type="float" office:value="8.75" calcext:value-type="float">
            <text:p>8.75</text:p>
          </table:table-cell>
          <table:table-cell table:formula="of:=[.D528]*0.5625" office:value-type="float" office:value="16.3125" calcext:value-type="float">
            <text:p>16.3125</text:p>
          </table:table-cell>
          <table:table-cell table:formula="of:=([.C528]-[.F528])^2/[.F528]" office:value-type="float" office:value="14.4642857142857" calcext:value-type="float">
            <text:p>14.4642857143</text:p>
          </table:table-cell>
          <table:table-cell table:formula="of:=([.D528]-[.G528])^2/[.G528]" office:value-type="float" office:value="9.86805555555556" calcext:value-type="float">
            <text:p>9.868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1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SUM([.C529:.D529])" office:value-type="float" office:value="104" calcext:value-type="float">
            <text:p>104</text:p>
          </table:table-cell>
          <table:table-cell table:formula="of:=[.C529]*0.4375" office:value-type="float" office:value="18.375" calcext:value-type="float">
            <text:p>18.375</text:p>
          </table:table-cell>
          <table:table-cell table:formula="of:=[.D529]*0.5625" office:value-type="float" office:value="34.875" calcext:value-type="float">
            <text:p>34.875</text:p>
          </table:table-cell>
          <table:table-cell table:formula="of:=([.C529]-[.F529])^2/[.F529]" office:value-type="float" office:value="30.375" calcext:value-type="float">
            <text:p>30.375</text:p>
          </table:table-cell>
          <table:table-cell table:formula="of:=([.D529]-[.G529])^2/[.G529]" office:value-type="float" office:value="21.0972222222222" calcext:value-type="float">
            <text:p>21.09722222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formula="of:=SUM([.C530:.D530])" office:value-type="float" office:value="99" calcext:value-type="float">
            <text:p>99</text:p>
          </table:table-cell>
          <table:table-cell table:formula="of:=[.C530]*0.4375" office:value-type="float" office:value="15.3125" calcext:value-type="float">
            <text:p>15.3125</text:p>
          </table:table-cell>
          <table:table-cell table:formula="of:=[.D530]*0.5625" office:value-type="float" office:value="36" calcext:value-type="float">
            <text:p>36</text:p>
          </table:table-cell>
          <table:table-cell table:formula="of:=([.C530]-[.F530])^2/[.F530]" office:value-type="float" office:value="25.3125" calcext:value-type="float">
            <text:p>25.3125</text:p>
          </table:table-cell>
          <table:table-cell table:formula="of:=([.D530]-[.G530])^2/[.G530]" office:value-type="float" office:value="21.7777777777778" calcext:value-type="float">
            <text:p>21.77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SUM([.C531:.D531])" office:value-type="float" office:value="90" calcext:value-type="float">
            <text:p>90</text:p>
          </table:table-cell>
          <table:table-cell table:formula="of:=[.C531]*0.4375" office:value-type="float" office:value="10.5" calcext:value-type="float">
            <text:p>10.5</text:p>
          </table:table-cell>
          <table:table-cell table:formula="of:=[.D531]*0.5625" office:value-type="float" office:value="37.125" calcext:value-type="float">
            <text:p>37.125</text:p>
          </table:table-cell>
          <table:table-cell table:formula="of:=([.C531]-[.F531])^2/[.F531]" office:value-type="float" office:value="17.3571428571429" calcext:value-type="float">
            <text:p>17.3571428571</text:p>
          </table:table-cell>
          <table:table-cell table:formula="of:=([.D531]-[.G531])^2/[.G531]" office:value-type="float" office:value="22.4583333333333" calcext:value-type="float">
            <text:p>22.4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4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SUM([.C532:.D532])" office:value-type="float" office:value="105" calcext:value-type="float">
            <text:p>105</text:p>
          </table:table-cell>
          <table:table-cell table:formula="of:=[.C532]*0.4375" office:value-type="float" office:value="17.0625" calcext:value-type="float">
            <text:p>17.0625</text:p>
          </table:table-cell>
          <table:table-cell table:formula="of:=[.D532]*0.5625" office:value-type="float" office:value="37.125" calcext:value-type="float">
            <text:p>37.125</text:p>
          </table:table-cell>
          <table:table-cell table:formula="of:=([.C532]-[.F532])^2/[.F532]" office:value-type="float" office:value="28.2053571428571" calcext:value-type="float">
            <text:p>28.2053571429</text:p>
          </table:table-cell>
          <table:table-cell table:formula="of:=([.D532]-[.G532])^2/[.G532]" office:value-type="float" office:value="22.4583333333333" calcext:value-type="float">
            <text:p>22.458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5-5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SUM([.C533:.D533])" office:value-type="float" office:value="94" calcext:value-type="float">
            <text:p>94</text:p>
          </table:table-cell>
          <table:table-cell table:formula="of:=[.C533]*0.4375" office:value-type="float" office:value="16.625" calcext:value-type="float">
            <text:p>16.625</text:p>
          </table:table-cell>
          <table:table-cell table:formula="of:=[.D533]*0.5625" office:value-type="float" office:value="31.5" calcext:value-type="float">
            <text:p>31.5</text:p>
          </table:table-cell>
          <table:table-cell table:formula="of:=([.C533]-[.F533])^2/[.F533]" office:value-type="float" office:value="27.4821428571429" calcext:value-type="float">
            <text:p>27.4821428571</text:p>
          </table:table-cell>
          <table:table-cell table:formula="of:=([.D533]-[.G533])^2/[.G533]" office:value-type="float" office:value="19.0555555555556" calcext:value-type="float">
            <text:p>19.05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6-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SUM([.C534:.D534])" office:value-type="float" office:value="28" calcext:value-type="float">
            <text:p>28</text:p>
          </table:table-cell>
          <table:table-cell table:formula="of:=[.C534]*0.4375" office:value-type="float" office:value="3.9375" calcext:value-type="float">
            <text:p>3.9375</text:p>
          </table:table-cell>
          <table:table-cell table:formula="of:=[.D534]*0.5625" office:value-type="float" office:value="10.6875" calcext:value-type="float">
            <text:p>10.6875</text:p>
          </table:table-cell>
          <table:table-cell table:formula="of:=([.C534]-[.F534])^2/[.F534]" office:value-type="float" office:value="6.50892857142857" calcext:value-type="float">
            <text:p>6.5089285714</text:p>
          </table:table-cell>
          <table:table-cell table:formula="of:=([.D534]-[.G534])^2/[.G534]" office:value-type="float" office:value="6.46527777777778" calcext:value-type="float">
            <text:p>6.465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7-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35:.D535])" office:value-type="float" office:value="0" calcext:value-type="float">
            <text:p>0</text:p>
          </table:table-cell>
          <table:table-cell table:formula="of:=[.C535]*0.4375" office:value-type="float" office:value="0" calcext:value-type="float">
            <text:p>0</text:p>
          </table:table-cell>
          <table:table-cell table:formula="of:=[.D535]*0.5625" office:value-type="float" office:value="0" calcext:value-type="float">
            <text:p>0</text:p>
          </table:table-cell>
          <table:table-cell table:formula="of:=([.C535]-[.F535])^2/[.F535]" office:value-type="string" office:string-value="" calcext:value-type="error">
            <text:p>#DIV/0!</text:p>
          </table:table-cell>
          <table:table-cell table:formula="of:=([.D535]-[.G535])^2/[.G53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8-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SUM([.C536:.D536])" office:value-type="float" office:value="49" calcext:value-type="float">
            <text:p>49</text:p>
          </table:table-cell>
          <table:table-cell table:formula="of:=[.C536]*0.4375" office:value-type="float" office:value="7.875" calcext:value-type="float">
            <text:p>7.875</text:p>
          </table:table-cell>
          <table:table-cell table:formula="of:=[.D536]*0.5625" office:value-type="float" office:value="17.4375" calcext:value-type="float">
            <text:p>17.4375</text:p>
          </table:table-cell>
          <table:table-cell table:formula="of:=([.C536]-[.F536])^2/[.F536]" office:value-type="float" office:value="13.0178571428571" calcext:value-type="float">
            <text:p>13.0178571429</text:p>
          </table:table-cell>
          <table:table-cell table:formula="of:=([.D536]-[.G536])^2/[.G536]" office:value-type="float" office:value="10.5486111111111" calcext:value-type="float">
            <text:p>10.5486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Tyr-GTA-9-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37:.D537])" office:value-type="float" office:value="0" calcext:value-type="float">
            <text:p>0</text:p>
          </table:table-cell>
          <table:table-cell table:formula="of:=[.C537]*0.4375" office:value-type="float" office:value="0" calcext:value-type="float">
            <text:p>0</text:p>
          </table:table-cell>
          <table:table-cell table:formula="of:=[.D537]*0.5625" office:value-type="float" office:value="0" calcext:value-type="float">
            <text:p>0</text:p>
          </table:table-cell>
          <table:table-cell table:formula="of:=([.C537]-[.F537])^2/[.F537]" office:value-type="string" office:string-value="" calcext:value-type="error">
            <text:p>#DIV/0!</text:p>
          </table:table-cell>
          <table:table-cell table:formula="of:=([.D537]-[.G537])^2/[.G53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AAC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float" office:value="2381" calcext:value-type="float">
            <text:p>2381</text:p>
          </table:table-cell>
          <table:table-cell table:style-name="ce1" table:formula="of:=SUM([.C538:.D538])" office:value-type="float" office:value="4044" calcext:value-type="float">
            <text:p>4044</text:p>
          </table:table-cell>
          <table:table-cell table:style-name="ce1" table:formula="of:=[.C538]*0.4375" office:value-type="float" office:value="727.5625" calcext:value-type="float">
            <text:p>727.5625</text:p>
          </table:table-cell>
          <table:table-cell table:style-name="ce1" table:formula="of:=[.D538]*0.5625" office:value-type="float" office:value="1339.3125" calcext:value-type="float">
            <text:p>1339.3125</text:p>
          </table:table-cell>
          <table:table-cell table:style-name="ce1" table:formula="of:=([.C538]-[.F538])^2/[.F538]" office:value-type="float" office:value="1202.70535714286" calcext:value-type="float">
            <text:p>1202.7053571429</text:p>
          </table:table-cell>
          <table:table-cell table:style-name="ce1" table:formula="of:=([.D538]-[.G538])^2/[.G538]" office:value-type="float" office:value="810.201388888889" calcext:value-type="float">
            <text:p>810.201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table:formula="of:=SUM([.C539:.D539])" office:value-type="float" office:value="4022" calcext:value-type="float">
            <text:p>4022</text:p>
          </table:table-cell>
          <table:table-cell table:style-name="ce1" table:formula="of:=[.C539]*0.4375" office:value-type="float" office:value="715.3125" calcext:value-type="float">
            <text:p>715.3125</text:p>
          </table:table-cell>
          <table:table-cell table:style-name="ce1" table:formula="of:=[.D539]*0.5625" office:value-type="float" office:value="1342.6875" calcext:value-type="float">
            <text:p>1342.6875</text:p>
          </table:table-cell>
          <table:table-cell table:style-name="ce1" table:formula="of:=([.C539]-[.F539])^2/[.F539]" office:value-type="float" office:value="1182.45535714286" calcext:value-type="float">
            <text:p>1182.4553571429</text:p>
          </table:table-cell>
          <table:table-cell table:style-name="ce1" table:formula="of:=([.D539]-[.G539])^2/[.G539]" office:value-type="float" office:value="812.243055555556" calcext:value-type="float">
            <text:p>812.243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34" calcext:value-type="float">
            <text:p>1634</text:p>
          </table:table-cell>
          <table:table-cell table:style-name="ce1" office:value-type="float" office:value="2435" calcext:value-type="float">
            <text:p>2435</text:p>
          </table:table-cell>
          <table:table-cell table:style-name="ce1" table:formula="of:=SUM([.C540:.D540])" office:value-type="float" office:value="4069" calcext:value-type="float">
            <text:p>4069</text:p>
          </table:table-cell>
          <table:table-cell table:style-name="ce1" table:formula="of:=[.C540]*0.4375" office:value-type="float" office:value="714.875" calcext:value-type="float">
            <text:p>714.875</text:p>
          </table:table-cell>
          <table:table-cell table:style-name="ce1" table:formula="of:=[.D540]*0.5625" office:value-type="float" office:value="1369.6875" calcext:value-type="float">
            <text:p>1369.6875</text:p>
          </table:table-cell>
          <table:table-cell table:style-name="ce1" table:formula="of:=([.C540]-[.F540])^2/[.F540]" office:value-type="float" office:value="1181.73214285714" calcext:value-type="float">
            <text:p>1181.7321428572</text:p>
          </table:table-cell>
          <table:table-cell table:style-name="ce1" table:formula="of:=([.D540]-[.G540])^2/[.G540]" office:value-type="float" office:value="828.576388888889" calcext:value-type="float">
            <text:p>828.57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2399" calcext:value-type="float">
            <text:p>2399</text:p>
          </table:table-cell>
          <table:table-cell table:style-name="ce1" table:formula="of:=SUM([.C541:.D541])" office:value-type="float" office:value="4015" calcext:value-type="float">
            <text:p>4015</text:p>
          </table:table-cell>
          <table:table-cell table:style-name="ce1" table:formula="of:=[.C541]*0.4375" office:value-type="float" office:value="707" calcext:value-type="float">
            <text:p>707</text:p>
          </table:table-cell>
          <table:table-cell table:style-name="ce1" table:formula="of:=[.D541]*0.5625" office:value-type="float" office:value="1349.4375" calcext:value-type="float">
            <text:p>1349.4375</text:p>
          </table:table-cell>
          <table:table-cell table:style-name="ce1" table:formula="of:=([.C541]-[.F541])^2/[.F541]" office:value-type="float" office:value="1168.71428571429" calcext:value-type="float">
            <text:p>1168.7142857143</text:p>
          </table:table-cell>
          <table:table-cell table:style-name="ce1" table:formula="of:=([.D541]-[.G541])^2/[.G541]" office:value-type="float" office:value="816.326388888889" calcext:value-type="float">
            <text:p>816.32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1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table:formula="of:=SUM([.C542:.D542])" office:value-type="float" office:value="3895" calcext:value-type="float">
            <text:p>3895</text:p>
          </table:table-cell>
          <table:table-cell table:style-name="ce1" table:formula="of:=[.C542]*0.4375" office:value-type="float" office:value="711.8125" calcext:value-type="float">
            <text:p>711.8125</text:p>
          </table:table-cell>
          <table:table-cell table:style-name="ce1" table:formula="of:=[.D542]*0.5625" office:value-type="float" office:value="1275.75" calcext:value-type="float">
            <text:p>1275.75</text:p>
          </table:table-cell>
          <table:table-cell table:style-name="ce1" table:formula="of:=([.C542]-[.F542])^2/[.F542]" office:value-type="float" office:value="1176.66964285714" calcext:value-type="float">
            <text:p>1176.6696428572</text:p>
          </table:table-cell>
          <table:table-cell table:style-name="ce1" table:formula="of:=([.D542]-[.G542])^2/[.G542]" office:value-type="float" office:value="771.75" calcext:value-type="float">
            <text:p>771.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AAC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326" calcext:value-type="float">
            <text:p>5326</text:p>
          </table:table-cell>
          <table:table-cell table:style-name="ce1" office:value-type="float" office:value="6748" calcext:value-type="float">
            <text:p>6748</text:p>
          </table:table-cell>
          <table:table-cell table:style-name="ce1" table:formula="of:=SUM([.C543:.D543])" office:value-type="float" office:value="12074" calcext:value-type="float">
            <text:p>12074</text:p>
          </table:table-cell>
          <table:table-cell table:style-name="ce1" table:formula="of:=[.C543]*0.4375" office:value-type="float" office:value="2330.125" calcext:value-type="float">
            <text:p>2330.125</text:p>
          </table:table-cell>
          <table:table-cell table:style-name="ce1" table:formula="of:=[.D543]*0.5625" office:value-type="float" office:value="3795.75" calcext:value-type="float">
            <text:p>3795.75</text:p>
          </table:table-cell>
          <table:table-cell table:style-name="ce1" table:formula="of:=([.C543]-[.F543])^2/[.F543]" office:value-type="float" office:value="3851.83928571429" calcext:value-type="float">
            <text:p>3851.8392857143</text:p>
          </table:table-cell>
          <table:table-cell table:style-name="ce1" table:formula="of:=([.D543]-[.G543])^2/[.G543]" office:value-type="float" office:value="2296.19444444444" calcext:value-type="float">
            <text:p>2296.194444444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Val-AAC-3-1</text:p>
          </table:table-cell>
          <table:table-cell office:value-type="float" office:value="73" calcext:value-type="float">
            <text:p>73</text:p>
          </table:table-cell>
          <table:table-cell office:value-type="float" office:value="350" calcext:value-type="float">
            <text:p>350</text:p>
          </table:table-cell>
          <table:table-cell office:value-type="float" office:value="468" calcext:value-type="float">
            <text:p>468</text:p>
          </table:table-cell>
          <table:table-cell table:formula="of:=SUM([.C544:.D544])" office:value-type="float" office:value="818" calcext:value-type="float">
            <text:p>818</text:p>
          </table:table-cell>
          <table:table-cell table:formula="of:=[.C544]*0.4375" office:value-type="float" office:value="153.125" calcext:value-type="float">
            <text:p>153.125</text:p>
          </table:table-cell>
          <table:table-cell table:formula="of:=[.D544]*0.5625" office:value-type="float" office:value="263.25" calcext:value-type="float">
            <text:p>263.25</text:p>
          </table:table-cell>
          <table:table-cell table:formula="of:=([.C544]-[.F544])^2/[.F544]" office:value-type="float" office:value="253.125" calcext:value-type="float">
            <text:p>253.125</text:p>
          </table:table-cell>
          <table:table-cell table:formula="of:=([.D544]-[.G544])^2/[.G544]" office:value-type="float" office:value="159.25" calcext:value-type="float">
            <text:p>159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4-1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545:.D545])" office:value-type="float" office:value="11" calcext:value-type="float">
            <text:p>11</text:p>
          </table:table-cell>
          <table:table-cell table:formula="of:=[.C545]*0.4375" office:value-type="float" office:value="2.1875" calcext:value-type="float">
            <text:p>2.1875</text:p>
          </table:table-cell>
          <table:table-cell table:formula="of:=[.D545]*0.5625" office:value-type="float" office:value="3.375" calcext:value-type="float">
            <text:p>3.375</text:p>
          </table:table-cell>
          <table:table-cell table:formula="of:=([.C545]-[.F545])^2/[.F545]" office:value-type="float" office:value="3.61607142857143" calcext:value-type="float">
            <text:p>3.6160714286</text:p>
          </table:table-cell>
          <table:table-cell table:formula="of:=([.D545]-[.G545])^2/[.G545]" office:value-type="float" office:value="2.04166666666667" calcext:value-type="float">
            <text:p>2.0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5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546:.D546])" office:value-type="float" office:value="19" calcext:value-type="float">
            <text:p>19</text:p>
          </table:table-cell>
          <table:table-cell table:formula="of:=[.C546]*0.4375" office:value-type="float" office:value="4.375" calcext:value-type="float">
            <text:p>4.375</text:p>
          </table:table-cell>
          <table:table-cell table:formula="of:=[.D546]*0.5625" office:value-type="float" office:value="5.0625" calcext:value-type="float">
            <text:p>5.0625</text:p>
          </table:table-cell>
          <table:table-cell table:formula="of:=([.C546]-[.F546])^2/[.F546]" office:value-type="float" office:value="7.23214285714286" calcext:value-type="float">
            <text:p>7.2321428571</text:p>
          </table:table-cell>
          <table:table-cell table:formula="of:=([.D546]-[.G546])^2/[.G546]" office:value-type="float" office:value="3.0625" calcext:value-type="float">
            <text:p>3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47:.D547])" office:value-type="float" office:value="1" calcext:value-type="float">
            <text:p>1</text:p>
          </table:table-cell>
          <table:table-cell table:formula="of:=[.C547]*0.4375" office:value-type="float" office:value="0" calcext:value-type="float">
            <text:p>0</text:p>
          </table:table-cell>
          <table:table-cell table:formula="of:=[.D547]*0.5625" office:value-type="float" office:value="0.5625" calcext:value-type="float">
            <text:p>0.5625</text:p>
          </table:table-cell>
          <table:table-cell table:formula="of:=([.C547]-[.F547])^2/[.F547]" office:value-type="string" office:string-value="" calcext:value-type="error">
            <text:p>#DIV/0!</text:p>
          </table:table-cell>
          <table:table-cell table:formula="of:=([.D547]-[.G547])^2/[.G54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AAC-7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48:.D548])" office:value-type="float" office:value="0" calcext:value-type="float">
            <text:p>0</text:p>
          </table:table-cell>
          <table:table-cell table:formula="of:=[.C548]*0.4375" office:value-type="float" office:value="0" calcext:value-type="float">
            <text:p>0</text:p>
          </table:table-cell>
          <table:table-cell table:formula="of:=[.D548]*0.5625" office:value-type="float" office:value="0" calcext:value-type="float">
            <text:p>0</text:p>
          </table:table-cell>
          <table:table-cell table:formula="of:=([.C548]-[.F548])^2/[.F548]" office:value-type="string" office:string-value="" calcext:value-type="error">
            <text:p>#DIV/0!</text:p>
          </table:table-cell>
          <table:table-cell table:formula="of:=([.D548]-[.G548])^2/[.G54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CAC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42" calcext:value-type="float">
            <text:p>6242</text:p>
          </table:table-cell>
          <table:table-cell table:style-name="ce1" office:value-type="float" office:value="8411" calcext:value-type="float">
            <text:p>8411</text:p>
          </table:table-cell>
          <table:table-cell table:style-name="ce1" table:formula="of:=SUM([.C549:.D549])" office:value-type="float" office:value="14653" calcext:value-type="float">
            <text:p>14653</text:p>
          </table:table-cell>
          <table:table-cell table:style-name="ce1" table:formula="of:=[.C549]*0.4375" office:value-type="float" office:value="2730.875" calcext:value-type="float">
            <text:p>2730.875</text:p>
          </table:table-cell>
          <table:table-cell table:style-name="ce1" table:formula="of:=[.D549]*0.5625" office:value-type="float" office:value="4731.1875" calcext:value-type="float">
            <text:p>4731.1875</text:p>
          </table:table-cell>
          <table:table-cell table:style-name="ce1" table:formula="of:=([.C549]-[.F549])^2/[.F549]" office:value-type="float" office:value="4514.30357142857" calcext:value-type="float">
            <text:p>4514.3035714286</text:p>
          </table:table-cell>
          <table:table-cell table:style-name="ce1" table:formula="of:=([.D549]-[.G549])^2/[.G549]" office:value-type="float" office:value="2862.07638888889" calcext:value-type="float">
            <text:p>2862.0763888889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407" calcext:value-type="float">
            <text:p>6407</text:p>
          </table:table-cell>
          <table:table-cell table:style-name="ce1" office:value-type="float" office:value="8792" calcext:value-type="float">
            <text:p>8792</text:p>
          </table:table-cell>
          <table:table-cell table:style-name="ce1" table:formula="of:=SUM([.C550:.D550])" office:value-type="float" office:value="15199" calcext:value-type="float">
            <text:p>15199</text:p>
          </table:table-cell>
          <table:table-cell table:style-name="ce1" table:formula="of:=[.C550]*0.4375" office:value-type="float" office:value="2803.0625" calcext:value-type="float">
            <text:p>2803.0625</text:p>
          </table:table-cell>
          <table:table-cell table:style-name="ce1" table:formula="of:=[.D550]*0.5625" office:value-type="float" office:value="4945.5" calcext:value-type="float">
            <text:p>4945.5</text:p>
          </table:table-cell>
          <table:table-cell table:style-name="ce1" table:formula="of:=([.C550]-[.F550])^2/[.F550]" office:value-type="float" office:value="4633.63392857143" calcext:value-type="float">
            <text:p>4633.6339285714</text:p>
          </table:table-cell>
          <table:table-cell table:style-name="ce1" table:formula="of:=([.D550]-[.G550])^2/[.G550]" office:value-type="float" office:value="2991.72222222222" calcext:value-type="float">
            <text:p>2991.7222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172" calcext:value-type="float">
            <text:p>6172</text:p>
          </table:table-cell>
          <table:table-cell table:style-name="ce1" office:value-type="float" office:value="8646" calcext:value-type="float">
            <text:p>8646</text:p>
          </table:table-cell>
          <table:table-cell table:style-name="ce1" table:formula="of:=SUM([.C551:.D551])" office:value-type="float" office:value="14818" calcext:value-type="float">
            <text:p>14818</text:p>
          </table:table-cell>
          <table:table-cell table:style-name="ce1" table:formula="of:=[.C551]*0.4375" office:value-type="float" office:value="2700.25" calcext:value-type="float">
            <text:p>2700.25</text:p>
          </table:table-cell>
          <table:table-cell table:style-name="ce1" table:formula="of:=[.D551]*0.5625" office:value-type="float" office:value="4863.375" calcext:value-type="float">
            <text:p>4863.375</text:p>
          </table:table-cell>
          <table:table-cell table:style-name="ce1" table:formula="of:=([.C551]-[.F551])^2/[.F551]" office:value-type="float" office:value="4463.67857142857" calcext:value-type="float">
            <text:p>4463.6785714286</text:p>
          </table:table-cell>
          <table:table-cell table:style-name="ce1" table:formula="of:=([.D551]-[.G551])^2/[.G551]" office:value-type="float" office:value="2942.04166666667" calcext:value-type="float">
            <text:p>2942.0416666667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8657" calcext:value-type="float">
            <text:p>8657</text:p>
          </table:table-cell>
          <table:table-cell table:style-name="ce1" table:formula="of:=SUM([.C552:.D552])" office:value-type="float" office:value="14873" calcext:value-type="float">
            <text:p>14873</text:p>
          </table:table-cell>
          <table:table-cell table:style-name="ce1" table:formula="of:=[.C552]*0.4375" office:value-type="float" office:value="2719.5" calcext:value-type="float">
            <text:p>2719.5</text:p>
          </table:table-cell>
          <table:table-cell table:style-name="ce1" table:formula="of:=[.D552]*0.5625" office:value-type="float" office:value="4869.5625" calcext:value-type="float">
            <text:p>4869.5625</text:p>
          </table:table-cell>
          <table:table-cell table:style-name="ce1" table:formula="of:=([.C552]-[.F552])^2/[.F552]" office:value-type="float" office:value="4495.5" calcext:value-type="float">
            <text:p>4495.5</text:p>
          </table:table-cell>
          <table:table-cell table:style-name="ce1" table:formula="of:=([.D552]-[.G552])^2/[.G552]" office:value-type="float" office:value="2945.78472222222" calcext:value-type="float">
            <text:p>2945.784722222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5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308" calcext:value-type="float">
            <text:p>6308</text:p>
          </table:table-cell>
          <table:table-cell table:style-name="ce1" office:value-type="float" office:value="8651" calcext:value-type="float">
            <text:p>8651</text:p>
          </table:table-cell>
          <table:table-cell table:style-name="ce1" table:formula="of:=SUM([.C553:.D553])" office:value-type="float" office:value="14959" calcext:value-type="float">
            <text:p>14959</text:p>
          </table:table-cell>
          <table:table-cell table:style-name="ce1" table:formula="of:=[.C553]*0.4375" office:value-type="float" office:value="2759.75" calcext:value-type="float">
            <text:p>2759.75</text:p>
          </table:table-cell>
          <table:table-cell table:style-name="ce1" table:formula="of:=[.D553]*0.5625" office:value-type="float" office:value="4866.1875" calcext:value-type="float">
            <text:p>4866.1875</text:p>
          </table:table-cell>
          <table:table-cell table:style-name="ce1" table:formula="of:=([.C553]-[.F553])^2/[.F553]" office:value-type="float" office:value="4562.03571428572" calcext:value-type="float">
            <text:p>4562.0357142857</text:p>
          </table:table-cell>
          <table:table-cell table:style-name="ce1" table:formula="of:=([.D553]-[.G553])^2/[.G553]" office:value-type="float" office:value="2943.74305555556" calcext:value-type="float">
            <text:p>2943.743055555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1-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8569" calcext:value-type="float">
            <text:p>8569</text:p>
          </table:table-cell>
          <table:table-cell table:style-name="ce1" table:formula="of:=SUM([.C554:.D554])" office:value-type="float" office:value="14859" calcext:value-type="float">
            <text:p>14859</text:p>
          </table:table-cell>
          <table:table-cell table:style-name="ce1" table:formula="of:=[.C554]*0.4375" office:value-type="float" office:value="2751.875" calcext:value-type="float">
            <text:p>2751.875</text:p>
          </table:table-cell>
          <table:table-cell table:style-name="ce1" table:formula="of:=[.D554]*0.5625" office:value-type="float" office:value="4820.0625" calcext:value-type="float">
            <text:p>4820.0625</text:p>
          </table:table-cell>
          <table:table-cell table:style-name="ce1" table:formula="of:=([.C554]-[.F554])^2/[.F554]" office:value-type="float" office:value="4549.01785714286" calcext:value-type="float">
            <text:p>4549.0178571429</text:p>
          </table:table-cell>
          <table:table-cell table:style-name="ce1" table:formula="of:=([.D554]-[.G554])^2/[.G554]" office:value-type="float" office:value="2915.84027777778" calcext:value-type="float">
            <text:p>2915.84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Val-CAC-10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55:.D555])" office:value-type="float" office:value="2" calcext:value-type="float">
            <text:p>2</text:p>
          </table:table-cell>
          <table:table-cell table:formula="of:=[.C555]*0.4375" office:value-type="float" office:value="0.4375" calcext:value-type="float">
            <text:p>0.4375</text:p>
          </table:table-cell>
          <table:table-cell table:formula="of:=[.D555]*0.5625" office:value-type="float" office:value="0.5625" calcext:value-type="float">
            <text:p>0.5625</text:p>
          </table:table-cell>
          <table:table-cell table:formula="of:=([.C555]-[.F555])^2/[.F555]" office:value-type="float" office:value="0.723214285714286" calcext:value-type="float">
            <text:p>0.7232142857</text:p>
          </table:table-cell>
          <table:table-cell table:formula="of:=([.D555]-[.G555])^2/[.G555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6:.D556])" office:value-type="float" office:value="0" calcext:value-type="float">
            <text:p>0</text:p>
          </table:table-cell>
          <table:table-cell table:formula="of:=[.C556]*0.4375" office:value-type="float" office:value="0" calcext:value-type="float">
            <text:p>0</text:p>
          </table:table-cell>
          <table:table-cell table:formula="of:=[.D556]*0.5625" office:value-type="float" office:value="0" calcext:value-type="float">
            <text:p>0</text:p>
          </table:table-cell>
          <table:table-cell table:formula="of:=([.C556]-[.F556])^2/[.F556]" office:value-type="string" office:string-value="" calcext:value-type="error">
            <text:p>#DIV/0!</text:p>
          </table:table-cell>
          <table:table-cell table:formula="of:=([.D556]-[.G556])^2/[.G55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1-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7:.D557])" office:value-type="float" office:value="0" calcext:value-type="float">
            <text:p>0</text:p>
          </table:table-cell>
          <table:table-cell table:formula="of:=[.C557]*0.4375" office:value-type="float" office:value="0" calcext:value-type="float">
            <text:p>0</text:p>
          </table:table-cell>
          <table:table-cell table:formula="of:=[.D557]*0.5625" office:value-type="float" office:value="0" calcext:value-type="float">
            <text:p>0</text:p>
          </table:table-cell>
          <table:table-cell table:formula="of:=([.C557]-[.F557])^2/[.F557]" office:value-type="string" office:string-value="" calcext:value-type="error">
            <text:p>#DIV/0!</text:p>
          </table:table-cell>
          <table:table-cell table:formula="of:=([.D557]-[.G557])^2/[.G55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2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8:.D558])" office:value-type="float" office:value="0" calcext:value-type="float">
            <text:p>0</text:p>
          </table:table-cell>
          <table:table-cell table:formula="of:=[.C558]*0.4375" office:value-type="float" office:value="0" calcext:value-type="float">
            <text:p>0</text:p>
          </table:table-cell>
          <table:table-cell table:formula="of:=[.D558]*0.5625" office:value-type="float" office:value="0" calcext:value-type="float">
            <text:p>0</text:p>
          </table:table-cell>
          <table:table-cell table:formula="of:=([.C558]-[.F558])^2/[.F558]" office:value-type="string" office:string-value="" calcext:value-type="error">
            <text:p>#DIV/0!</text:p>
          </table:table-cell>
          <table:table-cell table:formula="of:=([.D558]-[.G558])^2/[.G55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3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59:.D559])" office:value-type="float" office:value="0" calcext:value-type="float">
            <text:p>0</text:p>
          </table:table-cell>
          <table:table-cell table:formula="of:=[.C559]*0.4375" office:value-type="float" office:value="0" calcext:value-type="float">
            <text:p>0</text:p>
          </table:table-cell>
          <table:table-cell table:formula="of:=[.D559]*0.5625" office:value-type="float" office:value="0" calcext:value-type="float">
            <text:p>0</text:p>
          </table:table-cell>
          <table:table-cell table:formula="of:=([.C559]-[.F559])^2/[.F559]" office:value-type="string" office:string-value="" calcext:value-type="error">
            <text:p>#DIV/0!</text:p>
          </table:table-cell>
          <table:table-cell table:formula="of:=([.D559]-[.G559])^2/[.G55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14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60:.D560])" office:value-type="float" office:value="1" calcext:value-type="float">
            <text:p>1</text:p>
          </table:table-cell>
          <table:table-cell table:formula="of:=[.C560]*0.4375" office:value-type="float" office:value="0" calcext:value-type="float">
            <text:p>0</text:p>
          </table:table-cell>
          <table:table-cell table:formula="of:=[.D560]*0.5625" office:value-type="float" office:value="0.5625" calcext:value-type="float">
            <text:p>0.5625</text:p>
          </table:table-cell>
          <table:table-cell table:formula="of:=([.C560]-[.F560])^2/[.F560]" office:value-type="string" office:string-value="" calcext:value-type="error">
            <text:p>#DIV/0!</text:p>
          </table:table-cell>
          <table:table-cell table:formula="of:=([.D560]-[.G560])^2/[.G560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CAC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798" calcext:value-type="float">
            <text:p>1798</text:p>
          </table:table-cell>
          <table:table-cell table:style-name="ce1" office:value-type="float" office:value="2554" calcext:value-type="float">
            <text:p>2554</text:p>
          </table:table-cell>
          <table:table-cell table:style-name="ce1" table:formula="of:=SUM([.C561:.D561])" office:value-type="float" office:value="4352" calcext:value-type="float">
            <text:p>4352</text:p>
          </table:table-cell>
          <table:table-cell table:style-name="ce1" table:formula="of:=[.C561]*0.4375" office:value-type="float" office:value="786.625" calcext:value-type="float">
            <text:p>786.625</text:p>
          </table:table-cell>
          <table:table-cell table:style-name="ce1" table:formula="of:=[.D561]*0.5625" office:value-type="float" office:value="1436.625" calcext:value-type="float">
            <text:p>1436.625</text:p>
          </table:table-cell>
          <table:table-cell table:style-name="ce1" table:formula="of:=([.C561]-[.F561])^2/[.F561]" office:value-type="float" office:value="1300.33928571429" calcext:value-type="float">
            <text:p>1300.3392857143</text:p>
          </table:table-cell>
          <table:table-cell table:style-name="ce1" table:formula="of:=([.D561]-[.G561])^2/[.G561]" office:value-type="float" office:value="869.069444444444" calcext:value-type="float">
            <text:p>869.06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CAC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62" calcext:value-type="float">
            <text:p>2162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table:formula="of:=SUM([.C562:.D562])" office:value-type="float" office:value="4395" calcext:value-type="float">
            <text:p>4395</text:p>
          </table:table-cell>
          <table:table-cell table:style-name="ce1" table:formula="of:=[.C562]*0.4375" office:value-type="float" office:value="945.875" calcext:value-type="float">
            <text:p>945.875</text:p>
          </table:table-cell>
          <table:table-cell table:style-name="ce1" table:formula="of:=[.D562]*0.5625" office:value-type="float" office:value="1256.0625" calcext:value-type="float">
            <text:p>1256.0625</text:p>
          </table:table-cell>
          <table:table-cell table:style-name="ce1" table:formula="of:=([.C562]-[.F562])^2/[.F562]" office:value-type="float" office:value="1563.58928571429" calcext:value-type="float">
            <text:p>1563.5892857143</text:p>
          </table:table-cell>
          <table:table-cell table:style-name="ce1" table:formula="of:=([.D562]-[.G562])^2/[.G562]" office:value-type="float" office:value="759.840277777778" calcext:value-type="float">
            <text:p>759.840277777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omo_sapiens_Val-CAC-4-1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244" calcext:value-type="float">
            <text:p>244</text:p>
          </table:table-cell>
          <table:table-cell table:formula="of:=SUM([.C563:.D563])" office:value-type="float" office:value="416" calcext:value-type="float">
            <text:p>416</text:p>
          </table:table-cell>
          <table:table-cell table:formula="of:=[.C563]*0.4375" office:value-type="float" office:value="75.25" calcext:value-type="float">
            <text:p>75.25</text:p>
          </table:table-cell>
          <table:table-cell table:formula="of:=[.D563]*0.5625" office:value-type="float" office:value="137.25" calcext:value-type="float">
            <text:p>137.25</text:p>
          </table:table-cell>
          <table:table-cell table:formula="of:=([.C563]-[.F563])^2/[.F563]" office:value-type="float" office:value="124.392857142857" calcext:value-type="float">
            <text:p>124.3928571429</text:p>
          </table:table-cell>
          <table:table-cell table:formula="of:=([.D563]-[.G563])^2/[.G563]" office:value-type="float" office:value="83.0277777777778" calcext:value-type="float">
            <text:p>83.027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5-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SUM([.C564:.D564])" office:value-type="float" office:value="35" calcext:value-type="float">
            <text:p>35</text:p>
          </table:table-cell>
          <table:table-cell table:formula="of:=[.C564]*0.4375" office:value-type="float" office:value="3.5" calcext:value-type="float">
            <text:p>3.5</text:p>
          </table:table-cell>
          <table:table-cell table:formula="of:=[.D564]*0.5625" office:value-type="float" office:value="15.1875" calcext:value-type="float">
            <text:p>15.1875</text:p>
          </table:table-cell>
          <table:table-cell table:formula="of:=([.C564]-[.F564])^2/[.F564]" office:value-type="float" office:value="5.78571428571429" calcext:value-type="float">
            <text:p>5.7857142857</text:p>
          </table:table-cell>
          <table:table-cell table:formula="of:=([.D564]-[.G564])^2/[.G564]" office:value-type="float" office:value="9.1875" calcext:value-type="float">
            <text:p>9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6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SUM([.C565:.D565])" office:value-type="float" office:value="14" calcext:value-type="float">
            <text:p>14</text:p>
          </table:table-cell>
          <table:table-cell table:formula="of:=[.C565]*0.4375" office:value-type="float" office:value="1.3125" calcext:value-type="float">
            <text:p>1.3125</text:p>
          </table:table-cell>
          <table:table-cell table:formula="of:=[.D565]*0.5625" office:value-type="float" office:value="6.1875" calcext:value-type="float">
            <text:p>6.1875</text:p>
          </table:table-cell>
          <table:table-cell table:formula="of:=([.C565]-[.F565])^2/[.F565]" office:value-type="float" office:value="2.16964285714286" calcext:value-type="float">
            <text:p>2.1696428571</text:p>
          </table:table-cell>
          <table:table-cell table:formula="of:=([.D565]-[.G565])^2/[.G565]" office:value-type="float" office:value="3.74305555555556" calcext:value-type="float">
            <text:p>3.7430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7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C566:.D566])" office:value-type="float" office:value="19" calcext:value-type="float">
            <text:p>19</text:p>
          </table:table-cell>
          <table:table-cell table:formula="of:=[.C566]*0.4375" office:value-type="float" office:value="3.9375" calcext:value-type="float">
            <text:p>3.9375</text:p>
          </table:table-cell>
          <table:table-cell table:formula="of:=[.D566]*0.5625" office:value-type="float" office:value="5.625" calcext:value-type="float">
            <text:p>5.625</text:p>
          </table:table-cell>
          <table:table-cell table:formula="of:=([.C566]-[.F566])^2/[.F566]" office:value-type="float" office:value="6.50892857142857" calcext:value-type="float">
            <text:p>6.5089285714</text:p>
          </table:table-cell>
          <table:table-cell table:formula="of:=([.D566]-[.G566])^2/[.G566]" office:value-type="float" office:value="3.40277777777778" calcext:value-type="float">
            <text:p>3.4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8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567:.D567])" office:value-type="float" office:value="2" calcext:value-type="float">
            <text:p>2</text:p>
          </table:table-cell>
          <table:table-cell table:formula="of:=[.C567]*0.4375" office:value-type="float" office:value="0.4375" calcext:value-type="float">
            <text:p>0.4375</text:p>
          </table:table-cell>
          <table:table-cell table:formula="of:=[.D567]*0.5625" office:value-type="float" office:value="0.5625" calcext:value-type="float">
            <text:p>0.5625</text:p>
          </table:table-cell>
          <table:table-cell table:formula="of:=([.C567]-[.F567])^2/[.F567]" office:value-type="float" office:value="0.723214285714286" calcext:value-type="float">
            <text:p>0.7232142857</text:p>
          </table:table-cell>
          <table:table-cell table:formula="of:=([.D567]-[.G567])^2/[.G567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mo_sapiens_Val-CAC-9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68:.D568])" office:value-type="float" office:value="1" calcext:value-type="float">
            <text:p>1</text:p>
          </table:table-cell>
          <table:table-cell table:formula="of:=[.C568]*0.4375" office:value-type="float" office:value="0" calcext:value-type="float">
            <text:p>0</text:p>
          </table:table-cell>
          <table:table-cell table:formula="of:=[.D568]*0.5625" office:value-type="float" office:value="0.5625" calcext:value-type="float">
            <text:p>0.5625</text:p>
          </table:table-cell>
          <table:table-cell table:formula="of:=([.C568]-[.F568])^2/[.F568]" office:value-type="string" office:string-value="" calcext:value-type="error">
            <text:p>#DIV/0!</text:p>
          </table:table-cell>
          <table:table-cell table:formula="of:=([.D568]-[.G568])^2/[.G568]" office:value-type="float" office:value="0.340277777777778" calcext:value-type="float">
            <text:p>0.34027777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mo_sapiens_Val-TAC-1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3151" calcext:value-type="float">
            <text:p>3151</text:p>
          </table:table-cell>
          <table:table-cell table:style-name="ce1" table:formula="of:=SUM([.C569:.D569])" office:value-type="float" office:value="5833" calcext:value-type="float">
            <text:p>5833</text:p>
          </table:table-cell>
          <table:table-cell table:style-name="ce1" table:formula="of:=[.C569]*0.4375" office:value-type="float" office:value="1173.375" calcext:value-type="float">
            <text:p>1173.375</text:p>
          </table:table-cell>
          <table:table-cell table:style-name="ce1" table:formula="of:=[.D569]*0.5625" office:value-type="float" office:value="1772.4375" calcext:value-type="float">
            <text:p>1772.4375</text:p>
          </table:table-cell>
          <table:table-cell table:style-name="ce1" table:formula="of:=([.C569]-[.F569])^2/[.F569]" office:value-type="float" office:value="1939.66071428571" calcext:value-type="float">
            <text:p>1939.6607142857</text:p>
          </table:table-cell>
          <table:table-cell table:style-name="ce1" table:formula="of:=([.D569]-[.G569])^2/[.G569]" office:value-type="float" office:value="1072.21527777778" calcext:value-type="float">
            <text:p>1072.215277777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1-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table:formula="of:=SUM([.C570:.D570])" office:value-type="float" office:value="5783" calcext:value-type="float">
            <text:p>5783</text:p>
          </table:table-cell>
          <table:table-cell table:style-name="ce1" table:formula="of:=[.C570]*0.4375" office:value-type="float" office:value="1191.3125" calcext:value-type="float">
            <text:p>1191.3125</text:p>
          </table:table-cell>
          <table:table-cell table:style-name="ce1" table:formula="of:=[.D570]*0.5625" office:value-type="float" office:value="1721.25" calcext:value-type="float">
            <text:p>1721.25</text:p>
          </table:table-cell>
          <table:table-cell table:style-name="ce1" table:formula="of:=([.C570]-[.F570])^2/[.F570]" office:value-type="float" office:value="1969.3125" calcext:value-type="float">
            <text:p>1969.3125</text:p>
          </table:table-cell>
          <table:table-cell table:style-name="ce1" table:formula="of:=([.D570]-[.G570])^2/[.G570]" office:value-type="float" office:value="1041.25" calcext:value-type="float">
            <text:p>1041.2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2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table:formula="of:=SUM([.C571:.D571])" office:value-type="float" office:value="4335" calcext:value-type="float">
            <text:p>4335</text:p>
          </table:table-cell>
          <table:table-cell table:style-name="ce1" table:formula="of:=[.C571]*0.4375" office:value-type="float" office:value="876.75" calcext:value-type="float">
            <text:p>876.75</text:p>
          </table:table-cell>
          <table:table-cell table:style-name="ce1" table:formula="of:=[.D571]*0.5625" office:value-type="float" office:value="1311.1875" calcext:value-type="float">
            <text:p>1311.1875</text:p>
          </table:table-cell>
          <table:table-cell table:style-name="ce1" table:formula="of:=([.C571]-[.F571])^2/[.F571]" office:value-type="float" office:value="1449.32142857143" calcext:value-type="float">
            <text:p>1449.3214285714</text:p>
          </table:table-cell>
          <table:table-cell table:style-name="ce1" table:formula="of:=([.D571]-[.G571])^2/[.G571]" office:value-type="float" office:value="793.1875" calcext:value-type="float">
            <text:p>793.187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3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74" calcext:value-type="float">
            <text:p>574</text:p>
          </table:table-cell>
          <table:table-cell table:style-name="ce1" table:formula="of:=SUM([.C572:.D572])" office:value-type="float" office:value="1130" calcext:value-type="float">
            <text:p>1130</text:p>
          </table:table-cell>
          <table:table-cell table:style-name="ce1" table:formula="of:=[.C572]*0.4375" office:value-type="float" office:value="243.25" calcext:value-type="float">
            <text:p>243.25</text:p>
          </table:table-cell>
          <table:table-cell table:style-name="ce1" table:formula="of:=[.D572]*0.5625" office:value-type="float" office:value="322.875" calcext:value-type="float">
            <text:p>322.875</text:p>
          </table:table-cell>
          <table:table-cell table:style-name="ce1" table:formula="of:=([.C572]-[.F572])^2/[.F572]" office:value-type="float" office:value="402.107142857143" calcext:value-type="float">
            <text:p>402.1071428571</text:p>
          </table:table-cell>
          <table:table-cell table:style-name="ce1" table:formula="of:=([.D572]-[.G572])^2/[.G572]" office:value-type="float" office:value="195.319444444444" calcext:value-type="float">
            <text:p>195.3194444444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Homo_sapiens_Val-TAC-4-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593" calcext:value-type="float">
            <text:p>593</text:p>
          </table:table-cell>
          <table:table-cell table:style-name="ce1" table:formula="of:=SUM([.C573:.D573])" office:value-type="float" office:value="1261" calcext:value-type="float">
            <text:p>1261</text:p>
          </table:table-cell>
          <table:table-cell table:style-name="ce1" table:formula="of:=[.C573]*0.4375" office:value-type="float" office:value="292.25" calcext:value-type="float">
            <text:p>292.25</text:p>
          </table:table-cell>
          <table:table-cell table:style-name="ce1" table:formula="of:=[.D573]*0.5625" office:value-type="float" office:value="333.5625" calcext:value-type="float">
            <text:p>333.5625</text:p>
          </table:table-cell>
          <table:table-cell table:style-name="ce1" table:formula="of:=([.C573]-[.F573])^2/[.F573]" office:value-type="float" office:value="483.107142857143" calcext:value-type="float">
            <text:p>483.1071428571</text:p>
          </table:table-cell>
          <table:table-cell table:style-name="ce1" table:formula="of:=([.D573]-[.G573])^2/[.G573]" office:value-type="float" office:value="201.784722222222" calcext:value-type="float">
            <text:p>201.7847222222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formula="of:=SUM([.C2:.C573])" office:value-type="float" office:value="462307" calcext:value-type="float">
            <text:p>462307</text:p>
          </table:table-cell>
          <table:table-cell table:formula="of:=SUM([.D2:.D573])" office:value-type="float" office:value="594365" calcext:value-type="float">
            <text:p>594365</text:p>
          </table:table-cell>
          <table:table-cell table:formula="of:=SUM([.E2:.E573])" office:value-type="float" office:value="1056672" calcext:value-type="float">
            <text:p>105667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574]/[.E574]" office:value-type="float" office:value="0.437512302777021" calcext:value-type="float">
            <text:p>0.4375123028</text:p>
          </table:table-cell>
          <table:table-cell table:formula="of:=[.D574]/[.E574]" office:value-type="float" office:value="0.562487697222979" calcext:value-type="float">
            <text:p>0.5624876972</text:p>
          </table:table-cell>
          <table:table-cell table:number-columns-repeated="1020"/>
        </table:table-row>
      </table:table>
      <table:table table:name="AIFN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 reads</text:p>
          </table:table-cell>
          <table:table-cell office:value-type="string" calcext:value-type="string">
            <text:p>AI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o_sapiens_Ala-AGC-1-1</text:p>
          </table:table-cell>
          <table:table-cell office:value-type="float" office:value="72" calcext:value-type="float">
            <text:p>72</text:p>
          </table:table-cell>
          <table:table-cell office:value-type="float" office:value="2103" calcext:value-type="float">
            <text:p>2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1-1</text:p>
          </table:table-cell>
          <table:table-cell office:value-type="float" office:value="73" calcext:value-type="float">
            <text:p>73</text:p>
          </table:table-cell>
          <table:table-cell office:value-type="float" office:value="2825" calcext:value-type="float">
            <text:p>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2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2-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1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3-2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4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5-1</text:p>
          </table:table-cell>
          <table:table-cell office:value-type="float" office:value="73" calcext:value-type="float">
            <text:p>73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6-1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7-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8-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19-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1</text:p>
          </table:table-cell>
          <table:table-cell office:value-type="float" office:value="72" calcext:value-type="float">
            <text:p>72</text:p>
          </table:table-cell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-2</text:p>
          </table:table-cell>
          <table:table-cell office:value-type="float" office:value="72" calcext:value-type="float">
            <text:p>72</text:p>
          </table:table-cell>
          <table:table-cell office:value-type="float" office:value="4435" calcext:value-type="float">
            <text:p>4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0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1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2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3-1</text:p>
          </table:table-cell>
          <table:table-cell office:value-type="float" office:value="72" calcext:value-type="float">
            <text:p>72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4-1</text:p>
          </table:table-cell>
          <table:table-cell office:value-type="float" office:value="72" calcext:value-type="float">
            <text:p>72</text:p>
          </table:table-cell>
          <table:table-cell office:value-type="float" office:value="21036" calcext:value-type="float">
            <text:p>21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5-1</text:p>
          </table:table-cell>
          <table:table-cell office:value-type="float" office:value="72" calcext:value-type="float">
            <text:p>72</text:p>
          </table:table-cell>
          <table:table-cell office:value-type="float" office:value="5391" calcext:value-type="float">
            <text:p>5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6-1</text:p>
          </table:table-cell>
          <table:table-cell office:value-type="float" office:value="72" calcext:value-type="float">
            <text:p>72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7-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1</text:p>
          </table:table-cell>
          <table:table-cell office:value-type="float" office:value="73" calcext:value-type="float">
            <text:p>73</text:p>
          </table:table-cell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8-2</text:p>
          </table:table-cell>
          <table:table-cell office:value-type="float" office:value="73" calcext:value-type="float">
            <text:p>73</text:p>
          </table:table-cell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AGC-9-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formula="of:=SUM([.C2:.C31])" office:value-type="float" office:value="56171" calcext:value-type="float">
            <text:p>5617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GC</text:p>
          </table:table-cell>
        </table:table-row>
        <table:table-row table:style-name="ro1">
          <table:table-cell office:value-type="string" calcext:value-type="string">
            <text:p>Homo_sapiens_Ala-CGC-1-1</text:p>
          </table:table-cell>
          <table:table-cell office:value-type="float" office:value="72" calcext:value-type="float">
            <text:p>72</text:p>
          </table:table-cell>
          <table:table-cell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2-1</text:p>
          </table:table-cell>
          <table:table-cell office:value-type="float" office:value="72" calcext:value-type="float">
            <text:p>72</text:p>
          </table:table-cell>
          <table:table-cell office:value-type="float" office:value="7515" calcext:value-type="float">
            <text:p>7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3-1</text:p>
          </table:table-cell>
          <table:table-cell office:value-type="float" office:value="72" calcext:value-type="float">
            <text:p>72</text:p>
          </table:table-cell>
          <table:table-cell office:value-type="float" office:value="3831" calcext:value-type="float">
            <text:p>3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4-1</text:p>
          </table:table-cell>
          <table:table-cell office:value-type="float" office:value="72" calcext:value-type="float">
            <text:p>72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CGC-5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C32:.C36])" office:value-type="float" office:value="14762" calcext:value-type="float">
            <text:p>147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Homo_sapiens_Ala-TGC-1-1</text:p>
          </table:table-cell>
          <table:table-cell office:value-type="float" office:value="72" calcext:value-type="float">
            <text:p>72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10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2-1</text:p>
          </table:table-cell>
          <table:table-cell office:value-type="float" office:value="72" calcext:value-type="float">
            <text:p>72</text:p>
          </table:table-cell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1</text:p>
          </table:table-cell>
          <table:table-cell office:value-type="float" office:value="72" calcext:value-type="float">
            <text:p>72</text:p>
          </table:table-cell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3-2</text:p>
          </table:table-cell>
          <table:table-cell office:value-type="float" office:value="72" calcext:value-type="float">
            <text:p>72</text:p>
          </table:table-cell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4-1</text:p>
          </table:table-cell>
          <table:table-cell office:value-type="float" office:value="72" calcext:value-type="float">
            <text:p>72</text:p>
          </table:table-cell>
          <table:table-cell office:value-type="float" office:value="4193" calcext:value-type="float">
            <text:p>4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5-1</text:p>
          </table:table-cell>
          <table:table-cell office:value-type="float" office:value="72" calcext:value-type="float">
            <text:p>72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6-1</text:p>
          </table:table-cell>
          <table:table-cell office:value-type="float" office:value="72" calcext:value-type="float">
            <text:p>72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7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la-TGC-9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37:.C47])" office:value-type="float" office:value="24465" calcext:value-type="float">
            <text:p>244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</table:table-row>
        <table:table-row table:style-name="ro1">
          <table:table-cell office:value-type="string" calcext:value-type="string">
            <text:p>Homo_sapiens_Arg-ACG-1-1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2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1-3</text:p>
          </table:table-cell>
          <table:table-cell office:value-type="float" office:value="73" calcext:value-type="float">
            <text:p>73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ACG-2-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SUM([.C48:.C54])" office:value-type="float" office:value="805" calcext:value-type="float">
            <text:p>80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CG</text:p>
          </table:table-cell>
        </table:table-row>
        <table:table-row table:style-name="ro1">
          <table:table-cell office:value-type="string" calcext:value-type="string">
            <text:p>Homo_sapiens_Arg-CCG-1-1</text:p>
          </table:table-cell>
          <table:table-cell office:value-type="float" office:value="73" calcext:value-type="float">
            <text:p>73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2</text:p>
          </table:table-cell>
          <table:table-cell office:value-type="float" office:value="73" calcext:value-type="float">
            <text:p>73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1-3</text:p>
          </table:table-cell>
          <table:table-cell office:value-type="float" office:value="73" calcext:value-type="float">
            <text:p>73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G-2-1</text:p>
          </table:table-cell>
          <table:table-cell office:value-type="float" office:value="73" calcext:value-type="float">
            <text:p>73</text:p>
          </table:table-cell>
          <table:table-cell office:value-type="float" office:value="1233" calcext:value-type="float">
            <text:p>1233</text:p>
          </table:table-cell>
          <table:table-cell table:formula="of:=SUM([.C55:.C58])" office:value-type="float" office:value="2683" calcext:value-type="float">
            <text:p>268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</table:table-row>
        <table:table-row table:style-name="ro1">
          <table:table-cell office:value-type="string" calcext:value-type="string">
            <text:p>Homo_sapiens_Arg-CCT-1-1</text:p>
          </table:table-cell>
          <table:table-cell office:value-type="float" office:value="73" calcext:value-type="float">
            <text:p>73</text:p>
          </table:table-cell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2-1</text:p>
          </table:table-cell>
          <table:table-cell office:value-type="float" office:value="73" calcext:value-type="float">
            <text:p>73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3-1</text:p>
          </table:table-cell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4-1</text:p>
          </table:table-cell>
          <table:table-cell office:value-type="float" office:value="73" calcext:value-type="float">
            <text:p>73</text:p>
          </table:table-cell>
          <table:table-cell office:value-type="float" office:value="10571" calcext:value-type="float">
            <text:p>10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5-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6-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7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CCT-9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UM([.C59:.C68])" office:value-type="float" office:value="15156" calcext:value-type="float">
            <text:p>1515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</table:table-row>
        <table:table-row table:style-name="ro1">
          <table:table-cell office:value-type="string" calcext:value-type="string">
            <text:p>Homo_sapiens_Arg-TCG-1-1</text:p>
          </table:table-cell>
          <table:table-cell office:value-type="float" office:value="73" calcext:value-type="float">
            <text:p>73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2-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3-1</text:p>
          </table:table-cell>
          <table:table-cell office:value-type="float" office:value="73" calcext:value-type="float">
            <text:p>73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4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5-1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G-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C69:.C74])" office:value-type="float" office:value="1492" calcext:value-type="float">
            <text:p>149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</table:table-row>
        <table:table-row table:style-name="ro1">
          <table:table-cell office:value-type="string" calcext:value-type="string">
            <text:p>Homo_sapiens_Arg-TCT-1-1</text:p>
          </table:table-cell>
          <table:table-cell office:value-type="float" office:value="85" calcext:value-type="float">
            <text:p>85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2-1</text:p>
          </table:table-cell>
          <table:table-cell office:value-type="float" office:value="88" calcext:value-type="float">
            <text:p>88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3-2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4-1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rg-TCT-5-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5:.C80])" office:value-type="float" office:value="915" calcext:value-type="float">
            <text:p>91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Homo_sapiens_Asn-ATT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ATT-1-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Homo_sapiens_Asn-GTT-1-1</text:p>
          </table:table-cell>
          <table:table-cell office:value-type="float" office:value="74" calcext:value-type="float">
            <text:p>74</text:p>
          </table:table-cell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0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1-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4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5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6-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7-1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19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1</text:p>
          </table:table-cell>
          <table:table-cell office:value-type="float" office:value="74" calcext:value-type="float">
            <text:p>74</text:p>
          </table:table-cell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2</text:p>
          </table:table-cell>
          <table:table-cell office:value-type="float" office:value="74" calcext:value-type="float">
            <text:p>74</text:p>
          </table:table-cell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3</text:p>
          </table:table-cell>
          <table:table-cell office:value-type="float" office:value="74" calcext:value-type="float">
            <text:p>74</text:p>
          </table:table-cell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4</text:p>
          </table:table-cell>
          <table:table-cell office:value-type="float" office:value="74" calcext:value-type="float">
            <text:p>74</text:p>
          </table:table-cell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5</text:p>
          </table:table-cell>
          <table:table-cell office:value-type="float" office:value="74" calcext:value-type="float">
            <text:p>74</text:p>
          </table:table-cell>
          <table:table-cell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-6</text:p>
          </table:table-cell>
          <table:table-cell office:value-type="float" office:value="74" calcext:value-type="float">
            <text:p>74</text:p>
          </table:table-cell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0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2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1</text:p>
          </table:table-cell>
          <table:table-cell office:value-type="float" office:value="74" calcext:value-type="float">
            <text:p>74</text:p>
          </table:table-cell>
          <table:table-cell office:value-type="float" office:value="8005" calcext:value-type="float">
            <text:p>8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3-2</text:p>
          </table:table-cell>
          <table:table-cell office:value-type="float" office:value="74" calcext:value-type="float">
            <text:p>74</text:p>
          </table:table-cell>
          <table:table-cell office:value-type="float" office:value="7917" calcext:value-type="float">
            <text:p>7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4-1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5-1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6-1</text:p>
          </table:table-cell>
          <table:table-cell office:value-type="float" office:value="74" calcext:value-type="float">
            <text:p>74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7-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8-1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n-GTT-9-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83:.C117])" office:value-type="float" office:value="29086" calcext:value-type="float">
            <text:p>29086</text:p>
          </table:table-cell>
          <table:table-cell office:value-type="string" calcext:value-type="string">
            <text:p>Asn GTT</text:p>
          </table:table-cell>
          <table:table-cell/>
        </table:table-row>
        <table:table-row table:style-name="ro1">
          <table:table-cell office:value-type="string" calcext:value-type="string">
            <text:p>Homo_sapiens_Asp-GTC-1-1</text:p>
          </table:table-cell>
          <table:table-cell office:value-type="float" office:value="72" calcext:value-type="float">
            <text:p>72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</text:p>
          </table:table-cell>
          <table:table-cell office:value-type="float" office:value="72" calcext:value-type="float">
            <text:p>72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0</text:p>
          </table:table-cell>
          <table:table-cell office:value-type="float" office:value="72" calcext:value-type="float">
            <text:p>72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11</text:p>
          </table:table-cell>
          <table:table-cell office:value-type="float" office:value="72" calcext:value-type="float">
            <text:p>72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2</text:p>
          </table:table-cell>
          <table:table-cell office:value-type="float" office:value="72" calcext:value-type="float">
            <text:p>72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3</text:p>
          </table:table-cell>
          <table:table-cell office:value-type="float" office:value="72" calcext:value-type="float">
            <text:p>72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4</text:p>
          </table:table-cell>
          <table:table-cell office:value-type="float" office:value="72" calcext:value-type="float">
            <text:p>72</text:p>
          </table:table-cell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5</text:p>
          </table:table-cell>
          <table:table-cell office:value-type="float" office:value="72" calcext:value-type="float">
            <text:p>72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6</text:p>
          </table:table-cell>
          <table:table-cell office:value-type="float" office:value="72" calcext:value-type="float">
            <text:p>72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7</text:p>
          </table:table-cell>
          <table:table-cell office:value-type="float" office:value="72" calcext:value-type="float">
            <text:p>72</text:p>
          </table:table-cell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8</text:p>
          </table:table-cell>
          <table:table-cell office:value-type="float" office:value="72" calcext:value-type="float">
            <text:p>72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2-9</text:p>
          </table:table-cell>
          <table:table-cell office:value-type="float" office:value="72" calcext:value-type="float">
            <text:p>72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3-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7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Asp-GTC-9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118:.C137])" office:value-type="float" office:value="8730" calcext:value-type="float">
            <text:p>873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mo_sapiens_Cys-ACA-1-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0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1-1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2-1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3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4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7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8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19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1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-4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0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2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2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4-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5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6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7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8-1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3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Cys-GCA-9-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138:.C169])" office:value-type="float" office:value="442" calcext:value-type="float">
            <text:p>44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</table:table-row>
        <table:table-row table:style-name="ro1">
          <table:table-cell office:value-type="string" calcext:value-type="string">
            <text:p>Homo_sapiens_Gln-CTG-1-1</text:p>
          </table:table-cell>
          <table:table-cell office:value-type="float" office:value="72" calcext:value-type="float">
            <text:p>72</text:p>
          </table:table-cell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2</text:p>
          </table:table-cell>
          <table:table-cell office:value-type="float" office:value="72" calcext:value-type="float">
            <text:p>72</text:p>
          </table:table-cell>
          <table:table-cell office:value-type="float" office:value="4967" calcext:value-type="float">
            <text:p>4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3</text:p>
          </table:table-cell>
          <table:table-cell office:value-type="float" office:value="72" calcext:value-type="float">
            <text:p>72</text:p>
          </table:table-cell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4</text:p>
          </table:table-cell>
          <table:table-cell office:value-type="float" office:value="72" calcext:value-type="float">
            <text:p>72</text:p>
          </table:table-cell>
          <table:table-cell office:value-type="float" office:value="4843" calcext:value-type="float">
            <text:p>4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-5</text:p>
          </table:table-cell>
          <table:table-cell office:value-type="float" office:value="72" calcext:value-type="float">
            <text:p>72</text:p>
          </table:table-cell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6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7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18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2-1</text:p>
          </table:table-cell>
          <table:table-cell office:value-type="float" office:value="72" calcext:value-type="float">
            <text:p>72</text:p>
          </table:table-cell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1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3-2</text:p>
          </table:table-cell>
          <table:table-cell office:value-type="float" office:value="72" calcext:value-type="float">
            <text:p>72</text:p>
          </table:table-cell>
          <table:table-cell office:value-type="float" office:value="3427" calcext:value-type="float">
            <text:p>3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1</text:p>
          </table:table-cell>
          <table:table-cell office:value-type="float" office:value="72" calcext:value-type="float">
            <text:p>72</text:p>
          </table:table-cell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4-2</text:p>
          </table:table-cell>
          <table:table-cell office:value-type="float" office:value="72" calcext:value-type="float">
            <text:p>72</text:p>
          </table:table-cell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5-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6-1</text:p>
          </table:table-cell>
          <table:table-cell office:value-type="float" office:value="72" calcext:value-type="float">
            <text:p>72</text:p>
          </table:table-cell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7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8-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CTG-9-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170:.C194])" office:value-type="float" office:value="45143" calcext:value-type="float">
            <text:p>4514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</table:table-row>
        <table:table-row table:style-name="ro1">
          <table:table-cell office:value-type="string" calcext:value-type="string">
            <text:p>Homo_sapiens_Gln-TTG-1-1</text:p>
          </table:table-cell>
          <table:table-cell office:value-type="float" office:value="72" calcext:value-type="float">
            <text:p>72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2-1</text:p>
          </table:table-cell>
          <table:table-cell office:value-type="float" office:value="72" calcext:value-type="float">
            <text:p>72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1</text:p>
          </table:table-cell>
          <table:table-cell office:value-type="float" office:value="72" calcext:value-type="float">
            <text:p>72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2</text:p>
          </table:table-cell>
          <table:table-cell office:value-type="float" office:value="72" calcext:value-type="float">
            <text:p>72</text:p>
          </table:table-cell>
          <table:table-cell office:value-type="float" office:value="2051" calcext:value-type="float">
            <text:p>2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3-3</text:p>
          </table:table-cell>
          <table:table-cell office:value-type="float" office:value="72" calcext:value-type="float">
            <text:p>72</text:p>
          </table:table-cell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4-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n-TTG-9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195:.C206])" office:value-type="float" office:value="8536" calcext:value-type="float">
            <text:p>853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Homo_sapiens_Glu-CTC-1-1</text:p>
          </table:table-cell>
          <table:table-cell office:value-type="float" office:value="72" calcext:value-type="float">
            <text:p>72</text:p>
          </table:table-cell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2</text:p>
          </table:table-cell>
          <table:table-cell office:value-type="float" office:value="72" calcext:value-type="float">
            <text:p>72</text:p>
          </table:table-cell>
          <table:table-cell office:value-type="float" office:value="8493" calcext:value-type="float">
            <text:p>8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3</text:p>
          </table:table-cell>
          <table:table-cell office:value-type="float" office:value="72" calcext:value-type="float">
            <text:p>72</text:p>
          </table:table-cell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4</text:p>
          </table:table-cell>
          <table:table-cell office:value-type="float" office:value="72" calcext:value-type="float">
            <text:p>72</text:p>
          </table:table-cell>
          <table:table-cell office:value-type="float" office:value="8477" calcext:value-type="float">
            <text:p>8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5</text:p>
          </table:table-cell>
          <table:table-cell office:value-type="float" office:value="72" calcext:value-type="float">
            <text:p>72</text:p>
          </table:table-cell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6</text:p>
          </table:table-cell>
          <table:table-cell office:value-type="float" office:value="72" calcext:value-type="float">
            <text:p>72</text:p>
          </table:table-cell>
          <table:table-cell office:value-type="float" office:value="8337" calcext:value-type="float">
            <text:p>8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-7</text:p>
          </table:table-cell>
          <table:table-cell office:value-type="float" office:value="72" calcext:value-type="float">
            <text:p>72</text:p>
          </table:table-cell>
          <table:table-cell office:value-type="float" office:value="8397" calcext:value-type="float">
            <text:p>8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0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1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2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3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4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5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6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7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1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2-1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4-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8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CTC-9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C207:.C230])" office:value-type="float" office:value="59498" calcext:value-type="float">
            <text:p>5949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</table:table-row>
        <table:table-row table:style-name="ro1">
          <table:table-cell office:value-type="string" calcext:value-type="string">
            <text:p>Homo_sapiens_Glu-TTC-1-1</text:p>
          </table:table-cell>
          <table:table-cell office:value-type="float" office:value="72" calcext:value-type="float">
            <text:p>72</text:p>
          </table:table-cell>
          <table:table-cell office:value-type="float" office:value="3579" calcext:value-type="float">
            <text:p>3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-2</text:p>
          </table:table-cell>
          <table:table-cell office:value-type="float" office:value="72" calcext:value-type="float">
            <text:p>72</text:p>
          </table:table-cell>
          <table:table-cell office:value-type="float" office:value="3513" calcext:value-type="float">
            <text:p>3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1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2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3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5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16-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1</text:p>
          </table:table-cell>
          <table:table-cell office:value-type="float" office:value="72" calcext:value-type="float">
            <text:p>72</text:p>
          </table:table-cell>
          <table:table-cell office:value-type="float" office:value="3589" calcext:value-type="float">
            <text:p>3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2-2</text:p>
          </table:table-cell>
          <table:table-cell office:value-type="float" office:value="72" calcext:value-type="float">
            <text:p>72</text:p>
          </table:table-cell>
          <table:table-cell office:value-type="float" office:value="3505" calcext:value-type="float">
            <text:p>3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3-1</text:p>
          </table:table-cell>
          <table:table-cell office:value-type="float" office:value="72" calcext:value-type="float">
            <text:p>72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1</text:p>
          </table:table-cell>
          <table:table-cell office:value-type="float" office:value="72" calcext:value-type="float">
            <text:p>72</text:p>
          </table:table-cell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4-2</text:p>
          </table:table-cell>
          <table:table-cell office:value-type="float" office:value="72" calcext:value-type="float">
            <text:p>72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5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8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u-TTC-9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31:.C249])" office:value-type="float" office:value="19976" calcext:value-type="float">
            <text:p>1997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Homo_sapiens_Gly-CCC-1-1</text:p>
          </table:table-cell>
          <table:table-cell office:value-type="float" office:value="71" calcext:value-type="float">
            <text:p>71</text:p>
          </table:table-cell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1-2</text:p>
          </table:table-cell>
          <table:table-cell office:value-type="float" office:value="71" calcext:value-type="float">
            <text:p>71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1</text:p>
          </table:table-cell>
          <table:table-cell office:value-type="float" office:value="71" calcext:value-type="float">
            <text:p>71</text:p>
          </table:table-cell>
          <table:table-cell office:value-type="float" office:value="13447" calcext:value-type="float">
            <text:p>1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2-2</text:p>
          </table:table-cell>
          <table:table-cell office:value-type="float" office:value="71" calcext:value-type="float">
            <text:p>71</text:p>
          </table:table-cell>
          <table:table-cell office:value-type="float" office:value="13519" calcext:value-type="float">
            <text:p>13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3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4-1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6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7-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CCC-8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50:.C259])" office:value-type="float" office:value="29739" calcext:value-type="float">
            <text:p>2973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Homo_sapiens_Gly-GCC-1-1</text:p>
          </table:table-cell>
          <table:table-cell office:value-type="float" office:value="71" calcext:value-type="float">
            <text:p>71</text:p>
          </table:table-cell>
          <table:table-cell office:value-type="float" office:value="3160" calcext:value-type="float">
            <text:p>3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2</text:p>
          </table:table-cell>
          <table:table-cell office:value-type="float" office:value="71" calcext:value-type="float">
            <text:p>71</text:p>
          </table:table-cell>
          <table:table-cell office:value-type="float" office:value="3143" calcext:value-type="float">
            <text:p>3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3</text:p>
          </table:table-cell>
          <table:table-cell office:value-type="float" office:value="71" calcext:value-type="float">
            <text:p>71</text:p>
          </table:table-cell>
          <table:table-cell office:value-type="float" office:value="3046" calcext:value-type="float">
            <text:p>3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4</text:p>
          </table:table-cell>
          <table:table-cell office:value-type="float" office:value="71" calcext:value-type="float">
            <text:p>71</text:p>
          </table:table-cell>
          <table:table-cell office:value-type="float" office:value="3157" calcext:value-type="float">
            <text:p>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1-5</text:p>
          </table:table-cell>
          <table:table-cell office:value-type="float" office:value="71" calcext:value-type="float">
            <text:p>71</text:p>
          </table:table-cell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1</text:p>
          </table:table-cell>
          <table:table-cell office:value-type="float" office:value="71" calcext:value-type="float">
            <text:p>71</text:p>
          </table:table-cell>
          <table:table-cell office:value-type="float" office:value="5837" calcext:value-type="float">
            <text:p>5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2</text:p>
          </table:table-cell>
          <table:table-cell office:value-type="float" office:value="71" calcext:value-type="float">
            <text:p>71</text:p>
          </table:table-cell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3</text:p>
          </table:table-cell>
          <table:table-cell office:value-type="float" office:value="71" calcext:value-type="float">
            <text:p>71</text:p>
          </table:table-cell>
          <table:table-cell office:value-type="float" office:value="5989" calcext:value-type="float">
            <text:p>5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4</text:p>
          </table:table-cell>
          <table:table-cell office:value-type="float" office:value="71" calcext:value-type="float">
            <text:p>71</text:p>
          </table:table-cell>
          <table:table-cell office:value-type="float" office:value="5813" calcext:value-type="float">
            <text:p>5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5</text:p>
          </table:table-cell>
          <table:table-cell office:value-type="float" office:value="71" calcext:value-type="float">
            <text:p>71</text:p>
          </table:table-cell>
          <table:table-cell office:value-type="float" office:value="5977" calcext:value-type="float">
            <text:p>5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2-6</text:p>
          </table:table-cell>
          <table:table-cell office:value-type="float" office:value="71" calcext:value-type="float">
            <text:p>71</text:p>
          </table:table-cell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3-1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4-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5-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GCC-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UM([.C260:.C274])" office:value-type="float" office:value="51182" calcext:value-type="float">
            <text:p>5118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</table:table-row>
        <table:table-row table:style-name="ro1">
          <table:table-cell office:value-type="string" calcext:value-type="string">
            <text:p>Homo_sapiens_Gly-TCC-1-1</text:p>
          </table:table-cell>
          <table:table-cell office:value-type="float" office:value="72" calcext:value-type="float">
            <text:p>72</text:p>
          </table:table-cell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1</text:p>
          </table:table-cell>
          <table:table-cell office:value-type="float" office:value="72" calcext:value-type="float">
            <text:p>72</text:p>
          </table:table-cell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2</text:p>
          </table:table-cell>
          <table:table-cell office:value-type="float" office:value="72" calcext:value-type="float">
            <text:p>72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3</text:p>
          </table:table-cell>
          <table:table-cell office:value-type="float" office:value="72" calcext:value-type="float">
            <text:p>72</text:p>
          </table:table-cell>
          <table:table-cell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4</text:p>
          </table:table-cell>
          <table:table-cell office:value-type="float" office:value="72" calcext:value-type="float">
            <text:p>72</text:p>
          </table:table-cell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5</text:p>
          </table:table-cell>
          <table:table-cell office:value-type="float" office:value="72" calcext:value-type="float">
            <text:p>72</text:p>
          </table:table-cell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2-6</text:p>
          </table:table-cell>
          <table:table-cell office:value-type="float" office:value="72" calcext:value-type="float">
            <text:p>72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3-1</text:p>
          </table:table-cell>
          <table:table-cell office:value-type="float" office:value="72" calcext:value-type="float">
            <text:p>72</text:p>
          </table:table-cell>
          <table:table-cell office:value-type="float" office:value="4963" calcext:value-type="float">
            <text:p>4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4-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5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Gly-TCC-6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C275:.C285])" office:value-type="float" office:value="19444" calcext:value-type="float">
            <text:p>1944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 office:value-type="string" calcext:value-type="string">
            <text:p>Homo_sapiens_His-GTG-1-1</text:p>
          </table:table-cell>
          <table:table-cell office:value-type="float" office:value="72" calcext:value-type="float">
            <text:p>72</text:p>
          </table:table-cell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2</text:p>
          </table:table-cell>
          <table:table-cell office:value-type="float" office:value="72" calcext:value-type="float">
            <text:p>72</text:p>
          </table:table-cell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3</text:p>
          </table:table-cell>
          <table:table-cell office:value-type="float" office:value="72" calcext:value-type="float">
            <text:p>72</text:p>
          </table:table-cell>
          <table:table-cell office:value-type="float" office:value="1885" calcext:value-type="float">
            <text:p>1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4</text:p>
          </table:table-cell>
          <table:table-cell office:value-type="float" office:value="72" calcext:value-type="float">
            <text:p>72</text:p>
          </table:table-cell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6</text:p>
          </table:table-cell>
          <table:table-cell office:value-type="float" office:value="72" calcext:value-type="float">
            <text:p>72</text:p>
          </table:table-cell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7</text:p>
          </table:table-cell>
          <table:table-cell office:value-type="float" office:value="72" calcext:value-type="float">
            <text:p>72</text:p>
          </table:table-cell>
          <table:table-cell office:value-type="float" office:value="1759" calcext:value-type="float">
            <text:p>1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8</text:p>
          </table:table-cell>
          <table:table-cell office:value-type="float" office:value="72" calcext:value-type="float">
            <text:p>72</text:p>
          </table:table-cell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1-9</text:p>
          </table:table-cell>
          <table:table-cell office:value-type="float" office:value="72" calcext:value-type="float">
            <text:p>72</text:p>
          </table:table-cell>
          <table:table-cell office:value-type="float" office:value="1709" calcext:value-type="float">
            <text:p>1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2-1</text:p>
          </table:table-cell>
          <table:table-cell office:value-type="float" office:value="72" calcext:value-type="float">
            <text:p>72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His-GTG-3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286:.C296])" office:value-type="float" office:value="16315" calcext:value-type="float">
            <text:p>1631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</table:table-row>
        <table:table-row table:style-name="ro1">
          <table:table-cell office:value-type="string" calcext:value-type="string">
            <text:p>Homo_sapiens_Ile-AAT-1-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0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1-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12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2-1</text:p>
          </table:table-cell>
          <table:table-cell office:value-type="float" office:value="74" calcext:value-type="float">
            <text:p>74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3-1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4-1</text:p>
          </table:table-cell>
          <table:table-cell office:value-type="float" office:value="74" calcext:value-type="float">
            <text:p>74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1</text:p>
          </table:table-cell>
          <table:table-cell office:value-type="float" office:value="74" calcext:value-type="float">
            <text:p>74</text:p>
          </table:table-cell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2</text:p>
          </table:table-cell>
          <table:table-cell office:value-type="float" office:value="74" calcext:value-type="float">
            <text:p>74</text:p>
          </table:table-cell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3</text:p>
          </table:table-cell>
          <table:table-cell office:value-type="float" office:value="74" calcext:value-type="float">
            <text:p>74</text:p>
          </table:table-cell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4</text:p>
          </table:table-cell>
          <table:table-cell office:value-type="float" office:value="74" calcext:value-type="float">
            <text:p>74</text:p>
          </table:table-cell>
          <table:table-cell office:value-type="float" office:value="1717" calcext:value-type="float">
            <text:p>1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5-5</text:p>
          </table:table-cell>
          <table:table-cell office:value-type="float" office:value="74" calcext:value-type="float">
            <text:p>74</text:p>
          </table:table-cell>
          <table:table-cell office:value-type="float" office:value="1765" calcext:value-type="float">
            <text:p>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6-1</text:p>
          </table:table-cell>
          <table:table-cell office:value-type="float" office:value="74" calcext:value-type="float">
            <text:p>74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1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7-2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8-1</text:p>
          </table:table-cell>
          <table:table-cell office:value-type="float" office:value="74" calcext:value-type="float">
            <text:p>74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AAT-9-1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formula="of:=SUM([.C297:.C313])" office:value-type="float" office:value="12395" calcext:value-type="float">
            <text:p>1239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Homo_sapiens_Ile-GAT-1-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2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GAT-1-3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formula="of:=SUM([.C314:.C316])" office:value-type="float" office:value="36" calcext:value-type="float">
            <text:p>36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Homo_sapiens_Ile-TAT-1-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1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2-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Ile-TAT-3-1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SUM([.C317:.C321])" office:value-type="float" office:value="329" calcext:value-type="float">
            <text:p>32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string" calcext:value-type="string">
            <text:p>Homo_sapiens_Leu-AAG-1-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2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1-3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1</text:p>
          </table:table-cell>
          <table:table-cell office:value-type="float" office:value="82" calcext:value-type="float">
            <text:p>82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2</text:p>
          </table:table-cell>
          <table:table-cell office:value-type="float" office:value="82" calcext:value-type="float">
            <text:p>82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3</text:p>
          </table:table-cell>
          <table:table-cell office:value-type="float" office:value="82" calcext:value-type="float">
            <text:p>82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2-4</text:p>
          </table:table-cell>
          <table:table-cell office:value-type="float" office:value="82" calcext:value-type="float">
            <text:p>82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3-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4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6-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7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AAG-8-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SUM([.C322:.C334])" office:value-type="float" office:value="2102" calcext:value-type="float">
            <text:p>210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office:value-type="string" calcext:value-type="string">
            <text:p>Homo_sapiens_Leu-CAA-1-1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1-2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2-1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3-1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4-1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5-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6-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A-7-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UM([.C335:.C342])" office:value-type="float" office:value="233" calcext:value-type="float">
            <text:p>23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Homo_sapiens_Leu-CAG-1-1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3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4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5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6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1-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1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2-2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CAG-3-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UM([.C343:.C352])" office:value-type="float" office:value="224" calcext:value-type="float">
            <text:p>22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</table:table-row>
        <table:table-row table:style-name="ro1">
          <table:table-cell office:value-type="string" calcext:value-type="string">
            <text:p>Homo_sapiens_Leu-TAA-1-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2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3-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4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A-5-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UM([.C353:.C357])" office:value-type="float" office:value="9" calcext:value-type="float">
            <text:p>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</table:table-row>
        <table:table-row table:style-name="ro1">
          <table:table-cell office:value-type="string" calcext:value-type="string">
            <text:p>Homo_sapiens_Leu-TAG-1-1</text:p>
          </table:table-cell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2-1</text:p>
          </table:table-cell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3-1</text:p>
          </table:table-cell>
          <table:table-cell office:value-type="float" office:value="82" calcext:value-type="float">
            <text:p>82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eu-TAG-4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SUM([.C358:.C361])" office:value-type="float" office:value="988" calcext:value-type="float">
            <text:p>98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Homo_sapiens_Lys-CTT-1-1</text:p>
          </table:table-cell>
          <table:table-cell office:value-type="float" office:value="73" calcext:value-type="float">
            <text:p>73</text:p>
          </table:table-cell>
          <table:table-cell office:value-type="float" office:value="8981" calcext:value-type="float">
            <text:p>8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-2</text:p>
          </table:table-cell>
          <table:table-cell office:value-type="float" office:value="73" calcext:value-type="float">
            <text:p>73</text:p>
          </table:table-cell>
          <table:table-cell office:value-type="float" office:value="8821" calcext:value-type="float">
            <text:p>8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0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1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4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16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1</text:p>
          </table:table-cell>
          <table:table-cell office:value-type="float" office:value="73" calcext:value-type="float">
            <text:p>73</text:p>
          </table:table-cell>
          <table:table-cell office:value-type="float" office:value="2853" calcext:value-type="float">
            <text:p>2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2</text:p>
          </table:table-cell>
          <table:table-cell office:value-type="float" office:value="73" calcext:value-type="float">
            <text:p>73</text:p>
          </table:table-cell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3</text:p>
          </table:table-cell>
          <table:table-cell office:value-type="float" office:value="73" calcext:value-type="float">
            <text:p>73</text:p>
          </table:table-cell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4</text:p>
          </table:table-cell>
          <table:table-cell office:value-type="float" office:value="73" calcext:value-type="float">
            <text:p>73</text:p>
          </table:table-cell>
          <table:table-cell office:value-type="float" office:value="2833" calcext:value-type="float">
            <text:p>2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2-5</text:p>
          </table:table-cell>
          <table:table-cell office:value-type="float" office:value="73" calcext:value-type="float">
            <text:p>73</text:p>
          </table:table-cell>
          <table:table-cell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3-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4-1</text:p>
          </table:table-cell>
          <table:table-cell office:value-type="float" office:value="73" calcext:value-type="float">
            <text:p>73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5-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6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7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8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CTT-9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C362:.C382])" office:value-type="float" office:value="32982" calcext:value-type="float">
            <text:p>3298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</table:table-row>
        <table:table-row table:style-name="ro1">
          <table:table-cell office:value-type="string" calcext:value-type="string">
            <text:p>Homo_sapiens_Lys-TTT-1-1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1-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3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4-1</text:p>
          </table:table-cell>
          <table:table-cell office:value-type="float" office:value="73" calcext:value-type="float">
            <text:p>73</text:p>
          </table:table-cell>
          <table:table-cell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6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17-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2-1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1</text:p>
          </table:table-cell>
          <table:table-cell office:value-type="float" office:value="73" calcext:value-type="float">
            <text:p>73</text:p>
          </table:table-cell>
          <table:table-cell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2</text:p>
          </table:table-cell>
          <table:table-cell office:value-type="float" office:value="73" calcext:value-type="float">
            <text:p>73</text:p>
          </table:table-cell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3</text:p>
          </table:table-cell>
          <table:table-cell office:value-type="float" office:value="73" calcext:value-type="float">
            <text:p>73</text:p>
          </table:table-cell>
          <table:table-cell office:value-type="float" office:value="1895" calcext:value-type="float">
            <text:p>1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4</text:p>
          </table:table-cell>
          <table:table-cell office:value-type="float" office:value="73" calcext:value-type="float">
            <text:p>73</text:p>
          </table:table-cell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3-5</text:p>
          </table:table-cell>
          <table:table-cell office:value-type="float" office:value="73" calcext:value-type="float">
            <text:p>73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4-1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5-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6-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7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8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Lys-TTT-9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SUM([.C383:.C403])" office:value-type="float" office:value="11831" calcext:value-type="float">
            <text:p>1183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</table:table-row>
        <table:table-row table:style-name="ro1">
          <table:table-cell office:value-type="string" calcext:value-type="string">
            <text:p>Homo_sapiens_Met-CAT-1-1</text:p>
          </table:table-cell>
          <table:table-cell office:value-type="float" office:value="73" calcext:value-type="float">
            <text:p>73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2-1</text:p>
          </table:table-cell>
          <table:table-cell office:value-type="float" office:value="73" calcext:value-type="float">
            <text:p>73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1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3-2</text:p>
          </table:table-cell>
          <table:table-cell office:value-type="float" office:value="73" calcext:value-type="float">
            <text:p>73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1</text:p>
          </table:table-cell>
          <table:table-cell office:value-type="float" office:value="73" calcext:value-type="float">
            <text:p>73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2</text:p>
          </table:table-cell>
          <table:table-cell office:value-type="float" office:value="73" calcext:value-type="float">
            <text:p>73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4-3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5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6-1</text:p>
          </table:table-cell>
          <table:table-cell office:value-type="float" office:value="73" calcext:value-type="float">
            <text:p>73</text:p>
          </table:table-cell>
          <table:table-cell office:value-type="float" office:value="5595" calcext:value-type="float">
            <text:p>5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Met-CAT-7-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SUM([.C404:.C413])" office:value-type="float" office:value="9253" calcext:value-type="float">
            <text:p>925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Homo_sapiens_Phe-GAA-1-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2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5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-6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0-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1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2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3-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4-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5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6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7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8-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he-GAA-9-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formula="of:=SUM([.C414:.C430])" office:value-type="float" office:value="426" calcext:value-type="float">
            <text:p>42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Homo_sapiens_Pro-AGG-1-1</text:p>
          </table:table-cell>
          <table:table-cell office:value-type="float" office:value="72" calcext:value-type="float">
            <text:p>72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1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2</text:p>
          </table:table-cell>
          <table:table-cell office:value-type="float" office:value="72" calcext:value-type="float">
            <text:p>72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3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4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5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6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7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2-8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3-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4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5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AGG-6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431:.C443])" office:value-type="float" office:value="2045" calcext:value-type="float">
            <text:p>204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office:value-type="string" calcext:value-type="string">
            <text:p>Homo_sapiens_Pro-CGG-1-1</text:p>
          </table:table-cell>
          <table:table-cell office:value-type="float" office:value="72" calcext:value-type="float">
            <text:p>72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2</text:p>
          </table:table-cell>
          <table:table-cell office:value-type="float" office:value="72" calcext:value-type="float">
            <text:p>72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1-3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CGG-2-1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table:formula="of:=SUM([.C444:.C447])" office:value-type="float" office:value="1012" calcext:value-type="float">
            <text:p>101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Homo_sapiens_Pro-GGG-1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</table:table-row>
        <table:table-row table:style-name="ro1">
          <table:table-cell office:value-type="string" calcext:value-type="string">
            <text:p>Homo_sapiens_Pro-TGG-1-1</text:p>
          </table:table-cell>
          <table:table-cell office:value-type="float" office:value="72" calcext:value-type="float">
            <text:p>72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2-1</text:p>
          </table:table-cell>
          <table:table-cell office:value-type="float" office:value="72" calcext:value-type="float">
            <text:p>72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1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2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3</text:p>
          </table:table-cell>
          <table:table-cell office:value-type="float" office:value="72" calcext:value-type="float">
            <text:p>72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4</text:p>
          </table:table-cell>
          <table:table-cell office:value-type="float" office:value="72" calcext:value-type="float">
            <text:p>72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3-5</text:p>
          </table:table-cell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4-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Pro-TGG-5-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UM([.C449:.C457])" office:value-type="float" office:value="2010" calcext:value-type="float">
            <text:p>2010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</table:table-row>
        <table:table-row table:style-name="ro1">
          <table:table-cell office:value-type="string" calcext:value-type="string">
            <text:p>Homo_sapiens_SeC-TCA-1-1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2-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C-TCA-3-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458:.C460])" office:value-type="float" office:value="18" calcext:value-type="float">
            <text:p>18</text:p>
          </table:table-cell>
          <table:table-cell office:value-type="string" calcext:value-type="string">
            <text:p>Seleno</text:p>
          </table:table-cell>
          <table:table-cell office:value-type="string" calcext:value-type="string">
            <text:p>TCA</text:p>
          </table:table-cell>
        </table:table-row>
        <table:table-row table:style-name="ro1">
          <table:table-cell office:value-type="string" calcext:value-type="string">
            <text:p>Homo_sapiens_Ser-ACT-1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1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1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4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2-6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3-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4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5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6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AGA-7-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UM([.C461:.C473])" office:value-type="float" office:value="103" calcext:value-type="float">
            <text:p>10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Homo_sapiens_Ser-CGA-1-1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2-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3-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CGA-4-1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SUM([.C474:.C477])" office:value-type="float" office:value="67" calcext:value-type="float">
            <text:p>67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</table:table-row>
        <table:table-row table:style-name="ro1">
          <table:table-cell office:value-type="string" calcext:value-type="string">
            <text:p>Homo_sapiens_Ser-GCT-1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2-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3-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1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2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4-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5-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GCT-6-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SUM([.C478:.C485])"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Homo_sapiens_Ser-TGA-1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2-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3-1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Ser-TGA-4-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SUM([.C486:.C489])" office:value-type="float" office:value="112" calcext:value-type="float">
            <text:p>11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</table:table-row>
        <table:table-row table:style-name="ro1">
          <table:table-cell office:value-type="string" calcext:value-type="string">
            <text:p>Homo_sapiens_Thr-AGT-1-1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2</text:p>
          </table:table-cell>
          <table:table-cell office:value-type="float" office:value="74" calcext:value-type="float">
            <text:p>74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1-3</text:p>
          </table:table-cell>
          <table:table-cell office:value-type="float" office:value="74" calcext:value-type="float">
            <text:p>74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1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2-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3-1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4-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5-1</text:p>
          </table:table-cell>
          <table:table-cell office:value-type="float" office:value="74" calcext:value-type="float">
            <text:p>74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6-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AGT-7-1</text:p>
          </table:table-cell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table:formula="of:=SUM([.C490:.C499])" office:value-type="float" office:value="2434" calcext:value-type="float">
            <text:p>2434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GT</text:p>
          </table:table-cell>
        </table:table-row>
        <table:table-row table:style-name="ro1">
          <table:table-cell office:value-type="string" calcext:value-type="string">
            <text:p>Homo_sapiens_Thr-CGT-1-1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2-1</text:p>
          </table:table-cell>
          <table:table-cell office:value-type="float" office:value="72" calcext:value-type="float">
            <text:p>72</text:p>
          </table:table-cell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3-1</text:p>
          </table:table-cell>
          <table:table-cell office:value-type="float" office:value="74" calcext:value-type="float">
            <text:p>74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4-1</text:p>
          </table:table-cell>
          <table:table-cell office:value-type="float" office:value="72" calcext:value-type="float">
            <text:p>72</text:p>
          </table:table-cell>
          <table:table-cell office:value-type="float" office:value="2425" calcext:value-type="float">
            <text:p>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5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CGT-6-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SUM([.C500:.C505])" office:value-type="float" office:value="6843" calcext:value-type="float">
            <text:p>684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</table:table-row>
        <table:table-row table:style-name="ro1">
          <table:table-cell office:value-type="string" calcext:value-type="string">
            <text:p>Homo_sapiens_Thr-TGT-1-1</text:p>
          </table:table-cell>
          <table:table-cell office:value-type="float" office:value="74" calcext:value-type="float">
            <text:p>74</text:p>
          </table:table-cell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2-1</text:p>
          </table:table-cell>
          <table:table-cell office:value-type="float" office:value="73" calcext:value-type="float">
            <text:p>73</text:p>
          </table:table-cell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3-1</text:p>
          </table:table-cell>
          <table:table-cell office:value-type="float" office:value="73" calcext:value-type="float">
            <text:p>73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4-1</text:p>
          </table:table-cell>
          <table:table-cell office:value-type="float" office:value="73" calcext:value-type="float">
            <text:p>73</text:p>
          </table:table-cell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5-1</text:p>
          </table:table-cell>
          <table:table-cell office:value-type="float" office:value="73" calcext:value-type="float">
            <text:p>73</text:p>
          </table:table-cell>
          <table:table-cell office:value-type="float" office:value="3671" calcext:value-type="float">
            <text:p>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hr-TGT-6-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formula="of:=SUM([.C506:.C511])" office:value-type="float" office:value="17107" calcext:value-type="float">
            <text:p>1710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</table:table-row>
        <table:table-row table:style-name="ro1">
          <table:table-cell office:value-type="string" calcext:value-type="string">
            <text:p>Homo_sapiens_Trp-CCA-1-1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2-1</text:p>
          </table:table-cell>
          <table:table-cell office:value-type="float" office:value="72" calcext:value-type="float">
            <text:p>72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1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3-3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4-1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5-1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6-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rp-CCA-7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UM([.C512:.C520])" office:value-type="float" office:value="1000" calcext:value-type="float">
            <text:p>100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Homo_sapiens_Tyr-ATA-1-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Homo_sapiens_Tyr-GTA-1-1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0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1-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12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2-1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3-1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4-1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1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2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3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4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5-5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6-1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7-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8-1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Tyr-GTA-9-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UM([.C522:.C537])" office:value-type="float" office:value="545" calcext:value-type="float">
            <text:p>54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</table:table-row>
        <table:table-row table:style-name="ro1">
          <table:table-cell office:value-type="string" calcext:value-type="string">
            <text:p>Homo_sapiens_Val-AAC-1-1</text:p>
          </table:table-cell>
          <table:table-cell office:value-type="float" office:value="73" calcext:value-type="float">
            <text:p>73</text:p>
          </table:table-cell>
          <table:table-cell office:value-type="float" office:value="2381" calcext:value-type="float">
            <text:p>2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2</text:p>
          </table:table-cell>
          <table:table-cell office:value-type="float" office:value="73" calcext:value-type="float">
            <text:p>73</text:p>
          </table:table-cell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3</text:p>
          </table:table-cell>
          <table:table-cell office:value-type="float" office:value="73" calcext:value-type="float">
            <text:p>73</text:p>
          </table:table-cell>
          <table:table-cell office:value-type="float" office:value="2435" calcext:value-type="float">
            <text:p>2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4</text:p>
          </table:table-cell>
          <table:table-cell office:value-type="float" office:value="73" calcext:value-type="float">
            <text:p>73</text:p>
          </table:table-cell>
          <table:table-cell office:value-type="float" office:value="2399" calcext:value-type="float">
            <text:p>2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1-5</text:p>
          </table:table-cell>
          <table:table-cell office:value-type="float" office:value="73" calcext:value-type="float">
            <text:p>73</text:p>
          </table:table-cell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2-1</text:p>
          </table:table-cell>
          <table:table-cell office:value-type="float" office:value="73" calcext:value-type="float">
            <text:p>73</text:p>
          </table:table-cell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3-1</text:p>
          </table:table-cell>
          <table:table-cell office:value-type="float" office:value="73" calcext:value-type="float">
            <text:p>73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4-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5-1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6-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AAC-7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UM([.C538:.C548])" office:value-type="float" office:value="19102" calcext:value-type="float">
            <text:p>1910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Homo_sapiens_Val-CAC-1-1</text:p>
          </table:table-cell>
          <table:table-cell office:value-type="float" office:value="73" calcext:value-type="float">
            <text:p>73</text:p>
          </table:table-cell>
          <table:table-cell office:value-type="float" office:value="8411" calcext:value-type="float">
            <text:p>8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2</text:p>
          </table:table-cell>
          <table:table-cell office:value-type="float" office:value="73" calcext:value-type="float">
            <text:p>73</text:p>
          </table:table-cell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3</text:p>
          </table:table-cell>
          <table:table-cell office:value-type="float" office:value="73" calcext:value-type="float">
            <text:p>73</text:p>
          </table:table-cell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4</text:p>
          </table:table-cell>
          <table:table-cell office:value-type="float" office:value="73" calcext:value-type="float">
            <text:p>73</text:p>
          </table:table-cell>
          <table:table-cell office:value-type="float" office:value="8657" calcext:value-type="float">
            <text:p>8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5</text:p>
          </table:table-cell>
          <table:table-cell office:value-type="float" office:value="73" calcext:value-type="float">
            <text:p>73</text:p>
          </table:table-cell>
          <table:table-cell office:value-type="float" office:value="8651" calcext:value-type="float">
            <text:p>8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-6</text:p>
          </table:table-cell>
          <table:table-cell office:value-type="float" office:value="73" calcext:value-type="float">
            <text:p>73</text:p>
          </table:table-cell>
          <table:table-cell office:value-type="float" office:value="8569" calcext:value-type="float">
            <text:p>8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0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1-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2-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3-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14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2-1</text:p>
          </table:table-cell>
          <table:table-cell office:value-type="float" office:value="73" calcext:value-type="float">
            <text:p>73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3-1</text:p>
          </table:table-cell>
          <table:table-cell office:value-type="float" office:value="73" calcext:value-type="float">
            <text:p>73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4-1</text:p>
          </table:table-cell>
          <table:table-cell office:value-type="float" office:value="73" calcext:value-type="float">
            <text:p>73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5-1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6-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7-1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8-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CAC-9-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SUM([.C549:.C568])" office:value-type="float" office:value="56809" calcext:value-type="float">
            <text:p>568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Homo_sapiens_Val-TAC-1-1</text:p>
          </table:table-cell>
          <table:table-cell office:value-type="float" office:value="73" calcext:value-type="float">
            <text:p>73</text:p>
          </table:table-cell>
          <table:table-cell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1-2</text:p>
          </table:table-cell>
          <table:table-cell office:value-type="float" office:value="73" calcext:value-type="float">
            <text:p>73</text:p>
          </table:table-cell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2-1</text:p>
          </table:table-cell>
          <table:table-cell office:value-type="float" office:value="73" calcext:value-type="float">
            <text:p>73</text:p>
          </table:table-cell>
          <table:table-cell office:value-type="float" office:value="2331" calcext:value-type="float">
            <text:p>2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3-1</text:p>
          </table:table-cell>
          <table:table-cell office:value-type="float" office:value="73" calcext:value-type="float">
            <text:p>73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o_sapiens_Val-TAC-4-1</text:p>
          </table:table-cell>
          <table:table-cell office:value-type="float" office:value="73" calcext:value-type="float">
            <text:p>73</text:p>
          </table:table-cell>
          <table:table-cell office:value-type="float" office:value="593" calcext:value-type="float">
            <text:p>593</text:p>
          </table:table-cell>
          <table:table-cell table:formula="of:=SUM([.C569:.C573])" office:value-type="float" office:value="9709" calcext:value-type="float">
            <text:p>970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</table:table-row>
      </table:table>
      <table:table table:name="compare" table:style-name="ta1"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ratio AnoIFN</text:p>
          </table:table-cell>
          <table:table-cell office:value-type="string" calcext:value-type="string">
            <text:p>ratio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(I)AG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table:formula="of:=[.C2]" office:value-type="float" office:value="41686" calcext:value-type="float">
            <text:p>41686</text:p>
          </table:table-cell>
          <table:table-cell table:formula="of:=[.D2]" office:value-type="float" office:value="56171" calcext:value-type="float">
            <text:p>56171</text:p>
          </table:table-cell>
          <table:table-cell table:formula="of:=[.J2]/SUM([.J2:.J5])" office:value-type="float" office:value="0.240327462454239" calcext:value-type="float">
            <text:p>0.2403274625</text:p>
          </table:table-cell>
          <table:table-cell table:formula="of:=[.K2]/SUM([.K2:.K5])" office:value-type="float" office:value="0.241902629142353" calcext:value-type="float">
            <text:p>0.2419026291</text:p>
          </table:table-cell>
          <table:table-cell table:formula="of:=[.L2]/0.25" office:value-type="float" office:value="0.961309849816955" calcext:value-type="float">
            <text:p>0.9613098498</text:p>
          </table:table-cell>
          <table:table-cell table:formula="of:=[.M2]/0.25" office:value-type="float" office:value="0.967610516569411" calcext:value-type="float">
            <text:p>0.9676105166</text:p>
          </table:table-cell>
          <table:table-cell table:formula="of:=[.O2]/[.N2]" office:value-type="float" office:value="1.00655425173648" calcext:value-type="float">
            <text:p>1.00655425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CGC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office:value-type="string" calcext:value-type="string">
            <text:p>gcg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table:formula="of:=[.C2]" office:value-type="float" office:value="41686" calcext:value-type="float">
            <text:p>41686</text:p>
          </table:table-cell>
          <table:table-cell table:formula="of:=[.D2]" office:value-type="float" office:value="56171" calcext:value-type="float">
            <text:p>56171</text:p>
          </table:table-cell>
          <table:table-cell table:formula="of:=[.J3]/SUM([.J2:.J5])" office:value-type="float" office:value="0.240327462454239" calcext:value-type="float">
            <text:p>0.2403274625</text:p>
          </table:table-cell>
          <table:table-cell table:formula="of:=[.K3]/SUM([.K2:.K5])" office:value-type="float" office:value="0.241902629142353" calcext:value-type="float">
            <text:p>0.2419026291</text:p>
          </table:table-cell>
          <table:table-cell table:formula="of:=[.L3]/0.25" office:value-type="float" office:value="0.961309849816955" calcext:value-type="float">
            <text:p>0.9613098498</text:p>
          </table:table-cell>
          <table:table-cell table:formula="of:=[.M3]/0.25" office:value-type="float" office:value="0.967610516569411" calcext:value-type="float">
            <text:p>0.9676105166</text:p>
          </table:table-cell>
          <table:table-cell table:formula="of:=[.O3]/[.N3]" office:value-type="float" office:value="1.00655425173648" calcext:value-type="float">
            <text:p>1.00655425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GC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cg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table:formula="of:=[.C2]+[.C4]" office:value-type="float" office:value="60727" calcext:value-type="float">
            <text:p>60727</text:p>
          </table:table-cell>
          <table:table-cell table:formula="of:=[.D2]+[.D4]" office:value-type="float" office:value="80636" calcext:value-type="float">
            <text:p>80636</text:p>
          </table:table-cell>
          <table:table-cell table:formula="of:=[.J4]/SUM([.J2:.J5])" office:value-type="float" office:value="0.35010233201695" calcext:value-type="float">
            <text:p>0.350102332</text:p>
          </table:table-cell>
          <table:table-cell table:formula="of:=[.K4]/SUM([.K2:.K5])" office:value-type="float" office:value="0.347262117525462" calcext:value-type="float">
            <text:p>0.3472621175</text:p>
          </table:table-cell>
          <table:table-cell table:formula="of:=[.L4]/0.25" office:value-type="float" office:value="1.4004093280678" calcext:value-type="float">
            <text:p>1.4004093281</text:p>
          </table:table-cell>
          <table:table-cell table:formula="of:=[.M4]/0.25" office:value-type="float" office:value="1.38904847010185" calcext:value-type="float">
            <text:p>1.3890484701</text:p>
          </table:table-cell>
          <table:table-cell table:formula="of:=[.O4]/[.N4]" office:value-type="float" office:value="0.991887473370644" calcext:value-type="float">
            <text:p>0.99188747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table:formula="of:=[.C3]+[.C4]" office:value-type="float" office:value="29356" calcext:value-type="float">
            <text:p>29356</text:p>
          </table:table-cell>
          <table:table-cell table:formula="of:=[.D3]+[.D4]" office:value-type="float" office:value="39227" calcext:value-type="float">
            <text:p>39227</text:p>
          </table:table-cell>
          <table:table-cell table:formula="of:=[.J5]/SUM([.J2:.J5])" office:value-type="float" office:value="0.169242743074573" calcext:value-type="float">
            <text:p>0.1692427431</text:p>
          </table:table-cell>
          <table:table-cell table:formula="of:=[.K5]/SUM([.K2:.K5])" office:value-type="float" office:value="0.168932624189832" calcext:value-type="float">
            <text:p>0.1689326242</text:p>
          </table:table-cell>
          <table:table-cell table:formula="of:=[.L5]/0.25" office:value-type="float" office:value="0.676970972298291" calcext:value-type="float">
            <text:p>0.6769709723</text:p>
          </table:table-cell>
          <table:table-cell table:formula="of:=[.M5]/0.25" office:value-type="float" office:value="0.675730496759329" calcext:value-type="float">
            <text:p>0.6757304968</text:p>
          </table:table-cell>
          <table:table-cell table:formula="of:=[.O5]/[.N5]" office:value-type="float" office:value="0.998167608967412" calcext:value-type="float">
            <text:p>0.99816760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11"/>
          <table:table-cell table:formula="of:=[.O6]/[.N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formula="of:=[.C7]" office:value-type="float" office:value="688" calcext:value-type="float">
            <text:p>688</text:p>
          </table:table-cell>
          <table:table-cell table:formula="of:=[.D7]" office:value-type="float" office:value="805" calcext:value-type="float">
            <text:p>805</text:p>
          </table:table-cell>
          <table:table-cell table:formula="of:=[.J7]/SUM([.J7:.J12])" office:value-type="float" office:value="0.0327167245232774" calcext:value-type="float">
            <text:p>0.0327167245</text:p>
          </table:table-cell>
          <table:table-cell table:formula="of:=[.K7]/SUM([.K7:.K12])" office:value-type="float" office:value="0.033178090096031" calcext:value-type="float">
            <text:p>0.0331780901</text:p>
          </table:table-cell>
          <table:table-cell table:formula="of:=[.L7]/(1/6)" office:value-type="float" office:value="0.196300347139664" calcext:value-type="float">
            <text:p>0.1963003471</text:p>
          </table:table-cell>
          <table:table-cell table:formula="of:=[.M7]/(1/6)" office:value-type="float" office:value="0.199068540576186" calcext:value-type="float">
            <text:p>0.1990685406</text:p>
          </table:table-cell>
          <table:table-cell table:formula="of:=[.O7]/[.N7]" office:value-type="float" office:value="1.01410182649627" calcext:value-type="float">
            <text:p>1.014101826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c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formula="of:=[.C7]" office:value-type="float" office:value="688" calcext:value-type="float">
            <text:p>688</text:p>
          </table:table-cell>
          <table:table-cell table:formula="of:=[.D7]" office:value-type="float" office:value="805" calcext:value-type="float">
            <text:p>805</text:p>
          </table:table-cell>
          <table:table-cell table:formula="of:=[.J8]/SUM([.J7:.J12])" office:value-type="float" office:value="0.0327167245232774" calcext:value-type="float">
            <text:p>0.0327167245</text:p>
          </table:table-cell>
          <table:table-cell table:formula="of:=[.K8]/SUM([.K7:.K12])" office:value-type="float" office:value="0.033178090096031" calcext:value-type="float">
            <text:p>0.0331780901</text:p>
          </table:table-cell>
          <table:table-cell table:formula="of:=[.L8]/(1/6)" office:value-type="float" office:value="0.196300347139664" calcext:value-type="float">
            <text:p>0.1963003471</text:p>
          </table:table-cell>
          <table:table-cell table:formula="of:=[.M8]/(1/6)" office:value-type="float" office:value="0.199068540576186" calcext:value-type="float">
            <text:p>0.1990685406</text:p>
          </table:table-cell>
          <table:table-cell table:formula="of:=[.O8]/[.N8]" office:value-type="float" office:value="1.01410182649627" calcext:value-type="float">
            <text:p>1.014101826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agg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formula="of:=[.C10]" office:value-type="float" office:value="1068" calcext:value-type="float">
            <text:p>1068</text:p>
          </table:table-cell>
          <table:table-cell table:formula="of:=[.D10]" office:value-type="float" office:value="1492" calcext:value-type="float">
            <text:p>1492</text:p>
          </table:table-cell>
          <table:table-cell table:formula="of:=[.J9]/SUM([.J7:.J12])" office:value-type="float" office:value="0.050787008416948" calcext:value-type="float">
            <text:p>0.0507870084</text:p>
          </table:table-cell>
          <table:table-cell table:formula="of:=[.K9]/SUM([.K7:.K12])" office:value-type="float" office:value="0.0614928079792276" calcext:value-type="float">
            <text:p>0.061492808</text:p>
          </table:table-cell>
          <table:table-cell table:formula="of:=[.L9]/(1/6)" office:value-type="float" office:value="0.304722050501688" calcext:value-type="float">
            <text:p>0.3047220505</text:p>
          </table:table-cell>
          <table:table-cell table:formula="of:=[.M9]/(1/6)" office:value-type="float" office:value="0.368956847875366" calcext:value-type="float">
            <text:p>0.3689568479</text:p>
          </table:table-cell>
          <table:table-cell table:formula="of:=[.O9]/[.N9]" office:value-type="float" office:value="1.21079799531384" calcext:value-type="float">
            <text:p>1.210797995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table:formula="of:=[.C8]+[.C10]" office:value-type="float" office:value="3174" calcext:value-type="float">
            <text:p>3174</text:p>
          </table:table-cell>
          <table:table-cell table:formula="of:=[.D8]+[.D10]" office:value-type="float" office:value="4175" calcext:value-type="float">
            <text:p>4175</text:p>
          </table:table-cell>
          <table:table-cell table:style-name="ce2" table:formula="of:=[.J10]/SUM([.J7:.J12])" office:value-type="float" office:value="0.150934423890817" calcext:value-type="float">
            <text:p>0.1509344239</text:p>
          </table:table-cell>
          <table:table-cell table:style-name="ce2" table:formula="of:=[.K10]/SUM([.K7:.K12])" office:value-type="float" office:value="0.17207270329308" calcext:value-type="float">
            <text:p>0.1720727033</text:p>
          </table:table-cell>
          <table:table-cell table:formula="of:=[.L10]/(1/6)" office:value-type="float" office:value="0.905606543344905" calcext:value-type="float">
            <text:p>0.9056065433</text:p>
          </table:table-cell>
          <table:table-cell table:formula="of:=[.M10]/(1/6)" office:value-type="float" office:value="1.03243621975848" calcext:value-type="float">
            <text:p>1.0324362198</text:p>
          </table:table-cell>
          <table:table-cell table:formula="of:=[.O10]/[.N10]" office:value-type="float" office:value="1.14004942581921" calcext:value-type="float">
            <text:p>1.1400494258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table:formula="of:=[.C11]" office:value-type="float" office:value="1124" calcext:value-type="float">
            <text:p>1124</text:p>
          </table:table-cell>
          <table:table-cell table:formula="of:=[.D11]" office:value-type="float" office:value="915" calcext:value-type="float">
            <text:p>915</text:p>
          </table:table-cell>
          <table:table-cell table:formula="of:=[.J11]/SUM([.J7:.J12])" office:value-type="float" office:value="0.0534499976223311" calcext:value-type="float">
            <text:p>0.0534499976</text:p>
          </table:table-cell>
          <table:table-cell table:formula="of:=[.K11]/SUM([.K7:.K12])" office:value-type="float" office:value="0.0377117421588427" calcext:value-type="float">
            <text:p>0.0377117422</text:p>
          </table:table-cell>
          <table:table-cell table:formula="of:=[.L11]/(1/6)" office:value-type="float" office:value="0.320699985733986" calcext:value-type="float">
            <text:p>0.3206999857</text:p>
          </table:table-cell>
          <table:table-cell table:formula="of:=[.M11]/(1/6)" office:value-type="float" office:value="0.226270452953056" calcext:value-type="float">
            <text:p>0.226270453</text:p>
          </table:table-cell>
          <table:table-cell table:formula="of:=[.O11]/[.N11]" office:value-type="float" office:value="0.705551802365038" calcext:value-type="float">
            <text:p>0.705551802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6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table:formula="of:=[.C11]+[.C9]" office:value-type="float" office:value="14287" calcext:value-type="float">
            <text:p>14287</text:p>
          </table:table-cell>
          <table:table-cell table:formula="of:=[.D11]+[.D9]" office:value-type="float" office:value="16071" calcext:value-type="float">
            <text:p>16071</text:p>
          </table:table-cell>
          <table:table-cell table:formula="of:=[.J12]/SUM([.J7:.J12])" office:value-type="float" office:value="0.679395121023349" calcext:value-type="float">
            <text:p>0.679395121</text:p>
          </table:table-cell>
          <table:table-cell table:formula="of:=[.K12]/SUM([.K7:.K12])" office:value-type="float" office:value="0.662366566376788" calcext:value-type="float">
            <text:p>0.6623665664</text:p>
          </table:table-cell>
          <table:table-cell table:formula="of:=[.L12]/(1/6)" office:value-type="float" office:value="4.07637072614009" calcext:value-type="float">
            <text:p>4.0763707261</text:p>
          </table:table-cell>
          <table:table-cell table:formula="of:=[.M12]/(1/6)" office:value-type="float" office:value="3.97419939826073" calcext:value-type="float">
            <text:p>3.9741993983</text:p>
          </table:table-cell>
          <table:table-cell table:formula="of:=[.O12]/[.N12]" office:value-type="float" office:value="0.974935712489499" calcext:value-type="float">
            <text:p>0.974935712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13]/[.N1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t</text:p>
          </table:table-cell>
          <table:table-cell table:number-columns-repeated="2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formula="of:=[.C15]" office:value-type="float" office:value="24168" calcext:value-type="float">
            <text:p>24168</text:p>
          </table:table-cell>
          <table:table-cell table:formula="of:=[.D15]" office:value-type="float" office:value="29086" calcext:value-type="float">
            <text:p>29086</text:p>
          </table:table-cell>
          <table:table-cell table:formula="of:=[.J14]/SUM([.J14:.J15])" office:value-type="float" office:value="0.5" calcext:value-type="float">
            <text:p>0.5</text:p>
          </table:table-cell>
          <table:table-cell table:formula="of:=[.K14]/SUM([.K14:.K15])" office:value-type="float" office:value="0.5" calcext:value-type="float">
            <text:p>0.5</text:p>
          </table:table-cell>
          <table:table-cell table:formula="of:=[.L14]/0.5" office:value-type="float" office:value="1" calcext:value-type="float">
            <text:p>1</text:p>
          </table:table-cell>
          <table:table-cell table:formula="of:=[.M14]/0.5" office:value-type="float" office:value="1" calcext:value-type="float">
            <text:p>1</text:p>
          </table:table-cell>
          <table:table-cell table:formula="of:=[.O14]/[.N14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GT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formula="of:=[.C15]" office:value-type="float" office:value="24168" calcext:value-type="float">
            <text:p>24168</text:p>
          </table:table-cell>
          <table:table-cell table:formula="of:=[.D15]" office:value-type="float" office:value="29086" calcext:value-type="float">
            <text:p>29086</text:p>
          </table:table-cell>
          <table:table-cell table:formula="of:=[.J15]/SUM([.J14:.J15])" office:value-type="float" office:value="0.5" calcext:value-type="float">
            <text:p>0.5</text:p>
          </table:table-cell>
          <table:table-cell table:formula="of:=[.K15]/SUM([.K14:.K15])" office:value-type="float" office:value="0.5" calcext:value-type="float">
            <text:p>0.5</text:p>
          </table:table-cell>
          <table:table-cell table:formula="of:=[.L15]/0.5" office:value-type="float" office:value="1" calcext:value-type="float">
            <text:p>1</text:p>
          </table:table-cell>
          <table:table-cell table:formula="of:=[.M15]/0.5" office:value-type="float" office:value="1" calcext:value-type="float">
            <text:p>1</text:p>
          </table:table-cell>
          <table:table-cell table:formula="of:=[.O15]/[.N15]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16]/[.N1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GT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formula="of:=[.C17]" office:value-type="float" office:value="11586" calcext:value-type="float">
            <text:p>11586</text:p>
          </table:table-cell>
          <table:table-cell table:formula="of:=[.D17]" office:value-type="float" office:value="8730" calcext:value-type="float">
            <text:p>8730</text:p>
          </table:table-cell>
          <table:table-cell table:formula="of:=[.J17]/SUM([.J17:.J18])" office:value-type="float" office:value="0.5" calcext:value-type="float">
            <text:p>0.5</text:p>
          </table:table-cell>
          <table:table-cell table:formula="of:=[.K17]/SUM([.K17:.K18])" office:value-type="float" office:value="0.5" calcext:value-type="float">
            <text:p>0.5</text:p>
          </table:table-cell>
          <table:table-cell table:formula="of:=[.L17]/0.5" office:value-type="float" office:value="1" calcext:value-type="float">
            <text:p>1</text:p>
          </table:table-cell>
          <table:table-cell table:formula="of:=[.M17]/0.5" office:value-type="float" office:value="1" calcext:value-type="float">
            <text:p>1</text:p>
          </table:table-cell>
          <table:table-cell table:formula="of:=[.O17]/[.N17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formula="of:=[.C17]" office:value-type="float" office:value="11586" calcext:value-type="float">
            <text:p>11586</text:p>
          </table:table-cell>
          <table:table-cell table:formula="of:=[.D17]" office:value-type="float" office:value="8730" calcext:value-type="float">
            <text:p>8730</text:p>
          </table:table-cell>
          <table:table-cell table:formula="of:=[.J18]/SUM([.J17:.J18])" office:value-type="float" office:value="0.5" calcext:value-type="float">
            <text:p>0.5</text:p>
          </table:table-cell>
          <table:table-cell table:formula="of:=[.K18]/SUM([.K17:.K18])" office:value-type="float" office:value="0.5" calcext:value-type="float">
            <text:p>0.5</text:p>
          </table:table-cell>
          <table:table-cell table:formula="of:=[.L18]/0.5" office:value-type="float" office:value="1" calcext:value-type="float">
            <text:p>1</text:p>
          </table:table-cell>
          <table:table-cell table:formula="of:=[.M18]/0.5" office:value-type="float" office:value="1" calcext:value-type="float">
            <text:p>1</text:p>
          </table:table-cell>
          <table:table-cell table:formula="of:=[.O18]/[.N18]" office:value-type="float" office:value="1" calcext:value-type="float">
            <text:p>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19]/[.N1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GCA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gc</text:p>
          </table:table-cell>
          <table:table-cell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formula="of:=[.C20]" office:value-type="float" office:value="485" calcext:value-type="float">
            <text:p>485</text:p>
          </table:table-cell>
          <table:table-cell table:formula="of:=[.D20]" office:value-type="float" office:value="442" calcext:value-type="float">
            <text:p>442</text:p>
          </table:table-cell>
          <table:table-cell table:formula="of:=[.J20]/SUM([.J20:.J21])" office:value-type="float" office:value="0.5" calcext:value-type="float">
            <text:p>0.5</text:p>
          </table:table-cell>
          <table:table-cell table:formula="of:=[.K20]/SUM([.K20:.K21])" office:value-type="float" office:value="0.5" calcext:value-type="float">
            <text:p>0.5</text:p>
          </table:table-cell>
          <table:table-cell table:formula="of:=[.L20]/0.5" office:value-type="float" office:value="1" calcext:value-type="float">
            <text:p>1</text:p>
          </table:table-cell>
          <table:table-cell table:formula="of:=[.M20]/0.5" office:value-type="float" office:value="1" calcext:value-type="float">
            <text:p>1</text:p>
          </table:table-cell>
          <table:table-cell table:formula="of:=[.O20]/[.N20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formula="of:=[.C20]" office:value-type="float" office:value="485" calcext:value-type="float">
            <text:p>485</text:p>
          </table:table-cell>
          <table:table-cell table:formula="of:=[.D20]" office:value-type="float" office:value="442" calcext:value-type="float">
            <text:p>442</text:p>
          </table:table-cell>
          <table:table-cell table:formula="of:=[.J21]/SUM([.J20:.J21])" office:value-type="float" office:value="0.5" calcext:value-type="float">
            <text:p>0.5</text:p>
          </table:table-cell>
          <table:table-cell table:formula="of:=[.K21]/SUM([.K20:.K21])" office:value-type="float" office:value="0.5" calcext:value-type="float">
            <text:p>0.5</text:p>
          </table:table-cell>
          <table:table-cell table:formula="of:=[.L21]/0.5" office:value-type="float" office:value="1" calcext:value-type="float">
            <text:p>1</text:p>
          </table:table-cell>
          <table:table-cell table:formula="of:=[.M21]/0.5" office:value-type="float" office:value="1" calcext:value-type="float">
            <text:p>1</text:p>
          </table:table-cell>
          <table:table-cell table:formula="of:=[.O21]/[.N21]" office:value-type="float" office:value="1" calcext:value-type="float">
            <text:p>1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22]/[.N2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CTG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office:value-type="string" calcext:value-type="string">
            <text:p>cag</text:p>
          </table:table-cell>
          <table:table-cell table:number-columns-repeated="2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table:formula="of:=[.C24]" office:value-type="float" office:value="6633" calcext:value-type="float">
            <text:p>6633</text:p>
          </table:table-cell>
          <table:table-cell table:formula="of:=[.D24]" office:value-type="float" office:value="8536" calcext:value-type="float">
            <text:p>8536</text:p>
          </table:table-cell>
          <table:table-cell table:formula="of:=[.J23]/SUM([.J23:.J24])" office:value-type="float" office:value="0.139998733616159" calcext:value-type="float">
            <text:p>0.1399987336</text:p>
          </table:table-cell>
          <table:table-cell table:formula="of:=[.K23]/SUM([.K23:.K24])" office:value-type="float" office:value="0.137201639476011" calcext:value-type="float">
            <text:p>0.1372016395</text:p>
          </table:table-cell>
          <table:table-cell table:formula="of:=[.L23]/0.5" office:value-type="float" office:value="0.279997467232318" calcext:value-type="float">
            <text:p>0.2799974672</text:p>
          </table:table-cell>
          <table:table-cell table:formula="of:=[.M23]/0.5" office:value-type="float" office:value="0.274403278952021" calcext:value-type="float">
            <text:p>0.274403279</text:p>
          </table:table-cell>
          <table:table-cell table:formula="of:=[.O23]/[.N23]" office:value-type="float" office:value="0.980020575415936" calcext:value-type="float">
            <text:p>0.980020575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TTG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ag</text:p>
          </table:table-cell>
          <table:table-cell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table:formula="of:=[.C24]+[.C23]" office:value-type="float" office:value="40746" calcext:value-type="float">
            <text:p>40746</text:p>
          </table:table-cell>
          <table:table-cell table:formula="of:=[.D24]+[.D23]" office:value-type="float" office:value="53679" calcext:value-type="float">
            <text:p>53679</text:p>
          </table:table-cell>
          <table:table-cell table:formula="of:=[.J24]/SUM([.J23:.J24])" office:value-type="float" office:value="0.860001266383841" calcext:value-type="float">
            <text:p>0.8600012664</text:p>
          </table:table-cell>
          <table:table-cell table:formula="of:=[.K24]/SUM([.K23:.K24])" office:value-type="float" office:value="0.862798360523989" calcext:value-type="float">
            <text:p>0.8627983605</text:p>
          </table:table-cell>
          <table:table-cell table:formula="of:=[.L24]/0.5" office:value-type="float" office:value="1.72000253276768" calcext:value-type="float">
            <text:p>1.7200025328</text:p>
          </table:table-cell>
          <table:table-cell table:formula="of:=[.M24]/0.5" office:value-type="float" office:value="1.72559672104798" calcext:value-type="float">
            <text:p>1.725596721</text:p>
          </table:table-cell>
          <table:table-cell table:formula="of:=[.O24]/[.N24]" office:value-type="float" office:value="1.00325243025735" calcext:value-type="float">
            <text:p>1.003252430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25]/[.N2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CTC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office:value-type="string" calcext:value-type="string">
            <text:p>gag</text:p>
          </table:table-cell>
          <table:table-cell table:number-columns-repeated="2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table:formula="of:=[.C27]" office:value-type="float" office:value="15911" calcext:value-type="float">
            <text:p>15911</text:p>
          </table:table-cell>
          <table:table-cell table:formula="of:=[.D27]" office:value-type="float" office:value="19976" calcext:value-type="float">
            <text:p>19976</text:p>
          </table:table-cell>
          <table:table-cell table:formula="of:=[.J26]/SUM([.J26:.J27])" office:value-type="float" office:value="0.238943369024914" calcext:value-type="float">
            <text:p>0.238943369</text:p>
          </table:table-cell>
          <table:table-cell table:formula="of:=[.K26]/SUM([.K26:.K27])" office:value-type="float" office:value="0.200864756158874" calcext:value-type="float">
            <text:p>0.2008647562</text:p>
          </table:table-cell>
          <table:table-cell table:formula="of:=[.L26]/0.5" office:value-type="float" office:value="0.477886738049828" calcext:value-type="float">
            <text:p>0.477886738</text:p>
          </table:table-cell>
          <table:table-cell table:formula="of:=[.M26]/0.5" office:value-type="float" office:value="0.401729512317748" calcext:value-type="float">
            <text:p>0.4017295123</text:p>
          </table:table-cell>
          <table:table-cell table:formula="of:=[.O26]/[.N26]" office:value-type="float" office:value="0.840637499080086" calcext:value-type="float">
            <text:p>0.840637499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TTC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gag</text:p>
          </table:table-cell>
          <table:table-cell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table:formula="of:=[.C26]+[.C27]" office:value-type="float" office:value="50678" calcext:value-type="float">
            <text:p>50678</text:p>
          </table:table-cell>
          <table:table-cell table:formula="of:=[.D26]+[.D27]" office:value-type="float" office:value="79474" calcext:value-type="float">
            <text:p>79474</text:p>
          </table:table-cell>
          <table:table-cell table:formula="of:=[.J27]/SUM([.J26:.J27])" office:value-type="float" office:value="0.761056630975086" calcext:value-type="float">
            <text:p>0.761056631</text:p>
          </table:table-cell>
          <table:table-cell table:formula="of:=[.K27]/SUM([.K26:.K27])" office:value-type="float" office:value="0.799135243841126" calcext:value-type="float">
            <text:p>0.7991352438</text:p>
          </table:table-cell>
          <table:table-cell table:formula="of:=[.L27]/0.5" office:value-type="float" office:value="1.52211326195017" calcext:value-type="float">
            <text:p>1.522113262</text:p>
          </table:table-cell>
          <table:table-cell table:formula="of:=[.M27]/0.5" office:value-type="float" office:value="1.59827048768225" calcext:value-type="float">
            <text:p>1.5982704877</text:p>
          </table:table-cell>
          <table:table-cell table:formula="of:=[.O27]/[.N27]" office:value-type="float" office:value="1.0500338756884" calcext:value-type="float">
            <text:p>1.05003387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proportion AnoIFN</text:p>
          </table:table-cell>
          <table:table-cell office:value-type="string" calcext:value-type="string">
            <text:p>proportion IF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  <table:table-cell office:value-type="string" calcext:value-type="string">
            <text:p>I/noI RSC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proportion AnoIFN</text:p>
          </table:table-cell>
          <table:table-cell office:value-type="string" calcext:value-type="string">
            <text:p>proportion IFN</text:p>
          </table:table-cell>
          <table:table-cell office:value-type="string" calcext:value-type="string">
            <text:p>I/noI RSCU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CCC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office:value-type="string" calcext:value-type="string">
            <text:p>ggg</text:p>
          </table:table-cell>
          <table:table-cell table:number-columns-repeated="2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table:formula="of:=[.C30]" office:value-type="float" office:value="36431" calcext:value-type="float">
            <text:p>36431</text:p>
          </table:table-cell>
          <table:table-cell table:formula="of:=[.D30]" office:value-type="float" office:value="51182" calcext:value-type="float">
            <text:p>51182</text:p>
          </table:table-cell>
          <table:table-cell table:formula="of:=[.J29]/SUM([.J29:.J32])" office:value-type="float" office:value="0.26796760645223" calcext:value-type="float">
            <text:p>0.2679676065</text:p>
          </table:table-cell>
          <table:table-cell table:formula="of:=[.K29]/SUM([.K29:.K32])" office:value-type="float" office:value="0.299325695504442" calcext:value-type="float">
            <text:p>0.2993256955</text:p>
          </table:table-cell>
          <table:table-cell table:formula="of:=[.L29]/0.25" office:value-type="float" office:value="1.07187042580892" calcext:value-type="float">
            <text:p>1.0718704258</text:p>
          </table:table-cell>
          <table:table-cell table:formula="of:=[.M29]/0.25" office:value-type="float" office:value="1.19730278201777" calcext:value-type="float">
            <text:p>1.197302782</text:p>
          </table:table-cell>
          <table:table-cell table:formula="of:=[.O29]/[.N29]" office:value-type="float" office:value="1.1170219395821" calcext:value-type="float">
            <text:p>1.117021939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0.26796760645223" calcext:value-type="float">
            <text:p>0.2679676065</text:p>
          </table:table-cell>
          <table:table-cell office:value-type="float" office:value="0.299325695504442" calcext:value-type="float">
            <text:p>0.2993256955</text:p>
          </table:table-cell>
          <table:table-cell office:value-type="float" office:value="1.1170219395821" calcext:value-type="float">
            <text:p>1.117021939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C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ggt</text:p>
          </table:table-cell>
          <table:table-cell office:value-type="string" calcext:value-type="string">
            <text:p>ggc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table:formula="of:=[.C30]" office:value-type="float" office:value="36431" calcext:value-type="float">
            <text:p>36431</text:p>
          </table:table-cell>
          <table:table-cell table:formula="of:=[.D30]" office:value-type="float" office:value="51182" calcext:value-type="float">
            <text:p>51182</text:p>
          </table:table-cell>
          <table:table-cell table:formula="of:=[.J30]/SUM([.J29:.J32])" office:value-type="float" office:value="0.26796760645223" calcext:value-type="float">
            <text:p>0.2679676065</text:p>
          </table:table-cell>
          <table:table-cell table:formula="of:=[.K30]/SUM([.K29:.K32])" office:value-type="float" office:value="0.299325695504442" calcext:value-type="float">
            <text:p>0.2993256955</text:p>
          </table:table-cell>
          <table:table-cell table:formula="of:=[.L30]/0.25" office:value-type="float" office:value="1.07187042580892" calcext:value-type="float">
            <text:p>1.0718704258</text:p>
          </table:table-cell>
          <table:table-cell table:formula="of:=[.M30]/0.25" office:value-type="float" office:value="1.19730278201777" calcext:value-type="float">
            <text:p>1.197302782</text:p>
          </table:table-cell>
          <table:table-cell table:formula="of:=[.O30]/[.N30]" office:value-type="float" office:value="1.1170219395821" calcext:value-type="float">
            <text:p>1.117021939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0.26796760645223" calcext:value-type="float">
            <text:p>0.2679676065</text:p>
          </table:table-cell>
          <table:table-cell office:value-type="float" office:value="0.299325695504442" calcext:value-type="float">
            <text:p>0.2993256955</text:p>
          </table:table-cell>
          <table:table-cell office:value-type="float" office:value="1.1170219395821" calcext:value-type="float">
            <text:p>1.117021939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TCC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ggg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table:formula="of:=[.C31]" office:value-type="float" office:value="20027" calcext:value-type="float">
            <text:p>20027</text:p>
          </table:table-cell>
          <table:table-cell table:formula="of:=[.D31]" office:value-type="float" office:value="19444" calcext:value-type="float">
            <text:p>19444</text:p>
          </table:table-cell>
          <table:table-cell table:formula="of:=[.J31]/SUM([.J29:.J32])" office:value-type="float" office:value="0.14730826094312" calcext:value-type="float">
            <text:p>0.1473082609</text:p>
          </table:table-cell>
          <table:table-cell table:formula="of:=[.K31]/SUM([.K29:.K32])" office:value-type="float" office:value="0.113713587264827" calcext:value-type="float">
            <text:p>0.1137135873</text:p>
          </table:table-cell>
          <table:table-cell table:formula="of:=[.L31]/0.25" office:value-type="float" office:value="0.58923304377248" calcext:value-type="float">
            <text:p>0.5892330438</text:p>
          </table:table-cell>
          <table:table-cell table:formula="of:=[.M31]/0.25" office:value-type="float" office:value="0.454854349059307" calcext:value-type="float">
            <text:p>0.4548543491</text:p>
          </table:table-cell>
          <table:table-cell table:formula="of:=[.O31]/[.N31]" office:value-type="float" office:value="0.771943043362211" calcext:value-type="float">
            <text:p>0.771943043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0.14730826094312" calcext:value-type="float">
            <text:p>0.1473082609</text:p>
          </table:table-cell>
          <table:table-cell office:value-type="float" office:value="0.113713587264827" calcext:value-type="float">
            <text:p>0.1137135873</text:p>
          </table:table-cell>
          <table:table-cell office:value-type="float" office:value="0.771943043362211" calcext:value-type="float">
            <text:p>0.771943043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table:formula="of:=[.C29]+[.C31]" office:value-type="float" office:value="43064" calcext:value-type="float">
            <text:p>43064</text:p>
          </table:table-cell>
          <table:table-cell table:formula="of:=[.D29]+[.D31]" office:value-type="float" office:value="49183" calcext:value-type="float">
            <text:p>49183</text:p>
          </table:table-cell>
          <table:table-cell table:formula="of:=[.J32]/SUM([.J29:.J32])" office:value-type="float" office:value="0.31675652615242" calcext:value-type="float">
            <text:p>0.3167565262</text:p>
          </table:table-cell>
          <table:table-cell table:formula="of:=[.K32]/SUM([.K29:.K32])" office:value-type="float" office:value="0.28763502172629" calcext:value-type="float">
            <text:p>0.2876350217</text:p>
          </table:table-cell>
          <table:table-cell table:formula="of:=[.L32]/0.25" office:value-type="float" office:value="1.26702610460968" calcext:value-type="float">
            <text:p>1.2670261046</text:p>
          </table:table-cell>
          <table:table-cell table:formula="of:=[.M32]/0.25" office:value-type="float" office:value="1.15054008690516" calcext:value-type="float">
            <text:p>1.1505400869</text:p>
          </table:table-cell>
          <table:table-cell table:formula="of:=[.O32]/[.N32]" office:value-type="float" office:value="0.90806344298612" calcext:value-type="float">
            <text:p>0.90806344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0.31675652615242" calcext:value-type="float">
            <text:p>0.3167565262</text:p>
          </table:table-cell>
          <table:table-cell office:value-type="float" office:value="0.28763502172629" calcext:value-type="float">
            <text:p>0.2876350217</text:p>
          </table:table-cell>
          <table:table-cell office:value-type="float" office:value="0.90806344298612" calcext:value-type="float">
            <text:p>0.908063443</text:p>
          </table:table-cell>
        </table:table-row>
        <table:table-row table:style-name="ro1">
          <table:table-cell table:number-columns-repeated="15"/>
          <table:table-cell table:formula="of:=[.O33]/[.N3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GTG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formula="of:=[.C34]" office:value-type="float" office:value="14459" calcext:value-type="float">
            <text:p>14459</text:p>
          </table:table-cell>
          <table:table-cell table:formula="of:=[.D34]" office:value-type="float" office:value="16315" calcext:value-type="float">
            <text:p>16315</text:p>
          </table:table-cell>
          <table:table-cell table:formula="of:=[.J34]/SUM([.J34:.J35])" office:value-type="float" office:value="0.5" calcext:value-type="float">
            <text:p>0.5</text:p>
          </table:table-cell>
          <table:table-cell table:formula="of:=[.K34]/SUM([.K34:.K35])" office:value-type="float" office:value="0.5" calcext:value-type="float">
            <text:p>0.5</text:p>
          </table:table-cell>
          <table:table-cell table:formula="of:=[.L34]/0.5" office:value-type="float" office:value="1" calcext:value-type="float">
            <text:p>1</text:p>
          </table:table-cell>
          <table:table-cell table:formula="of:=[.M34]/0.5" office:value-type="float" office:value="1" calcext:value-type="float">
            <text:p>1</text:p>
          </table:table-cell>
          <table:table-cell table:formula="of:=[.O34]/[.N34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formula="of:=[.C34]" office:value-type="float" office:value="14459" calcext:value-type="float">
            <text:p>14459</text:p>
          </table:table-cell>
          <table:table-cell table:formula="of:=[.D34]" office:value-type="float" office:value="16315" calcext:value-type="float">
            <text:p>16315</text:p>
          </table:table-cell>
          <table:table-cell table:formula="of:=[.J35]/SUM([.J34:.J35])" office:value-type="float" office:value="0.5" calcext:value-type="float">
            <text:p>0.5</text:p>
          </table:table-cell>
          <table:table-cell table:formula="of:=[.K35]/SUM([.K34:.K35])" office:value-type="float" office:value="0.5" calcext:value-type="float">
            <text:p>0.5</text:p>
          </table:table-cell>
          <table:table-cell table:formula="of:=[.L35]/0.5" office:value-type="float" office:value="1" calcext:value-type="float">
            <text:p>1</text:p>
          </table:table-cell>
          <table:table-cell table:formula="of:=[.M35]/0.5" office:value-type="float" office:value="1" calcext:value-type="float">
            <text:p>1</text:p>
          </table:table-cell>
          <table:table-cell table:formula="of:=[.O35]/[.N35]" office:value-type="float" office:value="1" calcext:value-type="float">
            <text:p>1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36]/[.N3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table:formula="of:=[.C37]+[.C38]" office:value-type="float" office:value="10886" calcext:value-type="float">
            <text:p>10886</text:p>
          </table:table-cell>
          <table:table-cell table:formula="of:=[.D37]+[.D38]" office:value-type="float" office:value="12431" calcext:value-type="float">
            <text:p>12431</text:p>
          </table:table-cell>
          <table:table-cell table:formula="of:=[.J37]/SUM([.J37:.J39])" office:value-type="float" office:value="0.494683268199582" calcext:value-type="float">
            <text:p>0.4946832682</text:p>
          </table:table-cell>
          <table:table-cell table:formula="of:=[.K37]/SUM([.K37:.K39])" office:value-type="float" office:value="0.493469890040094" calcext:value-type="float">
            <text:p>0.49346989</text:p>
          </table:table-cell>
          <table:table-cell table:formula="of:=[.L37]/(1/3)" office:value-type="float" office:value="1.48404980459875" calcext:value-type="float">
            <text:p>1.4840498046</text:p>
          </table:table-cell>
          <table:table-cell table:formula="of:=[.M37]/(1/3)" office:value-type="float" office:value="1.48040967012028" calcext:value-type="float">
            <text:p>1.4804096701</text:p>
          </table:table-cell>
          <table:table-cell table:formula="of:=[.O37]/[.N37]" office:value-type="float" office:value="0.997547161512245" calcext:value-type="float">
            <text:p>0.997547161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table:formula="of:=[.C38]+[.C37]" office:value-type="float" office:value="10886" calcext:value-type="float">
            <text:p>10886</text:p>
          </table:table-cell>
          <table:table-cell table:formula="of:=[.D38]+[.D37]" office:value-type="float" office:value="12431" calcext:value-type="float">
            <text:p>12431</text:p>
          </table:table-cell>
          <table:table-cell table:formula="of:=[.J38]/SUM([.J37:.J39])" office:value-type="float" office:value="0.494683268199582" calcext:value-type="float">
            <text:p>0.4946832682</text:p>
          </table:table-cell>
          <table:table-cell table:formula="of:=[.K38]/SUM([.K37:.K39])" office:value-type="float" office:value="0.493469890040094" calcext:value-type="float">
            <text:p>0.49346989</text:p>
          </table:table-cell>
          <table:table-cell table:formula="of:=[.L38]/(1/3)" office:value-type="float" office:value="1.48404980459875" calcext:value-type="float">
            <text:p>1.4840498046</text:p>
          </table:table-cell>
          <table:table-cell table:formula="of:=[.M38]/(1/3)" office:value-type="float" office:value="1.48040967012028" calcext:value-type="float">
            <text:p>1.4804096701</text:p>
          </table:table-cell>
          <table:table-cell table:formula="of:=[.O38]/[.N38]" office:value-type="float" office:value="0.997547161512245" calcext:value-type="float">
            <text:p>0.997547161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a</text:p>
          </table:table-cell>
          <table:table-cell table:number-columns-repeated="2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table:formula="of:=[.C39]" office:value-type="float" office:value="234" calcext:value-type="float">
            <text:p>234</text:p>
          </table:table-cell>
          <table:table-cell table:formula="of:=[.D39]" office:value-type="float" office:value="329" calcext:value-type="float">
            <text:p>329</text:p>
          </table:table-cell>
          <table:table-cell table:formula="of:=[.J39]/SUM([.J37:.J39])" office:value-type="float" office:value="0.0106334636008361" calcext:value-type="float">
            <text:p>0.0106334636</text:p>
          </table:table-cell>
          <table:table-cell table:formula="of:=[.K39]/SUM([.K37:.K39])" office:value-type="float" office:value="0.0130602199198126" calcext:value-type="float">
            <text:p>0.0130602199</text:p>
          </table:table-cell>
          <table:table-cell table:formula="of:=[.L39]/(1/3)" office:value-type="float" office:value="0.0319003908025084" calcext:value-type="float">
            <text:p>0.0319003908</text:p>
          </table:table-cell>
          <table:table-cell table:formula="of:=[.M39]/(1/3)" office:value-type="float" office:value="0.0391806597594379" calcext:value-type="float">
            <text:p>0.0391806598</text:p>
          </table:table-cell>
          <table:table-cell table:formula="of:=[.O39]/[.N39]" office:value-type="float" office:value="1.22821880151879" calcext:value-type="float">
            <text:p>1.228218801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40]/[.N4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(I)AAG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formula="of:=[.C44]" office:value-type="float" office:value="29" calcext:value-type="float">
            <text:p>29</text:p>
          </table:table-cell>
          <table:table-cell table:formula="of:=[.D44]" office:value-type="float" office:value="9" calcext:value-type="float">
            <text:p>9</text:p>
          </table:table-cell>
          <table:table-cell table:formula="of:=[.J41]/SUM([.J41:.J46])" office:value-type="float" office:value="0.00230176998174458" calcext:value-type="float">
            <text:p>0.00230177</text:p>
          </table:table-cell>
          <table:table-cell table:formula="of:=[.K41]/SUM([.K41:.K46])" office:value-type="float" office:value="0.00102774922918808" calcext:value-type="float">
            <text:p>0.0010277492</text:p>
          </table:table-cell>
          <table:table-cell table:formula="of:=[.L41]/(1/6)" office:value-type="float" office:value="0.0138106198904675" calcext:value-type="float">
            <text:p>0.0138106199</text:p>
          </table:table-cell>
          <table:table-cell table:formula="of:=[.M41]/(1/6)" office:value-type="float" office:value="0.00616649537512847" calcext:value-type="float">
            <text:p>0.0061664954</text:p>
          </table:table-cell>
          <table:table-cell table:formula="of:=[.O41]/[.N41]" office:value-type="float" office:value="0.446503880639331" calcext:value-type="float">
            <text:p>0.446503880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A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table:formula="of:=[.C42]+[.C44]" office:value-type="float" office:value="615" calcext:value-type="float">
            <text:p>615</text:p>
          </table:table-cell>
          <table:table-cell table:formula="of:=[.D42]+[.D44]" office:value-type="float" office:value="242" calcext:value-type="float">
            <text:p>242</text:p>
          </table:table-cell>
          <table:table-cell table:formula="of:=[.J42]/SUM([.J41:.J46])" office:value-type="float" office:value="0.0488133978887213" calcext:value-type="float">
            <text:p>0.0488133979</text:p>
          </table:table-cell>
          <table:table-cell table:formula="of:=[.K42]/SUM([.K41:.K46])" office:value-type="float" office:value="0.0276350348292794" calcext:value-type="float">
            <text:p>0.0276350348</text:p>
          </table:table-cell>
          <table:table-cell table:formula="of:=[.L42]/(1/6)" office:value-type="float" office:value="0.292880387332328" calcext:value-type="float">
            <text:p>0.2928803873</text:p>
          </table:table-cell>
          <table:table-cell table:formula="of:=[.M42]/(1/6)" office:value-type="float" office:value="0.165810208975677" calcext:value-type="float">
            <text:p>0.165810209</text:p>
          </table:table-cell>
          <table:table-cell table:formula="of:=[.O42]/[.N42]" office:value-type="float" office:value="0.566136266364377" calcext:value-type="float">
            <text:p>0.566136266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AG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tg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formula="of:=[.C41]" office:value-type="float" office:value="2774" calcext:value-type="float">
            <text:p>2774</text:p>
          </table:table-cell>
          <table:table-cell table:formula="of:=[.D41]" office:value-type="float" office:value="2102" calcext:value-type="float">
            <text:p>2102</text:p>
          </table:table-cell>
          <table:table-cell table:formula="of:=[.J43]/SUM([.J41:.J46])" office:value-type="float" office:value="0.220176204460671" calcext:value-type="float">
            <text:p>0.2201762045</text:p>
          </table:table-cell>
          <table:table-cell table:formula="of:=[.K43]/SUM([.K41:.K46])" office:value-type="float" office:value="0.240036542194816" calcext:value-type="float">
            <text:p>0.2400365422</text:p>
          </table:table-cell>
          <table:table-cell table:formula="of:=[.L43]/(1/6)" office:value-type="float" office:value="1.32105722676403" calcext:value-type="float">
            <text:p>1.3210572268</text:p>
          </table:table-cell>
          <table:table-cell table:formula="of:=[.M43]/(1/6)" office:value-type="float" office:value="1.44021925316889" calcext:value-type="float">
            <text:p>1.4402192532</text:p>
          </table:table-cell>
          <table:table-cell table:formula="of:=[.O43]/[.N43]" office:value-type="float" office:value="1.09020201698359" calcext:value-type="float">
            <text:p>1.09020201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table:formula="of:=[.C41]" office:value-type="float" office:value="2774" calcext:value-type="float">
            <text:p>2774</text:p>
          </table:table-cell>
          <table:table-cell table:formula="of:=[.D41]" office:value-type="float" office:value="2102" calcext:value-type="float">
            <text:p>2102</text:p>
          </table:table-cell>
          <table:table-cell table:style-name="ce2" table:formula="of:=[.J44]/SUM([.J41:.J46])" office:value-type="float" office:value="0.220176204460671" calcext:value-type="float">
            <text:p>0.2201762045</text:p>
          </table:table-cell>
          <table:table-cell table:style-name="ce2" table:formula="of:=[.K44]/SUM([.K41:.K46])" office:value-type="float" office:value="0.240036542194816" calcext:value-type="float">
            <text:p>0.2400365422</text:p>
          </table:table-cell>
          <table:table-cell table:formula="of:=[.L44]/(1/6)" office:value-type="float" office:value="1.32105722676403" calcext:value-type="float">
            <text:p>1.3210572268</text:p>
          </table:table-cell>
          <table:table-cell table:formula="of:=[.M44]/(1/6)" office:value-type="float" office:value="1.44021925316889" calcext:value-type="float">
            <text:p>1.4402192532</text:p>
          </table:table-cell>
          <table:table-cell table:formula="of:=[.O44]/[.N44]" office:value-type="float" office:value="1.09020201698359" calcext:value-type="float">
            <text:p>1.090202017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G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g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table:formula="of:=[.C41]+[.C45]" office:value-type="float" office:value="4414" calcext:value-type="float">
            <text:p>4414</text:p>
          </table:table-cell>
          <table:table-cell table:formula="of:=[.D41]+[.D45]" office:value-type="float" office:value="3090" calcext:value-type="float">
            <text:p>3090</text:p>
          </table:table-cell>
          <table:table-cell table:formula="of:=[.J45]/SUM([.J41:.J46])" office:value-type="float" office:value="0.350345265497262" calcext:value-type="float">
            <text:p>0.3503452655</text:p>
          </table:table-cell>
          <table:table-cell table:formula="of:=[.K45]/SUM([.K41:.K46])" office:value-type="float" office:value="0.352860568687907" calcext:value-type="float">
            <text:p>0.3528605687</text:p>
          </table:table-cell>
          <table:table-cell table:formula="of:=[.L45]/(1/6)" office:value-type="float" office:value="2.10207159298357" calcext:value-type="float">
            <text:p>2.102071593</text:p>
          </table:table-cell>
          <table:table-cell table:formula="of:=[.M45]/(1/6)" office:value-type="float" office:value="2.11716341212744" calcext:value-type="float">
            <text:p>2.1171634121</text:p>
          </table:table-cell>
          <table:table-cell table:formula="of:=[.O45]/[.N45]" office:value-type="float" office:value="1.00717949816469" calcext:value-type="float">
            <text:p>1.007179498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table:formula="of:=[.C43]+[.C45]" office:value-type="float" office:value="1993" calcext:value-type="float">
            <text:p>1993</text:p>
          </table:table-cell>
          <table:table-cell table:formula="of:=[.D43]+[.D45]" office:value-type="float" office:value="1212" calcext:value-type="float">
            <text:p>1212</text:p>
          </table:table-cell>
          <table:table-cell table:formula="of:=[.J46]/SUM([.J41:.J46])" office:value-type="float" office:value="0.158187157710929" calcext:value-type="float">
            <text:p>0.1581871577</text:p>
          </table:table-cell>
          <table:table-cell table:formula="of:=[.K46]/SUM([.K41:.K46])" office:value-type="float" office:value="0.138403562863995" calcext:value-type="float">
            <text:p>0.1384035629</text:p>
          </table:table-cell>
          <table:table-cell table:formula="of:=[.L46]/(1/6)" office:value-type="float" office:value="0.949122946265577" calcext:value-type="float">
            <text:p>0.9491229463</text:p>
          </table:table-cell>
          <table:table-cell table:formula="of:=[.M46]/(1/6)" office:value-type="float" office:value="0.830421377183967" calcext:value-type="float">
            <text:p>0.8304213772</text:p>
          </table:table-cell>
          <table:table-cell table:formula="of:=[.O46]/[.N46]" office:value-type="float" office:value="0.874935518576752" calcext:value-type="float">
            <text:p>0.874935518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47]/[.N4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CTT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office:value-type="string" calcext:value-type="string">
            <text:p>aag</text:p>
          </table:table-cell>
          <table:table-cell table:number-columns-repeated="2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table:formula="of:=[.C49]" office:value-type="float" office:value="9206" calcext:value-type="float">
            <text:p>9206</text:p>
          </table:table-cell>
          <table:table-cell table:formula="of:=[.D49]" office:value-type="float" office:value="11831" calcext:value-type="float">
            <text:p>11831</text:p>
          </table:table-cell>
          <table:table-cell table:formula="of:=[.J48]/SUM([.J48:.J49])" office:value-type="float" office:value="0.204051777639862" calcext:value-type="float">
            <text:p>0.2040517776</text:p>
          </table:table-cell>
          <table:table-cell table:formula="of:=[.K48]/SUM([.K48:.K49])" office:value-type="float" office:value="0.208865899300897" calcext:value-type="float">
            <text:p>0.2088658993</text:p>
          </table:table-cell>
          <table:table-cell table:formula="of:=[.L48]/0.5" office:value-type="float" office:value="0.408103555279723" calcext:value-type="float">
            <text:p>0.4081035553</text:p>
          </table:table-cell>
          <table:table-cell table:formula="of:=[.M48]/0.5" office:value-type="float" office:value="0.417731798601794" calcext:value-type="float">
            <text:p>0.4177317986</text:p>
          </table:table-cell>
          <table:table-cell table:formula="of:=[.O48]/[.N48]" office:value-type="float" office:value="1.0235926474972" calcext:value-type="float">
            <text:p>1.023592647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TTT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table:formula="of:=[.C48]+[.C49]" office:value-type="float" office:value="35910" calcext:value-type="float">
            <text:p>35910</text:p>
          </table:table-cell>
          <table:table-cell table:formula="of:=[.D48]+[.D49]" office:value-type="float" office:value="44813" calcext:value-type="float">
            <text:p>44813</text:p>
          </table:table-cell>
          <table:table-cell table:formula="of:=[.J49]/SUM([.J48:.J49])" office:value-type="float" office:value="0.795948222360138" calcext:value-type="float">
            <text:p>0.7959482224</text:p>
          </table:table-cell>
          <table:table-cell table:formula="of:=[.K49]/SUM([.K48:.K49])" office:value-type="float" office:value="0.791134100699103" calcext:value-type="float">
            <text:p>0.7911341007</text:p>
          </table:table-cell>
          <table:table-cell table:formula="of:=[.L49]/0.5" office:value-type="float" office:value="1.59189644472028" calcext:value-type="float">
            <text:p>1.5918964447</text:p>
          </table:table-cell>
          <table:table-cell table:formula="of:=[.M49]/0.5" office:value-type="float" office:value="1.58226820139821" calcext:value-type="float">
            <text:p>1.5822682014</text:p>
          </table:table-cell>
          <table:table-cell table:formula="of:=[.O49]/[.N49]" office:value-type="float" office:value="0.993951715041513" calcext:value-type="float">
            <text:p>0.99395171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50]/[.N5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CAT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atg</text:p>
          </table:table-cell>
          <table:table-cell table:number-columns-repeated="2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formula="of:=[.C51]" office:value-type="float" office:value="8069" calcext:value-type="float">
            <text:p>8069</text:p>
          </table:table-cell>
          <table:table-cell table:formula="of:=[.D51]" office:value-type="float" office:value="9253" calcext:value-type="float">
            <text:p>925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51]/[.N51]" office:value-type="float" office:value="1" calcext:value-type="float">
            <text:p>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52]/[.N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GAA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formula="of:=[.C53]" office:value-type="float" office:value="269" calcext:value-type="float">
            <text:p>269</text:p>
          </table:table-cell>
          <table:table-cell table:formula="of:=[.D53]" office:value-type="float" office:value="426" calcext:value-type="float">
            <text:p>426</text:p>
          </table:table-cell>
          <table:table-cell table:formula="of:=[.J53]/SUM([.J53:.J54])" office:value-type="float" office:value="0.5" calcext:value-type="float">
            <text:p>0.5</text:p>
          </table:table-cell>
          <table:table-cell table:formula="of:=[.K53]/SUM([.K53:.K54])" office:value-type="float" office:value="0.5" calcext:value-type="float">
            <text:p>0.5</text:p>
          </table:table-cell>
          <table:table-cell table:formula="of:=[.L53]/0.5" office:value-type="float" office:value="1" calcext:value-type="float">
            <text:p>1</text:p>
          </table:table-cell>
          <table:table-cell table:formula="of:=[.M53]/0.5" office:value-type="float" office:value="1" calcext:value-type="float">
            <text:p>1</text:p>
          </table:table-cell>
          <table:table-cell table:formula="of:=[.O53]/[.N53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formula="of:=[.C53]" office:value-type="float" office:value="269" calcext:value-type="float">
            <text:p>269</text:p>
          </table:table-cell>
          <table:table-cell table:formula="of:=[.D53]" office:value-type="float" office:value="426" calcext:value-type="float">
            <text:p>426</text:p>
          </table:table-cell>
          <table:table-cell table:formula="of:=[.J54]/SUM([.J53:.J54])" office:value-type="float" office:value="0.5" calcext:value-type="float">
            <text:p>0.5</text:p>
          </table:table-cell>
          <table:table-cell table:formula="of:=[.K54]/SUM([.K53:.K54])" office:value-type="float" office:value="0.5" calcext:value-type="float">
            <text:p>0.5</text:p>
          </table:table-cell>
          <table:table-cell table:formula="of:=[.L54]/0.5" office:value-type="float" office:value="1" calcext:value-type="float">
            <text:p>1</text:p>
          </table:table-cell>
          <table:table-cell table:formula="of:=[.M54]/0.5" office:value-type="float" office:value="1" calcext:value-type="float">
            <text:p>1</text:p>
          </table:table-cell>
          <table:table-cell table:formula="of:=[.O54]/[.N54]" office:value-type="float" office:value="1" calcext:value-type="float">
            <text:p>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55]/[.N5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(I)AGG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table:formula="of:=[.C56]+[.C58]" office:value-type="float" office:value="2126" calcext:value-type="float">
            <text:p>2126</text:p>
          </table:table-cell>
          <table:table-cell table:formula="of:=[.D56]+[.D58]" office:value-type="float" office:value="2045" calcext:value-type="float">
            <text:p>2045</text:p>
          </table:table-cell>
          <table:table-cell table:formula="of:=[.J56]/SUM([.J56:.J59])" office:value-type="float" office:value="0.178790682028425" calcext:value-type="float">
            <text:p>0.178790682</text:p>
          </table:table-cell>
          <table:table-cell table:formula="of:=[.K56]/SUM([.K56:.K59])" office:value-type="float" office:value="0.18312886182502" calcext:value-type="float">
            <text:p>0.1831288618</text:p>
          </table:table-cell>
          <table:table-cell table:formula="of:=[.L56]/0.25" office:value-type="float" office:value="0.715162728113699" calcext:value-type="float">
            <text:p>0.7151627281</text:p>
          </table:table-cell>
          <table:table-cell table:formula="of:=[.M56]/0.25" office:value-type="float" office:value="0.732515447300081" calcext:value-type="float">
            <text:p>0.7325154473</text:p>
          </table:table-cell>
          <table:table-cell table:formula="of:=[.O56]/[.N56]" office:value-type="float" office:value="1.02426401503354" calcext:value-type="float">
            <text:p>1.02426401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CGG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cg</text:p>
          </table:table-cell>
          <table:table-cell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table:formula="of:=[.C56]+[.C58]" office:value-type="float" office:value="2126" calcext:value-type="float">
            <text:p>2126</text:p>
          </table:table-cell>
          <table:table-cell table:formula="of:=[.D56]+[.D58]" office:value-type="float" office:value="2045" calcext:value-type="float">
            <text:p>2045</text:p>
          </table:table-cell>
          <table:table-cell table:formula="of:=[.J57]/SUM([.J56:.J59])" office:value-type="float" office:value="0.178790682028425" calcext:value-type="float">
            <text:p>0.178790682</text:p>
          </table:table-cell>
          <table:table-cell table:formula="of:=[.K57]/SUM([.K56:.K59])" office:value-type="float" office:value="0.18312886182502" calcext:value-type="float">
            <text:p>0.1831288618</text:p>
          </table:table-cell>
          <table:table-cell table:formula="of:=[.L57]/0.25" office:value-type="float" office:value="0.715162728113699" calcext:value-type="float">
            <text:p>0.7151627281</text:p>
          </table:table-cell>
          <table:table-cell table:formula="of:=[.M57]/0.25" office:value-type="float" office:value="0.732515447300081" calcext:value-type="float">
            <text:p>0.7325154473</text:p>
          </table:table-cell>
          <table:table-cell table:formula="of:=[.O57]/[.N57]" office:value-type="float" office:value="1.02426401503354" calcext:value-type="float">
            <text:p>1.024264015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c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table:formula="of:=[.C56]+[.C59]" office:value-type="float" office:value="4333" calcext:value-type="float">
            <text:p>4333</text:p>
          </table:table-cell>
          <table:table-cell table:formula="of:=[.D56]+[.D59]" office:value-type="float" office:value="4055" calcext:value-type="float">
            <text:p>4055</text:p>
          </table:table-cell>
          <table:table-cell table:formula="of:=[.J58]/SUM([.J56:.J59])" office:value-type="float" office:value="0.364393238583803" calcext:value-type="float">
            <text:p>0.3643932386</text:p>
          </table:table-cell>
          <table:table-cell table:formula="of:=[.K58]/SUM([.K56:.K59])" office:value-type="float" office:value="0.363123488851079" calcext:value-type="float">
            <text:p>0.3631234889</text:p>
          </table:table-cell>
          <table:table-cell table:formula="of:=[.L58]/0.25" office:value-type="float" office:value="1.45757295433521" calcext:value-type="float">
            <text:p>1.4575729543</text:p>
          </table:table-cell>
          <table:table-cell table:formula="of:=[.M58]/0.25" office:value-type="float" office:value="1.45249395540432" calcext:value-type="float">
            <text:p>1.4524939554</text:p>
          </table:table-cell>
          <table:table-cell table:formula="of:=[.O58]/[.N58]" office:value-type="float" office:value="0.996515441017351" calcext:value-type="float">
            <text:p>0.996515441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TGG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g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table:formula="of:=[.C57]+[.C59]" office:value-type="float" office:value="3306" calcext:value-type="float">
            <text:p>3306</text:p>
          </table:table-cell>
          <table:table-cell table:formula="of:=[.D57]+[.D59]" office:value-type="float" office:value="3022" calcext:value-type="float">
            <text:p>3022</text:p>
          </table:table-cell>
          <table:table-cell table:formula="of:=[.J59]/SUM([.J56:.J59])" office:value-type="float" office:value="0.278025397359347" calcext:value-type="float">
            <text:p>0.2780253974</text:p>
          </table:table-cell>
          <table:table-cell table:formula="of:=[.K59]/SUM([.K56:.K59])" office:value-type="float" office:value="0.270618787498881" calcext:value-type="float">
            <text:p>0.2706187875</text:p>
          </table:table-cell>
          <table:table-cell table:formula="of:=[.L59]/0.25" office:value-type="float" office:value="1.11210158943739" calcext:value-type="float">
            <text:p>1.1121015894</text:p>
          </table:table-cell>
          <table:table-cell table:formula="of:=[.M59]/0.25" office:value-type="float" office:value="1.08247514999552" calcext:value-type="float">
            <text:p>1.08247515</text:p>
          </table:table-cell>
          <table:table-cell table:formula="of:=[.O59]/[.N59]" office:value-type="float" office:value="0.973359952253233" calcext:value-type="float">
            <text:p>0.973359952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60]/[.N6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table:formula="of:=[.C61]" office:value-type="float" office:value="195" calcext:value-type="float">
            <text:p>195</text:p>
          </table:table-cell>
          <table:table-cell table:formula="of:=[.D61]" office:value-type="float" office:value="103" calcext:value-type="float">
            <text:p>103</text:p>
          </table:table-cell>
          <table:table-cell table:formula="of:=[.J61]/SUM([.J61:.J66])" office:value-type="float" office:value="0.13347022587269" calcext:value-type="float">
            <text:p>0.1334702259</text:p>
          </table:table-cell>
          <table:table-cell table:formula="of:=[.K61]/SUM([.K61:.K66])" office:value-type="float" office:value="0.128428927680798" calcext:value-type="float">
            <text:p>0.1284289277</text:p>
          </table:table-cell>
          <table:table-cell table:formula="of:=[.L61]/(1/6)" office:value-type="float" office:value="0.80082135523614" calcext:value-type="float">
            <text:p>0.8008213552</text:p>
          </table:table-cell>
          <table:table-cell table:formula="of:=[.M61]/(1/6)" office:value-type="float" office:value="0.770573566084788" calcext:value-type="float">
            <text:p>0.7705735661</text:p>
          </table:table-cell>
          <table:table-cell table:formula="of:=[.O61]/[.N61]" office:value-type="float" office:value="0.962229042777671" calcext:value-type="float">
            <text:p>0.962229042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cg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table:formula="of:=[.C61]" office:value-type="float" office:value="195" calcext:value-type="float">
            <text:p>195</text:p>
          </table:table-cell>
          <table:table-cell table:formula="of:=[.D61]" office:value-type="float" office:value="103" calcext:value-type="float">
            <text:p>103</text:p>
          </table:table-cell>
          <table:table-cell table:formula="of:=[.J62]/SUM([.J61:.J66])" office:value-type="float" office:value="0.13347022587269" calcext:value-type="float">
            <text:p>0.1334702259</text:p>
          </table:table-cell>
          <table:table-cell table:formula="of:=[.K62]/SUM([.K61:.K66])" office:value-type="float" office:value="0.128428927680798" calcext:value-type="float">
            <text:p>0.1284289277</text:p>
          </table:table-cell>
          <table:table-cell table:formula="of:=[.L62]/(1/6)" office:value-type="float" office:value="0.80082135523614" calcext:value-type="float">
            <text:p>0.8008213552</text:p>
          </table:table-cell>
          <table:table-cell table:formula="of:=[.M62]/(1/6)" office:value-type="float" office:value="0.770573566084788" calcext:value-type="float">
            <text:p>0.7705735661</text:p>
          </table:table-cell>
          <table:table-cell table:formula="of:=[.O62]/[.N62]" office:value-type="float" office:value="0.962229042777671" calcext:value-type="float">
            <text:p>0.962229042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g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table:formula="of:=[.C61]+[.C63]" office:value-type="float" office:value="377" calcext:value-type="float">
            <text:p>377</text:p>
          </table:table-cell>
          <table:table-cell table:formula="of:=[.D61]+[.D63]" office:value-type="float" office:value="215" calcext:value-type="float">
            <text:p>215</text:p>
          </table:table-cell>
          <table:table-cell table:formula="of:=[.J63]/SUM([.J61:.J66])" office:value-type="float" office:value="0.258042436687201" calcext:value-type="float">
            <text:p>0.2580424367</text:p>
          </table:table-cell>
          <table:table-cell table:formula="of:=[.K63]/SUM([.K61:.K66])" office:value-type="float" office:value="0.268079800498753" calcext:value-type="float">
            <text:p>0.2680798005</text:p>
          </table:table-cell>
          <table:table-cell table:formula="of:=[.L63]/(1/6)" office:value-type="float" office:value="1.5482546201232" calcext:value-type="float">
            <text:p>1.5482546201</text:p>
          </table:table-cell>
          <table:table-cell table:formula="of:=[.M63]/(1/6)" office:value-type="float" office:value="1.60847880299252" calcext:value-type="float">
            <text:p>1.608478803</text:p>
          </table:table-cell>
          <table:table-cell table:formula="of:=[.O63]/[.N63]" office:value-type="float" office:value="1.03889811280817" calcext:value-type="float">
            <text:p>1.038898112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gc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table:formula="of:=[.C62]+[.C63]" office:value-type="float" office:value="312" calcext:value-type="float">
            <text:p>312</text:p>
          </table:table-cell>
          <table:table-cell table:formula="of:=[.D62]+[.D63]" office:value-type="float" office:value="179" calcext:value-type="float">
            <text:p>179</text:p>
          </table:table-cell>
          <table:table-cell table:style-name="ce2" table:formula="of:=[.J64]/SUM([.J61:.J66])" office:value-type="float" office:value="0.213552361396304" calcext:value-type="float">
            <text:p>0.2135523614</text:p>
          </table:table-cell>
          <table:table-cell table:style-name="ce2" table:formula="of:=[.K64]/SUM([.K61:.K66])" office:value-type="float" office:value="0.223192019950125" calcext:value-type="float">
            <text:p>0.22319202</text:p>
          </table:table-cell>
          <table:table-cell table:formula="of:=[.L64]/(1/6)" office:value-type="float" office:value="1.28131416837782" calcext:value-type="float">
            <text:p>1.2813141684</text:p>
          </table:table-cell>
          <table:table-cell table:formula="of:=[.M64]/(1/6)" office:value-type="float" office:value="1.33915211970075" calcext:value-type="float">
            <text:p>1.3391521197</text:p>
          </table:table-cell>
          <table:table-cell table:formula="of:=[.O64]/[.N64]" office:value-type="float" office:value="1.04513955495876" calcext:value-type="float">
            <text:p>1.04513955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table:formula="of:=[.C64]" office:value-type="float" office:value="191" calcext:value-type="float">
            <text:p>191</text:p>
          </table:table-cell>
          <table:table-cell table:formula="of:=[.D64]" office:value-type="float" office:value="101" calcext:value-type="float">
            <text:p>101</text:p>
          </table:table-cell>
          <table:table-cell table:formula="of:=[.J65]/SUM([.J61:.J66])" office:value-type="float" office:value="0.130732375085558" calcext:value-type="float">
            <text:p>0.1307323751</text:p>
          </table:table-cell>
          <table:table-cell table:formula="of:=[.K65]/SUM([.K61:.K66])" office:value-type="float" office:value="0.125935162094763" calcext:value-type="float">
            <text:p>0.1259351621</text:p>
          </table:table-cell>
          <table:table-cell table:formula="of:=[.L65]/(1/6)" office:value-type="float" office:value="0.784394250513347" calcext:value-type="float">
            <text:p>0.7843942505</text:p>
          </table:table-cell>
          <table:table-cell table:formula="of:=[.M65]/(1/6)" office:value-type="float" office:value="0.755610972568579" calcext:value-type="float">
            <text:p>0.7556109726</text:p>
          </table:table-cell>
          <table:table-cell table:formula="of:=[.O65]/[.N65]" office:value-type="float" office:value="0.963305088065177" calcext:value-type="float">
            <text:p>0.96330508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table:formula="of:=[.C64]" office:value-type="float" office:value="191" calcext:value-type="float">
            <text:p>191</text:p>
          </table:table-cell>
          <table:table-cell table:formula="of:=[.D64]" office:value-type="float" office:value="101" calcext:value-type="float">
            <text:p>101</text:p>
          </table:table-cell>
          <table:table-cell table:formula="of:=[.J66]/SUM([.J61:.J66])" office:value-type="float" office:value="0.130732375085558" calcext:value-type="float">
            <text:p>0.1307323751</text:p>
          </table:table-cell>
          <table:table-cell table:formula="of:=[.K66]/SUM([.K61:.K66])" office:value-type="float" office:value="0.125935162094763" calcext:value-type="float">
            <text:p>0.1259351621</text:p>
          </table:table-cell>
          <table:table-cell table:formula="of:=[.L66]/(1/6)" office:value-type="float" office:value="0.784394250513347" calcext:value-type="float">
            <text:p>0.7843942505</text:p>
          </table:table-cell>
          <table:table-cell table:formula="of:=[.M66]/(1/6)" office:value-type="float" office:value="0.755610972568579" calcext:value-type="float">
            <text:p>0.7556109726</text:p>
          </table:table-cell>
          <table:table-cell table:formula="of:=[.O66]/[.N66]" office:value-type="float" office:value="0.963305088065177" calcext:value-type="float">
            <text:p>0.96330508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67]/[.N6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(I)AG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table:formula="of:=[.C68]" office:value-type="float" office:value="1700" calcext:value-type="float">
            <text:p>1700</text:p>
          </table:table-cell>
          <table:table-cell table:formula="of:=[.D68]" office:value-type="float" office:value="2434" calcext:value-type="float">
            <text:p>2434</text:p>
          </table:table-cell>
          <table:table-cell table:formula="of:=[.J68]/SUM([.J68:.J71])" office:value-type="float" office:value="0.0488225157955198" calcext:value-type="float">
            <text:p>0.0488225158</text:p>
          </table:table-cell>
          <table:table-cell table:formula="of:=[.K68]/SUM([.K68:.K71])" office:value-type="float" office:value="0.0503318927190389" calcext:value-type="float">
            <text:p>0.0503318927</text:p>
          </table:table-cell>
          <table:table-cell table:formula="of:=[.L68]/0.25" office:value-type="float" office:value="0.195290063182079" calcext:value-type="float">
            <text:p>0.1952900632</text:p>
          </table:table-cell>
          <table:table-cell table:formula="of:=[.M68]/0.25" office:value-type="float" office:value="0.201327570876155" calcext:value-type="float">
            <text:p>0.2013275709</text:p>
          </table:table-cell>
          <table:table-cell table:formula="of:=[.O68]/[.N68]" office:value-type="float" office:value="1.03091559086878" calcext:value-type="float">
            <text:p>1.030915590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CGT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office:value-type="string" calcext:value-type="string">
            <text:p>acg</text:p>
          </table:table-cell>
          <table:table-cell table:number-columns-repeated="2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table:formula="of:=[.C68]" office:value-type="float" office:value="1700" calcext:value-type="float">
            <text:p>1700</text:p>
          </table:table-cell>
          <table:table-cell table:formula="of:=[.D68]" office:value-type="float" office:value="2434" calcext:value-type="float">
            <text:p>2434</text:p>
          </table:table-cell>
          <table:table-cell table:formula="of:=[.J69]/SUM([.J68:.J71])" office:value-type="float" office:value="0.0488225157955198" calcext:value-type="float">
            <text:p>0.0488225158</text:p>
          </table:table-cell>
          <table:table-cell table:formula="of:=[.K69]/SUM([.K68:.K71])" office:value-type="float" office:value="0.0503318927190389" calcext:value-type="float">
            <text:p>0.0503318927</text:p>
          </table:table-cell>
          <table:table-cell table:formula="of:=[.L69]/0.25" office:value-type="float" office:value="0.195290063182079" calcext:value-type="float">
            <text:p>0.1952900632</text:p>
          </table:table-cell>
          <table:table-cell table:formula="of:=[.M69]/0.25" office:value-type="float" office:value="0.201327570876155" calcext:value-type="float">
            <text:p>0.2013275709</text:p>
          </table:table-cell>
          <table:table-cell table:formula="of:=[.O69]/[.N69]" office:value-type="float" office:value="1.03091559086878" calcext:value-type="float">
            <text:p>1.030915590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GT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g</text:p>
          </table:table-cell>
          <table:table-cell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table:formula="of:=[.C68]+[.C70]" office:value-type="float" office:value="13804" calcext:value-type="float">
            <text:p>13804</text:p>
          </table:table-cell>
          <table:table-cell table:formula="of:=[.D68]+[.D70]" office:value-type="float" office:value="19541" calcext:value-type="float">
            <text:p>19541</text:p>
          </table:table-cell>
          <table:table-cell table:formula="of:=[.J70]/SUM([.J68:.J71])" office:value-type="float" office:value="0.396438828259621" calcext:value-type="float">
            <text:p>0.3964388283</text:p>
          </table:table-cell>
          <table:table-cell table:formula="of:=[.K70]/SUM([.K68:.K71])" office:value-type="float" office:value="0.404081970264067" calcext:value-type="float">
            <text:p>0.4040819703</text:p>
          </table:table-cell>
          <table:table-cell table:formula="of:=[.L70]/0.25" office:value-type="float" office:value="1.58575531303848" calcext:value-type="float">
            <text:p>1.585755313</text:p>
          </table:table-cell>
          <table:table-cell table:formula="of:=[.M70]/0.25" office:value-type="float" office:value="1.61632788105627" calcext:value-type="float">
            <text:p>1.6163278811</text:p>
          </table:table-cell>
          <table:table-cell table:formula="of:=[.O70]/[.N70]" office:value-type="float" office:value="1.01927949902889" calcext:value-type="float">
            <text:p>1.01927949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table:formula="of:=[.C69]+[.C70]" office:value-type="float" office:value="17616" calcext:value-type="float">
            <text:p>17616</text:p>
          </table:table-cell>
          <table:table-cell table:formula="of:=[.D69]+[.D70]" office:value-type="float" office:value="23950" calcext:value-type="float">
            <text:p>23950</text:p>
          </table:table-cell>
          <table:table-cell table:formula="of:=[.J71]/SUM([.J68:.J71])" office:value-type="float" office:value="0.505916140149339" calcext:value-type="float">
            <text:p>0.5059161401</text:p>
          </table:table-cell>
          <table:table-cell table:formula="of:=[.K71]/SUM([.K68:.K71])" office:value-type="float" office:value="0.495254244297856" calcext:value-type="float">
            <text:p>0.4952542443</text:p>
          </table:table-cell>
          <table:table-cell table:formula="of:=[.L71]/0.25" office:value-type="float" office:value="2.02366456059736" calcext:value-type="float">
            <text:p>2.0236645606</text:p>
          </table:table-cell>
          <table:table-cell table:formula="of:=[.M71]/0.25" office:value-type="float" office:value="1.98101697719142" calcext:value-type="float">
            <text:p>1.9810169772</text:p>
          </table:table-cell>
          <table:table-cell table:formula="of:=[.O71]/[.N71]" office:value-type="float" office:value="0.978925566896647" calcext:value-type="float">
            <text:p>0.978925566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72]/[.N7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CCA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gg</text:p>
          </table:table-cell>
          <table:table-cell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formula="of:=[.C73]" office:value-type="float" office:value="690" calcext:value-type="float">
            <text:p>690</text:p>
          </table:table-cell>
          <table:table-cell table:formula="of:=[.D73]"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O73]/[.N73]"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74]/[.N7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t</text:p>
          </table:table-cell>
          <table:table-cell table:number-columns-repeated="2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table:formula="of:=[.C75]+[.C76]" office:value-type="float" office:value="289" calcext:value-type="float">
            <text:p>289</text:p>
          </table:table-cell>
          <table:table-cell table:formula="of:=[.D75]+[.D76]" office:value-type="float" office:value="546" calcext:value-type="float">
            <text:p>546</text:p>
          </table:table-cell>
          <table:table-cell table:formula="of:=[.J75]/SUM([.J75:.J76])" office:value-type="float" office:value="0.500866551126516" calcext:value-type="float">
            <text:p>0.5008665511</text:p>
          </table:table-cell>
          <table:table-cell table:formula="of:=[.K75]/SUM([.K75:.K76])" office:value-type="float" office:value="0.500458295142072" calcext:value-type="float">
            <text:p>0.5004582951</text:p>
          </table:table-cell>
          <table:table-cell table:formula="of:=[.L75]/0.5" office:value-type="float" office:value="1.00173310225303" calcext:value-type="float">
            <text:p>1.0017331023</text:p>
          </table:table-cell>
          <table:table-cell table:formula="of:=[.M75]/0.5" office:value-type="float" office:value="1.00091659028414" calcext:value-type="float">
            <text:p>1.0009165903</text:p>
          </table:table-cell>
          <table:table-cell table:formula="of:=[.O75]/[.N75]" office:value-type="float" office:value="0.999184900681575" calcext:value-type="float">
            <text:p>0.999184900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GTA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table:formula="of:=[.C76]" office:value-type="float" office:value="288" calcext:value-type="float">
            <text:p>288</text:p>
          </table:table-cell>
          <table:table-cell table:formula="of:=[.D76]" office:value-type="float" office:value="545" calcext:value-type="float">
            <text:p>545</text:p>
          </table:table-cell>
          <table:table-cell table:formula="of:=[.J76]/SUM([.J75:.J76])" office:value-type="float" office:value="0.499133448873484" calcext:value-type="float">
            <text:p>0.4991334489</text:p>
          </table:table-cell>
          <table:table-cell table:formula="of:=[.K76]/SUM([.K75:.K76])" office:value-type="float" office:value="0.499541704857928" calcext:value-type="float">
            <text:p>0.4995417049</text:p>
          </table:table-cell>
          <table:table-cell table:formula="of:=[.L76]/0.5" office:value-type="float" office:value="0.998266897746967" calcext:value-type="float">
            <text:p>0.9982668977</text:p>
          </table:table-cell>
          <table:table-cell table:formula="of:=[.M76]/0.5" office:value-type="float" office:value="0.999083409715857" calcext:value-type="float">
            <text:p>0.9990834097</text:p>
          </table:table-cell>
          <table:table-cell table:formula="of:=[.O76]/[.N76]" office:value-type="float" office:value="1.00081792952439" calcext:value-type="float">
            <text:p>1.000817929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table:number-columns-repeated="6"/>
        </table:table-row>
        <table:table-row table:style-name="ro1">
          <table:table-cell table:number-columns-repeated="15"/>
          <table:table-cell table:formula="of:=[.O77]/[.N7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(I)AA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table:formula="of:=[.C78]" office:value-type="float" office:value="13866" calcext:value-type="float">
            <text:p>13866</text:p>
          </table:table-cell>
          <table:table-cell table:formula="of:=[.D78]" office:value-type="float" office:value="19102" calcext:value-type="float">
            <text:p>19102</text:p>
          </table:table-cell>
          <table:table-cell table:formula="of:=[.J78]/SUM([.J78:.J81])" office:value-type="float" office:value="0.150684633775266" calcext:value-type="float">
            <text:p>0.1506846338</text:p>
          </table:table-cell>
          <table:table-cell table:formula="of:=[.K78]/SUM([.K78:.K81])" office:value-type="float" office:value="0.154267347202481" calcext:value-type="float">
            <text:p>0.1542673472</text:p>
          </table:table-cell>
          <table:table-cell table:formula="of:=[.L78]/0.25" office:value-type="float" office:value="0.602738535101065" calcext:value-type="float">
            <text:p>0.6027385351</text:p>
          </table:table-cell>
          <table:table-cell table:formula="of:=[.M78]/0.25" office:value-type="float" office:value="0.617069388809924" calcext:value-type="float">
            <text:p>0.6170693888</text:p>
          </table:table-cell>
          <table:table-cell table:formula="of:=[.O78]/[.N78]" office:value-type="float" office:value="1.02377623608628" calcext:value-type="float">
            <text:p>1.02377623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CAC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office:value-type="string" calcext:value-type="string">
            <text:p>gtg</text:p>
          </table:table-cell>
          <table:table-cell table:number-columns-repeated="2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formula="of:=[.C78]" office:value-type="float" office:value="13866" calcext:value-type="float">
            <text:p>13866</text:p>
          </table:table-cell>
          <table:table-cell table:formula="of:=[.D78]" office:value-type="float" office:value="19102" calcext:value-type="float">
            <text:p>19102</text:p>
          </table:table-cell>
          <table:table-cell table:formula="of:=[.J79]/SUM([.J78:.J81])" office:value-type="float" office:value="0.150684633775266" calcext:value-type="float">
            <text:p>0.1506846338</text:p>
          </table:table-cell>
          <table:table-cell table:formula="of:=[.K79]/SUM([.K78:.K81])" office:value-type="float" office:value="0.154267347202481" calcext:value-type="float">
            <text:p>0.1542673472</text:p>
          </table:table-cell>
          <table:table-cell table:formula="of:=[.L79]/0.25" office:value-type="float" office:value="0.602738535101065" calcext:value-type="float">
            <text:p>0.6027385351</text:p>
          </table:table-cell>
          <table:table-cell table:formula="of:=[.M79]/0.25" office:value-type="float" office:value="0.617069388809924" calcext:value-type="float">
            <text:p>0.6170693888</text:p>
          </table:table-cell>
          <table:table-cell table:formula="of:=[.O79]/[.N79]" office:value-type="float" office:value="1.02377623608628" calcext:value-type="float">
            <text:p>1.02377623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TAC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office:value-type="string" calcext:value-type="string">
            <text:p>gta</text:p>
          </table:table-cell>
          <table:table-cell office:value-type="string" calcext:value-type="string">
            <text:p>gtg</text:p>
          </table:table-cell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table:formula="of:=[.C78]+[.C80]" office:value-type="float" office:value="22499" calcext:value-type="float">
            <text:p>22499</text:p>
          </table:table-cell>
          <table:table-cell table:formula="of:=[.D78]+[.D80]" office:value-type="float" office:value="28811" calcext:value-type="float">
            <text:p>28811</text:p>
          </table:table-cell>
          <table:table-cell table:formula="of:=[.J80]/SUM([.J78:.J81])" office:value-type="float" office:value="0.244501195392306" calcext:value-type="float">
            <text:p>0.2445011954</text:p>
          </table:table-cell>
          <table:table-cell table:formula="of:=[.K80]/SUM([.K78:.K81])" office:value-type="float" office:value="0.232677025455485" calcext:value-type="float">
            <text:p>0.2326770255</text:p>
          </table:table-cell>
          <table:table-cell table:formula="of:=[.L80]/0.25" office:value-type="float" office:value="0.978004781569224" calcext:value-type="float">
            <text:p>0.9780047816</text:p>
          </table:table-cell>
          <table:table-cell table:formula="of:=[.M80]/0.25" office:value-type="float" office:value="0.930708101821941" calcext:value-type="float">
            <text:p>0.9307081018</text:p>
          </table:table-cell>
          <table:table-cell table:formula="of:=[.O80]/[.N80]" office:value-type="float" office:value="0.951639623201642" calcext:value-type="float">
            <text:p>0.95163962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table:formula="of:=[.C79]" office:value-type="float" office:value="41789" calcext:value-type="float">
            <text:p>41789</text:p>
          </table:table-cell>
          <table:table-cell table:formula="of:=[.D79]" office:value-type="float" office:value="56809" calcext:value-type="float">
            <text:p>56809</text:p>
          </table:table-cell>
          <table:table-cell table:formula="of:=[.J81]/SUM([.J78:.J81])" office:value-type="float" office:value="0.454129537057161" calcext:value-type="float">
            <text:p>0.4541295371</text:p>
          </table:table-cell>
          <table:table-cell table:formula="of:=[.K81]/SUM([.K78:.K81])" office:value-type="float" office:value="0.458788280139553" calcext:value-type="float">
            <text:p>0.4587882801</text:p>
          </table:table-cell>
          <table:table-cell table:formula="of:=[.L81]/0.25" office:value-type="float" office:value="1.81651814822865" calcext:value-type="float">
            <text:p>1.8165181482</text:p>
          </table:table-cell>
          <table:table-cell table:formula="of:=[.M81]/0.25" office:value-type="float" office:value="1.83515312055821" calcext:value-type="float">
            <text:p>1.8351531206</text:p>
          </table:table-cell>
          <table:table-cell table:formula="of:=[.O81]/[.N81]" office:value-type="float" office:value="1.01025862160955" calcext:value-type="float">
            <text:p>1.0102586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table:number-columns-repeated="6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cg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office:value-type="string" calcext:value-type="string">
            <text:p>ag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cg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ta</text:p>
          </table:table-cell>
          <table:table-cell table:number-columns-repeated="19"/>
        </table:table-row>
      </table:table>
      <table:table table:name="chi-squared" table:style-name="ta1">
        <table:table-column table:style-name="co2" table:number-columns-repeated="8" table:default-cell-style-name="ce4"/>
        <table:table-column table:style-name="co2" table:number-columns-repeated="14" table:default-cell-style-name="Default"/>
        <table:table-row table:style-name="ro1">
          <table:table-cell table:style-name="ce3"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of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number-columns-repeated="6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41686" calcext:value-type="float">
            <text:p>41686</text:p>
          </table:table-cell>
          <table:table-cell table:style-name="Default" office:value-type="float" office:value="60727" calcext:value-type="float">
            <text:p>60727</text:p>
          </table:table-cell>
          <table:table-cell table:style-name="Default" office:value-type="float" office:value="29356" calcext:value-type="float">
            <text:p>29356</text:p>
          </table:table-cell>
          <table:table-cell table:style-name="Default" office:value-type="float" office:value="41686" calcext:value-type="float">
            <text:p>41686</text:p>
          </table:table-cell>
          <table:table-cell table:formula="of:=SUM([.B2:.E2])" office:value-type="float" office:value="173455" calcext:value-type="float">
            <text:p>173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56171" calcext:value-type="float">
            <text:p>56171</text:p>
          </table:table-cell>
          <table:table-cell table:style-name="Default" office:value-type="float" office:value="80636" calcext:value-type="float">
            <text:p>80636</text:p>
          </table:table-cell>
          <table:table-cell table:style-name="Default" office:value-type="float" office:value="39227" calcext:value-type="float">
            <text:p>39227</text:p>
          </table:table-cell>
          <table:table-cell table:style-name="Default" office:value-type="float" office:value="56171" calcext:value-type="float">
            <text:p>56171</text:p>
          </table:table-cell>
          <table:table-cell table:formula="of:=SUM([.B3:.E3])" office:value-type="float" office:value="232205" calcext:value-type="float">
            <text:p>232205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60727" calcext:value-type="float">
            <text:p>60727</text:p>
          </table:table-cell>
          <table:table-cell office:value-type="float" office:value="80636" calcext:value-type="float">
            <text:p>80636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2:.B3])" office:value-type="float" office:value="97857" calcext:value-type="float">
            <text:p>97857</text:p>
          </table:table-cell>
          <table:table-cell table:formula="of:=SUM([.C2:.C3])" office:value-type="float" office:value="141363" calcext:value-type="float">
            <text:p>141363</text:p>
          </table:table-cell>
          <table:table-cell table:formula="of:=SUM([.D2:.D3])" office:value-type="float" office:value="68583" calcext:value-type="float">
            <text:p>68583</text:p>
          </table:table-cell>
          <table:table-cell table:formula="of:=SUM([.E2:.E3])" office:value-type="float" office:value="97857" calcext:value-type="float">
            <text:p>97857</text:p>
          </table:table-cell>
          <table:table-cell table:formula="of:=SUM([.F2:.F3])" office:value-type="float" office:value="405660" calcext:value-type="float">
            <text:p>405660</text:p>
          </table:table-cell>
          <table:table-cell table:number-columns-repeated="2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29356" calcext:value-type="float">
            <text:p>29356</text:p>
          </table:table-cell>
          <table:table-cell office:value-type="float" office:value="39227" calcext:value-type="float">
            <text:p>39227</text:p>
          </table:table-cell>
          <table:table-cell table:number-columns-repeated="6"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60727" calcext:value-type="float">
            <text:p>60727</text:p>
          </table:table-cell>
          <table:table-cell office:value-type="float" office:value="80636" calcext:value-type="float">
            <text:p>80636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2]/([.F2]-[.B2]))/([.B3]/([.F3]-[.B3]))" office:value-type="float" office:value="0.99142844722641" calcext:value-type="float">
            <text:p>0.9914284472</text:p>
          </table:table-cell>
          <table:table-cell table:formula="of:=([.C2]/([.F2]-[.C2]))/([.C3]/([.F3]-[.C3]))" office:value-type="float" office:value="1.0125848705078" calcext:value-type="float">
            <text:p>1.0125848705</text:p>
          </table:table-cell>
          <table:table-cell table:formula="of:=([.D2]/([.F2]-[.D2]))/([.D3]/([.F3]-[.D3]))" office:value-type="float" office:value="1.00220973676488" calcext:value-type="float">
            <text:p>1.0022097368</text:p>
          </table:table-cell>
          <table:table-cell table:formula="of:=([.E2]/([.F2]-[.E2]))/([.E3]/([.F3]-[.E3]))" office:value-type="float" office:value="0.99142844722641" calcext:value-type="float">
            <text:p>0.9914284472</text:p>
          </table:table-cell>
          <table:table-cell table:number-columns-repeated="13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29356" calcext:value-type="float">
            <text:p>29356</text:p>
          </table:table-cell>
          <table:table-cell office:value-type="float" office:value="39227" calcext:value-type="float">
            <text:p>39227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2]-(([.B4]/[.F4])*([.F2]/[.F4])*[.F4]))^2/(([.B4]/[.F4])*([.F2]/[.F4])*[.F4])" office:value-type="float" office:value="0.584559753183245" calcext:value-type="float">
            <text:p>0.5845597532</text:p>
          </table:table-cell>
          <table:table-cell table:formula="of:=([.C2]-(([.C4]/[.F4])*([.F2]/[.F4])*[.F4]))^2/(([.C4]/[.F4])*([.F2]/[.F4])*[.F4])" office:value-type="float" office:value="1.31563159882922" calcext:value-type="float">
            <text:p>1.3156315988</text:p>
          </table:table-cell>
          <table:table-cell table:formula="of:=([.D2]-(([.D4]/[.F4])*([.F2]/[.F4])*[.F4]))^2/(([.D4]/[.F4])*([.F2]/[.F4])*[.F4])" office:value-type="float" office:value="0.0323301500033087" calcext:value-type="float">
            <text:p>0.03233015</text:p>
          </table:table-cell>
          <table:table-cell table:formula="of:=([.E2]-(([.E4]/[.F4])*([.F2]/[.F4])*[.F4]))^2/(([.E4]/[.F4])*([.F2]/[.F4])*[.F4])" office:value-type="float" office:value="0.584559753183245" calcext:value-type="float">
            <text:p>0.58455975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3]-(([.B4]/[.F4])*([.F3]/[.F4])*[.F4]))^2/(([.B4]/[.F4])*([.F3]/[.F4])*[.F4])" office:value-type="float" office:value="0.43666076091561" calcext:value-type="float">
            <text:p>0.4366607609</text:p>
          </table:table-cell>
          <table:table-cell table:formula="of:=([.C3]-(([.C4]/[.F4])*([.F3]/[.F4])*[.F4]))^2/(([.C4]/[.F4])*([.F3]/[.F4])*[.F4])" office:value-type="float" office:value="0.982764707801009" calcext:value-type="float">
            <text:p>0.9827647078</text:p>
          </table:table-cell>
          <table:table-cell table:formula="of:=([.D3]-(([.D4]/[.F4])*([.F3]/[.F4])*[.F4]))^2/(([.D4]/[.F4])*([.F3]/[.F4])*[.F4])" office:value-type="float" office:value="0.024150324794137" calcext:value-type="float">
            <text:p>0.0241503248</text:p>
          </table:table-cell>
          <table:table-cell table:formula="of:=([.E3]-(([.E4]/[.F4])*([.F3]/[.F4])*[.F4]))^2/(([.E4]/[.F4])*([.F3]/[.F4])*[.F4])" office:value-type="float" office:value="0.43666076091561" calcext:value-type="float">
            <text:p>0.4366607609</text:p>
          </table:table-cell>
          <table:table-cell table:number-columns-repeated="13"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style-name="ce3"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gc</text:p>
          </table:table-cell>
          <table:table-cell table:style-name="ce1" office:value-type="string" calcext:value-type="string">
            <text:p>cga</text:p>
          </table:table-cell>
          <table:table-cell table:style-name="ce1" office:value-type="string" calcext:value-type="string">
            <text:p>cgg</text:p>
          </table:table-cell>
          <table:table-cell table:style-name="ce1"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688" calcext:value-type="float">
            <text:p>688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3174" calcext:value-type="float">
            <text:p>3174</text:p>
          </table:table-cell>
          <table:table-cell table:style-name="ce1" office:value-type="float" office:value="1124" calcext:value-type="float">
            <text:p>1124</text:p>
          </table:table-cell>
          <table:table-cell table:style-name="Default" office:value-type="float" office:value="14287" calcext:value-type="float">
            <text:p>14287</text:p>
          </table:table-cell>
          <table:table-cell table:formula="of:=SUM([.B10:.G10])" office:value-type="float" office:value="21029" calcext:value-type="float">
            <text:p>21029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3174" calcext:value-type="float">
            <text:p>3174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805" calcext:value-type="float">
            <text:p>805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4175" calcext:value-type="float">
            <text:p>4175</text:p>
          </table:table-cell>
          <table:table-cell table:style-name="ce1" office:value-type="float" office:value="915" calcext:value-type="float">
            <text:p>915</text:p>
          </table:table-cell>
          <table:table-cell table:style-name="ce5" office:value-type="float" office:value="16071" calcext:value-type="float">
            <text:p>16071</text:p>
          </table:table-cell>
          <table:table-cell table:formula="of:=SUM([.B11:.G11])" office:value-type="float" office:value="24263" calcext:value-type="float">
            <text:p>24263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0:.B11])" office:value-type="float" office:value="1493" calcext:value-type="float">
            <text:p>1493</text:p>
          </table:table-cell>
          <table:table-cell table:formula="of:=SUM([.C10:.C11])" office:value-type="float" office:value="1493" calcext:value-type="float">
            <text:p>1493</text:p>
          </table:table-cell>
          <table:table-cell table:style-name="ce1" table:formula="of:=SUM([.D10:.D11])" office:value-type="float" office:value="2560" calcext:value-type="float">
            <text:p>2560</text:p>
          </table:table-cell>
          <table:table-cell table:style-name="ce1" table:formula="of:=SUM([.E10:.E11])" office:value-type="float" office:value="7349" calcext:value-type="float">
            <text:p>7349</text:p>
          </table:table-cell>
          <table:table-cell table:style-name="ce1" table:formula="of:=SUM([.F10:.F11])" office:value-type="float" office:value="2039" calcext:value-type="float">
            <text:p>2039</text:p>
          </table:table-cell>
          <table:table-cell table:formula="of:=SUM([.G10:.G11])" office:value-type="float" office:value="30358" calcext:value-type="float">
            <text:p>30358</text:p>
          </table:table-cell>
          <table:table-cell table:formula="of:=SUM([.H10:.H11])" office:value-type="float" office:value="45292" calcext:value-type="float">
            <text:p>45292</text:p>
          </table:table-cell>
          <table:table-cell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3174" calcext:value-type="float">
            <text:p>3174</text:p>
          </table:table-cell>
          <table:table-cell office:value-type="float" office:value="4175" calcext:value-type="float">
            <text:p>4175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14287" calcext:value-type="float">
            <text:p>14287</text:p>
          </table:table-cell>
          <table:table-cell office:value-type="float" office:value="16071" calcext:value-type="float">
            <text:p>16071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10]/([.H10]-[.B10]))/([.B11]/([.H11]-[.B11]))" office:value-type="float" office:value="0.985623931837939" calcext:value-type="float">
            <text:p>0.9856239318</text:p>
          </table:table-cell>
          <table:table-cell table:formula="of:=([.C10]/([.H10]-[.C10]))/([.C11]/([.H11]-[.C11]))" office:value-type="float" office:value="0.985623931837939" calcext:value-type="float">
            <text:p>0.9856239318</text:p>
          </table:table-cell>
          <table:table-cell table:style-name="ce1" table:formula="of:=([.D10]/([.H10]-[.D10]))/([.D11]/([.H11]-[.D11]))" office:value-type="float" office:value="0.816586579755456" calcext:value-type="float">
            <text:p>0.8165865798</text:p>
          </table:table-cell>
          <table:table-cell table:style-name="ce1" table:formula="of:=([.E10]/([.H10]-[.E10]))/([.E11]/([.H11]-[.E11]))" office:value-type="float" office:value="0.855317361915765" calcext:value-type="float">
            <text:p>0.8553173619</text:p>
          </table:table-cell>
          <table:table-cell table:style-name="ce1" table:formula="of:=([.F10]/([.H10]-[.F10]))/([.F11]/([.H11]-[.F11]))" office:value-type="float" office:value="1.44089627918405" calcext:value-type="float">
            <text:p>1.4408962792</text:p>
          </table:table-cell>
          <table:table-cell table:formula="of:=([.G10]/([.H10]-[.G10]))/([.G11]/([.H11]-[.G11]))" office:value-type="float" office:value="1.08018797703553" calcext:value-type="float">
            <text:p>1.080187977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0]-(([.B12]/[.H12])*([.H10]/[.H12])*[.H12]))^2/(([.B12]/[.H12])*([.H10]/[.H12])*[.H12])" office:value-type="float" office:value="0.0389687683330593" calcext:value-type="float">
            <text:p>0.0389687683</text:p>
          </table:table-cell>
          <table:table-cell table:formula="of:=([.C10]-(([.C12]/[.H12])*([.H10]/[.H12])*[.H12]))^2/(([.C12]/[.H12])*([.H10]/[.H12])*[.H12])" office:value-type="float" office:value="0.0389687683330593" calcext:value-type="float">
            <text:p>0.0389687683</text:p>
          </table:table-cell>
          <table:table-cell table:style-name="ce1" table:formula="of:=([.D10]-(([.D12]/[.H12])*([.H10]/[.H12])*[.H12]))^2/(([.D12]/[.H12])*([.H10]/[.H12])*[.H12])" office:value-type="float" office:value="12.2372651366325" calcext:value-type="float">
            <text:p>12.2372651366</text:p>
          </table:table-cell>
          <table:table-cell table:style-name="ce1" table:formula="of:=([.E10]-(([.E12]/[.H12])*([.H10]/[.H12])*[.H12]))^2/(([.E12]/[.H12])*([.H10]/[.H12])*[.H12])" office:value-type="float" office:value="16.6187034995875" calcext:value-type="float">
            <text:p>16.6187034996</text:p>
          </table:table-cell>
          <table:table-cell table:style-name="ce1" table:formula="of:=([.F10]-(([.F12]/[.H12])*([.H10]/[.H12])*[.H12]))^2/(([.F12]/[.H12])*([.H10]/[.H12])*[.H12])" office:value-type="float" office:value="33.2033630466802" calcext:value-type="float">
            <text:p>33.2033630467</text:p>
          </table:table-cell>
          <table:table-cell table:formula="of:=([.G10]-(([.G12]/[.H12])*([.H10]/[.H12])*[.H12]))^2/(([.G12]/[.H12])*([.H10]/[.H12])*[.H12])" office:value-type="float" office:value="2.61076953890927" calcext:value-type="float">
            <text:p>2.6107695389</text:p>
          </table:table-cell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14287" calcext:value-type="float">
            <text:p>14287</text:p>
          </table:table-cell>
          <table:table-cell office:value-type="float" office:value="16071" calcext:value-type="float">
            <text:p>16071</text:p>
          </table:table-cell>
          <table:table-cell table:number-columns-repeated="5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1]-(([.B12]/[.H12])*([.H11]/[.H12])*[.H12]))^2/(([.B12]/[.H12])*([.H11]/[.H12])*[.H12])" office:value-type="float" office:value="0.0337746457270702" calcext:value-type="float">
            <text:p>0.0337746457</text:p>
          </table:table-cell>
          <table:table-cell table:formula="of:=([.C11]-(([.C12]/[.H12])*([.H11]/[.H12])*[.H12]))^2/(([.C12]/[.H12])*([.H11]/[.H12])*[.H12])" office:value-type="float" office:value="0.0337746457270702" calcext:value-type="float">
            <text:p>0.0337746457</text:p>
          </table:table-cell>
          <table:table-cell table:style-name="ce1" table:formula="of:=([.D11]-(([.D12]/[.H12])*([.H11]/[.H12])*[.H12]))^2/(([.D12]/[.H12])*([.H11]/[.H12])*[.H12])" office:value-type="float" office:value="10.6061677681344" calcext:value-type="float">
            <text:p>10.6061677681</text:p>
          </table:table-cell>
          <table:table-cell table:style-name="ce1" table:formula="of:=([.E11]-(([.E12]/[.H12])*([.H11]/[.H12])*[.H12]))^2/(([.E12]/[.H12])*([.H11]/[.H12])*[.H12])" office:value-type="float" office:value="14.403606969164" calcext:value-type="float">
            <text:p>14.4036069692</text:p>
          </table:table-cell>
          <table:table-cell table:style-name="ce1" table:formula="of:=([.F11]-(([.F12]/[.H12])*([.H11]/[.H12])*[.H12]))^2/(([.F12]/[.H12])*([.H11]/[.H12])*[.H12])" office:value-type="float" office:value="28.7777076828354" calcext:value-type="float">
            <text:p>28.7777076828</text:p>
          </table:table-cell>
          <table:table-cell table:formula="of:=([.G11]-(([.G12]/[.H12])*([.H11]/[.H12])*[.H12]))^2/(([.G12]/[.H12])*([.H11]/[.H12])*[.H12])" office:value-type="float" office:value="2.26278171016453" calcext:value-type="float">
            <text:p>2.2627817102</text:p>
          </table:table-cell>
          <table:table-cell table:number-columns-repeated="11"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string" calcext:value-type="string">
            <text:p>cta</text:p>
          </table:table-cell>
          <table:table-cell table:style-name="ce1" office:value-type="string" calcext:value-type="string">
            <text:p>ctg</text:p>
          </table:table-cell>
          <table:table-cell office:value-type="string" calcext:value-type="string">
            <text:p>tta</text:p>
          </table:table-cell>
          <table:table-cell table:style-name="ce1" office:value-type="string" calcext:value-type="string">
            <text:p>ttg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2774" calcext:value-type="float">
            <text:p>2774</text:p>
          </table:table-cell>
          <table:table-cell table:style-name="Default" office:value-type="float" office:value="4414" calcext:value-type="float">
            <text:p>4414</text:p>
          </table:table-cell>
          <table:table-cell table:style-name="ce1" office:value-type="float" office:value="1993" calcext:value-type="float">
            <text:p>1993</text:p>
          </table:table-cell>
          <table:table-cell table:style-name="Default" office:value-type="float" office:value="29" calcext:value-type="float">
            <text:p>29</text:p>
          </table:table-cell>
          <table:table-cell table:style-name="ce1" office:value-type="float" office:value="615" calcext:value-type="float">
            <text:p>615</text:p>
          </table:table-cell>
          <table:table-cell table:style-name="Default" office:value-type="float" office:value="2774" calcext:value-type="float">
            <text:p>2774</text:p>
          </table:table-cell>
          <table:table-cell table:formula="of:=SUM([.B18:.G18])" office:value-type="float" office:value="12599" calcext:value-type="float">
            <text:p>12599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615" calcext:value-type="float">
            <text:p>615</text:p>
          </table:table-cell>
          <table:table-cell office:value-type="float" office:value="242" calcext:value-type="float">
            <text:p>242</text:p>
          </table:table-cell>
          <table:table-cell table:number-columns-repeated="5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2102" calcext:value-type="float">
            <text:p>2102</text:p>
          </table:table-cell>
          <table:table-cell table:style-name="Default" office:value-type="float" office:value="3090" calcext:value-type="float">
            <text:p>3090</text:p>
          </table:table-cell>
          <table:table-cell table:style-name="ce1" office:value-type="float" office:value="1212" calcext:value-type="float">
            <text:p>1212</text:p>
          </table:table-cell>
          <table:table-cell table:style-name="Default" office:value-type="float" office:value="9" calcext:value-type="float">
            <text:p>9</text:p>
          </table:table-cell>
          <table:table-cell table:style-name="ce1" office:value-type="float" office:value="242" calcext:value-type="float">
            <text:p>242</text:p>
          </table:table-cell>
          <table:table-cell table:style-name="Default" office:value-type="float" office:value="2102" calcext:value-type="float">
            <text:p>2102</text:p>
          </table:table-cell>
          <table:table-cell table:formula="of:=SUM([.B19:.G19])" office:value-type="float" office:value="8757" calcext:value-type="float">
            <text:p>8757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8:.B19])" office:value-type="float" office:value="4876" calcext:value-type="float">
            <text:p>4876</text:p>
          </table:table-cell>
          <table:table-cell table:formula="of:=SUM([.C18:.C19])" office:value-type="float" office:value="7504" calcext:value-type="float">
            <text:p>7504</text:p>
          </table:table-cell>
          <table:table-cell table:style-name="ce1" table:formula="of:=SUM([.D18:.D19])" office:value-type="float" office:value="3205" calcext:value-type="float">
            <text:p>3205</text:p>
          </table:table-cell>
          <table:table-cell table:formula="of:=SUM([.E18:.E19])" office:value-type="float" office:value="38" calcext:value-type="float">
            <text:p>38</text:p>
          </table:table-cell>
          <table:table-cell table:style-name="ce1" table:formula="of:=SUM([.F18:.F19])" office:value-type="float" office:value="857" calcext:value-type="float">
            <text:p>857</text:p>
          </table:table-cell>
          <table:table-cell table:formula="of:=SUM([.G18:.G19])" office:value-type="float" office:value="4876" calcext:value-type="float">
            <text:p>4876</text:p>
          </table:table-cell>
          <table:table-cell table:formula="of:=SUM([.H18:.H19])" office:value-type="float" office:value="21356" calcext:value-type="float">
            <text:p>21356</text:p>
          </table:table-cell>
          <table:table-cell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number-columns-repeated="5"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18]/([.H18]-[.B18]))/([.B19]/([.H19]-[.B19]))" office:value-type="float" office:value="0.893900635042841" calcext:value-type="float">
            <text:p>0.893900635</text:p>
          </table:table-cell>
          <table:table-cell table:formula="of:=([.C18]/([.H18]-[.C18]))/([.C19]/([.H19]-[.C19]))" office:value-type="float" office:value="0.98902752489458" calcext:value-type="float">
            <text:p>0.9890275249</text:p>
          </table:table-cell>
          <table:table-cell table:style-name="ce1" table:formula="of:=([.D18]/([.H18]-[.D18]))/([.D19]/([.H19]-[.D19]))" office:value-type="float" office:value="1.16980184016893" calcext:value-type="float">
            <text:p>1.1698018402</text:p>
          </table:table-cell>
          <table:table-cell table:formula="of:=([.E18]/([.H18]-[.E18]))/([.E19]/([.H19]-[.E19]))" office:value-type="float" office:value="2.24248210023866" calcext:value-type="float">
            <text:p>2.2424821002</text:p>
          </table:table-cell>
          <table:table-cell table:style-name="ce1" table:formula="of:=([.F18]/([.H18]-[.F18]))/([.F19]/([.H19]-[.F19]))" office:value-type="float" office:value="1.80568754206711" calcext:value-type="float">
            <text:p>1.8056875421</text:p>
          </table:table-cell>
          <table:table-cell table:formula="of:=([.G18]/([.H18]-[.G18]))/([.G19]/([.H19]-[.G19]))" office:value-type="float" office:value="0.893900635042841" calcext:value-type="float">
            <text:p>0.893900635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4414" calcext:value-type="float">
            <text:p>4414</text:p>
          </table:table-cell>
          <table:table-cell office:value-type="float" office:value="3090" calcext:value-type="float">
            <text:p>3090</text:p>
          </table:table-cell>
          <table:table-cell table:number-columns-repeated="5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8]-(([.B20]/[.H20])*([.H18]/[.H20])*[.H20]))^2/(([.B20]/[.H20])*([.H18]/[.H20])*[.H20])" office:value-type="float" office:value="3.65962364909251" calcext:value-type="float">
            <text:p>3.6596236491</text:p>
          </table:table-cell>
          <table:table-cell table:formula="of:=([.C18]-(([.C20]/[.H20])*([.H18]/[.H20])*[.H20]))^2/(([.C20]/[.H20])*([.H18]/[.H20])*[.H20])" office:value-type="float" office:value="0.0381429888722712" calcext:value-type="float">
            <text:p>0.0381429889</text:p>
          </table:table-cell>
          <table:table-cell table:style-name="ce1" table:formula="of:=([.D18]-(([.D20]/[.H20])*([.H18]/[.H20])*[.H20]))^2/(([.D20]/[.H20])*([.H18]/[.H20])*[.H20])" office:value-type="float" office:value="5.52470697161575" calcext:value-type="float">
            <text:p>5.5247069716</text:p>
          </table:table-cell>
          <table:table-cell table:formula="of:=([.E18]-(([.E20]/[.H20])*([.H18]/[.H20])*[.H20]))^2/(([.E20]/[.H20])*([.H18]/[.H20])*[.H20])" office:value-type="float" office:value="1.93239662866538" calcext:value-type="float">
            <text:p>1.9323966287</text:p>
          </table:table-cell>
          <table:table-cell table:style-name="ce1" table:formula="of:=([.F18]-(([.F20]/[.H20])*([.H18]/[.H20])*[.H20]))^2/(([.F20]/[.H20])*([.H18]/[.H20])*[.H20])" office:value-type="float" office:value="23.677225997233" calcext:value-type="float">
            <text:p>23.6772259972</text:p>
          </table:table-cell>
          <table:table-cell table:formula="of:=([.G18]-(([.G20]/[.H20])*([.H18]/[.H20])*[.H20]))^2/(([.G20]/[.H20])*([.H18]/[.H20])*[.H20])" office:value-type="float" office:value="3.65962364909251" calcext:value-type="float">
            <text:p>3.6596236491</text:p>
          </table:table-cell>
          <table:table-cell table:number-columns-repeated="2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1993" calcext:value-type="float">
            <text:p>1993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9]-(([.B20]/[.H20])*([.H19]/[.H20])*[.H20]))^2/(([.B20]/[.H20])*([.H19]/[.H20])*[.H20])" office:value-type="float" office:value="5.26522762988655" calcext:value-type="float">
            <text:p>5.2652276299</text:p>
          </table:table-cell>
          <table:table-cell table:formula="of:=([.C19]-(([.C20]/[.H20])*([.H19]/[.H20])*[.H20]))^2/(([.C20]/[.H20])*([.H19]/[.H20])*[.H20])" office:value-type="float" office:value="0.0548776426632155" calcext:value-type="float">
            <text:p>0.0548776427</text:p>
          </table:table-cell>
          <table:table-cell table:style-name="ce1" table:formula="of:=([.D19]-(([.D20]/[.H20])*([.H19]/[.H20])*[.H20]))^2/(([.D20]/[.H20])*([.H19]/[.H20])*[.H20])" office:value-type="float" office:value="7.94858777382511" calcext:value-type="float">
            <text:p>7.9485877738</text:p>
          </table:table-cell>
          <table:table-cell table:formula="of:=([.E19]-(([.E20]/[.H20])*([.H19]/[.H20])*[.H20]))^2/(([.E20]/[.H20])*([.H19]/[.H20])*[.H20])" office:value-type="float" office:value="2.78020613504113" calcext:value-type="float">
            <text:p>2.780206135</text:p>
          </table:table-cell>
          <table:table-cell table:style-name="ce1" table:formula="of:=([.F19]-(([.F20]/[.H20])*([.H19]/[.H20])*[.H20]))^2/(([.F20]/[.H20])*([.H19]/[.H20])*[.H20])" office:value-type="float" office:value="34.0652472695146" calcext:value-type="float">
            <text:p>34.0652472695</text:p>
          </table:table-cell>
          <table:table-cell table:formula="of:=([.G19]-(([.G20]/[.H20])*([.H19]/[.H20])*[.H20]))^2/(([.G20]/[.H20])*([.H19]/[.H20])*[.H20])" office:value-type="float" office:value="5.26522762988655" calcext:value-type="float">
            <text:p>5.2652276299</text:p>
          </table:table-cell>
          <table:table-cell table:number-columns-repeated="11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office:value-type="float" office:value="40746" calcext:value-type="float">
            <text:p>40746</text:p>
          </table:table-cell>
          <table:table-cell office:value-type="float" office:value="53679" calcext:value-type="float">
            <text:p>53679</text:p>
          </table:table-cell>
        </table:table-row>
        <table:table-row table:style-name="ro1">
          <table:table-cell table:style-name="ce3"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Lys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9206" calcext:value-type="float">
            <text:p>9206</text:p>
          </table:table-cell>
          <table:table-cell table:style-name="Default" office:value-type="float" office:value="35910" calcext:value-type="float">
            <text:p>35910</text:p>
          </table:table-cell>
          <table:table-cell table:formula="of:=SUM([.B26:.C26])" office:value-type="float" office:value="45116" calcext:value-type="float">
            <text:p>45116</text:p>
          </table:table-cell>
          <table:table-cell/>
          <table:table-cell table:style-name="Default" office:value-type="string" calcext:value-type="string">
            <text:p>Lys</text:p>
          </table:table-cell>
          <table:table-cell table:style-name="Default" office:value-type="string" calcext:value-type="string">
            <text:p>aag</text:p>
          </table:table-cell>
          <table:table-cell table:style-name="Default" office:value-type="float" office:value="35910" calcext:value-type="float">
            <text:p>35910</text:p>
          </table:table-cell>
          <table:table-cell office:value-type="float" office:value="44813" calcext:value-type="float">
            <text:p>44813</text:p>
          </table:table-cell>
          <table:table-cell table:number-columns-repeated="9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11831" calcext:value-type="float">
            <text:p>11831</text:p>
          </table:table-cell>
          <table:table-cell table:style-name="Default" office:value-type="float" office:value="44813" calcext:value-type="float">
            <text:p>44813</text:p>
          </table:table-cell>
          <table:table-cell table:formula="of:=SUM([.B27:.C27])" office:value-type="float" office:value="56644" calcext:value-type="float">
            <text:p>56644</text:p>
          </table:table-cell>
          <table:table-cell table:number-columns-repeated="14"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office:value-type="float" office:value="50678" calcext:value-type="float">
            <text:p>50678</text:p>
          </table:table-cell>
          <table:table-cell office:value-type="float" office:value="79474" calcext:value-type="float">
            <text:p>79474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26:.B27])" office:value-type="float" office:value="21037" calcext:value-type="float">
            <text:p>21037</text:p>
          </table:table-cell>
          <table:table-cell table:formula="of:=SUM([.C26:.C27])" office:value-type="float" office:value="80723" calcext:value-type="float">
            <text:p>80723</text:p>
          </table:table-cell>
          <table:table-cell table:formula="of:=SUM([.D26:.D27])" office:value-type="float" office:value="101760" calcext:value-type="float">
            <text:p>1017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26]/([.D26]-[.B26]))/([.B27]/([.D27]-[.B27]))" office:value-type="float" office:value="0.971042257358759" calcext:value-type="float">
            <text:p>0.9710422574</text:p>
          </table:table-cell>
          <table:table-cell table:formula="of:=([.C26]/([.D26]-[.C26]))/([.C27]/([.D27]-[.C27]))" office:value-type="float" office:value="1.02982130017699" calcext:value-type="float">
            <text:p>1.0298213002</text:p>
          </table:table-cell>
          <table:table-cell table:number-columns-repeated="15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26]-(([.B28]/[.D28])*([.D26]/[.D28])*[.D28]))^2/(([.B28]/[.D28])*([.D26]/[.D28])*[.D28])" office:value-type="float" office:value="1.56715384959263" calcext:value-type="float">
            <text:p>1.5671538496</text:p>
          </table:table-cell>
          <table:table-cell table:formula="of:=([.C26]-(([.C28]/[.D28])*([.D26]/[.D28])*[.D28]))^2/(([.C28]/[.D28])*([.D26]/[.D28])*[.D28])" office:value-type="float" office:value="0.408411673672686" calcext:value-type="float">
            <text:p>0.4084116737</text:p>
          </table:table-cell>
          <table:table-cell table:number-columns-repeated="15"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27]-(([.B28]/[.D28])*([.D27]/[.D28])*[.D28]))^2/(([.B28]/[.D28])*([.D27]/[.D28])*[.D28])" office:value-type="float" office:value="1.24821186848075" calcext:value-type="float">
            <text:p>1.2482118685</text:p>
          </table:table-cell>
          <table:table-cell table:formula="of:=([.C27]-(([.C28]/[.D28])*([.D27]/[.D28])*[.D28]))^2/(([.C28]/[.D28])*([.D27]/[.D28])*[.D28])" office:value-type="float" office:value="0.325293077279445" calcext:value-type="float">
            <text:p>0.3252930773</text:p>
          </table:table-cell>
          <table:table-cell table:number-columns-repeated="15"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43064" calcext:value-type="float">
            <text:p>43064</text:p>
          </table:table-cell>
          <table:table-cell office:value-type="float" office:value="49183" calcext:value-type="float">
            <text:p>49183</text:p>
          </table:table-cell>
        </table:table-row>
        <table:table-row table:style-name="ro1">
          <table:table-cell table:style-name="ce3"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Asn</text:p>
          </table:table-cell>
          <table:table-cell table:style-name="Default" office:value-type="string" calcext:value-type="string">
            <text:p>aat</text:p>
          </table:table-cell>
          <table:table-cell table:style-name="Default"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24168" calcext:value-type="float">
            <text:p>24168</text:p>
          </table:table-cell>
          <table:table-cell table:formula="of:=SUM([.B34:.C34])" office:value-type="float" office:value="48336" calcext:value-type="float">
            <text:p>48336</text:p>
          </table:table-cell>
          <table:table-cell/>
          <table:table-cell table:style-name="Default" office:value-type="string" calcext:value-type="string">
            <text:p>Asn</text:p>
          </table:table-cell>
          <table:table-cell table:style-name="Default" office:value-type="string" calcext:value-type="string">
            <text:p>aac</text:p>
          </table:table-cell>
          <table:table-cell table:style-name="Default"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number-columns-repeated="9"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29086" calcext:value-type="float">
            <text:p>29086</text:p>
          </table:table-cell>
          <table:table-cell table:formula="of:=SUM([.B35:.C35])" office:value-type="float" office:value="58172" calcext:value-type="float">
            <text:p>58172</text:p>
          </table:table-cell>
          <table:table-cell table:number-columns-repeated="14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34:.B35])" office:value-type="float" office:value="53254" calcext:value-type="float">
            <text:p>53254</text:p>
          </table:table-cell>
          <table:table-cell table:formula="of:=SUM([.C34:.C35])" office:value-type="float" office:value="53254" calcext:value-type="float">
            <text:p>53254</text:p>
          </table:table-cell>
          <table:table-cell table:formula="of:=SUM([.D34:.D35])" office:value-type="float" office:value="106508" calcext:value-type="float">
            <text:p>1065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34]/([.D34]-[.B34]))/([.B35]/([.D35]-[.B35]))" office:value-type="float" office:value="1" calcext:value-type="float">
            <text:p>1</text:p>
          </table:table-cell>
          <table:table-cell table:formula="of:=([.C34]/([.D34]-[.C34]))/([.C35]/([.D35]-[.C35])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34]-(([.B36]/[.D36])*([.D34]/[.D36])*[.D36]))^2/(([.B36]/[.D36])*([.D34]/[.D36])*[.D36])" office:value-type="float" office:value="0" calcext:value-type="float">
            <text:p>0</text:p>
          </table:table-cell>
          <table:table-cell table:formula="of:=([.C34]-(([.C36]/[.D36])*([.D34]/[.D36])*[.D36]))^2/(([.C36]/[.D36])*([.D34]/[.D36])*[.D36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35]-(([.B36]/[.D36])*([.D35]/[.D36])*[.D36]))^2/(([.B36]/[.D36])*([.D35]/[.D36])*[.D36])" office:value-type="float" office:value="0" calcext:value-type="float">
            <text:p>0</text:p>
          </table:table-cell>
          <table:table-cell table:formula="of:=([.C35]-(([.C36]/[.D36])*([.D35]/[.D36])*[.D36]))^2/(([.C36]/[.D36])*([.D35]/[.D36])*[.D36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Asp</text:p>
          </table:table-cell>
          <table:table-cell table:style-name="Default" office:value-type="string" calcext:value-type="string">
            <text:p>gat</text:p>
          </table:table-cell>
          <table:table-cell table:style-name="Default"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1586" calcext:value-type="float">
            <text:p>11586</text:p>
          </table:table-cell>
          <table:table-cell table:formula="of:=SUM([.B42:.C42])" office:value-type="float" office:value="23172" calcext:value-type="float">
            <text:p>23172</text:p>
          </table:table-cell>
          <table:table-cell/>
          <table:table-cell table:style-name="Default" office:value-type="string" calcext:value-type="string">
            <text:p>Asp</text:p>
          </table:table-cell>
          <table:table-cell table:style-name="Default" office:value-type="string" calcext:value-type="string">
            <text:p>gac</text:p>
          </table:table-cell>
          <table:table-cell table:style-name="Default"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615" calcext:value-type="float">
            <text:p>6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8730" calcext:value-type="float">
            <text:p>8730</text:p>
          </table:table-cell>
          <table:table-cell table:formula="of:=SUM([.B43:.C43])" office:value-type="float" office:value="17460" calcext:value-type="float">
            <text:p>17460</text:p>
          </table:table-cell>
          <table:table-cell table:number-columns-repeated="14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42:.B43])" office:value-type="float" office:value="20316" calcext:value-type="float">
            <text:p>20316</text:p>
          </table:table-cell>
          <table:table-cell table:formula="of:=SUM([.C42:.C43])" office:value-type="float" office:value="20316" calcext:value-type="float">
            <text:p>20316</text:p>
          </table:table-cell>
          <table:table-cell table:formula="of:=SUM([.D42:.D43])" office:value-type="float" office:value="40632" calcext:value-type="float">
            <text:p>40632</text:p>
          </table:table-cell>
          <table:table-cell table:number-columns-repeated="14"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formula="of:=([.B42]/([.D42]-[.B42]))/([.B43]/([.D43]-[.B43]))" office:value-type="float" office:value="1" calcext:value-type="float">
            <text:p>1</text:p>
          </table:table-cell>
          <table:table-cell table:formula="of:=([.C42]/([.D42]-[.C42]))/([.C43]/([.D43]-[.C43])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4414" calcext:value-type="float">
            <text:p>4414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42]-(([.B44]/[.D44])*([.D42]/[.D44])*[.D44]))^2/(([.B44]/[.D44])*([.D42]/[.D44])*[.D44])" office:value-type="float" office:value="0" calcext:value-type="float">
            <text:p>0</text:p>
          </table:table-cell>
          <table:table-cell table:formula="of:=([.C42]-(([.C44]/[.D44])*([.D42]/[.D44])*[.D44]))^2/(([.C44]/[.D44])*([.D42]/[.D44])*[.D44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1993" calcext:value-type="float">
            <text:p>199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43]-(([.B44]/[.D44])*([.D43]/[.D44])*[.D44]))^2/(([.B44]/[.D44])*([.D43]/[.D44])*[.D44])" office:value-type="float" office:value="0" calcext:value-type="float">
            <text:p>0</text:p>
          </table:table-cell>
          <table:table-cell table:formula="of:=([.C43]-(([.C44]/[.D44])*([.D43]/[.D44])*[.D44]))^2/(([.C44]/[.D44])*([.D43]/[.D44])*[.D44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 table:style-name="ce3"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office:value-type="string" calcext:value-type="string">
            <text:p>tg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Cys</text:p>
          </table:table-cell>
          <table:table-cell table:style-name="Default" office:value-type="string" calcext:value-type="string">
            <text:p>tgt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number-columns-repeated="9"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office:value-type="float" office:value="35910" calcext:value-type="float">
            <text:p>35910</text:p>
          </table:table-cell>
          <table:table-cell office:value-type="float" office:value="44813" calcext:value-type="float">
            <text:p>44813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485" calcext:value-type="float">
            <text:p>485</text:p>
          </table:table-cell>
          <table:table-cell table:formula="of:=SUM([.B50:.C50])" office:value-type="float" office:value="970" calcext:value-type="float">
            <text:p>970</text:p>
          </table:table-cell>
          <table:table-cell/>
          <table:table-cell table:style-name="Default" office:value-type="string" calcext:value-type="string">
            <text:p>Cys</text:p>
          </table:table-cell>
          <table:table-cell table:style-name="Default" office:value-type="string" calcext:value-type="string">
            <text:p>tgc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442" calcext:value-type="float">
            <text:p>442</text:p>
          </table:table-cell>
          <table:table-cell table:formula="of:=SUM([.B51:.C51])" office:value-type="float" office:value="884" calcext:value-type="float">
            <text:p>884</text:p>
          </table:table-cell>
          <table:table-cell table:number-columns-repeated="14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50:.B51])" office:value-type="float" office:value="927" calcext:value-type="float">
            <text:p>927</text:p>
          </table:table-cell>
          <table:table-cell table:formula="of:=SUM([.C50:.C51])" office:value-type="float" office:value="927" calcext:value-type="float">
            <text:p>927</text:p>
          </table:table-cell>
          <table:table-cell table:formula="of:=SUM([.D50:.D51])" office:value-type="float" office:value="1854" calcext:value-type="float">
            <text:p>18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50]/([.D50]-[.B50]))/([.B51]/([.D51]-[.B51]))" office:value-type="float" office:value="1" calcext:value-type="float">
            <text:p>1</text:p>
          </table:table-cell>
          <table:table-cell table:formula="of:=([.C50]/([.D50]-[.C50]))/([.C51]/([.D51]-[.C51])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50]-(([.B52]/[.D52])*([.D50]/[.D52])*[.D52]))^2/(([.B52]/[.D52])*([.D50]/[.D52])*[.D52])" office:value-type="float" office:value="0" calcext:value-type="float">
            <text:p>0</text:p>
          </table:table-cell>
          <table:table-cell table:formula="of:=([.C50]-(([.C52]/[.D52])*([.D50]/[.D52])*[.D52]))^2/(([.C52]/[.D52])*([.D50]/[.D52])*[.D52])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51]-(([.B52]/[.D52])*([.D51]/[.D52])*[.D52]))^2/(([.B52]/[.D52])*([.D51]/[.D52])*[.D52])" office:value-type="float" office:value="0" calcext:value-type="float">
            <text:p>0</text:p>
          </table:table-cell>
          <table:table-cell table:formula="of:=([.C51]-(([.C52]/[.D52])*([.D51]/[.D52])*[.D52]))^2/(([.C52]/[.D52])*([.D51]/[.D52])*[.D52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table:style-name="ce3"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Gln</text:p>
          </table:table-cell>
          <table:table-cell table:style-name="Default" office:value-type="string" calcext:value-type="string">
            <text:p>caa</text:p>
          </table:table-cell>
          <table:table-cell table:style-name="Default"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Default" office:value-type="float" office:value="6633" calcext:value-type="float">
            <text:p>6633</text:p>
          </table:table-cell>
          <table:table-cell table:style-name="Default" office:value-type="float" office:value="40746" calcext:value-type="float">
            <text:p>40746</text:p>
          </table:table-cell>
          <table:table-cell table:formula="of:=SUM([.B58:.C58])" office:value-type="float" office:value="47379" calcext:value-type="float">
            <text:p>47379</text:p>
          </table:table-cell>
          <table:table-cell/>
          <table:table-cell table:style-name="Default" office:value-type="string" calcext:value-type="string">
            <text:p>Gln</text:p>
          </table:table-cell>
          <table:table-cell table:style-name="Default" office:value-type="string" calcext:value-type="string">
            <text:p>cag</text:p>
          </table:table-cell>
          <table:table-cell table:style-name="Default" office:value-type="float" office:value="40746" calcext:value-type="float">
            <text:p>40746</text:p>
          </table:table-cell>
          <table:table-cell office:value-type="float" office:value="53679" calcext:value-type="float">
            <text:p>53679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office:value-type="float" office:value="4333" calcext:value-type="float">
            <text:p>4333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Default" office:value-type="float" office:value="8536" calcext:value-type="float">
            <text:p>8536</text:p>
          </table:table-cell>
          <table:table-cell table:style-name="Default" office:value-type="float" office:value="53679" calcext:value-type="float">
            <text:p>53679</text:p>
          </table:table-cell>
          <table:table-cell table:formula="of:=SUM([.B59:.C59])" office:value-type="float" office:value="62215" calcext:value-type="float">
            <text:p>62215</text:p>
          </table:table-cell>
          <table:table-cell table:number-columns-repeated="14"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office:value-type="float" office:value="3306" calcext:value-type="float">
            <text:p>3306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58:.B59])" office:value-type="float" office:value="15169" calcext:value-type="float">
            <text:p>15169</text:p>
          </table:table-cell>
          <table:table-cell table:formula="of:=SUM([.C58:.C59])" office:value-type="float" office:value="94425" calcext:value-type="float">
            <text:p>94425</text:p>
          </table:table-cell>
          <table:table-cell table:formula="of:=SUM([.D58:.D59])" office:value-type="float" office:value="109594" calcext:value-type="float">
            <text:p>1095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58]/([.D58]-[.B58]))/([.B59]/([.D59]-[.B59]))" office:value-type="float" office:value="1.02370547662385" calcext:value-type="float">
            <text:p>1.0237054766</text:p>
          </table:table-cell>
          <table:table-cell table:formula="of:=([.C58]/([.D58]-[.C58]))/([.C59]/([.D59]-[.C59]))" office:value-type="float" office:value="0.97684346018932" calcext:value-type="float">
            <text:p>0.9768434602</text:p>
          </table:table-cell>
          <table:table-cell table:number-columns-repeated="15"/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58]-(([.B60]/[.D60])*([.D58]/[.D60])*[.D60]))^2/(([.B60]/[.D60])*([.D58]/[.D60])*[.D60])" office:value-type="float" office:value="0.863071028014148" calcext:value-type="float">
            <text:p>0.863071028</text:p>
          </table:table-cell>
          <table:table-cell table:formula="of:=([.C58]-(([.C60]/[.D60])*([.D58]/[.D60])*[.D60]))^2/(([.C60]/[.D60])*([.D58]/[.D60])*[.D60])" office:value-type="float" office:value="0.138648921619765" calcext:value-type="float">
            <text:p>0.1386489216</text:p>
          </table:table-cell>
          <table:table-cell table:number-columns-repeated="15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59]-(([.B60]/[.D60])*([.D59]/[.D60])*[.D60]))^2/(([.B60]/[.D60])*([.D59]/[.D60])*[.D60])" office:value-type="float" office:value="0.657260182211386" calcext:value-type="float">
            <text:p>0.6572601822</text:p>
          </table:table-cell>
          <table:table-cell table:formula="of:=([.C59]-(([.C60]/[.D60])*([.D59]/[.D60])*[.D60]))^2/(([.C60]/[.D60])*([.D59]/[.D60])*[.D60])" office:value-type="float" office:value="0.105586229324485" calcext:value-type="float">
            <text:p>0.1055862293</text:p>
          </table:table-cell>
          <table:table-cell table:number-columns-repeated="15"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377" calcext:value-type="float">
            <text:p>37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312" calcext:value-type="float">
            <text:p>3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string" calcext:value-type="string">
            <text:p>glu</text:p>
          </table:table-cell>
          <table:table-cell table:style-name="ce1" office:value-type="string" calcext:value-type="string">
            <text:p>gaa</text:p>
          </table:table-cell>
          <table:table-cell table:style-name="ce1" office:value-type="string" calcext:value-type="string">
            <text:p>ga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Glu</text:p>
          </table:table-cell>
          <table:table-cell table:style-name="Default" office:value-type="string" calcext:value-type="string">
            <text:p>gaa</text:p>
          </table:table-cell>
          <table:table-cell table:style-name="Default"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ce1" office:value-type="float" office:value="15911" calcext:value-type="float">
            <text:p>15911</text:p>
          </table:table-cell>
          <table:table-cell table:style-name="ce1" office:value-type="float" office:value="50678" calcext:value-type="float">
            <text:p>50678</text:p>
          </table:table-cell>
          <table:table-cell table:formula="of:=SUM([.B66:.C66])" office:value-type="float" office:value="66589" calcext:value-type="float">
            <text:p>66589</text:p>
          </table:table-cell>
          <table:table-cell/>
          <table:table-cell table:style-name="Default" office:value-type="string" calcext:value-type="string">
            <text:p>Glu</text:p>
          </table:table-cell>
          <table:table-cell table:style-name="Default" office:value-type="string" calcext:value-type="string">
            <text:p>gag</text:p>
          </table:table-cell>
          <table:table-cell table:style-name="Default" office:value-type="float" office:value="50678" calcext:value-type="float">
            <text:p>50678</text:p>
          </table:table-cell>
          <table:table-cell office:value-type="float" office:value="79474" calcext:value-type="float">
            <text:p>79474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+IFN</text:p>
          </table:table-cell>
          <table:table-cell table:style-name="ce1" office:value-type="float" office:value="19976" calcext:value-type="float">
            <text:p>19976</text:p>
          </table:table-cell>
          <table:table-cell table:style-name="ce1" office:value-type="float" office:value="79474" calcext:value-type="float">
            <text:p>79474</text:p>
          </table:table-cell>
          <table:table-cell table:formula="of:=SUM([.B67:.C67])" office:value-type="float" office:value="99450" calcext:value-type="float">
            <text:p>994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table:style-name="ce1" table:formula="of:=SUM([.B66:.B67])" office:value-type="float" office:value="35887" calcext:value-type="float">
            <text:p>35887</text:p>
          </table:table-cell>
          <table:table-cell table:style-name="ce1" table:formula="of:=SUM([.C66:.C67])" office:value-type="float" office:value="130152" calcext:value-type="float">
            <text:p>130152</text:p>
          </table:table-cell>
          <table:table-cell table:formula="of:=SUM([.D66:.D67])" office:value-type="float" office:value="166039" calcext:value-type="float">
            <text:p>166039</text:p>
          </table:table-cell>
          <table:table-cell table:number-columns-repeated="14"/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style-name="ce1" table:formula="of:=([.B66]/([.D66]-[.B66]))/([.B67]/([.D67]-[.B67]))" office:value-type="float" office:value="1.2490923576898" calcext:value-type="float">
            <text:p>1.2490923577</text:p>
          </table:table-cell>
          <table:table-cell table:style-name="ce1" table:formula="of:=([.C66]/([.D66]-[.C66]))/([.C67]/([.D67]-[.C67]))" office:value-type="float" office:value="0.800581313178078" calcext:value-type="float">
            <text:p>0.8005813132</text:p>
          </table:table-cell>
          <table:table-cell table:number-columns-repeated="15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teststathigh</text:p>
          </table:table-cell>
          <table:table-cell table:style-name="ce1" table:formula="of:=([.B66]-(([.B68]/[.D68])*([.D66]/[.D68])*[.D68]))^2/(([.B68]/[.D68])*([.D66]/[.D68])*[.D68])" office:value-type="float" office:value="160.260702807168" calcext:value-type="float">
            <text:p>160.2607028072</text:p>
          </table:table-cell>
          <table:table-cell table:style-name="ce1" table:formula="of:=([.C66]-(([.C68]/[.D68])*([.D66]/[.D68])*[.D68]))^2/(([.C68]/[.D68])*([.D66]/[.D68])*[.D68])" office:value-type="float" office:value="44.1889163565745" calcext:value-type="float">
            <text:p>44.1889163566</text:p>
          </table:table-cell>
          <table:table-cell table:number-columns-repeated="15"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13804" calcext:value-type="float">
            <text:p>13804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style-name="ce1" table:formula="of:=([.B67]-(([.B68]/[.D68])*([.D67]/[.D68])*[.D68]))^2/(([.B68]/[.D68])*([.D67]/[.D68])*[.D68])" office:value-type="float" office:value="107.30618340097" calcext:value-type="float">
            <text:p>107.306183401</text:p>
          </table:table-cell>
          <table:table-cell table:style-name="ce1" table:formula="of:=([.C67]-(([.C68]/[.D68])*([.D67]/[.D68])*[.D68]))^2/(([.C68]/[.D68])*([.D67]/[.D68])*[.D68])" office:value-type="float" office:value="29.5876898066161" calcext:value-type="float">
            <text:p>29.5876898066</text:p>
          </table:table-cell>
          <table:table-cell table:number-columns-repeated="15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17616" calcext:value-type="float">
            <text:p>17616</text:p>
          </table:table-cell>
          <table:table-cell office:value-type="float" office:value="23950" calcext:value-type="float">
            <text:p>2395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gly</text:p>
          </table:table-cell>
          <table:table-cell table:style-name="ce1" office:value-type="string" calcext:value-type="string">
            <text:p>ggt</text:p>
          </table:table-cell>
          <table:table-cell table:style-name="ce1" office:value-type="string" calcext:value-type="string">
            <text:p>gga</text:p>
          </table:table-cell>
          <table:table-cell table:style-name="ce1" office:value-type="string" calcext:value-type="string">
            <text:p>ggc</text:p>
          </table:table-cell>
          <table:table-cell table:style-name="ce1" office:value-type="string" calcext:value-type="string">
            <text:p>gg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number-columns-repeated="7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style-name="ce1" office:value-type="float" office:value="36431" calcext:value-type="float">
            <text:p>36431</text:p>
          </table:table-cell>
          <table:table-cell table:style-name="ce1" office:value-type="float" office:value="20027" calcext:value-type="float">
            <text:p>20027</text:p>
          </table:table-cell>
          <table:table-cell table:style-name="ce1" office:value-type="float" office:value="36431" calcext:value-type="float">
            <text:p>36431</text:p>
          </table:table-cell>
          <table:table-cell table:style-name="ce1" office:value-type="float" office:value="43064" calcext:value-type="float">
            <text:p>43064</text:p>
          </table:table-cell>
          <table:table-cell table:formula="of:=SUM([.B74:.E74])" office:value-type="float" office:value="135953" calcext:value-type="float">
            <text:p>135953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IFN</text:p>
          </table:table-cell>
          <table:table-cell table:style-name="ce1" office:value-type="float" office:value="51182" calcext:value-type="float">
            <text:p>51182</text:p>
          </table:table-cell>
          <table:table-cell table:style-name="ce1" office:value-type="float" office:value="19444" calcext:value-type="float">
            <text:p>19444</text:p>
          </table:table-cell>
          <table:table-cell table:style-name="ce1" office:value-type="float" office:value="51182" calcext:value-type="float">
            <text:p>51182</text:p>
          </table:table-cell>
          <table:table-cell table:style-name="ce1" office:value-type="float" office:value="49183" calcext:value-type="float">
            <text:p>49183</text:p>
          </table:table-cell>
          <table:table-cell table:formula="of:=SUM([.B75:.E75])" office:value-type="float" office:value="170991" calcext:value-type="float">
            <text:p>170991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table:number-columns-repeated="7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office:value-type="float" office:value="289" calcext:value-type="float">
            <text:p>28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style-name="ce1" table:formula="of:=SUM([.B74:.B75])" office:value-type="float" office:value="87613" calcext:value-type="float">
            <text:p>87613</text:p>
          </table:table-cell>
          <table:table-cell table:style-name="ce1" table:formula="of:=SUM([.C74:.C75])" office:value-type="float" office:value="39471" calcext:value-type="float">
            <text:p>39471</text:p>
          </table:table-cell>
          <table:table-cell table:style-name="ce1" table:formula="of:=SUM([.D74:.D75])" office:value-type="float" office:value="87613" calcext:value-type="float">
            <text:p>87613</text:p>
          </table:table-cell>
          <table:table-cell table:style-name="ce1" table:formula="of:=SUM([.E74:.E75])" office:value-type="float" office:value="92247" calcext:value-type="float">
            <text:p>92247</text:p>
          </table:table-cell>
          <table:table-cell table:formula="of:=SUM([.F74:.F75])" office:value-type="float" office:value="306944" calcext:value-type="float">
            <text:p>306944</text:p>
          </table:table-cell>
          <table:table-cell/>
          <table:table-cell table:style-name="Default"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43064" calcext:value-type="float">
            <text:p>43064</text:p>
          </table:table-cell>
          <table:table-cell office:value-type="float" office:value="49183" calcext:value-type="float">
            <text:p>49183</text:p>
          </table:table-cell>
          <table:table-cell table:number-columns-repeated="7"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Copt</text:p>
          </table:table-cell>
          <table:table-cell table:style-name="ce1" table:formula="of:=([.B74]/([.F74]-[.B74]))/([.B75]/([.F75]-[.B75]))" office:value-type="float" office:value="0.856888251071649" calcext:value-type="float">
            <text:p>0.8568882511</text:p>
          </table:table-cell>
          <table:table-cell table:style-name="ce1" table:formula="of:=([.C74]/([.F74]-[.C74]))/([.C75]/([.F75]-[.C75]))" office:value-type="float" office:value="1.34647029926301" calcext:value-type="float">
            <text:p>1.3464702993</text:p>
          </table:table-cell>
          <table:table-cell table:style-name="ce1" table:formula="of:=([.D74]/([.F74]-[.D74]))/([.D75]/([.F75]-[.D75]))" office:value-type="float" office:value="0.856888251071649" calcext:value-type="float">
            <text:p>0.8568882511</text:p>
          </table:table-cell>
          <table:table-cell table:style-name="ce1" table:formula="of:=([.E74]/([.F74]-[.E74]))/([.E75]/([.F75]-[.E75]))" office:value-type="float" office:value="1.14818237505496" calcext:value-type="float">
            <text:p>1.14818237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high</text:p>
          </table:table-cell>
          <table:table-cell table:style-name="ce1" table:formula="of:=([.B74]-(([.B76]/[.F76])*([.F74]/[.F76])*[.F76]))^2/(([.B76]/[.F76])*([.F74]/[.F76])*[.F76])" office:value-type="float" office:value="145.347236219171" calcext:value-type="float">
            <text:p>145.3472362192</text:p>
          </table:table-cell>
          <table:table-cell table:style-name="ce1" table:formula="of:=([.C74]-(([.C76]/[.F76])*([.F74]/[.F76])*[.F76]))^2/(([.C76]/[.F76])*([.F74]/[.F76])*[.F76])" office:value-type="float" office:value="370.287350108212" calcext:value-type="float">
            <text:p>370.2873501082</text:p>
          </table:table-cell>
          <table:table-cell table:style-name="ce1" table:formula="of:=([.D74]-(([.D76]/[.F76])*([.F74]/[.F76])*[.F76]))^2/(([.D76]/[.F76])*([.F74]/[.F76])*[.F76])" office:value-type="float" office:value="145.347236219171" calcext:value-type="float">
            <text:p>145.3472362192</text:p>
          </table:table-cell>
          <table:table-cell table:style-name="ce1" table:formula="of:=([.E74]-(([.E76]/[.F76])*([.F74]/[.F76])*[.F76]))^2/(([.E76]/[.F76])*([.F74]/[.F76])*[.F76])" office:value-type="float" office:value="119.056062216124" calcext:value-type="float">
            <text:p>119.0560622161</text:p>
          </table:table-cell>
          <table:table-cell table:number-columns-repeated="13"/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</table:table-row>
        <table:table-row table:style-name="ro1">
          <table:table-cell office:value-type="string" calcext:value-type="string">
            <text:p>teststatlow</text:p>
          </table:table-cell>
          <table:table-cell table:style-name="ce1" table:formula="of:=([.B75]-(([.B76]/[.F76])*([.F75]/[.F76])*[.F76]))^2/(([.B76]/[.F76])*([.F75]/[.F76])*[.F76])" office:value-type="float" office:value="115.563934977308" calcext:value-type="float">
            <text:p>115.5639349773</text:p>
          </table:table-cell>
          <table:table-cell table:style-name="ce1" table:formula="of:=([.C75]-(([.C76]/[.F76])*([.F75]/[.F76])*[.F76]))^2/(([.C76]/[.F76])*([.F75]/[.F76])*[.F76])" office:value-type="float" office:value="294.411262050411" calcext:value-type="float">
            <text:p>294.4112620504</text:p>
          </table:table-cell>
          <table:table-cell table:style-name="ce1" table:formula="of:=([.D75]-(([.D76]/[.F76])*([.F75]/[.F76])*[.F76]))^2/(([.D76]/[.F76])*([.F75]/[.F76])*[.F76])" office:value-type="float" office:value="115.563934977308" calcext:value-type="float">
            <text:p>115.5639349773</text:p>
          </table:table-cell>
          <table:table-cell table:style-name="ce1" table:formula="of:=([.E75]-(([.E76]/[.F76])*([.F75]/[.F76])*[.F76]))^2/(([.E76]/[.F76])*([.F75]/[.F76])*[.F76])" office:value-type="float" office:value="94.6601214477289" calcext:value-type="float">
            <text:p>94.6601214477</text:p>
          </table:table-cell>
          <table:table-cell table:number-columns-repeated="13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22499" calcext:value-type="float">
            <text:p>22499</text:p>
          </table:table-cell>
          <table:table-cell office:value-type="float" office:value="28811" calcext:value-type="float">
            <text:p>28811</text:p>
          </table:table-cell>
        </table:table-row>
        <table:table-row table:style-name="ro1">
          <table:table-cell table:style-name="ce3"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His</text:p>
          </table:table-cell>
          <table:table-cell table:style-name="Default" office:value-type="string" calcext:value-type="string">
            <text:p>cat</text:p>
          </table:table-cell>
          <table:table-cell table:style-name="Default"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4459" calcext:value-type="float">
            <text:p>14459</text:p>
          </table:table-cell>
          <table:table-cell table:formula="of:=SUM([.B82:.C82])" office:value-type="float" office:value="28918" calcext:value-type="float">
            <text:p>28918</text:p>
          </table:table-cell>
          <table:table-cell/>
          <table:table-cell table:style-name="Default" office:value-type="string" calcext:value-type="string">
            <text:p>His</text:p>
          </table:table-cell>
          <table:table-cell table:style-name="Default" office:value-type="string" calcext:value-type="string">
            <text:p>cac</text:p>
          </table:table-cell>
          <table:table-cell table:style-name="Default"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6315" calcext:value-type="float">
            <text:p>16315</text:p>
          </table:table-cell>
          <table:table-cell table:formula="of:=SUM([.B83:.C83])" office:value-type="float" office:value="32630" calcext:value-type="float">
            <text:p>326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82:.B83])" office:value-type="float" office:value="30774" calcext:value-type="float">
            <text:p>30774</text:p>
          </table:table-cell>
          <table:table-cell table:formula="of:=SUM([.C82:.C83])" office:value-type="float" office:value="30774" calcext:value-type="float">
            <text:p>30774</text:p>
          </table:table-cell>
          <table:table-cell table:formula="of:=SUM([.D82:.D83])" office:value-type="float" office:value="61548" calcext:value-type="float">
            <text:p>615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pt</text:p>
          </table:table-cell>
          <table:table-cell table:formula="of:=([.B82]/([.D82]-[.B82]))/([.B83]/([.D83]-[.B83]))" office:value-type="float" office:value="1" calcext:value-type="float">
            <text:p>1</text:p>
          </table:table-cell>
          <table:table-cell table:formula="of:=([.C82]/([.D82]-[.C82]))/([.C83]/([.D83]-[.C83]))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82]-(([.B84]/[.D84])*([.D82]/[.D84])*[.D84]))^2/(([.B84]/[.D84])*([.D82]/[.D84])*[.D84])" office:value-type="float" office:value="0" calcext:value-type="float">
            <text:p>0</text:p>
          </table:table-cell>
          <table:table-cell table:formula="of:=([.C82]-(([.C84]/[.D84])*([.D82]/[.D84])*[.D84]))^2/(([.C84]/[.D84])*([.D82]/[.D84])*[.D84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83]-(([.B84]/[.D84])*([.D83]/[.D84])*[.D84]))^2/(([.B84]/[.D84])*([.D83]/[.D84])*[.D84])" office:value-type="float" office:value="0" calcext:value-type="float">
            <text:p>0</text:p>
          </table:table-cell>
          <table:table-cell table:formula="of:=([.C83]-(([.C84]/[.D84])*([.D83]/[.D84])*[.D84]))^2/(([.C84]/[.D84])*([.D83]/[.D84])*[.D84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Ile</text:p>
          </table:table-cell>
          <table:table-cell table:style-name="Default" office:value-type="string" calcext:value-type="string">
            <text:p>att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0886" calcext:value-type="float">
            <text:p>10886</text:p>
          </table:table-cell>
          <table:table-cell table:style-name="Default" office:value-type="float" office:value="234" calcext:value-type="float">
            <text:p>234</text:p>
          </table:table-cell>
          <table:table-cell table:formula="of:=SUM([.B90:.D90])" office:value-type="float" office:value="22006" calcext:value-type="float">
            <text:p>22006</text:p>
          </table:table-cell>
          <table:table-cell/>
          <table:table-cell table:style-name="Default" office:value-type="string" calcext:value-type="string">
            <text:p>Ile</text:p>
          </table:table-cell>
          <table:table-cell table:style-name="Default" office:value-type="string" calcext:value-type="string">
            <text:p>atc</text:p>
          </table:table-cell>
          <table:table-cell office:value-type="float" office:value="10886" calcext:value-type="float">
            <text:p>10886</text:p>
          </table:table-cell>
          <table:table-cell office:value-type="float" office:value="12431" calcext:value-type="float">
            <text:p>12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2431" calcext:value-type="float">
            <text:p>12431</text:p>
          </table:table-cell>
          <table:table-cell table:style-name="Default" office:value-type="float" office:value="329" calcext:value-type="float">
            <text:p>329</text:p>
          </table:table-cell>
          <table:table-cell table:formula="of:=SUM([.B91:.D91])" office:value-type="float" office:value="25191" calcext:value-type="float">
            <text:p>25191</text:p>
          </table:table-cell>
          <table:table-cell/>
          <table:table-cell table:style-name="Default" office:value-type="string" calcext:value-type="string">
            <text:p>Ile</text:p>
          </table:table-cell>
          <table:table-cell table:style-name="Default" office:value-type="string" calcext:value-type="string">
            <text:p>ata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90:.B91])" office:value-type="float" office:value="23317" calcext:value-type="float">
            <text:p>23317</text:p>
          </table:table-cell>
          <table:table-cell table:formula="of:=SUM([.C90:.C91])" office:value-type="float" office:value="23317" calcext:value-type="float">
            <text:p>23317</text:p>
          </table:table-cell>
          <table:table-cell table:formula="of:=SUM([.D90:.D91])" office:value-type="float" office:value="563" calcext:value-type="float">
            <text:p>563</text:p>
          </table:table-cell>
          <table:table-cell table:formula="of:=SUM([.E90:.E91])" office:value-type="float" office:value="47197" calcext:value-type="float">
            <text:p>471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pt</text:p>
          </table:table-cell>
          <table:table-cell table:formula="of:=([.B90]/([.E90]-[.B90]))/([.B91]/([.E91]-[.B91]))" office:value-type="float" office:value="1.00486599699405" calcext:value-type="float">
            <text:p>1.004865997</text:p>
          </table:table-cell>
          <table:table-cell table:formula="of:=([.C90]/([.E90]-[.C90]))/([.C91]/([.E91]-[.C91]))" office:value-type="float" office:value="1.00486599699405" calcext:value-type="float">
            <text:p>1.004865997</text:p>
          </table:table-cell>
          <table:table-cell table:formula="of:=([.D90]/([.E90]-[.D90]))/([.D91]/([.E91]-[.D91]))" office:value-type="float" office:value="0.812190108373768" calcext:value-type="float">
            <text:p>0.81219010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90]-(([.B92]/[.E92])*([.E90]/[.E92])*[.E92]))^2/(([.B92]/[.E92])*([.E90]/[.E92])*[.E92])" office:value-type="float" office:value="0.0186825952195434" calcext:value-type="float">
            <text:p>0.0186825952</text:p>
          </table:table-cell>
          <table:table-cell table:formula="of:=([.C90]-(([.C92]/[.E92])*([.E90]/[.E92])*[.E92]))^2/(([.C92]/[.E92])*([.E90]/[.E92])*[.E92])" office:value-type="float" office:value="0.0186825952195434" calcext:value-type="float">
            <text:p>0.0186825952</text:p>
          </table:table-cell>
          <table:table-cell table:formula="of:=([.D90]-(([.D92]/[.E92])*([.E90]/[.E92])*[.E92]))^2/(([.D92]/[.E92])*([.E90]/[.E92])*[.E92])" office:value-type="float" office:value="3.09500584535711" calcext:value-type="float">
            <text:p>3.09500584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91]-(([.B92]/[.E92])*([.E91]/[.E92])*[.E92]))^2/(([.B92]/[.E92])*([.E91]/[.E92])*[.E92])" office:value-type="float" office:value="0.0163204791552961" calcext:value-type="float">
            <text:p>0.0163204792</text:p>
          </table:table-cell>
          <table:table-cell table:formula="of:=([.C91]-(([.C92]/[.E92])*([.E91]/[.E92])*[.E92]))^2/(([.C92]/[.E92])*([.E91]/[.E92])*[.E92])" office:value-type="float" office:value="0.0163204791552961" calcext:value-type="float">
            <text:p>0.0163204792</text:p>
          </table:table-cell>
          <table:table-cell table:formula="of:=([.D91]-(([.D92]/[.E92])*([.E91]/[.E92])*[.E92]))^2/(([.D92]/[.E92])*([.E91]/[.E92])*[.E92])" office:value-type="float" office:value="2.70369174042034" calcext:value-type="float">
            <text:p>2.7036917404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95" calcext:value-type="float">
            <text:p>195</text:p>
          </table:table-cell>
          <table:table-cell table:style-name="Default" office:value-type="float" office:value="377" calcext:value-type="float">
            <text:p>377</text:p>
          </table:table-cell>
          <table:table-cell table:style-name="Default" office:value-type="float" office:value="312" calcext:value-type="float">
            <text:p>312</text:p>
          </table:table-cell>
          <table:table-cell table:number-columns-repeated="2" table:style-name="Default" office:value-type="float" office:value="191" calcext:value-type="float">
            <text:p>191</text:p>
          </table:table-cell>
          <table:table-cell table:formula="of:=SUM([.B98:.G98])" office:value-type="float" office:value="1461" calcext:value-type="float">
            <text:p>1461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03" calcext:value-type="float">
            <text:p>103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2" table:style-name="Default" office:value-type="float" office:value="101" calcext:value-type="float">
            <text:p>101</text:p>
          </table:table-cell>
          <table:table-cell table:formula="of:=SUM([.B99:.G99])" office:value-type="float" office:value="802" calcext:value-type="float">
            <text:p>802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377" calcext:value-type="float">
            <text:p>377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98:.B99])" office:value-type="float" office:value="298" calcext:value-type="float">
            <text:p>298</text:p>
          </table:table-cell>
          <table:table-cell table:formula="of:=SUM([.C98:.C99])" office:value-type="float" office:value="298" calcext:value-type="float">
            <text:p>298</text:p>
          </table:table-cell>
          <table:table-cell table:formula="of:=SUM([.D98:.D99])" office:value-type="float" office:value="592" calcext:value-type="float">
            <text:p>592</text:p>
          </table:table-cell>
          <table:table-cell table:formula="of:=SUM([.E98:.E99])" office:value-type="float" office:value="491" calcext:value-type="float">
            <text:p>491</text:p>
          </table:table-cell>
          <table:table-cell table:formula="of:=SUM([.F98:.F99])" office:value-type="float" office:value="292" calcext:value-type="float">
            <text:p>292</text:p>
          </table:table-cell>
          <table:table-cell table:formula="of:=SUM([.G98:.G99])" office:value-type="float" office:value="292" calcext:value-type="float">
            <text:p>292</text:p>
          </table:table-cell>
          <table:table-cell table:formula="of:=SUM([.H98:.H99])" office:value-type="float" office:value="2263" calcext:value-type="float">
            <text:p>2263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312" calcext:value-type="float">
            <text:p>312</text:p>
          </table:table-cell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pt</text:p>
          </table:table-cell>
          <table:table-cell table:formula="of:=([.B98]/([.H98]-[.B98]))/([.B99]/([.H99]-[.B99]))" office:value-type="float" office:value="1.04529977453642" calcext:value-type="float">
            <text:p>1.0452997745</text:p>
          </table:table-cell>
          <table:table-cell table:formula="of:=([.C98]/([.H98]-[.C98]))/([.C99]/([.H99]-[.C99]))" office:value-type="float" office:value="1.04529977453642" calcext:value-type="float">
            <text:p>1.0452997745</text:p>
          </table:table-cell>
          <table:table-cell table:formula="of:=([.D98]/([.H98]-[.D98]))/([.D99]/([.H99]-[.D99]))" office:value-type="float" office:value="0.949536600017163" calcext:value-type="float">
            <text:p>0.9495366</text:p>
          </table:table-cell>
          <table:table-cell table:formula="of:=([.E98]/([.H98]-[.E98]))/([.E99]/([.H99]-[.E99]))" office:value-type="float" office:value="0.9450821943784" calcext:value-type="float">
            <text:p>0.9450821944</text:p>
          </table:table-cell>
          <table:table-cell table:formula="of:=([.F98]/([.H98]-[.F98]))/([.F99]/([.H99]-[.F99]))" office:value-type="float" office:value="1.04382162625711" calcext:value-type="float">
            <text:p>1.0438216263</text:p>
          </table:table-cell>
          <table:table-cell table:formula="of:=([.G98]/([.H98]-[.G98]))/([.G99]/([.H99]-[.G99]))" office:value-type="float" office:value="1.04382162625711" calcext:value-type="float">
            <text:p>1.0438216263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98]-(([.B100]/[.H100])*([.H98]/[.H100])*[.H100]))^2/(([.B100]/[.H100])*([.H98]/[.H100])*[.H100])" office:value-type="float" office:value="0.0354146462236737" calcext:value-type="float">
            <text:p>0.0354146462</text:p>
          </table:table-cell>
          <table:table-cell table:formula="of:=([.C98]-(([.C100]/[.H100])*([.H98]/[.H100])*[.H100]))^2/(([.C100]/[.H100])*([.H98]/[.H100])*[.H100])" office:value-type="float" office:value="0.0354146462236737" calcext:value-type="float">
            <text:p>0.0354146462</text:p>
          </table:table-cell>
          <table:table-cell table:formula="of:=([.D98]-(([.D100]/[.H100])*([.H98]/[.H100])*[.H100]))^2/(([.D100]/[.H100])*([.H98]/[.H100])*[.H100])" office:value-type="float" office:value="0.0706695007686154" calcext:value-type="float">
            <text:p>0.0706695008</text:p>
          </table:table-cell>
          <table:table-cell table:formula="of:=([.E98]-(([.E100]/[.H100])*([.H98]/[.H100])*[.H100]))^2/(([.E100]/[.H100])*([.H98]/[.H100])*[.H100])" office:value-type="float" office:value="0.0785879949376496" calcext:value-type="float">
            <text:p>0.0785879949</text:p>
          </table:table-cell>
          <table:table-cell table:formula="of:=([.F98]-(([.F100]/[.H100])*([.H98]/[.H100])*[.H100]))^2/(([.F100]/[.H100])*([.H98]/[.H100])*[.H100])" office:value-type="float" office:value="0.0327272526550533" calcext:value-type="float">
            <text:p>0.0327272527</text:p>
          </table:table-cell>
          <table:table-cell table:formula="of:=([.G98]-(([.G100]/[.H100])*([.H98]/[.H100])*[.H100]))^2/(([.G100]/[.H100])*([.H98]/[.H100])*[.H100])" office:value-type="float" office:value="0.0327272526550533" calcext:value-type="float">
            <text:p>0.0327272527</text:p>
          </table:table-cell>
          <table:table-cell table:number-columns-repeated="2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99]-(([.B100]/[.H100])*([.H99]/[.H100])*[.H100]))^2/(([.B100]/[.H100])*([.H99]/[.H100])*[.H100])" office:value-type="float" office:value="0.0645147108887608" calcext:value-type="float">
            <text:p>0.0645147109</text:p>
          </table:table-cell>
          <table:table-cell table:formula="of:=([.C99]-(([.C100]/[.H100])*([.H99]/[.H100])*[.H100]))^2/(([.C100]/[.H100])*([.H99]/[.H100])*[.H100])" office:value-type="float" office:value="0.0645147108887608" calcext:value-type="float">
            <text:p>0.0645147109</text:p>
          </table:table-cell>
          <table:table-cell table:formula="of:=([.D99]-(([.D100]/[.H100])*([.H99]/[.H100])*[.H100]))^2/(([.D100]/[.H100])*([.H99]/[.H100])*[.H100])" office:value-type="float" office:value="0.128738329953799" calcext:value-type="float">
            <text:p>0.12873833</text:p>
          </table:table-cell>
          <table:table-cell table:formula="of:=([.E99]-(([.E100]/[.H100])*([.H99]/[.H100])*[.H100]))^2/(([.E100]/[.H100])*([.H99]/[.H100])*[.H100])" office:value-type="float" office:value="0.143163417211855" calcext:value-type="float">
            <text:p>0.1431634172</text:p>
          </table:table-cell>
          <table:table-cell table:formula="of:=([.F99]-(([.F100]/[.H100])*([.H99]/[.H100])*[.H100]))^2/(([.F100]/[.H100])*([.H99]/[.H100])*[.H100])" office:value-type="float" office:value="0.0596190974177453" calcext:value-type="float">
            <text:p>0.0596190974</text:p>
          </table:table-cell>
          <table:table-cell table:formula="of:=([.G99]-(([.G100]/[.H100])*([.H99]/[.H100])*[.H100]))^2/(([.G100]/[.H100])*([.H99]/[.H100])*[.H100])" office:value-type="float" office:value="0.0596190974177453" calcext:value-type="float">
            <text:p>0.0596190974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700" calcext:value-type="float">
            <text:p>1700</text:p>
          </table:table-cell>
          <table:table-cell table:style-name="Default" office:value-type="float" office:value="13804" calcext:value-type="float">
            <text:p>13804</text:p>
          </table:table-cell>
          <table:table-cell table:style-name="Default" office:value-type="float" office:value="17616" calcext:value-type="float">
            <text:p>17616</text:p>
          </table:table-cell>
          <table:table-cell table:formula="of:=SUM([.B106:.E106])" office:value-type="float" office:value="34820" calcext:value-type="float">
            <text:p>34820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2434" calcext:value-type="float">
            <text:p>2434</text:p>
          </table:table-cell>
          <table:table-cell table:style-name="Default" office:value-type="float" office:value="19541" calcext:value-type="float">
            <text:p>19541</text:p>
          </table:table-cell>
          <table:table-cell table:style-name="Default" office:value-type="float" office:value="23950" calcext:value-type="float">
            <text:p>23950</text:p>
          </table:table-cell>
          <table:table-cell table:formula="of:=SUM([.B107:.E107])" office:value-type="float" office:value="48359" calcext:value-type="float">
            <text:p>48359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13804" calcext:value-type="float">
            <text:p>13804</text:p>
          </table:table-cell>
          <table:table-cell office:value-type="float" office:value="19541" calcext:value-type="float">
            <text:p>195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06:.B107])" office:value-type="float" office:value="4134" calcext:value-type="float">
            <text:p>4134</text:p>
          </table:table-cell>
          <table:table-cell table:formula="of:=SUM([.C106:.C107])" office:value-type="float" office:value="4134" calcext:value-type="float">
            <text:p>4134</text:p>
          </table:table-cell>
          <table:table-cell table:formula="of:=SUM([.D106:.D107])" office:value-type="float" office:value="33345" calcext:value-type="float">
            <text:p>33345</text:p>
          </table:table-cell>
          <table:table-cell table:formula="of:=SUM([.E106:.E107])" office:value-type="float" office:value="41566" calcext:value-type="float">
            <text:p>41566</text:p>
          </table:table-cell>
          <table:table-cell table:formula="of:=SUM([.F106:.F107])" office:value-type="float" office:value="83179" calcext:value-type="float">
            <text:p>83179</text:p>
          </table:table-cell>
          <table:table-cell/>
          <table:table-cell table:style-name="Default"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17616" calcext:value-type="float">
            <text:p>17616</text:p>
          </table:table-cell>
          <table:table-cell office:value-type="float" office:value="23950" calcext:value-type="float">
            <text:p>239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pt</text:p>
          </table:table-cell>
          <table:table-cell table:formula="of:=([.B106]/([.F106]-[.B106]))/([.B107]/([.F107]-[.B107]))" office:value-type="float" office:value="0.968472256955609" calcext:value-type="float">
            <text:p>0.968472257</text:p>
          </table:table-cell>
          <table:table-cell table:formula="of:=([.C106]/([.F106]-[.C106]))/([.C107]/([.F107]-[.C107]))" office:value-type="float" office:value="0.968472256955609" calcext:value-type="float">
            <text:p>0.968472257</text:p>
          </table:table-cell>
          <table:table-cell table:formula="of:=([.D106]/([.F106]-[.D106]))/([.D107]/([.F107]-[.D107]))" office:value-type="float" office:value="0.968661286615375" calcext:value-type="float">
            <text:p>0.9686612866</text:p>
          </table:table-cell>
          <table:table-cell table:formula="of:=([.E106]/([.F106]-[.E106]))/([.E107]/([.F107]-[.E107]))" office:value-type="float" office:value="1.04357180613918" calcext:value-type="float">
            <text:p>1.04357180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06]-(([.B108]/[.F108])*([.F106]/[.F108])*[.F108]))^2/(([.B108]/[.F108])*([.F106]/[.F108])*[.F108])" office:value-type="float" office:value="0.539503957414999" calcext:value-type="float">
            <text:p>0.5395039574</text:p>
          </table:table-cell>
          <table:table-cell table:formula="of:=([.C106]-(([.C108]/[.F108])*([.F106]/[.F108])*[.F108]))^2/(([.C108]/[.F108])*([.F106]/[.F108])*[.F108])" office:value-type="float" office:value="0.539503957414999" calcext:value-type="float">
            <text:p>0.5395039574</text:p>
          </table:table-cell>
          <table:table-cell table:formula="of:=([.D106]-(([.D108]/[.F108])*([.F106]/[.F108])*[.F108]))^2/(([.D108]/[.F108])*([.F106]/[.F108])*[.F108])" office:value-type="float" office:value="1.71507387115162" calcext:value-type="float">
            <text:p>1.7150738712</text:p>
          </table:table-cell>
          <table:table-cell table:formula="of:=([.E106]-(([.E108]/[.F108])*([.F106]/[.F108])*[.F108]))^2/(([.E108]/[.F108])*([.F106]/[.F108])*[.F108])" office:value-type="float" office:value="2.67732031735462" calcext:value-type="float">
            <text:p>2.6773203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07]-(([.B108]/[.F108])*([.F107]/[.F108])*[.F108]))^2/(([.B108]/[.F108])*([.F107]/[.F108])*[.F108])" office:value-type="float" office:value="0.388459806803071" calcext:value-type="float">
            <text:p>0.3884598068</text:p>
          </table:table-cell>
          <table:table-cell table:formula="of:=([.C107]-(([.C108]/[.F108])*([.F107]/[.F108])*[.F108]))^2/(([.C108]/[.F108])*([.F107]/[.F108])*[.F108])" office:value-type="float" office:value="0.388459806803071" calcext:value-type="float">
            <text:p>0.3884598068</text:p>
          </table:table-cell>
          <table:table-cell table:formula="of:=([.D107]-(([.D108]/[.F108])*([.F107]/[.F108])*[.F108]))^2/(([.D108]/[.F108])*([.F107]/[.F108])*[.F108])" office:value-type="float" office:value="1.23490709471863" calcext:value-type="float">
            <text:p>1.2349070947</text:p>
          </table:table-cell>
          <table:table-cell table:formula="of:=([.E107]-(([.E108]/[.F108])*([.F107]/[.F108])*[.F108]))^2/(([.E108]/[.F108])*([.F107]/[.F108])*[.F108])" office:value-type="float" office:value="1.9277547809154" calcext:value-type="float">
            <text:p>1.9277547809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table:style-name="ce1" office:value-type="string" calcext:value-type="string">
            <text:p>gta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tot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IFN</text:p>
          </table:table-cell>
          <table:table-cell table:number-columns-repeated="2" table:style-name="Default" office:value-type="float" office:value="13866" calcext:value-type="float">
            <text:p>13866</text:p>
          </table:table-cell>
          <table:table-cell table:style-name="ce1" office:value-type="float" office:value="22499" calcext:value-type="float">
            <text:p>22499</text:p>
          </table:table-cell>
          <table:table-cell table:style-name="Default" office:value-type="float" office:value="41789" calcext:value-type="float">
            <text:p>41789</text:p>
          </table:table-cell>
          <table:table-cell table:formula="of:=SUM([.B114:.E114])" office:value-type="float" office:value="92020" calcext:value-type="float">
            <text:p>92020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IFN</text:p>
          </table:table-cell>
          <table:table-cell table:number-columns-repeated="2" table:style-name="Default" office:value-type="float" office:value="19102" calcext:value-type="float">
            <text:p>19102</text:p>
          </table:table-cell>
          <table:table-cell table:style-name="ce1" office:value-type="float" office:value="28811" calcext:value-type="float">
            <text:p>28811</text:p>
          </table:table-cell>
          <table:table-cell table:style-name="Default" office:value-type="float" office:value="56809" calcext:value-type="float">
            <text:p>56809</text:p>
          </table:table-cell>
          <table:table-cell table:formula="of:=SUM([.B115:.E115])" office:value-type="float" office:value="123824" calcext:value-type="float">
            <text:p>123824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22499" calcext:value-type="float">
            <text:p>22499</text:p>
          </table:table-cell>
          <table:table-cell office:value-type="float" office:value="28811" calcext:value-type="float">
            <text:p>288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114:.B115])" office:value-type="float" office:value="32968" calcext:value-type="float">
            <text:p>32968</text:p>
          </table:table-cell>
          <table:table-cell table:formula="of:=SUM([.C114:.C115])" office:value-type="float" office:value="32968" calcext:value-type="float">
            <text:p>32968</text:p>
          </table:table-cell>
          <table:table-cell table:style-name="ce1" table:formula="of:=SUM([.D114:.D115])" office:value-type="float" office:value="51310" calcext:value-type="float">
            <text:p>51310</text:p>
          </table:table-cell>
          <table:table-cell table:formula="of:=SUM([.E114:.E115])" office:value-type="float" office:value="98598" calcext:value-type="float">
            <text:p>98598</text:p>
          </table:table-cell>
          <table:table-cell table:formula="of:=SUM([.F114:.F115])" office:value-type="float" office:value="215844" calcext:value-type="float">
            <text:p>215844</text:p>
          </table:table-cell>
          <table:table-cell/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pt</text:p>
          </table:table-cell>
          <table:table-cell table:formula="of:=([.B114]/([.F114]-[.B114]))/([.B115]/([.F115]-[.B115]))" office:value-type="float" office:value="0.972655557188383" calcext:value-type="float">
            <text:p>0.9726555572</text:p>
          </table:table-cell>
          <table:table-cell table:formula="of:=([.C114]/([.F114]-[.C114]))/([.C115]/([.F115]-[.C115]))" office:value-type="float" office:value="0.972655557188383" calcext:value-type="float">
            <text:p>0.9726555572</text:p>
          </table:table-cell>
          <table:table-cell table:style-name="ce1" table:formula="of:=([.D114]/([.F114]-[.D114]))/([.D115]/([.F115]-[.D115]))" office:value-type="float" office:value="1.06726410657517" calcext:value-type="float">
            <text:p>1.0672641066</text:p>
          </table:table-cell>
          <table:table-cell table:formula="of:=([.E114]/([.F114]-[.E114]))/([.E115]/([.F115]-[.E115]))" office:value-type="float" office:value="0.981397691157409" calcext:value-type="float">
            <text:p>0.98139769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high</text:p>
          </table:table-cell>
          <table:table-cell table:formula="of:=([.B114]-(([.B116]/[.F116])*([.F114]/[.F116])*[.F116]))^2/(([.B116]/[.F116])*([.F114]/[.F116])*[.F116])" office:value-type="float" office:value="2.54497457556559" calcext:value-type="float">
            <text:p>2.5449745756</text:p>
          </table:table-cell>
          <table:table-cell table:formula="of:=([.C114]-(([.C116]/[.F116])*([.F114]/[.F116])*[.F116]))^2/(([.C116]/[.F116])*([.F114]/[.F116])*[.F116])" office:value-type="float" office:value="2.54497457556559" calcext:value-type="float">
            <text:p>2.5449745756</text:p>
          </table:table-cell>
          <table:table-cell table:style-name="ce1" table:formula="of:=([.D114]-(([.D116]/[.F116])*([.F114]/[.F116])*[.F116]))^2/(([.D116]/[.F116])*([.F114]/[.F116])*[.F116])" office:value-type="float" office:value="17.8111195113203" calcext:value-type="float">
            <text:p>17.8111195113</text:p>
          </table:table-cell>
          <table:table-cell table:formula="of:=([.E114]-(([.E116]/[.F116])*([.F114]/[.F116])*[.F116]))^2/(([.E116]/[.F116])*([.F114]/[.F116])*[.F116])" office:value-type="float" office:value="1.43886922218082" calcext:value-type="float">
            <text:p>1.4388692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statlow</text:p>
          </table:table-cell>
          <table:table-cell table:formula="of:=([.B115]-(([.B116]/[.F116])*([.F115]/[.F116])*[.F116]))^2/(([.B116]/[.F116])*([.F115]/[.F116])*[.F116])" office:value-type="float" office:value="1.89130185136602" calcext:value-type="float">
            <text:p>1.8913018514</text:p>
          </table:table-cell>
          <table:table-cell table:formula="of:=([.C115]-(([.C116]/[.F116])*([.F115]/[.F116])*[.F116]))^2/(([.C116]/[.F116])*([.F115]/[.F116])*[.F116])" office:value-type="float" office:value="1.89130185136602" calcext:value-type="float">
            <text:p>1.8913018514</text:p>
          </table:table-cell>
          <table:table-cell table:style-name="ce1" table:formula="of:=([.D115]-(([.D116]/[.F116])*([.F115]/[.F116])*[.F116]))^2/(([.D116]/[.F116])*([.F115]/[.F116])*[.F116])" office:value-type="float" office:value="13.2363614277661" calcext:value-type="float">
            <text:p>13.2363614278</text:p>
          </table:table-cell>
          <table:table-cell table:formula="of:=([.E115]-(([.E116]/[.F116])*([.F115]/[.F116])*[.F116]))^2/(([.E116]/[.F116])*([.F115]/[.F116])*[.F116])" office:value-type="float" office:value="1.06929792144559" calcext:value-type="float">
            <text:p>1.0692979214</text:p>
          </table:table-cell>
          <table:table-cell table:number-columns-repeated="17"/>
        </table:table-row>
        <table:table-row table:style-name="ro1">
          <table:table-cell table:number-columns-repeated="22"/>
        </table:table-row>
      </table:table>
      <table:table table:name="Sheet5" table:style-name="ta1"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nticodon</text:p>
          </table:table-cell>
          <table:table-cell office:value-type="string" calcext:value-type="string">
            <text:p>AnoIFN</text:p>
          </table:table-cell>
          <table:table-cell office:value-type="string" calcext:value-type="string">
            <text:p>AIF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noifn expected</text:p>
          </table:table-cell>
          <table:table-cell office:value-type="string" calcext:value-type="string">
            <text:p>aifn expected</text:p>
          </table:table-cell>
          <table:table-cell table:number-columns-repeated="8"/>
          <table:table-cell office:value-type="string" calcext:value-type="string">
            <text:p>DOF = 48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style-name="ce1" office:value-type="string" calcext:value-type="string">
            <text:p>(I)AGC</text:p>
          </table:table-cell>
          <table:table-cell office:value-type="float" office:value="41686" calcext:value-type="float">
            <text:p>41686</text:p>
          </table:table-cell>
          <table:table-cell office:value-type="float" office:value="56171" calcext:value-type="float">
            <text:p>56171</text:p>
          </table:table-cell>
          <table:table-cell table:formula="of:=SUM([.C2:.D2])" office:value-type="float" office:value="97857" calcext:value-type="float">
            <text:p>97857</text:p>
          </table:table-cell>
          <table:table-cell table:formula="of:=[.E2]*0.4375001774528" office:value-type="float" office:value="42812.4548649987" calcext:value-type="float">
            <text:p>42812.4548649987</text:p>
          </table:table-cell>
          <table:table-cell table:formula="of:=[.D2]*0.56249982" office:value-type="float" office:value="31596.17738922" calcext:value-type="float">
            <text:p>31596.17738922</text:p>
          </table:table-cell>
          <table:table-cell table:formula="of:=([.C2]-[.F2])^2/[.F2]" office:value-type="float" office:value="29.6385845399518" calcext:value-type="float">
            <text:p>29.63858454</text:p>
          </table:table-cell>
          <table:table-cell table:formula="of:=([.D2]-[.G2])^2/[.G2]" office:value-type="float" office:value="19113.7648998436" calcext:value-type="float">
            <text:p>19113.7648998436</text:p>
          </table:table-cell>
          <table:table-cell/>
          <table:table-cell office:value-type="string" calcext:value-type="string">
            <text:p>expected</text:p>
          </table:table-cell>
          <table:table-cell table:number-columns-repeated="7"/>
          <table:table-cell office:value-type="string" calcext:value-type="string">
            <text:p>aa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RSCU AnoIFN</text:p>
          </table:table-cell>
          <table:table-cell office:value-type="string" calcext:value-type="string">
            <text:p>RSCU AIF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style-name="ce1" office:value-type="string" calcext:value-type="string">
            <text:p>CGC</text:p>
          </table:table-cell>
          <table:table-cell office:value-type="float" office:value="10315" calcext:value-type="float">
            <text:p>10315</text:p>
          </table:table-cell>
          <table:table-cell office:value-type="float" office:value="14762" calcext:value-type="float">
            <text:p>14762</text:p>
          </table:table-cell>
          <table:table-cell table:formula="of:=SUM([.C3:.D3])" office:value-type="float" office:value="25077" calcext:value-type="float">
            <text:p>25077</text:p>
          </table:table-cell>
          <table:table-cell table:formula="of:=[.E3]*0.4375001774528" office:value-type="float" office:value="10971.1919499839" calcext:value-type="float">
            <text:p>10971.1919499839</text:p>
          </table:table-cell>
          <table:table-cell table:formula="of:=[.D3]*0.56249982" office:value-type="float" office:value="8303.62234284" calcext:value-type="float">
            <text:p>8303.62234284</text:p>
          </table:table-cell>
          <table:table-cell table:formula="of:=([.C3]-[.F3])^2/[.F3]" office:value-type="float" office:value="39.2471371558002" calcext:value-type="float">
            <text:p>39.2471371558</text:p>
          </table:table-cell>
          <table:table-cell table:formula="of:=([.D3]-[.G3])^2/[.G3]" office:value-type="float" office:value="5023.18629633602" calcext:value-type="float">
            <text:p>5023.186296336</text:p>
          </table:table-cell>
          <table:table-cell table:number-columns-repeated="9"/>
          <table:table-cell office:value-type="string" calcext:value-type="string">
            <text:p>Ala</text:p>
          </table:table-cell>
          <table:table-cell office:value-type="string" calcext:value-type="string">
            <text:p>gca</text:p>
          </table:table-cell>
          <table:table-cell office:value-type="float" office:value="1.4004093280678" calcext:value-type="float">
            <text:p>1.4004093281</text:p>
          </table:table-cell>
          <table:table-cell office:value-type="float" office:value="1.38904847010185" calcext:value-type="float">
            <text:p>1.3890484701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style-name="ce1" office:value-type="string" calcext:value-type="string">
            <text:p>TGC</text:p>
          </table:table-cell>
          <table:table-cell office:value-type="float" office:value="19041" calcext:value-type="float">
            <text:p>19041</text:p>
          </table:table-cell>
          <table:table-cell office:value-type="float" office:value="24465" calcext:value-type="float">
            <text:p>24465</text:p>
          </table:table-cell>
          <table:table-cell table:formula="of:=SUM([.C4:.D4])" office:value-type="float" office:value="43506" calcext:value-type="float">
            <text:p>43506</text:p>
          </table:table-cell>
          <table:table-cell table:formula="of:=[.E4]*0.4375001774528" office:value-type="float" office:value="19033.8827202615" calcext:value-type="float">
            <text:p>19033.8827202615</text:p>
          </table:table-cell>
          <table:table-cell table:formula="of:=[.D4]*0.56249982" office:value-type="float" office:value="13761.5580963" calcext:value-type="float">
            <text:p>13761.5580963</text:p>
          </table:table-cell>
          <table:table-cell table:formula="of:=([.C4]-[.F4])^2/[.F4]" office:value-type="float" office:value="0.00266134196686471" calcext:value-type="float">
            <text:p>0.002661342</text:p>
          </table:table-cell>
          <table:table-cell table:formula="of:=([.D4]-[.G4])^2/[.G4]" office:value-type="float" office:value="8324.90534750446" calcext:value-type="float">
            <text:p>8324.9053475045</text:p>
          </table:table-cell>
          <table:table-cell table:number-columns-repeated="9"/>
          <table:table-cell office:value-type="string" calcext:value-type="string">
            <text:p>Ala</text:p>
          </table:table-cell>
          <table:table-cell office:value-type="string" calcext:value-type="string">
            <text:p>gcc</text:p>
          </table:table-cell>
          <table:table-cell office:value-type="float" office:value="0.961309849816955" calcext:value-type="float">
            <text:p>0.9613098498</text:p>
          </table:table-cell>
          <table:table-cell office:value-type="float" office:value="0.967610516569411" calcext:value-type="float">
            <text:p>0.9676105166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table:number-columns-repeated="3"/>
          <table:table-cell table:formula="of:=SUM([.C5:.D5])" office:value-type="float" office:value="0" calcext:value-type="float">
            <text:p>0</text:p>
          </table:table-cell>
          <table:table-cell table:formula="of:=[.E5]*0.4375001774528" office:value-type="float" office:value="0" calcext:value-type="float">
            <text:p>0</text:p>
          </table:table-cell>
          <table:table-cell table:formula="of:=[.D5]*0.56249982" office:value-type="float" office:value="0" calcext:value-type="float">
            <text:p>0</text:p>
          </table:table-cell>
          <table:table-cell table:formula="of:=([.C5]-[.F5])^2/[.F5]" office:value-type="string" office:string-value="" calcext:value-type="error">
            <text:p>#DIV/0!</text:p>
          </table:table-cell>
          <table:table-cell table:formula="of:=([.D5]-[.G5])^2/[.G5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Ala</text:p>
          </table:table-cell>
          <table:table-cell office:value-type="string" calcext:value-type="string">
            <text:p>gcg</text:p>
          </table:table-cell>
          <table:table-cell office:value-type="float" office:value="0.676970972298291" calcext:value-type="float">
            <text:p>0.6769709723</text:p>
          </table:table-cell>
          <table:table-cell office:value-type="float" office:value="0.675730496759329" calcext:value-type="float">
            <text:p>0.6757304968</text:p>
          </table:table-cell>
        </table:table-row>
        <table:table-row table:style-name="ro1">
          <table:table-cell table:number-columns-repeated="4"/>
          <table:table-cell table:formula="of:=SUM([.C6:.D6])" office:value-type="float" office:value="0" calcext:value-type="float">
            <text:p>0</text:p>
          </table:table-cell>
          <table:table-cell table:formula="of:=[.E6]*0.4375001774528" office:value-type="float" office:value="0" calcext:value-type="float">
            <text:p>0</text:p>
          </table:table-cell>
          <table:table-cell table:formula="of:=[.D6]*0.56249982" office:value-type="float" office:value="0" calcext:value-type="float">
            <text:p>0</text:p>
          </table:table-cell>
          <table:table-cell table:formula="of:=([.C6]-[.F6])^2/[.F6]" office:value-type="string" office:string-value="" calcext:value-type="error">
            <text:p>#DIV/0!</text:p>
          </table:table-cell>
          <table:table-cell table:formula="of:=([.D6]-[.G6])^2/[.G6]" office:value-type="string" office:string-value="" calcext:value-type="error">
            <text:p>#DIV/0!</text:p>
          </table:table-cell>
          <table:table-cell/>
          <table:table-cell office:value-type="float" office:value="0.5624998225472" calcext:value-type="float">
            <text:p>0.5624998225</text:p>
          </table:table-cell>
          <table:table-cell table:number-columns-repeated="7"/>
          <table:table-cell office:value-type="string" calcext:value-type="string">
            <text:p>Ala</text:p>
          </table:table-cell>
          <table:table-cell office:value-type="string" calcext:value-type="string">
            <text:p>gct</text:p>
          </table:table-cell>
          <table:table-cell office:value-type="float" office:value="0.961309849816955" calcext:value-type="float">
            <text:p>0.9613098498</text:p>
          </table:table-cell>
          <table:table-cell office:value-type="float" office:value="0.967610516569411" calcext:value-type="float">
            <text:p>0.967610516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(I)ACG</text:p>
          </table:table-cell>
          <table:table-cell office:value-type="float" office:value="688" calcext:value-type="float">
            <text:p>688</text:p>
          </table:table-cell>
          <table:table-cell office:value-type="float" office:value="805" calcext:value-type="float">
            <text:p>805</text:p>
          </table:table-cell>
          <table:table-cell table:formula="of:=SUM([.C7:.D7])" office:value-type="float" office:value="1493" calcext:value-type="float">
            <text:p>1493</text:p>
          </table:table-cell>
          <table:table-cell table:formula="of:=[.E7]*0.4375001774528" office:value-type="float" office:value="653.187764937031" calcext:value-type="float">
            <text:p>653.187764937</text:p>
          </table:table-cell>
          <table:table-cell table:formula="of:=[.D7]*0.56249982" office:value-type="float" office:value="452.8123551" calcext:value-type="float">
            <text:p>452.8123551</text:p>
          </table:table-cell>
          <table:table-cell table:formula="of:=([.C7]-[.F7])^2/[.F7]" office:value-type="float" office:value="1.85534967911757" calcext:value-type="float">
            <text:p>1.8553496791</text:p>
          </table:table-cell>
          <table:table-cell table:formula="of:=([.D7]-[.G7])^2/[.G7]" office:value-type="float" office:value="273.923924166813" calcext:value-type="float">
            <text:p>273.9239241668</text:p>
          </table:table-cell>
          <table:table-cell table:number-columns-repeated="2"/>
          <table:table-cell office:value-type="float" office:value="0.4375001774528" calcext:value-type="float">
            <text:p>0.4375001775</text:p>
          </table:table-cell>
          <table:table-cell table:number-columns-repeated="6"/>
          <table:table-cell office:value-type="string" calcext:value-type="string">
            <text:p>Arg</text:p>
          </table:table-cell>
          <table:table-cell office:value-type="string" calcext:value-type="string">
            <text:p>aga</text:p>
          </table:table-cell>
          <table:table-cell office:value-type="float" office:value="0.320699985733986" calcext:value-type="float">
            <text:p>0.3206999857</text:p>
          </table:table-cell>
          <table:table-cell office:value-type="float" office:value="0.226270452953056" calcext:value-type="float">
            <text:p>0.22627045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CCG</text:p>
          </table:table-cell>
          <table:table-cell office:value-type="float" office:value="2106" calcext:value-type="float">
            <text:p>2106</text:p>
          </table:table-cell>
          <table:table-cell office:value-type="float" office:value="2683" calcext:value-type="float">
            <text:p>2683</text:p>
          </table:table-cell>
          <table:table-cell table:formula="of:=SUM([.C8:.D8])" office:value-type="float" office:value="4789" calcext:value-type="float">
            <text:p>4789</text:p>
          </table:table-cell>
          <table:table-cell table:formula="of:=[.E8]*0.4375001774528" office:value-type="float" office:value="2095.18834982146" calcext:value-type="float">
            <text:p>2095.1883498215</text:p>
          </table:table-cell>
          <table:table-cell table:formula="of:=[.D8]*0.56249982" office:value-type="float" office:value="1509.18701706" calcext:value-type="float">
            <text:p>1509.18701706</text:p>
          </table:table-cell>
          <table:table-cell table:formula="of:=([.C8]-[.F8])^2/[.F8]" office:value-type="float" office:value="0.0557905830247198" calcext:value-type="float">
            <text:p>0.055790583</text:p>
          </table:table-cell>
          <table:table-cell table:formula="of:=([.D8]-[.G8])^2/[.G8]" office:value-type="float" office:value="912.966321167155" calcext:value-type="float">
            <text:p>912.9663211672</text:p>
          </table:table-cell>
          <table:table-cell table:number-columns-repeated="2"/>
          <table:table-cell table:formula="of:=[.L7]*[.E81]" office:value-type="float" office:value="462271" calcext:value-type="float">
            <text:p>462271</text:p>
          </table:table-cell>
          <table:table-cell table:formula="of:=[.M7]*[.F8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rg</text:p>
          </table:table-cell>
          <table:table-cell office:value-type="string" calcext:value-type="string">
            <text:p>agg</text:p>
          </table:table-cell>
          <table:table-cell office:value-type="float" office:value="4.07637072614009" calcext:value-type="float">
            <text:p>4.0763707261</text:p>
          </table:table-cell>
          <table:table-cell office:value-type="float" office:value="3.97419939826073" calcext:value-type="float">
            <text:p>3.974199398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CCT</text:p>
          </table:table-cell>
          <table:table-cell office:value-type="float" office:value="13163" calcext:value-type="float">
            <text:p>13163</text:p>
          </table:table-cell>
          <table:table-cell office:value-type="float" office:value="15156" calcext:value-type="float">
            <text:p>15156</text:p>
          </table:table-cell>
          <table:table-cell table:formula="of:=SUM([.C9:.D9])" office:value-type="float" office:value="28319" calcext:value-type="float">
            <text:p>28319</text:p>
          </table:table-cell>
          <table:table-cell table:formula="of:=[.E9]*0.4375001774528" office:value-type="float" office:value="12389.5675252858" calcext:value-type="float">
            <text:p>12389.5675252858</text:p>
          </table:table-cell>
          <table:table-cell table:formula="of:=[.D9]*0.56249982" office:value-type="float" office:value="8525.24727192" calcext:value-type="float">
            <text:p>8525.24727192</text:p>
          </table:table-cell>
          <table:table-cell table:formula="of:=([.C9]-[.F9])^2/[.F9]" office:value-type="float" office:value="48.2823788418444" calcext:value-type="float">
            <text:p>48.2823788418</text:p>
          </table:table-cell>
          <table:table-cell table:formula="of:=([.D9]-[.G9])^2/[.G9]" office:value-type="float" office:value="5157.25589400276" calcext:value-type="float">
            <text:p>5157.2558940028</text:p>
          </table:table-cell>
          <table:table-cell table:number-columns-repeated="9"/>
          <table:table-cell office:value-type="string" calcext:value-type="string">
            <text:p>Arg</text:p>
          </table:table-cell>
          <table:table-cell office:value-type="string" calcext:value-type="string">
            <text:p>cga</text:p>
          </table:table-cell>
          <table:table-cell office:value-type="float" office:value="0.304722050501688" calcext:value-type="float">
            <text:p>0.3047220505</text:p>
          </table:table-cell>
          <table:table-cell office:value-type="float" office:value="0.368956847875366" calcext:value-type="float">
            <text:p>0.368956847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TCG</text:p>
          </table:table-cell>
          <table:table-cell office:value-type="float" office:value="1068" calcext:value-type="float">
            <text:p>1068</text:p>
          </table:table-cell>
          <table:table-cell office:value-type="float" office:value="1492" calcext:value-type="float">
            <text:p>1492</text:p>
          </table:table-cell>
          <table:table-cell table:formula="of:=SUM([.C10:.D10])" office:value-type="float" office:value="2560" calcext:value-type="float">
            <text:p>2560</text:p>
          </table:table-cell>
          <table:table-cell table:formula="of:=[.E10]*0.4375001774528" office:value-type="float" office:value="1120.00045427917" calcext:value-type="float">
            <text:p>1120.0004542792</text:p>
          </table:table-cell>
          <table:table-cell table:formula="of:=[.D10]*0.56249982" office:value-type="float" office:value="839.24973144" calcext:value-type="float">
            <text:p>839.24973144</text:p>
          </table:table-cell>
          <table:table-cell table:formula="of:=([.C10]-[.F10])^2/[.F10]" office:value-type="float" office:value="2.41432691826913" calcext:value-type="float">
            <text:p>2.4143269183</text:p>
          </table:table-cell>
          <table:table-cell table:formula="of:=([.D10]-[.G10])^2/[.G10]" office:value-type="float" office:value="507.695024666938" calcext:value-type="float">
            <text:p>507.6950246669</text:p>
          </table:table-cell>
          <table:table-cell table:number-columns-repeated="9"/>
          <table:table-cell office:value-type="string" calcext:value-type="string">
            <text:p>Arg</text:p>
          </table:table-cell>
          <table:table-cell office:value-type="string" calcext:value-type="string">
            <text:p>cgc</text:p>
          </table:table-cell>
          <table:table-cell office:value-type="float" office:value="0.196300347139664" calcext:value-type="float">
            <text:p>0.1963003471</text:p>
          </table:table-cell>
          <table:table-cell office:value-type="float" office:value="0.199068540576186" calcext:value-type="float">
            <text:p>0.1990685406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TCT</text:p>
          </table:table-cell>
          <table:table-cell office:value-type="float" office:value="1124" calcext:value-type="float">
            <text:p>1124</text:p>
          </table:table-cell>
          <table:table-cell office:value-type="float" office:value="915" calcext:value-type="float">
            <text:p>915</text:p>
          </table:table-cell>
          <table:table-cell table:formula="of:=SUM([.C11:.D11])" office:value-type="float" office:value="2039" calcext:value-type="float">
            <text:p>2039</text:p>
          </table:table-cell>
          <table:table-cell table:formula="of:=[.E11]*0.4375001774528" office:value-type="float" office:value="892.062861826259" calcext:value-type="float">
            <text:p>892.0628618263</text:p>
          </table:table-cell>
          <table:table-cell table:formula="of:=[.D11]*0.56249982" office:value-type="float" office:value="514.6873353" calcext:value-type="float">
            <text:p>514.6873353</text:p>
          </table:table-cell>
          <table:table-cell table:formula="of:=([.C11]-[.F11])^2/[.F11]" office:value-type="float" office:value="60.303862391597" calcext:value-type="float">
            <text:p>60.3038623916</text:p>
          </table:table-cell>
          <table:table-cell table:formula="of:=([.D11]-[.G11])^2/[.G11]" office:value-type="float" office:value="311.354522500167" calcext:value-type="float">
            <text:p>311.3545225002</text:p>
          </table:table-cell>
          <table:table-cell table:number-columns-repeated="9"/>
          <table:table-cell office:value-type="string" calcext:value-type="string">
            <text:p>Arg</text:p>
          </table:table-cell>
          <table:table-cell office:value-type="string" calcext:value-type="string">
            <text:p>cgg</text:p>
          </table:table-cell>
          <table:table-cell office:value-type="float" office:value="0.905606543344905" calcext:value-type="float">
            <text:p>0.9056065433</text:p>
          </table:table-cell>
          <table:table-cell office:value-type="float" office:value="1.03243621975848" calcext:value-type="float">
            <text:p>1.0324362198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3"/>
          <table:table-cell table:formula="of:=SUM([.C12:.D12])" office:value-type="float" office:value="0" calcext:value-type="float">
            <text:p>0</text:p>
          </table:table-cell>
          <table:table-cell table:formula="of:=[.E12]*0.4375001774528" office:value-type="float" office:value="0" calcext:value-type="float">
            <text:p>0</text:p>
          </table:table-cell>
          <table:table-cell table:formula="of:=[.D12]*0.56249982" office:value-type="float" office:value="0" calcext:value-type="float">
            <text:p>0</text:p>
          </table:table-cell>
          <table:table-cell table:formula="of:=([.C12]-[.F12])^2/[.F12]" office:value-type="string" office:string-value="" calcext:value-type="error">
            <text:p>#DIV/0!</text:p>
          </table:table-cell>
          <table:table-cell table:formula="of:=([.D12]-[.G12])^2/[.G12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Arg</text:p>
          </table:table-cell>
          <table:table-cell office:value-type="string" calcext:value-type="string">
            <text:p>cgt</text:p>
          </table:table-cell>
          <table:table-cell office:value-type="float" office:value="0.196300347139664" calcext:value-type="float">
            <text:p>0.1963003471</text:p>
          </table:table-cell>
          <table:table-cell office:value-type="float" office:value="0.199068540576186" calcext:value-type="float">
            <text:p>0.1990685406</text:p>
          </table:table-cell>
        </table:table-row>
        <table:table-row table:style-name="ro1">
          <table:table-cell table:number-columns-repeated="4"/>
          <table:table-cell table:formula="of:=SUM([.C13:.D13])" office:value-type="float" office:value="0" calcext:value-type="float">
            <text:p>0</text:p>
          </table:table-cell>
          <table:table-cell table:formula="of:=[.E13]*0.4375001774528" office:value-type="float" office:value="0" calcext:value-type="float">
            <text:p>0</text:p>
          </table:table-cell>
          <table:table-cell table:formula="of:=[.D13]*0.56249982" office:value-type="float" office:value="0" calcext:value-type="float">
            <text:p>0</text:p>
          </table:table-cell>
          <table:table-cell table:formula="of:=([.C13]-[.F13])^2/[.F13]" office:value-type="string" office:string-value="" calcext:value-type="error">
            <text:p>#DIV/0!</text:p>
          </table:table-cell>
          <table:table-cell table:formula="of:=([.D13]-[.G13])^2/[.G13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Asn</text:p>
          </table:table-cell>
          <table:table-cell office:value-type="string" calcext:value-type="string">
            <text:p>aa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AT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D14])" office:value-type="float" office:value="0" calcext:value-type="float">
            <text:p>0</text:p>
          </table:table-cell>
          <table:table-cell table:formula="of:=[.E14]*0.4375001774528" office:value-type="float" office:value="0" calcext:value-type="float">
            <text:p>0</text:p>
          </table:table-cell>
          <table:table-cell table:formula="of:=[.D14]*0.56249982" office:value-type="float" office:value="0" calcext:value-type="float">
            <text:p>0</text:p>
          </table:table-cell>
          <table:table-cell table:formula="of:=([.C14]-[.F14])^2/[.F14]" office:value-type="string" office:string-value="" calcext:value-type="error">
            <text:p>#DIV/0!</text:p>
          </table:table-cell>
          <table:table-cell table:formula="of:=([.D14]-[.G14])^2/[.G14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Asn</text:p>
          </table:table-cell>
          <table:table-cell office:value-type="string" calcext:value-type="string">
            <text:p>a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table:style-name="ce1" office:value-type="string" calcext:value-type="string">
            <text:p>GTT</text:p>
          </table:table-cell>
          <table:table-cell office:value-type="float" office:value="24168" calcext:value-type="float">
            <text:p>24168</text:p>
          </table:table-cell>
          <table:table-cell office:value-type="float" office:value="29086" calcext:value-type="float">
            <text:p>29086</text:p>
          </table:table-cell>
          <table:table-cell table:formula="of:=SUM([.C15:.D15])" office:value-type="float" office:value="53254" calcext:value-type="float">
            <text:p>53254</text:p>
          </table:table-cell>
          <table:table-cell table:formula="of:=[.E15]*0.4375001774528" office:value-type="float" office:value="23298.6344500714" calcext:value-type="float">
            <text:p>23298.6344500714</text:p>
          </table:table-cell>
          <table:table-cell table:formula="of:=[.D15]*0.56249982" office:value-type="float" office:value="16360.86976452" calcext:value-type="float">
            <text:p>16360.86976452</text:p>
          </table:table-cell>
          <table:table-cell table:formula="of:=([.C15]-[.F15])^2/[.F15]" office:value-type="float" office:value="32.4395174756828" calcext:value-type="float">
            <text:p>32.4395174757</text:p>
          </table:table-cell>
          <table:table-cell table:formula="of:=([.D15]-[.G15])^2/[.G15]" office:value-type="float" office:value="9897.33075567196" calcext:value-type="float">
            <text:p>9897.330755672</text:p>
          </table:table-cell>
          <table:table-cell table:number-columns-repeated="9"/>
          <table:table-cell office:value-type="string" calcext:value-type="string">
            <text:p>Asp</text:p>
          </table:table-cell>
          <table:table-cell office:value-type="string" calcext:value-type="string">
            <text:p>ga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C16:.D16])" office:value-type="float" office:value="0" calcext:value-type="float">
            <text:p>0</text:p>
          </table:table-cell>
          <table:table-cell table:formula="of:=[.E16]*0.4375001774528" office:value-type="float" office:value="0" calcext:value-type="float">
            <text:p>0</text:p>
          </table:table-cell>
          <table:table-cell table:formula="of:=[.D16]*0.56249982" office:value-type="float" office:value="0" calcext:value-type="float">
            <text:p>0</text:p>
          </table:table-cell>
          <table:table-cell table:formula="of:=([.C16]-[.F16])^2/[.F16]" office:value-type="string" office:string-value="" calcext:value-type="error">
            <text:p>#DIV/0!</text:p>
          </table:table-cell>
          <table:table-cell table:formula="of:=([.D16]-[.G16])^2/[.G16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Asp</text:p>
          </table:table-cell>
          <table:table-cell office:value-type="string" calcext:value-type="string">
            <text:p>g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table:style-name="ce1" office:value-type="string" calcext:value-type="string">
            <text:p>GTC</text:p>
          </table:table-cell>
          <table:table-cell office:value-type="float" office:value="11586" calcext:value-type="float">
            <text:p>11586</text:p>
          </table:table-cell>
          <table:table-cell office:value-type="float" office:value="8730" calcext:value-type="float">
            <text:p>8730</text:p>
          </table:table-cell>
          <table:table-cell table:formula="of:=SUM([.C17:.D17])" office:value-type="float" office:value="20316" calcext:value-type="float">
            <text:p>20316</text:p>
          </table:table-cell>
          <table:table-cell table:formula="of:=[.E17]*0.4375001774528" office:value-type="float" office:value="8888.25360513109" calcext:value-type="float">
            <text:p>8888.2536051311</text:p>
          </table:table-cell>
          <table:table-cell table:formula="of:=[.D17]*0.56249982" office:value-type="float" office:value="4910.6234286" calcext:value-type="float">
            <text:p>4910.6234286</text:p>
          </table:table-cell>
          <table:table-cell table:formula="of:=([.C17]-[.F17])^2/[.F17]" office:value-type="float" office:value="818.815026477959" calcext:value-type="float">
            <text:p>818.815026478</text:p>
          </table:table-cell>
          <table:table-cell table:formula="of:=([.D17]-[.G17])^2/[.G17]" office:value-type="float" office:value="2970.62839500159" calcext:value-type="float">
            <text:p>2970.6283950016</text:p>
          </table:table-cell>
          <table:table-cell table:number-columns-repeated="9"/>
          <table:table-cell office:value-type="string" calcext:value-type="string">
            <text:p>Cys</text:p>
          </table:table-cell>
          <table:table-cell office:value-type="string" calcext:value-type="string">
            <text:p>tg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C18:.D18])" office:value-type="float" office:value="0" calcext:value-type="float">
            <text:p>0</text:p>
          </table:table-cell>
          <table:table-cell table:formula="of:=[.E18]*0.4375001774528" office:value-type="float" office:value="0" calcext:value-type="float">
            <text:p>0</text:p>
          </table:table-cell>
          <table:table-cell table:formula="of:=[.D18]*0.56249982" office:value-type="float" office:value="0" calcext:value-type="float">
            <text:p>0</text:p>
          </table:table-cell>
          <table:table-cell table:formula="of:=([.C18]-[.F18])^2/[.F18]" office:value-type="string" office:string-value="" calcext:value-type="error">
            <text:p>#DIV/0!</text:p>
          </table:table-cell>
          <table:table-cell table:formula="of:=([.D18]-[.G18])^2/[.G18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Cys</text:p>
          </table:table-cell>
          <table:table-cell office:value-type="string" calcext:value-type="string">
            <text:p>tg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C19:.D19])" office:value-type="float" office:value="0" calcext:value-type="float">
            <text:p>0</text:p>
          </table:table-cell>
          <table:table-cell table:formula="of:=[.E19]*0.4375001774528" office:value-type="float" office:value="0" calcext:value-type="float">
            <text:p>0</text:p>
          </table:table-cell>
          <table:table-cell table:formula="of:=[.D19]*0.56249982" office:value-type="float" office:value="0" calcext:value-type="float">
            <text:p>0</text:p>
          </table:table-cell>
          <table:table-cell table:formula="of:=([.C19]-[.F19])^2/[.F19]" office:value-type="string" office:string-value="" calcext:value-type="error">
            <text:p>#DIV/0!</text:p>
          </table:table-cell>
          <table:table-cell table:formula="of:=([.D19]-[.G19])^2/[.G19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Gln</text:p>
          </table:table-cell>
          <table:table-cell office:value-type="string" calcext:value-type="string">
            <text:p>caa</text:p>
          </table:table-cell>
          <table:table-cell office:value-type="float" office:value="0.279997467232318" calcext:value-type="float">
            <text:p>0.2799974672</text:p>
          </table:table-cell>
          <table:table-cell office:value-type="float" office:value="0.274403278952021" calcext:value-type="float">
            <text:p>0.274403279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table:style-name="ce1" office:value-type="string" calcext:value-type="string">
            <text:p>GCA</text:p>
          </table:table-cell>
          <table:table-cell office:value-type="float" office:value="485" calcext:value-type="float">
            <text:p>485</text:p>
          </table:table-cell>
          <table:table-cell office:value-type="float" office:value="442" calcext:value-type="float">
            <text:p>442</text:p>
          </table:table-cell>
          <table:table-cell table:formula="of:=SUM([.C20:.D20])" office:value-type="float" office:value="927" calcext:value-type="float">
            <text:p>927</text:p>
          </table:table-cell>
          <table:table-cell table:formula="of:=[.E20]*0.4375001774528" office:value-type="float" office:value="405.562664498746" calcext:value-type="float">
            <text:p>405.5626644987</text:p>
          </table:table-cell>
          <table:table-cell table:formula="of:=[.D20]*0.56249982" office:value-type="float" office:value="248.62492044" calcext:value-type="float">
            <text:p>248.62492044</text:p>
          </table:table-cell>
          <table:table-cell table:formula="of:=([.C20]-[.F20])^2/[.F20]" office:value-type="float" office:value="15.5593471093747" calcext:value-type="float">
            <text:p>15.5593471094</text:p>
          </table:table-cell>
          <table:table-cell table:formula="of:=([.D20]-[.G20])^2/[.G20]" office:value-type="float" office:value="150.402949666747" calcext:value-type="float">
            <text:p>150.4029496667</text:p>
          </table:table-cell>
          <table:table-cell table:number-columns-repeated="9"/>
          <table:table-cell office:value-type="string" calcext:value-type="string">
            <text:p>Gln</text:p>
          </table:table-cell>
          <table:table-cell office:value-type="string" calcext:value-type="string">
            <text:p>cag</text:p>
          </table:table-cell>
          <table:table-cell office:value-type="float" office:value="1.72000253276768" calcext:value-type="float">
            <text:p>1.7200025328</text:p>
          </table:table-cell>
          <table:table-cell office:value-type="float" office:value="1.72559672104798" calcext:value-type="float">
            <text:p>1.725596721</text:p>
          </table:table-cell>
        </table:table-row>
        <table:table-row table:style-name="ro1">
          <table:table-cell table:number-columns-repeated="4"/>
          <table:table-cell table:formula="of:=SUM([.C21:.D21])" office:value-type="float" office:value="0" calcext:value-type="float">
            <text:p>0</text:p>
          </table:table-cell>
          <table:table-cell table:formula="of:=[.E21]*0.4375001774528" office:value-type="float" office:value="0" calcext:value-type="float">
            <text:p>0</text:p>
          </table:table-cell>
          <table:table-cell table:formula="of:=[.D21]*0.56249982" office:value-type="float" office:value="0" calcext:value-type="float">
            <text:p>0</text:p>
          </table:table-cell>
          <table:table-cell table:formula="of:=([.C21]-[.F21])^2/[.F21]" office:value-type="string" office:string-value="" calcext:value-type="error">
            <text:p>#DIV/0!</text:p>
          </table:table-cell>
          <table:table-cell table:formula="of:=([.D21]-[.G21])^2/[.G21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Glu</text:p>
          </table:table-cell>
          <table:table-cell office:value-type="string" calcext:value-type="string">
            <text:p>gaa</text:p>
          </table:table-cell>
          <table:table-cell office:value-type="float" office:value="0.477886738049828" calcext:value-type="float">
            <text:p>0.477886738</text:p>
          </table:table-cell>
          <table:table-cell office:value-type="float" office:value="0.401729512317748" calcext:value-type="float">
            <text:p>0.4017295123</text:p>
          </table:table-cell>
        </table:table-row>
        <table:table-row table:style-name="ro1">
          <table:table-cell table:number-columns-repeated="4"/>
          <table:table-cell table:formula="of:=SUM([.C22:.D22])" office:value-type="float" office:value="0" calcext:value-type="float">
            <text:p>0</text:p>
          </table:table-cell>
          <table:table-cell table:formula="of:=[.E22]*0.4375001774528" office:value-type="float" office:value="0" calcext:value-type="float">
            <text:p>0</text:p>
          </table:table-cell>
          <table:table-cell table:formula="of:=[.D22]*0.56249982" office:value-type="float" office:value="0" calcext:value-type="float">
            <text:p>0</text:p>
          </table:table-cell>
          <table:table-cell table:formula="of:=([.C22]-[.F22])^2/[.F22]" office:value-type="string" office:string-value="" calcext:value-type="error">
            <text:p>#DIV/0!</text:p>
          </table:table-cell>
          <table:table-cell table:formula="of:=([.D22]-[.G22])^2/[.G22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Glu</text:p>
          </table:table-cell>
          <table:table-cell office:value-type="string" calcext:value-type="string">
            <text:p>gag</text:p>
          </table:table-cell>
          <table:table-cell office:value-type="float" office:value="1.52211326195017" calcext:value-type="float">
            <text:p>1.522113262</text:p>
          </table:table-cell>
          <table:table-cell office:value-type="float" office:value="1.59827048768225" calcext:value-type="float">
            <text:p>1.5982704877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table:style-name="ce1" office:value-type="string" calcext:value-type="string">
            <text:p>CTG</text:p>
          </table:table-cell>
          <table:table-cell office:value-type="float" office:value="34113" calcext:value-type="float">
            <text:p>34113</text:p>
          </table:table-cell>
          <table:table-cell office:value-type="float" office:value="45143" calcext:value-type="float">
            <text:p>45143</text:p>
          </table:table-cell>
          <table:table-cell table:formula="of:=SUM([.C23:.D23])" office:value-type="float" office:value="79256" calcext:value-type="float">
            <text:p>79256</text:p>
          </table:table-cell>
          <table:table-cell table:formula="of:=[.E23]*0.4375001774528" office:value-type="float" office:value="34674.5140641991" calcext:value-type="float">
            <text:p>34674.5140641991</text:p>
          </table:table-cell>
          <table:table-cell table:formula="of:=[.D23]*0.56249982" office:value-type="float" office:value="25392.92937426" calcext:value-type="float">
            <text:p>25392.92937426</text:p>
          </table:table-cell>
          <table:table-cell table:formula="of:=([.C23]-[.F23])^2/[.F23]" office:value-type="float" office:value="9.09307751824992" calcext:value-type="float">
            <text:p>9.0930775182</text:p>
          </table:table-cell>
          <table:table-cell table:formula="of:=([.D23]-[.G23])^2/[.G23]" office:value-type="float" office:value="15361.1772778416" calcext:value-type="float">
            <text:p>15361.1772778416</text:p>
          </table:table-cell>
          <table:table-cell table:number-columns-repeated="9"/>
          <table:table-cell office:value-type="string" calcext:value-type="string">
            <text:p>Gly</text:p>
          </table:table-cell>
          <table:table-cell office:value-type="string" calcext:value-type="string">
            <text:p>gga</text:p>
          </table:table-cell>
          <table:table-cell office:value-type="float" office:value="0.58923304377248" calcext:value-type="float">
            <text:p>0.5892330438</text:p>
          </table:table-cell>
          <table:table-cell office:value-type="float" office:value="0.454854349059307" calcext:value-type="float">
            <text:p>0.4548543491</text:p>
          </table:table-cell>
        </table:table-row>
        <table:table-row table:style-name="ro1">
          <table:table-cell office:value-type="string" calcext:value-type="string">
            <text:p>Gln</text:p>
          </table:table-cell>
          <table:table-cell table:style-name="ce1" office:value-type="string" calcext:value-type="string">
            <text:p>TTG</text:p>
          </table:table-cell>
          <table:table-cell office:value-type="float" office:value="6633" calcext:value-type="float">
            <text:p>6633</text:p>
          </table:table-cell>
          <table:table-cell office:value-type="float" office:value="8536" calcext:value-type="float">
            <text:p>8536</text:p>
          </table:table-cell>
          <table:table-cell table:formula="of:=SUM([.C24:.D24])" office:value-type="float" office:value="15169" calcext:value-type="float">
            <text:p>15169</text:p>
          </table:table-cell>
          <table:table-cell table:formula="of:=[.E24]*0.4375001774528" office:value-type="float" office:value="6636.44019178152" calcext:value-type="float">
            <text:p>6636.4401917815</text:p>
          </table:table-cell>
          <table:table-cell table:formula="of:=[.D24]*0.56249982" office:value-type="float" office:value="4801.49846352" calcext:value-type="float">
            <text:p>4801.49846352</text:p>
          </table:table-cell>
          <table:table-cell table:formula="of:=([.C24]-[.F24])^2/[.F24]" office:value-type="float" office:value="0.00178332346132114" calcext:value-type="float">
            <text:p>0.0017833235</text:p>
          </table:table-cell>
          <table:table-cell table:formula="of:=([.D24]-[.G24])^2/[.G24]" office:value-type="float" office:value="2904.61443066822" calcext:value-type="float">
            <text:p>2904.6144306682</text:p>
          </table:table-cell>
          <table:table-cell table:number-columns-repeated="9"/>
          <table:table-cell office:value-type="string" calcext:value-type="string">
            <text:p>Gly</text:p>
          </table:table-cell>
          <table:table-cell office:value-type="string" calcext:value-type="string">
            <text:p>ggc</text:p>
          </table:table-cell>
          <table:table-cell office:value-type="float" office:value="1.07187042580892" calcext:value-type="float">
            <text:p>1.0718704258</text:p>
          </table:table-cell>
          <table:table-cell office:value-type="float" office:value="1.19730278201777" calcext:value-type="float">
            <text:p>1.197302782</text:p>
          </table:table-cell>
        </table:table-row>
        <table:table-row table:style-name="ro1">
          <table:table-cell table:number-columns-repeated="4"/>
          <table:table-cell table:formula="of:=SUM([.C25:.D25])" office:value-type="float" office:value="0" calcext:value-type="float">
            <text:p>0</text:p>
          </table:table-cell>
          <table:table-cell table:formula="of:=[.E25]*0.4375001774528" office:value-type="float" office:value="0" calcext:value-type="float">
            <text:p>0</text:p>
          </table:table-cell>
          <table:table-cell table:formula="of:=[.D25]*0.56249982" office:value-type="float" office:value="0" calcext:value-type="float">
            <text:p>0</text:p>
          </table:table-cell>
          <table:table-cell table:formula="of:=([.C25]-[.F25])^2/[.F25]" office:value-type="string" office:string-value="" calcext:value-type="error">
            <text:p>#DIV/0!</text:p>
          </table:table-cell>
          <table:table-cell table:formula="of:=([.D25]-[.G25])^2/[.G25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Gly</text:p>
          </table:table-cell>
          <table:table-cell office:value-type="string" calcext:value-type="string">
            <text:p>ggg</text:p>
          </table:table-cell>
          <table:table-cell office:value-type="float" office:value="1.26702610460968" calcext:value-type="float">
            <text:p>1.2670261046</text:p>
          </table:table-cell>
          <table:table-cell office:value-type="float" office:value="1.15054008690516" calcext:value-type="float">
            <text:p>1.1505400869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table:style-name="ce1" office:value-type="string" calcext:value-type="string">
            <text:p>CTC</text:p>
          </table:table-cell>
          <table:table-cell office:value-type="float" office:value="34767" calcext:value-type="float">
            <text:p>34767</text:p>
          </table:table-cell>
          <table:table-cell office:value-type="float" office:value="59498" calcext:value-type="float">
            <text:p>59498</text:p>
          </table:table-cell>
          <table:table-cell table:formula="of:=SUM([.C26:.D26])" office:value-type="float" office:value="94265" calcext:value-type="float">
            <text:p>94265</text:p>
          </table:table-cell>
          <table:table-cell table:formula="of:=[.E26]*0.4375001774528" office:value-type="float" office:value="41240.9542275882" calcext:value-type="float">
            <text:p>41240.9542275882</text:p>
          </table:table-cell>
          <table:table-cell table:formula="of:=[.D26]*0.56249982" office:value-type="float" office:value="33467.61429036" calcext:value-type="float">
            <text:p>33467.61429036</text:p>
          </table:table-cell>
          <table:table-cell table:formula="of:=([.C26]-[.F26])^2/[.F26]" office:value-type="float" office:value="1016.27336529643" calcext:value-type="float">
            <text:p>1016.2733652964</text:p>
          </table:table-cell>
          <table:table-cell table:formula="of:=([.D26]-[.G26])^2/[.G26]" office:value-type="float" office:value="20245.8703603442" calcext:value-type="float">
            <text:p>20245.8703603442</text:p>
          </table:table-cell>
          <table:table-cell table:number-columns-repeated="9"/>
          <table:table-cell office:value-type="string" calcext:value-type="string">
            <text:p>Gly</text:p>
          </table:table-cell>
          <table:table-cell office:value-type="string" calcext:value-type="string">
            <text:p>ggt</text:p>
          </table:table-cell>
          <table:table-cell office:value-type="float" office:value="1.07187042580892" calcext:value-type="float">
            <text:p>1.0718704258</text:p>
          </table:table-cell>
          <table:table-cell office:value-type="float" office:value="1.19730278201777" calcext:value-type="float">
            <text:p>1.197302782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table:style-name="ce1" office:value-type="string" calcext:value-type="string">
            <text:p>TTC</text:p>
          </table:table-cell>
          <table:table-cell office:value-type="float" office:value="15911" calcext:value-type="float">
            <text:p>15911</text:p>
          </table:table-cell>
          <table:table-cell office:value-type="float" office:value="19976" calcext:value-type="float">
            <text:p>19976</text:p>
          </table:table-cell>
          <table:table-cell table:formula="of:=SUM([.C27:.D27])" office:value-type="float" office:value="35887" calcext:value-type="float">
            <text:p>35887</text:p>
          </table:table-cell>
          <table:table-cell table:formula="of:=[.E27]*0.4375001774528" office:value-type="float" office:value="15700.5688682486" calcext:value-type="float">
            <text:p>15700.5688682486</text:p>
          </table:table-cell>
          <table:table-cell table:formula="of:=[.D27]*0.56249982" office:value-type="float" office:value="11236.49640432" calcext:value-type="float">
            <text:p>11236.49640432</text:p>
          </table:table-cell>
          <table:table-cell table:formula="of:=([.C27]-[.F27])^2/[.F27]" office:value-type="float" office:value="2.8203603055244" calcext:value-type="float">
            <text:p>2.8203603055</text:p>
          </table:table-cell>
          <table:table-cell table:formula="of:=([.D27]-[.G27])^2/[.G27]" office:value-type="float" office:value="6797.39665733697" calcext:value-type="float">
            <text:p>6797.396657337</text:p>
          </table:table-cell>
          <table:table-cell table:number-columns-repeated="9"/>
          <table:table-cell office:value-type="string" calcext:value-type="string">
            <text:p>His</text:p>
          </table:table-cell>
          <table:table-cell office:value-type="string" calcext:value-type="string">
            <text:p>ca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C28:.D28])" office:value-type="float" office:value="0" calcext:value-type="float">
            <text:p>0</text:p>
          </table:table-cell>
          <table:table-cell table:formula="of:=[.E28]*0.4375001774528" office:value-type="float" office:value="0" calcext:value-type="float">
            <text:p>0</text:p>
          </table:table-cell>
          <table:table-cell table:formula="of:=[.D28]*0.56249982" office:value-type="float" office:value="0" calcext:value-type="float">
            <text:p>0</text:p>
          </table:table-cell>
          <table:table-cell table:formula="of:=([.C28]-[.F28])^2/[.F28]" office:value-type="string" office:string-value="" calcext:value-type="error">
            <text:p>#DIV/0!</text:p>
          </table:table-cell>
          <table:table-cell table:formula="of:=([.D28]-[.G28])^2/[.G28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His</text:p>
          </table:table-cell>
          <table:table-cell office:value-type="string" calcext:value-type="string">
            <text:p>c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string" calcext:value-type="string">
            <text:p>CCC</text:p>
          </table:table-cell>
          <table:table-cell office:value-type="float" office:value="23037" calcext:value-type="float">
            <text:p>23037</text:p>
          </table:table-cell>
          <table:table-cell office:value-type="float" office:value="29739" calcext:value-type="float">
            <text:p>29739</text:p>
          </table:table-cell>
          <table:table-cell table:formula="of:=SUM([.C29:.D29])" office:value-type="float" office:value="52776" calcext:value-type="float">
            <text:p>52776</text:p>
          </table:table-cell>
          <table:table-cell table:formula="of:=[.E29]*0.4375001774528" office:value-type="float" office:value="23089.509365249" calcext:value-type="float">
            <text:p>23089.509365249</text:p>
          </table:table-cell>
          <table:table-cell table:formula="of:=[.D29]*0.56249982" office:value-type="float" office:value="16728.18214698" calcext:value-type="float">
            <text:p>16728.18214698</text:p>
          </table:table-cell>
          <table:table-cell table:formula="of:=([.C29]-[.F29])^2/[.F29]" office:value-type="float" office:value="0.119414986054228" calcext:value-type="float">
            <text:p>0.1194149861</text:p>
          </table:table-cell>
          <table:table-cell table:formula="of:=([.D29]-[.G29])^2/[.G29]" office:value-type="float" office:value="10119.5323985054" calcext:value-type="float">
            <text:p>10119.5323985054</text:p>
          </table:table-cell>
          <table:table-cell table:number-columns-repeated="9"/>
          <table:table-cell office:value-type="string" calcext:value-type="string">
            <text:p>Ile</text:p>
          </table:table-cell>
          <table:table-cell office:value-type="string" calcext:value-type="string">
            <text:p>ata</text:p>
          </table:table-cell>
          <table:table-cell office:value-type="float" office:value="0.0319003908025084" calcext:value-type="float">
            <text:p>0.0319003908</text:p>
          </table:table-cell>
          <table:table-cell office:value-type="float" office:value="0.0391806597594379" calcext:value-type="float">
            <text:p>0.0391806598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string" calcext:value-type="string">
            <text:p>GCC</text:p>
          </table:table-cell>
          <table:table-cell office:value-type="float" office:value="36431" calcext:value-type="float">
            <text:p>36431</text:p>
          </table:table-cell>
          <table:table-cell office:value-type="float" office:value="51182" calcext:value-type="float">
            <text:p>51182</text:p>
          </table:table-cell>
          <table:table-cell table:formula="of:=SUM([.C30:.D30])" office:value-type="float" office:value="87613" calcext:value-type="float">
            <text:p>87613</text:p>
          </table:table-cell>
          <table:table-cell table:formula="of:=[.E30]*0.4375001774528" office:value-type="float" office:value="38330.7030471722" calcext:value-type="float">
            <text:p>38330.7030471722</text:p>
          </table:table-cell>
          <table:table-cell table:formula="of:=[.D30]*0.56249982" office:value-type="float" office:value="28789.86578724" calcext:value-type="float">
            <text:p>28789.86578724</text:p>
          </table:table-cell>
          <table:table-cell table:formula="of:=([.C30]-[.F30])^2/[.F30]" office:value-type="float" office:value="94.1509385568512" calcext:value-type="float">
            <text:p>94.1509385569</text:p>
          </table:table-cell>
          <table:table-cell table:formula="of:=([.D30]-[.G30])^2/[.G30]" office:value-type="float" office:value="17416.1171263427" calcext:value-type="float">
            <text:p>17416.1171263427</text:p>
          </table:table-cell>
          <table:table-cell table:number-columns-repeated="9"/>
          <table:table-cell office:value-type="string" calcext:value-type="string">
            <text:p>Ile</text:p>
          </table:table-cell>
          <table:table-cell office:value-type="string" calcext:value-type="string">
            <text:p>atc</text:p>
          </table:table-cell>
          <table:table-cell office:value-type="float" office:value="1.48404980459875" calcext:value-type="float">
            <text:p>1.4840498046</text:p>
          </table:table-cell>
          <table:table-cell office:value-type="float" office:value="1.48040967012028" calcext:value-type="float">
            <text:p>1.4804096701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table:style-name="ce1" office:value-type="string" calcext:value-type="string">
            <text:p>TCC</text:p>
          </table:table-cell>
          <table:table-cell office:value-type="float" office:value="20027" calcext:value-type="float">
            <text:p>20027</text:p>
          </table:table-cell>
          <table:table-cell office:value-type="float" office:value="19444" calcext:value-type="float">
            <text:p>19444</text:p>
          </table:table-cell>
          <table:table-cell table:formula="of:=SUM([.C31:.D31])" office:value-type="float" office:value="39471" calcext:value-type="float">
            <text:p>39471</text:p>
          </table:table-cell>
          <table:table-cell table:formula="of:=[.E31]*0.4375001774528" office:value-type="float" office:value="17268.5695042395" calcext:value-type="float">
            <text:p>17268.5695042395</text:p>
          </table:table-cell>
          <table:table-cell table:formula="of:=[.D31]*0.56249982" office:value-type="float" office:value="10937.24650008" calcext:value-type="float">
            <text:p>10937.24650008</text:p>
          </table:table-cell>
          <table:table-cell table:formula="of:=([.C31]-[.F31])^2/[.F31]" office:value-type="float" office:value="440.623573253921" calcext:value-type="float">
            <text:p>440.6235732539</text:p>
          </table:table-cell>
          <table:table-cell table:formula="of:=([.D31]-[.G31])^2/[.G31]" office:value-type="float" office:value="6616.36867267021" calcext:value-type="float">
            <text:p>6616.3686726702</text:p>
          </table:table-cell>
          <table:table-cell table:number-columns-repeated="9"/>
          <table:table-cell office:value-type="string" calcext:value-type="string">
            <text:p>Ile</text:p>
          </table:table-cell>
          <table:table-cell office:value-type="string" calcext:value-type="string">
            <text:p>att</text:p>
          </table:table-cell>
          <table:table-cell office:value-type="float" office:value="1.48404980459875" calcext:value-type="float">
            <text:p>1.4840498046</text:p>
          </table:table-cell>
          <table:table-cell office:value-type="float" office:value="1.48040967012028" calcext:value-type="float">
            <text:p>1.4804096701</text:p>
          </table:table-cell>
        </table:table-row>
        <table:table-row table:style-name="ro1">
          <table:table-cell table:number-columns-repeated="4"/>
          <table:table-cell table:formula="of:=SUM([.C32:.D32])" office:value-type="float" office:value="0" calcext:value-type="float">
            <text:p>0</text:p>
          </table:table-cell>
          <table:table-cell table:formula="of:=[.E32]*0.4375001774528" office:value-type="float" office:value="0" calcext:value-type="float">
            <text:p>0</text:p>
          </table:table-cell>
          <table:table-cell table:formula="of:=[.D32]*0.56249982" office:value-type="float" office:value="0" calcext:value-type="float">
            <text:p>0</text:p>
          </table:table-cell>
          <table:table-cell table:formula="of:=([.C32]-[.F32])^2/[.F32]" office:value-type="string" office:string-value="" calcext:value-type="error">
            <text:p>#DIV/0!</text:p>
          </table:table-cell>
          <table:table-cell table:formula="of:=([.D32]-[.G32])^2/[.G32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cta</text:p>
          </table:table-cell>
          <table:table-cell office:value-type="float" office:value="2.10207159298357" calcext:value-type="float">
            <text:p>2.102071593</text:p>
          </table:table-cell>
          <table:table-cell office:value-type="float" office:value="2.11716341212744" calcext:value-type="float">
            <text:p>2.1171634121</text:p>
          </table:table-cell>
        </table:table-row>
        <table:table-row table:style-name="ro1">
          <table:table-cell table:number-columns-repeated="4"/>
          <table:table-cell table:formula="of:=SUM([.C33:.D33])" office:value-type="float" office:value="0" calcext:value-type="float">
            <text:p>0</text:p>
          </table:table-cell>
          <table:table-cell table:formula="of:=[.E33]*0.4375001774528" office:value-type="float" office:value="0" calcext:value-type="float">
            <text:p>0</text:p>
          </table:table-cell>
          <table:table-cell table:formula="of:=[.D33]*0.56249982" office:value-type="float" office:value="0" calcext:value-type="float">
            <text:p>0</text:p>
          </table:table-cell>
          <table:table-cell table:formula="of:=([.C33]-[.F33])^2/[.F33]" office:value-type="string" office:string-value="" calcext:value-type="error">
            <text:p>#DIV/0!</text:p>
          </table:table-cell>
          <table:table-cell table:formula="of:=([.D33]-[.G33])^2/[.G33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ctc</text:p>
          </table:table-cell>
          <table:table-cell office:value-type="float" office:value="1.32105722676403" calcext:value-type="float">
            <text:p>1.3210572268</text:p>
          </table:table-cell>
          <table:table-cell office:value-type="float" office:value="1.44021925316889" calcext:value-type="float">
            <text:p>1.4402192532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table:style-name="ce1" office:value-type="string" calcext:value-type="string">
            <text:p>GTG</text:p>
          </table:table-cell>
          <table:table-cell office:value-type="float" office:value="14459" calcext:value-type="float">
            <text:p>14459</text:p>
          </table:table-cell>
          <table:table-cell office:value-type="float" office:value="16315" calcext:value-type="float">
            <text:p>16315</text:p>
          </table:table-cell>
          <table:table-cell table:formula="of:=SUM([.C34:.D34])" office:value-type="float" office:value="30774" calcext:value-type="float">
            <text:p>30774</text:p>
          </table:table-cell>
          <table:table-cell table:formula="of:=[.E34]*0.4375001774528" office:value-type="float" office:value="13463.6304609325" calcext:value-type="float">
            <text:p>13463.6304609325</text:p>
          </table:table-cell>
          <table:table-cell table:formula="of:=[.D34]*0.56249982" office:value-type="float" office:value="9177.1845633" calcext:value-type="float">
            <text:p>9177.1845633</text:p>
          </table:table-cell>
          <table:table-cell table:formula="of:=([.C34]-[.F34])^2/[.F34]" office:value-type="float" office:value="73.5879168830734" calcext:value-type="float">
            <text:p>73.5879168831</text:p>
          </table:table-cell>
          <table:table-cell table:formula="of:=([.D34]-[.G34])^2/[.G34]" office:value-type="float" office:value="5551.63828916964" calcext:value-type="float">
            <text:p>5551.6382891696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ctg</text:p>
          </table:table-cell>
          <table:table-cell office:value-type="float" office:value="0.949122946265577" calcext:value-type="float">
            <text:p>0.9491229463</text:p>
          </table:table-cell>
          <table:table-cell office:value-type="float" office:value="0.830421377183967" calcext:value-type="float">
            <text:p>0.8304213772</text:p>
          </table:table-cell>
        </table:table-row>
        <table:table-row table:style-name="ro1">
          <table:table-cell table:number-columns-repeated="4"/>
          <table:table-cell table:formula="of:=SUM([.C35:.D35])" office:value-type="float" office:value="0" calcext:value-type="float">
            <text:p>0</text:p>
          </table:table-cell>
          <table:table-cell table:formula="of:=[.E35]*0.4375001774528" office:value-type="float" office:value="0" calcext:value-type="float">
            <text:p>0</text:p>
          </table:table-cell>
          <table:table-cell table:formula="of:=[.D35]*0.56249982" office:value-type="float" office:value="0" calcext:value-type="float">
            <text:p>0</text:p>
          </table:table-cell>
          <table:table-cell table:formula="of:=([.C35]-[.F35])^2/[.F35]" office:value-type="string" office:string-value="" calcext:value-type="error">
            <text:p>#DIV/0!</text:p>
          </table:table-cell>
          <table:table-cell table:formula="of:=([.D35]-[.G35])^2/[.G35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ctt</text:p>
          </table:table-cell>
          <table:table-cell office:value-type="float" office:value="1.32105722676403" calcext:value-type="float">
            <text:p>1.3210572268</text:p>
          </table:table-cell>
          <table:table-cell office:value-type="float" office:value="1.44021925316889" calcext:value-type="float">
            <text:p>1.4402192532</text:p>
          </table:table-cell>
        </table:table-row>
        <table:table-row table:style-name="ro1">
          <table:table-cell table:number-columns-repeated="4"/>
          <table:table-cell table:formula="of:=SUM([.C36:.D36])" office:value-type="float" office:value="0" calcext:value-type="float">
            <text:p>0</text:p>
          </table:table-cell>
          <table:table-cell table:formula="of:=[.E36]*0.4375001774528" office:value-type="float" office:value="0" calcext:value-type="float">
            <text:p>0</text:p>
          </table:table-cell>
          <table:table-cell table:formula="of:=[.D36]*0.56249982" office:value-type="float" office:value="0" calcext:value-type="float">
            <text:p>0</text:p>
          </table:table-cell>
          <table:table-cell table:formula="of:=([.C36]-[.F36])^2/[.F36]" office:value-type="string" office:string-value="" calcext:value-type="error">
            <text:p>#DIV/0!</text:p>
          </table:table-cell>
          <table:table-cell table:formula="of:=([.D36]-[.G36])^2/[.G36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ta</text:p>
          </table:table-cell>
          <table:table-cell office:value-type="float" office:value="0.0138106198904675" calcext:value-type="float">
            <text:p>0.0138106199</text:p>
          </table:table-cell>
          <table:table-cell office:value-type="float" office:value="0.00616649537512847" calcext:value-type="float">
            <text:p>0.0061664954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table:style-name="ce1" office:value-type="string" calcext:value-type="string">
            <text:p>(I)AAT</text:p>
          </table:table-cell>
          <table:table-cell office:value-type="float" office:value="10849" calcext:value-type="float">
            <text:p>10849</text:p>
          </table:table-cell>
          <table:table-cell office:value-type="float" office:value="12395" calcext:value-type="float">
            <text:p>12395</text:p>
          </table:table-cell>
          <table:table-cell table:formula="of:=SUM([.C37:.D37])" office:value-type="float" office:value="23244" calcext:value-type="float">
            <text:p>23244</text:p>
          </table:table-cell>
          <table:table-cell table:formula="of:=[.E37]*0.4375001774528" office:value-type="float" office:value="10169.2541247129" calcext:value-type="float">
            <text:p>10169.2541247129</text:p>
          </table:table-cell>
          <table:table-cell table:formula="of:=[.D37]*0.56249982" office:value-type="float" office:value="6972.1852689" calcext:value-type="float">
            <text:p>6972.1852689</text:p>
          </table:table-cell>
          <table:table-cell table:formula="of:=([.C37]-[.F37])^2/[.F37]" office:value-type="float" office:value="45.436415424705" calcext:value-type="float">
            <text:p>45.4364154247</text:p>
          </table:table-cell>
          <table:table-cell table:formula="of:=([.D37]-[.G37])^2/[.G37]" office:value-type="float" office:value="4217.74787583559" calcext:value-type="float">
            <text:p>4217.7478758356</text:p>
          </table:table-cell>
          <table:table-cell table:number-columns-repeated="9"/>
          <table:table-cell office:value-type="string" calcext:value-type="string">
            <text:p>Leu</text:p>
          </table:table-cell>
          <table:table-cell office:value-type="string" calcext:value-type="string">
            <text:p>ttg</text:p>
          </table:table-cell>
          <table:table-cell office:value-type="float" office:value="0.292880387332328" calcext:value-type="float">
            <text:p>0.2928803873</text:p>
          </table:table-cell>
          <table:table-cell office:value-type="float" office:value="0.165810208975677" calcext:value-type="float">
            <text:p>0.165810209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GAT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SUM([.C38:.D38])" office:value-type="float" office:value="73" calcext:value-type="float">
            <text:p>73</text:p>
          </table:table-cell>
          <table:table-cell table:formula="of:=[.E38]*0.4375001774528" office:value-type="float" office:value="31.9375129540544" calcext:value-type="float">
            <text:p>31.9375129541</text:p>
          </table:table-cell>
          <table:table-cell table:formula="of:=[.D38]*0.56249982" office:value-type="float" office:value="20.24999352" calcext:value-type="float">
            <text:p>20.24999352</text:p>
          </table:table-cell>
          <table:table-cell table:formula="of:=([.C38]-[.F38])^2/[.F38]" office:value-type="float" office:value="0.802466213547585" calcext:value-type="float">
            <text:p>0.8024662135</text:p>
          </table:table-cell>
          <table:table-cell table:formula="of:=([.D38]-[.G38])^2/[.G38]" office:value-type="float" office:value="12.2500140000066" calcext:value-type="float">
            <text:p>12.250014</text:p>
          </table:table-cell>
          <table:table-cell table:number-columns-repeated="9"/>
          <table:table-cell office:value-type="string" calcext:value-type="string">
            <text:p>Lys</text:p>
          </table:table-cell>
          <table:table-cell office:value-type="string" calcext:value-type="string">
            <text:p>aaa</text:p>
          </table:table-cell>
          <table:table-cell office:value-type="float" office:value="0.408103555279723" calcext:value-type="float">
            <text:p>0.4081035553</text:p>
          </table:table-cell>
          <table:table-cell office:value-type="float" office:value="0.417731798601794" calcext:value-type="float">
            <text:p>0.4177317986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table:style-name="ce1" office:value-type="string" calcext:value-type="string">
            <text:p>TAT</text:p>
          </table:table-cell>
          <table:table-cell office:value-type="float" office:value="234" calcext:value-type="float">
            <text:p>234</text:p>
          </table:table-cell>
          <table:table-cell office:value-type="float" office:value="329" calcext:value-type="float">
            <text:p>329</text:p>
          </table:table-cell>
          <table:table-cell table:formula="of:=SUM([.C39:.D39])" office:value-type="float" office:value="563" calcext:value-type="float">
            <text:p>563</text:p>
          </table:table-cell>
          <table:table-cell table:formula="of:=[.E39]*0.4375001774528" office:value-type="float" office:value="246.312599905926" calcext:value-type="float">
            <text:p>246.3125999059</text:p>
          </table:table-cell>
          <table:table-cell table:formula="of:=[.D39]*0.56249982" office:value-type="float" office:value="185.06244078" calcext:value-type="float">
            <text:p>185.06244078</text:p>
          </table:table-cell>
          <table:table-cell table:formula="of:=([.C39]-[.F39])^2/[.F39]" office:value-type="float" office:value="0.615478528103392" calcext:value-type="float">
            <text:p>0.6154785281</text:p>
          </table:table-cell>
          <table:table-cell table:formula="of:=([.D39]-[.G39])^2/[.G39]" office:value-type="float" office:value="111.951516833393" calcext:value-type="float">
            <text:p>111.9515168334</text:p>
          </table:table-cell>
          <table:table-cell table:number-columns-repeated="9"/>
          <table:table-cell office:value-type="string" calcext:value-type="string">
            <text:p>Lys</text:p>
          </table:table-cell>
          <table:table-cell office:value-type="string" calcext:value-type="string">
            <text:p>aag</text:p>
          </table:table-cell>
          <table:table-cell office:value-type="float" office:value="1.59189644472028" calcext:value-type="float">
            <text:p>1.5918964447</text:p>
          </table:table-cell>
          <table:table-cell office:value-type="float" office:value="1.58226820139821" calcext:value-type="float">
            <text:p>1.5822682014</text:p>
          </table:table-cell>
        </table:table-row>
        <table:table-row table:style-name="ro1">
          <table:table-cell table:number-columns-repeated="4"/>
          <table:table-cell table:formula="of:=SUM([.C40:.D40])" office:value-type="float" office:value="0" calcext:value-type="float">
            <text:p>0</text:p>
          </table:table-cell>
          <table:table-cell table:formula="of:=[.E40]*0.4375001774528" office:value-type="float" office:value="0" calcext:value-type="float">
            <text:p>0</text:p>
          </table:table-cell>
          <table:table-cell table:formula="of:=[.D40]*0.56249982" office:value-type="float" office:value="0" calcext:value-type="float">
            <text:p>0</text:p>
          </table:table-cell>
          <table:table-cell table:formula="of:=([.C40]-[.F40])^2/[.F40]" office:value-type="string" office:string-value="" calcext:value-type="error">
            <text:p>#DIV/0!</text:p>
          </table:table-cell>
          <table:table-cell table:formula="of:=([.D40]-[.G40])^2/[.G40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Met</text:p>
          </table:table-cell>
          <table:table-cell office:value-type="string" calcext:value-type="string">
            <text:p>at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(I)AAG</text:p>
          </table:table-cell>
          <table:table-cell office:value-type="float" office:value="2774" calcext:value-type="float">
            <text:p>2774</text:p>
          </table:table-cell>
          <table:table-cell office:value-type="float" office:value="2102" calcext:value-type="float">
            <text:p>2102</text:p>
          </table:table-cell>
          <table:table-cell table:formula="of:=SUM([.C41:.D41])" office:value-type="float" office:value="4876" calcext:value-type="float">
            <text:p>4876</text:p>
          </table:table-cell>
          <table:table-cell table:formula="of:=[.E41]*0.4375001774528" office:value-type="float" office:value="2133.25086525985" calcext:value-type="float">
            <text:p>2133.2508652599</text:p>
          </table:table-cell>
          <table:table-cell table:formula="of:=[.D41]*0.56249982" office:value-type="float" office:value="1182.37462164" calcext:value-type="float">
            <text:p>1182.37462164</text:p>
          </table:table-cell>
          <table:table-cell table:formula="of:=([.C41]-[.F41])^2/[.F41]" office:value-type="float" office:value="192.457183707851" calcext:value-type="float">
            <text:p>192.4571837079</text:p>
          </table:table-cell>
          <table:table-cell table:formula="of:=([.D41]-[.G41])^2/[.G41]" office:value-type="float" office:value="715.264706333716" calcext:value-type="float">
            <text:p>715.2647063337</text:p>
          </table:table-cell>
          <table:table-cell table:number-columns-repeated="9"/>
          <table:table-cell office:value-type="string" calcext:value-type="string">
            <text:p>Phe</text:p>
          </table:table-cell>
          <table:table-cell office:value-type="string" calcext:value-type="string">
            <text:p>t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CAA</text:p>
          </table:table-cell>
          <table:table-cell office:value-type="float" office:value="586" calcext:value-type="float">
            <text:p>586</text:p>
          </table:table-cell>
          <table:table-cell office:value-type="float" office:value="233" calcext:value-type="float">
            <text:p>233</text:p>
          </table:table-cell>
          <table:table-cell table:formula="of:=SUM([.C42:.D42])" office:value-type="float" office:value="819" calcext:value-type="float">
            <text:p>819</text:p>
          </table:table-cell>
          <table:table-cell table:formula="of:=[.E42]*0.4375001774528" office:value-type="float" office:value="358.312645333843" calcext:value-type="float">
            <text:p>358.3126453338</text:p>
          </table:table-cell>
          <table:table-cell table:formula="of:=[.D42]*0.56249982" office:value-type="float" office:value="131.06245806" calcext:value-type="float">
            <text:p>131.06245806</text:p>
          </table:table-cell>
          <table:table-cell table:formula="of:=([.C42]-[.F42])^2/[.F42]" office:value-type="float" office:value="144.682394411649" calcext:value-type="float">
            <text:p>144.6823944116</text:p>
          </table:table-cell>
          <table:table-cell table:formula="of:=([.D42]-[.G42])^2/[.G42]" office:value-type="float" office:value="79.2848128333758" calcext:value-type="float">
            <text:p>79.2848128334</text:p>
          </table:table-cell>
          <table:table-cell table:number-columns-repeated="9"/>
          <table:table-cell office:value-type="string" calcext:value-type="string">
            <text:p>Phe</text:p>
          </table:table-cell>
          <table:table-cell office:value-type="string" calcext:value-type="string">
            <text:p>t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CAG</text:p>
          </table:table-cell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 table:formula="of:=SUM([.C43:.D43])" office:value-type="float" office:value="577" calcext:value-type="float">
            <text:p>577</text:p>
          </table:table-cell>
          <table:table-cell table:formula="of:=[.E43]*0.4375001774528" office:value-type="float" office:value="252.437602390266" calcext:value-type="float">
            <text:p>252.4376023903</text:p>
          </table:table-cell>
          <table:table-cell table:formula="of:=[.D43]*0.56249982" office:value-type="float" office:value="125.99995968" calcext:value-type="float">
            <text:p>125.99995968</text:p>
          </table:table-cell>
          <table:table-cell table:formula="of:=([.C43]-[.F43])^2/[.F43]" office:value-type="float" office:value="40.0605762266116" calcext:value-type="float">
            <text:p>40.0605762266</text:p>
          </table:table-cell>
          <table:table-cell table:formula="of:=([.D43]-[.G43])^2/[.G43]" office:value-type="float" office:value="76.2223093333741" calcext:value-type="float">
            <text:p>76.2223093334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a</text:p>
          </table:table-cell>
          <table:table-cell office:value-type="float" office:value="1.45757295433521" calcext:value-type="float">
            <text:p>1.4575729543</text:p>
          </table:table-cell>
          <table:table-cell office:value-type="float" office:value="1.45249395540432" calcext:value-type="float">
            <text:p>1.452493955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TA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SUM([.C44:.D44])" office:value-type="float" office:value="38" calcext:value-type="float">
            <text:p>38</text:p>
          </table:table-cell>
          <table:table-cell table:formula="of:=[.E44]*0.4375001774528" office:value-type="float" office:value="16.6250067432064" calcext:value-type="float">
            <text:p>16.6250067432</text:p>
          </table:table-cell>
          <table:table-cell table:formula="of:=[.D44]*0.56249982" office:value-type="float" office:value="5.06249838" calcext:value-type="float">
            <text:p>5.06249838</text:p>
          </table:table-cell>
          <table:table-cell table:formula="of:=([.C44]-[.F44])^2/[.F44]" office:value-type="float" office:value="9.21145239043383" calcext:value-type="float">
            <text:p>9.2114523904</text:p>
          </table:table-cell>
          <table:table-cell table:formula="of:=([.D44]-[.G44])^2/[.G44]" office:value-type="float" office:value="3.06250350000164" calcext:value-type="float">
            <text:p>3.0625035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c</text:p>
          </table:table-cell>
          <table:table-cell office:value-type="float" office:value="0.715162728113699" calcext:value-type="float">
            <text:p>0.7151627281</text:p>
          </table:table-cell>
          <table:table-cell office:value-type="float" office:value="0.732515447300081" calcext:value-type="float">
            <text:p>0.7325154473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table:style-name="ce1" office:value-type="string" calcext:value-type="string">
            <text:p>TAG</text:p>
          </table:table-cell>
          <table:table-cell office:value-type="float" office:value="1640" calcext:value-type="float">
            <text:p>1640</text:p>
          </table:table-cell>
          <table:table-cell office:value-type="float" office:value="988" calcext:value-type="float">
            <text:p>988</text:p>
          </table:table-cell>
          <table:table-cell table:formula="of:=SUM([.C45:.D45])" office:value-type="float" office:value="2628" calcext:value-type="float">
            <text:p>2628</text:p>
          </table:table-cell>
          <table:table-cell table:formula="of:=[.E45]*0.4375001774528" office:value-type="float" office:value="1149.75046634596" calcext:value-type="float">
            <text:p>1149.750466346</text:p>
          </table:table-cell>
          <table:table-cell table:formula="of:=[.D45]*0.56249982" office:value-type="float" office:value="555.74982216" calcext:value-type="float">
            <text:p>555.74982216</text:p>
          </table:table-cell>
          <table:table-cell table:formula="of:=([.C45]-[.F45])^2/[.F45]" office:value-type="float" office:value="209.040667764936" calcext:value-type="float">
            <text:p>209.0406677649</text:p>
          </table:table-cell>
          <table:table-cell table:formula="of:=([.D45]-[.G45])^2/[.G45]" office:value-type="float" office:value="336.194828666846" calcext:value-type="float">
            <text:p>336.1948286668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g</text:p>
          </table:table-cell>
          <table:table-cell office:value-type="float" office:value="1.11210158943739" calcext:value-type="float">
            <text:p>1.1121015894</text:p>
          </table:table-cell>
          <table:table-cell office:value-type="float" office:value="1.08247514999552" calcext:value-type="float">
            <text:p>1.08247515</text:p>
          </table:table-cell>
        </table:table-row>
        <table:table-row table:style-name="ro1">
          <table:table-cell table:number-columns-repeated="4"/>
          <table:table-cell table:formula="of:=SUM([.C46:.D46])" office:value-type="float" office:value="0" calcext:value-type="float">
            <text:p>0</text:p>
          </table:table-cell>
          <table:table-cell table:formula="of:=[.E46]*0.4375001774528" office:value-type="float" office:value="0" calcext:value-type="float">
            <text:p>0</text:p>
          </table:table-cell>
          <table:table-cell table:formula="of:=[.D46]*0.56249982" office:value-type="float" office:value="0" calcext:value-type="float">
            <text:p>0</text:p>
          </table:table-cell>
          <table:table-cell table:formula="of:=([.C46]-[.F46])^2/[.F46]" office:value-type="string" office:string-value="" calcext:value-type="error">
            <text:p>#DIV/0!</text:p>
          </table:table-cell>
          <table:table-cell table:formula="of:=([.D46]-[.G46])^2/[.G46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Pro</text:p>
          </table:table-cell>
          <table:table-cell office:value-type="string" calcext:value-type="string">
            <text:p>cct</text:p>
          </table:table-cell>
          <table:table-cell office:value-type="float" office:value="0.715162728113699" calcext:value-type="float">
            <text:p>0.7151627281</text:p>
          </table:table-cell>
          <table:table-cell office:value-type="float" office:value="0.732515447300081" calcext:value-type="float">
            <text:p>0.7325154473</text:p>
          </table:table-cell>
        </table:table-row>
        <table:table-row table:style-name="ro1">
          <table:table-cell table:number-columns-repeated="4"/>
          <table:table-cell table:formula="of:=SUM([.C47:.D47])" office:value-type="float" office:value="0" calcext:value-type="float">
            <text:p>0</text:p>
          </table:table-cell>
          <table:table-cell table:formula="of:=[.E47]*0.4375001774528" office:value-type="float" office:value="0" calcext:value-type="float">
            <text:p>0</text:p>
          </table:table-cell>
          <table:table-cell table:formula="of:=[.D47]*0.56249982" office:value-type="float" office:value="0" calcext:value-type="float">
            <text:p>0</text:p>
          </table:table-cell>
          <table:table-cell table:formula="of:=([.C47]-[.F47])^2/[.F47]" office:value-type="string" office:string-value="" calcext:value-type="error">
            <text:p>#DIV/0!</text:p>
          </table:table-cell>
          <table:table-cell table:formula="of:=([.D47]-[.G47])^2/[.G47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agc</text:p>
          </table:table-cell>
          <table:table-cell office:value-type="float" office:value="0.784394250513347" calcext:value-type="float">
            <text:p>0.7843942505</text:p>
          </table:table-cell>
          <table:table-cell office:value-type="float" office:value="0.755610972568579" calcext:value-type="float">
            <text:p>0.755610972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table:style-name="ce1" office:value-type="string" calcext:value-type="string">
            <text:p>CTT</text:p>
          </table:table-cell>
          <table:table-cell office:value-type="float" office:value="26704" calcext:value-type="float">
            <text:p>26704</text:p>
          </table:table-cell>
          <table:table-cell office:value-type="float" office:value="32982" calcext:value-type="float">
            <text:p>32982</text:p>
          </table:table-cell>
          <table:table-cell table:formula="of:=SUM([.C48:.D48])" office:value-type="float" office:value="59686" calcext:value-type="float">
            <text:p>59686</text:p>
          </table:table-cell>
          <table:table-cell table:formula="of:=[.E48]*0.4375001774528" office:value-type="float" office:value="26112.6355914478" calcext:value-type="float">
            <text:p>26112.6355914478</text:p>
          </table:table-cell>
          <table:table-cell table:formula="of:=[.D48]*0.56249982" office:value-type="float" office:value="18552.36906324" calcext:value-type="float">
            <text:p>18552.36906324</text:p>
          </table:table-cell>
          <table:table-cell table:formula="of:=([.C48]-[.F48])^2/[.F48]" office:value-type="float" office:value="13.3924384031461" calcext:value-type="float">
            <text:p>13.3924384031</text:p>
          </table:table-cell>
          <table:table-cell table:formula="of:=([.D48]-[.G48])^2/[.G48]" office:value-type="float" office:value="11223.054493006" calcext:value-type="float">
            <text:p>11223.054493006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agt</text:p>
          </table:table-cell>
          <table:table-cell office:value-type="float" office:value="0.784394250513347" calcext:value-type="float">
            <text:p>0.7843942505</text:p>
          </table:table-cell>
          <table:table-cell office:value-type="float" office:value="0.755610972568579" calcext:value-type="float">
            <text:p>0.7556109726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table:style-name="ce1" office:value-type="string" calcext:value-type="string">
            <text:p>TTT</text:p>
          </table:table-cell>
          <table:table-cell office:value-type="float" office:value="9206" calcext:value-type="float">
            <text:p>9206</text:p>
          </table:table-cell>
          <table:table-cell office:value-type="float" office:value="11831" calcext:value-type="float">
            <text:p>11831</text:p>
          </table:table-cell>
          <table:table-cell table:formula="of:=SUM([.C49:.D49])" office:value-type="float" office:value="21037" calcext:value-type="float">
            <text:p>21037</text:p>
          </table:table-cell>
          <table:table-cell table:formula="of:=[.E49]*0.4375001774528" office:value-type="float" office:value="9203.69123307455" calcext:value-type="float">
            <text:p>9203.6912330746</text:p>
          </table:table-cell>
          <table:table-cell table:formula="of:=[.D49]*0.56249982" office:value-type="float" office:value="6654.93537042" calcext:value-type="float">
            <text:p>6654.93537042</text:p>
          </table:table-cell>
          <table:table-cell table:formula="of:=([.C49]-[.F49])^2/[.F49]" office:value-type="float" office:value="0.00057915944603571" calcext:value-type="float">
            <text:p>0.0005791594</text:p>
          </table:table-cell>
          <table:table-cell table:formula="of:=([.D49]-[.G49])^2/[.G49]" office:value-type="float" office:value="4025.83098983549" calcext:value-type="float">
            <text:p>4025.8309898355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tca</text:p>
          </table:table-cell>
          <table:table-cell office:value-type="float" office:value="1.5482546201232" calcext:value-type="float">
            <text:p>1.5482546201</text:p>
          </table:table-cell>
          <table:table-cell office:value-type="float" office:value="1.60847880299252" calcext:value-type="float">
            <text:p>1.608478803</text:p>
          </table:table-cell>
        </table:table-row>
        <table:table-row table:style-name="ro1">
          <table:table-cell table:number-columns-repeated="4"/>
          <table:table-cell table:formula="of:=SUM([.C50:.D50])" office:value-type="float" office:value="0" calcext:value-type="float">
            <text:p>0</text:p>
          </table:table-cell>
          <table:table-cell table:formula="of:=[.E50]*0.4375001774528" office:value-type="float" office:value="0" calcext:value-type="float">
            <text:p>0</text:p>
          </table:table-cell>
          <table:table-cell table:formula="of:=[.D50]*0.56249982" office:value-type="float" office:value="0" calcext:value-type="float">
            <text:p>0</text:p>
          </table:table-cell>
          <table:table-cell table:formula="of:=([.C50]-[.F50])^2/[.F50]" office:value-type="string" office:string-value="" calcext:value-type="error">
            <text:p>#DIV/0!</text:p>
          </table:table-cell>
          <table:table-cell table:formula="of:=([.D50]-[.G50])^2/[.G50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tcc</text:p>
          </table:table-cell>
          <table:table-cell office:value-type="float" office:value="0.80082135523614" calcext:value-type="float">
            <text:p>0.8008213552</text:p>
          </table:table-cell>
          <table:table-cell office:value-type="float" office:value="0.770573566084788" calcext:value-type="float">
            <text:p>0.770573566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table:style-name="ce1" office:value-type="string" calcext:value-type="string">
            <text:p>CAT</text:p>
          </table:table-cell>
          <table:table-cell office:value-type="float" office:value="8069" calcext:value-type="float">
            <text:p>8069</text:p>
          </table:table-cell>
          <table:table-cell office:value-type="float" office:value="9253" calcext:value-type="float">
            <text:p>9253</text:p>
          </table:table-cell>
          <table:table-cell table:formula="of:=SUM([.C51:.D51])" office:value-type="float" office:value="17322" calcext:value-type="float">
            <text:p>17322</text:p>
          </table:table-cell>
          <table:table-cell table:formula="of:=[.E51]*0.4375001774528" office:value-type="float" office:value="7578.3780738374" calcext:value-type="float">
            <text:p>7578.3780738374</text:p>
          </table:table-cell>
          <table:table-cell table:formula="of:=[.D51]*0.56249982" office:value-type="float" office:value="5204.81083446" calcext:value-type="float">
            <text:p>5204.81083446</text:p>
          </table:table-cell>
          <table:table-cell table:formula="of:=([.C51]-[.F51])^2/[.F51]" office:value-type="float" office:value="31.7627165187883" calcext:value-type="float">
            <text:p>31.7627165188</text:p>
          </table:table-cell>
          <table:table-cell table:formula="of:=([.D51]-[.G51])^2/[.G51]" office:value-type="float" office:value="3148.59387616835" calcext:value-type="float">
            <text:p>3148.5938761684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tcg</text:p>
          </table:table-cell>
          <table:table-cell office:value-type="float" office:value="1.28131416837782" calcext:value-type="float">
            <text:p>1.2813141684</text:p>
          </table:table-cell>
          <table:table-cell office:value-type="float" office:value="1.33915211970075" calcext:value-type="float">
            <text:p>1.3391521197</text:p>
          </table:table-cell>
        </table:table-row>
        <table:table-row table:style-name="ro1">
          <table:table-cell table:number-columns-repeated="4"/>
          <table:table-cell table:formula="of:=SUM([.C52:.D52])" office:value-type="float" office:value="0" calcext:value-type="float">
            <text:p>0</text:p>
          </table:table-cell>
          <table:table-cell table:formula="of:=[.E52]*0.4375001774528" office:value-type="float" office:value="0" calcext:value-type="float">
            <text:p>0</text:p>
          </table:table-cell>
          <table:table-cell table:formula="of:=[.D52]*0.56249982" office:value-type="float" office:value="0" calcext:value-type="float">
            <text:p>0</text:p>
          </table:table-cell>
          <table:table-cell table:formula="of:=([.C52]-[.F52])^2/[.F52]" office:value-type="string" office:string-value="" calcext:value-type="error">
            <text:p>#DIV/0!</text:p>
          </table:table-cell>
          <table:table-cell table:formula="of:=([.D52]-[.G52])^2/[.G52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Ser</text:p>
          </table:table-cell>
          <table:table-cell office:value-type="string" calcext:value-type="string">
            <text:p>tct</text:p>
          </table:table-cell>
          <table:table-cell office:value-type="float" office:value="0.80082135523614" calcext:value-type="float">
            <text:p>0.8008213552</text:p>
          </table:table-cell>
          <table:table-cell office:value-type="float" office:value="0.770573566084788" calcext:value-type="float">
            <text:p>0.770573566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table:style-name="ce1" office:value-type="string" calcext:value-type="string">
            <text:p>GAA</text:p>
          </table:table-cell>
          <table:table-cell office:value-type="float" office:value="269" calcext:value-type="float">
            <text:p>269</text:p>
          </table:table-cell>
          <table:table-cell office:value-type="float" office:value="426" calcext:value-type="float">
            <text:p>426</text:p>
          </table:table-cell>
          <table:table-cell table:formula="of:=SUM([.C53:.D53])" office:value-type="float" office:value="695" calcext:value-type="float">
            <text:p>695</text:p>
          </table:table-cell>
          <table:table-cell table:formula="of:=[.E53]*0.4375001774528" office:value-type="float" office:value="304.062623329696" calcext:value-type="float">
            <text:p>304.0626233297</text:p>
          </table:table-cell>
          <table:table-cell table:formula="of:=[.D53]*0.56249982" office:value-type="float" office:value="239.62492332" calcext:value-type="float">
            <text:p>239.62492332</text:p>
          </table:table-cell>
          <table:table-cell table:formula="of:=([.C53]-[.F53])^2/[.F53]" office:value-type="float" office:value="4.04320511774022" calcext:value-type="float">
            <text:p>4.0432051177</text:p>
          </table:table-cell>
          <table:table-cell table:formula="of:=([.D53]-[.G53])^2/[.G53]" office:value-type="float" office:value="144.958499000078" calcext:value-type="float">
            <text:p>144.9584990001</text:p>
          </table:table-cell>
          <table:table-cell table:number-columns-repeated="9"/>
          <table:table-cell office:value-type="string" calcext:value-type="string">
            <text:p>stop</text:p>
          </table:table-cell>
          <table:table-cell office:value-type="string" calcext:value-type="string">
            <text:p>TA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C54:.D54])" office:value-type="float" office:value="0" calcext:value-type="float">
            <text:p>0</text:p>
          </table:table-cell>
          <table:table-cell table:formula="of:=[.E54]*0.4375001774528" office:value-type="float" office:value="0" calcext:value-type="float">
            <text:p>0</text:p>
          </table:table-cell>
          <table:table-cell table:formula="of:=[.D54]*0.56249982" office:value-type="float" office:value="0" calcext:value-type="float">
            <text:p>0</text:p>
          </table:table-cell>
          <table:table-cell table:formula="of:=([.C54]-[.F54])^2/[.F54]" office:value-type="string" office:string-value="" calcext:value-type="error">
            <text:p>#DIV/0!</text:p>
          </table:table-cell>
          <table:table-cell table:formula="of:=([.D54]-[.G54])^2/[.G54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stop</text:p>
          </table:table-cell>
          <table:table-cell office:value-type="string" calcext:value-type="string">
            <text:p>T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C55:.D55])" office:value-type="float" office:value="0" calcext:value-type="float">
            <text:p>0</text:p>
          </table:table-cell>
          <table:table-cell table:formula="of:=[.E55]*0.4375001774528" office:value-type="float" office:value="0" calcext:value-type="float">
            <text:p>0</text:p>
          </table:table-cell>
          <table:table-cell table:formula="of:=[.D55]*0.56249982" office:value-type="float" office:value="0" calcext:value-type="float">
            <text:p>0</text:p>
          </table:table-cell>
          <table:table-cell table:formula="of:=([.C55]-[.F55])^2/[.F55]" office:value-type="string" office:string-value="" calcext:value-type="error">
            <text:p>#DIV/0!</text:p>
          </table:table-cell>
          <table:table-cell table:formula="of:=([.D55]-[.G55])^2/[.G55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stop</text:p>
          </table:table-cell>
          <table:table-cell office:value-type="string" calcext:value-type="string">
            <text:p>TG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style-name="ce1" office:value-type="string" calcext:value-type="string">
            <text:p>(I)AGG</text:p>
          </table:table-cell>
          <table:table-cell office:value-type="float" office:value="2126" calcext:value-type="float">
            <text:p>2126</text:p>
          </table:table-cell>
          <table:table-cell office:value-type="float" office:value="2045" calcext:value-type="float">
            <text:p>2045</text:p>
          </table:table-cell>
          <table:table-cell table:formula="of:=SUM([.C56:.D56])" office:value-type="float" office:value="4171" calcext:value-type="float">
            <text:p>4171</text:p>
          </table:table-cell>
          <table:table-cell table:formula="of:=[.E56]*0.4375001774528" office:value-type="float" office:value="1824.81324015563" calcext:value-type="float">
            <text:p>1824.8132401556</text:p>
          </table:table-cell>
          <table:table-cell table:formula="of:=[.D56]*0.56249982" office:value-type="float" office:value="1150.3121319" calcext:value-type="float">
            <text:p>1150.3121319</text:p>
          </table:table-cell>
          <table:table-cell table:formula="of:=([.C56]-[.F56])^2/[.F56]" office:value-type="float" office:value="49.7110949818703" calcext:value-type="float">
            <text:p>49.7110949819</text:p>
          </table:table-cell>
          <table:table-cell table:formula="of:=([.D56]-[.G56])^2/[.G56]" office:value-type="float" office:value="695.868850833706" calcext:value-type="float">
            <text:p>695.8688508337</text:p>
          </table:table-cell>
          <table:table-cell table:number-columns-repeated="9"/>
          <table:table-cell office:value-type="string" calcext:value-type="string">
            <text:p>Thr</text:p>
          </table:table-cell>
          <table:table-cell office:value-type="string" calcext:value-type="string">
            <text:p>aca</text:p>
          </table:table-cell>
          <table:table-cell office:value-type="float" office:value="1.58575531303848" calcext:value-type="float">
            <text:p>1.585755313</text:p>
          </table:table-cell>
          <table:table-cell office:value-type="float" office:value="1.61632788105627" calcext:value-type="float">
            <text:p>1.6163278811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style-name="ce1" office:value-type="string" calcext:value-type="string">
            <text:p>CGG</text:p>
          </table:table-cell>
          <table:table-cell office:value-type="float" office:value="1099" calcext:value-type="float">
            <text:p>1099</text:p>
          </table:table-cell>
          <table:table-cell office:value-type="float" office:value="1012" calcext:value-type="float">
            <text:p>1012</text:p>
          </table:table-cell>
          <table:table-cell table:formula="of:=SUM([.C57:.D57])" office:value-type="float" office:value="2111" calcext:value-type="float">
            <text:p>2111</text:p>
          </table:table-cell>
          <table:table-cell table:formula="of:=[.E57]*0.4375001774528" office:value-type="float" office:value="923.562874602861" calcext:value-type="float">
            <text:p>923.5628746029</text:p>
          </table:table-cell>
          <table:table-cell table:formula="of:=[.D57]*0.56249982" office:value-type="float" office:value="569.24981784" calcext:value-type="float">
            <text:p>569.24981784</text:p>
          </table:table-cell>
          <table:table-cell table:formula="of:=([.C57]-[.F57])^2/[.F57]" office:value-type="float" office:value="33.3254895946812" calcext:value-type="float">
            <text:p>33.3254895947</text:p>
          </table:table-cell>
          <table:table-cell table:formula="of:=([.D57]-[.G57])^2/[.G57]" office:value-type="float" office:value="344.361504666851" calcext:value-type="float">
            <text:p>344.3615046669</text:p>
          </table:table-cell>
          <table:table-cell table:number-columns-repeated="9"/>
          <table:table-cell office:value-type="string" calcext:value-type="string">
            <text:p>Thr</text:p>
          </table:table-cell>
          <table:table-cell office:value-type="string" calcext:value-type="string">
            <text:p>acc</text:p>
          </table:table-cell>
          <table:table-cell office:value-type="float" office:value="0.195290063182079" calcext:value-type="float">
            <text:p>0.1952900632</text:p>
          </table:table-cell>
          <table:table-cell office:value-type="float" office:value="0.201327570876155" calcext:value-type="float">
            <text:p>0.2013275709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GG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8:.D58])" office:value-type="float" office:value="0" calcext:value-type="float">
            <text:p>0</text:p>
          </table:table-cell>
          <table:table-cell table:formula="of:=[.E58]*0.4375001774528" office:value-type="float" office:value="0" calcext:value-type="float">
            <text:p>0</text:p>
          </table:table-cell>
          <table:table-cell table:formula="of:=[.D58]*0.56249982" office:value-type="float" office:value="0" calcext:value-type="float">
            <text:p>0</text:p>
          </table:table-cell>
          <table:table-cell table:formula="of:=([.C58]-[.F58])^2/[.F58]" office:value-type="string" office:string-value="" calcext:value-type="error">
            <text:p>#DIV/0!</text:p>
          </table:table-cell>
          <table:table-cell table:formula="of:=([.D58]-[.G58])^2/[.G58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Thr</text:p>
          </table:table-cell>
          <table:table-cell office:value-type="string" calcext:value-type="string">
            <text:p>acg</text:p>
          </table:table-cell>
          <table:table-cell office:value-type="float" office:value="2.02366456059736" calcext:value-type="float">
            <text:p>2.0236645606</text:p>
          </table:table-cell>
          <table:table-cell office:value-type="float" office:value="1.98101697719142" calcext:value-type="float">
            <text:p>1.981016977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table:style-name="ce1" office:value-type="string" calcext:value-type="string">
            <text:p>TGG</text:p>
          </table:table-cell>
          <table:table-cell office:value-type="float" office:value="2207" calcext:value-type="float">
            <text:p>2207</text:p>
          </table:table-cell>
          <table:table-cell office:value-type="float" office:value="2010" calcext:value-type="float">
            <text:p>2010</text:p>
          </table:table-cell>
          <table:table-cell table:formula="of:=SUM([.C59:.D59])" office:value-type="float" office:value="4217" calcext:value-type="float">
            <text:p>4217</text:p>
          </table:table-cell>
          <table:table-cell table:formula="of:=[.E59]*0.4375001774528" office:value-type="float" office:value="1844.93824831846" calcext:value-type="float">
            <text:p>1844.9382483185</text:p>
          </table:table-cell>
          <table:table-cell table:formula="of:=[.D59]*0.56249982" office:value-type="float" office:value="1130.6246382" calcext:value-type="float">
            <text:p>1130.6246382</text:p>
          </table:table-cell>
          <table:table-cell table:formula="of:=([.C59]-[.F59])^2/[.F59]" office:value-type="float" office:value="71.0531705601452" calcext:value-type="float">
            <text:p>71.0531705601</text:p>
          </table:table-cell>
          <table:table-cell table:formula="of:=([.D59]-[.G59])^2/[.G59]" office:value-type="float" office:value="683.959115000366" calcext:value-type="float">
            <text:p>683.9591150004</text:p>
          </table:table-cell>
          <table:table-cell table:number-columns-repeated="9"/>
          <table:table-cell office:value-type="string" calcext:value-type="string">
            <text:p>Thr</text:p>
          </table:table-cell>
          <table:table-cell office:value-type="string" calcext:value-type="string">
            <text:p>act</text:p>
          </table:table-cell>
          <table:table-cell office:value-type="float" office:value="0.195290063182079" calcext:value-type="float">
            <text:p>0.1952900632</text:p>
          </table:table-cell>
          <table:table-cell office:value-type="float" office:value="0.201327570876155" calcext:value-type="float">
            <text:p>0.2013275709</text:p>
          </table:table-cell>
        </table:table-row>
        <table:table-row table:style-name="ro1">
          <table:table-cell table:number-columns-repeated="4"/>
          <table:table-cell table:formula="of:=SUM([.C60:.D60])" office:value-type="float" office:value="0" calcext:value-type="float">
            <text:p>0</text:p>
          </table:table-cell>
          <table:table-cell table:formula="of:=[.E60]*0.4375001774528" office:value-type="float" office:value="0" calcext:value-type="float">
            <text:p>0</text:p>
          </table:table-cell>
          <table:table-cell table:formula="of:=[.D60]*0.56249982" office:value-type="float" office:value="0" calcext:value-type="float">
            <text:p>0</text:p>
          </table:table-cell>
          <table:table-cell table:formula="of:=([.C60]-[.F60])^2/[.F60]" office:value-type="string" office:string-value="" calcext:value-type="error">
            <text:p>#DIV/0!</text:p>
          </table:table-cell>
          <table:table-cell table:formula="of:=([.D60]-[.G60])^2/[.G60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Trp</text:p>
          </table:table-cell>
          <table:table-cell office:value-type="string" calcext:value-type="string">
            <text:p>tg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(I)AGA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SUM([.C61:.D61])" office:value-type="float" office:value="298" calcext:value-type="float">
            <text:p>298</text:p>
          </table:table-cell>
          <table:table-cell table:formula="of:=[.E61]*0.4375001774528" office:value-type="float" office:value="130.375052880934" calcext:value-type="float">
            <text:p>130.3750528809</text:p>
          </table:table-cell>
          <table:table-cell table:formula="of:=[.D61]*0.56249982" office:value-type="float" office:value="57.93748146" calcext:value-type="float">
            <text:p>57.93748146</text:p>
          </table:table-cell>
          <table:table-cell table:formula="of:=([.C61]-[.F61])^2/[.F61]" office:value-type="float" office:value="32.0336114759327" calcext:value-type="float">
            <text:p>32.0336114759</text:p>
          </table:table-cell>
          <table:table-cell table:formula="of:=([.D61]-[.G61])^2/[.G61]" office:value-type="float" office:value="35.0486511666854" calcext:value-type="float">
            <text:p>35.0486511667</text:p>
          </table:table-cell>
          <table:table-cell table:number-columns-repeated="9"/>
          <table:table-cell office:value-type="string" calcext:value-type="string">
            <text:p>Tyr</text:p>
          </table:table-cell>
          <table:table-cell office:value-type="string" calcext:value-type="string">
            <text:p>tac</text:p>
          </table:table-cell>
          <table:table-cell office:value-type="float" office:value="0.998266897746967" calcext:value-type="float">
            <text:p>0.9982668977</text:p>
          </table:table-cell>
          <table:table-cell office:value-type="float" office:value="0.999083409715857" calcext:value-type="float">
            <text:p>0.999083409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CGA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formula="of:=SUM([.C62:.D62])" office:value-type="float" office:value="197" calcext:value-type="float">
            <text:p>197</text:p>
          </table:table-cell>
          <table:table-cell table:formula="of:=[.E62]*0.4375001774528" office:value-type="float" office:value="86.1875349582016" calcext:value-type="float">
            <text:p>86.1875349582</text:p>
          </table:table-cell>
          <table:table-cell table:formula="of:=[.D62]*0.56249982" office:value-type="float" office:value="37.68748794" calcext:value-type="float">
            <text:p>37.68748794</text:p>
          </table:table-cell>
          <table:table-cell table:formula="of:=([.C62]-[.F62])^2/[.F62]" office:value-type="float" office:value="22.2715743520188" calcext:value-type="float">
            <text:p>22.271574352</text:p>
          </table:table-cell>
          <table:table-cell table:formula="of:=([.D62]-[.G62])^2/[.G62]" office:value-type="float" office:value="22.7986371666789" calcext:value-type="float">
            <text:p>22.7986371667</text:p>
          </table:table-cell>
          <table:table-cell table:number-columns-repeated="9"/>
          <table:table-cell office:value-type="string" calcext:value-type="string">
            <text:p>Tyr</text:p>
          </table:table-cell>
          <table:table-cell office:value-type="string" calcext:value-type="string">
            <text:p>tat</text:p>
          </table:table-cell>
          <table:table-cell office:value-type="float" office:value="1.00173310225303" calcext:value-type="float">
            <text:p>1.0017331023</text:p>
          </table:table-cell>
          <table:table-cell office:value-type="float" office:value="1.00091659028414" calcext:value-type="float">
            <text:p>1.0009165903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TGA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table:formula="of:=SUM([.C63:.D63])" office:value-type="float" office:value="294" calcext:value-type="float">
            <text:p>294</text:p>
          </table:table-cell>
          <table:table-cell table:formula="of:=[.E63]*0.4375001774528" office:value-type="float" office:value="128.625052171123" calcext:value-type="float">
            <text:p>128.6250521711</text:p>
          </table:table-cell>
          <table:table-cell table:formula="of:=[.D63]*0.56249982" office:value-type="float" office:value="62.99997984" calcext:value-type="float">
            <text:p>62.99997984</text:p>
          </table:table-cell>
          <table:table-cell table:formula="of:=([.C63]-[.F63])^2/[.F63]" office:value-type="float" office:value="22.1487572416698" calcext:value-type="float">
            <text:p>22.1487572417</text:p>
          </table:table-cell>
          <table:table-cell table:formula="of:=([.D63]-[.G63])^2/[.G63]" office:value-type="float" office:value="38.1111546666871" calcext:value-type="float">
            <text:p>38.1111546667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gta</text:p>
          </table:table-cell>
          <table:table-cell office:value-type="float" office:value="0.978004781569224" calcext:value-type="float">
            <text:p>0.9780047816</text:p>
          </table:table-cell>
          <table:table-cell office:value-type="float" office:value="0.930708101821941" calcext:value-type="float">
            <text:p>0.930708101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GCT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formula="of:=SUM([.C64:.D64])" office:value-type="float" office:value="292" calcext:value-type="float">
            <text:p>292</text:p>
          </table:table-cell>
          <table:table-cell table:formula="of:=[.E64]*0.4375001774528" office:value-type="float" office:value="127.750051816218" calcext:value-type="float">
            <text:p>127.7500518162</text:p>
          </table:table-cell>
          <table:table-cell table:formula="of:=[.D64]*0.56249982" office:value-type="float" office:value="56.81248182" calcext:value-type="float">
            <text:p>56.81248182</text:p>
          </table:table-cell>
          <table:table-cell table:formula="of:=([.C64]-[.F64])^2/[.F64]" office:value-type="float" office:value="31.315493718988" calcext:value-type="float">
            <text:p>31.315493719</text:p>
          </table:table-cell>
          <table:table-cell table:formula="of:=([.D64]-[.G64])^2/[.G64]" office:value-type="float" office:value="34.3680948333517" calcext:value-type="float">
            <text:p>34.3680948334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gtc</text:p>
          </table:table-cell>
          <table:table-cell office:value-type="float" office:value="0.602738535101065" calcext:value-type="float">
            <text:p>0.6027385351</text:p>
          </table:table-cell>
          <table:table-cell office:value-type="float" office:value="0.617069388809924" calcext:value-type="float">
            <text:p>0.6170693888</text:p>
          </table:table-cell>
        </table:table-row>
        <table:table-row table:style-name="ro1">
          <table:table-cell table:number-columns-repeated="4"/>
          <table:table-cell table:formula="of:=SUM([.C65:.D65])" office:value-type="float" office:value="0" calcext:value-type="float">
            <text:p>0</text:p>
          </table:table-cell>
          <table:table-cell table:formula="of:=[.E65]*0.4375001774528" office:value-type="float" office:value="0" calcext:value-type="float">
            <text:p>0</text:p>
          </table:table-cell>
          <table:table-cell table:formula="of:=[.D65]*0.56249982" office:value-type="float" office:value="0" calcext:value-type="float">
            <text:p>0</text:p>
          </table:table-cell>
          <table:table-cell table:formula="of:=([.C65]-[.F65])^2/[.F65]" office:value-type="string" office:string-value="" calcext:value-type="error">
            <text:p>#DIV/0!</text:p>
          </table:table-cell>
          <table:table-cell table:formula="of:=([.D65]-[.G65])^2/[.G65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gtg</text:p>
          </table:table-cell>
          <table:table-cell office:value-type="float" office:value="1.81651814822865" calcext:value-type="float">
            <text:p>1.8165181482</text:p>
          </table:table-cell>
          <table:table-cell office:value-type="float" office:value="1.83515312055821" calcext:value-type="float">
            <text:p>1.8351531206</text:p>
          </table:table-cell>
        </table:table-row>
        <table:table-row table:style-name="ro1">
          <table:table-cell table:number-columns-repeated="4"/>
          <table:table-cell table:formula="of:=SUM([.C66:.D66])" office:value-type="float" office:value="0" calcext:value-type="float">
            <text:p>0</text:p>
          </table:table-cell>
          <table:table-cell table:formula="of:=[.E66]*0.4375001774528" office:value-type="float" office:value="0" calcext:value-type="float">
            <text:p>0</text:p>
          </table:table-cell>
          <table:table-cell table:formula="of:=[.D66]*0.56249982" office:value-type="float" office:value="0" calcext:value-type="float">
            <text:p>0</text:p>
          </table:table-cell>
          <table:table-cell table:formula="of:=([.C66]-[.F66])^2/[.F66]" office:value-type="string" office:string-value="" calcext:value-type="error">
            <text:p>#DIV/0!</text:p>
          </table:table-cell>
          <table:table-cell table:formula="of:=([.D66]-[.G66])^2/[.G66]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gtt</text:p>
          </table:table-cell>
          <table:table-cell office:value-type="float" office:value="0.602738535101065" calcext:value-type="float">
            <text:p>0.6027385351</text:p>
          </table:table-cell>
          <table:table-cell office:value-type="float" office:value="0.617069388809924" calcext:value-type="float">
            <text:p>0.6170693888</text:p>
          </table:table-cell>
        </table:table-row>
        <table:table-row table:style-name="ro1">
          <table:table-cell table:number-columns-repeated="4"/>
          <table:table-cell table:formula="of:=SUM([.C67:.D67])" office:value-type="float" office:value="0" calcext:value-type="float">
            <text:p>0</text:p>
          </table:table-cell>
          <table:table-cell table:formula="of:=[.E67]*0.4375001774528" office:value-type="float" office:value="0" calcext:value-type="float">
            <text:p>0</text:p>
          </table:table-cell>
          <table:table-cell table:formula="of:=[.D67]*0.56249982" office:value-type="float" office:value="0" calcext:value-type="float">
            <text:p>0</text:p>
          </table:table-cell>
          <table:table-cell table:formula="of:=([.C67]-[.F67])^2/[.F67]" office:value-type="string" office:string-value="" calcext:value-type="error">
            <text:p>#DIV/0!</text:p>
          </table:table-cell>
          <table:table-cell table:formula="of:=([.D67]-[.G67])^2/[.G6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table:style-name="ce1" office:value-type="string" calcext:value-type="string">
            <text:p>(I)AGT</text:p>
          </table:table-cell>
          <table:table-cell office:value-type="float" office:value="1700" calcext:value-type="float">
            <text:p>1700</text:p>
          </table:table-cell>
          <table:table-cell office:value-type="float" office:value="2434" calcext:value-type="float">
            <text:p>2434</text:p>
          </table:table-cell>
          <table:table-cell table:formula="of:=SUM([.C68:.D68])" office:value-type="float" office:value="4134" calcext:value-type="float">
            <text:p>4134</text:p>
          </table:table-cell>
          <table:table-cell table:formula="of:=[.E68]*0.4375001774528" office:value-type="float" office:value="1808.62573358988" calcext:value-type="float">
            <text:p>1808.6257335899</text:p>
          </table:table-cell>
          <table:table-cell table:formula="of:=[.D68]*0.56249982" office:value-type="float" office:value="1369.12456188" calcext:value-type="float">
            <text:p>1369.12456188</text:p>
          </table:table-cell>
          <table:table-cell table:formula="of:=([.C68]-[.F68])^2/[.F68]" office:value-type="float" office:value="6.52404186161724" calcext:value-type="float">
            <text:p>6.5240418616</text:p>
          </table:table-cell>
          <table:table-cell table:formula="of:=([.D68]-[.G68])^2/[.G68]" office:value-type="float" office:value="828.23705766711" calcext:value-type="float">
            <text:p>828.23705766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table:style-name="ce1" office:value-type="string" calcext:value-type="string">
            <text:p>CGT</text:p>
          </table:table-cell>
          <table:table-cell office:value-type="float" office:value="5512" calcext:value-type="float">
            <text:p>5512</text:p>
          </table:table-cell>
          <table:table-cell office:value-type="float" office:value="6843" calcext:value-type="float">
            <text:p>6843</text:p>
          </table:table-cell>
          <table:table-cell table:formula="of:=SUM([.C69:.D69])" office:value-type="float" office:value="12355" calcext:value-type="float">
            <text:p>12355</text:p>
          </table:table-cell>
          <table:table-cell table:formula="of:=[.E69]*0.4375001774528" office:value-type="float" office:value="5405.31469242934" calcext:value-type="float">
            <text:p>5405.3146924294</text:p>
          </table:table-cell>
          <table:table-cell table:formula="of:=[.D69]*0.56249982" office:value-type="float" office:value="3849.18626826" calcext:value-type="float">
            <text:p>3849.18626826</text:p>
          </table:table-cell>
          <table:table-cell table:formula="of:=([.C69]-[.F69])^2/[.F69]" office:value-type="float" office:value="2.1056599844939" calcext:value-type="float">
            <text:p>2.1056599845</text:p>
          </table:table-cell>
          <table:table-cell table:formula="of:=([.D69]-[.G69])^2/[.G69]" office:value-type="float" office:value="2328.52349450125" calcext:value-type="float">
            <text:p>2328.5234945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table:style-name="ce1" office:value-type="string" calcext:value-type="string">
            <text:p>TGT</text:p>
          </table:table-cell>
          <table:table-cell office:value-type="float" office:value="12104" calcext:value-type="float">
            <text:p>12104</text:p>
          </table:table-cell>
          <table:table-cell office:value-type="float" office:value="17107" calcext:value-type="float">
            <text:p>17107</text:p>
          </table:table-cell>
          <table:table-cell table:formula="of:=SUM([.C70:.D70])" office:value-type="float" office:value="29211" calcext:value-type="float">
            <text:p>29211</text:p>
          </table:table-cell>
          <table:table-cell table:formula="of:=[.E70]*0.4375001774528" office:value-type="float" office:value="12779.8176835737" calcext:value-type="float">
            <text:p>12779.8176835737</text:p>
          </table:table-cell>
          <table:table-cell table:formula="of:=[.D70]*0.56249982" office:value-type="float" office:value="9622.68442074" calcext:value-type="float">
            <text:p>9622.68442074</text:p>
          </table:table-cell>
          <table:table-cell table:formula="of:=([.C70]-[.F70])^2/[.F70]" office:value-type="float" office:value="35.7383456274204" calcext:value-type="float">
            <text:p>35.7383456274</text:p>
          </table:table-cell>
          <table:table-cell table:formula="of:=([.D70]-[.G70])^2/[.G70]" office:value-type="float" office:value="5821.13859716978" calcext:value-type="float">
            <text:p>5821.138597169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C71:.D71])" office:value-type="float" office:value="0" calcext:value-type="float">
            <text:p>0</text:p>
          </table:table-cell>
          <table:table-cell table:formula="of:=[.E71]*0.4375001774528" office:value-type="float" office:value="0" calcext:value-type="float">
            <text:p>0</text:p>
          </table:table-cell>
          <table:table-cell table:formula="of:=[.D71]*0.56249982" office:value-type="float" office:value="0" calcext:value-type="float">
            <text:p>0</text:p>
          </table:table-cell>
          <table:table-cell table:formula="of:=([.C71]-[.F71])^2/[.F71]" office:value-type="string" office:string-value="" calcext:value-type="error">
            <text:p>#DIV/0!</text:p>
          </table:table-cell>
          <table:table-cell table:formula="of:=([.D71]-[.G71])^2/[.G71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C72:.D72])" office:value-type="float" office:value="0" calcext:value-type="float">
            <text:p>0</text:p>
          </table:table-cell>
          <table:table-cell table:formula="of:=[.E72]*0.4375001774528" office:value-type="float" office:value="0" calcext:value-type="float">
            <text:p>0</text:p>
          </table:table-cell>
          <table:table-cell table:formula="of:=[.D72]*0.56249982" office:value-type="float" office:value="0" calcext:value-type="float">
            <text:p>0</text:p>
          </table:table-cell>
          <table:table-cell table:formula="of:=([.C72]-[.F72])^2/[.F72]" office:value-type="string" office:string-value="" calcext:value-type="error">
            <text:p>#DIV/0!</text:p>
          </table:table-cell>
          <table:table-cell table:formula="of:=([.D72]-[.G72])^2/[.G72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p</text:p>
          </table:table-cell>
          <table:table-cell table:style-name="ce1" office:value-type="string" calcext:value-type="string">
            <text:p>CCA</text:p>
          </table:table-cell>
          <table:table-cell office:value-type="float" office:value="690" calcext:value-type="float">
            <text:p>690</text:p>
          </table:table-cell>
          <table:table-cell office:value-type="float" office:value="1000" calcext:value-type="float">
            <text:p>1000</text:p>
          </table:table-cell>
          <table:table-cell table:formula="of:=SUM([.C73:.D73])" office:value-type="float" office:value="1690" calcext:value-type="float">
            <text:p>1690</text:p>
          </table:table-cell>
          <table:table-cell table:formula="of:=[.E73]*0.4375001774528" office:value-type="float" office:value="739.375299895232" calcext:value-type="float">
            <text:p>739.3752998952</text:p>
          </table:table-cell>
          <table:table-cell table:formula="of:=[.D73]*0.56249982" office:value-type="float" office:value="562.49982" calcext:value-type="float">
            <text:p>562.49982</text:p>
          </table:table-cell>
          <table:table-cell table:formula="of:=([.C73]-[.F73])^2/[.F73]" office:value-type="float" office:value="3.297270330899" calcext:value-type="float">
            <text:p>3.2972703309</text:p>
          </table:table-cell>
          <table:table-cell table:formula="of:=([.D73]-[.G73])^2/[.G73]" office:value-type="float" office:value="340.278166666849" calcext:value-type="float">
            <text:p>340.27816666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C74:.D74])" office:value-type="float" office:value="0" calcext:value-type="float">
            <text:p>0</text:p>
          </table:table-cell>
          <table:table-cell table:formula="of:=[.E74]*0.4375001774528" office:value-type="float" office:value="0" calcext:value-type="float">
            <text:p>0</text:p>
          </table:table-cell>
          <table:table-cell table:formula="of:=[.D74]*0.56249982" office:value-type="float" office:value="0" calcext:value-type="float">
            <text:p>0</text:p>
          </table:table-cell>
          <table:table-cell table:formula="of:=([.C74]-[.F74])^2/[.F74]" office:value-type="string" office:string-value="" calcext:value-type="error">
            <text:p>#DIV/0!</text:p>
          </table:table-cell>
          <table:table-cell table:formula="of:=([.D74]-[.G74])^2/[.G7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T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75:.D75])" office:value-type="float" office:value="2" calcext:value-type="float">
            <text:p>2</text:p>
          </table:table-cell>
          <table:table-cell table:formula="of:=[.E75]*0.4375001774528" office:value-type="float" office:value="0.8750003549056" calcext:value-type="float">
            <text:p>0.8750003549</text:p>
          </table:table-cell>
          <table:table-cell table:formula="of:=[.D75]*0.56249982" office:value-type="float" office:value="0.56249982" calcext:value-type="float">
            <text:p>0.56249982</text:p>
          </table:table-cell>
          <table:table-cell table:formula="of:=([.C75]-[.F75])^2/[.F75]" office:value-type="float" office:value="0.0178570342127594" calcext:value-type="float">
            <text:p>0.0178570342</text:p>
          </table:table-cell>
          <table:table-cell table:formula="of:=([.D75]-[.G75])^2/[.G75]" office:value-type="float" office:value="0.340278166666849" calcext:value-type="float">
            <text:p>0.3402781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r</text:p>
          </table:table-cell>
          <table:table-cell table:style-name="ce1" office:value-type="string" calcext:value-type="string">
            <text:p>GTA</text:p>
          </table:table-cell>
          <table:table-cell office:value-type="float" office:value="288" calcext:value-type="float">
            <text:p>288</text:p>
          </table:table-cell>
          <table:table-cell office:value-type="float" office:value="545" calcext:value-type="float">
            <text:p>545</text:p>
          </table:table-cell>
          <table:table-cell table:formula="of:=SUM([.C76:.D76])" office:value-type="float" office:value="833" calcext:value-type="float">
            <text:p>833</text:p>
          </table:table-cell>
          <table:table-cell table:formula="of:=[.E76]*0.4375001774528" office:value-type="float" office:value="364.437647818182" calcext:value-type="float">
            <text:p>364.4376478182</text:p>
          </table:table-cell>
          <table:table-cell table:formula="of:=[.D76]*0.56249982" office:value-type="float" office:value="306.5624019" calcext:value-type="float">
            <text:p>306.5624019</text:p>
          </table:table-cell>
          <table:table-cell table:formula="of:=([.C76]-[.F76])^2/[.F76]" office:value-type="float" office:value="16.0321361938199" calcext:value-type="float">
            <text:p>16.0321361938</text:p>
          </table:table-cell>
          <table:table-cell table:formula="of:=([.D76]-[.G76])^2/[.G76]" office:value-type="float" office:value="185.451600833433" calcext:value-type="float">
            <text:p>185.451600833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C77:.D77])" office:value-type="float" office:value="0" calcext:value-type="float">
            <text:p>0</text:p>
          </table:table-cell>
          <table:table-cell table:formula="of:=[.E77]*0.4375001774528" office:value-type="float" office:value="0" calcext:value-type="float">
            <text:p>0</text:p>
          </table:table-cell>
          <table:table-cell table:formula="of:=[.D77]*0.56249982" office:value-type="float" office:value="0" calcext:value-type="float">
            <text:p>0</text:p>
          </table:table-cell>
          <table:table-cell table:formula="of:=([.C77]-[.F77])^2/[.F77]" office:value-type="string" office:string-value="" calcext:value-type="error">
            <text:p>#DIV/0!</text:p>
          </table:table-cell>
          <table:table-cell table:formula="of:=([.D77]-[.G77])^2/[.G77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string" calcext:value-type="string">
            <text:p>(I)AAC</text:p>
          </table:table-cell>
          <table:table-cell office:value-type="float" office:value="13866" calcext:value-type="float">
            <text:p>13866</text:p>
          </table:table-cell>
          <table:table-cell office:value-type="float" office:value="19102" calcext:value-type="float">
            <text:p>19102</text:p>
          </table:table-cell>
          <table:table-cell table:formula="of:=SUM([.C78:.D78])" office:value-type="float" office:value="32968" calcext:value-type="float">
            <text:p>32968</text:p>
          </table:table-cell>
          <table:table-cell table:formula="of:=[.E78]*0.4375001774528" office:value-type="float" office:value="14423.5058502639" calcext:value-type="float">
            <text:p>14423.5058502639</text:p>
          </table:table-cell>
          <table:table-cell table:formula="of:=[.D78]*0.56249982" office:value-type="float" office:value="10744.87156164" calcext:value-type="float">
            <text:p>10744.87156164</text:p>
          </table:table-cell>
          <table:table-cell table:formula="of:=([.C78]-[.F78])^2/[.F78]" office:value-type="float" office:value="21.5490447541088" calcext:value-type="float">
            <text:p>21.5490447541</text:p>
          </table:table-cell>
          <table:table-cell table:formula="of:=([.D78]-[.G78])^2/[.G78]" office:value-type="float" office:value="6499.99353967014" calcext:value-type="float">
            <text:p>6499.99353967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string" calcext:value-type="string">
            <text:p>CAC</text:p>
          </table:table-cell>
          <table:table-cell office:value-type="float" office:value="41789" calcext:value-type="float">
            <text:p>41789</text:p>
          </table:table-cell>
          <table:table-cell office:value-type="float" office:value="56809" calcext:value-type="float">
            <text:p>56809</text:p>
          </table:table-cell>
          <table:table-cell table:formula="of:=SUM([.C79:.D79])" office:value-type="float" office:value="98598" calcext:value-type="float">
            <text:p>98598</text:p>
          </table:table-cell>
          <table:table-cell table:formula="of:=[.E79]*0.4375001774528" office:value-type="float" office:value="43136.6424964912" calcext:value-type="float">
            <text:p>43136.6424964912</text:p>
          </table:table-cell>
          <table:table-cell table:formula="of:=[.D79]*0.56249982" office:value-type="float" office:value="31955.05227438" calcext:value-type="float">
            <text:p>31955.05227438</text:p>
          </table:table-cell>
          <table:table-cell table:formula="of:=([.C79]-[.F79])^2/[.F79]" office:value-type="float" office:value="42.1020318977469" calcext:value-type="float">
            <text:p>42.1020318977</text:p>
          </table:table-cell>
          <table:table-cell table:formula="of:=([.D79]-[.G79])^2/[.G79]" office:value-type="float" office:value="19330.862370177" calcext:value-type="float">
            <text:p>19330.862370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</text:p>
          </table:table-cell>
          <table:table-cell table:style-name="ce1" office:value-type="string" calcext:value-type="string">
            <text:p>TAC</text:p>
          </table:table-cell>
          <table:table-cell office:value-type="float" office:value="8633" calcext:value-type="float">
            <text:p>8633</text:p>
          </table:table-cell>
          <table:table-cell office:value-type="float" office:value="9709" calcext:value-type="float">
            <text:p>9709</text:p>
          </table:table-cell>
          <table:table-cell table:formula="of:=SUM([.C80:.D80])" office:value-type="float" office:value="18342" calcext:value-type="float">
            <text:p>18342</text:p>
          </table:table-cell>
          <table:table-cell table:formula="of:=[.E80]*0.4375001774528" office:value-type="float" office:value="8024.62825483926" calcext:value-type="float">
            <text:p>8024.6282548393</text:p>
          </table:table-cell>
          <table:table-cell table:formula="of:=[.D80]*0.56249982" office:value-type="float" office:value="5461.31075238" calcext:value-type="float">
            <text:p>5461.31075238</text:p>
          </table:table-cell>
          <table:table-cell table:formula="of:=([.C80]-[.F80])^2/[.F80]" office:value-type="float" office:value="46.1225328521267" calcext:value-type="float">
            <text:p>46.1225328521</text:p>
          </table:table-cell>
          <table:table-cell table:formula="of:=([.D80]-[.G80])^2/[.G80]" office:value-type="float" office:value="3303.76072016843" calcext:value-type="float">
            <text:p>3303.76072016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</text:p>
          </table:table-cell>
          <table:table-cell table:formula="of:=SUM([.C2:.C80])" office:value-type="float" office:value="462271" calcext:value-type="float">
            <text:p>462271</text:p>
          </table:table-cell>
          <table:table-cell table:formula="of:=SUM([.D2:.D80])" office:value-type="float" office:value="594348" calcext:value-type="float">
            <text:p>594348</text:p>
          </table:table-cell>
          <table:table-cell table:formula="of:=SUM([.E2:.E80])" office:value-type="float" office:value="1056619" calcext:value-type="float">
            <text:p>1056619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formula="of:=[.C81]/[.E81]" office:value-type="float" office:value="0.4375001774528" calcext:value-type="float">
            <text:p>0.4375001775</text:p>
          </table:table-cell>
          <table:table-cell table:formula="of:=[.D81]/[.E81]" office:value-type="float" office:value="0.5624998225472" calcext:value-type="float">
            <text:p>0.5624998225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AnoIFN.A1:AnoIFN.F10485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IFN.A1:AIFN.C1048523">
          <table:sort>
            <table:sort-by table:field-number="0" table:data-type="automatic"/>
          </table:sort>
        </table:database-range>
        <table:database-range table:name="__Anonymous_Sheet_DB__4" table:target-range-address="Sheet5.S1:Sheet5.V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3:46:04.061883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ron </meta:initial-creator>
    <meta:creation-date>2015-07-07T13:54:00.257988409</meta:creation-date>
    <dc:date>2015-10-22T14:31:04.740285410</dc:date>
    <dc:creator>Bartron </dc:creator>
    <meta:editing-duration>PT22H28M20S</meta:editing-duration>
    <meta:editing-cycles>12</meta:editing-cycles>
    <meta:generator>LibreOffice/4.2.8.2$Linux_x86 LibreOffice_project/420m0$Build-2</meta:generator>
    <meta:document-statistic meta:table-count="5" meta:cell-count="9965" meta:object-count="0"/>
  </office:meta>
</office:document-meta>
</file>